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 office:value-type="string">
            <text:p><text:s/>CAMINO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/>
          <table:table-cell office:value-type="string">
            <text:p>Mprob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.30651699711">
            <text:p>5,3065169971</text:p>
          </table:table-cell>
          <table:table-cell office:value-type="float" office:value="1.29324981754">
            <text:p>1,2932498175</text:p>
          </table:table-cell>
          <table:table-cell/>
          <table:table-cell office:value-type="string">
            <text:p>Pes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ULACIONES TOTALE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URACIONES</text:p>
          </table:table-cell>
          <table:table-cell/>
          <table:table-cell office:value-type="string">
            <text:p>Simulacion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  <table:table-cell/>
        </table:table-row>
        <table:table-row table:style-name="ro1">
          <table:table-cell office:value-type="float" office:value="5.04675866649">
            <text:p>5,0467586665</text:p>
          </table:table-cell>
          <table:table-cell office:value-type="float" office:value="3.15460649427">
            <text:p>3,1546064943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E$6]&lt;=[.B14];[.B14]&lt;=[.E$7]);([.B14]-[.E$6])^2/(([.E$8]-[.E$6])*([.E$7]-[.E$6]));1-(([.E$8]-[.B14])^2/(([.E$8]-[.E$6])*([.E$8]-[.E$7]))))" office:value-type="float" office:value="0.00398386134507658">
            <text:p>0,0039838613</text:p>
          </table:table-cell>
          <table:table-cell table:formula="of:=ABS([.D14]-[.C14])" office:value-type="float" office:value="0.00298386134507658">
            <text:p>0,0029838613</text:p>
          </table:table-cell>
          <table:table-cell table:formula="of:=[.D14]" office:value-type="float" office:value="0.00398386134507658">
            <text:p>0,0039838613</text:p>
          </table:table-cell>
          <table:table-cell/>
        </table:table-row>
        <table:table-row table:style-name="ro1">
          <table:table-cell office:value-type="float" office:value="5.97685469354">
            <text:p>5,9768546935</text:p>
          </table:table-cell>
          <table:table-cell office:value-type="float" office:value="3.18771220825">
            <text:p>3,1877122083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E$6]&lt;=[.B15];[.B15]&lt;=[.E$7]);([.B15]-[.E$6])^2/(([.E$8]-[.E$6])*([.E$7]-[.E$6]));1-(([.E$8]-[.B15])^2/(([.E$8]-[.E$6])*([.E$8]-[.E$7]))))" office:value-type="float" office:value="0.00587264552101522">
            <text:p>0,0058726455</text:p>
          </table:table-cell>
          <table:table-cell table:formula="of:=ABS([.D15]-[.C15])" office:value-type="float" office:value="0.00387264552101522">
            <text:p>0,0038726455</text:p>
          </table:table-cell>
          <table:table-cell table:formula="of:=ABS([.D15]-[.C14])" office:value-type="float" office:value="0.00487264552101522">
            <text:p>0,0048726455</text:p>
          </table:table-cell>
          <table:table-cell/>
        </table:table-row>
        <table:table-row table:style-name="ro1">
          <table:table-cell office:value-type="float" office:value="5.47467408178">
            <text:p>5,4746740818</text:p>
          </table:table-cell>
          <table:table-cell office:value-type="float" office:value="3.20269522725">
            <text:p>3,2026952273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E$6]&lt;=[.B16];[.B16]&lt;=[.E$7]);([.B16]-[.E$6])^2/(([.E$8]-[.E$6])*([.E$7]-[.E$6]));1-(([.E$8]-[.B16])^2/(([.E$8]-[.E$6])*([.E$8]-[.E$7]))))" office:value-type="float" office:value="0.00684755919165486">
            <text:p>0,0068475592</text:p>
          </table:table-cell>
          <table:table-cell table:formula="of:=ABS([.D16]-[.C16])" office:value-type="float" office:value="0.00384755919165486">
            <text:p>0,0038475592</text:p>
          </table:table-cell>
          <table:table-cell table:formula="of:=ABS([.D16]-[.C15])" office:value-type="float" office:value="0.00484755919165486">
            <text:p>0,0048475592</text:p>
          </table:table-cell>
          <table:table-cell/>
        </table:table-row>
        <table:table-row table:style-name="ro1">
          <table:table-cell office:value-type="float" office:value="5.73981201476">
            <text:p>5,7398120148</text:p>
          </table:table-cell>
          <table:table-cell office:value-type="float" office:value="3.20975893119">
            <text:p>3,2097589312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E$6]&lt;=[.B17];[.B17]&lt;=[.E$7]);([.B17]-[.E$6])^2/(([.E$8]-[.E$6])*([.E$7]-[.E$6]));1-(([.E$8]-[.B17])^2/(([.E$8]-[.E$6])*([.E$8]-[.E$7]))))" office:value-type="float" office:value="0.0073331348689952">
            <text:p>0,0073331349</text:p>
          </table:table-cell>
          <table:table-cell table:formula="of:=ABS([.D17]-[.C17])" office:value-type="float" office:value="0.0033331348689952">
            <text:p>0,0033331349</text:p>
          </table:table-cell>
          <table:table-cell table:formula="of:=ABS([.D17]-[.C16])" office:value-type="float" office:value="0.0043331348689952">
            <text:p>0,0043331349</text:p>
          </table:table-cell>
          <table:table-cell/>
        </table:table-row>
        <table:table-row table:style-name="ro1">
          <table:table-cell office:value-type="float" office:value="5.61789439847">
            <text:p>5,6178943985</text:p>
          </table:table-cell>
          <table:table-cell office:value-type="float" office:value="3.21133724455">
            <text:p>3,2113372446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E$6]&lt;=[.B18];[.B18]&lt;=[.E$7]);([.B18]-[.E$6])^2/(([.E$8]-[.E$6])*([.E$7]-[.E$6]));1-(([.E$8]-[.B18])^2/(([.E$8]-[.E$6])*([.E$8]-[.E$7]))))" office:value-type="float" office:value="0.00744390515566443">
            <text:p>0,0074439052</text:p>
          </table:table-cell>
          <table:table-cell table:formula="of:=ABS([.D18]-[.C18])" office:value-type="float" office:value="0.00244390515566443">
            <text:p>0,0024439052</text:p>
          </table:table-cell>
          <table:table-cell table:formula="of:=ABS([.D18]-[.C17])" office:value-type="float" office:value="0.00344390515566443">
            <text:p>0,0034439052</text:p>
          </table:table-cell>
          <table:table-cell/>
        </table:table-row>
        <table:table-row table:style-name="ro1">
          <table:table-cell office:value-type="float" office:value="7.02766527213">
            <text:p>7,0276652721</text:p>
          </table:table-cell>
          <table:table-cell office:value-type="float" office:value="3.24054232186">
            <text:p>3,2405423219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E$6]&lt;=[.B19];[.B19]&lt;=[.E$7]);([.B19]-[.E$6])^2/(([.E$8]-[.E$6])*([.E$7]-[.E$6]));1-(([.E$8]-[.B19])^2/(([.E$8]-[.E$6])*([.E$8]-[.E$7]))))" office:value-type="float" office:value="0.00964343476763331">
            <text:p>0,0096434348</text:p>
          </table:table-cell>
          <table:table-cell table:formula="of:=ABS([.D19]-[.C19])" office:value-type="float" office:value="0.00364343476763331">
            <text:p>0,0036434348</text:p>
          </table:table-cell>
          <table:table-cell table:formula="of:=ABS([.D19]-[.C18])" office:value-type="float" office:value="0.00464343476763331">
            <text:p>0,0046434348</text:p>
          </table:table-cell>
          <table:table-cell/>
        </table:table-row>
        <table:table-row table:style-name="ro1">
          <table:table-cell office:value-type="float" office:value="5.12610236064">
            <text:p>5,1261023606</text:p>
          </table:table-cell>
          <table:table-cell office:value-type="float" office:value="3.2481346253">
            <text:p>3,2481346253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E$6]&lt;=[.B20];[.B20]&lt;=[.E$7]);([.B20]-[.E$6])^2/(([.E$8]-[.E$6])*([.E$7]-[.E$6]));1-(([.E$8]-[.B20])^2/(([.E$8]-[.E$6])*([.E$8]-[.E$7]))))" office:value-type="float" office:value="0.0102617987121286">
            <text:p>0,0102617987</text:p>
          </table:table-cell>
          <table:table-cell table:formula="of:=ABS([.D20]-[.C20])" office:value-type="float" office:value="0.00326179871212857">
            <text:p>0,0032617987</text:p>
          </table:table-cell>
          <table:table-cell table:formula="of:=ABS([.D20]-[.C19])" office:value-type="float" office:value="0.00426179871212857">
            <text:p>0,0042617987</text:p>
          </table:table-cell>
          <table:table-cell/>
        </table:table-row>
        <table:table-row table:style-name="ro1">
          <table:table-cell office:value-type="float" office:value="5.65665960414">
            <text:p>5,6566596041</text:p>
          </table:table-cell>
          <table:table-cell office:value-type="float" office:value="3.24816658807">
            <text:p>3,2481665881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E$6]&lt;=[.B21];[.B21]&lt;=[.E$7]);([.B21]-[.E$6])^2/(([.E$8]-[.E$6])*([.E$7]-[.E$6]));1-(([.E$8]-[.B21])^2/(([.E$8]-[.E$6])*([.E$8]-[.E$7]))))" office:value-type="float" office:value="0.0102644425723842">
            <text:p>0,0102644426</text:p>
          </table:table-cell>
          <table:table-cell table:formula="of:=ABS([.D21]-[.C21])" office:value-type="float" office:value="0.00226444257238419">
            <text:p>0,0022644426</text:p>
          </table:table-cell>
          <table:table-cell table:formula="of:=ABS([.D21]-[.C20])" office:value-type="float" office:value="0.00326444257238419">
            <text:p>0,0032644426</text:p>
          </table:table-cell>
          <table:table-cell/>
        </table:table-row>
        <table:table-row table:style-name="ro1">
          <table:table-cell office:value-type="float" office:value="5.42355575791">
            <text:p>5,4235557579</text:p>
          </table:table-cell>
          <table:table-cell office:value-type="float" office:value="3.25109502609">
            <text:p>3,2510950261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E$6]&lt;=[.B22];[.B22]&lt;=[.E$7]);([.B22]-[.E$6])^2/(([.E$8]-[.E$6])*([.E$7]-[.E$6]));1-(([.E$8]-[.B22])^2/(([.E$8]-[.E$6])*([.E$8]-[.E$7]))))" office:value-type="float" office:value="0.0105081186878563">
            <text:p>0,0105081187</text:p>
          </table:table-cell>
          <table:table-cell table:formula="of:=ABS([.D22]-[.C22])" office:value-type="float" office:value="0.00150811868785628">
            <text:p>0,0015081187</text:p>
          </table:table-cell>
          <table:table-cell table:formula="of:=ABS([.D22]-[.C21])" office:value-type="float" office:value="0.00250811868785628">
            <text:p>0,0025081187</text:p>
          </table:table-cell>
          <table:table-cell/>
        </table:table-row>
        <table:table-row table:style-name="ro1">
          <table:table-cell office:value-type="float" office:value="4.06390931362">
            <text:p>4,0639093136</text:p>
          </table:table-cell>
          <table:table-cell office:value-type="float" office:value="3.25841972265">
            <text:p>3,2584197227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E$6]&lt;=[.B23];[.B23]&lt;=[.E$7]);([.B23]-[.E$6])^2/(([.E$8]-[.E$6])*([.E$7]-[.E$6]));1-(([.E$8]-[.B23])^2/(([.E$8]-[.E$6])*([.E$8]-[.E$7]))))" office:value-type="float" office:value="0.0111301255090838">
            <text:p>0,0111301255</text:p>
          </table:table-cell>
          <table:table-cell table:formula="of:=ABS([.D23]-[.C23])" office:value-type="float" office:value="0.0011301255090838">
            <text:p>0,0011301255</text:p>
          </table:table-cell>
          <table:table-cell table:formula="of:=ABS([.D23]-[.C22])" office:value-type="float" office:value="0.0021301255090838">
            <text:p>0,0021301255</text:p>
          </table:table-cell>
          <table:table-cell/>
        </table:table-row>
        <table:table-row table:style-name="ro1">
          <table:table-cell office:value-type="float" office:value="4.25874803706">
            <text:p>4,2587480371</text:p>
          </table:table-cell>
          <table:table-cell office:value-type="float" office:value="3.26620348969">
            <text:p>3,2662034897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E$6]&lt;=[.B24];[.B24]&lt;=[.E$7]);([.B24]-[.E$6])^2/(([.E$8]-[.E$6])*([.E$7]-[.E$6]));1-(([.E$8]-[.B24])^2/(([.E$8]-[.E$6])*([.E$8]-[.E$7]))))" office:value-type="float" office:value="0.0118107163205223">
            <text:p>0,0118107163</text:p>
          </table:table-cell>
          <table:table-cell table:formula="of:=ABS([.D24]-[.C24])" office:value-type="float" office:value="0.00081071632052233">
            <text:p>0,0008107163</text:p>
          </table:table-cell>
          <table:table-cell table:formula="of:=ABS([.D24]-[.C23])" office:value-type="float" office:value="0.00181071632052233">
            <text:p>0,0018107163</text:p>
          </table:table-cell>
          <table:table-cell/>
        </table:table-row>
        <table:table-row table:style-name="ro1">
          <table:table-cell office:value-type="float" office:value="6.23345632991">
            <text:p>6,2334563299</text:p>
          </table:table-cell>
          <table:table-cell office:value-type="float" office:value="3.27804245095">
            <text:p>3,278042451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E$6]&lt;=[.B25];[.B25]&lt;=[.E$7]);([.B25]-[.E$6])^2/(([.E$8]-[.E$6])*([.E$7]-[.E$6]));1-(([.E$8]-[.B25])^2/(([.E$8]-[.E$6])*([.E$8]-[.E$7]))))" office:value-type="float" office:value="0.0128846007550472">
            <text:p>0,0128846008</text:p>
          </table:table-cell>
          <table:table-cell table:formula="of:=ABS([.D25]-[.C25])" office:value-type="float" office:value="0.000884600755047203">
            <text:p>0,0008846008</text:p>
          </table:table-cell>
          <table:table-cell table:formula="of:=ABS([.D25]-[.C24])" office:value-type="float" office:value="0.0018846007550472">
            <text:p>0,0018846008</text:p>
          </table:table-cell>
          <table:table-cell/>
        </table:table-row>
        <table:table-row table:style-name="ro1">
          <table:table-cell office:value-type="float" office:value="4.28453325345">
            <text:p>4,2845332535</text:p>
          </table:table-cell>
          <table:table-cell office:value-type="float" office:value="3.28509716169">
            <text:p>3,2850971617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E$6]&lt;=[.B26];[.B26]&lt;=[.E$7]);([.B26]-[.E$6])^2/(([.E$8]-[.E$6])*([.E$7]-[.E$6]));1-(([.E$8]-[.B26])^2/(([.E$8]-[.E$6])*([.E$8]-[.E$7]))))" office:value-type="float" office:value="0.013546731933949">
            <text:p>0,0135467319</text:p>
          </table:table-cell>
          <table:table-cell table:formula="of:=ABS([.D26]-[.C26])" office:value-type="float" office:value="0.000546731933949">
            <text:p>0,0005467319</text:p>
          </table:table-cell>
          <table:table-cell table:formula="of:=ABS([.D26]-[.C25])" office:value-type="float" office:value="0.001546731933949">
            <text:p>0,0015467319</text:p>
          </table:table-cell>
          <table:table-cell/>
        </table:table-row>
        <table:table-row table:style-name="ro1">
          <table:table-cell office:value-type="float" office:value="4.6328656707">
            <text:p>4,6328656707</text:p>
          </table:table-cell>
          <table:table-cell office:value-type="float" office:value="3.29246847265">
            <text:p>3,2924684727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E$6]&lt;=[.B27];[.B27]&lt;=[.E$7]);([.B27]-[.E$6])^2/(([.E$8]-[.E$6])*([.E$7]-[.E$6]));1-(([.E$8]-[.B27])^2/(([.E$8]-[.E$6])*([.E$8]-[.E$7]))))" office:value-type="float" office:value="0.0142563012490373">
            <text:p>0,0142563012</text:p>
          </table:table-cell>
          <table:table-cell table:formula="of:=ABS([.D27]-[.C27])" office:value-type="float" office:value="0.000256301249037296">
            <text:p>0,0002563012</text:p>
          </table:table-cell>
          <table:table-cell table:formula="of:=ABS([.D27]-[.C26])" office:value-type="float" office:value="0.0012563012490373">
            <text:p>0,0012563012</text:p>
          </table:table-cell>
          <table:table-cell/>
        </table:table-row>
        <table:table-row table:style-name="ro1">
          <table:table-cell office:value-type="float" office:value="5.80093785433">
            <text:p>5,8009378543</text:p>
          </table:table-cell>
          <table:table-cell office:value-type="float" office:value="3.33009448027">
            <text:p>3,3300944803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E$6]&lt;=[.B28];[.B28]&lt;=[.E$7]);([.B28]-[.E$6])^2/(([.E$8]-[.E$6])*([.E$7]-[.E$6]));1-(([.E$8]-[.B28])^2/(([.E$8]-[.E$6])*([.E$8]-[.E$7]))))" office:value-type="float" office:value="0.0181603943174536">
            <text:p>0,0181603943</text:p>
          </table:table-cell>
          <table:table-cell table:formula="of:=ABS([.D28]-[.C28])" office:value-type="float" office:value="0.00316039431745358">
            <text:p>0,0031603943</text:p>
          </table:table-cell>
          <table:table-cell table:formula="of:=ABS([.D28]-[.C27])" office:value-type="float" office:value="0.00416039431745358">
            <text:p>0,0041603943</text:p>
          </table:table-cell>
          <table:table-cell/>
        </table:table-row>
        <table:table-row table:style-name="ro1">
          <table:table-cell office:value-type="float" office:value="5.1844812162">
            <text:p>5,1844812162</text:p>
          </table:table-cell>
          <table:table-cell office:value-type="float" office:value="3.33212015812">
            <text:p>3,3321201581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E$6]&lt;=[.B29];[.B29]&lt;=[.E$7]);([.B29]-[.E$6])^2/(([.E$8]-[.E$6])*([.E$7]-[.E$6]));1-(([.E$8]-[.B29])^2/(([.E$8]-[.E$6])*([.E$8]-[.E$7]))))" office:value-type="float" office:value="0.018383966571609">
            <text:p>0,0183839666</text:p>
          </table:table-cell>
          <table:table-cell table:formula="of:=ABS([.D29]-[.C29])" office:value-type="float" office:value="0.00238396657160896">
            <text:p>0,0023839666</text:p>
          </table:table-cell>
          <table:table-cell table:formula="of:=ABS([.D29]-[.C28])" office:value-type="float" office:value="0.00338396657160896">
            <text:p>0,0033839666</text:p>
          </table:table-cell>
          <table:table-cell/>
        </table:table-row>
        <table:table-row table:style-name="ro1">
          <table:table-cell office:value-type="float" office:value="4.44831633614">
            <text:p>4,4483163361</text:p>
          </table:table-cell>
          <table:table-cell office:value-type="float" office:value="3.34725795228">
            <text:p>3,3472579523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E$6]&lt;=[.B30];[.B30]&lt;=[.E$7]);([.B30]-[.E$6])^2/(([.E$8]-[.E$6])*([.E$7]-[.E$6]));1-(([.E$8]-[.B30])^2/(([.E$8]-[.E$6])*([.E$8]-[.E$7]))))" office:value-type="float" office:value="0.0200980142369498">
            <text:p>0,0200980142</text:p>
          </table:table-cell>
          <table:table-cell table:formula="of:=ABS([.D30]-[.C30])" office:value-type="float" office:value="0.00309801423694981">
            <text:p>0,0030980142</text:p>
          </table:table-cell>
          <table:table-cell table:formula="of:=ABS([.D30]-[.C29])" office:value-type="float" office:value="0.00409801423694981">
            <text:p>0,0040980142</text:p>
          </table:table-cell>
          <table:table-cell/>
        </table:table-row>
        <table:table-row table:style-name="ro1">
          <table:table-cell office:value-type="float" office:value="7.48503437719">
            <text:p>7,4850343772</text:p>
          </table:table-cell>
          <table:table-cell office:value-type="float" office:value="3.35061097403">
            <text:p>3,350610974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E$6]&lt;=[.B31];[.B31]&lt;=[.E$7]);([.B31]-[.E$6])^2/(([.E$8]-[.E$6])*([.E$7]-[.E$6]));1-(([.E$8]-[.B31])^2/(([.E$8]-[.E$6])*([.E$8]-[.E$7]))))" office:value-type="float" office:value="0.0204880091850442">
            <text:p>0,0204880092</text:p>
          </table:table-cell>
          <table:table-cell table:formula="of:=ABS([.D31]-[.C31])" office:value-type="float" office:value="0.00248800918504421">
            <text:p>0,0024880092</text:p>
          </table:table-cell>
          <table:table-cell table:formula="of:=ABS([.D31]-[.C30])" office:value-type="float" office:value="0.00348800918504421">
            <text:p>0,0034880092</text:p>
          </table:table-cell>
          <table:table-cell/>
        </table:table-row>
        <table:table-row table:style-name="ro1">
          <table:table-cell office:value-type="float" office:value="4.94743357351">
            <text:p>4,9474335735</text:p>
          </table:table-cell>
          <table:table-cell office:value-type="float" office:value="3.35213386185">
            <text:p>3,3521338619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E$6]&lt;=[.B32];[.B32]&lt;=[.E$7]);([.B32]-[.E$6])^2/(([.E$8]-[.E$6])*([.E$7]-[.E$6]));1-(([.E$8]-[.B32])^2/(([.E$8]-[.E$6])*([.E$8]-[.E$7]))))" office:value-type="float" office:value="0.0206663761102325">
            <text:p>0,0206663761</text:p>
          </table:table-cell>
          <table:table-cell table:formula="of:=ABS([.D32]-[.C32])" office:value-type="float" office:value="0.00166637611023249">
            <text:p>0,0016663761</text:p>
          </table:table-cell>
          <table:table-cell table:formula="of:=ABS([.D32]-[.C31])" office:value-type="float" office:value="0.00266637611023249">
            <text:p>0,0026663761</text:p>
          </table:table-cell>
          <table:table-cell/>
        </table:table-row>
        <table:table-row table:style-name="ro1">
          <table:table-cell office:value-type="float" office:value="3.20269522725">
            <text:p>3,2026952273</text:p>
          </table:table-cell>
          <table:table-cell office:value-type="float" office:value="3.35926466412">
            <text:p>3,3592646641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E$6]&lt;=[.B33];[.B33]&lt;=[.E$7]);([.B33]-[.E$6])^2/(([.E$8]-[.E$6])*([.E$7]-[.E$6]));1-(([.E$8]-[.B33])^2/(([.E$8]-[.E$6])*([.E$8]-[.E$7]))))" office:value-type="float" office:value="0.0215118498142094">
            <text:p>0,0215118498</text:p>
          </table:table-cell>
          <table:table-cell table:formula="of:=ABS([.D33]-[.C33])" office:value-type="float" office:value="0.00151184981420939">
            <text:p>0,0015118498</text:p>
          </table:table-cell>
          <table:table-cell table:formula="of:=ABS([.D33]-[.C32])" office:value-type="float" office:value="0.00251184981420939">
            <text:p>0,0025118498</text:p>
          </table:table-cell>
          <table:table-cell/>
        </table:table-row>
        <table:table-row table:style-name="ro1">
          <table:table-cell office:value-type="float" office:value="5.64640516494">
            <text:p>5,6464051649</text:p>
          </table:table-cell>
          <table:table-cell office:value-type="float" office:value="3.37261971049">
            <text:p>3,372619710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E$6]&lt;=[.B34];[.B34]&lt;=[.E$7]);([.B34]-[.E$6])^2/(([.E$8]-[.E$6])*([.E$7]-[.E$6]));1-(([.E$8]-[.B34])^2/(([.E$8]-[.E$6])*([.E$8]-[.E$7]))))" office:value-type="float" office:value="0.0231409081076086">
            <text:p>0,0231409081</text:p>
          </table:table-cell>
          <table:table-cell table:formula="of:=ABS([.D34]-[.C34])" office:value-type="float" office:value="0.00214090810760856">
            <text:p>0,0021409081</text:p>
          </table:table-cell>
          <table:table-cell table:formula="of:=ABS([.D34]-[.C33])" office:value-type="float" office:value="0.00314090810760857">
            <text:p>0,0031409081</text:p>
          </table:table-cell>
          <table:table-cell/>
        </table:table-row>
        <table:table-row table:style-name="ro1">
          <table:table-cell office:value-type="float" office:value="3.34725795228">
            <text:p>3,3472579523</text:p>
          </table:table-cell>
          <table:table-cell office:value-type="float" office:value="3.38329562119">
            <text:p>3,3832956212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E$6]&lt;=[.B35];[.B35]&lt;=[.E$7]);([.B35]-[.E$6])^2/(([.E$8]-[.E$6])*([.E$7]-[.E$6]));1-(([.E$8]-[.B35])^2/(([.E$8]-[.E$6])*([.E$8]-[.E$7]))))" office:value-type="float" office:value="0.0244859222039046">
            <text:p>0,0244859222</text:p>
          </table:table-cell>
          <table:table-cell table:formula="of:=ABS([.D35]-[.C35])" office:value-type="float" office:value="0.00248592220390464">
            <text:p>0,0024859222</text:p>
          </table:table-cell>
          <table:table-cell table:formula="of:=ABS([.D35]-[.C34])" office:value-type="float" office:value="0.00348592220390464">
            <text:p>0,0034859222</text:p>
          </table:table-cell>
          <table:table-cell/>
        </table:table-row>
        <table:table-row table:style-name="ro1">
          <table:table-cell office:value-type="float" office:value="3.35061097403">
            <text:p>3,350610974</text:p>
          </table:table-cell>
          <table:table-cell office:value-type="float" office:value="3.39776648809">
            <text:p>3,3977664881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E$6]&lt;=[.B36];[.B36]&lt;=[.E$7]);([.B36]-[.E$6])^2/(([.E$8]-[.E$6])*([.E$7]-[.E$6]));1-(([.E$8]-[.B36])^2/(([.E$8]-[.E$6])*([.E$8]-[.E$7]))))" office:value-type="float" office:value="0.0263696965079087">
            <text:p>0,0263696965</text:p>
          </table:table-cell>
          <table:table-cell table:formula="of:=ABS([.D36]-[.C36])" office:value-type="float" office:value="0.00336969650790866">
            <text:p>0,0033696965</text:p>
          </table:table-cell>
          <table:table-cell table:formula="of:=ABS([.D36]-[.C35])" office:value-type="float" office:value="0.00436969650790866">
            <text:p>0,0043696965</text:p>
          </table:table-cell>
          <table:table-cell/>
        </table:table-row>
        <table:table-row table:style-name="ro1">
          <table:table-cell office:value-type="float" office:value="8.71841672729">
            <text:p>8,7184167273</text:p>
          </table:table-cell>
          <table:table-cell office:value-type="float" office:value="3.39986948972">
            <text:p>3,399869489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E$6]&lt;=[.B37];[.B37]&lt;=[.E$7]);([.B37]-[.E$6])^2/(([.E$8]-[.E$6])*([.E$7]-[.E$6]));1-(([.E$8]-[.B37])^2/(([.E$8]-[.E$6])*([.E$8]-[.E$7]))))" office:value-type="float" office:value="0.0266492681348222">
            <text:p>0,0266492681</text:p>
          </table:table-cell>
          <table:table-cell table:formula="of:=ABS([.D37]-[.C37])" office:value-type="float" office:value="0.00264926813482218">
            <text:p>0,0026492681</text:p>
          </table:table-cell>
          <table:table-cell table:formula="of:=ABS([.D37]-[.C36])" office:value-type="float" office:value="0.00364926813482219">
            <text:p>0,0036492681</text:p>
          </table:table-cell>
          <table:table-cell/>
        </table:table-row>
        <table:table-row table:style-name="ro1">
          <table:table-cell office:value-type="float" office:value="4.09683613906">
            <text:p>4,0968361391</text:p>
          </table:table-cell>
          <table:table-cell office:value-type="float" office:value="3.41570355107">
            <text:p>3,4157035511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E$6]&lt;=[.B38];[.B38]&lt;=[.E$7]);([.B38]-[.E$6])^2/(([.E$8]-[.E$6])*([.E$7]-[.E$6]));1-(([.E$8]-[.B38])^2/(([.E$8]-[.E$6])*([.E$8]-[.E$7]))))" office:value-type="float" office:value="0.0288015737287013">
            <text:p>0,0288015737</text:p>
          </table:table-cell>
          <table:table-cell table:formula="of:=ABS([.D38]-[.C38])" office:value-type="float" office:value="0.00380157372870135">
            <text:p>0,0038015737</text:p>
          </table:table-cell>
          <table:table-cell table:formula="of:=ABS([.D38]-[.C37])" office:value-type="float" office:value="0.00480157372870135">
            <text:p>0,0048015737</text:p>
          </table:table-cell>
          <table:table-cell/>
        </table:table-row>
        <table:table-row table:style-name="ro1">
          <table:table-cell office:value-type="float" office:value="3.7418901812">
            <text:p>3,7418901812</text:p>
          </table:table-cell>
          <table:table-cell office:value-type="float" office:value="3.41979464598">
            <text:p>3,419794646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E$6]&lt;=[.B39];[.B39]&lt;=[.E$7]);([.B39]-[.E$6])^2/(([.E$8]-[.E$6])*([.E$7]-[.E$6]));1-(([.E$8]-[.B39])^2/(([.E$8]-[.E$6])*([.E$8]-[.E$7]))))" office:value-type="float" office:value="0.0293712574655789">
            <text:p>0,0293712575</text:p>
          </table:table-cell>
          <table:table-cell table:formula="of:=ABS([.D39]-[.C39])" office:value-type="float" office:value="0.00337125746557895">
            <text:p>0,0033712575</text:p>
          </table:table-cell>
          <table:table-cell table:formula="of:=ABS([.D39]-[.C38])" office:value-type="float" office:value="0.00437125746557894">
            <text:p>0,0043712575</text:p>
          </table:table-cell>
          <table:table-cell/>
        </table:table-row>
        <table:table-row table:style-name="ro1">
          <table:table-cell office:value-type="float" office:value="6.77203862878">
            <text:p>6,7720386288</text:p>
          </table:table-cell>
          <table:table-cell office:value-type="float" office:value="3.42693315419">
            <text:p>3,426933154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E$6]&lt;=[.B40];[.B40]&lt;=[.E$7]);([.B40]-[.E$6])^2/(([.E$8]-[.E$6])*([.E$7]-[.E$6]));1-(([.E$8]-[.B40])^2/(([.E$8]-[.E$6])*([.E$8]-[.E$7]))))" office:value-type="float" office:value="0.030378653024437">
            <text:p>0,030378653</text:p>
          </table:table-cell>
          <table:table-cell table:formula="of:=ABS([.D40]-[.C40])" office:value-type="float" office:value="0.00337865302443704">
            <text:p>0,003378653</text:p>
          </table:table-cell>
          <table:table-cell table:formula="of:=ABS([.D40]-[.C39])" office:value-type="float" office:value="0.00437865302443704">
            <text:p>0,004378653</text:p>
          </table:table-cell>
          <table:table-cell/>
        </table:table-row>
        <table:table-row table:style-name="ro1">
          <table:table-cell office:value-type="float" office:value="5.27403705327">
            <text:p>5,2740370533</text:p>
          </table:table-cell>
          <table:table-cell office:value-type="float" office:value="3.42718552123">
            <text:p>3,4271855212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E$6]&lt;=[.B41];[.B41]&lt;=[.E$7]);([.B41]-[.E$6])^2/(([.E$8]-[.E$6])*([.E$7]-[.E$6]));1-(([.E$8]-[.B41])^2/(([.E$8]-[.E$6])*([.E$8]-[.E$7]))))" office:value-type="float" office:value="0.0304145782580912">
            <text:p>0,0304145783</text:p>
          </table:table-cell>
          <table:table-cell table:formula="of:=ABS([.D41]-[.C41])" office:value-type="float" office:value="0.00241457825809116">
            <text:p>0,0024145783</text:p>
          </table:table-cell>
          <table:table-cell table:formula="of:=ABS([.D41]-[.C40])" office:value-type="float" office:value="0.00341457825809116">
            <text:p>0,0034145783</text:p>
          </table:table-cell>
          <table:table-cell/>
        </table:table-row>
        <table:table-row table:style-name="ro1">
          <table:table-cell office:value-type="float" office:value="5.63767808331">
            <text:p>5,6376780833</text:p>
          </table:table-cell>
          <table:table-cell office:value-type="float" office:value="3.43304930592">
            <text:p>3,4330493059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E$6]&lt;=[.B42];[.B42]&lt;=[.E$7]);([.B42]-[.E$6])^2/(([.E$8]-[.E$6])*([.E$7]-[.E$6]));1-(([.E$8]-[.B42])^2/(([.E$8]-[.E$6])*([.E$8]-[.E$7]))))" office:value-type="float" office:value="0.0312552835596323">
            <text:p>0,0312552836</text:p>
          </table:table-cell>
          <table:table-cell table:formula="of:=ABS([.D42]-[.C42])" office:value-type="float" office:value="0.00225528355963229">
            <text:p>0,0022552836</text:p>
          </table:table-cell>
          <table:table-cell table:formula="of:=ABS([.D42]-[.C41])" office:value-type="float" office:value="0.00325528355963229">
            <text:p>0,0032552836</text:p>
          </table:table-cell>
          <table:table-cell/>
        </table:table-row>
        <table:table-row table:style-name="ro1">
          <table:table-cell office:value-type="float" office:value="5.01493500438">
            <text:p>5,0149350044</text:p>
          </table:table-cell>
          <table:table-cell office:value-type="float" office:value="3.43800148245">
            <text:p>3,4380014825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E$6]&lt;=[.B43];[.B43]&lt;=[.E$7]);([.B43]-[.E$6])^2/(([.E$8]-[.E$6])*([.E$7]-[.E$6]));1-(([.E$8]-[.B43])^2/(([.E$8]-[.E$6])*([.E$8]-[.E$7]))))" office:value-type="float" office:value="0.0319742164380662">
            <text:p>0,0319742164</text:p>
          </table:table-cell>
          <table:table-cell table:formula="of:=ABS([.D43]-[.C43])" office:value-type="float" office:value="0.00197421643806625">
            <text:p>0,0019742164</text:p>
          </table:table-cell>
          <table:table-cell table:formula="of:=ABS([.D43]-[.C42])" office:value-type="float" office:value="0.00297421643806625">
            <text:p>0,0029742164</text:p>
          </table:table-cell>
          <table:table-cell/>
        </table:table-row>
        <table:table-row table:style-name="ro1">
          <table:table-cell office:value-type="float" office:value="5.75897613181">
            <text:p>5,7589761318</text:p>
          </table:table-cell>
          <table:table-cell office:value-type="float" office:value="3.44812071887">
            <text:p>3,4481207189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E$6]&lt;=[.B44];[.B44]&lt;=[.E$7]);([.B44]-[.E$6])^2/(([.E$8]-[.E$6])*([.E$7]-[.E$6]));1-(([.E$8]-[.B44])^2/(([.E$8]-[.E$6])*([.E$8]-[.E$7]))))" office:value-type="float" office:value="0.0334686964467609">
            <text:p>0,0334686964</text:p>
          </table:table-cell>
          <table:table-cell table:formula="of:=ABS([.D44]-[.C44])" office:value-type="float" office:value="0.00246869644676091">
            <text:p>0,0024686964</text:p>
          </table:table-cell>
          <table:table-cell table:formula="of:=ABS([.D44]-[.C43])" office:value-type="float" office:value="0.00346869644676091">
            <text:p>0,0034686964</text:p>
          </table:table-cell>
          <table:table-cell/>
        </table:table-row>
        <table:table-row table:style-name="ro1">
          <table:table-cell office:value-type="float" office:value="5.32545293">
            <text:p>5,32545293</text:p>
          </table:table-cell>
          <table:table-cell office:value-type="float" office:value="3.44968777186">
            <text:p>3,4496877719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E$6]&lt;=[.B45];[.B45]&lt;=[.E$7]);([.B45]-[.E$6])^2/(([.E$8]-[.E$6])*([.E$7]-[.E$6]));1-(([.E$8]-[.B45])^2/(([.E$8]-[.E$6])*([.E$8]-[.E$7]))))" office:value-type="float" office:value="0.0337031820267352">
            <text:p>0,033703182</text:p>
          </table:table-cell>
          <table:table-cell table:formula="of:=ABS([.D45]-[.C45])" office:value-type="float" office:value="0.00170318202673522">
            <text:p>0,001703182</text:p>
          </table:table-cell>
          <table:table-cell table:formula="of:=ABS([.D45]-[.C44])" office:value-type="float" office:value="0.00270318202673522">
            <text:p>0,002703182</text:p>
          </table:table-cell>
          <table:table-cell/>
        </table:table-row>
        <table:table-row table:style-name="ro1">
          <table:table-cell office:value-type="float" office:value="4.01443925186">
            <text:p>4,0144392519</text:p>
          </table:table-cell>
          <table:table-cell office:value-type="float" office:value="3.45746499188">
            <text:p>3,4574649919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E$6]&lt;=[.B46];[.B46]&lt;=[.E$7]);([.B46]-[.E$6])^2/(([.E$8]-[.E$6])*([.E$7]-[.E$6]));1-(([.E$8]-[.B46])^2/(([.E$8]-[.E$6])*([.E$8]-[.E$7]))))" office:value-type="float" office:value="0.0348790364659614">
            <text:p>0,0348790365</text:p>
          </table:table-cell>
          <table:table-cell table:formula="of:=ABS([.D46]-[.C46])" office:value-type="float" office:value="0.00187903646596137">
            <text:p>0,0018790365</text:p>
          </table:table-cell>
          <table:table-cell table:formula="of:=ABS([.D46]-[.C45])" office:value-type="float" office:value="0.00287903646596137">
            <text:p>0,0028790365</text:p>
          </table:table-cell>
          <table:table-cell/>
        </table:table-row>
        <table:table-row table:style-name="ro1">
          <table:table-cell office:value-type="float" office:value="4.106855115">
            <text:p>4,106855115</text:p>
          </table:table-cell>
          <table:table-cell office:value-type="float" office:value="3.45883682575">
            <text:p>3,4588368258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E$6]&lt;=[.B47];[.B47]&lt;=[.E$7]);([.B47]-[.E$6])^2/(([.E$8]-[.E$6])*([.E$7]-[.E$6]));1-(([.E$8]-[.B47])^2/(([.E$8]-[.E$6])*([.E$8]-[.E$7]))))" office:value-type="float" office:value="0.0350885387773893">
            <text:p>0,0350885388</text:p>
          </table:table-cell>
          <table:table-cell table:formula="of:=ABS([.D47]-[.C47])" office:value-type="float" office:value="0.00108853877738927">
            <text:p>0,0010885388</text:p>
          </table:table-cell>
          <table:table-cell table:formula="of:=ABS([.D47]-[.C46])" office:value-type="float" office:value="0.00208853877738927">
            <text:p>0,0020885388</text:p>
          </table:table-cell>
          <table:table-cell/>
        </table:table-row>
        <table:table-row table:style-name="ro1">
          <table:table-cell office:value-type="float" office:value="5.64648780052">
            <text:p>5,6464878005</text:p>
          </table:table-cell>
          <table:table-cell office:value-type="float" office:value="3.47354655675">
            <text:p>3,4735465568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E$6]&lt;=[.B48];[.B48]&lt;=[.E$7]);([.B48]-[.E$6])^2/(([.E$8]-[.E$6])*([.E$7]-[.E$6]));1-(([.E$8]-[.B48])^2/(([.E$8]-[.E$6])*([.E$8]-[.E$7]))))" office:value-type="float" office:value="0.0373743902349635">
            <text:p>0,0373743902</text:p>
          </table:table-cell>
          <table:table-cell table:formula="of:=ABS([.D48]-[.C48])" office:value-type="float" office:value="0.00237439023496351">
            <text:p>0,0023743902</text:p>
          </table:table-cell>
          <table:table-cell table:formula="of:=ABS([.D48]-[.C47])" office:value-type="float" office:value="0.00337439023496351">
            <text:p>0,0033743902</text:p>
          </table:table-cell>
          <table:table-cell/>
        </table:table-row>
        <table:table-row table:style-name="ro1">
          <table:table-cell office:value-type="float" office:value="5.27361500459">
            <text:p>5,2736150046</text:p>
          </table:table-cell>
          <table:table-cell office:value-type="float" office:value="3.4737358969">
            <text:p>3,473735896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E$6]&lt;=[.B49];[.B49]&lt;=[.E$7]);([.B49]-[.E$6])^2/(([.E$8]-[.E$6])*([.E$7]-[.E$6]));1-(([.E$8]-[.B49])^2/(([.E$8]-[.E$6])*([.E$8]-[.E$7]))))" office:value-type="float" office:value="0.0374042833352746">
            <text:p>0,0374042833</text:p>
          </table:table-cell>
          <table:table-cell table:formula="of:=ABS([.D49]-[.C49])" office:value-type="float" office:value="0.00140428333527459">
            <text:p>0,0014042833</text:p>
          </table:table-cell>
          <table:table-cell table:formula="of:=ABS([.D49]-[.C48])" office:value-type="float" office:value="0.00240428333527458">
            <text:p>0,0024042833</text:p>
          </table:table-cell>
          <table:table-cell/>
        </table:table-row>
        <table:table-row table:style-name="ro1">
          <table:table-cell office:value-type="float" office:value="7.78399894355">
            <text:p>7,7839989436</text:p>
          </table:table-cell>
          <table:table-cell office:value-type="float" office:value="3.47613435446">
            <text:p>3,4761343545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E$6]&lt;=[.B50];[.B50]&lt;=[.E$7]);([.B50]-[.E$6])^2/(([.E$8]-[.E$6])*([.E$7]-[.E$6]));1-(([.E$8]-[.B50])^2/(([.E$8]-[.E$6])*([.E$8]-[.E$7]))))" office:value-type="float" office:value="0.0377839872495068">
            <text:p>0,0377839872</text:p>
          </table:table-cell>
          <table:table-cell table:formula="of:=ABS([.D50]-[.C50])" office:value-type="float" office:value="0.000783987249506832">
            <text:p>0,0007839872</text:p>
          </table:table-cell>
          <table:table-cell table:formula="of:=ABS([.D50]-[.C49])" office:value-type="float" office:value="0.00178398724950683">
            <text:p>0,0017839872</text:p>
          </table:table-cell>
          <table:table-cell/>
        </table:table-row>
        <table:table-row table:style-name="ro1">
          <table:table-cell office:value-type="float" office:value="5.73852519643">
            <text:p>5,7385251964</text:p>
          </table:table-cell>
          <table:table-cell office:value-type="float" office:value="3.4808848934">
            <text:p>3,4808848934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E$6]&lt;=[.B51];[.B51]&lt;=[.E$7]);([.B51]-[.E$6])^2/(([.E$8]-[.E$6])*([.E$7]-[.E$6]));1-(([.E$8]-[.B51])^2/(([.E$8]-[.E$6])*([.E$8]-[.E$7]))))" office:value-type="float" office:value="0.0385417134500549">
            <text:p>0,0385417135</text:p>
          </table:table-cell>
          <table:table-cell table:formula="of:=ABS([.D51]-[.C51])" office:value-type="float" office:value="0.000541713450054868">
            <text:p>0,0005417135</text:p>
          </table:table-cell>
          <table:table-cell table:formula="of:=ABS([.D51]-[.C50])" office:value-type="float" office:value="0.00154171345005487">
            <text:p>0,0015417135</text:p>
          </table:table-cell>
          <table:table-cell/>
        </table:table-row>
        <table:table-row table:style-name="ro1">
          <table:table-cell office:value-type="float" office:value="4.61555530671">
            <text:p>4,6155553067</text:p>
          </table:table-cell>
          <table:table-cell office:value-type="float" office:value="3.48168323037">
            <text:p>3,4816832304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E$6]&lt;=[.B52];[.B52]&lt;=[.E$7]);([.B52]-[.E$6])^2/(([.E$8]-[.E$6])*([.E$7]-[.E$6]));1-(([.E$8]-[.B52])^2/(([.E$8]-[.E$6])*([.E$8]-[.E$7]))))" office:value-type="float" office:value="0.0386697890699464">
            <text:p>0,0386697891</text:p>
          </table:table-cell>
          <table:table-cell table:formula="of:=ABS([.D52]-[.C52])" office:value-type="float" office:value="0.000330210930053615">
            <text:p>0,0003302109</text:p>
          </table:table-cell>
          <table:table-cell table:formula="of:=ABS([.D52]-[.C51])" office:value-type="float" office:value="0.000669789069946386">
            <text:p>0,0006697891</text:p>
          </table:table-cell>
          <table:table-cell/>
        </table:table-row>
        <table:table-row table:style-name="ro1">
          <table:table-cell office:value-type="float" office:value="5.72034214527">
            <text:p>5,7203421453</text:p>
          </table:table-cell>
          <table:table-cell office:value-type="float" office:value="3.48501838433">
            <text:p>3,4850183843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E$6]&lt;=[.B53];[.B53]&lt;=[.E$7]);([.B53]-[.E$6])^2/(([.E$8]-[.E$6])*([.E$7]-[.E$6]));1-(([.E$8]-[.B53])^2/(([.E$8]-[.E$6])*([.E$8]-[.E$7]))))" office:value-type="float" office:value="0.0392071388563473">
            <text:p>0,0392071389</text:p>
          </table:table-cell>
          <table:table-cell table:formula="of:=ABS([.D53]-[.C53])" office:value-type="float" office:value="0.000792861143652734">
            <text:p>0,0007928611</text:p>
          </table:table-cell>
          <table:table-cell table:formula="of:=ABS([.D53]-[.C52])" office:value-type="float" office:value="0.000207138856347266">
            <text:p>0,0002071389</text:p>
          </table:table-cell>
          <table:table-cell/>
        </table:table-row>
        <table:table-row table:style-name="ro1">
          <table:table-cell office:value-type="float" office:value="7.43059750577">
            <text:p>7,4305975058</text:p>
          </table:table-cell>
          <table:table-cell office:value-type="float" office:value="3.49276043522">
            <text:p>3,492760435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E$6]&lt;=[.B54];[.B54]&lt;=[.E$7]);([.B54]-[.E$6])^2/(([.E$8]-[.E$6])*([.E$7]-[.E$6]));1-(([.E$8]-[.B54])^2/(([.E$8]-[.E$6])*([.E$8]-[.E$7]))))" office:value-type="float" office:value="0.040468807753034">
            <text:p>0,0404688078</text:p>
          </table:table-cell>
          <table:table-cell table:formula="of:=ABS([.D54]-[.C54])" office:value-type="float" office:value="0.00053119224696601">
            <text:p>0,0005311922</text:p>
          </table:table-cell>
          <table:table-cell table:formula="of:=ABS([.D54]-[.C53])" office:value-type="float" office:value="0.000468807753033991">
            <text:p>0,0004688078</text:p>
          </table:table-cell>
          <table:table-cell/>
        </table:table-row>
        <table:table-row table:style-name="ro1">
          <table:table-cell office:value-type="float" office:value="4.39419777091">
            <text:p>4,3941977709</text:p>
          </table:table-cell>
          <table:table-cell office:value-type="float" office:value="3.50085835803">
            <text:p>3,500858358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E$6]&lt;=[.B55];[.B55]&lt;=[.E$7]);([.B55]-[.E$6])^2/(([.E$8]-[.E$6])*([.E$7]-[.E$6]));1-(([.E$8]-[.B55])^2/(([.E$8]-[.E$6])*([.E$8]-[.E$7]))))" office:value-type="float" office:value="0.0418098491347513">
            <text:p>0,0418098491</text:p>
          </table:table-cell>
          <table:table-cell table:formula="of:=ABS([.D55]-[.C55])" office:value-type="float" office:value="0.000190150865248748">
            <text:p>0,0001901509</text:p>
          </table:table-cell>
          <table:table-cell table:formula="of:=ABS([.D55]-[.C54])" office:value-type="float" office:value="0.000809849134751253">
            <text:p>0,0008098491</text:p>
          </table:table-cell>
          <table:table-cell/>
        </table:table-row>
        <table:table-row table:style-name="ro1">
          <table:table-cell office:value-type="float" office:value="5.09859829775">
            <text:p>5,0985982978</text:p>
          </table:table-cell>
          <table:table-cell office:value-type="float" office:value="3.50199321973">
            <text:p>3,5019932197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E$6]&lt;=[.B56];[.B56]&lt;=[.E$7]);([.B56]-[.E$6])^2/(([.E$8]-[.E$6])*([.E$7]-[.E$6]));1-(([.E$8]-[.B56])^2/(([.E$8]-[.E$6])*([.E$8]-[.E$7]))))" office:value-type="float" office:value="0.0419995321091487">
            <text:p>0,0419995321</text:p>
          </table:table-cell>
          <table:table-cell table:formula="of:=ABS([.D56]-[.C56])" office:value-type="float" office:value="0.0010004678908513">
            <text:p>0,0010004679</text:p>
          </table:table-cell>
          <table:table-cell table:formula="of:=ABS([.D56]-[.C55])" office:value-type="float" office:value="0.000000467890851306441">
            <text:p>4,67890851306441E-007</text:p>
          </table:table-cell>
          <table:table-cell/>
        </table:table-row>
        <table:table-row table:style-name="ro1">
          <table:table-cell office:value-type="float" office:value="6.26811315006">
            <text:p>6,2681131501</text:p>
          </table:table-cell>
          <table:table-cell office:value-type="float" office:value="3.50335220792">
            <text:p>3,5033522079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E$6]&lt;=[.B57];[.B57]&lt;=[.E$7]);([.B57]-[.E$6])^2/(([.E$8]-[.E$6])*([.E$7]-[.E$6]));1-(([.E$8]-[.B57])^2/(([.E$8]-[.E$6])*([.E$8]-[.E$7]))))" office:value-type="float" office:value="0.0422272408696565">
            <text:p>0,0422272409</text:p>
          </table:table-cell>
          <table:table-cell table:formula="of:=ABS([.D57]-[.C57])" office:value-type="float" office:value="0.00177275913034353">
            <text:p>0,0017727591</text:p>
          </table:table-cell>
          <table:table-cell table:formula="of:=ABS([.D57]-[.C56])" office:value-type="float" office:value="0.000772759130343532">
            <text:p>0,0007727591</text:p>
          </table:table-cell>
          <table:table-cell/>
        </table:table-row>
        <table:table-row table:style-name="ro1">
          <table:table-cell office:value-type="float" office:value="5.22224664051">
            <text:p>5,2222466405</text:p>
          </table:table-cell>
          <table:table-cell office:value-type="float" office:value="3.50526055949">
            <text:p>3,5052605595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E$6]&lt;=[.B58];[.B58]&lt;=[.E$7]);([.B58]-[.E$6])^2/(([.E$8]-[.E$6])*([.E$7]-[.E$6]));1-(([.E$8]-[.B58])^2/(([.E$8]-[.E$6])*([.E$8]-[.E$7]))))" office:value-type="float" office:value="0.042548038829358">
            <text:p>0,0425480388</text:p>
          </table:table-cell>
          <table:table-cell table:formula="of:=ABS([.D58]-[.C58])" office:value-type="float" office:value="0.00245196117064204">
            <text:p>0,0024519612</text:p>
          </table:table-cell>
          <table:table-cell table:formula="of:=ABS([.D58]-[.C57])" office:value-type="float" office:value="0.00145196117064204">
            <text:p>0,0014519612</text:p>
          </table:table-cell>
          <table:table-cell/>
        </table:table-row>
        <table:table-row table:style-name="ro1">
          <table:table-cell office:value-type="float" office:value="5.67589957041">
            <text:p>5,6758995704</text:p>
          </table:table-cell>
          <table:table-cell office:value-type="float" office:value="3.50623409371">
            <text:p>3,5062340937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E$6]&lt;=[.B59];[.B59]&lt;=[.E$7]);([.B59]-[.E$6])^2/(([.E$8]-[.E$6])*([.E$7]-[.E$6]));1-(([.E$8]-[.B59])^2/(([.E$8]-[.E$6])*([.E$8]-[.E$7]))))" office:value-type="float" office:value="0.0427121596057308">
            <text:p>0,0427121596</text:p>
          </table:table-cell>
          <table:table-cell table:formula="of:=ABS([.D59]-[.C59])" office:value-type="float" office:value="0.00328784039426918">
            <text:p>0,0032878404</text:p>
          </table:table-cell>
          <table:table-cell table:formula="of:=ABS([.D59]-[.C58])" office:value-type="float" office:value="0.00228784039426918">
            <text:p>0,0022878404</text:p>
          </table:table-cell>
          <table:table-cell/>
        </table:table-row>
        <table:table-row table:style-name="ro1">
          <table:table-cell office:value-type="float" office:value="6.67562035095">
            <text:p>6,675620351</text:p>
          </table:table-cell>
          <table:table-cell office:value-type="float" office:value="3.50901210091">
            <text:p>3,5090121009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E$6]&lt;=[.B60];[.B60]&lt;=[.E$7]);([.B60]-[.E$6])^2/(([.E$8]-[.E$6])*([.E$7]-[.E$6]));1-(([.E$8]-[.B60])^2/(([.E$8]-[.E$6])*([.E$8]-[.E$7]))))" office:value-type="float" office:value="0.0431822198121353">
            <text:p>0,0431822198</text:p>
          </table:table-cell>
          <table:table-cell table:formula="of:=ABS([.D60]-[.C60])" office:value-type="float" office:value="0.00381778018786471">
            <text:p>0,0038177802</text:p>
          </table:table-cell>
          <table:table-cell table:formula="of:=ABS([.D60]-[.C59])" office:value-type="float" office:value="0.00281778018786471">
            <text:p>0,0028177802</text:p>
          </table:table-cell>
          <table:table-cell/>
        </table:table-row>
        <table:table-row table:style-name="ro1">
          <table:table-cell office:value-type="float" office:value="4.38357815161">
            <text:p>4,3835781516</text:p>
          </table:table-cell>
          <table:table-cell office:value-type="float" office:value="3.51139083046">
            <text:p>3,5113908305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E$6]&lt;=[.B61];[.B61]&lt;=[.E$7]);([.B61]-[.E$6])^2/(([.E$8]-[.E$6])*([.E$7]-[.E$6]));1-(([.E$8]-[.B61])^2/(([.E$8]-[.E$6])*([.E$8]-[.E$7]))))" office:value-type="float" office:value="0.0435867635797614">
            <text:p>0,0435867636</text:p>
          </table:table-cell>
          <table:table-cell table:formula="of:=ABS([.D61]-[.C61])" office:value-type="float" office:value="0.00441323642023862">
            <text:p>0,0044132364</text:p>
          </table:table-cell>
          <table:table-cell table:formula="of:=ABS([.D61]-[.C60])" office:value-type="float" office:value="0.00341323642023861">
            <text:p>0,0034132364</text:p>
          </table:table-cell>
          <table:table-cell/>
        </table:table-row>
        <table:table-row table:style-name="ro1">
          <table:table-cell office:value-type="float" office:value="5.35762012579">
            <text:p>5,3576201258</text:p>
          </table:table-cell>
          <table:table-cell office:value-type="float" office:value="3.51483524582">
            <text:p>3,5148352458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E$6]&lt;=[.B62];[.B62]&lt;=[.E$7]);([.B62]-[.E$6])^2/(([.E$8]-[.E$6])*([.E$7]-[.E$6]));1-(([.E$8]-[.B62])^2/(([.E$8]-[.E$6])*([.E$8]-[.E$7]))))" office:value-type="float" office:value="0.0441758883897566">
            <text:p>0,0441758884</text:p>
          </table:table-cell>
          <table:table-cell table:formula="of:=ABS([.D62]-[.C62])" office:value-type="float" office:value="0.00482411161024336">
            <text:p>0,0048241116</text:p>
          </table:table-cell>
          <table:table-cell table:formula="of:=ABS([.D62]-[.C61])" office:value-type="float" office:value="0.00382411161024335">
            <text:p>0,0038241116</text:p>
          </table:table-cell>
          <table:table-cell/>
        </table:table-row>
        <table:table-row table:style-name="ro1">
          <table:table-cell office:value-type="float" office:value="5.49677067721">
            <text:p>5,4967706772</text:p>
          </table:table-cell>
          <table:table-cell office:value-type="float" office:value="3.51629110846">
            <text:p>3,5162911085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E$6]&lt;=[.B63];[.B63]&lt;=[.E$7]);([.B63]-[.E$6])^2/(([.E$8]-[.E$6])*([.E$7]-[.E$6]));1-(([.E$8]-[.B63])^2/(([.E$8]-[.E$6])*([.E$8]-[.E$7]))))" office:value-type="float" office:value="0.0444260847791426">
            <text:p>0,0444260848</text:p>
          </table:table-cell>
          <table:table-cell table:formula="of:=ABS([.D63]-[.C63])" office:value-type="float" office:value="0.00557391522085744">
            <text:p>0,0055739152</text:p>
          </table:table-cell>
          <table:table-cell table:formula="of:=ABS([.D63]-[.C62])" office:value-type="float" office:value="0.00457391522085743">
            <text:p>0,0045739152</text:p>
          </table:table-cell>
          <table:table-cell/>
        </table:table-row>
        <table:table-row table:style-name="ro1">
          <table:table-cell office:value-type="float" office:value="3.93272358877">
            <text:p>3,9327235888</text:p>
          </table:table-cell>
          <table:table-cell office:value-type="float" office:value="3.51642795748">
            <text:p>3,516427957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E$6]&lt;=[.B64];[.B64]&lt;=[.E$7]);([.B64]-[.E$6])^2/(([.E$8]-[.E$6])*([.E$7]-[.E$6]));1-(([.E$8]-[.B64])^2/(([.E$8]-[.E$6])*([.E$8]-[.E$7]))))" office:value-type="float" office:value="0.0444496392111608">
            <text:p>0,0444496392</text:p>
          </table:table-cell>
          <table:table-cell table:formula="of:=ABS([.D64]-[.C64])" office:value-type="float" office:value="0.00655036078883923">
            <text:p>0,0065503608</text:p>
          </table:table-cell>
          <table:table-cell table:formula="of:=ABS([.D64]-[.C63])" office:value-type="float" office:value="0.00555036078883923">
            <text:p>0,0055503608</text:p>
          </table:table-cell>
          <table:table-cell/>
        </table:table-row>
        <table:table-row table:style-name="ro1">
          <table:table-cell office:value-type="float" office:value="7.80332704173">
            <text:p>7,8033270417</text:p>
          </table:table-cell>
          <table:table-cell office:value-type="float" office:value="3.51948950556">
            <text:p>3,5194895056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E$6]&lt;=[.B65];[.B65]&lt;=[.E$7]);([.B65]-[.E$6])^2/(([.E$8]-[.E$6])*([.E$7]-[.E$6]));1-(([.E$8]-[.B65])^2/(([.E$8]-[.E$6])*([.E$8]-[.E$7]))))" office:value-type="float" office:value="0.0449782243978289">
            <text:p>0,0449782244</text:p>
          </table:table-cell>
          <table:table-cell table:formula="of:=ABS([.D65]-[.C65])" office:value-type="float" office:value="0.00702177560217108">
            <text:p>0,0070217756</text:p>
          </table:table-cell>
          <table:table-cell table:formula="of:=ABS([.D65]-[.C64])" office:value-type="float" office:value="0.00602177560217108">
            <text:p>0,0060217756</text:p>
          </table:table-cell>
          <table:table-cell/>
        </table:table-row>
        <table:table-row table:style-name="ro1">
          <table:table-cell office:value-type="float" office:value="4.27543752579">
            <text:p>4,2754375258</text:p>
          </table:table-cell>
          <table:table-cell office:value-type="float" office:value="3.53321885403">
            <text:p>3,533218854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E$6]&lt;=[.B66];[.B66]&lt;=[.E$7]);([.B66]-[.E$6])^2/(([.E$8]-[.E$6])*([.E$7]-[.E$6]));1-(([.E$8]-[.B66])^2/(([.E$8]-[.E$6])*([.E$8]-[.E$7]))))" office:value-type="float" office:value="0.0473870577155111">
            <text:p>0,0473870577</text:p>
          </table:table-cell>
          <table:table-cell table:formula="of:=ABS([.D66]-[.C66])" office:value-type="float" office:value="0.00561294228448889">
            <text:p>0,0056129423</text:p>
          </table:table-cell>
          <table:table-cell table:formula="of:=ABS([.D66]-[.C65])" office:value-type="float" office:value="0.00461294228448889">
            <text:p>0,0046129423</text:p>
          </table:table-cell>
          <table:table-cell/>
        </table:table-row>
        <table:table-row table:style-name="ro1">
          <table:table-cell office:value-type="float" office:value="6.36010171084">
            <text:p>6,3601017108</text:p>
          </table:table-cell>
          <table:table-cell office:value-type="float" office:value="3.53740914191">
            <text:p>3,5374091419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E$6]&lt;=[.B67];[.B67]&lt;=[.E$7]);([.B67]-[.E$6])^2/(([.E$8]-[.E$6])*([.E$7]-[.E$6]));1-(([.E$8]-[.B67])^2/(([.E$8]-[.E$6])*([.E$8]-[.E$7]))))" office:value-type="float" office:value="0.0481347643014071">
            <text:p>0,0481347643</text:p>
          </table:table-cell>
          <table:table-cell table:formula="of:=ABS([.D67]-[.C67])" office:value-type="float" office:value="0.00586523569859291">
            <text:p>0,0058652357</text:p>
          </table:table-cell>
          <table:table-cell table:formula="of:=ABS([.D67]-[.C66])" office:value-type="float" office:value="0.00486523569859291">
            <text:p>0,0048652357</text:p>
          </table:table-cell>
          <table:table-cell/>
        </table:table-row>
        <table:table-row table:style-name="ro1">
          <table:table-cell office:value-type="float" office:value="5.30859830475">
            <text:p>5,3085983048</text:p>
          </table:table-cell>
          <table:table-cell office:value-type="float" office:value="3.54152842977">
            <text:p>3,5415284298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E$6]&lt;=[.B68];[.B68]&lt;=[.E$7]);([.B68]-[.E$6])^2/(([.E$8]-[.E$6])*([.E$7]-[.E$6]));1-(([.E$8]-[.B68])^2/(([.E$8]-[.E$6])*([.E$8]-[.E$7]))))" office:value-type="float" office:value="0.0488755067081936">
            <text:p>0,0488755067</text:p>
          </table:table-cell>
          <table:table-cell table:formula="of:=ABS([.D68]-[.C68])" office:value-type="float" office:value="0.00612449329180635">
            <text:p>0,0061244933</text:p>
          </table:table-cell>
          <table:table-cell table:formula="of:=ABS([.D68]-[.C67])" office:value-type="float" office:value="0.00512449329180635">
            <text:p>0,0051244933</text:p>
          </table:table-cell>
          <table:table-cell/>
        </table:table-row>
        <table:table-row table:style-name="ro1">
          <table:table-cell office:value-type="float" office:value="4.73619080724">
            <text:p>4,7361908072</text:p>
          </table:table-cell>
          <table:table-cell office:value-type="float" office:value="3.54799713286">
            <text:p>3,5479971329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E$6]&lt;=[.B69];[.B69]&lt;=[.E$7]);([.B69]-[.E$6])^2/(([.E$8]-[.E$6])*([.E$7]-[.E$6]));1-(([.E$8]-[.B69])^2/(([.E$8]-[.E$6])*([.E$8]-[.E$7]))))" office:value-type="float" office:value="0.0500501429371301">
            <text:p>0,0500501429</text:p>
          </table:table-cell>
          <table:table-cell table:formula="of:=ABS([.D69]-[.C69])" office:value-type="float" office:value="0.00594985706286992">
            <text:p>0,0059498571</text:p>
          </table:table-cell>
          <table:table-cell table:formula="of:=ABS([.D69]-[.C68])" office:value-type="float" office:value="0.00494985706286992">
            <text:p>0,0049498571</text:p>
          </table:table-cell>
          <table:table-cell/>
        </table:table-row>
        <table:table-row table:style-name="ro1">
          <table:table-cell office:value-type="float" office:value="3.98690634406">
            <text:p>3,9869063441</text:p>
          </table:table-cell>
          <table:table-cell office:value-type="float" office:value="3.55569101285">
            <text:p>3,5556910129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E$6]&lt;=[.B70];[.B70]&lt;=[.E$7]);([.B70]-[.E$6])^2/(([.E$8]-[.E$6])*([.E$7]-[.E$6]));1-(([.E$8]-[.B70])^2/(([.E$8]-[.E$6])*([.E$8]-[.E$7]))))" office:value-type="float" office:value="0.0514654169603765">
            <text:p>0,051465417</text:p>
          </table:table-cell>
          <table:table-cell table:formula="of:=ABS([.D70]-[.C70])" office:value-type="float" office:value="0.00553458303962351">
            <text:p>0,005534583</text:p>
          </table:table-cell>
          <table:table-cell table:formula="of:=ABS([.D70]-[.C69])" office:value-type="float" office:value="0.00453458303962351">
            <text:p>0,004534583</text:p>
          </table:table-cell>
          <table:table-cell/>
        </table:table-row>
        <table:table-row table:style-name="ro1">
          <table:table-cell office:value-type="float" office:value="3.51139083046">
            <text:p>3,5113908305</text:p>
          </table:table-cell>
          <table:table-cell office:value-type="float" office:value="3.55582537743">
            <text:p>3,5558253774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E$6]&lt;=[.B71];[.B71]&lt;=[.E$7]);([.B71]-[.E$6])^2/(([.E$8]-[.E$6])*([.E$7]-[.E$6]));1-(([.E$8]-[.B71])^2/(([.E$8]-[.E$6])*([.E$8]-[.E$7]))))" office:value-type="float" office:value="0.0514903083658669">
            <text:p>0,0514903084</text:p>
          </table:table-cell>
          <table:table-cell table:formula="of:=ABS([.D71]-[.C71])" office:value-type="float" office:value="0.00650969163413306">
            <text:p>0,0065096916</text:p>
          </table:table-cell>
          <table:table-cell table:formula="of:=ABS([.D71]-[.C70])" office:value-type="float" office:value="0.00550969163413306">
            <text:p>0,0055096916</text:p>
          </table:table-cell>
          <table:table-cell/>
        </table:table-row>
        <table:table-row table:style-name="ro1">
          <table:table-cell office:value-type="float" office:value="4.46664604538">
            <text:p>4,4666460454</text:p>
          </table:table-cell>
          <table:table-cell office:value-type="float" office:value="3.5587604227">
            <text:p>3,5587604227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E$6]&lt;=[.B72];[.B72]&lt;=[.E$7]);([.B72]-[.E$6])^2/(([.E$8]-[.E$6])*([.E$7]-[.E$6]));1-(([.E$8]-[.B72])^2/(([.E$8]-[.E$6])*([.E$8]-[.E$7]))))" office:value-type="float" office:value="0.0520355349959804">
            <text:p>0,052035535</text:p>
          </table:table-cell>
          <table:table-cell table:formula="of:=ABS([.D72]-[.C72])" office:value-type="float" office:value="0.00696446500401959">
            <text:p>0,006964465</text:p>
          </table:table-cell>
          <table:table-cell table:formula="of:=ABS([.D72]-[.C71])" office:value-type="float" office:value="0.00596446500401959">
            <text:p>0,005964465</text:p>
          </table:table-cell>
          <table:table-cell/>
        </table:table-row>
        <table:table-row table:style-name="ro1">
          <table:table-cell office:value-type="float" office:value="3.94960174736">
            <text:p>3,9496017474</text:p>
          </table:table-cell>
          <table:table-cell office:value-type="float" office:value="3.56491678991">
            <text:p>3,5649167899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E$6]&lt;=[.B73];[.B73]&lt;=[.E$7]);([.B73]-[.E$6])^2/(([.E$8]-[.E$6])*([.E$7]-[.E$6]));1-(([.E$8]-[.B73])^2/(([.E$8]-[.E$6])*([.E$8]-[.E$7]))))" office:value-type="float" office:value="0.0531884965870365">
            <text:p>0,0531884966</text:p>
          </table:table-cell>
          <table:table-cell table:formula="of:=ABS([.D73]-[.C73])" office:value-type="float" office:value="0.00681150341296352">
            <text:p>0,0068115034</text:p>
          </table:table-cell>
          <table:table-cell table:formula="of:=ABS([.D73]-[.C72])" office:value-type="float" office:value="0.00581150341296352">
            <text:p>0,0058115034</text:p>
          </table:table-cell>
          <table:table-cell/>
        </table:table-row>
        <table:table-row table:style-name="ro1">
          <table:table-cell office:value-type="float" office:value="3.83822881125">
            <text:p>3,8382288113</text:p>
          </table:table-cell>
          <table:table-cell office:value-type="float" office:value="3.57799141941">
            <text:p>3,5779914194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E$6]&lt;=[.B74];[.B74]&lt;=[.E$7]);([.B74]-[.E$6])^2/(([.E$8]-[.E$6])*([.E$7]-[.E$6]));1-(([.E$8]-[.B74])^2/(([.E$8]-[.E$6])*([.E$8]-[.E$7]))))" office:value-type="float" office:value="0.0556790134852644">
            <text:p>0,0556790135</text:p>
          </table:table-cell>
          <table:table-cell table:formula="of:=ABS([.D74]-[.C74])" office:value-type="float" office:value="0.00532098651473558">
            <text:p>0,0053209865</text:p>
          </table:table-cell>
          <table:table-cell table:formula="of:=ABS([.D74]-[.C73])" office:value-type="float" office:value="0.00432098651473558">
            <text:p>0,0043209865</text:p>
          </table:table-cell>
          <table:table-cell/>
        </table:table-row>
        <table:table-row table:style-name="ro1">
          <table:table-cell office:value-type="float" office:value="4.07592891722">
            <text:p>4,0759289172</text:p>
          </table:table-cell>
          <table:table-cell office:value-type="float" office:value="3.58759381688">
            <text:p>3,5875938169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E$6]&lt;=[.B75];[.B75]&lt;=[.E$7]);([.B75]-[.E$6])^2/(([.E$8]-[.E$6])*([.E$7]-[.E$6]));1-(([.E$8]-[.B75])^2/(([.E$8]-[.E$6])*([.E$8]-[.E$7]))))" office:value-type="float" office:value="0.0575444156059345">
            <text:p>0,0575444156</text:p>
          </table:table-cell>
          <table:table-cell table:formula="of:=ABS([.D75]-[.C75])" office:value-type="float" office:value="0.00445558439406548">
            <text:p>0,0044555844</text:p>
          </table:table-cell>
          <table:table-cell table:formula="of:=ABS([.D75]-[.C74])" office:value-type="float" office:value="0.00345558439406548">
            <text:p>0,0034555844</text:p>
          </table:table-cell>
          <table:table-cell/>
        </table:table-row>
        <table:table-row table:style-name="ro1">
          <table:table-cell office:value-type="float" office:value="3.96783051394">
            <text:p>3,9678305139</text:p>
          </table:table-cell>
          <table:table-cell office:value-type="float" office:value="3.5931910542">
            <text:p>3,5931910542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E$6]&lt;=[.B76];[.B76]&lt;=[.E$7]);([.B76]-[.E$6])^2/(([.E$8]-[.E$6])*([.E$7]-[.E$6]));1-(([.E$8]-[.B76])^2/(([.E$8]-[.E$6])*([.E$8]-[.E$7]))))" office:value-type="float" office:value="0.0586459377971512">
            <text:p>0,0586459378</text:p>
          </table:table-cell>
          <table:table-cell table:formula="of:=ABS([.D76]-[.C76])" office:value-type="float" office:value="0.00435406220284876">
            <text:p>0,0043540622</text:p>
          </table:table-cell>
          <table:table-cell table:formula="of:=ABS([.D76]-[.C75])" office:value-type="float" office:value="0.00335406220284876">
            <text:p>0,0033540622</text:p>
          </table:table-cell>
          <table:table-cell/>
        </table:table-row>
        <table:table-row table:style-name="ro1">
          <table:table-cell office:value-type="float" office:value="4.42247809226">
            <text:p>4,4224780923</text:p>
          </table:table-cell>
          <table:table-cell office:value-type="float" office:value="3.59860789548">
            <text:p>3,5986078955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E$6]&lt;=[.B77];[.B77]&lt;=[.E$7]);([.B77]-[.E$6])^2/(([.E$8]-[.E$6])*([.E$7]-[.E$6]));1-(([.E$8]-[.B77])^2/(([.E$8]-[.E$6])*([.E$8]-[.E$7]))))" office:value-type="float" office:value="0.0597219020884991">
            <text:p>0,0597219021</text:p>
          </table:table-cell>
          <table:table-cell table:formula="of:=ABS([.D77]-[.C77])" office:value-type="float" office:value="0.00427809791150094">
            <text:p>0,0042780979</text:p>
          </table:table-cell>
          <table:table-cell table:formula="of:=ABS([.D77]-[.C76])" office:value-type="float" office:value="0.00327809791150094">
            <text:p>0,0032780979</text:p>
          </table:table-cell>
          <table:table-cell/>
        </table:table-row>
        <table:table-row table:style-name="ro1">
          <table:table-cell office:value-type="float" office:value="5.88524363415">
            <text:p>5,8852436342</text:p>
          </table:table-cell>
          <table:table-cell office:value-type="float" office:value="3.60653433796">
            <text:p>3,606534338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E$6]&lt;=[.B78];[.B78]&lt;=[.E$7]);([.B78]-[.E$6])^2/(([.E$8]-[.E$6])*([.E$7]-[.E$6]));1-(([.E$8]-[.B78])^2/(([.E$8]-[.E$6])*([.E$8]-[.E$7]))))" office:value-type="float" office:value="0.0613139838540959">
            <text:p>0,0613139839</text:p>
          </table:table-cell>
          <table:table-cell table:formula="of:=ABS([.D78]-[.C78])" office:value-type="float" office:value="0.00368601614590411">
            <text:p>0,0036860161</text:p>
          </table:table-cell>
          <table:table-cell table:formula="of:=ABS([.D78]-[.C77])" office:value-type="float" office:value="0.00268601614590411">
            <text:p>0,0026860161</text:p>
          </table:table-cell>
          <table:table-cell/>
        </table:table-row>
        <table:table-row table:style-name="ro1">
          <table:table-cell office:value-type="float" office:value="6.30492317964">
            <text:p>6,3049231796</text:p>
          </table:table-cell>
          <table:table-cell office:value-type="float" office:value="3.60840674444">
            <text:p>3,6084067444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E$6]&lt;=[.B79];[.B79]&lt;=[.E$7]);([.B79]-[.E$6])^2/(([.E$8]-[.E$6])*([.E$7]-[.E$6]));1-(([.E$8]-[.B79])^2/(([.E$8]-[.E$6])*([.E$8]-[.E$7]))))" office:value-type="float" office:value="0.0616931277800132">
            <text:p>0,0616931278</text:p>
          </table:table-cell>
          <table:table-cell table:formula="of:=ABS([.D79]-[.C79])" office:value-type="float" office:value="0.00430687221998679">
            <text:p>0,0043068722</text:p>
          </table:table-cell>
          <table:table-cell table:formula="of:=ABS([.D79]-[.C78])" office:value-type="float" office:value="0.00330687221998679">
            <text:p>0,0033068722</text:p>
          </table:table-cell>
          <table:table-cell/>
        </table:table-row>
        <table:table-row table:style-name="ro1">
          <table:table-cell office:value-type="float" office:value="8.1937962229">
            <text:p>8,1937962229</text:p>
          </table:table-cell>
          <table:table-cell office:value-type="float" office:value="3.61233738589">
            <text:p>3,6123373859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E$6]&lt;=[.B80];[.B80]&lt;=[.E$7]);([.B80]-[.E$6])^2/(([.E$8]-[.E$6])*([.E$7]-[.E$6]));1-(([.E$8]-[.B80])^2/(([.E$8]-[.E$6])*([.E$8]-[.E$7]))))" office:value-type="float" office:value="0.0624928456930998">
            <text:p>0,0624928457</text:p>
          </table:table-cell>
          <table:table-cell table:formula="of:=ABS([.D80]-[.C80])" office:value-type="float" office:value="0.00450715430690019">
            <text:p>0,0045071543</text:p>
          </table:table-cell>
          <table:table-cell table:formula="of:=ABS([.D80]-[.C79])" office:value-type="float" office:value="0.00350715430690019">
            <text:p>0,0035071543</text:p>
          </table:table-cell>
          <table:table-cell/>
        </table:table-row>
        <table:table-row table:style-name="ro1">
          <table:table-cell office:value-type="float" office:value="6.4126193485">
            <text:p>6,4126193485</text:p>
          </table:table-cell>
          <table:table-cell office:value-type="float" office:value="3.62389099847">
            <text:p>3,6238909985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E$6]&lt;=[.B81];[.B81]&lt;=[.E$7]);([.B81]-[.E$6])^2/(([.E$8]-[.E$6])*([.E$7]-[.E$6]));1-(([.E$8]-[.B81])^2/(([.E$8]-[.E$6])*([.E$8]-[.E$7]))))" office:value-type="float" office:value="0.0648733296619822">
            <text:p>0,0648733297</text:p>
          </table:table-cell>
          <table:table-cell table:formula="of:=ABS([.D81]-[.C81])" office:value-type="float" office:value="0.00312667033801778">
            <text:p>0,0031266703</text:p>
          </table:table-cell>
          <table:table-cell table:formula="of:=ABS([.D81]-[.C80])" office:value-type="float" office:value="0.00212667033801778">
            <text:p>0,0021266703</text:p>
          </table:table-cell>
          <table:table-cell/>
        </table:table-row>
        <table:table-row table:style-name="ro1">
          <table:table-cell office:value-type="float" office:value="5.56534190024">
            <text:p>5,5653419002</text:p>
          </table:table-cell>
          <table:table-cell office:value-type="float" office:value="3.63531929056">
            <text:p>3,6353192906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E$6]&lt;=[.B82];[.B82]&lt;=[.E$7]);([.B82]-[.E$6])^2/(([.E$8]-[.E$6])*([.E$7]-[.E$6]));1-(([.E$8]-[.B82])^2/(([.E$8]-[.E$6])*([.E$8]-[.E$7]))))" office:value-type="float" office:value="0.067271766826277">
            <text:p>0,0672717668</text:p>
          </table:table-cell>
          <table:table-cell table:formula="of:=ABS([.D82]-[.C82])" office:value-type="float" office:value="0.00172823317372305">
            <text:p>0,0017282332</text:p>
          </table:table-cell>
          <table:table-cell table:formula="of:=ABS([.D82]-[.C81])" office:value-type="float" office:value="0.000728233173723045">
            <text:p>0,0007282332</text:p>
          </table:table-cell>
          <table:table-cell/>
        </table:table-row>
        <table:table-row table:style-name="ro1">
          <table:table-cell office:value-type="float" office:value="4.73473089666">
            <text:p>4,7347308967</text:p>
          </table:table-cell>
          <table:table-cell office:value-type="float" office:value="3.63740335313">
            <text:p>3,6374033531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E$6]&lt;=[.B83];[.B83]&lt;=[.E$7]);([.B83]-[.E$6])^2/(([.E$8]-[.E$6])*([.E$7]-[.E$6]));1-(([.E$8]-[.B83])^2/(([.E$8]-[.E$6])*([.E$8]-[.E$7]))))" office:value-type="float" office:value="0.0677138390968945">
            <text:p>0,0677138391</text:p>
          </table:table-cell>
          <table:table-cell table:formula="of:=ABS([.D83]-[.C83])" office:value-type="float" office:value="0.00228616090310546">
            <text:p>0,0022861609</text:p>
          </table:table-cell>
          <table:table-cell table:formula="of:=ABS([.D83]-[.C82])" office:value-type="float" office:value="0.00128616090310546">
            <text:p>0,0012861609</text:p>
          </table:table-cell>
          <table:table-cell/>
        </table:table-row>
        <table:table-row table:style-name="ro1">
          <table:table-cell office:value-type="float" office:value="5.33462492239">
            <text:p>5,3346249224</text:p>
          </table:table-cell>
          <table:table-cell office:value-type="float" office:value="3.64698251832">
            <text:p>3,646982518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E$6]&lt;=[.B84];[.B84]&lt;=[.E$7]);([.B84]-[.E$6])^2/(([.E$8]-[.E$6])*([.E$7]-[.E$6]));1-(([.E$8]-[.B84])^2/(([.E$8]-[.E$6])*([.E$8]-[.E$7]))))" office:value-type="float" office:value="0.0697643965019481">
            <text:p>0,0697643965</text:p>
          </table:table-cell>
          <table:table-cell table:formula="of:=ABS([.D84]-[.C84])" office:value-type="float" office:value="0.00123560349805185">
            <text:p>0,0012356035</text:p>
          </table:table-cell>
          <table:table-cell table:formula="of:=ABS([.D84]-[.C83])" office:value-type="float" office:value="0.000235603498051865">
            <text:p>0,0002356035</text:p>
          </table:table-cell>
          <table:table-cell/>
        </table:table-row>
        <table:table-row table:style-name="ro1">
          <table:table-cell office:value-type="float" office:value="4.56083700312">
            <text:p>4,5608370031</text:p>
          </table:table-cell>
          <table:table-cell office:value-type="float" office:value="3.65601401562">
            <text:p>3,6560140156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E$6]&lt;=[.B85];[.B85]&lt;=[.E$7]);([.B85]-[.E$6])^2/(([.E$8]-[.E$6])*([.E$7]-[.E$6]));1-(([.E$8]-[.B85])^2/(([.E$8]-[.E$6])*([.E$8]-[.E$7]))))" office:value-type="float" office:value="0.0717257314483129">
            <text:p>0,0717257314</text:p>
          </table:table-cell>
          <table:table-cell table:formula="of:=ABS([.D85]-[.C85])" office:value-type="float" office:value="0.000274268551687093">
            <text:p>0,0002742686</text:p>
          </table:table-cell>
          <table:table-cell table:formula="of:=ABS([.D85]-[.C84])" office:value-type="float" office:value="0.000725731448312908">
            <text:p>0,0007257314</text:p>
          </table:table-cell>
          <table:table-cell/>
        </table:table-row>
        <table:table-row table:style-name="ro1">
          <table:table-cell office:value-type="float" office:value="8.29308484416">
            <text:p>8,2930848442</text:p>
          </table:table-cell>
          <table:table-cell office:value-type="float" office:value="3.65753815314">
            <text:p>3,6575381531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E$6]&lt;=[.B86];[.B86]&lt;=[.E$7]);([.B86]-[.E$6])^2/(([.E$8]-[.E$6])*([.E$7]-[.E$6]));1-(([.E$8]-[.B86])^2/(([.E$8]-[.E$6])*([.E$8]-[.E$7]))))" office:value-type="float" office:value="0.0720594038057937">
            <text:p>0,0720594038</text:p>
          </table:table-cell>
          <table:table-cell table:formula="of:=ABS([.D86]-[.C86])" office:value-type="float" office:value="0.00094059619420632">
            <text:p>0,0009405962</text:p>
          </table:table-cell>
          <table:table-cell table:formula="of:=ABS([.D86]-[.C85])" office:value-type="float" office:value="0.0000594038057936813">
            <text:p>5,94038057936813E-005</text:p>
          </table:table-cell>
          <table:table-cell/>
        </table:table-row>
        <table:table-row table:style-name="ro1">
          <table:table-cell office:value-type="float" office:value="5.40139482636">
            <text:p>5,4013948264</text:p>
          </table:table-cell>
          <table:table-cell office:value-type="float" office:value="3.65810872417">
            <text:p>3,658108724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E$6]&lt;=[.B87];[.B87]&lt;=[.E$7]);([.B87]-[.E$6])^2/(([.E$8]-[.E$6])*([.E$7]-[.E$6]));1-(([.E$8]-[.B87])^2/(([.E$8]-[.E$6])*([.E$8]-[.E$7]))))" office:value-type="float" office:value="0.0721845154714442">
            <text:p>0,0721845155</text:p>
          </table:table-cell>
          <table:table-cell table:formula="of:=ABS([.D87]-[.C87])" office:value-type="float" office:value="0.00181548452855583">
            <text:p>0,0018154845</text:p>
          </table:table-cell>
          <table:table-cell table:formula="of:=ABS([.D87]-[.C86])" office:value-type="float" office:value="0.000815484528555829">
            <text:p>0,0008154845</text:p>
          </table:table-cell>
          <table:table-cell/>
        </table:table-row>
        <table:table-row table:style-name="ro1">
          <table:table-cell office:value-type="float" office:value="4.83736813578">
            <text:p>4,8373681358</text:p>
          </table:table-cell>
          <table:table-cell office:value-type="float" office:value="3.66062629582">
            <text:p>3,6606262958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E$6]&lt;=[.B88];[.B88]&lt;=[.E$7]);([.B88]-[.E$6])^2/(([.E$8]-[.E$6])*([.E$7]-[.E$6]));1-(([.E$8]-[.B88])^2/(([.E$8]-[.E$6])*([.E$8]-[.E$7]))))" office:value-type="float" office:value="0.0727378504548091">
            <text:p>0,0727378505</text:p>
          </table:table-cell>
          <table:table-cell table:formula="of:=ABS([.D88]-[.C88])" office:value-type="float" office:value="0.00226214954519093">
            <text:p>0,0022621495</text:p>
          </table:table-cell>
          <table:table-cell table:formula="of:=ABS([.D88]-[.C87])" office:value-type="float" office:value="0.00126214954519092">
            <text:p>0,0012621495</text:p>
          </table:table-cell>
          <table:table-cell/>
        </table:table-row>
        <table:table-row table:style-name="ro1">
          <table:table-cell office:value-type="float" office:value="4.86773338914">
            <text:p>4,8677333891</text:p>
          </table:table-cell>
          <table:table-cell office:value-type="float" office:value="3.66284864204">
            <text:p>3,662848642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E$6]&lt;=[.B89];[.B89]&lt;=[.E$7]);([.B89]-[.E$6])^2/(([.E$8]-[.E$6])*([.E$7]-[.E$6]));1-(([.E$8]-[.B89])^2/(([.E$8]-[.E$6])*([.E$8]-[.E$7]))))" office:value-type="float" office:value="0.0732280537090454">
            <text:p>0,0732280537</text:p>
          </table:table-cell>
          <table:table-cell table:formula="of:=ABS([.D89]-[.C89])" office:value-type="float" office:value="0.00277194629095462">
            <text:p>0,0027719463</text:p>
          </table:table-cell>
          <table:table-cell table:formula="of:=ABS([.D89]-[.C88])" office:value-type="float" office:value="0.00177194629095462">
            <text:p>0,0017719463</text:p>
          </table:table-cell>
          <table:table-cell/>
        </table:table-row>
        <table:table-row table:style-name="ro1">
          <table:table-cell office:value-type="float" office:value="3.89817186686">
            <text:p>3,8981718669</text:p>
          </table:table-cell>
          <table:table-cell office:value-type="float" office:value="3.66492270276">
            <text:p>3,6649227028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E$6]&lt;=[.B90];[.B90]&lt;=[.E$7]);([.B90]-[.E$6])^2/(([.E$8]-[.E$6])*([.E$7]-[.E$6]));1-(([.E$8]-[.B90])^2/(([.E$8]-[.E$6])*([.E$8]-[.E$7]))))" office:value-type="float" office:value="0.0736870334409439">
            <text:p>0,0736870334</text:p>
          </table:table-cell>
          <table:table-cell table:formula="of:=ABS([.D90]-[.C90])" office:value-type="float" office:value="0.00331296655905607">
            <text:p>0,0033129666</text:p>
          </table:table-cell>
          <table:table-cell table:formula="of:=ABS([.D90]-[.C89])" office:value-type="float" office:value="0.00231296655905606">
            <text:p>0,0023129666</text:p>
          </table:table-cell>
          <table:table-cell/>
        </table:table-row>
        <table:table-row table:style-name="ro1">
          <table:table-cell office:value-type="float" office:value="7.68835423317">
            <text:p>7,6883542332</text:p>
          </table:table-cell>
          <table:table-cell office:value-type="float" office:value="3.66971794198">
            <text:p>3,669717942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E$6]&lt;=[.B91];[.B91]&lt;=[.E$7]);([.B91]-[.E$6])^2/(([.E$8]-[.E$6])*([.E$7]-[.E$6]));1-(([.E$8]-[.B91])^2/(([.E$8]-[.E$6])*([.E$8]-[.E$7]))))" office:value-type="float" office:value="0.0747536869683211">
            <text:p>0,074753687</text:p>
          </table:table-cell>
          <table:table-cell table:formula="of:=ABS([.D91]-[.C91])" office:value-type="float" office:value="0.00324631303167887">
            <text:p>0,003246313</text:p>
          </table:table-cell>
          <table:table-cell table:formula="of:=ABS([.D91]-[.C90])" office:value-type="float" office:value="0.00224631303167887">
            <text:p>0,002246313</text:p>
          </table:table-cell>
          <table:table-cell/>
        </table:table-row>
        <table:table-row table:style-name="ro1">
          <table:table-cell office:value-type="float" office:value="5.72998926065">
            <text:p>5,7299892607</text:p>
          </table:table-cell>
          <table:table-cell office:value-type="float" office:value="3.67711032716">
            <text:p>3,6771103272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E$6]&lt;=[.B92];[.B92]&lt;=[.E$7]);([.B92]-[.E$6])^2/(([.E$8]-[.E$6])*([.E$7]-[.E$6]));1-(([.E$8]-[.B92])^2/(([.E$8]-[.E$6])*([.E$8]-[.E$7]))))" office:value-type="float" office:value="0.076413065857787">
            <text:p>0,0764130659</text:p>
          </table:table-cell>
          <table:table-cell table:formula="of:=ABS([.D92]-[.C92])" office:value-type="float" office:value="0.00258693414221299">
            <text:p>0,0025869341</text:p>
          </table:table-cell>
          <table:table-cell table:formula="of:=ABS([.D92]-[.C91])" office:value-type="float" office:value="0.00158693414221299">
            <text:p>0,0015869341</text:p>
          </table:table-cell>
          <table:table-cell/>
        </table:table-row>
        <table:table-row table:style-name="ro1">
          <table:table-cell office:value-type="float" office:value="7.49615250626">
            <text:p>7,4961525063</text:p>
          </table:table-cell>
          <table:table-cell office:value-type="float" office:value="3.6794803285">
            <text:p>3,6794803285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E$6]&lt;=[.B93];[.B93]&lt;=[.E$7]);([.B93]-[.E$6])^2/(([.E$8]-[.E$6])*([.E$7]-[.E$6]));1-(([.E$8]-[.B93])^2/(([.E$8]-[.E$6])*([.E$8]-[.E$7]))))" office:value-type="float" office:value="0.0769489194697447">
            <text:p>0,0769489195</text:p>
          </table:table-cell>
          <table:table-cell table:formula="of:=ABS([.D93]-[.C93])" office:value-type="float" office:value="0.00305108053025535">
            <text:p>0,0030510805</text:p>
          </table:table-cell>
          <table:table-cell table:formula="of:=ABS([.D93]-[.C92])" office:value-type="float" office:value="0.00205108053025535">
            <text:p>0,0020510805</text:p>
          </table:table-cell>
          <table:table-cell/>
        </table:table-row>
        <table:table-row table:style-name="ro1">
          <table:table-cell office:value-type="float" office:value="7.46156592977">
            <text:p>7,4615659298</text:p>
          </table:table-cell>
          <table:table-cell office:value-type="float" office:value="3.68299992166">
            <text:p>3,682999921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E$6]&lt;=[.B94];[.B94]&lt;=[.E$7]);([.B94]-[.E$6])^2/(([.E$8]-[.E$6])*([.E$7]-[.E$6]));1-(([.E$8]-[.B94])^2/(([.E$8]-[.E$6])*([.E$8]-[.E$7]))))" office:value-type="float" office:value="0.077748148831261">
            <text:p>0,0777481488</text:p>
          </table:table-cell>
          <table:table-cell table:formula="of:=ABS([.D94]-[.C94])" office:value-type="float" office:value="0.00325185116873898">
            <text:p>0,0032518512</text:p>
          </table:table-cell>
          <table:table-cell table:formula="of:=ABS([.D94]-[.C93])" office:value-type="float" office:value="0.00225185116873898">
            <text:p>0,0022518512</text:p>
          </table:table-cell>
          <table:table-cell/>
        </table:table-row>
        <table:table-row table:style-name="ro1">
          <table:table-cell office:value-type="float" office:value="5.07652461174">
            <text:p>5,0765246117</text:p>
          </table:table-cell>
          <table:table-cell office:value-type="float" office:value="3.68733059674">
            <text:p>3,6873305967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E$6]&lt;=[.B95];[.B95]&lt;=[.E$7]);([.B95]-[.E$6])^2/(([.E$8]-[.E$6])*([.E$7]-[.E$6]));1-(([.E$8]-[.B95])^2/(([.E$8]-[.E$6])*([.E$8]-[.E$7]))))" office:value-type="float" office:value="0.0787372248691607">
            <text:p>0,0787372249</text:p>
          </table:table-cell>
          <table:table-cell table:formula="of:=ABS([.D95]-[.C95])" office:value-type="float" office:value="0.00326277513083928">
            <text:p>0,0032627751</text:p>
          </table:table-cell>
          <table:table-cell table:formula="of:=ABS([.D95]-[.C94])" office:value-type="float" office:value="0.00226277513083928">
            <text:p>0,0022627751</text:p>
          </table:table-cell>
          <table:table-cell/>
        </table:table-row>
        <table:table-row table:style-name="ro1">
          <table:table-cell office:value-type="float" office:value="6.73684699339">
            <text:p>6,7368469934</text:p>
          </table:table-cell>
          <table:table-cell office:value-type="float" office:value="3.69152581359">
            <text:p>3,6915258136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E$6]&lt;=[.B96];[.B96]&lt;=[.E$7]);([.B96]-[.E$6])^2/(([.E$8]-[.E$6])*([.E$7]-[.E$6]));1-(([.E$8]-[.B96])^2/(([.E$8]-[.E$6])*([.E$8]-[.E$7]))))" office:value-type="float" office:value="0.079701325143552">
            <text:p>0,0797013251</text:p>
          </table:table-cell>
          <table:table-cell table:formula="of:=ABS([.D96]-[.C96])" office:value-type="float" office:value="0.00329867485644805">
            <text:p>0,0032986749</text:p>
          </table:table-cell>
          <table:table-cell table:formula="of:=ABS([.D96]-[.C95])" office:value-type="float" office:value="0.00229867485644805">
            <text:p>0,0022986749</text:p>
          </table:table-cell>
          <table:table-cell/>
        </table:table-row>
        <table:table-row table:style-name="ro1">
          <table:table-cell office:value-type="float" office:value="6.4951047751">
            <text:p>6,4951047751</text:p>
          </table:table-cell>
          <table:table-cell office:value-type="float" office:value="3.69411922509">
            <text:p>3,6941192251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E$6]&lt;=[.B97];[.B97]&lt;=[.E$7]);([.B97]-[.E$6])^2/(([.E$8]-[.E$6])*([.E$7]-[.E$6]));1-(([.E$8]-[.B97])^2/(([.E$8]-[.E$6])*([.E$8]-[.E$7]))))" office:value-type="float" office:value="0.0803002497732569">
            <text:p>0,0803002498</text:p>
          </table:table-cell>
          <table:table-cell table:formula="of:=ABS([.D97]-[.C97])" office:value-type="float" office:value="0.00369975022674307">
            <text:p>0,0036997502</text:p>
          </table:table-cell>
          <table:table-cell table:formula="of:=ABS([.D97]-[.C96])" office:value-type="float" office:value="0.00269975022674307">
            <text:p>0,0026997502</text:p>
          </table:table-cell>
          <table:table-cell/>
        </table:table-row>
        <table:table-row table:style-name="ro1">
          <table:table-cell office:value-type="float" office:value="4.39088407845">
            <text:p>4,3908840785</text:p>
          </table:table-cell>
          <table:table-cell office:value-type="float" office:value="3.70070003273">
            <text:p>3,7007000327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E$6]&lt;=[.B98];[.B98]&lt;=[.E$7]);([.B98]-[.E$6])^2/(([.E$8]-[.E$6])*([.E$7]-[.E$6]));1-(([.E$8]-[.B98])^2/(([.E$8]-[.E$6])*([.E$8]-[.E$7]))))" office:value-type="float" office:value="0.0818300893113038">
            <text:p>0,0818300893</text:p>
          </table:table-cell>
          <table:table-cell table:formula="of:=ABS([.D98]-[.C98])" office:value-type="float" office:value="0.00316991068869618">
            <text:p>0,0031699107</text:p>
          </table:table-cell>
          <table:table-cell table:formula="of:=ABS([.D98]-[.C97])" office:value-type="float" office:value="0.00216991068869618">
            <text:p>0,0021699107</text:p>
          </table:table-cell>
          <table:table-cell/>
        </table:table-row>
        <table:table-row table:style-name="ro1">
          <table:table-cell office:value-type="float" office:value="6.91383537257">
            <text:p>6,9138353726</text:p>
          </table:table-cell>
          <table:table-cell office:value-type="float" office:value="3.70276674202">
            <text:p>3,702766742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E$6]&lt;=[.B99];[.B99]&lt;=[.E$7]);([.B99]-[.E$6])^2/(([.E$8]-[.E$6])*([.E$7]-[.E$6]));1-(([.E$8]-[.B99])^2/(([.E$8]-[.E$6])*([.E$8]-[.E$7]))))" office:value-type="float" office:value="0.0823135156149009">
            <text:p>0,0823135156</text:p>
          </table:table-cell>
          <table:table-cell table:formula="of:=ABS([.D99]-[.C99])" office:value-type="float" office:value="0.0036864843850991">
            <text:p>0,0036864844</text:p>
          </table:table-cell>
          <table:table-cell table:formula="of:=ABS([.D99]-[.C98])" office:value-type="float" office:value="0.00268648438509911">
            <text:p>0,0026864844</text:p>
          </table:table-cell>
          <table:table-cell/>
        </table:table-row>
        <table:table-row table:style-name="ro1">
          <table:table-cell office:value-type="float" office:value="5.6294775537">
            <text:p>5,6294775537</text:p>
          </table:table-cell>
          <table:table-cell office:value-type="float" office:value="3.71322312615">
            <text:p>3,7132231262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E$6]&lt;=[.B100];[.B100]&lt;=[.E$7]);([.B100]-[.E$6])^2/(([.E$8]-[.E$6])*([.E$7]-[.E$6]));1-(([.E$8]-[.B100])^2/(([.E$8]-[.E$6])*([.E$8]-[.E$7]))))" office:value-type="float" office:value="0.0847812046125298">
            <text:p>0,0847812046</text:p>
          </table:table-cell>
          <table:table-cell table:formula="of:=ABS([.D100]-[.C100])" office:value-type="float" office:value="0.0022187953874702">
            <text:p>0,0022187954</text:p>
          </table:table-cell>
          <table:table-cell table:formula="of:=ABS([.D100]-[.C99])" office:value-type="float" office:value="0.0012187953874702">
            <text:p>0,0012187954</text:p>
          </table:table-cell>
          <table:table-cell/>
        </table:table-row>
        <table:table-row table:style-name="ro1">
          <table:table-cell office:value-type="float" office:value="4.95925024064">
            <text:p>4,9592502406</text:p>
          </table:table-cell>
          <table:table-cell office:value-type="float" office:value="3.71383593861">
            <text:p>3,7138359386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E$6]&lt;=[.B101];[.B101]&lt;=[.E$7]);([.B101]-[.E$6])^2/(([.E$8]-[.E$6])*([.E$7]-[.E$6]));1-(([.E$8]-[.B101])^2/(([.E$8]-[.E$6])*([.E$8]-[.E$7]))))" office:value-type="float" office:value="0.0849269578752033">
            <text:p>0,0849269579</text:p>
          </table:table-cell>
          <table:table-cell table:formula="of:=ABS([.D101]-[.C101])" office:value-type="float" office:value="0.00307304212479673">
            <text:p>0,0030730421</text:p>
          </table:table-cell>
          <table:table-cell table:formula="of:=ABS([.D101]-[.C100])" office:value-type="float" office:value="0.00207304212479673">
            <text:p>0,0020730421</text:p>
          </table:table-cell>
          <table:table-cell/>
        </table:table-row>
        <table:table-row table:style-name="ro1">
          <table:table-cell office:value-type="float" office:value="4.51639967472">
            <text:p>4,5163996747</text:p>
          </table:table-cell>
          <table:table-cell office:value-type="float" office:value="3.7192649209">
            <text:p>3,7192649209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E$6]&lt;=[.B102];[.B102]&lt;=[.E$7]);([.B102]-[.E$6])^2/(([.E$8]-[.E$6])*([.E$7]-[.E$6]));1-(([.E$8]-[.B102])^2/(([.E$8]-[.E$6])*([.E$8]-[.E$7]))))" office:value-type="float" office:value="0.0862236710728806">
            <text:p>0,0862236711</text:p>
          </table:table-cell>
          <table:table-cell table:formula="of:=ABS([.D102]-[.C102])" office:value-type="float" office:value="0.00277632892711942">
            <text:p>0,0027763289</text:p>
          </table:table-cell>
          <table:table-cell table:formula="of:=ABS([.D102]-[.C101])" office:value-type="float" office:value="0.00177632892711942">
            <text:p>0,0017763289</text:p>
          </table:table-cell>
          <table:table-cell/>
        </table:table-row>
        <table:table-row table:style-name="ro1">
          <table:table-cell office:value-type="float" office:value="4.42755210057">
            <text:p>4,4275521006</text:p>
          </table:table-cell>
          <table:table-cell office:value-type="float" office:value="3.7200489755">
            <text:p>3,7200489755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E$6]&lt;=[.B103];[.B103]&lt;=[.E$7]);([.B103]-[.E$6])^2/(([.E$8]-[.E$6])*([.E$7]-[.E$6]));1-(([.E$8]-[.B103])^2/(([.E$8]-[.E$6])*([.E$8]-[.E$7]))))" office:value-type="float" office:value="0.0864117545197666">
            <text:p>0,0864117545</text:p>
          </table:table-cell>
          <table:table-cell table:formula="of:=ABS([.D103]-[.C103])" office:value-type="float" office:value="0.00358824548023337">
            <text:p>0,0035882455</text:p>
          </table:table-cell>
          <table:table-cell table:formula="of:=ABS([.D103]-[.C102])" office:value-type="float" office:value="0.00258824548023337">
            <text:p>0,0025882455</text:p>
          </table:table-cell>
          <table:table-cell/>
        </table:table-row>
        <table:table-row table:style-name="ro1">
          <table:table-cell office:value-type="float" office:value="7.91033340554">
            <text:p>7,9103334055</text:p>
          </table:table-cell>
          <table:table-cell office:value-type="float" office:value="3.72251255294">
            <text:p>3,7225125529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E$6]&lt;=[.B104];[.B104]&lt;=[.E$7]);([.B104]-[.E$6])^2/(([.E$8]-[.E$6])*([.E$7]-[.E$6]));1-(([.E$8]-[.B104])^2/(([.E$8]-[.E$6])*([.E$8]-[.E$7]))))" office:value-type="float" office:value="0.0870040648593127">
            <text:p>0,0870040649</text:p>
          </table:table-cell>
          <table:table-cell table:formula="of:=ABS([.D104]-[.C104])" office:value-type="float" office:value="0.00399593514068727">
            <text:p>0,0039959351</text:p>
          </table:table-cell>
          <table:table-cell table:formula="of:=ABS([.D104]-[.C103])" office:value-type="float" office:value="0.00299593514068727">
            <text:p>0,0029959351</text:p>
          </table:table-cell>
          <table:table-cell/>
        </table:table-row>
        <table:table-row table:style-name="ro1">
          <table:table-cell office:value-type="float" office:value="4.88863170621">
            <text:p>4,8886317062</text:p>
          </table:table-cell>
          <table:table-cell office:value-type="float" office:value="3.7260424581">
            <text:p>3,7260424581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E$6]&lt;=[.B105];[.B105]&lt;=[.E$7]);([.B105]-[.E$6])^2/(([.E$8]-[.E$6])*([.E$7]-[.E$6]));1-(([.E$8]-[.B105])^2/(([.E$8]-[.E$6])*([.E$8]-[.E$7]))))" office:value-type="float" office:value="0.0878562751606484">
            <text:p>0,0878562752</text:p>
          </table:table-cell>
          <table:table-cell table:formula="of:=ABS([.D105]-[.C105])" office:value-type="float" office:value="0.00414372483935156">
            <text:p>0,0041437248</text:p>
          </table:table-cell>
          <table:table-cell table:formula="of:=ABS([.D105]-[.C104])" office:value-type="float" office:value="0.00314372483935156">
            <text:p>0,0031437248</text:p>
          </table:table-cell>
          <table:table-cell/>
        </table:table-row>
        <table:table-row table:style-name="ro1">
          <table:table-cell office:value-type="float" office:value="5.69075741346">
            <text:p>5,6907574135</text:p>
          </table:table-cell>
          <table:table-cell office:value-type="float" office:value="3.73230240982">
            <text:p>3,7323024098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E$6]&lt;=[.B106];[.B106]&lt;=[.E$7]);([.B106]-[.E$6])^2/(([.E$8]-[.E$6])*([.E$7]-[.E$6]));1-(([.E$8]-[.B106])^2/(([.E$8]-[.E$6])*([.E$8]-[.E$7]))))" office:value-type="float" office:value="0.0893778032380298">
            <text:p>0,0893778032</text:p>
          </table:table-cell>
          <table:table-cell table:formula="of:=ABS([.D106]-[.C106])" office:value-type="float" office:value="0.00362219676197015">
            <text:p>0,0036221968</text:p>
          </table:table-cell>
          <table:table-cell table:formula="of:=ABS([.D106]-[.C105])" office:value-type="float" office:value="0.00262219676197015">
            <text:p>0,0026221968</text:p>
          </table:table-cell>
          <table:table-cell/>
        </table:table-row>
        <table:table-row table:style-name="ro1">
          <table:table-cell office:value-type="float" office:value="3.94172191873">
            <text:p>3,9417219187</text:p>
          </table:table-cell>
          <table:table-cell office:value-type="float" office:value="3.74074411031">
            <text:p>3,7407441103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E$6]&lt;=[.B107];[.B107]&lt;=[.E$7]);([.B107]-[.E$6])^2/(([.E$8]-[.E$6])*([.E$7]-[.E$6]));1-(([.E$8]-[.B107])^2/(([.E$8]-[.E$6])*([.E$8]-[.E$7]))))" office:value-type="float" office:value="0.0914503061598256">
            <text:p>0,0914503062</text:p>
          </table:table-cell>
          <table:table-cell table:formula="of:=ABS([.D107]-[.C107])" office:value-type="float" office:value="0.00254969384017441">
            <text:p>0,0025496938</text:p>
          </table:table-cell>
          <table:table-cell table:formula="of:=ABS([.D107]-[.C106])" office:value-type="float" office:value="0.00154969384017441">
            <text:p>0,0015496938</text:p>
          </table:table-cell>
          <table:table-cell/>
        </table:table-row>
        <table:table-row table:style-name="ro1">
          <table:table-cell office:value-type="float" office:value="7.56399080074">
            <text:p>7,5639908007</text:p>
          </table:table-cell>
          <table:table-cell office:value-type="float" office:value="3.74083377601">
            <text:p>3,740833776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E$6]&lt;=[.B108];[.B108]&lt;=[.E$7]);([.B108]-[.E$6])^2/(([.E$8]-[.E$6])*([.E$7]-[.E$6]));1-(([.E$8]-[.B108])^2/(([.E$8]-[.E$6])*([.E$8]-[.E$7]))))" office:value-type="float" office:value="0.0914724472795392">
            <text:p>0,0914724473</text:p>
          </table:table-cell>
          <table:table-cell table:formula="of:=ABS([.D108]-[.C108])" office:value-type="float" office:value="0.00352755272046083">
            <text:p>0,0035275527</text:p>
          </table:table-cell>
          <table:table-cell table:formula="of:=ABS([.D108]-[.C107])" office:value-type="float" office:value="0.00252755272046083">
            <text:p>0,0025275527</text:p>
          </table:table-cell>
          <table:table-cell/>
        </table:table-row>
        <table:table-row table:style-name="ro1">
          <table:table-cell office:value-type="float" office:value="8.6708491745">
            <text:p>8,6708491745</text:p>
          </table:table-cell>
          <table:table-cell office:value-type="float" office:value="3.7418901812">
            <text:p>3,7418901812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E$6]&lt;=[.B109];[.B109]&lt;=[.E$7]);([.B109]-[.E$6])^2/(([.E$8]-[.E$6])*([.E$7]-[.E$6]));1-(([.E$8]-[.B109])^2/(([.E$8]-[.E$6])*([.E$8]-[.E$7]))))" office:value-type="float" office:value="0.0917335068268281">
            <text:p>0,0917335068</text:p>
          </table:table-cell>
          <table:table-cell table:formula="of:=ABS([.D109]-[.C109])" office:value-type="float" office:value="0.00426649317317186">
            <text:p>0,0042664932</text:p>
          </table:table-cell>
          <table:table-cell table:formula="of:=ABS([.D109]-[.C108])" office:value-type="float" office:value="0.00326649317317186">
            <text:p>0,0032664932</text:p>
          </table:table-cell>
          <table:table-cell/>
        </table:table-row>
        <table:table-row table:style-name="ro1">
          <table:table-cell office:value-type="float" office:value="3.33212015812">
            <text:p>3,3321201581</text:p>
          </table:table-cell>
          <table:table-cell office:value-type="float" office:value="3.74750785651">
            <text:p>3,7475078565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E$6]&lt;=[.B110];[.B110]&lt;=[.E$7]);([.B110]-[.E$6])^2/(([.E$8]-[.E$6])*([.E$7]-[.E$6]));1-(([.E$8]-[.B110])^2/(([.E$8]-[.E$6])*([.E$8]-[.E$7]))))" office:value-type="float" office:value="0.0931279992573624">
            <text:p>0,0931279993</text:p>
          </table:table-cell>
          <table:table-cell table:formula="of:=ABS([.D110]-[.C110])" office:value-type="float" office:value="0.00387200074263756">
            <text:p>0,0038720007</text:p>
          </table:table-cell>
          <table:table-cell table:formula="of:=ABS([.D110]-[.C109])" office:value-type="float" office:value="0.00287200074263756">
            <text:p>0,0028720007</text:p>
          </table:table-cell>
          <table:table-cell/>
        </table:table-row>
        <table:table-row table:style-name="ro1">
          <table:table-cell office:value-type="float" office:value="6.55886297224">
            <text:p>6,5588629722</text:p>
          </table:table-cell>
          <table:table-cell office:value-type="float" office:value="3.7528378047">
            <text:p>3,7528378047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E$6]&lt;=[.B111];[.B111]&lt;=[.E$7]);([.B111]-[.E$6])^2/(([.E$8]-[.E$6])*([.E$7]-[.E$6]));1-(([.E$8]-[.B111])^2/(([.E$8]-[.E$6])*([.E$8]-[.E$7]))))" office:value-type="float" office:value="0.0944607933642526">
            <text:p>0,0944607934</text:p>
          </table:table-cell>
          <table:table-cell table:formula="of:=ABS([.D111]-[.C111])" office:value-type="float" office:value="0.00353920663574746">
            <text:p>0,0035392066</text:p>
          </table:table-cell>
          <table:table-cell table:formula="of:=ABS([.D111]-[.C110])" office:value-type="float" office:value="0.00253920663574746">
            <text:p>0,0025392066</text:p>
          </table:table-cell>
          <table:table-cell/>
        </table:table-row>
        <table:table-row table:style-name="ro1">
          <table:table-cell office:value-type="float" office:value="3.68733059674">
            <text:p>3,6873305967</text:p>
          </table:table-cell>
          <table:table-cell office:value-type="float" office:value="3.76102674339">
            <text:p>3,7610267434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E$6]&lt;=[.B112];[.B112]&lt;=[.E$7]);([.B112]-[.E$6])^2/(([.E$8]-[.E$6])*([.E$7]-[.E$6]));1-(([.E$8]-[.B112])^2/(([.E$8]-[.E$6])*([.E$8]-[.E$7]))))" office:value-type="float" office:value="0.0965269506924648">
            <text:p>0,0965269507</text:p>
          </table:table-cell>
          <table:table-cell table:formula="of:=ABS([.D112]-[.C112])" office:value-type="float" office:value="0.0024730493075352">
            <text:p>0,0024730493</text:p>
          </table:table-cell>
          <table:table-cell table:formula="of:=ABS([.D112]-[.C111])" office:value-type="float" office:value="0.0014730493075352">
            <text:p>0,0014730493</text:p>
          </table:table-cell>
          <table:table-cell/>
        </table:table-row>
        <table:table-row table:style-name="ro1">
          <table:table-cell office:value-type="float" office:value="5.43333898339">
            <text:p>5,4333389834</text:p>
          </table:table-cell>
          <table:table-cell office:value-type="float" office:value="3.76494296534">
            <text:p>3,7649429653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E$6]&lt;=[.B113];[.B113]&lt;=[.E$7]);([.B113]-[.E$6])^2/(([.E$8]-[.E$6])*([.E$7]-[.E$6]));1-(([.E$8]-[.B113])^2/(([.E$8]-[.E$6])*([.E$8]-[.E$7]))))" office:value-type="float" office:value="0.0975229567038587">
            <text:p>0,0975229567</text:p>
          </table:table-cell>
          <table:table-cell table:formula="of:=ABS([.D113]-[.C113])" office:value-type="float" office:value="0.00247704329614128">
            <text:p>0,0024770433</text:p>
          </table:table-cell>
          <table:table-cell table:formula="of:=ABS([.D113]-[.C112])" office:value-type="float" office:value="0.00147704329614128">
            <text:p>0,0014770433</text:p>
          </table:table-cell>
          <table:table-cell/>
        </table:table-row>
        <table:table-row table:style-name="ro1">
          <table:table-cell office:value-type="float" office:value="6.58365706233">
            <text:p>6,5836570623</text:p>
          </table:table-cell>
          <table:table-cell office:value-type="float" office:value="3.76510734924">
            <text:p>3,7651073492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E$6]&lt;=[.B114];[.B114]&lt;=[.E$7]);([.B114]-[.E$6])^2/(([.E$8]-[.E$6])*([.E$7]-[.E$6]));1-(([.E$8]-[.B114])^2/(([.E$8]-[.E$6])*([.E$8]-[.E$7]))))" office:value-type="float" office:value="0.0975648759768432">
            <text:p>0,097564876</text:p>
          </table:table-cell>
          <table:table-cell table:formula="of:=ABS([.D114]-[.C114])" office:value-type="float" office:value="0.00343512402315678">
            <text:p>0,003435124</text:p>
          </table:table-cell>
          <table:table-cell table:formula="of:=ABS([.D114]-[.C113])" office:value-type="float" office:value="0.00243512402315678">
            <text:p>0,002435124</text:p>
          </table:table-cell>
          <table:table-cell/>
        </table:table-row>
        <table:table-row table:style-name="ro1">
          <table:table-cell office:value-type="float" office:value="4.72794007991">
            <text:p>4,7279400799</text:p>
          </table:table-cell>
          <table:table-cell office:value-type="float" office:value="3.76630726333">
            <text:p>3,7663072633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E$6]&lt;=[.B115];[.B115]&lt;=[.E$7]);([.B115]-[.E$6])^2/(([.E$8]-[.E$6])*([.E$7]-[.E$6]));1-(([.E$8]-[.B115])^2/(([.E$8]-[.E$6])*([.E$8]-[.E$7]))))" office:value-type="float" office:value="0.0978711369720523">
            <text:p>0,097871137</text:p>
          </table:table-cell>
          <table:table-cell table:formula="of:=ABS([.D115]-[.C115])" office:value-type="float" office:value="0.0041288630279477">
            <text:p>0,004128863</text:p>
          </table:table-cell>
          <table:table-cell table:formula="of:=ABS([.D115]-[.C114])" office:value-type="float" office:value="0.00312886302794771">
            <text:p>0,003128863</text:p>
          </table:table-cell>
          <table:table-cell/>
        </table:table-row>
        <table:table-row table:style-name="ro1">
          <table:table-cell office:value-type="float" office:value="4.28812295666">
            <text:p>4,2881229567</text:p>
          </table:table-cell>
          <table:table-cell office:value-type="float" office:value="3.77424306077">
            <text:p>3,7742430608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E$6]&lt;=[.B116];[.B116]&lt;=[.E$7]);([.B116]-[.E$6])^2/(([.E$8]-[.E$6])*([.E$7]-[.E$6]));1-(([.E$8]-[.B116])^2/(([.E$8]-[.E$6])*([.E$8]-[.E$7]))))" office:value-type="float" office:value="0.099908719525083">
            <text:p>0,0999087195</text:p>
          </table:table-cell>
          <table:table-cell table:formula="of:=ABS([.D116]-[.C116])" office:value-type="float" office:value="0.00309128047491702">
            <text:p>0,0030912805</text:p>
          </table:table-cell>
          <table:table-cell table:formula="of:=ABS([.D116]-[.C115])" office:value-type="float" office:value="0.00209128047491702">
            <text:p>0,0020912805</text:p>
          </table:table-cell>
          <table:table-cell/>
        </table:table-row>
        <table:table-row table:style-name="ro1">
          <table:table-cell office:value-type="float" office:value="3.97412701251">
            <text:p>3,9741270125</text:p>
          </table:table-cell>
          <table:table-cell office:value-type="float" office:value="3.78238422953">
            <text:p>3,7823842295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E$6]&lt;=[.B117];[.B117]&lt;=[.E$7]);([.B117]-[.E$6])^2/(([.E$8]-[.E$6])*([.E$7]-[.E$6]));1-(([.E$8]-[.B117])^2/(([.E$8]-[.E$6])*([.E$8]-[.E$7]))))" office:value-type="float" office:value="0.102020847102875">
            <text:p>0,1020208471</text:p>
          </table:table-cell>
          <table:table-cell table:formula="of:=ABS([.D117]-[.C117])" office:value-type="float" office:value="0.00197915289712475">
            <text:p>0,0019791529</text:p>
          </table:table-cell>
          <table:table-cell table:formula="of:=ABS([.D117]-[.C116])" office:value-type="float" office:value="0.000979152897124746">
            <text:p>0,0009791529</text:p>
          </table:table-cell>
          <table:table-cell/>
        </table:table-row>
        <table:table-row table:style-name="ro1">
          <table:table-cell office:value-type="float" office:value="6.49573925034">
            <text:p>6,4957392503</text:p>
          </table:table-cell>
          <table:table-cell office:value-type="float" office:value="3.78524741931">
            <text:p>3,785247419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E$6]&lt;=[.B118];[.B118]&lt;=[.E$7]);([.B118]-[.E$6])^2/(([.E$8]-[.E$6])*([.E$7]-[.E$6]));1-(([.E$8]-[.B118])^2/(([.E$8]-[.E$6])*([.E$8]-[.E$7]))))" office:value-type="float" office:value="0.102768918255503">
            <text:p>0,1027689183</text:p>
          </table:table-cell>
          <table:table-cell table:formula="of:=ABS([.D118]-[.C118])" office:value-type="float" office:value="0.00223108174449749">
            <text:p>0,0022310817</text:p>
          </table:table-cell>
          <table:table-cell table:formula="of:=ABS([.D118]-[.C117])" office:value-type="float" office:value="0.00123108174449749">
            <text:p>0,0012310817</text:p>
          </table:table-cell>
          <table:table-cell/>
        </table:table-row>
        <table:table-row table:style-name="ro1">
          <table:table-cell office:value-type="float" office:value="4.0317687872">
            <text:p>4,0317687872</text:p>
          </table:table-cell>
          <table:table-cell office:value-type="float" office:value="3.78630432052">
            <text:p>3,7863043205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E$6]&lt;=[.B119];[.B119]&lt;=[.E$7]);([.B119]-[.E$6])^2/(([.E$8]-[.E$6])*([.E$7]-[.E$6]));1-(([.E$8]-[.B119])^2/(([.E$8]-[.E$6])*([.E$8]-[.E$7]))))" office:value-type="float" office:value="0.103045747411403">
            <text:p>0,1030457474</text:p>
          </table:table-cell>
          <table:table-cell table:formula="of:=ABS([.D119]-[.C119])" office:value-type="float" office:value="0.00295425258859679">
            <text:p>0,0029542526</text:p>
          </table:table-cell>
          <table:table-cell table:formula="of:=ABS([.D119]-[.C118])" office:value-type="float" office:value="0.00195425258859679">
            <text:p>0,0019542526</text:p>
          </table:table-cell>
          <table:table-cell/>
        </table:table-row>
        <table:table-row table:style-name="ro1">
          <table:table-cell office:value-type="float" office:value="4.12582844549">
            <text:p>4,1258284455</text:p>
          </table:table-cell>
          <table:table-cell office:value-type="float" office:value="3.79057170646">
            <text:p>3,7905717065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E$6]&lt;=[.B120];[.B120]&lt;=[.E$7]);([.B120]-[.E$6])^2/(([.E$8]-[.E$6])*([.E$7]-[.E$6]));1-(([.E$8]-[.B120])^2/(([.E$8]-[.E$6])*([.E$8]-[.E$7]))))" office:value-type="float" office:value="0.104167270509179">
            <text:p>0,1041672705</text:p>
          </table:table-cell>
          <table:table-cell table:formula="of:=ABS([.D120]-[.C120])" office:value-type="float" office:value="0.00283272949082067">
            <text:p>0,0028327295</text:p>
          </table:table-cell>
          <table:table-cell table:formula="of:=ABS([.D120]-[.C119])" office:value-type="float" office:value="0.00183272949082067">
            <text:p>0,0018327295</text:p>
          </table:table-cell>
          <table:table-cell/>
        </table:table-row>
        <table:table-row table:style-name="ro1">
          <table:table-cell office:value-type="float" office:value="5.97648124764">
            <text:p>5,9764812476</text:p>
          </table:table-cell>
          <table:table-cell office:value-type="float" office:value="3.80146468091">
            <text:p>3,8014646809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E$6]&lt;=[.B121];[.B121]&lt;=[.E$7]);([.B121]-[.E$6])^2/(([.E$8]-[.E$6])*([.E$7]-[.E$6]));1-(([.E$8]-[.B121])^2/(([.E$8]-[.E$6])*([.E$8]-[.E$7]))))" office:value-type="float" office:value="0.107057605791028">
            <text:p>0,1070576058</text:p>
          </table:table-cell>
          <table:table-cell table:formula="of:=ABS([.D121]-[.C121])" office:value-type="float" office:value="0.000942394208971936">
            <text:p>0,0009423942</text:p>
          </table:table-cell>
          <table:table-cell table:formula="of:=ABS([.D121]-[.C120])" office:value-type="float" office:value="0.0000576057910280647">
            <text:p>5,76057910280647E-005</text:p>
          </table:table-cell>
          <table:table-cell/>
        </table:table-row>
        <table:table-row table:style-name="ro1">
          <table:table-cell office:value-type="float" office:value="3.85683618032">
            <text:p>3,8568361803</text:p>
          </table:table-cell>
          <table:table-cell office:value-type="float" office:value="3.8022537306">
            <text:p>3,802253730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E$6]&lt;=[.B122];[.B122]&lt;=[.E$7]);([.B122]-[.E$6])^2/(([.E$8]-[.E$6])*([.E$7]-[.E$6]));1-(([.E$8]-[.B122])^2/(([.E$8]-[.E$6])*([.E$8]-[.E$7]))))" office:value-type="float" office:value="0.107268508043603">
            <text:p>0,107268508</text:p>
          </table:table-cell>
          <table:table-cell table:formula="of:=ABS([.D122]-[.C122])" office:value-type="float" office:value="0.00173149195639712">
            <text:p>0,001731492</text:p>
          </table:table-cell>
          <table:table-cell table:formula="of:=ABS([.D122]-[.C121])" office:value-type="float" office:value="0.000731491956397115">
            <text:p>0,000731492</text:p>
          </table:table-cell>
          <table:table-cell/>
        </table:table-row>
        <table:table-row table:style-name="ro1">
          <table:table-cell office:value-type="float" office:value="5.07682970657">
            <text:p>5,0768297066</text:p>
          </table:table-cell>
          <table:table-cell office:value-type="float" office:value="3.80453223378">
            <text:p>3,8045322338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E$6]&lt;=[.B123];[.B123]&lt;=[.E$7]);([.B123]-[.E$6])^2/(([.E$8]-[.E$6])*([.E$7]-[.E$6]));1-(([.E$8]-[.B123])^2/(([.E$8]-[.E$6])*([.E$8]-[.E$7]))))" office:value-type="float" office:value="0.107878685865173">
            <text:p>0,1078786859</text:p>
          </table:table-cell>
          <table:table-cell table:formula="of:=ABS([.D123]-[.C123])" office:value-type="float" office:value="0.00212131413482727">
            <text:p>0,0021213141</text:p>
          </table:table-cell>
          <table:table-cell table:formula="of:=ABS([.D123]-[.C122])" office:value-type="float" office:value="0.00112131413482727">
            <text:p>0,0011213141</text:p>
          </table:table-cell>
          <table:table-cell/>
        </table:table-row>
        <table:table-row table:style-name="ro1">
          <table:table-cell office:value-type="float" office:value="6.81423675035">
            <text:p>6,8142367504</text:p>
          </table:table-cell>
          <table:table-cell office:value-type="float" office:value="3.80518307794">
            <text:p>3,805183077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E$6]&lt;=[.B124];[.B124]&lt;=[.E$7]);([.B124]-[.E$6])^2/(([.E$8]-[.E$6])*([.E$7]-[.E$6]));1-(([.E$8]-[.B124])^2/(([.E$8]-[.E$6])*([.E$8]-[.E$7]))))" office:value-type="float" office:value="0.108053298166822">
            <text:p>0,1080532982</text:p>
          </table:table-cell>
          <table:table-cell table:formula="of:=ABS([.D124]-[.C124])" office:value-type="float" office:value="0.00294670183317804">
            <text:p>0,0029467018</text:p>
          </table:table-cell>
          <table:table-cell table:formula="of:=ABS([.D124]-[.C123])" office:value-type="float" office:value="0.00194670183317804">
            <text:p>0,0019467018</text:p>
          </table:table-cell>
          <table:table-cell/>
        </table:table-row>
        <table:table-row table:style-name="ro1">
          <table:table-cell office:value-type="float" office:value="5.68639633824">
            <text:p>5,6863963382</text:p>
          </table:table-cell>
          <table:table-cell office:value-type="float" office:value="3.81491319773">
            <text:p>3,8149131977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E$6]&lt;=[.B125];[.B125]&lt;=[.E$7]);([.B125]-[.E$6])^2/(([.E$8]-[.E$6])*([.E$7]-[.E$6]));1-(([.E$8]-[.B125])^2/(([.E$8]-[.E$6])*([.E$8]-[.E$7]))))" office:value-type="float" office:value="0.110680586639089">
            <text:p>0,1106805866</text:p>
          </table:table-cell>
          <table:table-cell table:formula="of:=ABS([.D125]-[.C125])" office:value-type="float" office:value="0.00131941336091096">
            <text:p>0,0013194134</text:p>
          </table:table-cell>
          <table:table-cell table:formula="of:=ABS([.D125]-[.C124])" office:value-type="float" office:value="0.000319413360910958">
            <text:p>0,0003194134</text:p>
          </table:table-cell>
          <table:table-cell/>
        </table:table-row>
        <table:table-row table:style-name="ro1">
          <table:table-cell office:value-type="float" office:value="4.33952065242">
            <text:p>4,3395206524</text:p>
          </table:table-cell>
          <table:table-cell office:value-type="float" office:value="3.81734845947">
            <text:p>3,8173484595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E$6]&lt;=[.B126];[.B126]&lt;=[.E$7]);([.B126]-[.E$6])^2/(([.E$8]-[.E$6])*([.E$7]-[.E$6]));1-(([.E$8]-[.B126])^2/(([.E$8]-[.E$6])*([.E$8]-[.E$7]))))" office:value-type="float" office:value="0.111343084032997">
            <text:p>0,111343084</text:p>
          </table:table-cell>
          <table:table-cell table:formula="of:=ABS([.D126]-[.C126])" office:value-type="float" office:value="0.00165691596700303">
            <text:p>0,001656916</text:p>
          </table:table-cell>
          <table:table-cell table:formula="of:=ABS([.D126]-[.C125])" office:value-type="float" office:value="0.000656915967003027">
            <text:p>0,000656916</text:p>
          </table:table-cell>
          <table:table-cell/>
        </table:table-row>
        <table:table-row table:style-name="ro1">
          <table:table-cell office:value-type="float" office:value="4.94579540825">
            <text:p>4,9457954083</text:p>
          </table:table-cell>
          <table:table-cell office:value-type="float" office:value="3.83445807371">
            <text:p>3,8344580737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E$6]&lt;=[.B127];[.B127]&lt;=[.E$7]);([.B127]-[.E$6])^2/(([.E$8]-[.E$6])*([.E$7]-[.E$6]));1-(([.E$8]-[.B127])^2/(([.E$8]-[.E$6])*([.E$8]-[.E$7]))))" office:value-type="float" office:value="0.116053379463301">
            <text:p>0,1160533795</text:p>
          </table:table-cell>
          <table:table-cell table:formula="of:=ABS([.D127]-[.C127])" office:value-type="float" office:value="0.00205337946330063">
            <text:p>0,0020533795</text:p>
          </table:table-cell>
          <table:table-cell table:formula="of:=ABS([.D127]-[.C126])" office:value-type="float" office:value="0.00305337946330063">
            <text:p>0,0030533795</text:p>
          </table:table-cell>
          <table:table-cell/>
        </table:table-row>
        <table:table-row table:style-name="ro1">
          <table:table-cell office:value-type="float" office:value="6.02008319849">
            <text:p>6,0200831985</text:p>
          </table:table-cell>
          <table:table-cell office:value-type="float" office:value="3.83822881125">
            <text:p>3,8382288113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E$6]&lt;=[.B128];[.B128]&lt;=[.E$7]);([.B128]-[.E$6])^2/(([.E$8]-[.E$6])*([.E$7]-[.E$6]));1-(([.E$8]-[.B128])^2/(([.E$8]-[.E$6])*([.E$8]-[.E$7]))))" office:value-type="float" office:value="0.117104590001598">
            <text:p>0,11710459</text:p>
          </table:table-cell>
          <table:table-cell table:formula="of:=ABS([.D128]-[.C128])" office:value-type="float" office:value="0.00210459000159802">
            <text:p>0,00210459</text:p>
          </table:table-cell>
          <table:table-cell table:formula="of:=ABS([.D128]-[.C127])" office:value-type="float" office:value="0.00310459000159802">
            <text:p>0,00310459</text:p>
          </table:table-cell>
          <table:table-cell/>
        </table:table-row>
        <table:table-row table:style-name="ro1">
          <table:table-cell office:value-type="float" office:value="6.36245899789">
            <text:p>6,3624589979</text:p>
          </table:table-cell>
          <table:table-cell office:value-type="float" office:value="3.84673394743">
            <text:p>3,8467339474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E$6]&lt;=[.B129];[.B129]&lt;=[.E$7]);([.B129]-[.E$6])^2/(([.E$8]-[.E$6])*([.E$7]-[.E$6]));1-(([.E$8]-[.B129])^2/(([.E$8]-[.E$6])*([.E$8]-[.E$7]))))" office:value-type="float" office:value="0.119493062955065">
            <text:p>0,119493063</text:p>
          </table:table-cell>
          <table:table-cell table:formula="of:=ABS([.D129]-[.C129])" office:value-type="float" office:value="0.00349306295506493">
            <text:p>0,003493063</text:p>
          </table:table-cell>
          <table:table-cell table:formula="of:=ABS([.D129]-[.C128])" office:value-type="float" office:value="0.00449306295506494">
            <text:p>0,004493063</text:p>
          </table:table-cell>
          <table:table-cell/>
        </table:table-row>
        <table:table-row table:style-name="ro1">
          <table:table-cell office:value-type="float" office:value="3.41570355107">
            <text:p>3,4157035511</text:p>
          </table:table-cell>
          <table:table-cell office:value-type="float" office:value="3.84921896163">
            <text:p>3,8492189616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E$6]&lt;=[.B130];[.B130]&lt;=[.E$7]);([.B130]-[.E$6])^2/(([.E$8]-[.E$6])*([.E$7]-[.E$6]));1-(([.E$8]-[.B130])^2/(([.E$8]-[.E$6])*([.E$8]-[.E$7]))))" office:value-type="float" office:value="0.120195474131989">
            <text:p>0,1201954741</text:p>
          </table:table-cell>
          <table:table-cell table:formula="of:=ABS([.D130]-[.C130])" office:value-type="float" office:value="0.00319547413198926">
            <text:p>0,0031954741</text:p>
          </table:table-cell>
          <table:table-cell table:formula="of:=ABS([.D130]-[.C129])" office:value-type="float" office:value="0.00419547413198926">
            <text:p>0,0041954741</text:p>
          </table:table-cell>
          <table:table-cell/>
        </table:table-row>
        <table:table-row table:style-name="ro1">
          <table:table-cell office:value-type="float" office:value="4.76022357325">
            <text:p>4,7602235733</text:p>
          </table:table-cell>
          <table:table-cell office:value-type="float" office:value="3.85251962884">
            <text:p>3,8525196288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E$6]&lt;=[.B131];[.B131]&lt;=[.E$7]);([.B131]-[.E$6])^2/(([.E$8]-[.E$6])*([.E$7]-[.E$6]));1-(([.E$8]-[.B131])^2/(([.E$8]-[.E$6])*([.E$8]-[.E$7]))))" office:value-type="float" office:value="0.121131619592915">
            <text:p>0,1211316196</text:p>
          </table:table-cell>
          <table:table-cell table:formula="of:=ABS([.D131]-[.C131])" office:value-type="float" office:value="0.00313161959291526">
            <text:p>0,0031316196</text:p>
          </table:table-cell>
          <table:table-cell table:formula="of:=ABS([.D131]-[.C130])" office:value-type="float" office:value="0.00413161959291525">
            <text:p>0,0041316196</text:p>
          </table:table-cell>
          <table:table-cell/>
        </table:table-row>
        <table:table-row table:style-name="ro1">
          <table:table-cell office:value-type="float" office:value="4.59462564072">
            <text:p>4,5946256407</text:p>
          </table:table-cell>
          <table:table-cell office:value-type="float" office:value="3.85599996587">
            <text:p>3,8559999659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E$6]&lt;=[.B132];[.B132]&lt;=[.E$7]);([.B132]-[.E$6])^2/(([.E$8]-[.E$6])*([.E$7]-[.E$6]));1-(([.E$8]-[.B132])^2/(([.E$8]-[.E$6])*([.E$8]-[.E$7]))))" office:value-type="float" office:value="0.12212265692824">
            <text:p>0,1221226569</text:p>
          </table:table-cell>
          <table:table-cell table:formula="of:=ABS([.D132]-[.C132])" office:value-type="float" office:value="0.00312265692824011">
            <text:p>0,0031226569</text:p>
          </table:table-cell>
          <table:table-cell table:formula="of:=ABS([.D132]-[.C131])" office:value-type="float" office:value="0.00412265692824011">
            <text:p>0,0041226569</text:p>
          </table:table-cell>
          <table:table-cell/>
        </table:table-row>
        <table:table-row table:style-name="ro1">
          <table:table-cell office:value-type="float" office:value="6.84178855253">
            <text:p>6,8417885525</text:p>
          </table:table-cell>
          <table:table-cell office:value-type="float" office:value="3.85683618032">
            <text:p>3,8568361803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E$6]&lt;=[.B133];[.B133]&lt;=[.E$7]);([.B133]-[.E$6])^2/(([.E$8]-[.E$6])*([.E$7]-[.E$6]));1-(([.E$8]-[.B133])^2/(([.E$8]-[.E$6])*([.E$8]-[.E$7]))))" office:value-type="float" office:value="0.122361373317561">
            <text:p>0,1223613733</text:p>
          </table:table-cell>
          <table:table-cell table:formula="of:=ABS([.D133]-[.C133])" office:value-type="float" office:value="0.00236137331756131">
            <text:p>0,0023613733</text:p>
          </table:table-cell>
          <table:table-cell table:formula="of:=ABS([.D133]-[.C132])" office:value-type="float" office:value="0.00336137331756131">
            <text:p>0,0033613733</text:p>
          </table:table-cell>
          <table:table-cell/>
        </table:table-row>
        <table:table-row table:style-name="ro1">
          <table:table-cell office:value-type="float" office:value="5.53199264384">
            <text:p>5,5319926438</text:p>
          </table:table-cell>
          <table:table-cell office:value-type="float" office:value="3.86021025142">
            <text:p>3,8602102514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E$6]&lt;=[.B134];[.B134]&lt;=[.E$7]);([.B134]-[.E$6])^2/(([.E$8]-[.E$6])*([.E$7]-[.E$6]));1-(([.E$8]-[.B134])^2/(([.E$8]-[.E$6])*([.E$8]-[.E$7]))))" office:value-type="float" office:value="0.12332694610801">
            <text:p>0,1233269461</text:p>
          </table:table-cell>
          <table:table-cell table:formula="of:=ABS([.D134]-[.C134])" office:value-type="float" office:value="0.00232694610800989">
            <text:p>0,0023269461</text:p>
          </table:table-cell>
          <table:table-cell table:formula="of:=ABS([.D134]-[.C133])" office:value-type="float" office:value="0.00332694610800989">
            <text:p>0,0033269461</text:p>
          </table:table-cell>
          <table:table-cell/>
        </table:table-row>
        <table:table-row table:style-name="ro1">
          <table:table-cell office:value-type="float" office:value="4.51790291674">
            <text:p>4,5179029167</text:p>
          </table:table-cell>
          <table:table-cell office:value-type="float" office:value="3.87007244055">
            <text:p>3,8700724406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E$6]&lt;=[.B135];[.B135]&lt;=[.E$7]);([.B135]-[.E$6])^2/(([.E$8]-[.E$6])*([.E$7]-[.E$6]));1-(([.E$8]-[.B135])^2/(([.E$8]-[.E$6])*([.E$8]-[.E$7]))))" office:value-type="float" office:value="0.126171008634106">
            <text:p>0,1261710086</text:p>
          </table:table-cell>
          <table:table-cell table:formula="of:=ABS([.D135]-[.C135])" office:value-type="float" office:value="0.00417100863410555">
            <text:p>0,0041710086</text:p>
          </table:table-cell>
          <table:table-cell table:formula="of:=ABS([.D135]-[.C134])" office:value-type="float" office:value="0.00517100863410555">
            <text:p>0,0051710086</text:p>
          </table:table-cell>
          <table:table-cell/>
        </table:table-row>
        <table:table-row table:style-name="ro1">
          <table:table-cell office:value-type="float" office:value="4.62887005617">
            <text:p>4,6288700562</text:p>
          </table:table-cell>
          <table:table-cell office:value-type="float" office:value="3.87087706637">
            <text:p>3,8708770664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E$6]&lt;=[.B136];[.B136]&lt;=[.E$7]);([.B136]-[.E$6])^2/(([.E$8]-[.E$6])*([.E$7]-[.E$6]));1-(([.E$8]-[.B136])^2/(([.E$8]-[.E$6])*([.E$8]-[.E$7]))))" office:value-type="float" office:value="0.12640447745487">
            <text:p>0,1264044775</text:p>
          </table:table-cell>
          <table:table-cell table:formula="of:=ABS([.D136]-[.C136])" office:value-type="float" office:value="0.00340447745486952">
            <text:p>0,0034044775</text:p>
          </table:table-cell>
          <table:table-cell table:formula="of:=ABS([.D136]-[.C135])" office:value-type="float" office:value="0.00440447745486952">
            <text:p>0,0044044775</text:p>
          </table:table-cell>
          <table:table-cell/>
        </table:table-row>
        <table:table-row table:style-name="ro1">
          <table:table-cell office:value-type="float" office:value="4.81876177888">
            <text:p>4,8187617789</text:p>
          </table:table-cell>
          <table:table-cell office:value-type="float" office:value="3.8714209232">
            <text:p>3,8714209232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E$6]&lt;=[.B137];[.B137]&lt;=[.E$7]);([.B137]-[.E$6])^2/(([.E$8]-[.E$6])*([.E$7]-[.E$6]));1-(([.E$8]-[.B137])^2/(([.E$8]-[.E$6])*([.E$8]-[.E$7]))))" office:value-type="float" office:value="0.12656240423179">
            <text:p>0,1265624042</text:p>
          </table:table-cell>
          <table:table-cell table:formula="of:=ABS([.D137]-[.C137])" office:value-type="float" office:value="0.00256240423179008">
            <text:p>0,0025624042</text:p>
          </table:table-cell>
          <table:table-cell table:formula="of:=ABS([.D137]-[.C136])" office:value-type="float" office:value="0.00356240423179008">
            <text:p>0,0035624042</text:p>
          </table:table-cell>
          <table:table-cell/>
        </table:table-row>
        <table:table-row table:style-name="ro1">
          <table:table-cell office:value-type="float" office:value="5.46983216724">
            <text:p>5,4698321672</text:p>
          </table:table-cell>
          <table:table-cell office:value-type="float" office:value="3.87865120632">
            <text:p>3,8786512063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E$6]&lt;=[.B138];[.B138]&lt;=[.E$7]);([.B138]-[.E$6])^2/(([.E$8]-[.E$6])*([.E$7]-[.E$6]));1-(([.E$8]-[.B138])^2/(([.E$8]-[.E$6])*([.E$8]-[.E$7]))))" office:value-type="float" office:value="0.128671323727932">
            <text:p>0,1286713237</text:p>
          </table:table-cell>
          <table:table-cell table:formula="of:=ABS([.D138]-[.C138])" office:value-type="float" office:value="0.0036713237279318">
            <text:p>0,0036713237</text:p>
          </table:table-cell>
          <table:table-cell table:formula="of:=ABS([.D138]-[.C137])" office:value-type="float" office:value="0.0046713237279318">
            <text:p>0,0046713237</text:p>
          </table:table-cell>
          <table:table-cell/>
        </table:table-row>
        <table:table-row table:style-name="ro1">
          <table:table-cell office:value-type="float" office:value="4.64121017803">
            <text:p>4,641210178</text:p>
          </table:table-cell>
          <table:table-cell office:value-type="float" office:value="3.88067901491">
            <text:p>3,8806790149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E$6]&lt;=[.B139];[.B139]&lt;=[.E$7]);([.B139]-[.E$6])^2/(([.E$8]-[.E$6])*([.E$7]-[.E$6]));1-(([.E$8]-[.B139])^2/(([.E$8]-[.E$6])*([.E$8]-[.E$7]))))" office:value-type="float" office:value="0.129265921217141">
            <text:p>0,1292659212</text:p>
          </table:table-cell>
          <table:table-cell table:formula="of:=ABS([.D139]-[.C139])" office:value-type="float" office:value="0.00326592121714137">
            <text:p>0,0032659212</text:p>
          </table:table-cell>
          <table:table-cell table:formula="of:=ABS([.D139]-[.C138])" office:value-type="float" office:value="0.00426592121714137">
            <text:p>0,0042659212</text:p>
          </table:table-cell>
          <table:table-cell/>
        </table:table-row>
        <table:table-row table:style-name="ro1">
          <table:table-cell office:value-type="float" office:value="8.6359164942">
            <text:p>8,6359164942</text:p>
          </table:table-cell>
          <table:table-cell office:value-type="float" office:value="3.88137210901">
            <text:p>3,881372109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E$6]&lt;=[.B140];[.B140]&lt;=[.E$7]);([.B140]-[.E$6])^2/(([.E$8]-[.E$6])*([.E$7]-[.E$6]));1-(([.E$8]-[.B140])^2/(([.E$8]-[.E$6])*([.E$8]-[.E$7]))))" office:value-type="float" office:value="0.129469465756789">
            <text:p>0,1294694658</text:p>
          </table:table-cell>
          <table:table-cell table:formula="of:=ABS([.D140]-[.C140])" office:value-type="float" office:value="0.00246946575678922">
            <text:p>0,0024694658</text:p>
          </table:table-cell>
          <table:table-cell table:formula="of:=ABS([.D140]-[.C139])" office:value-type="float" office:value="0.00346946575678922">
            <text:p>0,0034694658</text:p>
          </table:table-cell>
          <table:table-cell/>
        </table:table-row>
        <table:table-row table:style-name="ro1">
          <table:table-cell office:value-type="float" office:value="4.10288179394">
            <text:p>4,1028817939</text:p>
          </table:table-cell>
          <table:table-cell office:value-type="float" office:value="3.88354926975">
            <text:p>3,883549269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E$6]&lt;=[.B141];[.B141]&lt;=[.E$7]);([.B141]-[.E$6])^2/(([.E$8]-[.E$6])*([.E$7]-[.E$6]));1-(([.E$8]-[.B141])^2/(([.E$8]-[.E$6])*([.E$8]-[.E$7]))))" office:value-type="float" office:value="0.13010988534596">
            <text:p>0,1301098853</text:p>
          </table:table-cell>
          <table:table-cell table:formula="of:=ABS([.D141]-[.C141])" office:value-type="float" office:value="0.00210988534595971">
            <text:p>0,0021098853</text:p>
          </table:table-cell>
          <table:table-cell table:formula="of:=ABS([.D141]-[.C140])" office:value-type="float" office:value="0.00310988534595971">
            <text:p>0,0031098853</text:p>
          </table:table-cell>
          <table:table-cell/>
        </table:table-row>
        <table:table-row table:style-name="ro1">
          <table:table-cell office:value-type="float" office:value="4.12060853506">
            <text:p>4,1206085351</text:p>
          </table:table-cell>
          <table:table-cell office:value-type="float" office:value="3.88416924181">
            <text:p>3,8841692418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E$6]&lt;=[.B142];[.B142]&lt;=[.E$7]);([.B142]-[.E$6])^2/(([.E$8]-[.E$6])*([.E$7]-[.E$6]));1-(([.E$8]-[.B142])^2/(([.E$8]-[.E$6])*([.E$8]-[.E$7]))))" office:value-type="float" office:value="0.130292541360478">
            <text:p>0,1302925414</text:p>
          </table:table-cell>
          <table:table-cell table:formula="of:=ABS([.D142]-[.C142])" office:value-type="float" office:value="0.00129254136047838">
            <text:p>0,0012925414</text:p>
          </table:table-cell>
          <table:table-cell table:formula="of:=ABS([.D142]-[.C141])" office:value-type="float" office:value="0.00229254136047838">
            <text:p>0,0022925414</text:p>
          </table:table-cell>
          <table:table-cell/>
        </table:table-row>
        <table:table-row table:style-name="ro1">
          <table:table-cell office:value-type="float" office:value="5.76332202444">
            <text:p>5,7633220244</text:p>
          </table:table-cell>
          <table:table-cell office:value-type="float" office:value="3.88870261496">
            <text:p>3,888702615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E$6]&lt;=[.B143];[.B143]&lt;=[.E$7]);([.B143]-[.E$6])^2/(([.E$8]-[.E$6])*([.E$7]-[.E$6]));1-(([.E$8]-[.B143])^2/(([.E$8]-[.E$6])*([.E$8]-[.E$7]))))" office:value-type="float" office:value="0.131632056306124">
            <text:p>0,1316320563</text:p>
          </table:table-cell>
          <table:table-cell table:formula="of:=ABS([.D143]-[.C143])" office:value-type="float" office:value="0.00163205630612359">
            <text:p>0,0016320563</text:p>
          </table:table-cell>
          <table:table-cell table:formula="of:=ABS([.D143]-[.C142])" office:value-type="float" office:value="0.00263205630612359">
            <text:p>0,0026320563</text:p>
          </table:table-cell>
          <table:table-cell/>
        </table:table-row>
        <table:table-row table:style-name="ro1">
          <table:table-cell office:value-type="float" office:value="5.1674793774">
            <text:p>5,1674793774</text:p>
          </table:table-cell>
          <table:table-cell office:value-type="float" office:value="3.89190938597">
            <text:p>3,891909386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E$6]&lt;=[.B144];[.B144]&lt;=[.E$7]);([.B144]-[.E$6])^2/(([.E$8]-[.E$6])*([.E$7]-[.E$6]));1-(([.E$8]-[.B144])^2/(([.E$8]-[.E$6])*([.E$8]-[.E$7]))))" office:value-type="float" office:value="0.132583725463564">
            <text:p>0,1325837255</text:p>
          </table:table-cell>
          <table:table-cell table:formula="of:=ABS([.D144]-[.C144])" office:value-type="float" office:value="0.00158372546356375">
            <text:p>0,0015837255</text:p>
          </table:table-cell>
          <table:table-cell table:formula="of:=ABS([.D144]-[.C143])" office:value-type="float" office:value="0.00258372546356375">
            <text:p>0,0025837255</text:p>
          </table:table-cell>
          <table:table-cell/>
        </table:table-row>
        <table:table-row table:style-name="ro1">
          <table:table-cell office:value-type="float" office:value="7.88946865708">
            <text:p>7,8894686571</text:p>
          </table:table-cell>
          <table:table-cell office:value-type="float" office:value="3.89227414822">
            <text:p>3,8922741482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E$6]&lt;=[.B145];[.B145]&lt;=[.E$7]);([.B145]-[.E$6])^2/(([.E$8]-[.E$6])*([.E$7]-[.E$6]));1-(([.E$8]-[.B145])^2/(([.E$8]-[.E$6])*([.E$8]-[.E$7]))))" office:value-type="float" office:value="0.132692192596954">
            <text:p>0,1326921926</text:p>
          </table:table-cell>
          <table:table-cell table:formula="of:=ABS([.D145]-[.C145])" office:value-type="float" office:value="0.000692192596954383">
            <text:p>0,0006921926</text:p>
          </table:table-cell>
          <table:table-cell table:formula="of:=ABS([.D145]-[.C144])" office:value-type="float" office:value="0.00169219259695438">
            <text:p>0,0016921926</text:p>
          </table:table-cell>
          <table:table-cell/>
        </table:table-row>
        <table:table-row table:style-name="ro1">
          <table:table-cell office:value-type="float" office:value="6.6708560942">
            <text:p>6,6708560942</text:p>
          </table:table-cell>
          <table:table-cell office:value-type="float" office:value="3.89817186686">
            <text:p>3,8981718669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E$6]&lt;=[.B146];[.B146]&lt;=[.E$7]);([.B146]-[.E$6])^2/(([.E$8]-[.E$6])*([.E$7]-[.E$6]));1-(([.E$8]-[.B146])^2/(([.E$8]-[.E$6])*([.E$8]-[.E$7]))))" office:value-type="float" office:value="0.134452117069796">
            <text:p>0,1344521171</text:p>
          </table:table-cell>
          <table:table-cell table:formula="of:=ABS([.D146]-[.C146])" office:value-type="float" office:value="0.0014521170697962">
            <text:p>0,0014521171</text:p>
          </table:table-cell>
          <table:table-cell table:formula="of:=ABS([.D146]-[.C145])" office:value-type="float" office:value="0.0024521170697962">
            <text:p>0,0024521171</text:p>
          </table:table-cell>
          <table:table-cell/>
        </table:table-row>
        <table:table-row table:style-name="ro1">
          <table:table-cell office:value-type="float" office:value="5.70573341993">
            <text:p>5,7057334199</text:p>
          </table:table-cell>
          <table:table-cell office:value-type="float" office:value="3.90355375701">
            <text:p>3,903553757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E$6]&lt;=[.B147];[.B147]&lt;=[.E$7]);([.B147]-[.E$6])^2/(([.E$8]-[.E$6])*([.E$7]-[.E$6]));1-(([.E$8]-[.B147])^2/(([.E$8]-[.E$6])*([.E$8]-[.E$7]))))" office:value-type="float" office:value="0.136068231967814">
            <text:p>0,136068232</text:p>
          </table:table-cell>
          <table:table-cell table:formula="of:=ABS([.D147]-[.C147])" office:value-type="float" office:value="0.00206823196781436">
            <text:p>0,002068232</text:p>
          </table:table-cell>
          <table:table-cell table:formula="of:=ABS([.D147]-[.C146])" office:value-type="float" office:value="0.00306823196781436">
            <text:p>0,003068232</text:p>
          </table:table-cell>
          <table:table-cell/>
        </table:table-row>
        <table:table-row table:style-name="ro1">
          <table:table-cell office:value-type="float" office:value="4.03272112714">
            <text:p>4,0327211271</text:p>
          </table:table-cell>
          <table:table-cell office:value-type="float" office:value="3.90977484815">
            <text:p>3,9097748482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E$6]&lt;=[.B148];[.B148]&lt;=[.E$7]);([.B148]-[.E$6])^2/(([.E$8]-[.E$6])*([.E$7]-[.E$6]));1-(([.E$8]-[.B148])^2/(([.E$8]-[.E$6])*([.E$8]-[.E$7]))))" office:value-type="float" office:value="0.137948379054393">
            <text:p>0,1379483791</text:p>
          </table:table-cell>
          <table:table-cell table:formula="of:=ABS([.D148]-[.C148])" office:value-type="float" office:value="0.00294837905439263">
            <text:p>0,0029483791</text:p>
          </table:table-cell>
          <table:table-cell table:formula="of:=ABS([.D148]-[.C147])" office:value-type="float" office:value="0.00394837905439263">
            <text:p>0,0039483791</text:p>
          </table:table-cell>
          <table:table-cell/>
        </table:table-row>
        <table:table-row table:style-name="ro1">
          <table:table-cell office:value-type="float" office:value="6.98671634294">
            <text:p>6,9867163429</text:p>
          </table:table-cell>
          <table:table-cell office:value-type="float" office:value="3.9172639996">
            <text:p>3,9172639996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E$6]&lt;=[.B149];[.B149]&lt;=[.E$7]);([.B149]-[.E$6])^2/(([.E$8]-[.E$6])*([.E$7]-[.E$6]));1-(([.E$8]-[.B149])^2/(([.E$8]-[.E$6])*([.E$8]-[.E$7]))))" office:value-type="float" office:value="0.140228874160365">
            <text:p>0,1402288742</text:p>
          </table:table-cell>
          <table:table-cell table:formula="of:=ABS([.D149]-[.C149])" office:value-type="float" office:value="0.00422887416036485">
            <text:p>0,0042288742</text:p>
          </table:table-cell>
          <table:table-cell table:formula="of:=ABS([.D149]-[.C148])" office:value-type="float" office:value="0.00522887416036486">
            <text:p>0,0052288742</text:p>
          </table:table-cell>
          <table:table-cell/>
        </table:table-row>
        <table:table-row table:style-name="ro1">
          <table:table-cell office:value-type="float" office:value="5.44288230249">
            <text:p>5,4428823025</text:p>
          </table:table-cell>
          <table:table-cell office:value-type="float" office:value="3.91743281775">
            <text:p>3,917432817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E$6]&lt;=[.B150];[.B150]&lt;=[.E$7]);([.B150]-[.E$6])^2/(([.E$8]-[.E$6])*([.E$7]-[.E$6]));1-(([.E$8]-[.B150])^2/(([.E$8]-[.E$6])*([.E$8]-[.E$7]))))" office:value-type="float" office:value="0.140280495847451">
            <text:p>0,1402804958</text:p>
          </table:table-cell>
          <table:table-cell table:formula="of:=ABS([.D150]-[.C150])" office:value-type="float" office:value="0.00328049584745077">
            <text:p>0,0032804958</text:p>
          </table:table-cell>
          <table:table-cell table:formula="of:=ABS([.D150]-[.C149])" office:value-type="float" office:value="0.00428049584745077">
            <text:p>0,0042804958</text:p>
          </table:table-cell>
          <table:table-cell/>
        </table:table-row>
        <table:table-row table:style-name="ro1">
          <table:table-cell office:value-type="float" office:value="6.86803749348">
            <text:p>6,8680374935</text:p>
          </table:table-cell>
          <table:table-cell office:value-type="float" office:value="3.92151422037">
            <text:p>3,9215142204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E$6]&lt;=[.B151];[.B151]&lt;=[.E$7]);([.B151]-[.E$6])^2/(([.E$8]-[.E$6])*([.E$7]-[.E$6]));1-(([.E$8]-[.B151])^2/(([.E$8]-[.E$6])*([.E$8]-[.E$7]))))" office:value-type="float" office:value="0.141531409724021">
            <text:p>0,1415314097</text:p>
          </table:table-cell>
          <table:table-cell table:formula="of:=ABS([.D151]-[.C151])" office:value-type="float" office:value="0.00353140972402141">
            <text:p>0,0035314097</text:p>
          </table:table-cell>
          <table:table-cell table:formula="of:=ABS([.D151]-[.C150])" office:value-type="float" office:value="0.00453140972402141">
            <text:p>0,0045314097</text:p>
          </table:table-cell>
          <table:table-cell/>
        </table:table-row>
        <table:table-row table:style-name="ro1">
          <table:table-cell office:value-type="float" office:value="4.51752179452">
            <text:p>4,5175217945</text:p>
          </table:table-cell>
          <table:table-cell office:value-type="float" office:value="3.92985873766">
            <text:p>3,9298587377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E$6]&lt;=[.B152];[.B152]&lt;=[.E$7]);([.B152]-[.E$6])^2/(([.E$8]-[.E$6])*([.E$7]-[.E$6]));1-(([.E$8]-[.B152])^2/(([.E$8]-[.E$6])*([.E$8]-[.E$7]))))" office:value-type="float" office:value="0.144106212000441">
            <text:p>0,144106212</text:p>
          </table:table-cell>
          <table:table-cell table:formula="of:=ABS([.D152]-[.C152])" office:value-type="float" office:value="0.00510621200044145">
            <text:p>0,005106212</text:p>
          </table:table-cell>
          <table:table-cell table:formula="of:=ABS([.D152]-[.C151])" office:value-type="float" office:value="0.00610621200044145">
            <text:p>0,006106212</text:p>
          </table:table-cell>
          <table:table-cell/>
        </table:table-row>
        <table:table-row table:style-name="ro1">
          <table:table-cell office:value-type="float" office:value="5.03141863843">
            <text:p>5,0314186384</text:p>
          </table:table-cell>
          <table:table-cell office:value-type="float" office:value="3.93009822971">
            <text:p>3,9300982297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E$6]&lt;=[.B153];[.B153]&lt;=[.E$7]);([.B153]-[.E$6])^2/(([.E$8]-[.E$6])*([.E$7]-[.E$6]));1-(([.E$8]-[.B153])^2/(([.E$8]-[.E$6])*([.E$8]-[.E$7]))))" office:value-type="float" office:value="0.144180452818279">
            <text:p>0,1441804528</text:p>
          </table:table-cell>
          <table:table-cell table:formula="of:=ABS([.D153]-[.C153])" office:value-type="float" office:value="0.00418045281827931">
            <text:p>0,0041804528</text:p>
          </table:table-cell>
          <table:table-cell table:formula="of:=ABS([.D153]-[.C152])" office:value-type="float" office:value="0.00518045281827931">
            <text:p>0,0051804528</text:p>
          </table:table-cell>
          <table:table-cell/>
        </table:table-row>
        <table:table-row table:style-name="ro1">
          <table:table-cell office:value-type="float" office:value="3.88067901491">
            <text:p>3,8806790149</text:p>
          </table:table-cell>
          <table:table-cell office:value-type="float" office:value="3.93050602055">
            <text:p>3,9305060206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E$6]&lt;=[.B154];[.B154]&lt;=[.E$7]);([.B154]-[.E$6])^2/(([.E$8]-[.E$6])*([.E$7]-[.E$6]));1-(([.E$8]-[.B154])^2/(([.E$8]-[.E$6])*([.E$8]-[.E$7]))))" office:value-type="float" office:value="0.144306909046633">
            <text:p>0,144306909</text:p>
          </table:table-cell>
          <table:table-cell table:formula="of:=ABS([.D154]-[.C154])" office:value-type="float" office:value="0.00330690904663292">
            <text:p>0,003306909</text:p>
          </table:table-cell>
          <table:table-cell table:formula="of:=ABS([.D154]-[.C153])" office:value-type="float" office:value="0.00430690904663289">
            <text:p>0,004306909</text:p>
          </table:table-cell>
          <table:table-cell/>
        </table:table-row>
        <table:table-row table:style-name="ro1">
          <table:table-cell office:value-type="float" office:value="6.21114224641">
            <text:p>6,2111422464</text:p>
          </table:table-cell>
          <table:table-cell office:value-type="float" office:value="3.93147308377">
            <text:p>3,9314730838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E$6]&lt;=[.B155];[.B155]&lt;=[.E$7]);([.B155]-[.E$6])^2/(([.E$8]-[.E$6])*([.E$7]-[.E$6]));1-(([.E$8]-[.B155])^2/(([.E$8]-[.E$6])*([.E$8]-[.E$7]))))" office:value-type="float" office:value="0.144607017631332">
            <text:p>0,1446070176</text:p>
          </table:table-cell>
          <table:table-cell table:formula="of:=ABS([.D155]-[.C155])" office:value-type="float" office:value="0.0026070176313322">
            <text:p>0,0026070176</text:p>
          </table:table-cell>
          <table:table-cell table:formula="of:=ABS([.D155]-[.C154])" office:value-type="float" office:value="0.0036070176313322">
            <text:p>0,0036070176</text:p>
          </table:table-cell>
          <table:table-cell/>
        </table:table-row>
        <table:table-row table:style-name="ro1">
          <table:table-cell office:value-type="float" office:value="7.62937980673">
            <text:p>7,6293798067</text:p>
          </table:table-cell>
          <table:table-cell office:value-type="float" office:value="3.93272358877">
            <text:p>3,9327235888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E$6]&lt;=[.B156];[.B156]&lt;=[.E$7]);([.B156]-[.E$6])^2/(([.E$8]-[.E$6])*([.E$7]-[.E$6]));1-(([.E$8]-[.B156])^2/(([.E$8]-[.E$6])*([.E$8]-[.E$7]))))" office:value-type="float" office:value="0.144995548841331">
            <text:p>0,1449955488</text:p>
          </table:table-cell>
          <table:table-cell table:formula="of:=ABS([.D156]-[.C156])" office:value-type="float" office:value="0.00199554884133138">
            <text:p>0,0019955488</text:p>
          </table:table-cell>
          <table:table-cell table:formula="of:=ABS([.D156]-[.C155])" office:value-type="float" office:value="0.00299554884133138">
            <text:p>0,0029955488</text:p>
          </table:table-cell>
          <table:table-cell/>
        </table:table-row>
        <table:table-row table:style-name="ro1">
          <table:table-cell office:value-type="float" office:value="6.92556576295">
            <text:p>6,925565763</text:p>
          </table:table-cell>
          <table:table-cell office:value-type="float" office:value="3.93427929941">
            <text:p>3,9342792994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E$6]&lt;=[.B157];[.B157]&lt;=[.E$7]);([.B157]-[.E$6])^2/(([.E$8]-[.E$6])*([.E$7]-[.E$6]));1-(([.E$8]-[.B157])^2/(([.E$8]-[.E$6])*([.E$8]-[.E$7]))))" office:value-type="float" office:value="0.14547963488434">
            <text:p>0,1454796349</text:p>
          </table:table-cell>
          <table:table-cell table:formula="of:=ABS([.D157]-[.C157])" office:value-type="float" office:value="0.00147963488434008">
            <text:p>0,0014796349</text:p>
          </table:table-cell>
          <table:table-cell table:formula="of:=ABS([.D157]-[.C156])" office:value-type="float" office:value="0.00247963488434008">
            <text:p>0,0024796349</text:p>
          </table:table-cell>
          <table:table-cell/>
        </table:table-row>
        <table:table-row table:style-name="ro1">
          <table:table-cell office:value-type="float" office:value="4.1856338607">
            <text:p>4,1856338607</text:p>
          </table:table-cell>
          <table:table-cell office:value-type="float" office:value="3.94172191873">
            <text:p>3,9417219187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E$6]&lt;=[.B158];[.B158]&lt;=[.E$7]);([.B158]-[.E$6])^2/(([.E$8]-[.E$6])*([.E$7]-[.E$6]));1-(([.E$8]-[.B158])^2/(([.E$8]-[.E$6])*([.E$8]-[.E$7]))))" office:value-type="float" office:value="0.147806695369419">
            <text:p>0,1478066954</text:p>
          </table:table-cell>
          <table:table-cell table:formula="of:=ABS([.D158]-[.C158])" office:value-type="float" office:value="0.00280669536941874">
            <text:p>0,0028066954</text:p>
          </table:table-cell>
          <table:table-cell table:formula="of:=ABS([.D158]-[.C157])" office:value-type="float" office:value="0.00380669536941874">
            <text:p>0,0038066954</text:p>
          </table:table-cell>
          <table:table-cell/>
        </table:table-row>
        <table:table-row table:style-name="ro1">
          <table:table-cell office:value-type="float" office:value="4.83782762878">
            <text:p>4,8378276288</text:p>
          </table:table-cell>
          <table:table-cell office:value-type="float" office:value="3.9450794569">
            <text:p>3,9450794569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E$6]&lt;=[.B159];[.B159]&lt;=[.E$7]);([.B159]-[.E$6])^2/(([.E$8]-[.E$6])*([.E$7]-[.E$6]));1-(([.E$8]-[.B159])^2/(([.E$8]-[.E$6])*([.E$8]-[.E$7]))))" office:value-type="float" office:value="0.148862529975733">
            <text:p>0,14886253</text:p>
          </table:table-cell>
          <table:table-cell table:formula="of:=ABS([.D159]-[.C159])" office:value-type="float" office:value="0.00286252997573327">
            <text:p>0,00286253</text:p>
          </table:table-cell>
          <table:table-cell table:formula="of:=ABS([.D159]-[.C158])" office:value-type="float" office:value="0.00386252997573328">
            <text:p>0,00386253</text:p>
          </table:table-cell>
          <table:table-cell/>
        </table:table-row>
        <table:table-row table:style-name="ro1">
          <table:table-cell office:value-type="float" office:value="3.60653433796">
            <text:p>3,606534338</text:p>
          </table:table-cell>
          <table:table-cell office:value-type="float" office:value="3.94960174736">
            <text:p>3,9496017474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E$6]&lt;=[.B160];[.B160]&lt;=[.E$7]);([.B160]-[.E$6])^2/(([.E$8]-[.E$6])*([.E$7]-[.E$6]));1-(([.E$8]-[.B160])^2/(([.E$8]-[.E$6])*([.E$8]-[.E$7]))))" office:value-type="float" office:value="0.150290579764861">
            <text:p>0,1502905798</text:p>
          </table:table-cell>
          <table:table-cell table:formula="of:=ABS([.D160]-[.C160])" office:value-type="float" office:value="0.00329057976486091">
            <text:p>0,0032905798</text:p>
          </table:table-cell>
          <table:table-cell table:formula="of:=ABS([.D160]-[.C159])" office:value-type="float" office:value="0.00429057976486091">
            <text:p>0,0042905798</text:p>
          </table:table-cell>
          <table:table-cell/>
        </table:table-row>
        <table:table-row table:style-name="ro1">
          <table:table-cell office:value-type="float" office:value="4.58356053982">
            <text:p>4,5835605398</text:p>
          </table:table-cell>
          <table:table-cell office:value-type="float" office:value="3.95016689002">
            <text:p>3,95016689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E$6]&lt;=[.B161];[.B161]&lt;=[.E$7]);([.B161]-[.E$6])^2/(([.E$8]-[.E$6])*([.E$7]-[.E$6]));1-(([.E$8]-[.B161])^2/(([.E$8]-[.E$6])*([.E$8]-[.E$7]))))" office:value-type="float" office:value="0.150469519815047">
            <text:p>0,1504695198</text:p>
          </table:table-cell>
          <table:table-cell table:formula="of:=ABS([.D161]-[.C161])" office:value-type="float" office:value="0.00246951981504653">
            <text:p>0,0024695198</text:p>
          </table:table-cell>
          <table:table-cell table:formula="of:=ABS([.D161]-[.C160])" office:value-type="float" office:value="0.00346951981504653">
            <text:p>0,0034695198</text:p>
          </table:table-cell>
          <table:table-cell/>
        </table:table-row>
        <table:table-row table:style-name="ro1">
          <table:table-cell office:value-type="float" office:value="3.7192649209">
            <text:p>3,7192649209</text:p>
          </table:table-cell>
          <table:table-cell office:value-type="float" office:value="3.95288853512">
            <text:p>3,9528885351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E$6]&lt;=[.B162];[.B162]&lt;=[.E$7]);([.B162]-[.E$6])^2/(([.E$8]-[.E$6])*([.E$7]-[.E$6]));1-(([.E$8]-[.B162])^2/(([.E$8]-[.E$6])*([.E$8]-[.E$7]))))" office:value-type="float" office:value="0.151332760060523">
            <text:p>0,1513327601</text:p>
          </table:table-cell>
          <table:table-cell table:formula="of:=ABS([.D162]-[.C162])" office:value-type="float" office:value="0.00233276006052327">
            <text:p>0,0023327601</text:p>
          </table:table-cell>
          <table:table-cell table:formula="of:=ABS([.D162]-[.C161])" office:value-type="float" office:value="0.00333276006052327">
            <text:p>0,0033327601</text:p>
          </table:table-cell>
          <table:table-cell/>
        </table:table-row>
        <table:table-row table:style-name="ro1">
          <table:table-cell office:value-type="float" office:value="4.86818307937">
            <text:p>4,8681830794</text:p>
          </table:table-cell>
          <table:table-cell office:value-type="float" office:value="3.95358307281">
            <text:p>3,9535830728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E$6]&lt;=[.B163];[.B163]&lt;=[.E$7]);([.B163]-[.E$6])^2/(([.E$8]-[.E$6])*([.E$7]-[.E$6]));1-(([.E$8]-[.B163])^2/(([.E$8]-[.E$6])*([.E$8]-[.E$7]))))" office:value-type="float" office:value="0.15155344612496">
            <text:p>0,1515534461</text:p>
          </table:table-cell>
          <table:table-cell table:formula="of:=ABS([.D163]-[.C163])" office:value-type="float" office:value="0.00155344612496028">
            <text:p>0,0015534461</text:p>
          </table:table-cell>
          <table:table-cell table:formula="of:=ABS([.D163]-[.C162])" office:value-type="float" office:value="0.00255344612496028">
            <text:p>0,0025534461</text:p>
          </table:table-cell>
          <table:table-cell/>
        </table:table-row>
        <table:table-row table:style-name="ro1">
          <table:table-cell office:value-type="float" office:value="3.66492270276">
            <text:p>3,6649227028</text:p>
          </table:table-cell>
          <table:table-cell office:value-type="float" office:value="3.96081927671">
            <text:p>3,960819276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E$6]&lt;=[.B164];[.B164]&lt;=[.E$7]);([.B164]-[.E$6])^2/(([.E$8]-[.E$6])*([.E$7]-[.E$6]));1-(([.E$8]-[.B164])^2/(([.E$8]-[.E$6])*([.E$8]-[.E$7]))))" office:value-type="float" office:value="0.153862280416255">
            <text:p>0,1538622804</text:p>
          </table:table-cell>
          <table:table-cell table:formula="of:=ABS([.D164]-[.C164])" office:value-type="float" office:value="0.0028622804162545">
            <text:p>0,0028622804</text:p>
          </table:table-cell>
          <table:table-cell table:formula="of:=ABS([.D164]-[.C163])" office:value-type="float" office:value="0.0038622804162545">
            <text:p>0,0038622804</text:p>
          </table:table-cell>
          <table:table-cell/>
        </table:table-row>
        <table:table-row table:style-name="ro1">
          <table:table-cell office:value-type="float" office:value="5.55653565714">
            <text:p>5,5565356571</text:p>
          </table:table-cell>
          <table:table-cell office:value-type="float" office:value="3.96783051394">
            <text:p>3,9678305139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E$6]&lt;=[.B165];[.B165]&lt;=[.E$7]);([.B165]-[.E$6])^2/(([.E$8]-[.E$6])*([.E$7]-[.E$6]));1-(([.E$8]-[.B165])^2/(([.E$8]-[.E$6])*([.E$8]-[.E$7]))))" office:value-type="float" office:value="0.156115983952227">
            <text:p>0,156115984</text:p>
          </table:table-cell>
          <table:table-cell table:formula="of:=ABS([.D165]-[.C165])" office:value-type="float" office:value="0.00411598395222745">
            <text:p>0,004115984</text:p>
          </table:table-cell>
          <table:table-cell table:formula="of:=ABS([.D165]-[.C164])" office:value-type="float" office:value="0.00511598395222745">
            <text:p>0,005115984</text:p>
          </table:table-cell>
          <table:table-cell/>
        </table:table-row>
        <table:table-row table:style-name="ro1">
          <table:table-cell office:value-type="float" office:value="6.05767355074">
            <text:p>6,0576735507</text:p>
          </table:table-cell>
          <table:table-cell office:value-type="float" office:value="3.96787855197">
            <text:p>3,967878552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E$6]&lt;=[.B166];[.B166]&lt;=[.E$7]);([.B166]-[.E$6])^2/(([.E$8]-[.E$6])*([.E$7]-[.E$6]));1-(([.E$8]-[.B166])^2/(([.E$8]-[.E$6])*([.E$8]-[.E$7]))))" office:value-type="float" office:value="0.156131481893924">
            <text:p>0,1561314819</text:p>
          </table:table-cell>
          <table:table-cell table:formula="of:=ABS([.D166]-[.C166])" office:value-type="float" office:value="0.00313148189392404">
            <text:p>0,0031314819</text:p>
          </table:table-cell>
          <table:table-cell table:formula="of:=ABS([.D166]-[.C165])" office:value-type="float" office:value="0.00413148189392404">
            <text:p>0,0041314819</text:p>
          </table:table-cell>
          <table:table-cell/>
        </table:table-row>
        <table:table-row table:style-name="ro1">
          <table:table-cell office:value-type="float" office:value="8.21450476363">
            <text:p>8,2145047636</text:p>
          </table:table-cell>
          <table:table-cell office:value-type="float" office:value="3.96834250089">
            <text:p>3,9683425009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E$6]&lt;=[.B167];[.B167]&lt;=[.E$7]);([.B167]-[.E$6])^2/(([.E$8]-[.E$6])*([.E$7]-[.E$6]));1-(([.E$8]-[.B167])^2/(([.E$8]-[.E$6])*([.E$8]-[.E$7]))))" office:value-type="float" office:value="0.156281199838317">
            <text:p>0,1562811998</text:p>
          </table:table-cell>
          <table:table-cell table:formula="of:=ABS([.D167]-[.C167])" office:value-type="float" office:value="0.00228119983831659">
            <text:p>0,0022811998</text:p>
          </table:table-cell>
          <table:table-cell table:formula="of:=ABS([.D167]-[.C166])" office:value-type="float" office:value="0.0032811998383166">
            <text:p>0,0032811998</text:p>
          </table:table-cell>
          <table:table-cell/>
        </table:table-row>
        <table:table-row table:style-name="ro1">
          <table:table-cell office:value-type="float" office:value="5.40103620166">
            <text:p>5,4010362017</text:p>
          </table:table-cell>
          <table:table-cell office:value-type="float" office:value="3.96859452821">
            <text:p>3,968594528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E$6]&lt;=[.B168];[.B168]&lt;=[.E$7]);([.B168]-[.E$6])^2/(([.E$8]-[.E$6])*([.E$7]-[.E$6]));1-(([.E$8]-[.B168])^2/(([.E$8]-[.E$6])*([.E$8]-[.E$7]))))" office:value-type="float" office:value="0.156362560013059">
            <text:p>0,15636256</text:p>
          </table:table-cell>
          <table:table-cell table:formula="of:=ABS([.D168]-[.C168])" office:value-type="float" office:value="0.00136256001305865">
            <text:p>0,00136256</text:p>
          </table:table-cell>
          <table:table-cell table:formula="of:=ABS([.D168]-[.C167])" office:value-type="float" office:value="0.00236256001305865">
            <text:p>0,00236256</text:p>
          </table:table-cell>
          <table:table-cell/>
        </table:table-row>
        <table:table-row table:style-name="ro1">
          <table:table-cell office:value-type="float" office:value="3.50526055949">
            <text:p>3,5052605595</text:p>
          </table:table-cell>
          <table:table-cell office:value-type="float" office:value="3.97412701251">
            <text:p>3,9741270125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E$6]&lt;=[.B169];[.B169]&lt;=[.E$7]);([.B169]-[.E$6])^2/(([.E$8]-[.E$6])*([.E$7]-[.E$6]));1-(([.E$8]-[.B169])^2/(([.E$8]-[.E$6])*([.E$8]-[.E$7]))))" office:value-type="float" office:value="0.15815390608361">
            <text:p>0,1581539061</text:p>
          </table:table-cell>
          <table:table-cell table:formula="of:=ABS([.D169]-[.C169])" office:value-type="float" office:value="0.00215390608360957">
            <text:p>0,0021539061</text:p>
          </table:table-cell>
          <table:table-cell table:formula="of:=ABS([.D169]-[.C168])" office:value-type="float" office:value="0.00315390608360958">
            <text:p>0,0031539061</text:p>
          </table:table-cell>
          <table:table-cell/>
        </table:table-row>
        <table:table-row table:style-name="ro1">
          <table:table-cell office:value-type="float" office:value="4.0104823412">
            <text:p>4,0104823412</text:p>
          </table:table-cell>
          <table:table-cell office:value-type="float" office:value="3.97531579899">
            <text:p>3,975315799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E$6]&lt;=[.B170];[.B170]&lt;=[.E$7]);([.B170]-[.E$6])^2/(([.E$8]-[.E$6])*([.E$7]-[.E$6]));1-(([.E$8]-[.B170])^2/(([.E$8]-[.E$6])*([.E$8]-[.E$7]))))" office:value-type="float" office:value="0.15854015129325">
            <text:p>0,1585401513</text:p>
          </table:table-cell>
          <table:table-cell table:formula="of:=ABS([.D170]-[.C170])" office:value-type="float" office:value="0.00154015129325039">
            <text:p>0,0015401513</text:p>
          </table:table-cell>
          <table:table-cell table:formula="of:=ABS([.D170]-[.C169])" office:value-type="float" office:value="0.00254015129325039">
            <text:p>0,0025401513</text:p>
          </table:table-cell>
          <table:table-cell/>
        </table:table-row>
        <table:table-row table:style-name="ro1">
          <table:table-cell office:value-type="float" office:value="6.35969512072">
            <text:p>6,3596951207</text:p>
          </table:table-cell>
          <table:table-cell office:value-type="float" office:value="3.97782968271">
            <text:p>3,9778296827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E$6]&lt;=[.B171];[.B171]&lt;=[.E$7]);([.B171]-[.E$6])^2/(([.E$8]-[.E$6])*([.E$7]-[.E$6]));1-(([.E$8]-[.B171])^2/(([.E$8]-[.E$6])*([.E$8]-[.E$7]))))" office:value-type="float" office:value="0.159358481398123">
            <text:p>0,1593584814</text:p>
          </table:table-cell>
          <table:table-cell table:formula="of:=ABS([.D171]-[.C171])" office:value-type="float" office:value="0.00135848139812317">
            <text:p>0,0013584814</text:p>
          </table:table-cell>
          <table:table-cell table:formula="of:=ABS([.D171]-[.C170])" office:value-type="float" office:value="0.00235848139812317">
            <text:p>0,0023584814</text:p>
          </table:table-cell>
          <table:table-cell/>
        </table:table-row>
        <table:table-row table:style-name="ro1">
          <table:table-cell office:value-type="float" office:value="5.9389594157">
            <text:p>5,9389594157</text:p>
          </table:table-cell>
          <table:table-cell office:value-type="float" office:value="3.98142679774">
            <text:p>3,9814267977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E$6]&lt;=[.B172];[.B172]&lt;=[.E$7]);([.B172]-[.E$6])^2/(([.E$8]-[.E$6])*([.E$7]-[.E$6]));1-(([.E$8]-[.B172])^2/(([.E$8]-[.E$6])*([.E$8]-[.E$7]))))" office:value-type="float" office:value="0.160533093220365">
            <text:p>0,1605330932</text:p>
          </table:table-cell>
          <table:table-cell table:formula="of:=ABS([.D172]-[.C172])" office:value-type="float" office:value="0.00153309322036521">
            <text:p>0,0015330932</text:p>
          </table:table-cell>
          <table:table-cell table:formula="of:=ABS([.D172]-[.C171])" office:value-type="float" office:value="0.00253309322036521">
            <text:p>0,0025330932</text:p>
          </table:table-cell>
          <table:table-cell/>
        </table:table-row>
        <table:table-row table:style-name="ro1">
          <table:table-cell office:value-type="float" office:value="3.80518307794">
            <text:p>3,8051830779</text:p>
          </table:table-cell>
          <table:table-cell office:value-type="float" office:value="3.98592520664">
            <text:p>3,9859252066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E$6]&lt;=[.B173];[.B173]&lt;=[.E$7]);([.B173]-[.E$6])^2/(([.E$8]-[.E$6])*([.E$7]-[.E$6]));1-(([.E$8]-[.B173])^2/(([.E$8]-[.E$6])*([.E$8]-[.E$7]))))" office:value-type="float" office:value="0.162008085514688">
            <text:p>0,1620080855</text:p>
          </table:table-cell>
          <table:table-cell table:formula="of:=ABS([.D173]-[.C173])" office:value-type="float" office:value="0.00200808551468784">
            <text:p>0,0020080855</text:p>
          </table:table-cell>
          <table:table-cell table:formula="of:=ABS([.D173]-[.C172])" office:value-type="float" office:value="0.00300808551468784">
            <text:p>0,0030080855</text:p>
          </table:table-cell>
          <table:table-cell/>
        </table:table-row>
        <table:table-row table:style-name="ro1">
          <table:table-cell office:value-type="float" office:value="4.15770307748">
            <text:p>4,1577030775</text:p>
          </table:table-cell>
          <table:table-cell office:value-type="float" office:value="3.98690634406">
            <text:p>3,9869063441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E$6]&lt;=[.B174];[.B174]&lt;=[.E$7]);([.B174]-[.E$6])^2/(([.E$8]-[.E$6])*([.E$7]-[.E$6]));1-(([.E$8]-[.B174])^2/(([.E$8]-[.E$6])*([.E$8]-[.E$7]))))" office:value-type="float" office:value="0.162330688657646">
            <text:p>0,1623306887</text:p>
          </table:table-cell>
          <table:table-cell table:formula="of:=ABS([.D174]-[.C174])" office:value-type="float" office:value="0.0013306886576458">
            <text:p>0,0013306887</text:p>
          </table:table-cell>
          <table:table-cell table:formula="of:=ABS([.D174]-[.C173])" office:value-type="float" office:value="0.0023306886576458">
            <text:p>0,0023306887</text:p>
          </table:table-cell>
          <table:table-cell/>
        </table:table-row>
        <table:table-row table:style-name="ro1">
          <table:table-cell office:value-type="float" office:value="4.80419478296">
            <text:p>4,804194783</text:p>
          </table:table-cell>
          <table:table-cell office:value-type="float" office:value="3.99218910287">
            <text:p>3,9921891029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E$6]&lt;=[.B175];[.B175]&lt;=[.E$7]);([.B175]-[.E$6])^2/(([.E$8]-[.E$6])*([.E$7]-[.E$6]));1-(([.E$8]-[.B175])^2/(([.E$8]-[.E$6])*([.E$8]-[.E$7]))))" office:value-type="float" office:value="0.164073202642329">
            <text:p>0,1640732026</text:p>
          </table:table-cell>
          <table:table-cell table:formula="of:=ABS([.D175]-[.C175])" office:value-type="float" office:value="0.00207320264232919">
            <text:p>0,0020732026</text:p>
          </table:table-cell>
          <table:table-cell table:formula="of:=ABS([.D175]-[.C174])" office:value-type="float" office:value="0.00307320264232919">
            <text:p>0,0030732026</text:p>
          </table:table-cell>
          <table:table-cell/>
        </table:table-row>
        <table:table-row table:style-name="ro1">
          <table:table-cell office:value-type="float" office:value="6.72664709444">
            <text:p>6,7266470944</text:p>
          </table:table-cell>
          <table:table-cell office:value-type="float" office:value="3.99399484538">
            <text:p>3,9939948454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E$6]&lt;=[.B176];[.B176]&lt;=[.E$7]);([.B176]-[.E$6])^2/(([.E$8]-[.E$6])*([.E$7]-[.E$6]));1-(([.E$8]-[.B176])^2/(([.E$8]-[.E$6])*([.E$8]-[.E$7]))))" office:value-type="float" office:value="0.164670958773668">
            <text:p>0,1646709588</text:p>
          </table:table-cell>
          <table:table-cell table:formula="of:=ABS([.D176]-[.C176])" office:value-type="float" office:value="0.00167095877366835">
            <text:p>0,0016709588</text:p>
          </table:table-cell>
          <table:table-cell table:formula="of:=ABS([.D176]-[.C175])" office:value-type="float" office:value="0.00267095877366835">
            <text:p>0,0026709588</text:p>
          </table:table-cell>
          <table:table-cell/>
        </table:table-row>
        <table:table-row table:style-name="ro1">
          <table:table-cell office:value-type="float" office:value="6.501766663">
            <text:p>6,501766663</text:p>
          </table:table-cell>
          <table:table-cell office:value-type="float" office:value="3.9945411467">
            <text:p>3,9945411467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E$6]&lt;=[.B177];[.B177]&lt;=[.E$7]);([.B177]-[.E$6])^2/(([.E$8]-[.E$6])*([.E$7]-[.E$6]));1-(([.E$8]-[.B177])^2/(([.E$8]-[.E$6])*([.E$8]-[.E$7]))))" office:value-type="float" office:value="0.164852015413225">
            <text:p>0,1648520154</text:p>
          </table:table-cell>
          <table:table-cell table:formula="of:=ABS([.D177]-[.C177])" office:value-type="float" office:value="0.00085201541322516">
            <text:p>0,0008520154</text:p>
          </table:table-cell>
          <table:table-cell table:formula="of:=ABS([.D177]-[.C176])" office:value-type="float" office:value="0.00185201541322516">
            <text:p>0,0018520154</text:p>
          </table:table-cell>
          <table:table-cell/>
        </table:table-row>
        <table:table-row table:style-name="ro1">
          <table:table-cell office:value-type="float" office:value="5.45562184175">
            <text:p>5,4556218418</text:p>
          </table:table-cell>
          <table:table-cell office:value-type="float" office:value="3.99512608436">
            <text:p>3,9951260844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E$6]&lt;=[.B178];[.B178]&lt;=[.E$7]);([.B178]-[.E$6])^2/(([.E$8]-[.E$6])*([.E$7]-[.E$6]));1-(([.E$8]-[.B178])^2/(([.E$8]-[.E$6])*([.E$8]-[.E$7]))))" office:value-type="float" office:value="0.165045987295611">
            <text:p>0,1650459873</text:p>
          </table:table-cell>
          <table:table-cell table:formula="of:=ABS([.D178]-[.C178])" office:value-type="float" office:value="0.0000459872956108942">
            <text:p>4,59872956108942E-005</text:p>
          </table:table-cell>
          <table:table-cell table:formula="of:=ABS([.D178]-[.C177])" office:value-type="float" office:value="0.0010459872956109">
            <text:p>0,0010459873</text:p>
          </table:table-cell>
          <table:table-cell/>
        </table:table-row>
        <table:table-row table:style-name="ro1">
          <table:table-cell office:value-type="float" office:value="5.2586787481">
            <text:p>5,2586787481</text:p>
          </table:table-cell>
          <table:table-cell office:value-type="float" office:value="3.99855737881">
            <text:p>3,9985573788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E$6]&lt;=[.B179];[.B179]&lt;=[.E$7]);([.B179]-[.E$6])^2/(([.E$8]-[.E$6])*([.E$7]-[.E$6]));1-(([.E$8]-[.B179])^2/(([.E$8]-[.E$6])*([.E$8]-[.E$7]))))" office:value-type="float" office:value="0.166186139795983">
            <text:p>0,1661861398</text:p>
          </table:table-cell>
          <table:table-cell table:formula="of:=ABS([.D179]-[.C179])" office:value-type="float" office:value="0.000186139795983031">
            <text:p>0,0001861398</text:p>
          </table:table-cell>
          <table:table-cell table:formula="of:=ABS([.D179]-[.C178])" office:value-type="float" office:value="0.00118613979598303">
            <text:p>0,0011861398</text:p>
          </table:table-cell>
          <table:table-cell/>
        </table:table-row>
        <table:table-row table:style-name="ro1">
          <table:table-cell office:value-type="float" office:value="4.51492126878">
            <text:p>4,5149212688</text:p>
          </table:table-cell>
          <table:table-cell office:value-type="float" office:value="4.00449492692">
            <text:p>4,0044949269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E$6]&lt;=[.B180];[.B180]&lt;=[.E$7]);([.B180]-[.E$6])^2/(([.E$8]-[.E$6])*([.E$7]-[.E$6]));1-(([.E$8]-[.B180])^2/(([.E$8]-[.E$6])*([.E$8]-[.E$7]))))" office:value-type="float" office:value="0.168164302161066">
            <text:p>0,1681643022</text:p>
          </table:table-cell>
          <table:table-cell table:formula="of:=ABS([.D180]-[.C180])" office:value-type="float" office:value="0.00116430216106603">
            <text:p>0,0011643022</text:p>
          </table:table-cell>
          <table:table-cell table:formula="of:=ABS([.D180]-[.C179])" office:value-type="float" office:value="0.00216430216106603">
            <text:p>0,0021643022</text:p>
          </table:table-cell>
          <table:table-cell/>
        </table:table-row>
        <table:table-row table:style-name="ro1">
          <table:table-cell office:value-type="float" office:value="5.21321259203">
            <text:p>5,213212592</text:p>
          </table:table-cell>
          <table:table-cell office:value-type="float" office:value="4.00724991936">
            <text:p>4,0072499194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E$6]&lt;=[.B181];[.B181]&lt;=[.E$7]);([.B181]-[.E$6])^2/(([.E$8]-[.E$6])*([.E$7]-[.E$6]));1-(([.E$8]-[.B181])^2/(([.E$8]-[.E$6])*([.E$8]-[.E$7]))))" office:value-type="float" office:value="0.169081554408976">
            <text:p>0,1690815544</text:p>
          </table:table-cell>
          <table:table-cell table:formula="of:=ABS([.D181]-[.C181])" office:value-type="float" office:value="0.00108155440897587">
            <text:p>0,0010815544</text:p>
          </table:table-cell>
          <table:table-cell table:formula="of:=ABS([.D181]-[.C180])" office:value-type="float" office:value="0.00208155440897587">
            <text:p>0,0020815544</text:p>
          </table:table-cell>
          <table:table-cell/>
        </table:table-row>
        <table:table-row table:style-name="ro1">
          <table:table-cell office:value-type="float" office:value="5.05946666078">
            <text:p>5,0594666608</text:p>
          </table:table-cell>
          <table:table-cell office:value-type="float" office:value="4.0104823412">
            <text:p>4,0104823412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E$6]&lt;=[.B182];[.B182]&lt;=[.E$7]);([.B182]-[.E$6])^2/(([.E$8]-[.E$6])*([.E$7]-[.E$6]));1-(([.E$8]-[.B182])^2/(([.E$8]-[.E$6])*([.E$8]-[.E$7]))))" office:value-type="float" office:value="0.170157117750766">
            <text:p>0,1701571178</text:p>
          </table:table-cell>
          <table:table-cell table:formula="of:=ABS([.D182]-[.C182])" office:value-type="float" office:value="0.00115711775076569">
            <text:p>0,0011571178</text:p>
          </table:table-cell>
          <table:table-cell table:formula="of:=ABS([.D182]-[.C181])" office:value-type="float" office:value="0.00215711775076569">
            <text:p>0,0021571178</text:p>
          </table:table-cell>
          <table:table-cell/>
        </table:table-row>
        <table:table-row table:style-name="ro1">
          <table:table-cell office:value-type="float" office:value="4.26991437697">
            <text:p>4,269914377</text:p>
          </table:table-cell>
          <table:table-cell office:value-type="float" office:value="4.01089709548">
            <text:p>4,0108970955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E$6]&lt;=[.B183];[.B183]&lt;=[.E$7]);([.B183]-[.E$6])^2/(([.E$8]-[.E$6])*([.E$7]-[.E$6]));1-(([.E$8]-[.B183])^2/(([.E$8]-[.E$6])*([.E$8]-[.E$7]))))" office:value-type="float" office:value="0.17029507360367">
            <text:p>0,1702950736</text:p>
          </table:table-cell>
          <table:table-cell table:formula="of:=ABS([.D183]-[.C183])" office:value-type="float" office:value="0.000295073603669899">
            <text:p>0,0002950736</text:p>
          </table:table-cell>
          <table:table-cell table:formula="of:=ABS([.D183]-[.C182])" office:value-type="float" office:value="0.0012950736036699">
            <text:p>0,0012950736</text:p>
          </table:table-cell>
          <table:table-cell/>
        </table:table-row>
        <table:table-row table:style-name="ro1">
          <table:table-cell office:value-type="float" office:value="5.61981960287">
            <text:p>5,6198196029</text:p>
          </table:table-cell>
          <table:table-cell office:value-type="float" office:value="4.01443925186">
            <text:p>4,0144392519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E$6]&lt;=[.B184];[.B184]&lt;=[.E$7]);([.B184]-[.E$6])^2/(([.E$8]-[.E$6])*([.E$7]-[.E$6]));1-(([.E$8]-[.B184])^2/(([.E$8]-[.E$6])*([.E$8]-[.E$7]))))" office:value-type="float" office:value="0.171472800886857">
            <text:p>0,1714728009</text:p>
          </table:table-cell>
          <table:table-cell table:formula="of:=ABS([.D184]-[.C184])" office:value-type="float" office:value="0.000472800886857333">
            <text:p>0,0004728009</text:p>
          </table:table-cell>
          <table:table-cell table:formula="of:=ABS([.D184]-[.C183])" office:value-type="float" office:value="0.00147280088685733">
            <text:p>0,0014728009</text:p>
          </table:table-cell>
          <table:table-cell/>
        </table:table-row>
        <table:table-row table:style-name="ro1">
          <table:table-cell office:value-type="float" office:value="3.76510734924">
            <text:p>3,7651073492</text:p>
          </table:table-cell>
          <table:table-cell office:value-type="float" office:value="4.02224667654">
            <text:p>4,0222466765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E$6]&lt;=[.B185];[.B185]&lt;=[.E$7]);([.B185]-[.E$6])^2/(([.E$8]-[.E$6])*([.E$7]-[.E$6]));1-(([.E$8]-[.B185])^2/(([.E$8]-[.E$6])*([.E$8]-[.E$7]))))" office:value-type="float" office:value="0.174065728359431">
            <text:p>0,1740657284</text:p>
          </table:table-cell>
          <table:table-cell table:formula="of:=ABS([.D185]-[.C185])" office:value-type="float" office:value="0.00206572835943081">
            <text:p>0,0020657284</text:p>
          </table:table-cell>
          <table:table-cell table:formula="of:=ABS([.D185]-[.C184])" office:value-type="float" office:value="0.00306572835943078">
            <text:p>0,0030657284</text:p>
          </table:table-cell>
          <table:table-cell/>
        </table:table-row>
        <table:table-row table:style-name="ro1">
          <table:table-cell office:value-type="float" office:value="4.55589209471">
            <text:p>4,5558920947</text:p>
          </table:table-cell>
          <table:table-cell office:value-type="float" office:value="4.026893487">
            <text:p>4,02689348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E$6]&lt;=[.B186];[.B186]&lt;=[.E$7]);([.B186]-[.E$6])^2/(([.E$8]-[.E$6])*([.E$7]-[.E$6]));1-(([.E$8]-[.B186])^2/(([.E$8]-[.E$6])*([.E$8]-[.E$7]))))" office:value-type="float" office:value="0.175607053678566">
            <text:p>0,1756070537</text:p>
          </table:table-cell>
          <table:table-cell table:formula="of:=ABS([.D186]-[.C186])" office:value-type="float" office:value="0.00260705367856601">
            <text:p>0,0026070537</text:p>
          </table:table-cell>
          <table:table-cell table:formula="of:=ABS([.D186]-[.C185])" office:value-type="float" office:value="0.00360705367856601">
            <text:p>0,0036070537</text:p>
          </table:table-cell>
          <table:table-cell/>
        </table:table-row>
        <table:table-row table:style-name="ro1">
          <table:table-cell office:value-type="float" office:value="3.15460649427">
            <text:p>3,1546064943</text:p>
          </table:table-cell>
          <table:table-cell office:value-type="float" office:value="4.02978305861">
            <text:p>4,0297830586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E$6]&lt;=[.B187];[.B187]&lt;=[.E$7]);([.B187]-[.E$6])^2/(([.E$8]-[.E$6])*([.E$7]-[.E$6]));1-(([.E$8]-[.B187])^2/(([.E$8]-[.E$6])*([.E$8]-[.E$7]))))" office:value-type="float" office:value="0.176564785183994">
            <text:p>0,1765647852</text:p>
          </table:table-cell>
          <table:table-cell table:formula="of:=ABS([.D187]-[.C187])" office:value-type="float" office:value="0.00256478518399433">
            <text:p>0,0025647852</text:p>
          </table:table-cell>
          <table:table-cell table:formula="of:=ABS([.D187]-[.C186])" office:value-type="float" office:value="0.00356478518399433">
            <text:p>0,0035647852</text:p>
          </table:table-cell>
          <table:table-cell/>
        </table:table-row>
        <table:table-row table:style-name="ro1">
          <table:table-cell office:value-type="float" office:value="4.01089709548">
            <text:p>4,0108970955</text:p>
          </table:table-cell>
          <table:table-cell office:value-type="float" office:value="4.03083136895">
            <text:p>4,030831369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E$6]&lt;=[.B188];[.B188]&lt;=[.E$7]);([.B188]-[.E$6])^2/(([.E$8]-[.E$6])*([.E$7]-[.E$6]));1-(([.E$8]-[.B188])^2/(([.E$8]-[.E$6])*([.E$8]-[.E$7]))))" office:value-type="float" office:value="0.176912103872956">
            <text:p>0,1769121039</text:p>
          </table:table-cell>
          <table:table-cell table:formula="of:=ABS([.D188]-[.C188])" office:value-type="float" office:value="0.00191210387295576">
            <text:p>0,0019121039</text:p>
          </table:table-cell>
          <table:table-cell table:formula="of:=ABS([.D188]-[.C187])" office:value-type="float" office:value="0.00291210387295576">
            <text:p>0,0029121039</text:p>
          </table:table-cell>
          <table:table-cell/>
        </table:table-row>
        <table:table-row table:style-name="ro1">
          <table:table-cell office:value-type="float" office:value="3.98142679774">
            <text:p>3,9814267977</text:p>
          </table:table-cell>
          <table:table-cell office:value-type="float" office:value="4.0317687872">
            <text:p>4,0317687872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E$6]&lt;=[.B189];[.B189]&lt;=[.E$7]);([.B189]-[.E$6])^2/(([.E$8]-[.E$6])*([.E$7]-[.E$6]));1-(([.E$8]-[.B189])^2/(([.E$8]-[.E$6])*([.E$8]-[.E$7]))))" office:value-type="float" office:value="0.177222620538661">
            <text:p>0,1772226205</text:p>
          </table:table-cell>
          <table:table-cell table:formula="of:=ABS([.D189]-[.C189])" office:value-type="float" office:value="0.00122262053866135">
            <text:p>0,0012226205</text:p>
          </table:table-cell>
          <table:table-cell table:formula="of:=ABS([.D189]-[.C188])" office:value-type="float" office:value="0.00222262053866135">
            <text:p>0,0022226205</text:p>
          </table:table-cell>
          <table:table-cell/>
        </table:table-row>
        <table:table-row table:style-name="ro1">
          <table:table-cell office:value-type="float" office:value="6.41038083356">
            <text:p>6,4103808336</text:p>
          </table:table-cell>
          <table:table-cell office:value-type="float" office:value="4.03272112714">
            <text:p>4,0327211271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E$6]&lt;=[.B190];[.B190]&lt;=[.E$7]);([.B190]-[.E$6])^2/(([.E$8]-[.E$6])*([.E$7]-[.E$6]));1-(([.E$8]-[.B190])^2/(([.E$8]-[.E$6])*([.E$8]-[.E$7]))))" office:value-type="float" office:value="0.177538019974623">
            <text:p>0,17753802</text:p>
          </table:table-cell>
          <table:table-cell table:formula="of:=ABS([.D190]-[.C190])" office:value-type="float" office:value="0.00053801997462305">
            <text:p>0,00053802</text:p>
          </table:table-cell>
          <table:table-cell table:formula="of:=ABS([.D190]-[.C189])" office:value-type="float" office:value="0.00153801997462305">
            <text:p>0,00153802</text:p>
          </table:table-cell>
          <table:table-cell/>
        </table:table-row>
        <table:table-row table:style-name="ro1">
          <table:table-cell office:value-type="float" office:value="5.96455092423">
            <text:p>5,9645509242</text:p>
          </table:table-cell>
          <table:table-cell office:value-type="float" office:value="4.03334178558">
            <text:p>4,0333417856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E$6]&lt;=[.B191];[.B191]&lt;=[.E$7]);([.B191]-[.E$6])^2/(([.E$8]-[.E$6])*([.E$7]-[.E$6]));1-(([.E$8]-[.B191])^2/(([.E$8]-[.E$6])*([.E$8]-[.E$7]))))" office:value-type="float" office:value="0.177743539371145">
            <text:p>0,1777435394</text:p>
          </table:table-cell>
          <table:table-cell table:formula="of:=ABS([.D191]-[.C191])" office:value-type="float" office:value="0.000256460628855371">
            <text:p>0,0002564606</text:p>
          </table:table-cell>
          <table:table-cell table:formula="of:=ABS([.D191]-[.C190])" office:value-type="float" office:value="0.00074353937114463">
            <text:p>0,0007435394</text:p>
          </table:table-cell>
          <table:table-cell/>
        </table:table-row>
        <table:table-row table:style-name="ro1">
          <table:table-cell office:value-type="float" office:value="4.40430408662">
            <text:p>4,4043040866</text:p>
          </table:table-cell>
          <table:table-cell office:value-type="float" office:value="4.03975588515">
            <text:p>4,0397558852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E$6]&lt;=[.B192];[.B192]&lt;=[.E$7]);([.B192]-[.E$6])^2/(([.E$8]-[.E$6])*([.E$7]-[.E$6]));1-(([.E$8]-[.B192])^2/(([.E$8]-[.E$6])*([.E$8]-[.E$7]))))" office:value-type="float" office:value="0.179865944036531">
            <text:p>0,179865944</text:p>
          </table:table-cell>
          <table:table-cell table:formula="of:=ABS([.D192]-[.C192])" office:value-type="float" office:value="0.000865944036531341">
            <text:p>0,000865944</text:p>
          </table:table-cell>
          <table:table-cell table:formula="of:=ABS([.D192]-[.C191])" office:value-type="float" office:value="0.00186594403653134">
            <text:p>0,001865944</text:p>
          </table:table-cell>
          <table:table-cell/>
        </table:table-row>
        <table:table-row table:style-name="ro1">
          <table:table-cell office:value-type="float" office:value="6.98171672832">
            <text:p>6,9817167283</text:p>
          </table:table-cell>
          <table:table-cell office:value-type="float" office:value="4.04385309932">
            <text:p>4,0438530993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E$6]&lt;=[.B193];[.B193]&lt;=[.E$7]);([.B193]-[.E$6])^2/(([.E$8]-[.E$6])*([.E$7]-[.E$6]));1-(([.E$8]-[.B193])^2/(([.E$8]-[.E$6])*([.E$8]-[.E$7]))))" office:value-type="float" office:value="0.181220263296001">
            <text:p>0,1812202633</text:p>
          </table:table-cell>
          <table:table-cell table:formula="of:=ABS([.D193]-[.C193])" office:value-type="float" office:value="0.00122026329600095">
            <text:p>0,0012202633</text:p>
          </table:table-cell>
          <table:table-cell table:formula="of:=ABS([.D193]-[.C192])" office:value-type="float" office:value="0.00222026329600095">
            <text:p>0,0022202633</text:p>
          </table:table-cell>
          <table:table-cell/>
        </table:table-row>
        <table:table-row table:style-name="ro1">
          <table:table-cell office:value-type="float" office:value="5.81991827346">
            <text:p>5,8199182735</text:p>
          </table:table-cell>
          <table:table-cell office:value-type="float" office:value="4.05073501265">
            <text:p>4,0507350127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E$6]&lt;=[.B194];[.B194]&lt;=[.E$7]);([.B194]-[.E$6])^2/(([.E$8]-[.E$6])*([.E$7]-[.E$6]));1-(([.E$8]-[.B194])^2/(([.E$8]-[.E$6])*([.E$8]-[.E$7]))))" office:value-type="float" office:value="0.18349253616638">
            <text:p>0,1834925362</text:p>
          </table:table-cell>
          <table:table-cell table:formula="of:=ABS([.D194]-[.C194])" office:value-type="float" office:value="0.00249253616638007">
            <text:p>0,0024925362</text:p>
          </table:table-cell>
          <table:table-cell table:formula="of:=ABS([.D194]-[.C193])" office:value-type="float" office:value="0.00349253616638007">
            <text:p>0,0034925362</text:p>
          </table:table-cell>
          <table:table-cell/>
        </table:table-row>
        <table:table-row table:style-name="ro1">
          <table:table-cell office:value-type="float" office:value="4.18508453457">
            <text:p>4,1850845346</text:p>
          </table:table-cell>
          <table:table-cell office:value-type="float" office:value="4.05452669049">
            <text:p>4,0545266905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E$6]&lt;=[.B195];[.B195]&lt;=[.E$7]);([.B195]-[.E$6])^2/(([.E$8]-[.E$6])*([.E$7]-[.E$6]));1-(([.E$8]-[.B195])^2/(([.E$8]-[.E$6])*([.E$8]-[.E$7]))))" office:value-type="float" office:value="0.184743124830807">
            <text:p>0,1847431248</text:p>
          </table:table-cell>
          <table:table-cell table:formula="of:=ABS([.D195]-[.C195])" office:value-type="float" office:value="0.00274312483080702">
            <text:p>0,0027431248</text:p>
          </table:table-cell>
          <table:table-cell table:formula="of:=ABS([.D195]-[.C194])" office:value-type="float" office:value="0.00374312483080702">
            <text:p>0,0037431248</text:p>
          </table:table-cell>
          <table:table-cell/>
        </table:table-row>
        <table:table-row table:style-name="ro1">
          <table:table-cell office:value-type="float" office:value="3.44812071887">
            <text:p>3,4481207189</text:p>
          </table:table-cell>
          <table:table-cell office:value-type="float" office:value="4.05514397269">
            <text:p>4,0551439727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E$6]&lt;=[.B196];[.B196]&lt;=[.E$7]);([.B196]-[.E$6])^2/(([.E$8]-[.E$6])*([.E$7]-[.E$6]));1-(([.E$8]-[.B196])^2/(([.E$8]-[.E$6])*([.E$8]-[.E$7]))))" office:value-type="float" office:value="0.184946628972532">
            <text:p>0,184946629</text:p>
          </table:table-cell>
          <table:table-cell table:formula="of:=ABS([.D196]-[.C196])" office:value-type="float" office:value="0.00194662897253212">
            <text:p>0,001946629</text:p>
          </table:table-cell>
          <table:table-cell table:formula="of:=ABS([.D196]-[.C195])" office:value-type="float" office:value="0.00294662897253212">
            <text:p>0,002946629</text:p>
          </table:table-cell>
          <table:table-cell/>
        </table:table-row>
        <table:table-row table:style-name="ro1">
          <table:table-cell office:value-type="float" office:value="4.83066270577">
            <text:p>4,8306627058</text:p>
          </table:table-cell>
          <table:table-cell office:value-type="float" office:value="4.0635724182">
            <text:p>4,0635724182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E$6]&lt;=[.B197];[.B197]&lt;=[.E$7]);([.B197]-[.E$6])^2/(([.E$8]-[.E$6])*([.E$7]-[.E$6]));1-(([.E$8]-[.B197])^2/(([.E$8]-[.E$6])*([.E$8]-[.E$7]))))" office:value-type="float" office:value="0.187722757654807">
            <text:p>0,1877227577</text:p>
          </table:table-cell>
          <table:table-cell table:formula="of:=ABS([.D197]-[.C197])" office:value-type="float" office:value="0.00372275765480673">
            <text:p>0,0037227577</text:p>
          </table:table-cell>
          <table:table-cell table:formula="of:=ABS([.D197]-[.C196])" office:value-type="float" office:value="0.00472275765480673">
            <text:p>0,0047227577</text:p>
          </table:table-cell>
          <table:table-cell/>
        </table:table-row>
        <table:table-row table:style-name="ro1">
          <table:table-cell office:value-type="float" office:value="5.21538017232">
            <text:p>5,2153801723</text:p>
          </table:table-cell>
          <table:table-cell office:value-type="float" office:value="4.06390931362">
            <text:p>4,0639093136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E$6]&lt;=[.B198];[.B198]&lt;=[.E$7]);([.B198]-[.E$6])^2/(([.E$8]-[.E$6])*([.E$7]-[.E$6]));1-(([.E$8]-[.B198])^2/(([.E$8]-[.E$6])*([.E$8]-[.E$7]))))" office:value-type="float" office:value="0.187833624527754">
            <text:p>0,1878336245</text:p>
          </table:table-cell>
          <table:table-cell table:formula="of:=ABS([.D198]-[.C198])" office:value-type="float" office:value="0.00283362452775399">
            <text:p>0,0028336245</text:p>
          </table:table-cell>
          <table:table-cell table:formula="of:=ABS([.D198]-[.C197])" office:value-type="float" office:value="0.00383362452775399">
            <text:p>0,0038336245</text:p>
          </table:table-cell>
          <table:table-cell/>
        </table:table-row>
        <table:table-row table:style-name="ro1">
          <table:table-cell office:value-type="float" office:value="5.69929233627">
            <text:p>5,6992923363</text:p>
          </table:table-cell>
          <table:table-cell office:value-type="float" office:value="4.07184577951">
            <text:p>4,0718457795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E$6]&lt;=[.B199];[.B199]&lt;=[.E$7]);([.B199]-[.E$6])^2/(([.E$8]-[.E$6])*([.E$7]-[.E$6]));1-(([.E$8]-[.B199])^2/(([.E$8]-[.E$6])*([.E$8]-[.E$7]))))" office:value-type="float" office:value="0.19044319930222">
            <text:p>0,1904431993</text:p>
          </table:table-cell>
          <table:table-cell table:formula="of:=ABS([.D199]-[.C199])" office:value-type="float" office:value="0.00444319930222009">
            <text:p>0,0044431993</text:p>
          </table:table-cell>
          <table:table-cell table:formula="of:=ABS([.D199]-[.C198])" office:value-type="float" office:value="0.00544319930222009">
            <text:p>0,0054431993</text:p>
          </table:table-cell>
          <table:table-cell/>
        </table:table-row>
        <table:table-row table:style-name="ro1">
          <table:table-cell office:value-type="float" office:value="8.7535820704">
            <text:p>8,7535820704</text:p>
          </table:table-cell>
          <table:table-cell office:value-type="float" office:value="4.07592891722">
            <text:p>4,07592891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E$6]&lt;=[.B200];[.B200]&lt;=[.E$7]);([.B200]-[.E$6])^2/(([.E$8]-[.E$6])*([.E$7]-[.E$6]));1-(([.E$8]-[.B200])^2/(([.E$8]-[.E$6])*([.E$8]-[.E$7]))))" office:value-type="float" office:value="0.191784132390993">
            <text:p>0,1917841324</text:p>
          </table:table-cell>
          <table:table-cell table:formula="of:=ABS([.D200]-[.C200])" office:value-type="float" office:value="0.00478413239099312">
            <text:p>0,0047841324</text:p>
          </table:table-cell>
          <table:table-cell table:formula="of:=ABS([.D200]-[.C199])" office:value-type="float" office:value="0.00578413239099312">
            <text:p>0,0057841324</text:p>
          </table:table-cell>
          <table:table-cell/>
        </table:table-row>
        <table:table-row table:style-name="ro1">
          <table:table-cell office:value-type="float" office:value="3.9172639996">
            <text:p>3,9172639996</text:p>
          </table:table-cell>
          <table:table-cell office:value-type="float" office:value="4.0774026659">
            <text:p>4,077402665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E$6]&lt;=[.B201];[.B201]&lt;=[.E$7]);([.B201]-[.E$6])^2/(([.E$8]-[.E$6])*([.E$7]-[.E$6]));1-(([.E$8]-[.B201])^2/(([.E$8]-[.E$6])*([.E$8]-[.E$7]))))" office:value-type="float" office:value="0.192267849543719">
            <text:p>0,1922678495</text:p>
          </table:table-cell>
          <table:table-cell table:formula="of:=ABS([.D201]-[.C201])" office:value-type="float" office:value="0.00426784954371923">
            <text:p>0,0042678495</text:p>
          </table:table-cell>
          <table:table-cell table:formula="of:=ABS([.D201]-[.C200])" office:value-type="float" office:value="0.00526784954371923">
            <text:p>0,0052678495</text:p>
          </table:table-cell>
          <table:table-cell/>
        </table:table-row>
        <table:table-row table:style-name="ro1">
          <table:table-cell office:value-type="float" office:value="4.80421164965">
            <text:p>4,8042116497</text:p>
          </table:table-cell>
          <table:table-cell office:value-type="float" office:value="4.08270873358">
            <text:p>4,0827087336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E$6]&lt;=[.B202];[.B202]&lt;=[.E$7]);([.B202]-[.E$6])^2/(([.E$8]-[.E$6])*([.E$7]-[.E$6]));1-(([.E$8]-[.B202])^2/(([.E$8]-[.E$6])*([.E$8]-[.E$7]))))" office:value-type="float" office:value="0.194008220039653">
            <text:p>0,19400822</text:p>
          </table:table-cell>
          <table:table-cell table:formula="of:=ABS([.D202]-[.C202])" office:value-type="float" office:value="0.0050082200396529">
            <text:p>0,00500822</text:p>
          </table:table-cell>
          <table:table-cell table:formula="of:=ABS([.D202]-[.C201])" office:value-type="float" office:value="0.0060082200396529">
            <text:p>0,00600822</text:p>
          </table:table-cell>
          <table:table-cell/>
        </table:table-row>
        <table:table-row table:style-name="ro1">
          <table:table-cell office:value-type="float" office:value="5.80973202539">
            <text:p>5,8097320254</text:p>
          </table:table-cell>
          <table:table-cell office:value-type="float" office:value="4.08351692798">
            <text:p>4,083516928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E$6]&lt;=[.B203];[.B203]&lt;=[.E$7]);([.B203]-[.E$6])^2/(([.E$8]-[.E$6])*([.E$7]-[.E$6]));1-(([.E$8]-[.B203])^2/(([.E$8]-[.E$6])*([.E$8]-[.E$7]))))" office:value-type="float" office:value="0.194273140084693">
            <text:p>0,1942731401</text:p>
          </table:table-cell>
          <table:table-cell table:formula="of:=ABS([.D203]-[.C203])" office:value-type="float" office:value="0.00427314008469276">
            <text:p>0,0042731401</text:p>
          </table:table-cell>
          <table:table-cell table:formula="of:=ABS([.D203]-[.C202])" office:value-type="float" office:value="0.00527314008469276">
            <text:p>0,0052731401</text:p>
          </table:table-cell>
          <table:table-cell/>
        </table:table-row>
        <table:table-row table:style-name="ro1">
          <table:table-cell office:value-type="float" office:value="3.93147308377">
            <text:p>3,9314730838</text:p>
          </table:table-cell>
          <table:table-cell office:value-type="float" office:value="4.08371816507">
            <text:p>4,0837181651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E$6]&lt;=[.B204];[.B204]&lt;=[.E$7]);([.B204]-[.E$6])^2/(([.E$8]-[.E$6])*([.E$7]-[.E$6]));1-(([.E$8]-[.B204])^2/(([.E$8]-[.E$6])*([.E$8]-[.E$7]))))" office:value-type="float" office:value="0.19433909731791">
            <text:p>0,1943390973</text:p>
          </table:table-cell>
          <table:table-cell table:formula="of:=ABS([.D204]-[.C204])" office:value-type="float" office:value="0.00333909731791021">
            <text:p>0,0033390973</text:p>
          </table:table-cell>
          <table:table-cell table:formula="of:=ABS([.D204]-[.C203])" office:value-type="float" office:value="0.00433909731791021">
            <text:p>0,0043390973</text:p>
          </table:table-cell>
          <table:table-cell/>
        </table:table-row>
        <table:table-row table:style-name="ro1">
          <table:table-cell office:value-type="float" office:value="7.22745367219">
            <text:p>7,2274536722</text:p>
          </table:table-cell>
          <table:table-cell office:value-type="float" office:value="4.09683613906">
            <text:p>4,096836139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E$6]&lt;=[.B205];[.B205]&lt;=[.E$7]);([.B205]-[.E$6])^2/(([.E$8]-[.E$6])*([.E$7]-[.E$6]));1-(([.E$8]-[.B205])^2/(([.E$8]-[.E$6])*([.E$8]-[.E$7]))))" office:value-type="float" office:value="0.198632805092398">
            <text:p>0,1986328051</text:p>
          </table:table-cell>
          <table:table-cell table:formula="of:=ABS([.D205]-[.C205])" office:value-type="float" office:value="0.00663280509239833">
            <text:p>0,0066328051</text:p>
          </table:table-cell>
          <table:table-cell table:formula="of:=ABS([.D205]-[.C204])" office:value-type="float" office:value="0.00763280509239833">
            <text:p>0,0076328051</text:p>
          </table:table-cell>
          <table:table-cell/>
        </table:table-row>
        <table:table-row table:style-name="ro1">
          <table:table-cell office:value-type="float" office:value="3.5931910542">
            <text:p>3,5931910542</text:p>
          </table:table-cell>
          <table:table-cell office:value-type="float" office:value="4.10140158617">
            <text:p>4,1014015862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E$6]&lt;=[.B206];[.B206]&lt;=[.E$7]);([.B206]-[.E$6])^2/(([.E$8]-[.E$6])*([.E$7]-[.E$6]));1-(([.E$8]-[.B206])^2/(([.E$8]-[.E$6])*([.E$8]-[.E$7]))))" office:value-type="float" office:value="0.200124452667407">
            <text:p>0,2001244527</text:p>
          </table:table-cell>
          <table:table-cell table:formula="of:=ABS([.D206]-[.C206])" office:value-type="float" office:value="0.00712445266740686">
            <text:p>0,0071244527</text:p>
          </table:table-cell>
          <table:table-cell table:formula="of:=ABS([.D206]-[.C205])" office:value-type="float" office:value="0.00812445266740686">
            <text:p>0,0081244527</text:p>
          </table:table-cell>
          <table:table-cell/>
        </table:table-row>
        <table:table-row table:style-name="ro1">
          <table:table-cell office:value-type="float" office:value="4.03334178558">
            <text:p>4,0333417856</text:p>
          </table:table-cell>
          <table:table-cell office:value-type="float" office:value="4.10288179394">
            <text:p>4,1028817939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E$6]&lt;=[.B207];[.B207]&lt;=[.E$7]);([.B207]-[.E$6])^2/(([.E$8]-[.E$6])*([.E$7]-[.E$6]));1-(([.E$8]-[.B207])^2/(([.E$8]-[.E$6])*([.E$8]-[.E$7]))))" office:value-type="float" office:value="0.200607775862523">
            <text:p>0,2006077759</text:p>
          </table:table-cell>
          <table:table-cell table:formula="of:=ABS([.D207]-[.C207])" office:value-type="float" office:value="0.00660777586252287">
            <text:p>0,0066077759</text:p>
          </table:table-cell>
          <table:table-cell table:formula="of:=ABS([.D207]-[.C206])" office:value-type="float" office:value="0.00760777586252287">
            <text:p>0,0076077759</text:p>
          </table:table-cell>
          <table:table-cell/>
        </table:table-row>
        <table:table-row table:style-name="ro1">
          <table:table-cell office:value-type="float" office:value="4.78224702655">
            <text:p>4,7822470266</text:p>
          </table:table-cell>
          <table:table-cell office:value-type="float" office:value="4.10310559027">
            <text:p>4,1031055903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E$6]&lt;=[.B208];[.B208]&lt;=[.E$7]);([.B208]-[.E$6])^2/(([.E$8]-[.E$6])*([.E$7]-[.E$6]));1-(([.E$8]-[.B208])^2/(([.E$8]-[.E$6])*([.E$8]-[.E$7]))))" office:value-type="float" office:value="0.200680837998503">
            <text:p>0,200680838</text:p>
          </table:table-cell>
          <table:table-cell table:formula="of:=ABS([.D208]-[.C208])" office:value-type="float" office:value="0.00568083799850255">
            <text:p>0,005680838</text:p>
          </table:table-cell>
          <table:table-cell table:formula="of:=ABS([.D208]-[.C207])" office:value-type="float" office:value="0.00668083799850255">
            <text:p>0,006680838</text:p>
          </table:table-cell>
          <table:table-cell/>
        </table:table-row>
        <table:table-row table:style-name="ro1">
          <table:table-cell office:value-type="float" office:value="5.59842734258">
            <text:p>5,5984273426</text:p>
          </table:table-cell>
          <table:table-cell office:value-type="float" office:value="4.106855115">
            <text:p>4,106855115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E$6]&lt;=[.B209];[.B209]&lt;=[.E$7]);([.B209]-[.E$6])^2/(([.E$8]-[.E$6])*([.E$7]-[.E$6]));1-(([.E$8]-[.B209])^2/(([.E$8]-[.E$6])*([.E$8]-[.E$7]))))" office:value-type="float" office:value="0.201904437813278">
            <text:p>0,2019044378</text:p>
          </table:table-cell>
          <table:table-cell table:formula="of:=ABS([.D209]-[.C209])" office:value-type="float" office:value="0.00590443781327793">
            <text:p>0,0059044378</text:p>
          </table:table-cell>
          <table:table-cell table:formula="of:=ABS([.D209]-[.C208])" office:value-type="float" office:value="0.00690443781327793">
            <text:p>0,0069044378</text:p>
          </table:table-cell>
          <table:table-cell/>
        </table:table-row>
        <table:table-row table:style-name="ro1">
          <table:table-cell office:value-type="float" office:value="5.11168394826">
            <text:p>5,1116839483</text:p>
          </table:table-cell>
          <table:table-cell office:value-type="float" office:value="4.10929138761">
            <text:p>4,1092913876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E$6]&lt;=[.B210];[.B210]&lt;=[.E$7]);([.B210]-[.E$6])^2/(([.E$8]-[.E$6])*([.E$7]-[.E$6]));1-(([.E$8]-[.B210])^2/(([.E$8]-[.E$6])*([.E$8]-[.E$7]))))" office:value-type="float" office:value="0.202698975623143">
            <text:p>0,2026989756</text:p>
          </table:table-cell>
          <table:table-cell table:formula="of:=ABS([.D210]-[.C210])" office:value-type="float" office:value="0.00569897562314264">
            <text:p>0,0056989756</text:p>
          </table:table-cell>
          <table:table-cell table:formula="of:=ABS([.D210]-[.C209])" office:value-type="float" office:value="0.00669897562314264">
            <text:p>0,0066989756</text:p>
          </table:table-cell>
          <table:table-cell/>
        </table:table-row>
        <table:table-row table:style-name="ro1">
          <table:table-cell office:value-type="float" office:value="4.23487842822">
            <text:p>4,2348784282</text:p>
          </table:table-cell>
          <table:table-cell office:value-type="float" office:value="4.10984842847">
            <text:p>4,109848428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E$6]&lt;=[.B211];[.B211]&lt;=[.E$7]);([.B211]-[.E$6])^2/(([.E$8]-[.E$6])*([.E$7]-[.E$6]));1-(([.E$8]-[.B211])^2/(([.E$8]-[.E$6])*([.E$8]-[.E$7]))))" office:value-type="float" office:value="0.202880586915423">
            <text:p>0,2028805869</text:p>
          </table:table-cell>
          <table:table-cell table:formula="of:=ABS([.D211]-[.C211])" office:value-type="float" office:value="0.00488058691542254">
            <text:p>0,0048805869</text:p>
          </table:table-cell>
          <table:table-cell table:formula="of:=ABS([.D211]-[.C210])" office:value-type="float" office:value="0.00588058691542254">
            <text:p>0,0058805869</text:p>
          </table:table-cell>
          <table:table-cell/>
        </table:table-row>
        <table:table-row table:style-name="ro1">
          <table:table-cell office:value-type="float" office:value="3.81491319773">
            <text:p>3,8149131977</text:p>
          </table:table-cell>
          <table:table-cell office:value-type="float" office:value="4.11693292744">
            <text:p>4,1169329274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E$6]&lt;=[.B212];[.B212]&lt;=[.E$7]);([.B212]-[.E$6])^2/(([.E$8]-[.E$6])*([.E$7]-[.E$6]));1-(([.E$8]-[.B212])^2/(([.E$8]-[.E$6])*([.E$8]-[.E$7]))))" office:value-type="float" office:value="0.205188532162677">
            <text:p>0,2051885322</text:p>
          </table:table-cell>
          <table:table-cell table:formula="of:=ABS([.D212]-[.C212])" office:value-type="float" office:value="0.00618853216267695">
            <text:p>0,0061885322</text:p>
          </table:table-cell>
          <table:table-cell table:formula="of:=ABS([.D212]-[.C211])" office:value-type="float" office:value="0.00718853216267695">
            <text:p>0,0071885322</text:p>
          </table:table-cell>
          <table:table-cell/>
        </table:table-row>
        <table:table-row table:style-name="ro1">
          <table:table-cell office:value-type="float" office:value="5.63288556819">
            <text:p>5,6328855682</text:p>
          </table:table-cell>
          <table:table-cell office:value-type="float" office:value="4.12060853506">
            <text:p>4,1206085351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E$6]&lt;=[.B213];[.B213]&lt;=[.E$7]);([.B213]-[.E$6])^2/(([.E$8]-[.E$6])*([.E$7]-[.E$6]));1-(([.E$8]-[.B213])^2/(([.E$8]-[.E$6])*([.E$8]-[.E$7]))))" office:value-type="float" office:value="0.206384631062356">
            <text:p>0,2063846311</text:p>
          </table:table-cell>
          <table:table-cell table:formula="of:=ABS([.D213]-[.C213])" office:value-type="float" office:value="0.00638463106235593">
            <text:p>0,0063846311</text:p>
          </table:table-cell>
          <table:table-cell table:formula="of:=ABS([.D213]-[.C212])" office:value-type="float" office:value="0.00738463106235593">
            <text:p>0,0073846311</text:p>
          </table:table-cell>
          <table:table-cell/>
        </table:table-row>
        <table:table-row table:style-name="ro1">
          <table:table-cell office:value-type="float" office:value="4.71716180516">
            <text:p>4,7171618052</text:p>
          </table:table-cell>
          <table:table-cell office:value-type="float" office:value="4.12297655571">
            <text:p>4,1229765557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E$6]&lt;=[.B214];[.B214]&lt;=[.E$7]);([.B214]-[.E$6])^2/(([.E$8]-[.E$6])*([.E$7]-[.E$6]));1-(([.E$8]-[.B214])^2/(([.E$8]-[.E$6])*([.E$8]-[.E$7]))))" office:value-type="float" office:value="0.20715474412819">
            <text:p>0,2071547441</text:p>
          </table:table-cell>
          <table:table-cell table:formula="of:=ABS([.D214]-[.C214])" office:value-type="float" office:value="0.00615474412819034">
            <text:p>0,0061547441</text:p>
          </table:table-cell>
          <table:table-cell table:formula="of:=ABS([.D214]-[.C213])" office:value-type="float" office:value="0.00715474412819034">
            <text:p>0,0071547441</text:p>
          </table:table-cell>
          <table:table-cell/>
        </table:table-row>
        <table:table-row table:style-name="ro1">
          <table:table-cell office:value-type="float" office:value="6.52037367918">
            <text:p>6,5203736792</text:p>
          </table:table-cell>
          <table:table-cell office:value-type="float" office:value="4.12303497156">
            <text:p>4,1230349716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E$6]&lt;=[.B215];[.B215]&lt;=[.E$7]);([.B215]-[.E$6])^2/(([.E$8]-[.E$6])*([.E$7]-[.E$6]));1-(([.E$8]-[.B215])^2/(([.E$8]-[.E$6])*([.E$8]-[.E$7]))))" office:value-type="float" office:value="0.207173737045774">
            <text:p>0,207173737</text:p>
          </table:table-cell>
          <table:table-cell table:formula="of:=ABS([.D215]-[.C215])" office:value-type="float" office:value="0.00517373704577434">
            <text:p>0,005173737</text:p>
          </table:table-cell>
          <table:table-cell table:formula="of:=ABS([.D215]-[.C214])" office:value-type="float" office:value="0.00617373704577434">
            <text:p>0,006173737</text:p>
          </table:table-cell>
          <table:table-cell/>
        </table:table-row>
        <table:table-row table:style-name="ro1">
          <table:table-cell office:value-type="float" office:value="4.5730946203">
            <text:p>4,5730946203</text:p>
          </table:table-cell>
          <table:table-cell office:value-type="float" office:value="4.12355341161">
            <text:p>4,1235534116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E$6]&lt;=[.B216];[.B216]&lt;=[.E$7]);([.B216]-[.E$6])^2/(([.E$8]-[.E$6])*([.E$7]-[.E$6]));1-(([.E$8]-[.B216])^2/(([.E$8]-[.E$6])*([.E$8]-[.E$7]))))" office:value-type="float" office:value="0.207342289019317">
            <text:p>0,207342289</text:p>
          </table:table-cell>
          <table:table-cell table:formula="of:=ABS([.D216]-[.C216])" office:value-type="float" office:value="0.00434228901931749">
            <text:p>0,004342289</text:p>
          </table:table-cell>
          <table:table-cell table:formula="of:=ABS([.D216]-[.C215])" office:value-type="float" office:value="0.00534228901931749">
            <text:p>0,005342289</text:p>
          </table:table-cell>
          <table:table-cell/>
        </table:table-row>
        <table:table-row table:style-name="ro1">
          <table:table-cell office:value-type="float" office:value="3.66284864204">
            <text:p>3,662848642</text:p>
          </table:table-cell>
          <table:table-cell office:value-type="float" office:value="4.12380009862">
            <text:p>4,1238000986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E$6]&lt;=[.B217];[.B217]&lt;=[.E$7]);([.B217]-[.E$6])^2/(([.E$8]-[.E$6])*([.E$7]-[.E$6]));1-(([.E$8]-[.B217])^2/(([.E$8]-[.E$6])*([.E$8]-[.E$7]))))" office:value-type="float" office:value="0.207422484059389">
            <text:p>0,2074224841</text:p>
          </table:table-cell>
          <table:table-cell table:formula="of:=ABS([.D217]-[.C217])" office:value-type="float" office:value="0.00342248405938936">
            <text:p>0,0034224841</text:p>
          </table:table-cell>
          <table:table-cell table:formula="of:=ABS([.D217]-[.C216])" office:value-type="float" office:value="0.00442248405938933">
            <text:p>0,0044224841</text:p>
          </table:table-cell>
          <table:table-cell/>
        </table:table-row>
        <table:table-row table:style-name="ro1">
          <table:table-cell office:value-type="float" office:value="4.44935666156">
            <text:p>4,4493566616</text:p>
          </table:table-cell>
          <table:table-cell office:value-type="float" office:value="4.12380283011">
            <text:p>4,1238028301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E$6]&lt;=[.B218];[.B218]&lt;=[.E$7]);([.B218]-[.E$6])^2/(([.E$8]-[.E$6])*([.E$7]-[.E$6]));1-(([.E$8]-[.B218])^2/(([.E$8]-[.E$6])*([.E$8]-[.E$7]))))" office:value-type="float" office:value="0.207423372011892">
            <text:p>0,207423372</text:p>
          </table:table-cell>
          <table:table-cell table:formula="of:=ABS([.D218]-[.C218])" office:value-type="float" office:value="0.00242337201189177">
            <text:p>0,002423372</text:p>
          </table:table-cell>
          <table:table-cell table:formula="of:=ABS([.D218]-[.C217])" office:value-type="float" office:value="0.00342337201189177">
            <text:p>0,003423372</text:p>
          </table:table-cell>
          <table:table-cell/>
        </table:table-row>
        <table:table-row table:style-name="ro1">
          <table:table-cell office:value-type="float" office:value="6.74140076444">
            <text:p>6,7414007644</text:p>
          </table:table-cell>
          <table:table-cell office:value-type="float" office:value="4.12582844549">
            <text:p>4,1258284455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E$6]&lt;=[.B219];[.B219]&lt;=[.E$7]);([.B219]-[.E$6])^2/(([.E$8]-[.E$6])*([.E$7]-[.E$6]));1-(([.E$8]-[.B219])^2/(([.E$8]-[.E$6])*([.E$8]-[.E$7]))))" office:value-type="float" office:value="0.208081721906852">
            <text:p>0,2080817219</text:p>
          </table:table-cell>
          <table:table-cell table:formula="of:=ABS([.D219]-[.C219])" office:value-type="float" office:value="0.00208172190685227">
            <text:p>0,0020817219</text:p>
          </table:table-cell>
          <table:table-cell table:formula="of:=ABS([.D219]-[.C218])" office:value-type="float" office:value="0.00308172190685227">
            <text:p>0,0030817219</text:p>
          </table:table-cell>
          <table:table-cell/>
        </table:table-row>
        <table:table-row table:style-name="ro1">
          <table:table-cell office:value-type="float" office:value="6.45718155147">
            <text:p>6,4571815515</text:p>
          </table:table-cell>
          <table:table-cell office:value-type="float" office:value="4.12762378466">
            <text:p>4,1276237847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E$6]&lt;=[.B220];[.B220]&lt;=[.E$7]);([.B220]-[.E$6])^2/(([.E$8]-[.E$6])*([.E$7]-[.E$6]));1-(([.E$8]-[.B220])^2/(([.E$8]-[.E$6])*([.E$8]-[.E$7]))))" office:value-type="float" office:value="0.208665000539635">
            <text:p>0,2086650005</text:p>
          </table:table-cell>
          <table:table-cell table:formula="of:=ABS([.D220]-[.C220])" office:value-type="float" office:value="0.00166500053963523">
            <text:p>0,0016650005</text:p>
          </table:table-cell>
          <table:table-cell table:formula="of:=ABS([.D220]-[.C219])" office:value-type="float" office:value="0.00266500053963523">
            <text:p>0,0026650005</text:p>
          </table:table-cell>
          <table:table-cell/>
        </table:table-row>
        <table:table-row table:style-name="ro1">
          <table:table-cell office:value-type="float" office:value="4.14371067983">
            <text:p>4,1437106798</text:p>
          </table:table-cell>
          <table:table-cell office:value-type="float" office:value="4.12918905748">
            <text:p>4,1291890575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E$6]&lt;=[.B221];[.B221]&lt;=[.E$7]);([.B221]-[.E$6])^2/(([.E$8]-[.E$6])*([.E$7]-[.E$6]));1-(([.E$8]-[.B221])^2/(([.E$8]-[.E$6])*([.E$8]-[.E$7]))))" office:value-type="float" office:value="0.209173358740914">
            <text:p>0,2091733587</text:p>
          </table:table-cell>
          <table:table-cell table:formula="of:=ABS([.D221]-[.C221])" office:value-type="float" office:value="0.00117335874091415">
            <text:p>0,0011733587</text:p>
          </table:table-cell>
          <table:table-cell table:formula="of:=ABS([.D221]-[.C220])" office:value-type="float" office:value="0.00217335874091415">
            <text:p>0,0021733587</text:p>
          </table:table-cell>
          <table:table-cell/>
        </table:table-row>
        <table:table-row table:style-name="ro1">
          <table:table-cell office:value-type="float" office:value="6.17112050844">
            <text:p>6,1711205084</text:p>
          </table:table-cell>
          <table:table-cell office:value-type="float" office:value="4.13181057272">
            <text:p>4,1318105727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E$6]&lt;=[.B222];[.B222]&lt;=[.E$7]);([.B222]-[.E$6])^2/(([.E$8]-[.E$6])*([.E$7]-[.E$6]));1-(([.E$8]-[.B222])^2/(([.E$8]-[.E$6])*([.E$8]-[.E$7]))))" office:value-type="float" office:value="0.210024390003974">
            <text:p>0,21002439</text:p>
          </table:table-cell>
          <table:table-cell table:formula="of:=ABS([.D222]-[.C222])" office:value-type="float" office:value="0.00102439000397422">
            <text:p>0,00102439</text:p>
          </table:table-cell>
          <table:table-cell table:formula="of:=ABS([.D222]-[.C221])" office:value-type="float" office:value="0.00202439000397422">
            <text:p>0,00202439</text:p>
          </table:table-cell>
          <table:table-cell/>
        </table:table-row>
        <table:table-row table:style-name="ro1">
          <table:table-cell office:value-type="float" office:value="4.26556136069">
            <text:p>4,2655613607</text:p>
          </table:table-cell>
          <table:table-cell office:value-type="float" office:value="4.13573028955">
            <text:p>4,1357302896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E$6]&lt;=[.B223];[.B223]&lt;=[.E$7]);([.B223]-[.E$6])^2/(([.E$8]-[.E$6])*([.E$7]-[.E$6]));1-(([.E$8]-[.B223])^2/(([.E$8]-[.E$6])*([.E$8]-[.E$7]))))" office:value-type="float" office:value="0.211296006133289">
            <text:p>0,2112960061</text:p>
          </table:table-cell>
          <table:table-cell table:formula="of:=ABS([.D223]-[.C223])" office:value-type="float" office:value="0.00129600613328892">
            <text:p>0,0012960061</text:p>
          </table:table-cell>
          <table:table-cell table:formula="of:=ABS([.D223]-[.C222])" office:value-type="float" office:value="0.00229600613328892">
            <text:p>0,0022960061</text:p>
          </table:table-cell>
          <table:table-cell/>
        </table:table-row>
        <table:table-row table:style-name="ro1">
          <table:table-cell office:value-type="float" office:value="5.60794790894">
            <text:p>5,6079479089</text:p>
          </table:table-cell>
          <table:table-cell office:value-type="float" office:value="4.14371067983">
            <text:p>4,1437106798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E$6]&lt;=[.B224];[.B224]&lt;=[.E$7]);([.B224]-[.E$6])^2/(([.E$8]-[.E$6])*([.E$7]-[.E$6]));1-(([.E$8]-[.B224])^2/(([.E$8]-[.E$6])*([.E$8]-[.E$7]))))" office:value-type="float" office:value="0.213881801293427">
            <text:p>0,2138818013</text:p>
          </table:table-cell>
          <table:table-cell table:formula="of:=ABS([.D224]-[.C224])" office:value-type="float" office:value="0.00288180129342661">
            <text:p>0,0028818013</text:p>
          </table:table-cell>
          <table:table-cell table:formula="of:=ABS([.D224]-[.C223])" office:value-type="float" office:value="0.00388180129342661">
            <text:p>0,0038818013</text:p>
          </table:table-cell>
          <table:table-cell/>
        </table:table-row>
        <table:table-row table:style-name="ro1">
          <table:table-cell office:value-type="float" office:value="4.28892984474">
            <text:p>4,2889298447</text:p>
          </table:table-cell>
          <table:table-cell office:value-type="float" office:value="4.14976698136">
            <text:p>4,1497669814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E$6]&lt;=[.B225];[.B225]&lt;=[.E$7]);([.B225]-[.E$6])^2/(([.E$8]-[.E$6])*([.E$7]-[.E$6]));1-(([.E$8]-[.B225])^2/(([.E$8]-[.E$6])*([.E$8]-[.E$7]))))" office:value-type="float" office:value="0.215841322163144">
            <text:p>0,2158413222</text:p>
          </table:table-cell>
          <table:table-cell table:formula="of:=ABS([.D225]-[.C225])" office:value-type="float" office:value="0.00384132216314378">
            <text:p>0,0038413222</text:p>
          </table:table-cell>
          <table:table-cell table:formula="of:=ABS([.D225]-[.C224])" office:value-type="float" office:value="0.00484132216314379">
            <text:p>0,0048413222</text:p>
          </table:table-cell>
          <table:table-cell/>
        </table:table-row>
        <table:table-row table:style-name="ro1">
          <table:table-cell office:value-type="float" office:value="5.59427043768">
            <text:p>5,5942704377</text:p>
          </table:table-cell>
          <table:table-cell office:value-type="float" office:value="4.15036986139">
            <text:p>4,1503698614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E$6]&lt;=[.B226];[.B226]&lt;=[.E$7]);([.B226]-[.E$6])^2/(([.E$8]-[.E$6])*([.E$7]-[.E$6]));1-(([.E$8]-[.B226])^2/(([.E$8]-[.E$6])*([.E$8]-[.E$7]))))" office:value-type="float" office:value="0.216036250622852">
            <text:p>0,2160362506</text:p>
          </table:table-cell>
          <table:table-cell table:formula="of:=ABS([.D226]-[.C226])" office:value-type="float" office:value="0.00303625062285159">
            <text:p>0,0030362506</text:p>
          </table:table-cell>
          <table:table-cell table:formula="of:=ABS([.D226]-[.C225])" office:value-type="float" office:value="0.0040362506228516">
            <text:p>0,0040362506</text:p>
          </table:table-cell>
          <table:table-cell/>
        </table:table-row>
        <table:table-row table:style-name="ro1">
          <table:table-cell office:value-type="float" office:value="5.86864560634">
            <text:p>5,8686456063</text:p>
          </table:table-cell>
          <table:table-cell office:value-type="float" office:value="4.15143614153">
            <text:p>4,1514361415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E$6]&lt;=[.B227];[.B227]&lt;=[.E$7]);([.B227]-[.E$6])^2/(([.E$8]-[.E$6])*([.E$7]-[.E$6]));1-(([.E$8]-[.B227])^2/(([.E$8]-[.E$6])*([.E$8]-[.E$7]))))" office:value-type="float" office:value="0.216380950344617">
            <text:p>0,2163809503</text:p>
          </table:table-cell>
          <table:table-cell table:formula="of:=ABS([.D227]-[.C227])" office:value-type="float" office:value="0.00238095034461669">
            <text:p>0,0023809503</text:p>
          </table:table-cell>
          <table:table-cell table:formula="of:=ABS([.D227]-[.C226])" office:value-type="float" office:value="0.00338095034461669">
            <text:p>0,0033809503</text:p>
          </table:table-cell>
          <table:table-cell/>
        </table:table-row>
        <table:table-row table:style-name="ro1">
          <table:table-cell office:value-type="float" office:value="5.43605329518">
            <text:p>5,4360532952</text:p>
          </table:table-cell>
          <table:table-cell office:value-type="float" office:value="4.15200835056">
            <text:p>4,1520083506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E$6]&lt;=[.B228];[.B228]&lt;=[.E$7]);([.B228]-[.E$6])^2/(([.E$8]-[.E$6])*([.E$7]-[.E$6]));1-(([.E$8]-[.B228])^2/(([.E$8]-[.E$6])*([.E$8]-[.E$7]))))" office:value-type="float" office:value="0.216565898898668">
            <text:p>0,2165658989</text:p>
          </table:table-cell>
          <table:table-cell table:formula="of:=ABS([.D228]-[.C228])" office:value-type="float" office:value="0.00156589889866773">
            <text:p>0,0015658989</text:p>
          </table:table-cell>
          <table:table-cell table:formula="of:=ABS([.D228]-[.C227])" office:value-type="float" office:value="0.00256589889866773">
            <text:p>0,0025658989</text:p>
          </table:table-cell>
          <table:table-cell/>
        </table:table-row>
        <table:table-row table:style-name="ro1">
          <table:table-cell office:value-type="float" office:value="3.72251255294">
            <text:p>3,7225125529</text:p>
          </table:table-cell>
          <table:table-cell office:value-type="float" office:value="4.1558538514">
            <text:p>4,1558538514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E$6]&lt;=[.B229];[.B229]&lt;=[.E$7]);([.B229]-[.E$6])^2/(([.E$8]-[.E$6])*([.E$7]-[.E$6]));1-(([.E$8]-[.B229])^2/(([.E$8]-[.E$6])*([.E$8]-[.E$7]))))" office:value-type="float" office:value="0.217808269700126">
            <text:p>0,2178082697</text:p>
          </table:table-cell>
          <table:table-cell table:formula="of:=ABS([.D229]-[.C229])" office:value-type="float" office:value="0.00180826970012624">
            <text:p>0,0018082697</text:p>
          </table:table-cell>
          <table:table-cell table:formula="of:=ABS([.D229]-[.C228])" office:value-type="float" office:value="0.00280826970012624">
            <text:p>0,0028082697</text:p>
          </table:table-cell>
          <table:table-cell/>
        </table:table-row>
        <table:table-row table:style-name="ro1">
          <table:table-cell office:value-type="float" office:value="8.14540541384">
            <text:p>8,1454054138</text:p>
          </table:table-cell>
          <table:table-cell office:value-type="float" office:value="4.15770307748">
            <text:p>4,1577030775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E$6]&lt;=[.B230];[.B230]&lt;=[.E$7]);([.B230]-[.E$6])^2/(([.E$8]-[.E$6])*([.E$7]-[.E$6]));1-(([.E$8]-[.B230])^2/(([.E$8]-[.E$6])*([.E$8]-[.E$7]))))" office:value-type="float" office:value="0.218405350471778">
            <text:p>0,2184053505</text:p>
          </table:table-cell>
          <table:table-cell table:formula="of:=ABS([.D230]-[.C230])" office:value-type="float" office:value="0.00140535047177789">
            <text:p>0,0014053505</text:p>
          </table:table-cell>
          <table:table-cell table:formula="of:=ABS([.D230]-[.C229])" office:value-type="float" office:value="0.00240535047177789">
            <text:p>0,0024053505</text:p>
          </table:table-cell>
          <table:table-cell/>
        </table:table-row>
        <table:table-row table:style-name="ro1">
          <table:table-cell office:value-type="float" office:value="4.49629145621">
            <text:p>4,4962914562</text:p>
          </table:table-cell>
          <table:table-cell office:value-type="float" office:value="4.162612979">
            <text:p>4,162612979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E$6]&lt;=[.B231];[.B231]&lt;=[.E$7]);([.B231]-[.E$6])^2/(([.E$8]-[.E$6])*([.E$7]-[.E$6]));1-(([.E$8]-[.B231])^2/(([.E$8]-[.E$6])*([.E$8]-[.E$7]))))" office:value-type="float" office:value="0.219989560302025">
            <text:p>0,2199895603</text:p>
          </table:table-cell>
          <table:table-cell table:formula="of:=ABS([.D231]-[.C231])" office:value-type="float" office:value="0.00198956030202499">
            <text:p>0,0019895603</text:p>
          </table:table-cell>
          <table:table-cell table:formula="of:=ABS([.D231]-[.C230])" office:value-type="float" office:value="0.00298956030202499">
            <text:p>0,0029895603</text:p>
          </table:table-cell>
          <table:table-cell/>
        </table:table-row>
        <table:table-row table:style-name="ro1">
          <table:table-cell office:value-type="float" office:value="6.6031146122">
            <text:p>6,6031146122</text:p>
          </table:table-cell>
          <table:table-cell office:value-type="float" office:value="4.17619334695">
            <text:p>4,176193347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E$6]&lt;=[.B232];[.B232]&lt;=[.E$7]);([.B232]-[.E$6])^2/(([.E$8]-[.E$6])*([.E$7]-[.E$6]));1-(([.E$8]-[.B232])^2/(([.E$8]-[.E$6])*([.E$8]-[.E$7]))))" office:value-type="float" office:value="0.224362979133019">
            <text:p>0,2243629791</text:p>
          </table:table-cell>
          <table:table-cell table:formula="of:=ABS([.D232]-[.C232])" office:value-type="float" office:value="0.00536297913301861">
            <text:p>0,0053629791</text:p>
          </table:table-cell>
          <table:table-cell table:formula="of:=ABS([.D232]-[.C231])" office:value-type="float" office:value="0.00636297913301862">
            <text:p>0,0063629791</text:p>
          </table:table-cell>
          <table:table-cell/>
        </table:table-row>
        <table:table-row table:style-name="ro1">
          <table:table-cell office:value-type="float" office:value="4.76287339946">
            <text:p>4,7628733995</text:p>
          </table:table-cell>
          <table:table-cell office:value-type="float" office:value="4.17710713671">
            <text:p>4,1771071367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E$6]&lt;=[.B233];[.B233]&lt;=[.E$7]);([.B233]-[.E$6])^2/(([.E$8]-[.E$6])*([.E$7]-[.E$6]));1-(([.E$8]-[.B233])^2/(([.E$8]-[.E$6])*([.E$8]-[.E$7]))))" office:value-type="float" office:value="0.224656814307546">
            <text:p>0,2246568143</text:p>
          </table:table-cell>
          <table:table-cell table:formula="of:=ABS([.D233]-[.C233])" office:value-type="float" office:value="0.00465681430754614">
            <text:p>0,0046568143</text:p>
          </table:table-cell>
          <table:table-cell table:formula="of:=ABS([.D233]-[.C232])" office:value-type="float" office:value="0.00565681430754614">
            <text:p>0,0056568143</text:p>
          </table:table-cell>
          <table:table-cell/>
        </table:table-row>
        <table:table-row table:style-name="ro1">
          <table:table-cell office:value-type="float" office:value="3.49276043522">
            <text:p>3,4927604352</text:p>
          </table:table-cell>
          <table:table-cell office:value-type="float" office:value="4.17907428235">
            <text:p>4,1790742824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E$6]&lt;=[.B234];[.B234]&lt;=[.E$7]);([.B234]-[.E$6])^2/(([.E$8]-[.E$6])*([.E$7]-[.E$6]));1-(([.E$8]-[.B234])^2/(([.E$8]-[.E$6])*([.E$8]-[.E$7]))))" office:value-type="float" office:value="0.225289174163361">
            <text:p>0,2252891742</text:p>
          </table:table-cell>
          <table:table-cell table:formula="of:=ABS([.D234]-[.C234])" office:value-type="float" office:value="0.00428917416336114">
            <text:p>0,0042891742</text:p>
          </table:table-cell>
          <table:table-cell table:formula="of:=ABS([.D234]-[.C233])" office:value-type="float" office:value="0.00528917416336114">
            <text:p>0,0052891742</text:p>
          </table:table-cell>
          <table:table-cell/>
        </table:table-row>
        <table:table-row table:style-name="ro1">
          <table:table-cell office:value-type="float" office:value="8.31093703859">
            <text:p>8,3109370386</text:p>
          </table:table-cell>
          <table:table-cell office:value-type="float" office:value="4.17948706606">
            <text:p>4,1794870661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E$6]&lt;=[.B235];[.B235]&lt;=[.E$7]);([.B235]-[.E$6])^2/(([.E$8]-[.E$6])*([.E$7]-[.E$6]));1-(([.E$8]-[.B235])^2/(([.E$8]-[.E$6])*([.E$8]-[.E$7]))))" office:value-type="float" office:value="0.225421835123906">
            <text:p>0,2254218351</text:p>
          </table:table-cell>
          <table:table-cell table:formula="of:=ABS([.D235]-[.C235])" office:value-type="float" office:value="0.00342183512390579">
            <text:p>0,0034218351</text:p>
          </table:table-cell>
          <table:table-cell table:formula="of:=ABS([.D235]-[.C234])" office:value-type="float" office:value="0.00442183512390579">
            <text:p>0,0044218351</text:p>
          </table:table-cell>
          <table:table-cell/>
        </table:table-row>
        <table:table-row table:style-name="ro1">
          <table:table-cell office:value-type="float" office:value="4.72107081595">
            <text:p>4,721070816</text:p>
          </table:table-cell>
          <table:table-cell office:value-type="float" office:value="4.18352631455">
            <text:p>4,1835263146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E$6]&lt;=[.B236];[.B236]&lt;=[.E$7]);([.B236]-[.E$6])^2/(([.E$8]-[.E$6])*([.E$7]-[.E$6]));1-(([.E$8]-[.B236])^2/(([.E$8]-[.E$6])*([.E$8]-[.E$7]))))" office:value-type="float" office:value="0.226719374578923">
            <text:p>0,2267193746</text:p>
          </table:table-cell>
          <table:table-cell table:formula="of:=ABS([.D236]-[.C236])" office:value-type="float" office:value="0.0037193745789231">
            <text:p>0,0037193746</text:p>
          </table:table-cell>
          <table:table-cell table:formula="of:=ABS([.D236]-[.C235])" office:value-type="float" office:value="0.0047193745789231">
            <text:p>0,0047193746</text:p>
          </table:table-cell>
          <table:table-cell/>
        </table:table-row>
        <table:table-row table:style-name="ro1">
          <table:table-cell office:value-type="float" office:value="5.98477090543">
            <text:p>5,9847709054</text:p>
          </table:table-cell>
          <table:table-cell office:value-type="float" office:value="4.18452220513">
            <text:p>4,1845222051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E$6]&lt;=[.B237];[.B237]&lt;=[.E$7]);([.B237]-[.E$6])^2/(([.E$8]-[.E$6])*([.E$7]-[.E$6]));1-(([.E$8]-[.B237])^2/(([.E$8]-[.E$6])*([.E$8]-[.E$7]))))" office:value-type="float" office:value="0.227039120237132">
            <text:p>0,2270391202</text:p>
          </table:table-cell>
          <table:table-cell table:formula="of:=ABS([.D237]-[.C237])" office:value-type="float" office:value="0.00303912023713213">
            <text:p>0,0030391202</text:p>
          </table:table-cell>
          <table:table-cell table:formula="of:=ABS([.D237]-[.C236])" office:value-type="float" office:value="0.00403912023713213">
            <text:p>0,0040391202</text:p>
          </table:table-cell>
          <table:table-cell/>
        </table:table-row>
        <table:table-row table:style-name="ro1">
          <table:table-cell office:value-type="float" office:value="6.70709664419">
            <text:p>6,7070966442</text:p>
          </table:table-cell>
          <table:table-cell office:value-type="float" office:value="4.18508453457">
            <text:p>4,1850845346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E$6]&lt;=[.B238];[.B238]&lt;=[.E$7]);([.B238]-[.E$6])^2/(([.E$8]-[.E$6])*([.E$7]-[.E$6]));1-(([.E$8]-[.B238])^2/(([.E$8]-[.E$6])*([.E$8]-[.E$7]))))" office:value-type="float" office:value="0.227219635358767">
            <text:p>0,2272196354</text:p>
          </table:table-cell>
          <table:table-cell table:formula="of:=ABS([.D238]-[.C238])" office:value-type="float" office:value="0.00221963535876676">
            <text:p>0,0022196354</text:p>
          </table:table-cell>
          <table:table-cell table:formula="of:=ABS([.D238]-[.C237])" office:value-type="float" office:value="0.00321963535876676">
            <text:p>0,0032196354</text:p>
          </table:table-cell>
          <table:table-cell/>
        </table:table-row>
        <table:table-row table:style-name="ro1">
          <table:table-cell office:value-type="float" office:value="5.55640998583">
            <text:p>5,5564099858</text:p>
          </table:table-cell>
          <table:table-cell office:value-type="float" office:value="4.1856338607">
            <text:p>4,1856338607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E$6]&lt;=[.B239];[.B239]&lt;=[.E$7]);([.B239]-[.E$6])^2/(([.E$8]-[.E$6])*([.E$7]-[.E$6]));1-(([.E$8]-[.B239])^2/(([.E$8]-[.E$6])*([.E$8]-[.E$7]))))" office:value-type="float" office:value="0.227395955892054">
            <text:p>0,2273959559</text:p>
          </table:table-cell>
          <table:table-cell table:formula="of:=ABS([.D239]-[.C239])" office:value-type="float" office:value="0.00139595589205385">
            <text:p>0,0013959559</text:p>
          </table:table-cell>
          <table:table-cell table:formula="of:=ABS([.D239]-[.C238])" office:value-type="float" office:value="0.00239595589205385">
            <text:p>0,0023959559</text:p>
          </table:table-cell>
          <table:table-cell/>
        </table:table-row>
        <table:table-row table:style-name="ro1">
          <table:table-cell office:value-type="float" office:value="7.45204143318">
            <text:p>7,4520414332</text:p>
          </table:table-cell>
          <table:table-cell office:value-type="float" office:value="4.18953805993">
            <text:p>4,1895380599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E$6]&lt;=[.B240];[.B240]&lt;=[.E$7]);([.B240]-[.E$6])^2/(([.E$8]-[.E$6])*([.E$7]-[.E$6]));1-(([.E$8]-[.B240])^2/(([.E$8]-[.E$6])*([.E$8]-[.E$7]))))" office:value-type="float" office:value="0.228648530771266">
            <text:p>0,2286485308</text:p>
          </table:table-cell>
          <table:table-cell table:formula="of:=ABS([.D240]-[.C240])" office:value-type="float" office:value="0.00164853077126589">
            <text:p>0,0016485308</text:p>
          </table:table-cell>
          <table:table-cell table:formula="of:=ABS([.D240]-[.C239])" office:value-type="float" office:value="0.00264853077126589">
            <text:p>0,0026485308</text:p>
          </table:table-cell>
          <table:table-cell/>
        </table:table-row>
        <table:table-row table:style-name="ro1">
          <table:table-cell office:value-type="float" office:value="3.24054232186">
            <text:p>3,2405423219</text:p>
          </table:table-cell>
          <table:table-cell office:value-type="float" office:value="4.19103208135">
            <text:p>4,1910320814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E$6]&lt;=[.B241];[.B241]&lt;=[.E$7]);([.B241]-[.E$6])^2/(([.E$8]-[.E$6])*([.E$7]-[.E$6]));1-(([.E$8]-[.B241])^2/(([.E$8]-[.E$6])*([.E$8]-[.E$7]))))" office:value-type="float" office:value="0.229127585246503">
            <text:p>0,2291275852</text:p>
          </table:table-cell>
          <table:table-cell table:formula="of:=ABS([.D241]-[.C241])" office:value-type="float" office:value="0.00112758524650311">
            <text:p>0,0011275852</text:p>
          </table:table-cell>
          <table:table-cell table:formula="of:=ABS([.D241]-[.C240])" office:value-type="float" office:value="0.00212758524650311">
            <text:p>0,0021275852</text:p>
          </table:table-cell>
          <table:table-cell/>
        </table:table-row>
        <table:table-row table:style-name="ro1">
          <table:table-cell office:value-type="float" office:value="5.38730763369">
            <text:p>5,3873076337</text:p>
          </table:table-cell>
          <table:table-cell office:value-type="float" office:value="4.19649290435">
            <text:p>4,196492904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E$6]&lt;=[.B242];[.B242]&lt;=[.E$7]);([.B242]-[.E$6])^2/(([.E$8]-[.E$6])*([.E$7]-[.E$6]));1-(([.E$8]-[.B242])^2/(([.E$8]-[.E$6])*([.E$8]-[.E$7]))))" office:value-type="float" office:value="0.230877319401337">
            <text:p>0,2308773194</text:p>
          </table:table-cell>
          <table:table-cell table:formula="of:=ABS([.D242]-[.C242])" office:value-type="float" office:value="0.00187731940133681">
            <text:p>0,0018773194</text:p>
          </table:table-cell>
          <table:table-cell table:formula="of:=ABS([.D242]-[.C241])" office:value-type="float" office:value="0.00287731940133681">
            <text:p>0,0028773194</text:p>
          </table:table-cell>
          <table:table-cell/>
        </table:table-row>
        <table:table-row table:style-name="ro1">
          <table:table-cell office:value-type="float" office:value="7.17834826156">
            <text:p>7,1783482616</text:p>
          </table:table-cell>
          <table:table-cell office:value-type="float" office:value="4.19665555527">
            <text:p>4,1966555553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E$6]&lt;=[.B243];[.B243]&lt;=[.E$7]);([.B243]-[.E$6])^2/(([.E$8]-[.E$6])*([.E$7]-[.E$6]));1-(([.E$8]-[.B243])^2/(([.E$8]-[.E$6])*([.E$8]-[.E$7]))))" office:value-type="float" office:value="0.230929404842715">
            <text:p>0,2309294048</text:p>
          </table:table-cell>
          <table:table-cell table:formula="of:=ABS([.D243]-[.C243])" office:value-type="float" office:value="0.000929404842714837">
            <text:p>0,0009294048</text:p>
          </table:table-cell>
          <table:table-cell table:formula="of:=ABS([.D243]-[.C242])" office:value-type="float" office:value="0.00192940484271484">
            <text:p>0,0019294048</text:p>
          </table:table-cell>
          <table:table-cell/>
        </table:table-row>
        <table:table-row table:style-name="ro1">
          <table:table-cell office:value-type="float" office:value="4.1558538514">
            <text:p>4,1558538514</text:p>
          </table:table-cell>
          <table:table-cell office:value-type="float" office:value="4.20411571207">
            <text:p>4,2041157121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E$6]&lt;=[.B244];[.B244]&lt;=[.E$7]);([.B244]-[.E$6])^2/(([.E$8]-[.E$6])*([.E$7]-[.E$6]));1-(([.E$8]-[.B244])^2/(([.E$8]-[.E$6])*([.E$8]-[.E$7]))))" office:value-type="float" office:value="0.233316463226205">
            <text:p>0,2333164632</text:p>
          </table:table-cell>
          <table:table-cell table:formula="of:=ABS([.D244]-[.C244])" office:value-type="float" office:value="0.00231646322620535">
            <text:p>0,0023164632</text:p>
          </table:table-cell>
          <table:table-cell table:formula="of:=ABS([.D244]-[.C243])" office:value-type="float" office:value="0.00331646322620535">
            <text:p>0,0033164632</text:p>
          </table:table-cell>
          <table:table-cell/>
        </table:table-row>
        <table:table-row table:style-name="ro1">
          <table:table-cell office:value-type="float" office:value="4.19649290435">
            <text:p>4,1964929044</text:p>
          </table:table-cell>
          <table:table-cell office:value-type="float" office:value="4.21550731404">
            <text:p>4,215507314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E$6]&lt;=[.B245];[.B245]&lt;=[.E$7]);([.B245]-[.E$6])^2/(([.E$8]-[.E$6])*([.E$7]-[.E$6]));1-(([.E$8]-[.B245])^2/(([.E$8]-[.E$6])*([.E$8]-[.E$7]))))" office:value-type="float" office:value="0.236954324599842">
            <text:p>0,2369543246</text:p>
          </table:table-cell>
          <table:table-cell table:formula="of:=ABS([.D245]-[.C245])" office:value-type="float" office:value="0.00495432459984221">
            <text:p>0,0049543246</text:p>
          </table:table-cell>
          <table:table-cell table:formula="of:=ABS([.D245]-[.C244])" office:value-type="float" office:value="0.00595432459984222">
            <text:p>0,0059543246</text:p>
          </table:table-cell>
          <table:table-cell/>
        </table:table-row>
        <table:table-row table:style-name="ro1">
          <table:table-cell office:value-type="float" office:value="5.65501338491">
            <text:p>5,6550133849</text:p>
          </table:table-cell>
          <table:table-cell office:value-type="float" office:value="4.21562085795">
            <text:p>4,215620858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E$6]&lt;=[.B246];[.B246]&lt;=[.E$7]);([.B246]-[.E$6])^2/(([.E$8]-[.E$6])*([.E$7]-[.E$6]));1-(([.E$8]-[.B246])^2/(([.E$8]-[.E$6])*([.E$8]-[.E$7]))))" office:value-type="float" office:value="0.23699054083723">
            <text:p>0,2369905408</text:p>
          </table:table-cell>
          <table:table-cell table:formula="of:=ABS([.D246]-[.C246])" office:value-type="float" office:value="0.00399054083723024">
            <text:p>0,0039905408</text:p>
          </table:table-cell>
          <table:table-cell table:formula="of:=ABS([.D246]-[.C245])" office:value-type="float" office:value="0.00499054083723025">
            <text:p>0,0049905408</text:p>
          </table:table-cell>
          <table:table-cell/>
        </table:table-row>
        <table:table-row table:style-name="ro1">
          <table:table-cell office:value-type="float" office:value="4.66397929411">
            <text:p>4,6639792941</text:p>
          </table:table-cell>
          <table:table-cell office:value-type="float" office:value="4.2172760939">
            <text:p>4,217276093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E$6]&lt;=[.B247];[.B247]&lt;=[.E$7]);([.B247]-[.E$6])^2/(([.E$8]-[.E$6])*([.E$7]-[.E$6]));1-(([.E$8]-[.B247])^2/(([.E$8]-[.E$6])*([.E$8]-[.E$7]))))" office:value-type="float" office:value="0.237518401267318">
            <text:p>0,2375184013</text:p>
          </table:table-cell>
          <table:table-cell table:formula="of:=ABS([.D247]-[.C247])" office:value-type="float" office:value="0.00351840126731848">
            <text:p>0,0035184013</text:p>
          </table:table-cell>
          <table:table-cell table:formula="of:=ABS([.D247]-[.C246])" office:value-type="float" office:value="0.00451840126731848">
            <text:p>0,0045184013</text:p>
          </table:table-cell>
          <table:table-cell/>
        </table:table-row>
        <table:table-row table:style-name="ro1">
          <table:table-cell office:value-type="float" office:value="6.22166375462">
            <text:p>6,2216637546</text:p>
          </table:table-cell>
          <table:table-cell office:value-type="float" office:value="4.22317788015">
            <text:p>4,2231778802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E$6]&lt;=[.B248];[.B248]&lt;=[.E$7]);([.B248]-[.E$6])^2/(([.E$8]-[.E$6])*([.E$7]-[.E$6]));1-(([.E$8]-[.B248])^2/(([.E$8]-[.E$6])*([.E$8]-[.E$7]))))" office:value-type="float" office:value="0.239399014510392">
            <text:p>0,2393990145</text:p>
          </table:table-cell>
          <table:table-cell table:formula="of:=ABS([.D248]-[.C248])" office:value-type="float" office:value="0.00439901451039171">
            <text:p>0,0043990145</text:p>
          </table:table-cell>
          <table:table-cell table:formula="of:=ABS([.D248]-[.C247])" office:value-type="float" office:value="0.00539901451039168">
            <text:p>0,0053990145</text:p>
          </table:table-cell>
          <table:table-cell/>
        </table:table-row>
        <table:table-row table:style-name="ro1">
          <table:table-cell office:value-type="float" office:value="3.39986948972">
            <text:p>3,3998694897</text:p>
          </table:table-cell>
          <table:table-cell office:value-type="float" office:value="4.22387953741">
            <text:p>4,22387953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E$6]&lt;=[.B249];[.B249]&lt;=[.E$7]);([.B249]-[.E$6])^2/(([.E$8]-[.E$6])*([.E$7]-[.E$6]));1-(([.E$8]-[.B249])^2/(([.E$8]-[.E$6])*([.E$8]-[.E$7]))))" office:value-type="float" office:value="0.239622444227636">
            <text:p>0,2396224442</text:p>
          </table:table-cell>
          <table:table-cell table:formula="of:=ABS([.D249]-[.C249])" office:value-type="float" office:value="0.00362244422763625">
            <text:p>0,0036224442</text:p>
          </table:table-cell>
          <table:table-cell table:formula="of:=ABS([.D249]-[.C248])" office:value-type="float" office:value="0.00462244422763625">
            <text:p>0,0046224442</text:p>
          </table:table-cell>
          <table:table-cell/>
        </table:table-row>
        <table:table-row table:style-name="ro1">
          <table:table-cell office:value-type="float" office:value="7.26716951503">
            <text:p>7,267169515</text:p>
          </table:table-cell>
          <table:table-cell office:value-type="float" office:value="4.22958146634">
            <text:p>4,2295814663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E$6]&lt;=[.B250];[.B250]&lt;=[.E$7]);([.B250]-[.E$6])^2/(([.E$8]-[.E$6])*([.E$7]-[.E$6]));1-(([.E$8]-[.B250])^2/(([.E$8]-[.E$6])*([.E$8]-[.E$7]))))" office:value-type="float" office:value="0.241436900457106">
            <text:p>0,2414369005</text:p>
          </table:table-cell>
          <table:table-cell table:formula="of:=ABS([.D250]-[.C250])" office:value-type="float" office:value="0.00443690045710587">
            <text:p>0,0044369005</text:p>
          </table:table-cell>
          <table:table-cell table:formula="of:=ABS([.D250]-[.C249])" office:value-type="float" office:value="0.00543690045710588">
            <text:p>0,0054369005</text:p>
          </table:table-cell>
          <table:table-cell/>
        </table:table-row>
        <table:table-row table:style-name="ro1">
          <table:table-cell office:value-type="float" office:value="5.69538923433">
            <text:p>5,6953892343</text:p>
          </table:table-cell>
          <table:table-cell office:value-type="float" office:value="4.23487842822">
            <text:p>4,2348784282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E$6]&lt;=[.B251];[.B251]&lt;=[.E$7]);([.B251]-[.E$6])^2/(([.E$8]-[.E$6])*([.E$7]-[.E$6]));1-(([.E$8]-[.B251])^2/(([.E$8]-[.E$6])*([.E$8]-[.E$7]))))" office:value-type="float" office:value="0.243120546871897">
            <text:p>0,2431205469</text:p>
          </table:table-cell>
          <table:table-cell table:formula="of:=ABS([.D251]-[.C251])" office:value-type="float" office:value="0.00512054687189678">
            <text:p>0,0051205469</text:p>
          </table:table-cell>
          <table:table-cell table:formula="of:=ABS([.D251]-[.C250])" office:value-type="float" office:value="0.00612054687189678">
            <text:p>0,0061205469</text:p>
          </table:table-cell>
          <table:table-cell/>
        </table:table-row>
        <table:table-row table:style-name="ro1">
          <table:table-cell office:value-type="float" office:value="4.2172760939">
            <text:p>4,2172760939</text:p>
          </table:table-cell>
          <table:table-cell office:value-type="float" office:value="4.24294551911">
            <text:p>4,2429455191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E$6]&lt;=[.B252];[.B252]&lt;=[.E$7]);([.B252]-[.E$6])^2/(([.E$8]-[.E$6])*([.E$7]-[.E$6]));1-(([.E$8]-[.B252])^2/(([.E$8]-[.E$6])*([.E$8]-[.E$7]))))" office:value-type="float" office:value="0.245681088861479">
            <text:p>0,2456810889</text:p>
          </table:table-cell>
          <table:table-cell table:formula="of:=ABS([.D252]-[.C252])" office:value-type="float" office:value="0.00668108886147911">
            <text:p>0,0066810889</text:p>
          </table:table-cell>
          <table:table-cell table:formula="of:=ABS([.D252]-[.C251])" office:value-type="float" office:value="0.00768108886147911">
            <text:p>0,0076810889</text:p>
          </table:table-cell>
          <table:table-cell/>
        </table:table-row>
        <table:table-row table:style-name="ro1">
          <table:table-cell office:value-type="float" office:value="5.55315207268">
            <text:p>5,5531520727</text:p>
          </table:table-cell>
          <table:table-cell office:value-type="float" office:value="4.24462824104">
            <text:p>4,244628241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E$6]&lt;=[.B253];[.B253]&lt;=[.E$7]);([.B253]-[.E$6])^2/(([.E$8]-[.E$6])*([.E$7]-[.E$6]));1-(([.E$8]-[.B253])^2/(([.E$8]-[.E$6])*([.E$8]-[.E$7]))))" office:value-type="float" office:value="0.246214647802856">
            <text:p>0,2462146478</text:p>
          </table:table-cell>
          <table:table-cell table:formula="of:=ABS([.D253]-[.C253])" office:value-type="float" office:value="0.00621464780285586">
            <text:p>0,0062146478</text:p>
          </table:table-cell>
          <table:table-cell table:formula="of:=ABS([.D253]-[.C252])" office:value-type="float" office:value="0.00721464780285586">
            <text:p>0,0072146478</text:p>
          </table:table-cell>
          <table:table-cell/>
        </table:table-row>
        <table:table-row table:style-name="ro1">
          <table:table-cell office:value-type="float" office:value="7.96933129674">
            <text:p>7,9693312967</text:p>
          </table:table-cell>
          <table:table-cell office:value-type="float" office:value="4.24743277003">
            <text:p>4,24743277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E$6]&lt;=[.B254];[.B254]&lt;=[.E$7]);([.B254]-[.E$6])^2/(([.E$8]-[.E$6])*([.E$7]-[.E$6]));1-(([.E$8]-[.B254])^2/(([.E$8]-[.E$6])*([.E$8]-[.E$7]))))" office:value-type="float" office:value="0.247103490820509">
            <text:p>0,2471034908</text:p>
          </table:table-cell>
          <table:table-cell table:formula="of:=ABS([.D254]-[.C254])" office:value-type="float" office:value="0.00610349082050921">
            <text:p>0,0061034908</text:p>
          </table:table-cell>
          <table:table-cell table:formula="of:=ABS([.D254]-[.C253])" office:value-type="float" office:value="0.00710349082050921">
            <text:p>0,0071034908</text:p>
          </table:table-cell>
          <table:table-cell/>
        </table:table-row>
        <table:table-row table:style-name="ro1">
          <table:table-cell office:value-type="float" office:value="6.37599631062">
            <text:p>6,3759963106</text:p>
          </table:table-cell>
          <table:table-cell office:value-type="float" office:value="4.24933487247">
            <text:p>4,2493348725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E$6]&lt;=[.B255];[.B255]&lt;=[.E$7]);([.B255]-[.E$6])^2/(([.E$8]-[.E$6])*([.E$7]-[.E$6]));1-(([.E$8]-[.B255])^2/(([.E$8]-[.E$6])*([.E$8]-[.E$7]))))" office:value-type="float" office:value="0.247706028202346">
            <text:p>0,2477060282</text:p>
          </table:table-cell>
          <table:table-cell table:formula="of:=ABS([.D255]-[.C255])" office:value-type="float" office:value="0.00570602820234578">
            <text:p>0,0057060282</text:p>
          </table:table-cell>
          <table:table-cell table:formula="of:=ABS([.D255]-[.C254])" office:value-type="float" office:value="0.00670602820234578">
            <text:p>0,0067060282</text:p>
          </table:table-cell>
          <table:table-cell/>
        </table:table-row>
        <table:table-row table:style-name="ro1">
          <table:table-cell office:value-type="float" office:value="7.27316879012">
            <text:p>7,2731687901</text:p>
          </table:table-cell>
          <table:table-cell office:value-type="float" office:value="4.25874803706">
            <text:p>4,2587480371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E$6]&lt;=[.B256];[.B256]&lt;=[.E$7]);([.B256]-[.E$6])^2/(([.E$8]-[.E$6])*([.E$7]-[.E$6]));1-(([.E$8]-[.B256])^2/(([.E$8]-[.E$6])*([.E$8]-[.E$7]))))" office:value-type="float" office:value="0.25068432746392">
            <text:p>0,2506843275</text:p>
          </table:table-cell>
          <table:table-cell table:formula="of:=ABS([.D256]-[.C256])" office:value-type="float" office:value="0.00768432746392">
            <text:p>0,0076843275</text:p>
          </table:table-cell>
          <table:table-cell table:formula="of:=ABS([.D256]-[.C255])" office:value-type="float" office:value="0.00868432746392">
            <text:p>0,0086843275</text:p>
          </table:table-cell>
          <table:table-cell/>
        </table:table-row>
        <table:table-row table:style-name="ro1">
          <table:table-cell office:value-type="float" office:value="5.39969139665">
            <text:p>5,3996913967</text:p>
          </table:table-cell>
          <table:table-cell office:value-type="float" office:value="4.26299212762">
            <text:p>4,262992127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E$6]&lt;=[.B257];[.B257]&lt;=[.E$7]);([.B257]-[.E$6])^2/(([.E$8]-[.E$6])*([.E$7]-[.E$6]));1-(([.E$8]-[.B257])^2/(([.E$8]-[.E$6])*([.E$8]-[.E$7]))))" office:value-type="float" office:value="0.25202521390033">
            <text:p>0,2520252139</text:p>
          </table:table-cell>
          <table:table-cell table:formula="of:=ABS([.D257]-[.C257])" office:value-type="float" office:value="0.00802521390033006">
            <text:p>0,0080252139</text:p>
          </table:table-cell>
          <table:table-cell table:formula="of:=ABS([.D257]-[.C256])" office:value-type="float" office:value="0.00902521390033006">
            <text:p>0,0090252139</text:p>
          </table:table-cell>
          <table:table-cell/>
        </table:table-row>
        <table:table-row table:style-name="ro1">
          <table:table-cell office:value-type="float" office:value="3.73230240982">
            <text:p>3,7323024098</text:p>
          </table:table-cell>
          <table:table-cell office:value-type="float" office:value="4.26362869813">
            <text:p>4,2636286981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E$6]&lt;=[.B258];[.B258]&lt;=[.E$7]);([.B258]-[.E$6])^2/(([.E$8]-[.E$6])*([.E$7]-[.E$6]));1-(([.E$8]-[.B258])^2/(([.E$8]-[.E$6])*([.E$8]-[.E$7]))))" office:value-type="float" office:value="0.252226229694076">
            <text:p>0,2522262297</text:p>
          </table:table-cell>
          <table:table-cell table:formula="of:=ABS([.D258]-[.C258])" office:value-type="float" office:value="0.00722622969407594">
            <text:p>0,0072262297</text:p>
          </table:table-cell>
          <table:table-cell table:formula="of:=ABS([.D258]-[.C257])" office:value-type="float" office:value="0.00822622969407594">
            <text:p>0,0082262297</text:p>
          </table:table-cell>
          <table:table-cell/>
        </table:table-row>
        <table:table-row table:style-name="ro1">
          <table:table-cell office:value-type="float" office:value="8.71665698634">
            <text:p>8,7166569863</text:p>
          </table:table-cell>
          <table:table-cell office:value-type="float" office:value="4.26556136069">
            <text:p>4,265561360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E$6]&lt;=[.B259];[.B259]&lt;=[.E$7]);([.B259]-[.E$6])^2/(([.E$8]-[.E$6])*([.E$7]-[.E$6]));1-(([.E$8]-[.B259])^2/(([.E$8]-[.E$6])*([.E$8]-[.E$7]))))" office:value-type="float" office:value="0.252836359020282">
            <text:p>0,252836359</text:p>
          </table:table-cell>
          <table:table-cell table:formula="of:=ABS([.D259]-[.C259])" office:value-type="float" office:value="0.00683635902028235">
            <text:p>0,006836359</text:p>
          </table:table-cell>
          <table:table-cell table:formula="of:=ABS([.D259]-[.C258])" office:value-type="float" office:value="0.00783635902028235">
            <text:p>0,007836359</text:p>
          </table:table-cell>
          <table:table-cell/>
        </table:table-row>
        <table:table-row table:style-name="ro1">
          <table:table-cell office:value-type="float" office:value="4.56417419578">
            <text:p>4,5641741958</text:p>
          </table:table-cell>
          <table:table-cell office:value-type="float" office:value="4.26645775246">
            <text:p>4,2664577525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E$6]&lt;=[.B260];[.B260]&lt;=[.E$7]);([.B260]-[.E$6])^2/(([.E$8]-[.E$6])*([.E$7]-[.E$6]));1-(([.E$8]-[.B260])^2/(([.E$8]-[.E$6])*([.E$8]-[.E$7]))))" office:value-type="float" office:value="0.253119259691799">
            <text:p>0,2531192597</text:p>
          </table:table-cell>
          <table:table-cell table:formula="of:=ABS([.D260]-[.C260])" office:value-type="float" office:value="0.00611925969179883">
            <text:p>0,0061192597</text:p>
          </table:table-cell>
          <table:table-cell table:formula="of:=ABS([.D260]-[.C259])" office:value-type="float" office:value="0.00711925969179883">
            <text:p>0,0071192597</text:p>
          </table:table-cell>
          <table:table-cell/>
        </table:table-row>
        <table:table-row table:style-name="ro1">
          <table:table-cell office:value-type="float" office:value="3.41979464598">
            <text:p>3,419794646</text:p>
          </table:table-cell>
          <table:table-cell office:value-type="float" office:value="4.26823502927">
            <text:p>4,2682350293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E$6]&lt;=[.B261];[.B261]&lt;=[.E$7]);([.B261]-[.E$6])^2/(([.E$8]-[.E$6])*([.E$7]-[.E$6]));1-(([.E$8]-[.B261])^2/(([.E$8]-[.E$6])*([.E$8]-[.E$7]))))" office:value-type="float" office:value="0.253680008725751">
            <text:p>0,2536800087</text:p>
          </table:table-cell>
          <table:table-cell table:formula="of:=ABS([.D261]-[.C261])" office:value-type="float" office:value="0.00568000872575081">
            <text:p>0,0056800087</text:p>
          </table:table-cell>
          <table:table-cell table:formula="of:=ABS([.D261]-[.C260])" office:value-type="float" office:value="0.00668000872575081">
            <text:p>0,0066800087</text:p>
          </table:table-cell>
          <table:table-cell/>
        </table:table-row>
        <table:table-row table:style-name="ro1">
          <table:table-cell office:value-type="float" office:value="3.9945411467">
            <text:p>3,9945411467</text:p>
          </table:table-cell>
          <table:table-cell office:value-type="float" office:value="4.26991437697">
            <text:p>4,269914377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E$6]&lt;=[.B262];[.B262]&lt;=[.E$7]);([.B262]-[.E$6])^2/(([.E$8]-[.E$6])*([.E$7]-[.E$6]));1-(([.E$8]-[.B262])^2/(([.E$8]-[.E$6])*([.E$8]-[.E$7]))))" office:value-type="float" office:value="0.25420966662683">
            <text:p>0,2542096666</text:p>
          </table:table-cell>
          <table:table-cell table:formula="of:=ABS([.D262]-[.C262])" office:value-type="float" office:value="0.00520966662682987">
            <text:p>0,0052096666</text:p>
          </table:table-cell>
          <table:table-cell table:formula="of:=ABS([.D262]-[.C261])" office:value-type="float" office:value="0.00620966662682987">
            <text:p>0,0062096666</text:p>
          </table:table-cell>
          <table:table-cell/>
        </table:table-row>
        <table:table-row table:style-name="ro1">
          <table:table-cell office:value-type="float" office:value="4.17948706606">
            <text:p>4,1794870661</text:p>
          </table:table-cell>
          <table:table-cell office:value-type="float" office:value="4.27359405004">
            <text:p>4,27359405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E$6]&lt;=[.B263];[.B263]&lt;=[.E$7]);([.B263]-[.E$6])^2/(([.E$8]-[.E$6])*([.E$7]-[.E$6]));1-(([.E$8]-[.B263])^2/(([.E$8]-[.E$6])*([.E$8]-[.E$7]))))" office:value-type="float" office:value="0.255369559872757">
            <text:p>0,2553695599</text:p>
          </table:table-cell>
          <table:table-cell table:formula="of:=ABS([.D263]-[.C263])" office:value-type="float" office:value="0.00536955987275689">
            <text:p>0,0053695599</text:p>
          </table:table-cell>
          <table:table-cell table:formula="of:=ABS([.D263]-[.C262])" office:value-type="float" office:value="0.00636955987275689">
            <text:p>0,0063695599</text:p>
          </table:table-cell>
          <table:table-cell/>
        </table:table-row>
        <table:table-row table:style-name="ro1">
          <table:table-cell office:value-type="float" office:value="4.31982469815">
            <text:p>4,3198246982</text:p>
          </table:table-cell>
          <table:table-cell office:value-type="float" office:value="4.27543752579">
            <text:p>4,275437525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E$6]&lt;=[.B264];[.B264]&lt;=[.E$7]);([.B264]-[.E$6])^2/(([.E$8]-[.E$6])*([.E$7]-[.E$6]));1-(([.E$8]-[.B264])^2/(([.E$8]-[.E$6])*([.E$8]-[.E$7]))))" office:value-type="float" office:value="0.255950314242889">
            <text:p>0,2559503142</text:p>
          </table:table-cell>
          <table:table-cell table:formula="of:=ABS([.D264]-[.C264])" office:value-type="float" office:value="0.0049503142428895">
            <text:p>0,0049503142</text:p>
          </table:table-cell>
          <table:table-cell table:formula="of:=ABS([.D264]-[.C263])" office:value-type="float" office:value="0.0059503142428895">
            <text:p>0,0059503142</text:p>
          </table:table-cell>
          <table:table-cell/>
        </table:table-row>
        <table:table-row table:style-name="ro1">
          <table:table-cell office:value-type="float" office:value="4.05073501265">
            <text:p>4,0507350127</text:p>
          </table:table-cell>
          <table:table-cell office:value-type="float" office:value="4.27865800355">
            <text:p>4,2786580036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E$6]&lt;=[.B265];[.B265]&lt;=[.E$7]);([.B265]-[.E$6])^2/(([.E$8]-[.E$6])*([.E$7]-[.E$6]));1-(([.E$8]-[.B265])^2/(([.E$8]-[.E$6])*([.E$8]-[.E$7]))))" office:value-type="float" office:value="0.256964325085251">
            <text:p>0,2569643251</text:p>
          </table:table-cell>
          <table:table-cell table:formula="of:=ABS([.D265]-[.C265])" office:value-type="float" office:value="0.00496432508525102">
            <text:p>0,0049643251</text:p>
          </table:table-cell>
          <table:table-cell table:formula="of:=ABS([.D265]-[.C264])" office:value-type="float" office:value="0.00596432508525102">
            <text:p>0,0059643251</text:p>
          </table:table-cell>
          <table:table-cell/>
        </table:table-row>
        <table:table-row table:style-name="ro1">
          <table:table-cell office:value-type="float" office:value="3.47613435446">
            <text:p>3,4761343545</text:p>
          </table:table-cell>
          <table:table-cell office:value-type="float" office:value="4.28331380449">
            <text:p>4,2833138045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E$6]&lt;=[.B266];[.B266]&lt;=[.E$7]);([.B266]-[.E$6])^2/(([.E$8]-[.E$6])*([.E$7]-[.E$6]));1-(([.E$8]-[.B266])^2/(([.E$8]-[.E$6])*([.E$8]-[.E$7]))))" office:value-type="float" office:value="0.25842904443618">
            <text:p>0,2584290444</text:p>
          </table:table-cell>
          <table:table-cell table:formula="of:=ABS([.D266]-[.C266])" office:value-type="float" office:value="0.00542904443617998">
            <text:p>0,0054290444</text:p>
          </table:table-cell>
          <table:table-cell table:formula="of:=ABS([.D266]-[.C265])" office:value-type="float" office:value="0.00642904443617998">
            <text:p>0,0064290444</text:p>
          </table:table-cell>
          <table:table-cell/>
        </table:table-row>
        <table:table-row table:style-name="ro1">
          <table:table-cell office:value-type="float" office:value="6.55110033406">
            <text:p>6,5511003341</text:p>
          </table:table-cell>
          <table:table-cell office:value-type="float" office:value="4.28425792465">
            <text:p>4,2842579247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E$6]&lt;=[.B267];[.B267]&lt;=[.E$7]);([.B267]-[.E$6])^2/(([.E$8]-[.E$6])*([.E$7]-[.E$6]));1-(([.E$8]-[.B267])^2/(([.E$8]-[.E$6])*([.E$8]-[.E$7]))))" office:value-type="float" office:value="0.258725889292456">
            <text:p>0,2587258893</text:p>
          </table:table-cell>
          <table:table-cell table:formula="of:=ABS([.D267]-[.C267])" office:value-type="float" office:value="0.00472588929245599">
            <text:p>0,0047258893</text:p>
          </table:table-cell>
          <table:table-cell table:formula="of:=ABS([.D267]-[.C266])" office:value-type="float" office:value="0.00572588929245599">
            <text:p>0,0057258893</text:p>
          </table:table-cell>
          <table:table-cell/>
        </table:table-row>
        <table:table-row table:style-name="ro1">
          <table:table-cell office:value-type="float" office:value="7.04638953176">
            <text:p>7,0463895318</text:p>
          </table:table-cell>
          <table:table-cell office:value-type="float" office:value="4.28453325345">
            <text:p>4,2845332535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E$6]&lt;=[.B268];[.B268]&lt;=[.E$7]);([.B268]-[.E$6])^2/(([.E$8]-[.E$6])*([.E$7]-[.E$6]));1-(([.E$8]-[.B268])^2/(([.E$8]-[.E$6])*([.E$8]-[.E$7]))))" office:value-type="float" office:value="0.258812445406039">
            <text:p>0,2588124454</text:p>
          </table:table-cell>
          <table:table-cell table:formula="of:=ABS([.D268]-[.C268])" office:value-type="float" office:value="0.00381244540603864">
            <text:p>0,0038124454</text:p>
          </table:table-cell>
          <table:table-cell table:formula="of:=ABS([.D268]-[.C267])" office:value-type="float" office:value="0.00481244540603865">
            <text:p>0,0048124454</text:p>
          </table:table-cell>
          <table:table-cell/>
        </table:table-row>
        <table:table-row table:style-name="ro1">
          <table:table-cell office:value-type="float" office:value="4.05514397269">
            <text:p>4,0551439727</text:p>
          </table:table-cell>
          <table:table-cell office:value-type="float" office:value="4.28812295666">
            <text:p>4,2881229567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E$6]&lt;=[.B269];[.B269]&lt;=[.E$7]);([.B269]-[.E$6])^2/(([.E$8]-[.E$6])*([.E$7]-[.E$6]));1-(([.E$8]-[.B269])^2/(([.E$8]-[.E$6])*([.E$8]-[.E$7]))))" office:value-type="float" office:value="0.259940490948183">
            <text:p>0,2599404909</text:p>
          </table:table-cell>
          <table:table-cell table:formula="of:=ABS([.D269]-[.C269])" office:value-type="float" office:value="0.00394049094818327">
            <text:p>0,0039404909</text:p>
          </table:table-cell>
          <table:table-cell table:formula="of:=ABS([.D269]-[.C268])" office:value-type="float" office:value="0.00494049094818327">
            <text:p>0,0049404909</text:p>
          </table:table-cell>
          <table:table-cell/>
        </table:table-row>
        <table:table-row table:style-name="ro1">
          <table:table-cell office:value-type="float" office:value="7.67597413049">
            <text:p>7,6759741305</text:p>
          </table:table-cell>
          <table:table-cell office:value-type="float" office:value="4.28848712535">
            <text:p>4,2884871254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E$6]&lt;=[.B270];[.B270]&lt;=[.E$7]);([.B270]-[.E$6])^2/(([.E$8]-[.E$6])*([.E$7]-[.E$6]));1-(([.E$8]-[.B270])^2/(([.E$8]-[.E$6])*([.E$8]-[.E$7]))))" office:value-type="float" office:value="0.26005488106691">
            <text:p>0,2600548811</text:p>
          </table:table-cell>
          <table:table-cell table:formula="of:=ABS([.D270]-[.C270])" office:value-type="float" office:value="0.00305488106690965">
            <text:p>0,0030548811</text:p>
          </table:table-cell>
          <table:table-cell table:formula="of:=ABS([.D270]-[.C269])" office:value-type="float" office:value="0.00405488106690965">
            <text:p>0,0040548811</text:p>
          </table:table-cell>
          <table:table-cell/>
        </table:table-row>
        <table:table-row table:style-name="ro1">
          <table:table-cell office:value-type="float" office:value="5.30670785963">
            <text:p>5,3067078596</text:p>
          </table:table-cell>
          <table:table-cell office:value-type="float" office:value="4.28892984474">
            <text:p>4,2889298447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E$6]&lt;=[.B271];[.B271]&lt;=[.E$7]);([.B271]-[.E$6])^2/(([.E$8]-[.E$6])*([.E$7]-[.E$6]));1-(([.E$8]-[.B271])^2/(([.E$8]-[.E$6])*([.E$8]-[.E$7]))))" office:value-type="float" office:value="0.260193933073951">
            <text:p>0,2601939331</text:p>
          </table:table-cell>
          <table:table-cell table:formula="of:=ABS([.D271]-[.C271])" office:value-type="float" office:value="0.00219393307395077">
            <text:p>0,0021939331</text:p>
          </table:table-cell>
          <table:table-cell table:formula="of:=ABS([.D271]-[.C270])" office:value-type="float" office:value="0.00319393307395077">
            <text:p>0,0031939331</text:p>
          </table:table-cell>
          <table:table-cell/>
        </table:table-row>
        <table:table-row table:style-name="ro1">
          <table:table-cell office:value-type="float" office:value="3.58759381688">
            <text:p>3,5875938169</text:p>
          </table:table-cell>
          <table:table-cell office:value-type="float" office:value="4.29350851593">
            <text:p>4,2935085159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E$6]&lt;=[.B272];[.B272]&lt;=[.E$7]);([.B272]-[.E$6])^2/(([.E$8]-[.E$6])*([.E$7]-[.E$6]));1-(([.E$8]-[.B272])^2/(([.E$8]-[.E$6])*([.E$8]-[.E$7]))))" office:value-type="float" office:value="0.261631263679219">
            <text:p>0,2616312637</text:p>
          </table:table-cell>
          <table:table-cell table:formula="of:=ABS([.D272]-[.C272])" office:value-type="float" office:value="0.00263126367921895">
            <text:p>0,0026312637</text:p>
          </table:table-cell>
          <table:table-cell table:formula="of:=ABS([.D272]-[.C271])" office:value-type="float" office:value="0.00363126367921895">
            <text:p>0,0036312637</text:p>
          </table:table-cell>
          <table:table-cell/>
        </table:table-row>
        <table:table-row table:style-name="ro1">
          <table:table-cell office:value-type="float" office:value="6.85426593592">
            <text:p>6,8542659359</text:p>
          </table:table-cell>
          <table:table-cell office:value-type="float" office:value="4.30297355161">
            <text:p>4,3029735516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E$6]&lt;=[.B273];[.B273]&lt;=[.E$7]);([.B273]-[.E$6])^2/(([.E$8]-[.E$6])*([.E$7]-[.E$6]));1-(([.E$8]-[.B273])^2/(([.E$8]-[.E$6])*([.E$8]-[.E$7]))))" office:value-type="float" office:value="0.264598084770827">
            <text:p>0,2645980848</text:p>
          </table:table-cell>
          <table:table-cell table:formula="of:=ABS([.D273]-[.C273])" office:value-type="float" office:value="0.00459808477082746">
            <text:p>0,0045980848</text:p>
          </table:table-cell>
          <table:table-cell table:formula="of:=ABS([.D273]-[.C272])" office:value-type="float" office:value="0.00559808477082746">
            <text:p>0,0055980848</text:p>
          </table:table-cell>
          <table:table-cell/>
        </table:table-row>
        <table:table-row table:style-name="ro1">
          <table:table-cell office:value-type="float" office:value="3.99512608436">
            <text:p>3,9951260844</text:p>
          </table:table-cell>
          <table:table-cell office:value-type="float" office:value="4.30656578423">
            <text:p>4,3065657842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E$6]&lt;=[.B274];[.B274]&lt;=[.E$7]);([.B274]-[.E$6])^2/(([.E$8]-[.E$6])*([.E$7]-[.E$6]));1-(([.E$8]-[.B274])^2/(([.E$8]-[.E$6])*([.E$8]-[.E$7]))))" office:value-type="float" office:value="0.265722508741315">
            <text:p>0,2657225087</text:p>
          </table:table-cell>
          <table:table-cell table:formula="of:=ABS([.D274]-[.C274])" office:value-type="float" office:value="0.00472250874131475">
            <text:p>0,0047225087</text:p>
          </table:table-cell>
          <table:table-cell table:formula="of:=ABS([.D274]-[.C273])" office:value-type="float" office:value="0.00572250874131475">
            <text:p>0,0057225087</text:p>
          </table:table-cell>
          <table:table-cell/>
        </table:table-row>
        <table:table-row table:style-name="ro1">
          <table:table-cell office:value-type="float" office:value="5.63259123653">
            <text:p>5,6325912365</text:p>
          </table:table-cell>
          <table:table-cell office:value-type="float" office:value="4.30733479433">
            <text:p>4,3073347943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E$6]&lt;=[.B275];[.B275]&lt;=[.E$7]);([.B275]-[.E$6])^2/(([.E$8]-[.E$6])*([.E$7]-[.E$6]));1-(([.E$8]-[.B275])^2/(([.E$8]-[.E$6])*([.E$8]-[.E$7]))))" office:value-type="float" office:value="0.265963108916471">
            <text:p>0,2659631089</text:p>
          </table:table-cell>
          <table:table-cell table:formula="of:=ABS([.D275]-[.C275])" office:value-type="float" office:value="0.00396310891647123">
            <text:p>0,0039631089</text:p>
          </table:table-cell>
          <table:table-cell table:formula="of:=ABS([.D275]-[.C274])" office:value-type="float" office:value="0.00496310891647123">
            <text:p>0,0049631089</text:p>
          </table:table-cell>
          <table:table-cell/>
        </table:table-row>
        <table:table-row table:style-name="ro1">
          <table:table-cell office:value-type="float" office:value="6.79747160295">
            <text:p>6,797471603</text:p>
          </table:table-cell>
          <table:table-cell office:value-type="float" office:value="4.31131037596">
            <text:p>4,311310376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E$6]&lt;=[.B276];[.B276]&lt;=[.E$7]);([.B276]-[.E$6])^2/(([.E$8]-[.E$6])*([.E$7]-[.E$6]));1-(([.E$8]-[.B276])^2/(([.E$8]-[.E$6])*([.E$8]-[.E$7]))))" office:value-type="float" office:value="0.267206320313988">
            <text:p>0,2672063203</text:p>
          </table:table-cell>
          <table:table-cell table:formula="of:=ABS([.D276]-[.C276])" office:value-type="float" office:value="0.00420632031398804">
            <text:p>0,0042063203</text:p>
          </table:table-cell>
          <table:table-cell table:formula="of:=ABS([.D276]-[.C275])" office:value-type="float" office:value="0.00520632031398804">
            <text:p>0,0052063203</text:p>
          </table:table-cell>
          <table:table-cell/>
        </table:table-row>
        <table:table-row table:style-name="ro1">
          <table:table-cell office:value-type="float" office:value="7.41254205223">
            <text:p>7,4125420522</text:p>
          </table:table-cell>
          <table:table-cell office:value-type="float" office:value="4.31356623178">
            <text:p>4,3135662318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E$6]&lt;=[.B277];[.B277]&lt;=[.E$7]);([.B277]-[.E$6])^2/(([.E$8]-[.E$6])*([.E$7]-[.E$6]));1-(([.E$8]-[.B277])^2/(([.E$8]-[.E$6])*([.E$8]-[.E$7]))))" office:value-type="float" office:value="0.267911284536243">
            <text:p>0,2679112845</text:p>
          </table:table-cell>
          <table:table-cell table:formula="of:=ABS([.D277]-[.C277])" office:value-type="float" office:value="0.00391128453624312">
            <text:p>0,0039112845</text:p>
          </table:table-cell>
          <table:table-cell table:formula="of:=ABS([.D277]-[.C276])" office:value-type="float" office:value="0.00491128453624312">
            <text:p>0,0049112845</text:p>
          </table:table-cell>
          <table:table-cell/>
        </table:table-row>
        <table:table-row table:style-name="ro1">
          <table:table-cell office:value-type="float" office:value="5.85097023232">
            <text:p>5,8509702323</text:p>
          </table:table-cell>
          <table:table-cell office:value-type="float" office:value="4.31693614055">
            <text:p>4,3169361406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E$6]&lt;=[.B278];[.B278]&lt;=[.E$7]);([.B278]-[.E$6])^2/(([.E$8]-[.E$6])*([.E$7]-[.E$6]));1-(([.E$8]-[.B278])^2/(([.E$8]-[.E$6])*([.E$8]-[.E$7]))))" office:value-type="float" office:value="0.268963762943776">
            <text:p>0,2689637629</text:p>
          </table:table-cell>
          <table:table-cell table:formula="of:=ABS([.D278]-[.C278])" office:value-type="float" office:value="0.00396376294377565">
            <text:p>0,0039637629</text:p>
          </table:table-cell>
          <table:table-cell table:formula="of:=ABS([.D278]-[.C277])" office:value-type="float" office:value="0.00496376294377565">
            <text:p>0,0049637629</text:p>
          </table:table-cell>
          <table:table-cell/>
        </table:table-row>
        <table:table-row table:style-name="ro1">
          <table:table-cell office:value-type="float" office:value="6.41353421591">
            <text:p>6,4135342159</text:p>
          </table:table-cell>
          <table:table-cell office:value-type="float" office:value="4.31962995511">
            <text:p>4,3196299551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E$6]&lt;=[.B279];[.B279]&lt;=[.E$7]);([.B279]-[.E$6])^2/(([.E$8]-[.E$6])*([.E$7]-[.E$6]));1-(([.E$8]-[.B279])^2/(([.E$8]-[.E$6])*([.E$8]-[.E$7]))))" office:value-type="float" office:value="0.269804541429879">
            <text:p>0,2698045414</text:p>
          </table:table-cell>
          <table:table-cell table:formula="of:=ABS([.D279]-[.C279])" office:value-type="float" office:value="0.00380454142987929">
            <text:p>0,0038045414</text:p>
          </table:table-cell>
          <table:table-cell table:formula="of:=ABS([.D279]-[.C278])" office:value-type="float" office:value="0.00480454142987929">
            <text:p>0,0048045414</text:p>
          </table:table-cell>
          <table:table-cell/>
        </table:table-row>
        <table:table-row table:style-name="ro1">
          <table:table-cell office:value-type="float" office:value="5.46543059022">
            <text:p>5,4654305902</text:p>
          </table:table-cell>
          <table:table-cell office:value-type="float" office:value="4.31982469815">
            <text:p>4,3198246982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E$6]&lt;=[.B280];[.B280]&lt;=[.E$7]);([.B280]-[.E$6])^2/(([.E$8]-[.E$6])*([.E$7]-[.E$6]));1-(([.E$8]-[.B280])^2/(([.E$8]-[.E$6])*([.E$8]-[.E$7]))))" office:value-type="float" office:value="0.269865304798442">
            <text:p>0,2698653048</text:p>
          </table:table-cell>
          <table:table-cell table:formula="of:=ABS([.D280]-[.C280])" office:value-type="float" office:value="0.00286530479844194">
            <text:p>0,0028653048</text:p>
          </table:table-cell>
          <table:table-cell table:formula="of:=ABS([.D280]-[.C279])" office:value-type="float" office:value="0.00386530479844194">
            <text:p>0,0038653048</text:p>
          </table:table-cell>
          <table:table-cell/>
        </table:table-row>
        <table:table-row table:style-name="ro1">
          <table:table-cell office:value-type="float" office:value="7.12068278776">
            <text:p>7,1206827878</text:p>
          </table:table-cell>
          <table:table-cell office:value-type="float" office:value="4.32230611326">
            <text:p>4,3223061133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E$6]&lt;=[.B281];[.B281]&lt;=[.E$7]);([.B281]-[.E$6])^2/(([.E$8]-[.E$6])*([.E$7]-[.E$6]));1-(([.E$8]-[.B281])^2/(([.E$8]-[.E$6])*([.E$8]-[.E$7]))))" office:value-type="float" office:value="0.270639330065174">
            <text:p>0,2706393301</text:p>
          </table:table-cell>
          <table:table-cell table:formula="of:=ABS([.D281]-[.C281])" office:value-type="float" office:value="0.00263933006517436">
            <text:p>0,0026393301</text:p>
          </table:table-cell>
          <table:table-cell table:formula="of:=ABS([.D281]-[.C280])" office:value-type="float" office:value="0.00363933006517436">
            <text:p>0,0036393301</text:p>
          </table:table-cell>
          <table:table-cell/>
        </table:table-row>
        <table:table-row table:style-name="ro1">
          <table:table-cell office:value-type="float" office:value="5.98431725498">
            <text:p>5,984317255</text:p>
          </table:table-cell>
          <table:table-cell office:value-type="float" office:value="4.32626057705">
            <text:p>4,3262605771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E$6]&lt;=[.B282];[.B282]&lt;=[.E$7]);([.B282]-[.E$6])^2/(([.E$8]-[.E$6])*([.E$7]-[.E$6]));1-(([.E$8]-[.B282])^2/(([.E$8]-[.E$6])*([.E$8]-[.E$7]))))" office:value-type="float" office:value="0.271871993545433">
            <text:p>0,2718719935</text:p>
          </table:table-cell>
          <table:table-cell table:formula="of:=ABS([.D282]-[.C282])" office:value-type="float" office:value="0.00287199354543344">
            <text:p>0,0028719935</text:p>
          </table:table-cell>
          <table:table-cell table:formula="of:=ABS([.D282]-[.C281])" office:value-type="float" office:value="0.00387199354543344">
            <text:p>0,0038719935</text:p>
          </table:table-cell>
          <table:table-cell/>
        </table:table-row>
        <table:table-row table:style-name="ro1">
          <table:table-cell office:value-type="float" office:value="4.19103208135">
            <text:p>4,1910320814</text:p>
          </table:table-cell>
          <table:table-cell office:value-type="float" office:value="4.33594527558">
            <text:p>4,3359452756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E$6]&lt;=[.B283];[.B283]&lt;=[.E$7]);([.B283]-[.E$6])^2/(([.E$8]-[.E$6])*([.E$7]-[.E$6]));1-(([.E$8]-[.B283])^2/(([.E$8]-[.E$6])*([.E$8]-[.E$7]))))" office:value-type="float" office:value="0.274886450920516">
            <text:p>0,2748864509</text:p>
          </table:table-cell>
          <table:table-cell table:formula="of:=ABS([.D283]-[.C283])" office:value-type="float" office:value="0.00488645092051598">
            <text:p>0,0048864509</text:p>
          </table:table-cell>
          <table:table-cell table:formula="of:=ABS([.D283]-[.C282])" office:value-type="float" office:value="0.00588645092051598">
            <text:p>0,0058864509</text:p>
          </table:table-cell>
          <table:table-cell/>
        </table:table-row>
        <table:table-row table:style-name="ro1">
          <table:table-cell office:value-type="float" office:value="8.08190075153">
            <text:p>8,0819007515</text:p>
          </table:table-cell>
          <table:table-cell office:value-type="float" office:value="4.33952065242">
            <text:p>4,3395206524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E$6]&lt;=[.B284];[.B284]&lt;=[.E$7]);([.B284]-[.E$6])^2/(([.E$8]-[.E$6])*([.E$7]-[.E$6]));1-(([.E$8]-[.B284])^2/(([.E$8]-[.E$6])*([.E$8]-[.E$7]))))" office:value-type="float" office:value="0.275997741692677">
            <text:p>0,2759977417</text:p>
          </table:table-cell>
          <table:table-cell table:formula="of:=ABS([.D284]-[.C284])" office:value-type="float" office:value="0.00499774169267664">
            <text:p>0,0049977417</text:p>
          </table:table-cell>
          <table:table-cell table:formula="of:=ABS([.D284]-[.C283])" office:value-type="float" office:value="0.00599774169267664">
            <text:p>0,0059977417</text:p>
          </table:table-cell>
          <table:table-cell/>
        </table:table-row>
        <table:table-row table:style-name="ro1">
          <table:table-cell office:value-type="float" office:value="4.52104165123">
            <text:p>4,5210416512</text:p>
          </table:table-cell>
          <table:table-cell office:value-type="float" office:value="4.3408077672">
            <text:p>4,3408077672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E$6]&lt;=[.B285];[.B285]&lt;=[.E$7]);([.B285]-[.E$6])^2/(([.E$8]-[.E$6])*([.E$7]-[.E$6]));1-(([.E$8]-[.B285])^2/(([.E$8]-[.E$6])*([.E$8]-[.E$7]))))" office:value-type="float" office:value="0.276397591260538">
            <text:p>0,2763975913</text:p>
          </table:table-cell>
          <table:table-cell table:formula="of:=ABS([.D285]-[.C285])" office:value-type="float" office:value="0.0043975912605384">
            <text:p>0,0043975913</text:p>
          </table:table-cell>
          <table:table-cell table:formula="of:=ABS([.D285]-[.C284])" office:value-type="float" office:value="0.0053975912605384">
            <text:p>0,0053975913</text:p>
          </table:table-cell>
          <table:table-cell/>
        </table:table-row>
        <table:table-row table:style-name="ro1">
          <table:table-cell office:value-type="float" office:value="7.3177150362">
            <text:p>7,3177150362</text:p>
          </table:table-cell>
          <table:table-cell office:value-type="float" office:value="4.34260519063">
            <text:p>4,3426051906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E$6]&lt;=[.B286];[.B286]&lt;=[.E$7]);([.B286]-[.E$6])^2/(([.E$8]-[.E$6])*([.E$7]-[.E$6]));1-(([.E$8]-[.B286])^2/(([.E$8]-[.E$6])*([.E$8]-[.E$7]))))" office:value-type="float" office:value="0.276955786321779">
            <text:p>0,2769557863</text:p>
          </table:table-cell>
          <table:table-cell table:formula="of:=ABS([.D286]-[.C286])" office:value-type="float" office:value="0.00395578632177918">
            <text:p>0,0039557863</text:p>
          </table:table-cell>
          <table:table-cell table:formula="of:=ABS([.D286]-[.C285])" office:value-type="float" office:value="0.00495578632177918">
            <text:p>0,0049557863</text:p>
          </table:table-cell>
          <table:table-cell/>
        </table:table-row>
        <table:table-row table:style-name="ro1">
          <table:table-cell office:value-type="float" office:value="4.61430290148">
            <text:p>4,6143029015</text:p>
          </table:table-cell>
          <table:table-cell office:value-type="float" office:value="4.35136035358">
            <text:p>4,3513603536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E$6]&lt;=[.B287];[.B287]&lt;=[.E$7]);([.B287]-[.E$6])^2/(([.E$8]-[.E$6])*([.E$7]-[.E$6]));1-(([.E$8]-[.B287])^2/(([.E$8]-[.E$6])*([.E$8]-[.E$7]))))" office:value-type="float" office:value="0.279671647924404">
            <text:p>0,2796716479</text:p>
          </table:table-cell>
          <table:table-cell table:formula="of:=ABS([.D287]-[.C287])" office:value-type="float" office:value="0.00567164792440444">
            <text:p>0,0056716479</text:p>
          </table:table-cell>
          <table:table-cell table:formula="of:=ABS([.D287]-[.C286])" office:value-type="float" office:value="0.00667164792440444">
            <text:p>0,0066716479</text:p>
          </table:table-cell>
          <table:table-cell/>
        </table:table-row>
        <table:table-row table:style-name="ro1">
          <table:table-cell office:value-type="float" office:value="3.63531929056">
            <text:p>3,6353192906</text:p>
          </table:table-cell>
          <table:table-cell office:value-type="float" office:value="4.35343037331">
            <text:p>4,353430373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E$6]&lt;=[.B288];[.B288]&lt;=[.E$7]);([.B288]-[.E$6])^2/(([.E$8]-[.E$6])*([.E$7]-[.E$6]));1-(([.E$8]-[.B288])^2/(([.E$8]-[.E$6])*([.E$8]-[.E$7]))))" office:value-type="float" office:value="0.280313023477398">
            <text:p>0,2803130235</text:p>
          </table:table-cell>
          <table:table-cell table:formula="of:=ABS([.D288]-[.C288])" office:value-type="float" office:value="0.00531302347739848">
            <text:p>0,0053130235</text:p>
          </table:table-cell>
          <table:table-cell table:formula="of:=ABS([.D288]-[.C287])" office:value-type="float" office:value="0.00631302347739848">
            <text:p>0,0063130235</text:p>
          </table:table-cell>
          <table:table-cell/>
        </table:table-row>
        <table:table-row table:style-name="ro1">
          <table:table-cell office:value-type="float" office:value="3.50085835803">
            <text:p>3,500858358</text:p>
          </table:table-cell>
          <table:table-cell office:value-type="float" office:value="4.35966171973">
            <text:p>4,3596617197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E$6]&lt;=[.B289];[.B289]&lt;=[.E$7]);([.B289]-[.E$6])^2/(([.E$8]-[.E$6])*([.E$7]-[.E$6]));1-(([.E$8]-[.B289])^2/(([.E$8]-[.E$6])*([.E$8]-[.E$7]))))" office:value-type="float" office:value="0.282242021488695">
            <text:p>0,2822420215</text:p>
          </table:table-cell>
          <table:table-cell table:formula="of:=ABS([.D289]-[.C289])" office:value-type="float" office:value="0.00624202148869535">
            <text:p>0,0062420215</text:p>
          </table:table-cell>
          <table:table-cell table:formula="of:=ABS([.D289]-[.C288])" office:value-type="float" office:value="0.00724202148869535">
            <text:p>0,0072420215</text:p>
          </table:table-cell>
          <table:table-cell/>
        </table:table-row>
        <table:table-row table:style-name="ro1">
          <table:table-cell office:value-type="float" office:value="8.66831577504">
            <text:p>8,668315775</text:p>
          </table:table-cell>
          <table:table-cell office:value-type="float" office:value="4.36002838423">
            <text:p>4,3600283842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E$6]&lt;=[.B290];[.B290]&lt;=[.E$7]);([.B290]-[.E$6])^2/(([.E$8]-[.E$6])*([.E$7]-[.E$6]));1-(([.E$8]-[.B290])^2/(([.E$8]-[.E$6])*([.E$8]-[.E$7]))))" office:value-type="float" office:value="0.282355446828291">
            <text:p>0,2823554468</text:p>
          </table:table-cell>
          <table:table-cell table:formula="of:=ABS([.D290]-[.C290])" office:value-type="float" office:value="0.00535544682829103">
            <text:p>0,0053554468</text:p>
          </table:table-cell>
          <table:table-cell table:formula="of:=ABS([.D290]-[.C289])" office:value-type="float" office:value="0.00635544682829103">
            <text:p>0,0063554468</text:p>
          </table:table-cell>
          <table:table-cell/>
        </table:table-row>
        <table:table-row table:style-name="ro1">
          <table:table-cell office:value-type="float" office:value="7.0485376972">
            <text:p>7,0485376972</text:p>
          </table:table-cell>
          <table:table-cell office:value-type="float" office:value="4.36172852987">
            <text:p>4,361728529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E$6]&lt;=[.B291];[.B291]&lt;=[.E$7]);([.B291]-[.E$6])^2/(([.E$8]-[.E$6])*([.E$7]-[.E$6]));1-(([.E$8]-[.B291])^2/(([.E$8]-[.E$6])*([.E$8]-[.E$7]))))" office:value-type="float" office:value="0.28288125897927">
            <text:p>0,282881259</text:p>
          </table:table-cell>
          <table:table-cell table:formula="of:=ABS([.D291]-[.C291])" office:value-type="float" office:value="0.0048812589792695">
            <text:p>0,004881259</text:p>
          </table:table-cell>
          <table:table-cell table:formula="of:=ABS([.D291]-[.C290])" office:value-type="float" office:value="0.0058812589792695">
            <text:p>0,005881259</text:p>
          </table:table-cell>
          <table:table-cell/>
        </table:table-row>
        <table:table-row table:style-name="ro1">
          <table:table-cell office:value-type="float" office:value="5.41318276559">
            <text:p>5,4131827656</text:p>
          </table:table-cell>
          <table:table-cell office:value-type="float" office:value="4.36451173717">
            <text:p>4,3645117372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E$6]&lt;=[.B292];[.B292]&lt;=[.E$7]);([.B292]-[.E$6])^2/(([.E$8]-[.E$6])*([.E$7]-[.E$6]));1-(([.E$8]-[.B292])^2/(([.E$8]-[.E$6])*([.E$8]-[.E$7]))))" office:value-type="float" office:value="0.283741618838844">
            <text:p>0,2837416188</text:p>
          </table:table-cell>
          <table:table-cell table:formula="of:=ABS([.D292]-[.C292])" office:value-type="float" office:value="0.00474161883884361">
            <text:p>0,0047416188</text:p>
          </table:table-cell>
          <table:table-cell table:formula="of:=ABS([.D292]-[.C291])" office:value-type="float" office:value="0.00574161883884361">
            <text:p>0,0057416188</text:p>
          </table:table-cell>
          <table:table-cell/>
        </table:table-row>
        <table:table-row table:style-name="ro1">
          <table:table-cell office:value-type="float" office:value="6.0493963273">
            <text:p>6,0493963273</text:p>
          </table:table-cell>
          <table:table-cell office:value-type="float" office:value="4.36991336441">
            <text:p>4,3699133644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E$6]&lt;=[.B293];[.B293]&lt;=[.E$7]);([.B293]-[.E$6])^2/(([.E$8]-[.E$6])*([.E$7]-[.E$6]));1-(([.E$8]-[.B293])^2/(([.E$8]-[.E$6])*([.E$8]-[.E$7]))))" office:value-type="float" office:value="0.285409924897696">
            <text:p>0,2854099249</text:p>
          </table:table-cell>
          <table:table-cell table:formula="of:=ABS([.D293]-[.C293])" office:value-type="float" office:value="0.00540992489769587">
            <text:p>0,0054099249</text:p>
          </table:table-cell>
          <table:table-cell table:formula="of:=ABS([.D293]-[.C292])" office:value-type="float" office:value="0.00640992489769587">
            <text:p>0,0064099249</text:p>
          </table:table-cell>
          <table:table-cell/>
        </table:table-row>
        <table:table-row table:style-name="ro1">
          <table:table-cell office:value-type="float" office:value="4.55032929884">
            <text:p>4,5503292988</text:p>
          </table:table-cell>
          <table:table-cell office:value-type="float" office:value="4.37639832688">
            <text:p>4,3763983269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E$6]&lt;=[.B294];[.B294]&lt;=[.E$7]);([.B294]-[.E$6])^2/(([.E$8]-[.E$6])*([.E$7]-[.E$6]));1-(([.E$8]-[.B294])^2/(([.E$8]-[.E$6])*([.E$8]-[.E$7]))))" office:value-type="float" office:value="0.287410252277398">
            <text:p>0,2874102523</text:p>
          </table:table-cell>
          <table:table-cell table:formula="of:=ABS([.D294]-[.C294])" office:value-type="float" office:value="0.006410252277398">
            <text:p>0,0064102523</text:p>
          </table:table-cell>
          <table:table-cell table:formula="of:=ABS([.D294]-[.C293])" office:value-type="float" office:value="0.007410252277398">
            <text:p>0,0074102523</text:p>
          </table:table-cell>
          <table:table-cell/>
        </table:table-row>
        <table:table-row table:style-name="ro1">
          <table:table-cell office:value-type="float" office:value="6.32212929505">
            <text:p>6,3221292951</text:p>
          </table:table-cell>
          <table:table-cell office:value-type="float" office:value="4.37739794096">
            <text:p>4,377397941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E$6]&lt;=[.B295];[.B295]&lt;=[.E$7]);([.B295]-[.E$6])^2/(([.E$8]-[.E$6])*([.E$7]-[.E$6]));1-(([.E$8]-[.B295])^2/(([.E$8]-[.E$6])*([.E$8]-[.E$7]))))" office:value-type="float" office:value="0.287718340125305">
            <text:p>0,2877183401</text:p>
          </table:table-cell>
          <table:table-cell table:formula="of:=ABS([.D295]-[.C295])" office:value-type="float" office:value="0.00571834012530509">
            <text:p>0,0057183401</text:p>
          </table:table-cell>
          <table:table-cell table:formula="of:=ABS([.D295]-[.C294])" office:value-type="float" office:value="0.00671834012530503">
            <text:p>0,0067183401</text:p>
          </table:table-cell>
          <table:table-cell/>
        </table:table-row>
        <table:table-row table:style-name="ro1">
          <table:table-cell office:value-type="float" office:value="3.26620348969">
            <text:p>3,2662034897</text:p>
          </table:table-cell>
          <table:table-cell office:value-type="float" office:value="4.37969371191">
            <text:p>4,3796937119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E$6]&lt;=[.B296];[.B296]&lt;=[.E$7]);([.B296]-[.E$6])^2/(([.E$8]-[.E$6])*([.E$7]-[.E$6]));1-(([.E$8]-[.B296])^2/(([.E$8]-[.E$6])*([.E$8]-[.E$7]))))" office:value-type="float" office:value="0.2884256601412">
            <text:p>0,2884256601</text:p>
          </table:table-cell>
          <table:table-cell table:formula="of:=ABS([.D296]-[.C296])" office:value-type="float" office:value="0.00542566014120022">
            <text:p>0,0054256601</text:p>
          </table:table-cell>
          <table:table-cell table:formula="of:=ABS([.D296]-[.C295])" office:value-type="float" office:value="0.00642566014120022">
            <text:p>0,0064256601</text:p>
          </table:table-cell>
          <table:table-cell/>
        </table:table-row>
        <table:table-row table:style-name="ro1">
          <table:table-cell office:value-type="float" office:value="3.27804245095">
            <text:p>3,278042451</text:p>
          </table:table-cell>
          <table:table-cell office:value-type="float" office:value="4.38184278875">
            <text:p>4,3818427888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E$6]&lt;=[.B297];[.B297]&lt;=[.E$7]);([.B297]-[.E$6])^2/(([.E$8]-[.E$6])*([.E$7]-[.E$6]));1-(([.E$8]-[.B297])^2/(([.E$8]-[.E$6])*([.E$8]-[.E$7]))))" office:value-type="float" office:value="0.289087465739321">
            <text:p>0,2890874657</text:p>
          </table:table-cell>
          <table:table-cell table:formula="of:=ABS([.D297]-[.C297])" office:value-type="float" office:value="0.0050874657393209">
            <text:p>0,0050874657</text:p>
          </table:table-cell>
          <table:table-cell table:formula="of:=ABS([.D297]-[.C296])" office:value-type="float" office:value="0.0060874657393209">
            <text:p>0,0060874657</text:p>
          </table:table-cell>
          <table:table-cell/>
        </table:table-row>
        <table:table-row table:style-name="ro1">
          <table:table-cell office:value-type="float" office:value="4.13573028955">
            <text:p>4,1357302896</text:p>
          </table:table-cell>
          <table:table-cell office:value-type="float" office:value="4.38201543724">
            <text:p>4,3820154372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E$6]&lt;=[.B298];[.B298]&lt;=[.E$7]);([.B298]-[.E$6])^2/(([.E$8]-[.E$6])*([.E$7]-[.E$6]));1-(([.E$8]-[.B298])^2/(([.E$8]-[.E$6])*([.E$8]-[.E$7]))))" office:value-type="float" office:value="0.289140619270344">
            <text:p>0,2891406193</text:p>
          </table:table-cell>
          <table:table-cell table:formula="of:=ABS([.D298]-[.C298])" office:value-type="float" office:value="0.00414061927034443">
            <text:p>0,0041406193</text:p>
          </table:table-cell>
          <table:table-cell table:formula="of:=ABS([.D298]-[.C297])" office:value-type="float" office:value="0.00514061927034443">
            <text:p>0,0051406193</text:p>
          </table:table-cell>
          <table:table-cell/>
        </table:table-row>
        <table:table-row table:style-name="ro1">
          <table:table-cell office:value-type="float" office:value="5.24659868848">
            <text:p>5,2465986885</text:p>
          </table:table-cell>
          <table:table-cell office:value-type="float" office:value="4.38303227369">
            <text:p>4,3830322737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E$6]&lt;=[.B299];[.B299]&lt;=[.E$7]);([.B299]-[.E$6])^2/(([.E$8]-[.E$6])*([.E$7]-[.E$6]));1-(([.E$8]-[.B299])^2/(([.E$8]-[.E$6])*([.E$8]-[.E$7]))))" office:value-type="float" office:value="0.289453633807062">
            <text:p>0,2894536338</text:p>
          </table:table-cell>
          <table:table-cell table:formula="of:=ABS([.D299]-[.C299])" office:value-type="float" office:value="0.00345363380706215">
            <text:p>0,0034536338</text:p>
          </table:table-cell>
          <table:table-cell table:formula="of:=ABS([.D299]-[.C298])" office:value-type="float" office:value="0.00445363380706215">
            <text:p>0,0044536338</text:p>
          </table:table-cell>
          <table:table-cell/>
        </table:table-row>
        <table:table-row table:style-name="ro1">
          <table:table-cell office:value-type="float" office:value="6.06757566056">
            <text:p>6,0675756606</text:p>
          </table:table-cell>
          <table:table-cell office:value-type="float" office:value="4.38319351263">
            <text:p>4,3831935126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E$6]&lt;=[.B300];[.B300]&lt;=[.E$7]);([.B300]-[.E$6])^2/(([.E$8]-[.E$6])*([.E$7]-[.E$6]));1-(([.E$8]-[.B300])^2/(([.E$8]-[.E$6])*([.E$8]-[.E$7]))))" office:value-type="float" office:value="0.289503261939276">
            <text:p>0,2895032619</text:p>
          </table:table-cell>
          <table:table-cell table:formula="of:=ABS([.D300]-[.C300])" office:value-type="float" office:value="0.00250326193927614">
            <text:p>0,0025032619</text:p>
          </table:table-cell>
          <table:table-cell table:formula="of:=ABS([.D300]-[.C299])" office:value-type="float" office:value="0.00350326193927614">
            <text:p>0,0035032619</text:p>
          </table:table-cell>
          <table:table-cell/>
        </table:table-row>
        <table:table-row table:style-name="ro1">
          <table:table-cell office:value-type="float" office:value="4.95967927369">
            <text:p>4,9596792737</text:p>
          </table:table-cell>
          <table:table-cell office:value-type="float" office:value="4.38357815161">
            <text:p>4,3835781516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E$6]&lt;=[.B301];[.B301]&lt;=[.E$7]);([.B301]-[.E$6])^2/(([.E$8]-[.E$6])*([.E$7]-[.E$6]));1-(([.E$8]-[.B301])^2/(([.E$8]-[.E$6])*([.E$8]-[.E$7]))))" office:value-type="float" office:value="0.289621643923582">
            <text:p>0,2896216439</text:p>
          </table:table-cell>
          <table:table-cell table:formula="of:=ABS([.D301]-[.C301])" office:value-type="float" office:value="0.00162164392358194">
            <text:p>0,0016216439</text:p>
          </table:table-cell>
          <table:table-cell table:formula="of:=ABS([.D301]-[.C300])" office:value-type="float" office:value="0.00262164392358194">
            <text:p>0,0026216439</text:p>
          </table:table-cell>
          <table:table-cell/>
        </table:table-row>
        <table:table-row table:style-name="ro1">
          <table:table-cell office:value-type="float" office:value="7.37932858239">
            <text:p>7,3793285824</text:p>
          </table:table-cell>
          <table:table-cell office:value-type="float" office:value="4.38501399089">
            <text:p>4,3850139909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E$6]&lt;=[.B302];[.B302]&lt;=[.E$7]);([.B302]-[.E$6])^2/(([.E$8]-[.E$6])*([.E$7]-[.E$6]));1-(([.E$8]-[.B302])^2/(([.E$8]-[.E$6])*([.E$8]-[.E$7]))))" office:value-type="float" office:value="0.290063471190632">
            <text:p>0,2900634712</text:p>
          </table:table-cell>
          <table:table-cell table:formula="of:=ABS([.D302]-[.C302])" office:value-type="float" office:value="0.00106347119063183">
            <text:p>0,0010634712</text:p>
          </table:table-cell>
          <table:table-cell table:formula="of:=ABS([.D302]-[.C301])" office:value-type="float" office:value="0.00206347119063183">
            <text:p>0,0020634712</text:p>
          </table:table-cell>
          <table:table-cell/>
        </table:table-row>
        <table:table-row table:style-name="ro1">
          <table:table-cell office:value-type="float" office:value="4.93444978254">
            <text:p>4,9344497825</text:p>
          </table:table-cell>
          <table:table-cell office:value-type="float" office:value="4.38578672476">
            <text:p>4,385786724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E$6]&lt;=[.B303];[.B303]&lt;=[.E$7]);([.B303]-[.E$6])^2/(([.E$8]-[.E$6])*([.E$7]-[.E$6]));1-(([.E$8]-[.B303])^2/(([.E$8]-[.E$6])*([.E$8]-[.E$7]))))" office:value-type="float" office:value="0.290301195019965">
            <text:p>0,290301195</text:p>
          </table:table-cell>
          <table:table-cell table:formula="of:=ABS([.D303]-[.C303])" office:value-type="float" office:value="0.000301195019965117">
            <text:p>0,000301195</text:p>
          </table:table-cell>
          <table:table-cell table:formula="of:=ABS([.D303]-[.C302])" office:value-type="float" office:value="0.00130119501996512">
            <text:p>0,001301195</text:p>
          </table:table-cell>
          <table:table-cell/>
        </table:table-row>
        <table:table-row table:style-name="ro1">
          <table:table-cell office:value-type="float" office:value="4.42671304168">
            <text:p>4,4267130417</text:p>
          </table:table-cell>
          <table:table-cell office:value-type="float" office:value="4.38887592898">
            <text:p>4,388875929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E$6]&lt;=[.B304];[.B304]&lt;=[.E$7]);([.B304]-[.E$6])^2/(([.E$8]-[.E$6])*([.E$7]-[.E$6]));1-(([.E$8]-[.B304])^2/(([.E$8]-[.E$6])*([.E$8]-[.E$7]))))" office:value-type="float" office:value="0.291251160055331">
            <text:p>0,2912511601</text:p>
          </table:table-cell>
          <table:table-cell table:formula="of:=ABS([.D304]-[.C304])" office:value-type="float" office:value="0.00025116005533149">
            <text:p>0,0002511601</text:p>
          </table:table-cell>
          <table:table-cell table:formula="of:=ABS([.D304]-[.C303])" office:value-type="float" office:value="0.00125116005533149">
            <text:p>0,0012511601</text:p>
          </table:table-cell>
          <table:table-cell/>
        </table:table-row>
        <table:table-row table:style-name="ro1">
          <table:table-cell office:value-type="float" office:value="8.43007898811">
            <text:p>8,4300789881</text:p>
          </table:table-cell>
          <table:table-cell office:value-type="float" office:value="4.39088407845">
            <text:p>4,3908840785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E$6]&lt;=[.B305];[.B305]&lt;=[.E$7]);([.B305]-[.E$6])^2/(([.E$8]-[.E$6])*([.E$7]-[.E$6]));1-(([.E$8]-[.B305])^2/(([.E$8]-[.E$6])*([.E$8]-[.E$7]))))" office:value-type="float" office:value="0.291868347390476">
            <text:p>0,2918683474</text:p>
          </table:table-cell>
          <table:table-cell table:formula="of:=ABS([.D305]-[.C305])" office:value-type="float" office:value="0.000131652609523469">
            <text:p>0,0001316526</text:p>
          </table:table-cell>
          <table:table-cell table:formula="of:=ABS([.D305]-[.C304])" office:value-type="float" office:value="0.000868347390476531">
            <text:p>0,0008683474</text:p>
          </table:table-cell>
          <table:table-cell/>
        </table:table-row>
        <table:table-row table:style-name="ro1">
          <table:table-cell office:value-type="float" office:value="6.63877909409">
            <text:p>6,6387790941</text:p>
          </table:table-cell>
          <table:table-cell office:value-type="float" office:value="4.3923386704">
            <text:p>4,3923386704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E$6]&lt;=[.B306];[.B306]&lt;=[.E$7]);([.B306]-[.E$6])^2/(([.E$8]-[.E$6])*([.E$7]-[.E$6]));1-(([.E$8]-[.B306])^2/(([.E$8]-[.E$6])*([.E$8]-[.E$7]))))" office:value-type="float" office:value="0.292315235723625">
            <text:p>0,2923152357</text:p>
          </table:table-cell>
          <table:table-cell table:formula="of:=ABS([.D306]-[.C306])" office:value-type="float" office:value="0.000684764276374594">
            <text:p>0,0006847643</text:p>
          </table:table-cell>
          <table:table-cell table:formula="of:=ABS([.D306]-[.C305])" office:value-type="float" office:value="0.000315235723625407">
            <text:p>0,0003152357</text:p>
          </table:table-cell>
          <table:table-cell/>
        </table:table-row>
        <table:table-row table:style-name="ro1">
          <table:table-cell office:value-type="float" office:value="4.08270873358">
            <text:p>4,0827087336</text:p>
          </table:table-cell>
          <table:table-cell office:value-type="float" office:value="4.39419777091">
            <text:p>4,3941977709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E$6]&lt;=[.B307];[.B307]&lt;=[.E$7]);([.B307]-[.E$6])^2/(([.E$8]-[.E$6])*([.E$7]-[.E$6]));1-(([.E$8]-[.B307])^2/(([.E$8]-[.E$6])*([.E$8]-[.E$7]))))" office:value-type="float" office:value="0.292886194216986">
            <text:p>0,2928861942</text:p>
          </table:table-cell>
          <table:table-cell table:formula="of:=ABS([.D307]-[.C307])" office:value-type="float" office:value="0.00111380578301373">
            <text:p>0,0011138058</text:p>
          </table:table-cell>
          <table:table-cell table:formula="of:=ABS([.D307]-[.C306])" office:value-type="float" office:value="0.000113805783013732">
            <text:p>0,0001138058</text:p>
          </table:table-cell>
          <table:table-cell/>
        </table:table-row>
        <table:table-row table:style-name="ro1">
          <table:table-cell office:value-type="float" office:value="4.69928211456">
            <text:p>4,6992821146</text:p>
          </table:table-cell>
          <table:table-cell office:value-type="float" office:value="4.40430408662">
            <text:p>4,4043040866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E$6]&lt;=[.B308];[.B308]&lt;=[.E$7]);([.B308]-[.E$6])^2/(([.E$8]-[.E$6])*([.E$7]-[.E$6]));1-(([.E$8]-[.B308])^2/(([.E$8]-[.E$6])*([.E$8]-[.E$7]))))" office:value-type="float" office:value="0.295985969058079">
            <text:p>0,2959859691</text:p>
          </table:table-cell>
          <table:table-cell table:formula="of:=ABS([.D308]-[.C308])" office:value-type="float" office:value="0.00098596905807885">
            <text:p>0,0009859691</text:p>
          </table:table-cell>
          <table:table-cell table:formula="of:=ABS([.D308]-[.C307])" office:value-type="float" office:value="0.00198596905807885">
            <text:p>0,0019859691</text:p>
          </table:table-cell>
          <table:table-cell/>
        </table:table-row>
        <table:table-row table:style-name="ro1">
          <table:table-cell office:value-type="float" office:value="4.42899257749">
            <text:p>4,4289925775</text:p>
          </table:table-cell>
          <table:table-cell office:value-type="float" office:value="4.40616573898">
            <text:p>4,406165739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E$6]&lt;=[.B309];[.B309]&lt;=[.E$7]);([.B309]-[.E$6])^2/(([.E$8]-[.E$6])*([.E$7]-[.E$6]));1-(([.E$8]-[.B309])^2/(([.E$8]-[.E$6])*([.E$8]-[.E$7]))))" office:value-type="float" office:value="0.296556226075961">
            <text:p>0,2965562261</text:p>
          </table:table-cell>
          <table:table-cell table:formula="of:=ABS([.D309]-[.C309])" office:value-type="float" office:value="0.000556226075961119">
            <text:p>0,0005562261</text:p>
          </table:table-cell>
          <table:table-cell table:formula="of:=ABS([.D309]-[.C308])" office:value-type="float" office:value="0.00155622607596112">
            <text:p>0,0015562261</text:p>
          </table:table-cell>
          <table:table-cell/>
        </table:table-row>
        <table:table-row table:style-name="ro1">
          <table:table-cell office:value-type="float" office:value="7.45675992381">
            <text:p>7,4567599238</text:p>
          </table:table-cell>
          <table:table-cell office:value-type="float" office:value="4.40975666914">
            <text:p>4,409756669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E$6]&lt;=[.B310];[.B310]&lt;=[.E$7]);([.B310]-[.E$6])^2/(([.E$8]-[.E$6])*([.E$7]-[.E$6]));1-(([.E$8]-[.B310])^2/(([.E$8]-[.E$6])*([.E$8]-[.E$7]))))" office:value-type="float" office:value="0.297655538783177">
            <text:p>0,2976555388</text:p>
          </table:table-cell>
          <table:table-cell table:formula="of:=ABS([.D310]-[.C310])" office:value-type="float" office:value="0.000655538783176535">
            <text:p>0,0006555388</text:p>
          </table:table-cell>
          <table:table-cell table:formula="of:=ABS([.D310]-[.C309])" office:value-type="float" office:value="0.00165553878317654">
            <text:p>0,0016555388</text:p>
          </table:table-cell>
          <table:table-cell/>
        </table:table-row>
        <table:table-row table:style-name="ro1">
          <table:table-cell office:value-type="float" office:value="4.36172852987">
            <text:p>4,3617285299</text:p>
          </table:table-cell>
          <table:table-cell office:value-type="float" office:value="4.41371177694">
            <text:p>4,4137117769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E$6]&lt;=[.B311];[.B311]&lt;=[.E$7]);([.B311]-[.E$6])^2/(([.E$8]-[.E$6])*([.E$7]-[.E$6]));1-(([.E$8]-[.B311])^2/(([.E$8]-[.E$6])*([.E$8]-[.E$7]))))" office:value-type="float" office:value="0.298865344500705">
            <text:p>0,2988653445</text:p>
          </table:table-cell>
          <table:table-cell table:formula="of:=ABS([.D311]-[.C311])" office:value-type="float" office:value="0.000865344500704801">
            <text:p>0,0008653445</text:p>
          </table:table-cell>
          <table:table-cell table:formula="of:=ABS([.D311]-[.C310])" office:value-type="float" office:value="0.0018653445007048">
            <text:p>0,0018653445</text:p>
          </table:table-cell>
          <table:table-cell/>
        </table:table-row>
        <table:table-row table:style-name="ro1">
          <table:table-cell office:value-type="float" office:value="4.38201543724">
            <text:p>4,3820154372</text:p>
          </table:table-cell>
          <table:table-cell office:value-type="float" office:value="4.42247809226">
            <text:p>4,422478092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E$6]&lt;=[.B312];[.B312]&lt;=[.E$7]);([.B312]-[.E$6])^2/(([.E$8]-[.E$6])*([.E$7]-[.E$6]));1-(([.E$8]-[.B312])^2/(([.E$8]-[.E$6])*([.E$8]-[.E$7]))))" office:value-type="float" office:value="0.301543106138678">
            <text:p>0,3015431061</text:p>
          </table:table-cell>
          <table:table-cell table:formula="of:=ABS([.D312]-[.C312])" office:value-type="float" office:value="0.00254310613867853">
            <text:p>0,0025431061</text:p>
          </table:table-cell>
          <table:table-cell table:formula="of:=ABS([.D312]-[.C311])" office:value-type="float" office:value="0.00354310613867853">
            <text:p>0,0035431061</text:p>
          </table:table-cell>
          <table:table-cell/>
        </table:table-row>
        <table:table-row table:style-name="ro1">
          <table:table-cell office:value-type="float" office:value="6.49843805276">
            <text:p>6,4984380528</text:p>
          </table:table-cell>
          <table:table-cell office:value-type="float" office:value="4.42671304168">
            <text:p>4,4267130417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E$6]&lt;=[.B313];[.B313]&lt;=[.E$7]);([.B313]-[.E$6])^2/(([.E$8]-[.E$6])*([.E$7]-[.E$6]));1-(([.E$8]-[.B313])^2/(([.E$8]-[.E$6])*([.E$8]-[.E$7]))))" office:value-type="float" office:value="0.30283487989534">
            <text:p>0,3028348799</text:p>
          </table:table-cell>
          <table:table-cell table:formula="of:=ABS([.D313]-[.C313])" office:value-type="float" office:value="0.00283487989534009">
            <text:p>0,0028348799</text:p>
          </table:table-cell>
          <table:table-cell table:formula="of:=ABS([.D313]-[.C312])" office:value-type="float" office:value="0.00383487989534009">
            <text:p>0,0038348799</text:p>
          </table:table-cell>
          <table:table-cell/>
        </table:table-row>
        <table:table-row table:style-name="ro1">
          <table:table-cell office:value-type="float" office:value="3.51948950556">
            <text:p>3,5194895056</text:p>
          </table:table-cell>
          <table:table-cell office:value-type="float" office:value="4.42755210057">
            <text:p>4,4275521006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E$6]&lt;=[.B314];[.B314]&lt;=[.E$7]);([.B314]-[.E$6])^2/(([.E$8]-[.E$6])*([.E$7]-[.E$6]));1-(([.E$8]-[.B314])^2/(([.E$8]-[.E$6])*([.E$8]-[.E$7]))))" office:value-type="float" office:value="0.303090673566606">
            <text:p>0,3030906736</text:p>
          </table:table-cell>
          <table:table-cell table:formula="of:=ABS([.D314]-[.C314])" office:value-type="float" office:value="0.00209067356660603">
            <text:p>0,0020906736</text:p>
          </table:table-cell>
          <table:table-cell table:formula="of:=ABS([.D314]-[.C313])" office:value-type="float" office:value="0.00309067356660603">
            <text:p>0,0030906736</text:p>
          </table:table-cell>
          <table:table-cell/>
        </table:table-row>
        <table:table-row table:style-name="ro1">
          <table:table-cell office:value-type="float" office:value="3.48501838433">
            <text:p>3,4850183843</text:p>
          </table:table-cell>
          <table:table-cell office:value-type="float" office:value="4.42851969123">
            <text:p>4,4285196912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E$6]&lt;=[.B315];[.B315]&lt;=[.E$7]);([.B315]-[.E$6])^2/(([.E$8]-[.E$6])*([.E$7]-[.E$6]));1-(([.E$8]-[.B315])^2/(([.E$8]-[.E$6])*([.E$8]-[.E$7]))))" office:value-type="float" office:value="0.303385592884272">
            <text:p>0,3033855929</text:p>
          </table:table-cell>
          <table:table-cell table:formula="of:=ABS([.D315]-[.C315])" office:value-type="float" office:value="0.00138559288427159">
            <text:p>0,0013855929</text:p>
          </table:table-cell>
          <table:table-cell table:formula="of:=ABS([.D315]-[.C314])" office:value-type="float" office:value="0.00238559288427159">
            <text:p>0,0023855929</text:p>
          </table:table-cell>
          <table:table-cell/>
        </table:table-row>
        <table:table-row table:style-name="ro1">
          <table:table-cell office:value-type="float" office:value="7.96507475671">
            <text:p>7,9650747567</text:p>
          </table:table-cell>
          <table:table-cell office:value-type="float" office:value="4.4288439634">
            <text:p>4,4288439634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E$6]&lt;=[.B316];[.B316]&lt;=[.E$7]);([.B316]-[.E$6])^2/(([.E$8]-[.E$6])*([.E$7]-[.E$6]));1-(([.E$8]-[.B316])^2/(([.E$8]-[.E$6])*([.E$8]-[.E$7]))))" office:value-type="float" office:value="0.303484416301846">
            <text:p>0,3034844163</text:p>
          </table:table-cell>
          <table:table-cell table:formula="of:=ABS([.D316]-[.C316])" office:value-type="float" office:value="0.000484416301846091">
            <text:p>0,0004844163</text:p>
          </table:table-cell>
          <table:table-cell table:formula="of:=ABS([.D316]-[.C315])" office:value-type="float" office:value="0.00148441630184609">
            <text:p>0,0014844163</text:p>
          </table:table-cell>
          <table:table-cell/>
        </table:table-row>
        <table:table-row table:style-name="ro1">
          <table:table-cell office:value-type="float" office:value="3.65601401562">
            <text:p>3,6560140156</text:p>
          </table:table-cell>
          <table:table-cell office:value-type="float" office:value="4.42899257749">
            <text:p>4,4289925775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E$6]&lt;=[.B317];[.B317]&lt;=[.E$7]);([.B317]-[.E$6])^2/(([.E$8]-[.E$6])*([.E$7]-[.E$6]));1-(([.E$8]-[.B317])^2/(([.E$8]-[.E$6])*([.E$8]-[.E$7]))))" office:value-type="float" office:value="0.303529704778616">
            <text:p>0,3035297048</text:p>
          </table:table-cell>
          <table:table-cell table:formula="of:=ABS([.D317]-[.C317])" office:value-type="float" office:value="0.00047029522138381">
            <text:p>0,0004702952</text:p>
          </table:table-cell>
          <table:table-cell table:formula="of:=ABS([.D317]-[.C316])" office:value-type="float" office:value="0.000529704778616191">
            <text:p>0,0005297048</text:p>
          </table:table-cell>
          <table:table-cell/>
        </table:table-row>
        <table:table-row table:style-name="ro1">
          <table:table-cell office:value-type="float" office:value="4.03083136895">
            <text:p>4,030831369</text:p>
          </table:table-cell>
          <table:table-cell office:value-type="float" office:value="4.4406718824">
            <text:p>4,4406718824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E$6]&lt;=[.B318];[.B318]&lt;=[.E$7]);([.B318]-[.E$6])^2/(([.E$8]-[.E$6])*([.E$7]-[.E$6]));1-(([.E$8]-[.B318])^2/(([.E$8]-[.E$6])*([.E$8]-[.E$7]))))" office:value-type="float" office:value="0.307084237202068">
            <text:p>0,3070842372</text:p>
          </table:table-cell>
          <table:table-cell table:formula="of:=ABS([.D318]-[.C318])" office:value-type="float" office:value="0.00208423720206802">
            <text:p>0,0020842372</text:p>
          </table:table-cell>
          <table:table-cell table:formula="of:=ABS([.D318]-[.C317])" office:value-type="float" office:value="0.00308423720206802">
            <text:p>0,0030842372</text:p>
          </table:table-cell>
          <table:table-cell/>
        </table:table-row>
        <table:table-row table:style-name="ro1">
          <table:table-cell office:value-type="float" office:value="4.6292087845">
            <text:p>4,6292087845</text:p>
          </table:table-cell>
          <table:table-cell office:value-type="float" office:value="4.44506699556">
            <text:p>4,4450669956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E$6]&lt;=[.B319];[.B319]&lt;=[.E$7]);([.B319]-[.E$6])^2/(([.E$8]-[.E$6])*([.E$7]-[.E$6]));1-(([.E$8]-[.B319])^2/(([.E$8]-[.E$6])*([.E$8]-[.E$7]))))" office:value-type="float" office:value="0.30841951083544">
            <text:p>0,3084195108</text:p>
          </table:table-cell>
          <table:table-cell table:formula="of:=ABS([.D319]-[.C319])" office:value-type="float" office:value="0.00241951083543973">
            <text:p>0,0024195108</text:p>
          </table:table-cell>
          <table:table-cell table:formula="of:=ABS([.D319]-[.C318])" office:value-type="float" office:value="0.00341951083543973">
            <text:p>0,0034195108</text:p>
          </table:table-cell>
          <table:table-cell/>
        </table:table-row>
        <table:table-row table:style-name="ro1">
          <table:table-cell office:value-type="float" office:value="3.95016689002">
            <text:p>3,95016689</text:p>
          </table:table-cell>
          <table:table-cell office:value-type="float" office:value="4.44532167718">
            <text:p>4,4453216772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E$6]&lt;=[.B320];[.B320]&lt;=[.E$7]);([.B320]-[.E$6])^2/(([.E$8]-[.E$6])*([.E$7]-[.E$6]));1-(([.E$8]-[.B320])^2/(([.E$8]-[.E$6])*([.E$8]-[.E$7]))))" office:value-type="float" office:value="0.308496845854453">
            <text:p>0,3084968459</text:p>
          </table:table-cell>
          <table:table-cell table:formula="of:=ABS([.D320]-[.C320])" office:value-type="float" office:value="0.00149684585445303">
            <text:p>0,0014968459</text:p>
          </table:table-cell>
          <table:table-cell table:formula="of:=ABS([.D320]-[.C319])" office:value-type="float" office:value="0.00249684585445303">
            <text:p>0,0024968459</text:p>
          </table:table-cell>
          <table:table-cell/>
        </table:table-row>
        <table:table-row table:style-name="ro1">
          <table:table-cell office:value-type="float" office:value="4.84896294889">
            <text:p>4,8489629489</text:p>
          </table:table-cell>
          <table:table-cell office:value-type="float" office:value="4.44831633614">
            <text:p>4,4483163361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E$6]&lt;=[.B321];[.B321]&lt;=[.E$7]);([.B321]-[.E$6])^2/(([.E$8]-[.E$6])*([.E$7]-[.E$6]));1-(([.E$8]-[.B321])^2/(([.E$8]-[.E$6])*([.E$8]-[.E$7]))))" office:value-type="float" office:value="0.309405860805">
            <text:p>0,3094058608</text:p>
          </table:table-cell>
          <table:table-cell table:formula="of:=ABS([.D321]-[.C321])" office:value-type="float" office:value="0.0014058608050001">
            <text:p>0,0014058608</text:p>
          </table:table-cell>
          <table:table-cell table:formula="of:=ABS([.D321]-[.C320])" office:value-type="float" office:value="0.0024058608050001">
            <text:p>0,0024058608</text:p>
          </table:table-cell>
          <table:table-cell/>
        </table:table-row>
        <table:table-row table:style-name="ro1">
          <table:table-cell office:value-type="float" office:value="4.4288439634">
            <text:p>4,4288439634</text:p>
          </table:table-cell>
          <table:table-cell office:value-type="float" office:value="4.44935666156">
            <text:p>4,4493566616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E$6]&lt;=[.B322];[.B322]&lt;=[.E$7]);([.B322]-[.E$6])^2/(([.E$8]-[.E$6])*([.E$7]-[.E$6]));1-(([.E$8]-[.B322])^2/(([.E$8]-[.E$6])*([.E$8]-[.E$7]))))" office:value-type="float" office:value="0.309721506877055">
            <text:p>0,3097215069</text:p>
          </table:table-cell>
          <table:table-cell table:formula="of:=ABS([.D322]-[.C322])" office:value-type="float" office:value="0.000721506877054912">
            <text:p>0,0007215069</text:p>
          </table:table-cell>
          <table:table-cell table:formula="of:=ABS([.D322]-[.C321])" office:value-type="float" office:value="0.00172150687705491">
            <text:p>0,0017215069</text:p>
          </table:table-cell>
          <table:table-cell/>
        </table:table-row>
        <table:table-row table:style-name="ro1">
          <table:table-cell office:value-type="float" office:value="6.10271754568">
            <text:p>6,1027175457</text:p>
          </table:table-cell>
          <table:table-cell office:value-type="float" office:value="4.45672131195">
            <text:p>4,456721312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E$6]&lt;=[.B323];[.B323]&lt;=[.E$7]);([.B323]-[.E$6])^2/(([.E$8]-[.E$6])*([.E$7]-[.E$6]));1-(([.E$8]-[.B323])^2/(([.E$8]-[.E$6])*([.E$8]-[.E$7]))))" office:value-type="float" office:value="0.311953958757022">
            <text:p>0,3119539588</text:p>
          </table:table-cell>
          <table:table-cell table:formula="of:=ABS([.D323]-[.C323])" office:value-type="float" office:value="0.00195395875702237">
            <text:p>0,0019539588</text:p>
          </table:table-cell>
          <table:table-cell table:formula="of:=ABS([.D323]-[.C322])" office:value-type="float" office:value="0.00295395875702237">
            <text:p>0,0029539588</text:p>
          </table:table-cell>
          <table:table-cell/>
        </table:table-row>
        <table:table-row table:style-name="ro1">
          <table:table-cell office:value-type="float" office:value="6.11866943554">
            <text:p>6,1186694355</text:p>
          </table:table-cell>
          <table:table-cell office:value-type="float" office:value="4.45778877897">
            <text:p>4,457788779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E$6]&lt;=[.B324];[.B324]&lt;=[.E$7]);([.B324]-[.E$6])^2/(([.E$8]-[.E$6])*([.E$7]-[.E$6]));1-(([.E$8]-[.B324])^2/(([.E$8]-[.E$6])*([.E$8]-[.E$7]))))" office:value-type="float" office:value="0.312277240784972">
            <text:p>0,3122772408</text:p>
          </table:table-cell>
          <table:table-cell table:formula="of:=ABS([.D324]-[.C324])" office:value-type="float" office:value="0.00127724078497199">
            <text:p>0,0012772408</text:p>
          </table:table-cell>
          <table:table-cell table:formula="of:=ABS([.D324]-[.C323])" office:value-type="float" office:value="0.00227724078497199">
            <text:p>0,0022772408</text:p>
          </table:table-cell>
          <table:table-cell/>
        </table:table-row>
        <table:table-row table:style-name="ro1">
          <table:table-cell office:value-type="float" office:value="3.21133724455">
            <text:p>3,2113372446</text:p>
          </table:table-cell>
          <table:table-cell office:value-type="float" office:value="4.45824131412">
            <text:p>4,4582413141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E$6]&lt;=[.B325];[.B325]&lt;=[.E$7]);([.B325]-[.E$6])^2/(([.E$8]-[.E$6])*([.E$7]-[.E$6]));1-(([.E$8]-[.B325])^2/(([.E$8]-[.E$6])*([.E$8]-[.E$7]))))" office:value-type="float" office:value="0.312414267974453">
            <text:p>0,312414268</text:p>
          </table:table-cell>
          <table:table-cell table:formula="of:=ABS([.D325]-[.C325])" office:value-type="float" office:value="0.000414267974452598">
            <text:p>0,000414268</text:p>
          </table:table-cell>
          <table:table-cell table:formula="of:=ABS([.D325]-[.C324])" office:value-type="float" office:value="0.0014142679744526">
            <text:p>0,001414268</text:p>
          </table:table-cell>
          <table:table-cell/>
        </table:table-row>
        <table:table-row table:style-name="ro1">
          <table:table-cell office:value-type="float" office:value="4.8789320257">
            <text:p>4,8789320257</text:p>
          </table:table-cell>
          <table:table-cell office:value-type="float" office:value="4.458447133">
            <text:p>4,458447133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E$6]&lt;=[.B326];[.B326]&lt;=[.E$7]);([.B326]-[.E$6])^2/(([.E$8]-[.E$6])*([.E$7]-[.E$6]));1-(([.E$8]-[.B326])^2/(([.E$8]-[.E$6])*([.E$8]-[.E$7]))))" office:value-type="float" office:value="0.312476585208136">
            <text:p>0,3124765852</text:p>
          </table:table-cell>
          <table:table-cell table:formula="of:=ABS([.D326]-[.C326])" office:value-type="float" office:value="0.000523414791863963">
            <text:p>0,0005234148</text:p>
          </table:table-cell>
          <table:table-cell table:formula="of:=ABS([.D326]-[.C325])" office:value-type="float" office:value="0.000476585208136038">
            <text:p>0,0004765852</text:p>
          </table:table-cell>
          <table:table-cell/>
        </table:table-row>
        <table:table-row table:style-name="ro1">
          <table:table-cell office:value-type="float" office:value="5.60167252933">
            <text:p>5,6016725293</text:p>
          </table:table-cell>
          <table:table-cell office:value-type="float" office:value="4.45917028877">
            <text:p>4,45917028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E$6]&lt;=[.B327];[.B327]&lt;=[.E$7]);([.B327]-[.E$6])^2/(([.E$8]-[.E$6])*([.E$7]-[.E$6]));1-(([.E$8]-[.B327])^2/(([.E$8]-[.E$6])*([.E$8]-[.E$7]))))" office:value-type="float" office:value="0.312695517787029">
            <text:p>0,3126955178</text:p>
          </table:table-cell>
          <table:table-cell table:formula="of:=ABS([.D327]-[.C327])" office:value-type="float" office:value="0.0013044822129708">
            <text:p>0,0013044822</text:p>
          </table:table-cell>
          <table:table-cell table:formula="of:=ABS([.D327]-[.C326])" office:value-type="float" office:value="0.000304482212970802">
            <text:p>0,0003044822</text:p>
          </table:table-cell>
          <table:table-cell/>
        </table:table-row>
        <table:table-row table:style-name="ro1">
          <table:table-cell office:value-type="float" office:value="3.60840674444">
            <text:p>3,6084067444</text:p>
          </table:table-cell>
          <table:table-cell office:value-type="float" office:value="4.46570051455">
            <text:p>4,4657005146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E$6]&lt;=[.B328];[.B328]&lt;=[.E$7]);([.B328]-[.E$6])^2/(([.E$8]-[.E$6])*([.E$7]-[.E$6]));1-(([.E$8]-[.B328])^2/(([.E$8]-[.E$6])*([.E$8]-[.E$7]))))" office:value-type="float" office:value="0.314670939208262">
            <text:p>0,3146709392</text:p>
          </table:table-cell>
          <table:table-cell table:formula="of:=ABS([.D328]-[.C328])" office:value-type="float" office:value="0.000329060791737834">
            <text:p>0,0003290608</text:p>
          </table:table-cell>
          <table:table-cell table:formula="of:=ABS([.D328]-[.C327])" office:value-type="float" office:value="0.000670939208262167">
            <text:p>0,0006709392</text:p>
          </table:table-cell>
          <table:table-cell/>
        </table:table-row>
        <table:table-row table:style-name="ro1">
          <table:table-cell office:value-type="float" office:value="3.80146468091">
            <text:p>3,8014646809</text:p>
          </table:table-cell>
          <table:table-cell office:value-type="float" office:value="4.46664604538">
            <text:p>4,4666460454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E$6]&lt;=[.B329];[.B329]&lt;=[.E$7]);([.B329]-[.E$6])^2/(([.E$8]-[.E$6])*([.E$7]-[.E$6]));1-(([.E$8]-[.B329])^2/(([.E$8]-[.E$6])*([.E$8]-[.E$7]))))" office:value-type="float" office:value="0.314956730737707">
            <text:p>0,3149567307</text:p>
          </table:table-cell>
          <table:table-cell table:formula="of:=ABS([.D329]-[.C329])" office:value-type="float" office:value="0.00104326926229309">
            <text:p>0,0010432693</text:p>
          </table:table-cell>
          <table:table-cell table:formula="of:=ABS([.D329]-[.C328])" office:value-type="float" office:value="0.0000432692622930886">
            <text:p>4,32692622930886E-005</text:p>
          </table:table-cell>
          <table:table-cell/>
        </table:table-row>
        <table:table-row table:style-name="ro1">
          <table:table-cell office:value-type="float" office:value="5.87439742741">
            <text:p>5,8743974274</text:p>
          </table:table-cell>
          <table:table-cell office:value-type="float" office:value="4.46866704376">
            <text:p>4,4686670438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E$6]&lt;=[.B330];[.B330]&lt;=[.E$7]);([.B330]-[.E$6])^2/(([.E$8]-[.E$6])*([.E$7]-[.E$6]));1-(([.E$8]-[.B330])^2/(([.E$8]-[.E$6])*([.E$8]-[.E$7]))))" office:value-type="float" office:value="0.315567387989775">
            <text:p>0,315567388</text:p>
          </table:table-cell>
          <table:table-cell table:formula="of:=ABS([.D330]-[.C330])" office:value-type="float" office:value="0.00143261201022465">
            <text:p>0,001432612</text:p>
          </table:table-cell>
          <table:table-cell table:formula="of:=ABS([.D330]-[.C329])" office:value-type="float" office:value="0.000432612010224653">
            <text:p>0,000432612</text:p>
          </table:table-cell>
          <table:table-cell/>
        </table:table-row>
        <table:table-row table:style-name="ro1">
          <table:table-cell office:value-type="float" office:value="6.75365997447">
            <text:p>6,7536599745</text:p>
          </table:table-cell>
          <table:table-cell office:value-type="float" office:value="4.47039398051">
            <text:p>4,470393980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E$6]&lt;=[.B331];[.B331]&lt;=[.E$7]);([.B331]-[.E$6])^2/(([.E$8]-[.E$6])*([.E$7]-[.E$6]));1-(([.E$8]-[.B331])^2/(([.E$8]-[.E$6])*([.E$8]-[.E$7]))))" office:value-type="float" office:value="0.316088976939998">
            <text:p>0,3160889769</text:p>
          </table:table-cell>
          <table:table-cell table:formula="of:=ABS([.D331]-[.C331])" office:value-type="float" office:value="0.00191102306000152">
            <text:p>0,0019110231</text:p>
          </table:table-cell>
          <table:table-cell table:formula="of:=ABS([.D331]-[.C330])" office:value-type="float" office:value="0.000911023060001515">
            <text:p>0,0009110231</text:p>
          </table:table-cell>
          <table:table-cell/>
        </table:table-row>
        <table:table-row table:style-name="ro1">
          <table:table-cell office:value-type="float" office:value="7.61894287873">
            <text:p>7,6189428787</text:p>
          </table:table-cell>
          <table:table-cell office:value-type="float" office:value="4.47191052163">
            <text:p>4,4719105216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E$6]&lt;=[.B332];[.B332]&lt;=[.E$7]);([.B332]-[.E$6])^2/(([.E$8]-[.E$6])*([.E$7]-[.E$6]));1-(([.E$8]-[.B332])^2/(([.E$8]-[.E$6])*([.E$8]-[.E$7]))))" office:value-type="float" office:value="0.316546855862497">
            <text:p>0,3165468559</text:p>
          </table:table-cell>
          <table:table-cell table:formula="of:=ABS([.D332]-[.C332])" office:value-type="float" office:value="0.00245314413750336">
            <text:p>0,0024531441</text:p>
          </table:table-cell>
          <table:table-cell table:formula="of:=ABS([.D332]-[.C331])" office:value-type="float" office:value="0.00145314413750336">
            <text:p>0,0014531441</text:p>
          </table:table-cell>
          <table:table-cell/>
        </table:table-row>
        <table:table-row table:style-name="ro1">
          <table:table-cell office:value-type="float" office:value="3.2481346253">
            <text:p>3,2481346253</text:p>
          </table:table-cell>
          <table:table-cell office:value-type="float" office:value="4.47851708768">
            <text:p>4,478517087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E$6]&lt;=[.B333];[.B333]&lt;=[.E$7]);([.B333]-[.E$6])^2/(([.E$8]-[.E$6])*([.E$7]-[.E$6]));1-(([.E$8]-[.B333])^2/(([.E$8]-[.E$6])*([.E$8]-[.E$7]))))" office:value-type="float" office:value="0.318539742453275">
            <text:p>0,3185397425</text:p>
          </table:table-cell>
          <table:table-cell table:formula="of:=ABS([.D333]-[.C333])" office:value-type="float" office:value="0.00146025754672491">
            <text:p>0,0014602575</text:p>
          </table:table-cell>
          <table:table-cell table:formula="of:=ABS([.D333]-[.C332])" office:value-type="float" office:value="0.000460257546724907">
            <text:p>0,0004602575</text:p>
          </table:table-cell>
          <table:table-cell/>
        </table:table-row>
        <table:table-row table:style-name="ro1">
          <table:table-cell office:value-type="float" office:value="7.55716842232">
            <text:p>7,5571684223</text:p>
          </table:table-cell>
          <table:table-cell office:value-type="float" office:value="4.48912838959">
            <text:p>4,4891283896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E$6]&lt;=[.B334];[.B334]&lt;=[.E$7]);([.B334]-[.E$6])^2/(([.E$8]-[.E$6])*([.E$7]-[.E$6]));1-(([.E$8]-[.B334])^2/(([.E$8]-[.E$6])*([.E$8]-[.E$7]))))" office:value-type="float" office:value="0.32173457714657">
            <text:p>0,3217345771</text:p>
          </table:table-cell>
          <table:table-cell table:formula="of:=ABS([.D334]-[.C334])" office:value-type="float" office:value="0.000734577146569826">
            <text:p>0,0007345771</text:p>
          </table:table-cell>
          <table:table-cell table:formula="of:=ABS([.D334]-[.C333])" office:value-type="float" office:value="0.00173457714656983">
            <text:p>0,0017345771</text:p>
          </table:table-cell>
          <table:table-cell/>
        </table:table-row>
        <table:table-row table:style-name="ro1">
          <table:table-cell office:value-type="float" office:value="3.50335220792">
            <text:p>3,5033522079</text:p>
          </table:table-cell>
          <table:table-cell office:value-type="float" office:value="4.49054813246">
            <text:p>4,4905481325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E$6]&lt;=[.B335];[.B335]&lt;=[.E$7]);([.B335]-[.E$6])^2/(([.E$8]-[.E$6])*([.E$7]-[.E$6]));1-(([.E$8]-[.B335])^2/(([.E$8]-[.E$6])*([.E$8]-[.E$7]))))" office:value-type="float" office:value="0.322161461811334">
            <text:p>0,3221614618</text:p>
          </table:table-cell>
          <table:table-cell table:formula="of:=ABS([.D335]-[.C335])" office:value-type="float" office:value="0.00016146181133353">
            <text:p>0,0001614618</text:p>
          </table:table-cell>
          <table:table-cell table:formula="of:=ABS([.D335]-[.C334])" office:value-type="float" office:value="0.00116146181133353">
            <text:p>0,0011614618</text:p>
          </table:table-cell>
          <table:table-cell/>
        </table:table-row>
        <table:table-row table:style-name="ro1">
          <table:table-cell office:value-type="float" office:value="6.80068903335">
            <text:p>6,8006890334</text:p>
          </table:table-cell>
          <table:table-cell office:value-type="float" office:value="4.4935894328">
            <text:p>4,4935894328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E$6]&lt;=[.B336];[.B336]&lt;=[.E$7]);([.B336]-[.E$6])^2/(([.E$8]-[.E$6])*([.E$7]-[.E$6]));1-(([.E$8]-[.B336])^2/(([.E$8]-[.E$6])*([.E$8]-[.E$7]))))" office:value-type="float" office:value="0.323075459994273">
            <text:p>0,32307546</text:p>
          </table:table-cell>
          <table:table-cell table:formula="of:=ABS([.D336]-[.C336])" office:value-type="float" office:value="0.0000754599942725531">
            <text:p>0,00007546</text:p>
          </table:table-cell>
          <table:table-cell table:formula="of:=ABS([.D336]-[.C335])" office:value-type="float" office:value="0.00107545999427255">
            <text:p>0,00107546</text:p>
          </table:table-cell>
          <table:table-cell/>
        </table:table-row>
        <table:table-row table:style-name="ro1">
          <table:table-cell office:value-type="float" office:value="8.20853817518">
            <text:p>8,2085381752</text:p>
          </table:table-cell>
          <table:table-cell office:value-type="float" office:value="4.49379216714">
            <text:p>4,4937921671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E$6]&lt;=[.B337];[.B337]&lt;=[.E$7]);([.B337]-[.E$6])^2/(([.E$8]-[.E$6])*([.E$7]-[.E$6]));1-(([.E$8]-[.B337])^2/(([.E$8]-[.E$6])*([.E$8]-[.E$7]))))" office:value-type="float" office:value="0.323136365569039">
            <text:p>0,3231363656</text:p>
          </table:table-cell>
          <table:table-cell table:formula="of:=ABS([.D337]-[.C337])" office:value-type="float" office:value="0.000863634430960658">
            <text:p>0,0008636344</text:p>
          </table:table-cell>
          <table:table-cell table:formula="of:=ABS([.D337]-[.C336])" office:value-type="float" office:value="0.000136365569039343">
            <text:p>0,0001363656</text:p>
          </table:table-cell>
          <table:table-cell/>
        </table:table-row>
        <table:table-row table:style-name="ro1">
          <table:table-cell office:value-type="float" office:value="6.22601431276">
            <text:p>6,2260143128</text:p>
          </table:table-cell>
          <table:table-cell office:value-type="float" office:value="4.49629145621">
            <text:p>4,4962914562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E$6]&lt;=[.B338];[.B338]&lt;=[.E$7]);([.B338]-[.E$6])^2/(([.E$8]-[.E$6])*([.E$7]-[.E$6]));1-(([.E$8]-[.B338])^2/(([.E$8]-[.E$6])*([.E$8]-[.E$7]))))" office:value-type="float" office:value="0.323886978419765">
            <text:p>0,3238869784</text:p>
          </table:table-cell>
          <table:table-cell table:formula="of:=ABS([.D338]-[.C338])" office:value-type="float" office:value="0.0011130215802348">
            <text:p>0,0011130216</text:p>
          </table:table-cell>
          <table:table-cell table:formula="of:=ABS([.D338]-[.C337])" office:value-type="float" office:value="0.000113021580234796">
            <text:p>0,0001130216</text:p>
          </table:table-cell>
          <table:table-cell/>
        </table:table-row>
        <table:table-row table:style-name="ro1">
          <table:table-cell office:value-type="float" office:value="5.68316034868">
            <text:p>5,6831603487</text:p>
          </table:table-cell>
          <table:table-cell office:value-type="float" office:value="4.50730654676">
            <text:p>4,5073065468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E$6]&lt;=[.B339];[.B339]&lt;=[.E$7]);([.B339]-[.E$6])^2/(([.E$8]-[.E$6])*([.E$7]-[.E$6]));1-(([.E$8]-[.B339])^2/(([.E$8]-[.E$6])*([.E$8]-[.E$7]))))" office:value-type="float" office:value="0.327190184507148">
            <text:p>0,3271901845</text:p>
          </table:table-cell>
          <table:table-cell table:formula="of:=ABS([.D339]-[.C339])" office:value-type="float" office:value="0.00119018450714797">
            <text:p>0,0011901845</text:p>
          </table:table-cell>
          <table:table-cell table:formula="of:=ABS([.D339]-[.C338])" office:value-type="float" office:value="0.00219018450714797">
            <text:p>0,0021901845</text:p>
          </table:table-cell>
          <table:table-cell/>
        </table:table-row>
        <table:table-row table:style-name="ro1">
          <table:table-cell office:value-type="float" office:value="5.09489275988">
            <text:p>5,0948927599</text:p>
          </table:table-cell>
          <table:table-cell office:value-type="float" office:value="4.51099688087">
            <text:p>4,5109968809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E$6]&lt;=[.B340];[.B340]&lt;=[.E$7]);([.B340]-[.E$6])^2/(([.E$8]-[.E$6])*([.E$7]-[.E$6]));1-(([.E$8]-[.B340])^2/(([.E$8]-[.E$6])*([.E$8]-[.E$7]))))" office:value-type="float" office:value="0.328295033214704">
            <text:p>0,3282950332</text:p>
          </table:table-cell>
          <table:table-cell table:formula="of:=ABS([.D340]-[.C340])" office:value-type="float" office:value="0.00129503321470431">
            <text:p>0,0012950332</text:p>
          </table:table-cell>
          <table:table-cell table:formula="of:=ABS([.D340]-[.C339])" office:value-type="float" office:value="0.00229503321470431">
            <text:p>0,0022950332</text:p>
          </table:table-cell>
          <table:table-cell/>
        </table:table-row>
        <table:table-row table:style-name="ro1">
          <table:table-cell office:value-type="float" office:value="4.55268323589">
            <text:p>4,5526832359</text:p>
          </table:table-cell>
          <table:table-cell office:value-type="float" office:value="4.51301261601">
            <text:p>4,513012616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E$6]&lt;=[.B341];[.B341]&lt;=[.E$7]);([.B341]-[.E$6])^2/(([.E$8]-[.E$6])*([.E$7]-[.E$6]));1-(([.E$8]-[.B341])^2/(([.E$8]-[.E$6])*([.E$8]-[.E$7]))))" office:value-type="float" office:value="0.328898140530486">
            <text:p>0,3288981405</text:p>
          </table:table-cell>
          <table:table-cell table:formula="of:=ABS([.D341]-[.C341])" office:value-type="float" office:value="0.000898140530485925">
            <text:p>0,0008981405</text:p>
          </table:table-cell>
          <table:table-cell table:formula="of:=ABS([.D341]-[.C340])" office:value-type="float" office:value="0.00189814053048593">
            <text:p>0,0018981405</text:p>
          </table:table-cell>
          <table:table-cell/>
        </table:table-row>
        <table:table-row table:style-name="ro1">
          <table:table-cell office:value-type="float" office:value="4.95356338705">
            <text:p>4,9535633871</text:p>
          </table:table-cell>
          <table:table-cell office:value-type="float" office:value="4.51412663422">
            <text:p>4,5141266342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E$6]&lt;=[.B342];[.B342]&lt;=[.E$7]);([.B342]-[.E$6])^2/(([.E$8]-[.E$6])*([.E$7]-[.E$6]));1-(([.E$8]-[.B342])^2/(([.E$8]-[.E$6])*([.E$8]-[.E$7]))))" office:value-type="float" office:value="0.329231338206187">
            <text:p>0,3292313382</text:p>
          </table:table-cell>
          <table:table-cell table:formula="of:=ABS([.D342]-[.C342])" office:value-type="float" office:value="0.000231338206187093">
            <text:p>0,0002313382</text:p>
          </table:table-cell>
          <table:table-cell table:formula="of:=ABS([.D342]-[.C341])" office:value-type="float" office:value="0.00123133820618709">
            <text:p>0,0012313382</text:p>
          </table:table-cell>
          <table:table-cell/>
        </table:table-row>
        <table:table-row table:style-name="ro1">
          <table:table-cell office:value-type="float" office:value="6.67158241708">
            <text:p>6,6715824171</text:p>
          </table:table-cell>
          <table:table-cell office:value-type="float" office:value="4.51492126878">
            <text:p>4,5149212688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E$6]&lt;=[.B343];[.B343]&lt;=[.E$7]);([.B343]-[.E$6])^2/(([.E$8]-[.E$6])*([.E$7]-[.E$6]));1-(([.E$8]-[.B343])^2/(([.E$8]-[.E$6])*([.E$8]-[.E$7]))))" office:value-type="float" office:value="0.3294689591586">
            <text:p>0,3294689592</text:p>
          </table:table-cell>
          <table:table-cell table:formula="of:=ABS([.D343]-[.C343])" office:value-type="float" office:value="0.000531040841400154">
            <text:p>0,0005310408</text:p>
          </table:table-cell>
          <table:table-cell table:formula="of:=ABS([.D343]-[.C342])" office:value-type="float" office:value="0.000468959158599847">
            <text:p>0,0004689592</text:p>
          </table:table-cell>
          <table:table-cell/>
        </table:table-row>
        <table:table-row table:style-name="ro1">
          <table:table-cell office:value-type="float" office:value="5.55880551701">
            <text:p>5,558805517</text:p>
          </table:table-cell>
          <table:table-cell office:value-type="float" office:value="4.51609813546">
            <text:p>4,5160981355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E$6]&lt;=[.B344];[.B344]&lt;=[.E$7]);([.B344]-[.E$6])^2/(([.E$8]-[.E$6])*([.E$7]-[.E$6]));1-(([.E$8]-[.B344])^2/(([.E$8]-[.E$6])*([.E$8]-[.E$7]))))" office:value-type="float" office:value="0.329820802305824">
            <text:p>0,3298208023</text:p>
          </table:table-cell>
          <table:table-cell table:formula="of:=ABS([.D344]-[.C344])" office:value-type="float" office:value="0.00117919769417635">
            <text:p>0,0011791977</text:p>
          </table:table-cell>
          <table:table-cell table:formula="of:=ABS([.D344]-[.C343])" office:value-type="float" office:value="0.000179197694176347">
            <text:p>0,0001791977</text:p>
          </table:table-cell>
          <table:table-cell/>
        </table:table-row>
        <table:table-row table:style-name="ro1">
          <table:table-cell office:value-type="float" office:value="5.67094431294">
            <text:p>5,6709443129</text:p>
          </table:table-cell>
          <table:table-cell office:value-type="float" office:value="4.51639967472">
            <text:p>4,5163996747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E$6]&lt;=[.B345];[.B345]&lt;=[.E$7]);([.B345]-[.E$6])^2/(([.E$8]-[.E$6])*([.E$7]-[.E$6]));1-(([.E$8]-[.B345])^2/(([.E$8]-[.E$6])*([.E$8]-[.E$7]))))" office:value-type="float" office:value="0.329910937438303">
            <text:p>0,3299109374</text:p>
          </table:table-cell>
          <table:table-cell table:formula="of:=ABS([.D345]-[.C345])" office:value-type="float" office:value="0.00208906256169744">
            <text:p>0,0020890626</text:p>
          </table:table-cell>
          <table:table-cell table:formula="of:=ABS([.D345]-[.C344])" office:value-type="float" office:value="0.00108906256169744">
            <text:p>0,0010890626</text:p>
          </table:table-cell>
          <table:table-cell/>
        </table:table-row>
        <table:table-row table:style-name="ro1">
          <table:table-cell office:value-type="float" office:value="3.57799141941">
            <text:p>3,5779914194</text:p>
          </table:table-cell>
          <table:table-cell office:value-type="float" office:value="4.51752179452">
            <text:p>4,517521794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E$6]&lt;=[.B346];[.B346]&lt;=[.E$7]);([.B346]-[.E$6])^2/(([.E$8]-[.E$6])*([.E$7]-[.E$6]));1-(([.E$8]-[.B346])^2/(([.E$8]-[.E$6])*([.E$8]-[.E$7]))))" office:value-type="float" office:value="0.330246304579893">
            <text:p>0,3302463046</text:p>
          </table:table-cell>
          <table:table-cell table:formula="of:=ABS([.D346]-[.C346])" office:value-type="float" office:value="0.00275369542010667">
            <text:p>0,0027536954</text:p>
          </table:table-cell>
          <table:table-cell table:formula="of:=ABS([.D346]-[.C345])" office:value-type="float" office:value="0.00175369542010667">
            <text:p>0,0017536954</text:p>
          </table:table-cell>
          <table:table-cell/>
        </table:table-row>
        <table:table-row table:style-name="ro1">
          <table:table-cell office:value-type="float" office:value="4.02224667654">
            <text:p>4,0222466765</text:p>
          </table:table-cell>
          <table:table-cell office:value-type="float" office:value="4.51790291674">
            <text:p>4,517902916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E$6]&lt;=[.B347];[.B347]&lt;=[.E$7]);([.B347]-[.E$6])^2/(([.E$8]-[.E$6])*([.E$7]-[.E$6]));1-(([.E$8]-[.B347])^2/(([.E$8]-[.E$6])*([.E$8]-[.E$7]))))" office:value-type="float" office:value="0.33036019120774">
            <text:p>0,3303601912</text:p>
          </table:table-cell>
          <table:table-cell table:formula="of:=ABS([.D347]-[.C347])" office:value-type="float" office:value="0.00363980879226006">
            <text:p>0,0036398088</text:p>
          </table:table-cell>
          <table:table-cell table:formula="of:=ABS([.D347]-[.C346])" office:value-type="float" office:value="0.00263980879226006">
            <text:p>0,0026398088</text:p>
          </table:table-cell>
          <table:table-cell/>
        </table:table-row>
        <table:table-row table:style-name="ro1">
          <table:table-cell office:value-type="float" office:value="6.26640111867">
            <text:p>6,2664011187</text:p>
          </table:table-cell>
          <table:table-cell office:value-type="float" office:value="4.52104165123">
            <text:p>4,5210416512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E$6]&lt;=[.B348];[.B348]&lt;=[.E$7]);([.B348]-[.E$6])^2/(([.E$8]-[.E$6])*([.E$7]-[.E$6]));1-(([.E$8]-[.B348])^2/(([.E$8]-[.E$6])*([.E$8]-[.E$7]))))" office:value-type="float" office:value="0.331297736999451">
            <text:p>0,331297737</text:p>
          </table:table-cell>
          <table:table-cell table:formula="of:=ABS([.D348]-[.C348])" office:value-type="float" office:value="0.00370226300054949">
            <text:p>0,003702263</text:p>
          </table:table-cell>
          <table:table-cell table:formula="of:=ABS([.D348]-[.C347])" office:value-type="float" office:value="0.00270226300054949">
            <text:p>0,002702263</text:p>
          </table:table-cell>
          <table:table-cell/>
        </table:table-row>
        <table:table-row table:style-name="ro1">
          <table:table-cell office:value-type="float" office:value="7.26390339471">
            <text:p>7,2639033947</text:p>
          </table:table-cell>
          <table:table-cell office:value-type="float" office:value="4.52373534925">
            <text:p>4,5237353493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E$6]&lt;=[.B349];[.B349]&lt;=[.E$7]);([.B349]-[.E$6])^2/(([.E$8]-[.E$6])*([.E$7]-[.E$6]));1-(([.E$8]-[.B349])^2/(([.E$8]-[.E$6])*([.E$8]-[.E$7]))))" office:value-type="float" office:value="0.332101825881533">
            <text:p>0,3321018259</text:p>
          </table:table-cell>
          <table:table-cell table:formula="of:=ABS([.D349]-[.C349])" office:value-type="float" office:value="0.00389817411846743">
            <text:p>0,0038981741</text:p>
          </table:table-cell>
          <table:table-cell table:formula="of:=ABS([.D349]-[.C348])" office:value-type="float" office:value="0.00289817411846743">
            <text:p>0,0028981741</text:p>
          </table:table-cell>
          <table:table-cell/>
        </table:table-row>
        <table:table-row table:style-name="ro1">
          <table:table-cell office:value-type="float" office:value="8.63955756854">
            <text:p>8,6395575685</text:p>
          </table:table-cell>
          <table:table-cell office:value-type="float" office:value="4.52677718186">
            <text:p>4,5267771819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E$6]&lt;=[.B350];[.B350]&lt;=[.E$7]);([.B350]-[.E$6])^2/(([.E$8]-[.E$6])*([.E$7]-[.E$6]));1-(([.E$8]-[.B350])^2/(([.E$8]-[.E$6])*([.E$8]-[.E$7]))))" office:value-type="float" office:value="0.333009253975721">
            <text:p>0,333009254</text:p>
          </table:table-cell>
          <table:table-cell table:formula="of:=ABS([.D350]-[.C350])" office:value-type="float" office:value="0.00399074602427879">
            <text:p>0,003990746</text:p>
          </table:table-cell>
          <table:table-cell table:formula="of:=ABS([.D350]-[.C349])" office:value-type="float" office:value="0.00299074602427879">
            <text:p>0,002990746</text:p>
          </table:table-cell>
          <table:table-cell/>
        </table:table-row>
        <table:table-row table:style-name="ro1">
          <table:table-cell office:value-type="float" office:value="5.12960371601">
            <text:p>5,129603716</text:p>
          </table:table-cell>
          <table:table-cell office:value-type="float" office:value="4.53006612166">
            <text:p>4,5300661217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E$6]&lt;=[.B351];[.B351]&lt;=[.E$7]);([.B351]-[.E$6])^2/(([.E$8]-[.E$6])*([.E$7]-[.E$6]));1-(([.E$8]-[.B351])^2/(([.E$8]-[.E$6])*([.E$8]-[.E$7]))))" office:value-type="float" office:value="0.333989704108944">
            <text:p>0,3339897041</text:p>
          </table:table-cell>
          <table:table-cell table:formula="of:=ABS([.D351]-[.C351])" office:value-type="float" office:value="0.00401029589105578">
            <text:p>0,0040102959</text:p>
          </table:table-cell>
          <table:table-cell table:formula="of:=ABS([.D351]-[.C350])" office:value-type="float" office:value="0.00301029589105578">
            <text:p>0,0030102959</text:p>
          </table:table-cell>
          <table:table-cell/>
        </table:table-row>
        <table:table-row table:style-name="ro1">
          <table:table-cell office:value-type="float" office:value="5.88012219524">
            <text:p>5,8801221952</text:p>
          </table:table-cell>
          <table:table-cell office:value-type="float" office:value="4.53238998572">
            <text:p>4,5323899857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E$6]&lt;=[.B352];[.B352]&lt;=[.E$7]);([.B352]-[.E$6])^2/(([.E$8]-[.E$6])*([.E$7]-[.E$6]));1-(([.E$8]-[.B352])^2/(([.E$8]-[.E$6])*([.E$8]-[.E$7]))))" office:value-type="float" office:value="0.334682025343502">
            <text:p>0,3346820253</text:p>
          </table:table-cell>
          <table:table-cell table:formula="of:=ABS([.D352]-[.C352])" office:value-type="float" office:value="0.00431797465649802">
            <text:p>0,0043179747</text:p>
          </table:table-cell>
          <table:table-cell table:formula="of:=ABS([.D352]-[.C351])" office:value-type="float" office:value="0.00331797465649802">
            <text:p>0,0033179747</text:p>
          </table:table-cell>
          <table:table-cell/>
        </table:table-row>
        <table:table-row table:style-name="ro1">
          <table:table-cell office:value-type="float" office:value="5.76270381086">
            <text:p>5,7627038109</text:p>
          </table:table-cell>
          <table:table-cell office:value-type="float" office:value="4.53848708666">
            <text:p>4,5384870867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E$6]&lt;=[.B353];[.B353]&lt;=[.E$7]);([.B353]-[.E$6])^2/(([.E$8]-[.E$6])*([.E$7]-[.E$6]));1-(([.E$8]-[.B353])^2/(([.E$8]-[.E$6])*([.E$8]-[.E$7]))))" office:value-type="float" office:value="0.336496750803347">
            <text:p>0,3364967508</text:p>
          </table:table-cell>
          <table:table-cell table:formula="of:=ABS([.D353]-[.C353])" office:value-type="float" office:value="0.00350324919665251">
            <text:p>0,0035032492</text:p>
          </table:table-cell>
          <table:table-cell table:formula="of:=ABS([.D353]-[.C352])" office:value-type="float" office:value="0.00250324919665251">
            <text:p>0,0025032492</text:p>
          </table:table-cell>
          <table:table-cell/>
        </table:table-row>
        <table:table-row table:style-name="ro1">
          <table:table-cell office:value-type="float" office:value="7.5938880766">
            <text:p>7,5938880766</text:p>
          </table:table-cell>
          <table:table-cell office:value-type="float" office:value="4.54766753933">
            <text:p>4,5476675393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E$6]&lt;=[.B354];[.B354]&lt;=[.E$7]);([.B354]-[.E$6])^2/(([.E$8]-[.E$6])*([.E$7]-[.E$6]));1-(([.E$8]-[.B354])^2/(([.E$8]-[.E$6])*([.E$8]-[.E$7]))))" office:value-type="float" office:value="0.339224521988807">
            <text:p>0,339224522</text:p>
          </table:table-cell>
          <table:table-cell table:formula="of:=ABS([.D354]-[.C354])" office:value-type="float" office:value="0.00177547801119265">
            <text:p>0,001775478</text:p>
          </table:table-cell>
          <table:table-cell table:formula="of:=ABS([.D354]-[.C353])" office:value-type="float" office:value="0.000775478011192654">
            <text:p>0,000775478</text:p>
          </table:table-cell>
          <table:table-cell/>
        </table:table-row>
        <table:table-row table:style-name="ro1">
          <table:table-cell office:value-type="float" office:value="4.88810318909">
            <text:p>4,8881031891</text:p>
          </table:table-cell>
          <table:table-cell office:value-type="float" office:value="4.55032929884">
            <text:p>4,5503292988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E$6]&lt;=[.B355];[.B355]&lt;=[.E$7]);([.B355]-[.E$6])^2/(([.E$8]-[.E$6])*([.E$7]-[.E$6]));1-(([.E$8]-[.B355])^2/(([.E$8]-[.E$6])*([.E$8]-[.E$7]))))" office:value-type="float" office:value="0.340014355041276">
            <text:p>0,340014355</text:p>
          </table:table-cell>
          <table:table-cell table:formula="of:=ABS([.D355]-[.C355])" office:value-type="float" office:value="0.00198564495872439">
            <text:p>0,001985645</text:p>
          </table:table-cell>
          <table:table-cell table:formula="of:=ABS([.D355]-[.C354])" office:value-type="float" office:value="0.000985644958724385">
            <text:p>0,000985645</text:p>
          </table:table-cell>
          <table:table-cell/>
        </table:table-row>
        <table:table-row table:style-name="ro1">
          <table:table-cell office:value-type="float" office:value="7.99272153482">
            <text:p>7,9927215348</text:p>
          </table:table-cell>
          <table:table-cell office:value-type="float" office:value="4.55194096426">
            <text:p>4,5519409643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E$6]&lt;=[.B356];[.B356]&lt;=[.E$7]);([.B356]-[.E$6])^2/(([.E$8]-[.E$6])*([.E$7]-[.E$6]));1-(([.E$8]-[.B356])^2/(([.E$8]-[.E$6])*([.E$8]-[.E$7]))))" office:value-type="float" office:value="0.340492360485725">
            <text:p>0,3404923605</text:p>
          </table:table-cell>
          <table:table-cell table:formula="of:=ABS([.D356]-[.C356])" office:value-type="float" office:value="0.00250763951427541">
            <text:p>0,0025076395</text:p>
          </table:table-cell>
          <table:table-cell table:formula="of:=ABS([.D356]-[.C355])" office:value-type="float" office:value="0.00150763951427541">
            <text:p>0,0015076395</text:p>
          </table:table-cell>
          <table:table-cell/>
        </table:table-row>
        <table:table-row table:style-name="ro1">
          <table:table-cell office:value-type="float" office:value="6.18687619135">
            <text:p>6,1868761914</text:p>
          </table:table-cell>
          <table:table-cell office:value-type="float" office:value="4.55268323589">
            <text:p>4,5526832359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E$6]&lt;=[.B357];[.B357]&lt;=[.E$7]);([.B357]-[.E$6])^2/(([.E$8]-[.E$6])*([.E$7]-[.E$6]));1-(([.E$8]-[.B357])^2/(([.E$8]-[.E$6])*([.E$8]-[.E$7]))))" office:value-type="float" office:value="0.340712453322205">
            <text:p>0,3407124533</text:p>
          </table:table-cell>
          <table:table-cell table:formula="of:=ABS([.D357]-[.C357])" office:value-type="float" office:value="0.00328754667779474">
            <text:p>0,0032875467</text:p>
          </table:table-cell>
          <table:table-cell table:formula="of:=ABS([.D357]-[.C356])" office:value-type="float" office:value="0.00228754667779479">
            <text:p>0,0022875467</text:p>
          </table:table-cell>
          <table:table-cell/>
        </table:table-row>
        <table:table-row table:style-name="ro1">
          <table:table-cell office:value-type="float" office:value="3.78238422953">
            <text:p>3,7823842295</text:p>
          </table:table-cell>
          <table:table-cell office:value-type="float" office:value="4.55589209471">
            <text:p>4,5558920947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E$6]&lt;=[.B358];[.B358]&lt;=[.E$7]);([.B358]-[.E$6])^2/(([.E$8]-[.E$6])*([.E$7]-[.E$6]));1-(([.E$8]-[.B358])^2/(([.E$8]-[.E$6])*([.E$8]-[.E$7]))))" office:value-type="float" office:value="0.341663497537964">
            <text:p>0,3416634975</text:p>
          </table:table-cell>
          <table:table-cell table:formula="of:=ABS([.D358]-[.C358])" office:value-type="float" office:value="0.00333650246203565">
            <text:p>0,0033365025</text:p>
          </table:table-cell>
          <table:table-cell table:formula="of:=ABS([.D358]-[.C357])" office:value-type="float" office:value="0.00233650246203565">
            <text:p>0,0023365025</text:p>
          </table:table-cell>
          <table:table-cell/>
        </table:table-row>
        <table:table-row table:style-name="ro1">
          <table:table-cell office:value-type="float" office:value="4.52677718186">
            <text:p>4,5267771819</text:p>
          </table:table-cell>
          <table:table-cell office:value-type="float" office:value="4.55940949564">
            <text:p>4,5594094956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E$6]&lt;=[.B359];[.B359]&lt;=[.E$7]);([.B359]-[.E$6])^2/(([.E$8]-[.E$6])*([.E$7]-[.E$6]));1-(([.E$8]-[.B359])^2/(([.E$8]-[.E$6])*([.E$8]-[.E$7]))))" office:value-type="float" office:value="0.34270519908626">
            <text:p>0,3427051991</text:p>
          </table:table-cell>
          <table:table-cell table:formula="of:=ABS([.D359]-[.C359])" office:value-type="float" office:value="0.00329480091374013">
            <text:p>0,0032948009</text:p>
          </table:table-cell>
          <table:table-cell table:formula="of:=ABS([.D359]-[.C358])" office:value-type="float" office:value="0.00229480091374012">
            <text:p>0,0022948009</text:p>
          </table:table-cell>
          <table:table-cell/>
        </table:table-row>
        <table:table-row table:style-name="ro1">
          <table:table-cell office:value-type="float" office:value="5.96380914917">
            <text:p>5,9638091492</text:p>
          </table:table-cell>
          <table:table-cell office:value-type="float" office:value="4.56083700312">
            <text:p>4,5608370031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E$6]&lt;=[.B360];[.B360]&lt;=[.E$7]);([.B360]-[.E$6])^2/(([.E$8]-[.E$6])*([.E$7]-[.E$6]));1-(([.E$8]-[.B360])^2/(([.E$8]-[.E$6])*([.E$8]-[.E$7]))))" office:value-type="float" office:value="0.343127729571046">
            <text:p>0,3431277296</text:p>
          </table:table-cell>
          <table:table-cell table:formula="of:=ABS([.D360]-[.C360])" office:value-type="float" office:value="0.00387227042895411">
            <text:p>0,0038722704</text:p>
          </table:table-cell>
          <table:table-cell table:formula="of:=ABS([.D360]-[.C359])" office:value-type="float" office:value="0.0028722704289541">
            <text:p>0,0028722704</text:p>
          </table:table-cell>
          <table:table-cell/>
        </table:table-row>
        <table:table-row table:style-name="ro1">
          <table:table-cell office:value-type="float" office:value="3.42718552123">
            <text:p>3,4271855212</text:p>
          </table:table-cell>
          <table:table-cell office:value-type="float" office:value="4.56417419578">
            <text:p>4,5641741958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E$6]&lt;=[.B361];[.B361]&lt;=[.E$7]);([.B361]-[.E$6])^2/(([.E$8]-[.E$6])*([.E$7]-[.E$6]));1-(([.E$8]-[.B361])^2/(([.E$8]-[.E$6])*([.E$8]-[.E$7]))))" office:value-type="float" office:value="0.344114981153866">
            <text:p>0,3441149812</text:p>
          </table:table-cell>
          <table:table-cell table:formula="of:=ABS([.D361]-[.C361])" office:value-type="float" office:value="0.00388501884613368">
            <text:p>0,0038850188</text:p>
          </table:table-cell>
          <table:table-cell table:formula="of:=ABS([.D361]-[.C360])" office:value-type="float" office:value="0.00288501884613368">
            <text:p>0,0028850188</text:p>
          </table:table-cell>
          <table:table-cell/>
        </table:table-row>
        <table:table-row table:style-name="ro1">
          <table:table-cell office:value-type="float" office:value="3.74074411031">
            <text:p>3,7407441103</text:p>
          </table:table-cell>
          <table:table-cell office:value-type="float" office:value="4.5730946203">
            <text:p>4,5730946203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E$6]&lt;=[.B362];[.B362]&lt;=[.E$7]);([.B362]-[.E$6])^2/(([.E$8]-[.E$6])*([.E$7]-[.E$6]));1-(([.E$8]-[.B362])^2/(([.E$8]-[.E$6])*([.E$8]-[.E$7]))))" office:value-type="float" office:value="0.346750291972773">
            <text:p>0,346750292</text:p>
          </table:table-cell>
          <table:table-cell table:formula="of:=ABS([.D362]-[.C362])" office:value-type="float" office:value="0.00224970802722668">
            <text:p>0,002249708</text:p>
          </table:table-cell>
          <table:table-cell table:formula="of:=ABS([.D362]-[.C361])" office:value-type="float" office:value="0.00124970802722668">
            <text:p>0,001249708</text:p>
          </table:table-cell>
          <table:table-cell/>
        </table:table-row>
        <table:table-row table:style-name="ro1">
          <table:table-cell office:value-type="float" office:value="4.60505338821">
            <text:p>4,6050533882</text:p>
          </table:table-cell>
          <table:table-cell office:value-type="float" office:value="4.58015466595">
            <text:p>4,580154666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E$6]&lt;=[.B363];[.B363]&lt;=[.E$7]);([.B363]-[.E$6])^2/(([.E$8]-[.E$6])*([.E$7]-[.E$6]));1-(([.E$8]-[.B363])^2/(([.E$8]-[.E$6])*([.E$8]-[.E$7]))))" office:value-type="float" office:value="0.348832240769215">
            <text:p>0,3488322408</text:p>
          </table:table-cell>
          <table:table-cell table:formula="of:=ABS([.D363]-[.C363])" office:value-type="float" office:value="0.00116775923078516">
            <text:p>0,0011677592</text:p>
          </table:table-cell>
          <table:table-cell table:formula="of:=ABS([.D363]-[.C362])" office:value-type="float" office:value="0.000167759230785158">
            <text:p>0,0001677592</text:p>
          </table:table-cell>
          <table:table-cell/>
        </table:table-row>
        <table:table-row table:style-name="ro1">
          <table:table-cell office:value-type="float" office:value="5.03057631781">
            <text:p>5,0305763178</text:p>
          </table:table-cell>
          <table:table-cell office:value-type="float" office:value="4.58356053982">
            <text:p>4,5835605398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E$6]&lt;=[.B364];[.B364]&lt;=[.E$7]);([.B364]-[.E$6])^2/(([.E$8]-[.E$6])*([.E$7]-[.E$6]));1-(([.E$8]-[.B364])^2/(([.E$8]-[.E$6])*([.E$8]-[.E$7]))))" office:value-type="float" office:value="0.3498354164855">
            <text:p>0,3498354165</text:p>
          </table:table-cell>
          <table:table-cell table:formula="of:=ABS([.D364]-[.C364])" office:value-type="float" office:value="0.00116458351450044">
            <text:p>0,0011645835</text:p>
          </table:table-cell>
          <table:table-cell table:formula="of:=ABS([.D364]-[.C363])" office:value-type="float" office:value="0.000164583514500438">
            <text:p>0,0001645835</text:p>
          </table:table-cell>
          <table:table-cell/>
        </table:table-row>
        <table:table-row table:style-name="ro1">
          <table:table-cell office:value-type="float" office:value="7.27478296701">
            <text:p>7,274782967</text:p>
          </table:table-cell>
          <table:table-cell office:value-type="float" office:value="4.58559345091">
            <text:p>4,5855934509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E$6]&lt;=[.B365];[.B365]&lt;=[.E$7]);([.B365]-[.E$6])^2/(([.E$8]-[.E$6])*([.E$7]-[.E$6]));1-(([.E$8]-[.B365])^2/(([.E$8]-[.E$6])*([.E$8]-[.E$7]))))" office:value-type="float" office:value="0.350433827311711">
            <text:p>0,3504338273</text:p>
          </table:table-cell>
          <table:table-cell table:formula="of:=ABS([.D365]-[.C365])" office:value-type="float" office:value="0.00156617268828929">
            <text:p>0,0015661727</text:p>
          </table:table-cell>
          <table:table-cell table:formula="of:=ABS([.D365]-[.C364])" office:value-type="float" office:value="0.00056617268828929">
            <text:p>0,0005661727</text:p>
          </table:table-cell>
          <table:table-cell/>
        </table:table-row>
        <table:table-row table:style-name="ro1">
          <table:table-cell office:value-type="float" office:value="4.10310559027">
            <text:p>4,1031055903</text:p>
          </table:table-cell>
          <table:table-cell office:value-type="float" office:value="4.59462564072">
            <text:p>4,5946256407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E$6]&lt;=[.B366];[.B366]&lt;=[.E$7]);([.B366]-[.E$6])^2/(([.E$8]-[.E$6])*([.E$7]-[.E$6]));1-(([.E$8]-[.B366])^2/(([.E$8]-[.E$6])*([.E$8]-[.E$7]))))" office:value-type="float" office:value="0.353089225153278">
            <text:p>0,3530892252</text:p>
          </table:table-cell>
          <table:table-cell table:formula="of:=ABS([.D366]-[.C366])" office:value-type="float" office:value="0.0000892251532778055">
            <text:p>8,92251532778055E-005</text:p>
          </table:table-cell>
          <table:table-cell table:formula="of:=ABS([.D366]-[.C365])" office:value-type="float" office:value="0.00108922515327781">
            <text:p>0,0010892252</text:p>
          </table:table-cell>
          <table:table-cell/>
        </table:table-row>
        <table:table-row table:style-name="ro1">
          <table:table-cell office:value-type="float" office:value="4.15200835056">
            <text:p>4,1520083506</text:p>
          </table:table-cell>
          <table:table-cell office:value-type="float" office:value="4.59763039148">
            <text:p>4,5976303915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E$6]&lt;=[.B367];[.B367]&lt;=[.E$7]);([.B367]-[.E$6])^2/(([.E$8]-[.E$6])*([.E$7]-[.E$6]));1-(([.E$8]-[.B367])^2/(([.E$8]-[.E$6])*([.E$8]-[.E$7]))))" office:value-type="float" office:value="0.353971394332649">
            <text:p>0,3539713943</text:p>
          </table:table-cell>
          <table:table-cell table:formula="of:=ABS([.D367]-[.C367])" office:value-type="float" office:value="0.0000286056673513002">
            <text:p>2,86056673513002E-005</text:p>
          </table:table-cell>
          <table:table-cell table:formula="of:=ABS([.D367]-[.C366])" office:value-type="float" office:value="0.000971394332648701">
            <text:p>0,0009713943</text:p>
          </table:table-cell>
          <table:table-cell/>
        </table:table-row>
        <table:table-row table:style-name="ro1">
          <table:table-cell office:value-type="float" office:value="4.31131037596">
            <text:p>4,311310376</text:p>
          </table:table-cell>
          <table:table-cell office:value-type="float" office:value="4.60119352627">
            <text:p>4,6011935263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E$6]&lt;=[.B368];[.B368]&lt;=[.E$7]);([.B368]-[.E$6])^2/(([.E$8]-[.E$6])*([.E$7]-[.E$6]));1-(([.E$8]-[.B368])^2/(([.E$8]-[.E$6])*([.E$8]-[.E$7]))))" office:value-type="float" office:value="0.355016720222368">
            <text:p>0,3550167202</text:p>
          </table:table-cell>
          <table:table-cell table:formula="of:=ABS([.D368]-[.C368])" office:value-type="float" office:value="0.000016720222368205">
            <text:p>1,6720222368205E-005</text:p>
          </table:table-cell>
          <table:table-cell table:formula="of:=ABS([.D368]-[.C367])" office:value-type="float" office:value="0.00101672022236821">
            <text:p>0,0010167202</text:p>
          </table:table-cell>
          <table:table-cell/>
        </table:table-row>
        <table:table-row table:style-name="ro1">
          <table:table-cell office:value-type="float" office:value="5.24600023908">
            <text:p>5,2460002391</text:p>
          </table:table-cell>
          <table:table-cell office:value-type="float" office:value="4.60505338821">
            <text:p>4,6050533882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E$6]&lt;=[.B369];[.B369]&lt;=[.E$7]);([.B369]-[.E$6])^2/(([.E$8]-[.E$6])*([.E$7]-[.E$6]));1-(([.E$8]-[.B369])^2/(([.E$8]-[.E$6])*([.E$8]-[.E$7]))))" office:value-type="float" office:value="0.35614814265052">
            <text:p>0,3561481427</text:p>
          </table:table-cell>
          <table:table-cell table:formula="of:=ABS([.D369]-[.C369])" office:value-type="float" office:value="0.000148142650519989">
            <text:p>0,0001481427</text:p>
          </table:table-cell>
          <table:table-cell table:formula="of:=ABS([.D369]-[.C368])" office:value-type="float" office:value="0.00114814265051999">
            <text:p>0,0011481427</text:p>
          </table:table-cell>
          <table:table-cell/>
        </table:table-row>
        <table:table-row table:style-name="ro1">
          <table:table-cell office:value-type="float" office:value="4.93883798427">
            <text:p>4,9388379843</text:p>
          </table:table-cell>
          <table:table-cell office:value-type="float" office:value="4.61054504587">
            <text:p>4,6105450459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E$6]&lt;=[.B370];[.B370]&lt;=[.E$7]);([.B370]-[.E$6])^2/(([.E$8]-[.E$6])*([.E$7]-[.E$6]));1-(([.E$8]-[.B370])^2/(([.E$8]-[.E$6])*([.E$8]-[.E$7]))))" office:value-type="float" office:value="0.35775617352212">
            <text:p>0,3577561735</text:p>
          </table:table-cell>
          <table:table-cell table:formula="of:=ABS([.D370]-[.C370])" office:value-type="float" office:value="0.000756173522119874">
            <text:p>0,0007561735</text:p>
          </table:table-cell>
          <table:table-cell table:formula="of:=ABS([.D370]-[.C369])" office:value-type="float" office:value="0.00175617352211988">
            <text:p>0,0017561735</text:p>
          </table:table-cell>
          <table:table-cell/>
        </table:table-row>
        <table:table-row table:style-name="ro1">
          <table:table-cell office:value-type="float" office:value="3.88416924181">
            <text:p>3,8841692418</text:p>
          </table:table-cell>
          <table:table-cell office:value-type="float" office:value="4.61090759725">
            <text:p>4,6109075973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E$6]&lt;=[.B371];[.B371]&lt;=[.E$7]);([.B371]-[.E$6])^2/(([.E$8]-[.E$6])*([.E$7]-[.E$6]));1-(([.E$8]-[.B371])^2/(([.E$8]-[.E$6])*([.E$8]-[.E$7]))))" office:value-type="float" office:value="0.357862262670741">
            <text:p>0,3578622627</text:p>
          </table:table-cell>
          <table:table-cell table:formula="of:=ABS([.D371]-[.C371])" office:value-type="float" office:value="0.000137737329259036">
            <text:p>0,0001377373</text:p>
          </table:table-cell>
          <table:table-cell table:formula="of:=ABS([.D371]-[.C370])" office:value-type="float" office:value="0.000862262670740965">
            <text:p>0,0008622627</text:p>
          </table:table-cell>
          <table:table-cell/>
        </table:table-row>
        <table:table-row table:style-name="ro1">
          <table:table-cell office:value-type="float" office:value="3.7200489755">
            <text:p>3,7200489755</text:p>
          </table:table-cell>
          <table:table-cell office:value-type="float" office:value="4.61352524854">
            <text:p>4,6135252485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E$6]&lt;=[.B372];[.B372]&lt;=[.E$7]);([.B372]-[.E$6])^2/(([.E$8]-[.E$6])*([.E$7]-[.E$6]));1-(([.E$8]-[.B372])^2/(([.E$8]-[.E$6])*([.E$8]-[.E$7]))))" office:value-type="float" office:value="0.358627975160131">
            <text:p>0,3586279752</text:p>
          </table:table-cell>
          <table:table-cell table:formula="of:=ABS([.D372]-[.C372])" office:value-type="float" office:value="0.000372024839868867">
            <text:p>0,0003720248</text:p>
          </table:table-cell>
          <table:table-cell table:formula="of:=ABS([.D372]-[.C371])" office:value-type="float" office:value="0.000627975160131133">
            <text:p>0,0006279752</text:p>
          </table:table-cell>
          <table:table-cell/>
        </table:table-row>
        <table:table-row table:style-name="ro1">
          <table:table-cell office:value-type="float" office:value="5.57728058752">
            <text:p>5,5772805875</text:p>
          </table:table-cell>
          <table:table-cell office:value-type="float" office:value="4.61430290148">
            <text:p>4,6143029015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E$6]&lt;=[.B373];[.B373]&lt;=[.E$7]);([.B373]-[.E$6])^2/(([.E$8]-[.E$6])*([.E$7]-[.E$6]));1-(([.E$8]-[.B373])^2/(([.E$8]-[.E$6])*([.E$8]-[.E$7]))))" office:value-type="float" office:value="0.358855365334442">
            <text:p>0,3588553653</text:p>
          </table:table-cell>
          <table:table-cell table:formula="of:=ABS([.D373]-[.C373])" office:value-type="float" office:value="0.00114463466555814">
            <text:p>0,0011446347</text:p>
          </table:table-cell>
          <table:table-cell table:formula="of:=ABS([.D373]-[.C372])" office:value-type="float" office:value="0.000144634665558141">
            <text:p>0,0001446347</text:p>
          </table:table-cell>
          <table:table-cell/>
        </table:table-row>
        <table:table-row table:style-name="ro1">
          <table:table-cell office:value-type="float" office:value="4.458447133">
            <text:p>4,458447133</text:p>
          </table:table-cell>
          <table:table-cell office:value-type="float" office:value="4.61440765593">
            <text:p>4,6144076559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E$6]&lt;=[.B374];[.B374]&lt;=[.E$7]);([.B374]-[.E$6])^2/(([.E$8]-[.E$6])*([.E$7]-[.E$6]));1-(([.E$8]-[.B374])^2/(([.E$8]-[.E$6])*([.E$8]-[.E$7]))))" office:value-type="float" office:value="0.358885993054487">
            <text:p>0,3588859931</text:p>
          </table:table-cell>
          <table:table-cell table:formula="of:=ABS([.D374]-[.C374])" office:value-type="float" office:value="0.00211400694551322">
            <text:p>0,0021140069</text:p>
          </table:table-cell>
          <table:table-cell table:formula="of:=ABS([.D374]-[.C373])" office:value-type="float" office:value="0.00111400694551322">
            <text:p>0,0011140069</text:p>
          </table:table-cell>
          <table:table-cell/>
        </table:table-row>
        <table:table-row table:style-name="ro1">
          <table:table-cell office:value-type="float" office:value="3.88870261496">
            <text:p>3,888702615</text:p>
          </table:table-cell>
          <table:table-cell office:value-type="float" office:value="4.61555530671">
            <text:p>4,6155553067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E$6]&lt;=[.B375];[.B375]&lt;=[.E$7]);([.B375]-[.E$6])^2/(([.E$8]-[.E$6])*([.E$7]-[.E$6]));1-(([.E$8]-[.B375])^2/(([.E$8]-[.E$6])*([.E$8]-[.E$7]))))" office:value-type="float" office:value="0.359221491049372">
            <text:p>0,359221491</text:p>
          </table:table-cell>
          <table:table-cell table:formula="of:=ABS([.D375]-[.C375])" office:value-type="float" office:value="0.00277850895062803">
            <text:p>0,002778509</text:p>
          </table:table-cell>
          <table:table-cell table:formula="of:=ABS([.D375]-[.C374])" office:value-type="float" office:value="0.00177850895062803">
            <text:p>0,001778509</text:p>
          </table:table-cell>
          <table:table-cell/>
        </table:table-row>
        <table:table-row table:style-name="ro1">
          <table:table-cell office:value-type="float" office:value="3.28509716169">
            <text:p>3,2850971617</text:p>
          </table:table-cell>
          <table:table-cell office:value-type="float" office:value="4.61832015995">
            <text:p>4,61832016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E$6]&lt;=[.B376];[.B376]&lt;=[.E$7]);([.B376]-[.E$6])^2/(([.E$8]-[.E$6])*([.E$7]-[.E$6]));1-(([.E$8]-[.B376])^2/(([.E$8]-[.E$6])*([.E$8]-[.E$7]))))" office:value-type="float" office:value="0.360029392643313">
            <text:p>0,3600293926</text:p>
          </table:table-cell>
          <table:table-cell table:formula="of:=ABS([.D376]-[.C376])" office:value-type="float" office:value="0.00297060735668653">
            <text:p>0,0029706074</text:p>
          </table:table-cell>
          <table:table-cell table:formula="of:=ABS([.D376]-[.C375])" office:value-type="float" office:value="0.00197060735668653">
            <text:p>0,0019706074</text:p>
          </table:table-cell>
          <table:table-cell/>
        </table:table-row>
        <table:table-row table:style-name="ro1">
          <table:table-cell office:value-type="float" office:value="4.04385309932">
            <text:p>4,0438530993</text:p>
          </table:table-cell>
          <table:table-cell office:value-type="float" office:value="4.62037189685">
            <text:p>4,6203718969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E$6]&lt;=[.B377];[.B377]&lt;=[.E$7]);([.B377]-[.E$6])^2/(([.E$8]-[.E$6])*([.E$7]-[.E$6]));1-(([.E$8]-[.B377])^2/(([.E$8]-[.E$6])*([.E$8]-[.E$7]))))" office:value-type="float" office:value="0.360628589269958">
            <text:p>0,3606285893</text:p>
          </table:table-cell>
          <table:table-cell table:formula="of:=ABS([.D377]-[.C377])" office:value-type="float" office:value="0.00337141073004221">
            <text:p>0,0033714107</text:p>
          </table:table-cell>
          <table:table-cell table:formula="of:=ABS([.D377]-[.C376])" office:value-type="float" office:value="0.00237141073004221">
            <text:p>0,0023714107</text:p>
          </table:table-cell>
          <table:table-cell/>
        </table:table-row>
        <table:table-row table:style-name="ro1">
          <table:table-cell office:value-type="float" office:value="5.98311722941">
            <text:p>5,9831172294</text:p>
          </table:table-cell>
          <table:table-cell office:value-type="float" office:value="4.62202338549">
            <text:p>4,6220233855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E$6]&lt;=[.B378];[.B378]&lt;=[.E$7]);([.B378]-[.E$6])^2/(([.E$8]-[.E$6])*([.E$7]-[.E$6]));1-(([.E$8]-[.B378])^2/(([.E$8]-[.E$6])*([.E$8]-[.E$7]))))" office:value-type="float" office:value="0.361110692093452">
            <text:p>0,3611106921</text:p>
          </table:table-cell>
          <table:table-cell table:formula="of:=ABS([.D378]-[.C378])" office:value-type="float" office:value="0.00388930790654818">
            <text:p>0,0038893079</text:p>
          </table:table-cell>
          <table:table-cell table:formula="of:=ABS([.D378]-[.C377])" office:value-type="float" office:value="0.00288930790654818">
            <text:p>0,0028893079</text:p>
          </table:table-cell>
          <table:table-cell/>
        </table:table-row>
        <table:table-row table:style-name="ro1">
          <table:table-cell office:value-type="float" office:value="4.10929138761">
            <text:p>4,1092913876</text:p>
          </table:table-cell>
          <table:table-cell office:value-type="float" office:value="4.62218145145">
            <text:p>4,62218145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E$6]&lt;=[.B379];[.B379]&lt;=[.E$7]);([.B379]-[.E$6])^2/(([.E$8]-[.E$6])*([.E$7]-[.E$6]));1-(([.E$8]-[.B379])^2/(([.E$8]-[.E$6])*([.E$8]-[.E$7]))))" office:value-type="float" office:value="0.361156825199053">
            <text:p>0,3611568252</text:p>
          </table:table-cell>
          <table:table-cell table:formula="of:=ABS([.D379]-[.C379])" office:value-type="float" office:value="0.00484317480094743">
            <text:p>0,0048431748</text:p>
          </table:table-cell>
          <table:table-cell table:formula="of:=ABS([.D379]-[.C378])" office:value-type="float" office:value="0.00384317480094742">
            <text:p>0,0038431748</text:p>
          </table:table-cell>
          <table:table-cell/>
        </table:table-row>
        <table:table-row table:style-name="ro1">
          <table:table-cell office:value-type="float" office:value="5.01020219652">
            <text:p>5,0102021965</text:p>
          </table:table-cell>
          <table:table-cell office:value-type="float" office:value="4.62472390088">
            <text:p>4,6247239009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E$6]&lt;=[.B380];[.B380]&lt;=[.E$7]);([.B380]-[.E$6])^2/(([.E$8]-[.E$6])*([.E$7]-[.E$6]));1-(([.E$8]-[.B380])^2/(([.E$8]-[.E$6])*([.E$8]-[.E$7]))))" office:value-type="float" office:value="0.361898635215643">
            <text:p>0,3618986352</text:p>
          </table:table-cell>
          <table:table-cell table:formula="of:=ABS([.D380]-[.C380])" office:value-type="float" office:value="0.00510136478435741">
            <text:p>0,0051013648</text:p>
          </table:table-cell>
          <table:table-cell table:formula="of:=ABS([.D380]-[.C379])" office:value-type="float" office:value="0.00410136478435741">
            <text:p>0,0041013648</text:p>
          </table:table-cell>
          <table:table-cell/>
        </table:table-row>
        <table:table-row table:style-name="ro1">
          <table:table-cell office:value-type="float" office:value="4.54766753933">
            <text:p>4,5476675393</text:p>
          </table:table-cell>
          <table:table-cell office:value-type="float" office:value="4.62872929521">
            <text:p>4,6287292952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E$6]&lt;=[.B381];[.B381]&lt;=[.E$7]);([.B381]-[.E$6])^2/(([.E$8]-[.E$6])*([.E$7]-[.E$6]));1-(([.E$8]-[.B381])^2/(([.E$8]-[.E$6])*([.E$8]-[.E$7]))))" office:value-type="float" office:value="0.363066414181491">
            <text:p>0,3630664142</text:p>
          </table:table-cell>
          <table:table-cell table:formula="of:=ABS([.D381]-[.C381])" office:value-type="float" office:value="0.00493358581850867">
            <text:p>0,0049335858</text:p>
          </table:table-cell>
          <table:table-cell table:formula="of:=ABS([.D381]-[.C380])" office:value-type="float" office:value="0.00393358581850867">
            <text:p>0,0039335858</text:p>
          </table:table-cell>
          <table:table-cell/>
        </table:table-row>
        <table:table-row table:style-name="ro1">
          <table:table-cell office:value-type="float" office:value="5.28831912453">
            <text:p>5,2883191245</text:p>
          </table:table-cell>
          <table:table-cell office:value-type="float" office:value="4.62887005617">
            <text:p>4,628870056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E$6]&lt;=[.B382];[.B382]&lt;=[.E$7]);([.B382]-[.E$6])^2/(([.E$8]-[.E$6])*([.E$7]-[.E$6]));1-(([.E$8]-[.B382])^2/(([.E$8]-[.E$6])*([.E$8]-[.E$7]))))" office:value-type="float" office:value="0.363107433805091">
            <text:p>0,3631074338</text:p>
          </table:table-cell>
          <table:table-cell table:formula="of:=ABS([.D382]-[.C382])" office:value-type="float" office:value="0.00589256619490863">
            <text:p>0,0058925662</text:p>
          </table:table-cell>
          <table:table-cell table:formula="of:=ABS([.D382]-[.C381])" office:value-type="float" office:value="0.00489256619490863">
            <text:p>0,0048925662</text:p>
          </table:table-cell>
          <table:table-cell/>
        </table:table-row>
        <table:table-row table:style-name="ro1">
          <table:table-cell office:value-type="float" office:value="5.56766480421">
            <text:p>5,5676648042</text:p>
          </table:table-cell>
          <table:table-cell office:value-type="float" office:value="4.6292087845">
            <text:p>4,6292087845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E$6]&lt;=[.B383];[.B383]&lt;=[.E$7]);([.B383]-[.E$6])^2/(([.E$8]-[.E$6])*([.E$7]-[.E$6]));1-(([.E$8]-[.B383])^2/(([.E$8]-[.E$6])*([.E$8]-[.E$7]))))" office:value-type="float" office:value="0.363206138350268">
            <text:p>0,3632061384</text:p>
          </table:table-cell>
          <table:table-cell table:formula="of:=ABS([.D383]-[.C383])" office:value-type="float" office:value="0.00679386164973217">
            <text:p>0,0067938616</text:p>
          </table:table-cell>
          <table:table-cell table:formula="of:=ABS([.D383]-[.C382])" office:value-type="float" office:value="0.00579386164973217">
            <text:p>0,0057938616</text:p>
          </table:table-cell>
          <table:table-cell/>
        </table:table-row>
        <table:table-row table:style-name="ro1">
          <table:table-cell office:value-type="float" office:value="3.7528378047">
            <text:p>3,7528378047</text:p>
          </table:table-cell>
          <table:table-cell office:value-type="float" office:value="4.6328656707">
            <text:p>4,6328656707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E$6]&lt;=[.B384];[.B384]&lt;=[.E$7]);([.B384]-[.E$6])^2/(([.E$8]-[.E$6])*([.E$7]-[.E$6]));1-(([.E$8]-[.B384])^2/(([.E$8]-[.E$6])*([.E$8]-[.E$7]))))" office:value-type="float" office:value="0.364271258328315">
            <text:p>0,3642712583</text:p>
          </table:table-cell>
          <table:table-cell table:formula="of:=ABS([.D384]-[.C384])" office:value-type="float" office:value="0.00672874167168536">
            <text:p>0,0067287417</text:p>
          </table:table-cell>
          <table:table-cell table:formula="of:=ABS([.D384]-[.C383])" office:value-type="float" office:value="0.00572874167168536">
            <text:p>0,0057287417</text:p>
          </table:table-cell>
          <table:table-cell/>
        </table:table-row>
        <table:table-row table:style-name="ro1">
          <table:table-cell office:value-type="float" office:value="4.73663496276">
            <text:p>4,7366349628</text:p>
          </table:table-cell>
          <table:table-cell office:value-type="float" office:value="4.64121017803">
            <text:p>4,64121017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E$6]&lt;=[.B385];[.B385]&lt;=[.E$7]);([.B385]-[.E$6])^2/(([.E$8]-[.E$6])*([.E$7]-[.E$6]));1-(([.E$8]-[.B385])^2/(([.E$8]-[.E$6])*([.E$8]-[.E$7]))))" office:value-type="float" office:value="0.366698376263024">
            <text:p>0,3666983763</text:p>
          </table:table-cell>
          <table:table-cell table:formula="of:=ABS([.D385]-[.C385])" office:value-type="float" office:value="0.00530162373697563">
            <text:p>0,0053016237</text:p>
          </table:table-cell>
          <table:table-cell table:formula="of:=ABS([.D385]-[.C384])" office:value-type="float" office:value="0.00430162373697562">
            <text:p>0,0043016237</text:p>
          </table:table-cell>
          <table:table-cell/>
        </table:table-row>
        <table:table-row table:style-name="ro1">
          <table:table-cell office:value-type="float" office:value="3.79057170646">
            <text:p>3,7905717065</text:p>
          </table:table-cell>
          <table:table-cell office:value-type="float" office:value="4.65008407347">
            <text:p>4,650084073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E$6]&lt;=[.B386];[.B386]&lt;=[.E$7]);([.B386]-[.E$6])^2/(([.E$8]-[.E$6])*([.E$7]-[.E$6]));1-(([.E$8]-[.B386])^2/(([.E$8]-[.E$6])*([.E$8]-[.E$7]))))" office:value-type="float" office:value="0.369274381070688">
            <text:p>0,3692743811</text:p>
          </table:table-cell>
          <table:table-cell table:formula="of:=ABS([.D386]-[.C386])" office:value-type="float" office:value="0.00372561892931167">
            <text:p>0,0037256189</text:p>
          </table:table-cell>
          <table:table-cell table:formula="of:=ABS([.D386]-[.C385])" office:value-type="float" office:value="0.00272561892931167">
            <text:p>0,0027256189</text:p>
          </table:table-cell>
          <table:table-cell/>
        </table:table-row>
        <table:table-row table:style-name="ro1">
          <table:table-cell office:value-type="float" office:value="6.8392667148">
            <text:p>6,8392667148</text:p>
          </table:table-cell>
          <table:table-cell office:value-type="float" office:value="4.66397929411">
            <text:p>4,663979294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E$6]&lt;=[.B387];[.B387]&lt;=[.E$7]);([.B387]-[.E$6])^2/(([.E$8]-[.E$6])*([.E$7]-[.E$6]));1-(([.E$8]-[.B387])^2/(([.E$8]-[.E$6])*([.E$8]-[.E$7]))))" office:value-type="float" office:value="0.373297481269773">
            <text:p>0,3732974813</text:p>
          </table:table-cell>
          <table:table-cell table:formula="of:=ABS([.D387]-[.C387])" office:value-type="float" office:value="0.000702518730227197">
            <text:p>0,0007025187</text:p>
          </table:table-cell>
          <table:table-cell table:formula="of:=ABS([.D387]-[.C386])" office:value-type="float" office:value="0.000297481269772804">
            <text:p>0,0002974813</text:p>
          </table:table-cell>
          <table:table-cell/>
        </table:table-row>
        <table:table-row table:style-name="ro1">
          <table:table-cell office:value-type="float" office:value="4.58015466595">
            <text:p>4,580154666</text:p>
          </table:table-cell>
          <table:table-cell office:value-type="float" office:value="4.67014806353">
            <text:p>4,6701480635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E$6]&lt;=[.B388];[.B388]&lt;=[.E$7]);([.B388]-[.E$6])^2/(([.E$8]-[.E$6])*([.E$7]-[.E$6]));1-(([.E$8]-[.B388])^2/(([.E$8]-[.E$6])*([.E$8]-[.E$7]))))" office:value-type="float" office:value="0.375079406941566">
            <text:p>0,3750794069</text:p>
          </table:table-cell>
          <table:table-cell table:formula="of:=ABS([.D388]-[.C388])" office:value-type="float" office:value="0.0000794069415663845">
            <text:p>7,94069415663845E-005</text:p>
          </table:table-cell>
          <table:table-cell table:formula="of:=ABS([.D388]-[.C387])" office:value-type="float" office:value="0.00107940694156639">
            <text:p>0,0010794069</text:p>
          </table:table-cell>
          <table:table-cell/>
        </table:table-row>
        <table:table-row table:style-name="ro1">
          <table:table-cell office:value-type="float" office:value="4.86539457176">
            <text:p>4,8653945718</text:p>
          </table:table-cell>
          <table:table-cell office:value-type="float" office:value="4.67429295192">
            <text:p>4,6742929519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E$6]&lt;=[.B389];[.B389]&lt;=[.E$7]);([.B389]-[.E$6])^2/(([.E$8]-[.E$6])*([.E$7]-[.E$6]));1-(([.E$8]-[.B389])^2/(([.E$8]-[.E$6])*([.E$8]-[.E$7]))))" office:value-type="float" office:value="0.376275284473034">
            <text:p>0,3762752845</text:p>
          </table:table-cell>
          <table:table-cell table:formula="of:=ABS([.D389]-[.C389])" office:value-type="float" office:value="0.00027528447303371">
            <text:p>0,0002752845</text:p>
          </table:table-cell>
          <table:table-cell table:formula="of:=ABS([.D389]-[.C388])" office:value-type="float" office:value="0.00127528447303371">
            <text:p>0,0012752845</text:p>
          </table:table-cell>
          <table:table-cell/>
        </table:table-row>
        <table:table-row table:style-name="ro1">
          <table:table-cell office:value-type="float" office:value="5.08040981652">
            <text:p>5,0804098165</text:p>
          </table:table-cell>
          <table:table-cell office:value-type="float" office:value="4.67516708968">
            <text:p>4,6751670897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E$6]&lt;=[.B390];[.B390]&lt;=[.E$7]);([.B390]-[.E$6])^2/(([.E$8]-[.E$6])*([.E$7]-[.E$6]));1-(([.E$8]-[.B390])^2/(([.E$8]-[.E$6])*([.E$8]-[.E$7]))))" office:value-type="float" office:value="0.376527343260435">
            <text:p>0,3765273433</text:p>
          </table:table-cell>
          <table:table-cell table:formula="of:=ABS([.D390]-[.C390])" office:value-type="float" office:value="0.000472656739565314">
            <text:p>0,0004726567</text:p>
          </table:table-cell>
          <table:table-cell table:formula="of:=ABS([.D390]-[.C389])" office:value-type="float" office:value="0.000527343260434687">
            <text:p>0,0005273433</text:p>
          </table:table-cell>
          <table:table-cell/>
        </table:table-row>
        <table:table-row table:style-name="ro1">
          <table:table-cell office:value-type="float" office:value="6.51744497498">
            <text:p>6,517444975</text:p>
          </table:table-cell>
          <table:table-cell office:value-type="float" office:value="4.68728882486">
            <text:p>4,6872888249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E$6]&lt;=[.B391];[.B391]&lt;=[.E$7]);([.B391]-[.E$6])^2/(([.E$8]-[.E$6])*([.E$7]-[.E$6]));1-(([.E$8]-[.B391])^2/(([.E$8]-[.E$6])*([.E$8]-[.E$7]))))" office:value-type="float" office:value="0.380017410660752">
            <text:p>0,3800174107</text:p>
          </table:table-cell>
          <table:table-cell table:formula="of:=ABS([.D391]-[.C391])" office:value-type="float" office:value="0.00201741066075189">
            <text:p>0,0020174107</text:p>
          </table:table-cell>
          <table:table-cell table:formula="of:=ABS([.D391]-[.C390])" office:value-type="float" office:value="0.0030174106607519">
            <text:p>0,0030174107</text:p>
          </table:table-cell>
          <table:table-cell/>
        </table:table-row>
        <table:table-row table:style-name="ro1">
          <table:table-cell office:value-type="float" office:value="6.42929626584">
            <text:p>6,4292962658</text:p>
          </table:table-cell>
          <table:table-cell office:value-type="float" office:value="4.68833099727">
            <text:p>4,6883309973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E$6]&lt;=[.B392];[.B392]&lt;=[.E$7]);([.B392]-[.E$6])^2/(([.E$8]-[.E$6])*([.E$7]-[.E$6]));1-(([.E$8]-[.B392])^2/(([.E$8]-[.E$6])*([.E$8]-[.E$7]))))" office:value-type="float" office:value="0.380317013696576">
            <text:p>0,3803170137</text:p>
          </table:table-cell>
          <table:table-cell table:formula="of:=ABS([.D392]-[.C392])" office:value-type="float" office:value="0.00131701369657611">
            <text:p>0,0013170137</text:p>
          </table:table-cell>
          <table:table-cell table:formula="of:=ABS([.D392]-[.C391])" office:value-type="float" office:value="0.00231701369657611">
            <text:p>0,0023170137</text:p>
          </table:table-cell>
          <table:table-cell/>
        </table:table-row>
        <table:table-row table:style-name="ro1">
          <table:table-cell office:value-type="float" office:value="3.97531579899">
            <text:p>3,975315799</text:p>
          </table:table-cell>
          <table:table-cell office:value-type="float" office:value="4.69893595363">
            <text:p>4,6989359536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E$6]&lt;=[.B393];[.B393]&lt;=[.E$7]);([.B393]-[.E$6])^2/(([.E$8]-[.E$6])*([.E$7]-[.E$6]));1-(([.E$8]-[.B393])^2/(([.E$8]-[.E$6])*([.E$8]-[.E$7]))))" office:value-type="float" office:value="0.383361602300778">
            <text:p>0,3833616023</text:p>
          </table:table-cell>
          <table:table-cell table:formula="of:=ABS([.D393]-[.C393])" office:value-type="float" office:value="0.00336160230077753">
            <text:p>0,0033616023</text:p>
          </table:table-cell>
          <table:table-cell table:formula="of:=ABS([.D393]-[.C392])" office:value-type="float" office:value="0.00436160230077753">
            <text:p>0,0043616023</text:p>
          </table:table-cell>
          <table:table-cell/>
        </table:table-row>
        <table:table-row table:style-name="ro1">
          <table:table-cell office:value-type="float" office:value="4.31693614055">
            <text:p>4,3169361406</text:p>
          </table:table-cell>
          <table:table-cell office:value-type="float" office:value="4.69928211456">
            <text:p>4,6992821146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E$6]&lt;=[.B394];[.B394]&lt;=[.E$7]);([.B394]-[.E$6])^2/(([.E$8]-[.E$6])*([.E$7]-[.E$6]));1-(([.E$8]-[.B394])^2/(([.E$8]-[.E$6])*([.E$8]-[.E$7]))))" office:value-type="float" office:value="0.383460855661883">
            <text:p>0,3834608557</text:p>
          </table:table-cell>
          <table:table-cell table:formula="of:=ABS([.D394]-[.C394])" office:value-type="float" office:value="0.00246085566188314">
            <text:p>0,0024608557</text:p>
          </table:table-cell>
          <table:table-cell table:formula="of:=ABS([.D394]-[.C393])" office:value-type="float" office:value="0.00346085566188314">
            <text:p>0,0034608557</text:p>
          </table:table-cell>
          <table:table-cell/>
        </table:table-row>
        <table:table-row table:style-name="ro1">
          <table:table-cell office:value-type="float" office:value="5.15474484031">
            <text:p>5,1547448403</text:p>
          </table:table-cell>
          <table:table-cell office:value-type="float" office:value="4.70062750315">
            <text:p>4,7006275032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E$6]&lt;=[.B395];[.B395]&lt;=[.E$7]);([.B395]-[.E$6])^2/(([.E$8]-[.E$6])*([.E$7]-[.E$6]));1-(([.E$8]-[.B395])^2/(([.E$8]-[.E$6])*([.E$8]-[.E$7]))))" office:value-type="float" office:value="0.38384653777766">
            <text:p>0,3838465378</text:p>
          </table:table-cell>
          <table:table-cell table:formula="of:=ABS([.D395]-[.C395])" office:value-type="float" office:value="0.00184653777765975">
            <text:p>0,0018465378</text:p>
          </table:table-cell>
          <table:table-cell table:formula="of:=ABS([.D395]-[.C394])" office:value-type="float" office:value="0.00284653777765975">
            <text:p>0,0028465378</text:p>
          </table:table-cell>
          <table:table-cell/>
        </table:table-row>
        <table:table-row table:style-name="ro1">
          <table:table-cell office:value-type="float" office:value="3.35213386185">
            <text:p>3,3521338619</text:p>
          </table:table-cell>
          <table:table-cell office:value-type="float" office:value="4.70498058387">
            <text:p>4,7049805839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E$6]&lt;=[.B396];[.B396]&lt;=[.E$7]);([.B396]-[.E$6])^2/(([.E$8]-[.E$6])*([.E$7]-[.E$6]));1-(([.E$8]-[.B396])^2/(([.E$8]-[.E$6])*([.E$8]-[.E$7]))))" office:value-type="float" office:value="0.385093607168877">
            <text:p>0,3850936072</text:p>
          </table:table-cell>
          <table:table-cell table:formula="of:=ABS([.D396]-[.C396])" office:value-type="float" office:value="0.00209360716887719">
            <text:p>0,0020936072</text:p>
          </table:table-cell>
          <table:table-cell table:formula="of:=ABS([.D396]-[.C395])" office:value-type="float" office:value="0.00309360716887719">
            <text:p>0,0030936072</text:p>
          </table:table-cell>
          <table:table-cell/>
        </table:table-row>
        <table:table-row table:style-name="ro1">
          <table:table-cell office:value-type="float" office:value="3.91743281775">
            <text:p>3,9174328178</text:p>
          </table:table-cell>
          <table:table-cell office:value-type="float" office:value="4.71716180516">
            <text:p>4,7171618052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E$6]&lt;=[.B397];[.B397]&lt;=[.E$7]);([.B397]-[.E$6])^2/(([.E$8]-[.E$6])*([.E$7]-[.E$6]));1-(([.E$8]-[.B397])^2/(([.E$8]-[.E$6])*([.E$8]-[.E$7]))))" office:value-type="float" office:value="0.388576566560655">
            <text:p>0,3885765666</text:p>
          </table:table-cell>
          <table:table-cell table:formula="of:=ABS([.D397]-[.C397])" office:value-type="float" office:value="0.00457656656065497">
            <text:p>0,0045765666</text:p>
          </table:table-cell>
          <table:table-cell table:formula="of:=ABS([.D397]-[.C396])" office:value-type="float" office:value="0.00557656656065497">
            <text:p>0,0055765666</text:p>
          </table:table-cell>
          <table:table-cell/>
        </table:table-row>
        <table:table-row table:style-name="ro1">
          <table:table-cell office:value-type="float" office:value="5.55809138907">
            <text:p>5,5580913891</text:p>
          </table:table-cell>
          <table:table-cell office:value-type="float" office:value="4.71865399395">
            <text:p>4,718653994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E$6]&lt;=[.B398];[.B398]&lt;=[.E$7]);([.B398]-[.E$6])^2/(([.E$8]-[.E$6])*([.E$7]-[.E$6]));1-(([.E$8]-[.B398])^2/(([.E$8]-[.E$6])*([.E$8]-[.E$7]))))" office:value-type="float" office:value="0.389002545882657">
            <text:p>0,3890025459</text:p>
          </table:table-cell>
          <table:table-cell table:formula="of:=ABS([.D398]-[.C398])" office:value-type="float" office:value="0.00400254588265725">
            <text:p>0,0040025459</text:p>
          </table:table-cell>
          <table:table-cell table:formula="of:=ABS([.D398]-[.C397])" office:value-type="float" office:value="0.00500254588265725">
            <text:p>0,0050025459</text:p>
          </table:table-cell>
          <table:table-cell/>
        </table:table-row>
        <table:table-row table:style-name="ro1">
          <table:table-cell office:value-type="float" office:value="6.84732296278">
            <text:p>6,8473229628</text:p>
          </table:table-cell>
          <table:table-cell office:value-type="float" office:value="4.72107081595">
            <text:p>4,721070816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E$6]&lt;=[.B399];[.B399]&lt;=[.E$7]);([.B399]-[.E$6])^2/(([.E$8]-[.E$6])*([.E$7]-[.E$6]));1-(([.E$8]-[.B399])^2/(([.E$8]-[.E$6])*([.E$8]-[.E$7]))))" office:value-type="float" office:value="0.389692167929507">
            <text:p>0,3896921679</text:p>
          </table:table-cell>
          <table:table-cell table:formula="of:=ABS([.D399]-[.C399])" office:value-type="float" office:value="0.00369216792950677">
            <text:p>0,0036921679</text:p>
          </table:table-cell>
          <table:table-cell table:formula="of:=ABS([.D399]-[.C398])" office:value-type="float" office:value="0.00469216792950677">
            <text:p>0,0046921679</text:p>
          </table:table-cell>
          <table:table-cell/>
        </table:table-row>
        <table:table-row table:style-name="ro1">
          <table:table-cell office:value-type="float" office:value="4.98670750003">
            <text:p>4,9867075</text:p>
          </table:table-cell>
          <table:table-cell office:value-type="float" office:value="4.72172834975">
            <text:p>4,721728349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E$6]&lt;=[.B400];[.B400]&lt;=[.E$7]);([.B400]-[.E$6])^2/(([.E$8]-[.E$6])*([.E$7]-[.E$6]));1-(([.E$8]-[.B400])^2/(([.E$8]-[.E$6])*([.E$8]-[.E$7]))))" office:value-type="float" office:value="0.389879722888905">
            <text:p>0,3898797229</text:p>
          </table:table-cell>
          <table:table-cell table:formula="of:=ABS([.D400]-[.C400])" office:value-type="float" office:value="0.00287972288890481">
            <text:p>0,0028797229</text:p>
          </table:table-cell>
          <table:table-cell table:formula="of:=ABS([.D400]-[.C399])" office:value-type="float" office:value="0.00387972288890481">
            <text:p>0,0038797229</text:p>
          </table:table-cell>
          <table:table-cell/>
        </table:table-row>
        <table:table-row table:style-name="ro1">
          <table:table-cell office:value-type="float" office:value="5.03864596584">
            <text:p>5,0386459658</text:p>
          </table:table-cell>
          <table:table-cell office:value-type="float" office:value="4.72489111824">
            <text:p>4,7248911182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E$6]&lt;=[.B401];[.B401]&lt;=[.E$7]);([.B401]-[.E$6])^2/(([.E$8]-[.E$6])*([.E$7]-[.E$6]));1-(([.E$8]-[.B401])^2/(([.E$8]-[.E$6])*([.E$8]-[.E$7]))))" office:value-type="float" office:value="0.390781468303226">
            <text:p>0,3907814683</text:p>
          </table:table-cell>
          <table:table-cell table:formula="of:=ABS([.D401]-[.C401])" office:value-type="float" office:value="0.00278146830322556">
            <text:p>0,0027814683</text:p>
          </table:table-cell>
          <table:table-cell table:formula="of:=ABS([.D401]-[.C400])" office:value-type="float" office:value="0.00378146830322557">
            <text:p>0,0037814683</text:p>
          </table:table-cell>
          <table:table-cell/>
        </table:table-row>
        <table:table-row table:style-name="ro1">
          <table:table-cell office:value-type="float" office:value="3.78630432052">
            <text:p>3,7863043205</text:p>
          </table:table-cell>
          <table:table-cell office:value-type="float" office:value="4.72794007991">
            <text:p>4,7279400799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E$6]&lt;=[.B402];[.B402]&lt;=[.E$7]);([.B402]-[.E$6])^2/(([.E$8]-[.E$6])*([.E$7]-[.E$6]));1-(([.E$8]-[.B402])^2/(([.E$8]-[.E$6])*([.E$8]-[.E$7]))))" office:value-type="float" office:value="0.391650134638687">
            <text:p>0,3916501346</text:p>
          </table:table-cell>
          <table:table-cell table:formula="of:=ABS([.D402]-[.C402])" office:value-type="float" office:value="0.00265013463868735">
            <text:p>0,0026501346</text:p>
          </table:table-cell>
          <table:table-cell table:formula="of:=ABS([.D402]-[.C401])" office:value-type="float" office:value="0.00365013463868735">
            <text:p>0,0036501346</text:p>
          </table:table-cell>
          <table:table-cell/>
        </table:table-row>
        <table:table-row table:style-name="ro1">
          <table:table-cell office:value-type="float" office:value="4.02978305861">
            <text:p>4,0297830586</text:p>
          </table:table-cell>
          <table:table-cell office:value-type="float" office:value="4.73396184772">
            <text:p>4,7339618477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E$6]&lt;=[.B403];[.B403]&lt;=[.E$7]);([.B403]-[.E$6])^2/(([.E$8]-[.E$6])*([.E$7]-[.E$6]));1-(([.E$8]-[.B403])^2/(([.E$8]-[.E$6])*([.E$8]-[.E$7]))))" office:value-type="float" office:value="0.393363949443048">
            <text:p>0,3933639494</text:p>
          </table:table-cell>
          <table:table-cell table:formula="of:=ABS([.D403]-[.C403])" office:value-type="float" office:value="0.00336394944304808">
            <text:p>0,0033639494</text:p>
          </table:table-cell>
          <table:table-cell table:formula="of:=ABS([.D403]-[.C402])" office:value-type="float" office:value="0.00436394944304808">
            <text:p>0,0043639494</text:p>
          </table:table-cell>
          <table:table-cell/>
        </table:table-row>
        <table:table-row table:style-name="ro1">
          <table:table-cell office:value-type="float" office:value="4.36451173717">
            <text:p>4,3645117372</text:p>
          </table:table-cell>
          <table:table-cell office:value-type="float" office:value="4.73473089666">
            <text:p>4,7347308967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E$6]&lt;=[.B404];[.B404]&lt;=[.E$7]);([.B404]-[.E$6])^2/(([.E$8]-[.E$6])*([.E$7]-[.E$6]));1-(([.E$8]-[.B404])^2/(([.E$8]-[.E$6])*([.E$8]-[.E$7]))))" office:value-type="float" office:value="0.393582649203106">
            <text:p>0,3935826492</text:p>
          </table:table-cell>
          <table:table-cell table:formula="of:=ABS([.D404]-[.C404])" office:value-type="float" office:value="0.00258264920310647">
            <text:p>0,0025826492</text:p>
          </table:table-cell>
          <table:table-cell table:formula="of:=ABS([.D404]-[.C403])" office:value-type="float" office:value="0.00358264920310647">
            <text:p>0,0035826492</text:p>
          </table:table-cell>
          <table:table-cell/>
        </table:table-row>
        <table:table-row table:style-name="ro1">
          <table:table-cell office:value-type="float" office:value="6.5468620163">
            <text:p>6,5468620163</text:p>
          </table:table-cell>
          <table:table-cell office:value-type="float" office:value="4.73619080724">
            <text:p>4,7361908072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E$6]&lt;=[.B405];[.B405]&lt;=[.E$7]);([.B405]-[.E$6])^2/(([.E$8]-[.E$6])*([.E$7]-[.E$6]));1-(([.E$8]-[.B405])^2/(([.E$8]-[.E$6])*([.E$8]-[.E$7]))))" office:value-type="float" office:value="0.393997705591177">
            <text:p>0,3939977056</text:p>
          </table:table-cell>
          <table:table-cell table:formula="of:=ABS([.D405]-[.C405])" office:value-type="float" office:value="0.00199770559117718">
            <text:p>0,0019977056</text:p>
          </table:table-cell>
          <table:table-cell table:formula="of:=ABS([.D405]-[.C404])" office:value-type="float" office:value="0.00299770559117718">
            <text:p>0,0029977056</text:p>
          </table:table-cell>
          <table:table-cell/>
        </table:table-row>
        <table:table-row table:style-name="ro1">
          <table:table-cell office:value-type="float" office:value="5.39998155483">
            <text:p>5,3999815548</text:p>
          </table:table-cell>
          <table:table-cell office:value-type="float" office:value="4.73663496276">
            <text:p>4,7366349628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E$6]&lt;=[.B406];[.B406]&lt;=[.E$7]);([.B406]-[.E$6])^2/(([.E$8]-[.E$6])*([.E$7]-[.E$6]));1-(([.E$8]-[.B406])^2/(([.E$8]-[.E$6])*([.E$8]-[.E$7]))))" office:value-type="float" office:value="0.394123951974652">
            <text:p>0,394123952</text:p>
          </table:table-cell>
          <table:table-cell table:formula="of:=ABS([.D406]-[.C406])" office:value-type="float" office:value="0.00112395197465243">
            <text:p>0,001123952</text:p>
          </table:table-cell>
          <table:table-cell table:formula="of:=ABS([.D406]-[.C405])" office:value-type="float" office:value="0.00212395197465243">
            <text:p>0,002123952</text:p>
          </table:table-cell>
          <table:table-cell/>
        </table:table-row>
        <table:table-row table:style-name="ro1">
          <table:table-cell office:value-type="float" office:value="4.22317788015">
            <text:p>4,2231778802</text:p>
          </table:table-cell>
          <table:table-cell office:value-type="float" office:value="4.73903436117">
            <text:p>4,7390343612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E$6]&lt;=[.B407];[.B407]&lt;=[.E$7]);([.B407]-[.E$6])^2/(([.E$8]-[.E$6])*([.E$7]-[.E$6]));1-(([.E$8]-[.B407])^2/(([.E$8]-[.E$6])*([.E$8]-[.E$7]))))" office:value-type="float" office:value="0.394805727490335">
            <text:p>0,3948057275</text:p>
          </table:table-cell>
          <table:table-cell table:formula="of:=ABS([.D407]-[.C407])" office:value-type="float" office:value="0.000805727490334918">
            <text:p>0,0008057275</text:p>
          </table:table-cell>
          <table:table-cell table:formula="of:=ABS([.D407]-[.C406])" office:value-type="float" office:value="0.00180572749033492">
            <text:p>0,0018057275</text:p>
          </table:table-cell>
          <table:table-cell/>
        </table:table-row>
        <table:table-row table:style-name="ro1">
          <table:table-cell office:value-type="float" office:value="4.08351692798">
            <text:p>4,083516928</text:p>
          </table:table-cell>
          <table:table-cell office:value-type="float" office:value="4.73918447426">
            <text:p>4,7391844743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E$6]&lt;=[.B408];[.B408]&lt;=[.E$7]);([.B408]-[.E$6])^2/(([.E$8]-[.E$6])*([.E$7]-[.E$6]));1-(([.E$8]-[.B408])^2/(([.E$8]-[.E$6])*([.E$8]-[.E$7]))))" office:value-type="float" office:value="0.394848368520432">
            <text:p>0,3948483685</text:p>
          </table:table-cell>
          <table:table-cell table:formula="of:=ABS([.D408]-[.C408])" office:value-type="float" office:value="0.00015163147956776">
            <text:p>0,0001516315</text:p>
          </table:table-cell>
          <table:table-cell table:formula="of:=ABS([.D408]-[.C407])" office:value-type="float" office:value="0.000848368520432241">
            <text:p>0,0008483685</text:p>
          </table:table-cell>
          <table:table-cell/>
        </table:table-row>
        <table:table-row table:style-name="ro1">
          <table:table-cell office:value-type="float" office:value="4.53848708666">
            <text:p>4,5384870867</text:p>
          </table:table-cell>
          <table:table-cell office:value-type="float" office:value="4.73952332596">
            <text:p>4,739523326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E$6]&lt;=[.B409];[.B409]&lt;=[.E$7]);([.B409]-[.E$6])^2/(([.E$8]-[.E$6])*([.E$7]-[.E$6]));1-(([.E$8]-[.B409])^2/(([.E$8]-[.E$6])*([.E$8]-[.E$7]))))" office:value-type="float" office:value="0.394944616998702">
            <text:p>0,394944617</text:p>
          </table:table-cell>
          <table:table-cell table:formula="of:=ABS([.D409]-[.C409])" office:value-type="float" office:value="0.00105538300129815">
            <text:p>0,001055383</text:p>
          </table:table-cell>
          <table:table-cell table:formula="of:=ABS([.D409]-[.C408])" office:value-type="float" office:value="0.0000553830012981482">
            <text:p>0,000055383</text:p>
          </table:table-cell>
          <table:table-cell/>
        </table:table-row>
        <table:table-row table:style-name="ro1">
          <table:table-cell office:value-type="float" office:value="4.17619334695">
            <text:p>4,176193347</text:p>
          </table:table-cell>
          <table:table-cell office:value-type="float" office:value="4.74025115954">
            <text:p>4,7402511595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E$6]&lt;=[.B410];[.B410]&lt;=[.E$7]);([.B410]-[.E$6])^2/(([.E$8]-[.E$6])*([.E$7]-[.E$6]));1-(([.E$8]-[.B410])^2/(([.E$8]-[.E$6])*([.E$8]-[.E$7]))))" office:value-type="float" office:value="0.395151327206656">
            <text:p>0,3951513272</text:p>
          </table:table-cell>
          <table:table-cell table:formula="of:=ABS([.D410]-[.C410])" office:value-type="float" office:value="0.00184867279334389">
            <text:p>0,0018486728</text:p>
          </table:table-cell>
          <table:table-cell table:formula="of:=ABS([.D410]-[.C409])" office:value-type="float" office:value="0.000848672793343885">
            <text:p>0,0008486728</text:p>
          </table:table-cell>
          <table:table-cell/>
        </table:table-row>
        <table:table-row table:style-name="ro1">
          <table:table-cell office:value-type="float" office:value="4.77528765876">
            <text:p>4,7752876588</text:p>
          </table:table-cell>
          <table:table-cell office:value-type="float" office:value="4.74186840721">
            <text:p>4,7418684072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E$6]&lt;=[.B411];[.B411]&lt;=[.E$7]);([.B411]-[.E$6])^2/(([.E$8]-[.E$6])*([.E$7]-[.E$6]));1-(([.E$8]-[.B411])^2/(([.E$8]-[.E$6])*([.E$8]-[.E$7]))))" office:value-type="float" office:value="0.39561051128279">
            <text:p>0,3956105113</text:p>
          </table:table-cell>
          <table:table-cell table:formula="of:=ABS([.D411]-[.C411])" office:value-type="float" office:value="0.00238948871721012">
            <text:p>0,0023894887</text:p>
          </table:table-cell>
          <table:table-cell table:formula="of:=ABS([.D411]-[.C410])" office:value-type="float" office:value="0.00138948871721012">
            <text:p>0,0013894887</text:p>
          </table:table-cell>
          <table:table-cell/>
        </table:table-row>
        <table:table-row table:style-name="ro1">
          <table:table-cell office:value-type="float" office:value="4.3408077672">
            <text:p>4,3408077672</text:p>
          </table:table-cell>
          <table:table-cell office:value-type="float" office:value="4.75289272317">
            <text:p>4,7528927232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E$6]&lt;=[.B412];[.B412]&lt;=[.E$7]);([.B412]-[.E$6])^2/(([.E$8]-[.E$6])*([.E$7]-[.E$6]));1-(([.E$8]-[.B412])^2/(([.E$8]-[.E$6])*([.E$8]-[.E$7]))))" office:value-type="float" office:value="0.398735992636589">
            <text:p>0,3987359926</text:p>
          </table:table-cell>
          <table:table-cell table:formula="of:=ABS([.D412]-[.C412])" office:value-type="float" office:value="0.000264007363411478">
            <text:p>0,0002640074</text:p>
          </table:table-cell>
          <table:table-cell table:formula="of:=ABS([.D412]-[.C411])" office:value-type="float" office:value="0.000735992636588523">
            <text:p>0,0007359926</text:p>
          </table:table-cell>
          <table:table-cell/>
        </table:table-row>
        <table:table-row table:style-name="ro1">
          <table:table-cell office:value-type="float" office:value="3.4808848934">
            <text:p>3,4808848934</text:p>
          </table:table-cell>
          <table:table-cell office:value-type="float" office:value="4.7549701795">
            <text:p>4,7549701795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E$6]&lt;=[.B413];[.B413]&lt;=[.E$7]);([.B413]-[.E$6])^2/(([.E$8]-[.E$6])*([.E$7]-[.E$6]));1-(([.E$8]-[.B413])^2/(([.E$8]-[.E$6])*([.E$8]-[.E$7]))))" office:value-type="float" office:value="0.399324060768858">
            <text:p>0,3993240608</text:p>
          </table:table-cell>
          <table:table-cell table:formula="of:=ABS([.D413]-[.C413])" office:value-type="float" office:value="0.000675939231142064">
            <text:p>0,0006759392</text:p>
          </table:table-cell>
          <table:table-cell table:formula="of:=ABS([.D413]-[.C412])" office:value-type="float" office:value="0.000324060768857937">
            <text:p>0,0003240608</text:p>
          </table:table-cell>
          <table:table-cell/>
        </table:table-row>
        <table:table-row table:style-name="ro1">
          <table:table-cell office:value-type="float" office:value="6.16459361022">
            <text:p>6,1645936102</text:p>
          </table:table-cell>
          <table:table-cell office:value-type="float" office:value="4.76022357325">
            <text:p>4,7602235733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E$6]&lt;=[.B414];[.B414]&lt;=[.E$7]);([.B414]-[.E$6])^2/(([.E$8]-[.E$6])*([.E$7]-[.E$6]));1-(([.E$8]-[.B414])^2/(([.E$8]-[.E$6])*([.E$8]-[.E$7]))))" office:value-type="float" office:value="0.400809861705833">
            <text:p>0,4008098617</text:p>
          </table:table-cell>
          <table:table-cell table:formula="of:=ABS([.D414]-[.C414])" office:value-type="float" office:value="0.000190138294166586">
            <text:p>0,0001901383</text:p>
          </table:table-cell>
          <table:table-cell table:formula="of:=ABS([.D414]-[.C413])" office:value-type="float" office:value="0.000809861705833415">
            <text:p>0,0008098617</text:p>
          </table:table-cell>
          <table:table-cell/>
        </table:table-row>
        <table:table-row table:style-name="ro1">
          <table:table-cell office:value-type="float" office:value="3.66062629582">
            <text:p>3,6606262958</text:p>
          </table:table-cell>
          <table:table-cell office:value-type="float" office:value="4.76287339946">
            <text:p>4,7628733995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E$6]&lt;=[.B415];[.B415]&lt;=[.E$7]);([.B415]-[.E$6])^2/(([.E$8]-[.E$6])*([.E$7]-[.E$6]));1-(([.E$8]-[.B415])^2/(([.E$8]-[.E$6])*([.E$8]-[.E$7]))))" office:value-type="float" office:value="0.401558605699878">
            <text:p>0,4015586057</text:p>
          </table:table-cell>
          <table:table-cell table:formula="of:=ABS([.D415]-[.C415])" office:value-type="float" office:value="0.000441394300121911">
            <text:p>0,0004413943</text:p>
          </table:table-cell>
          <table:table-cell table:formula="of:=ABS([.D415]-[.C414])" office:value-type="float" office:value="0.00055860569987809">
            <text:p>0,0005586057</text:p>
          </table:table-cell>
          <table:table-cell/>
        </table:table-row>
        <table:table-row table:style-name="ro1">
          <table:table-cell office:value-type="float" office:value="4.94006335959">
            <text:p>4,9400633596</text:p>
          </table:table-cell>
          <table:table-cell office:value-type="float" office:value="4.77227024863">
            <text:p>4,7722702486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E$6]&lt;=[.B416];[.B416]&lt;=[.E$7]);([.B416]-[.E$6])^2/(([.E$8]-[.E$6])*([.E$7]-[.E$6]));1-(([.E$8]-[.B416])^2/(([.E$8]-[.E$6])*([.E$8]-[.E$7]))))" office:value-type="float" office:value="0.404210038312699">
            <text:p>0,4042100383</text:p>
          </table:table-cell>
          <table:table-cell table:formula="of:=ABS([.D416]-[.C416])" office:value-type="float" office:value="0.0012100383126985">
            <text:p>0,0012100383</text:p>
          </table:table-cell>
          <table:table-cell table:formula="of:=ABS([.D416]-[.C415])" office:value-type="float" office:value="0.0022100383126985">
            <text:p>0,0022100383</text:p>
          </table:table-cell>
          <table:table-cell/>
        </table:table-row>
        <table:table-row table:style-name="ro1">
          <table:table-cell office:value-type="float" office:value="5.08250368985">
            <text:p>5,0825036899</text:p>
          </table:table-cell>
          <table:table-cell office:value-type="float" office:value="4.77528765876">
            <text:p>4,7752876588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E$6]&lt;=[.B417];[.B417]&lt;=[.E$7]);([.B417]-[.E$6])^2/(([.E$8]-[.E$6])*([.E$7]-[.E$6]));1-(([.E$8]-[.B417])^2/(([.E$8]-[.E$6])*([.E$8]-[.E$7]))))" office:value-type="float" office:value="0.405060187792481">
            <text:p>0,4050601878</text:p>
          </table:table-cell>
          <table:table-cell table:formula="of:=ABS([.D417]-[.C417])" office:value-type="float" office:value="0.00106018779248118">
            <text:p>0,0010601878</text:p>
          </table:table-cell>
          <table:table-cell table:formula="of:=ABS([.D417]-[.C416])" office:value-type="float" office:value="0.00206018779248118">
            <text:p>0,0020601878</text:p>
          </table:table-cell>
          <table:table-cell/>
        </table:table-row>
        <table:table-row table:style-name="ro1">
          <table:table-cell office:value-type="float" office:value="6.11272117907">
            <text:p>6,1127211791</text:p>
          </table:table-cell>
          <table:table-cell office:value-type="float" office:value="4.77740513937">
            <text:p>4,7774051394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E$6]&lt;=[.B418];[.B418]&lt;=[.E$7]);([.B418]-[.E$6])^2/(([.E$8]-[.E$6])*([.E$7]-[.E$6]));1-(([.E$8]-[.B418])^2/(([.E$8]-[.E$6])*([.E$8]-[.E$7]))))" office:value-type="float" office:value="0.405656421432704">
            <text:p>0,4056564214</text:p>
          </table:table-cell>
          <table:table-cell table:formula="of:=ABS([.D418]-[.C418])" office:value-type="float" office:value="0.000656421432703724">
            <text:p>0,0006564214</text:p>
          </table:table-cell>
          <table:table-cell table:formula="of:=ABS([.D418]-[.C417])" office:value-type="float" office:value="0.00165642143270373">
            <text:p>0,0016564214</text:p>
          </table:table-cell>
          <table:table-cell/>
        </table:table-row>
        <table:table-row table:style-name="ro1">
          <table:table-cell office:value-type="float" office:value="6.19746005992">
            <text:p>6,1974600599</text:p>
          </table:table-cell>
          <table:table-cell office:value-type="float" office:value="4.77998908936">
            <text:p>4,7799890894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E$6]&lt;=[.B419];[.B419]&lt;=[.E$7]);([.B419]-[.E$6])^2/(([.E$8]-[.E$6])*([.E$7]-[.E$6]));1-(([.E$8]-[.B419])^2/(([.E$8]-[.E$6])*([.E$8]-[.E$7]))))" office:value-type="float" office:value="0.406383597135979">
            <text:p>0,4063835971</text:p>
          </table:table-cell>
          <table:table-cell table:formula="of:=ABS([.D419]-[.C419])" office:value-type="float" office:value="0.000383597135978464">
            <text:p>0,0003835971</text:p>
          </table:table-cell>
          <table:table-cell table:formula="of:=ABS([.D419]-[.C418])" office:value-type="float" office:value="0.00138359713597847">
            <text:p>0,0013835971</text:p>
          </table:table-cell>
          <table:table-cell/>
        </table:table-row>
        <table:table-row table:style-name="ro1">
          <table:table-cell office:value-type="float" office:value="3.68299992166">
            <text:p>3,6829999217</text:p>
          </table:table-cell>
          <table:table-cell office:value-type="float" office:value="4.78045693507">
            <text:p>4,7804569351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E$6]&lt;=[.B420];[.B420]&lt;=[.E$7]);([.B420]-[.E$6])^2/(([.E$8]-[.E$6])*([.E$7]-[.E$6]));1-(([.E$8]-[.B420])^2/(([.E$8]-[.E$6])*([.E$8]-[.E$7]))))" office:value-type="float" office:value="0.406515210773371">
            <text:p>0,4065152108</text:p>
          </table:table-cell>
          <table:table-cell table:formula="of:=ABS([.D420]-[.C420])" office:value-type="float" office:value="0.00048478922662859">
            <text:p>0,0004847892</text:p>
          </table:table-cell>
          <table:table-cell table:formula="of:=ABS([.D420]-[.C419])" office:value-type="float" office:value="0.000515210773371355">
            <text:p>0,0005152108</text:p>
          </table:table-cell>
          <table:table-cell/>
        </table:table-row>
        <table:table-row table:style-name="ro1">
          <table:table-cell office:value-type="float" office:value="4.86151980475">
            <text:p>4,8615198048</text:p>
          </table:table-cell>
          <table:table-cell office:value-type="float" office:value="4.78083617028">
            <text:p>4,780836170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E$6]&lt;=[.B421];[.B421]&lt;=[.E$7]);([.B421]-[.E$6])^2/(([.E$8]-[.E$6])*([.E$7]-[.E$6]));1-(([.E$8]-[.B421])^2/(([.E$8]-[.E$6])*([.E$8]-[.E$7]))))" office:value-type="float" office:value="0.406621885932749">
            <text:p>0,4066218859</text:p>
          </table:table-cell>
          <table:table-cell table:formula="of:=ABS([.D421]-[.C421])" office:value-type="float" office:value="0.00137811406725125">
            <text:p>0,0013781141</text:p>
          </table:table-cell>
          <table:table-cell table:formula="of:=ABS([.D421]-[.C420])" office:value-type="float" office:value="0.000378114067251245">
            <text:p>0,0003781141</text:p>
          </table:table-cell>
          <table:table-cell/>
        </table:table-row>
        <table:table-row table:style-name="ro1">
          <table:table-cell office:value-type="float" office:value="5.12486269395">
            <text:p>5,124862694</text:p>
          </table:table-cell>
          <table:table-cell office:value-type="float" office:value="4.78106218517">
            <text:p>4,7810621852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E$6]&lt;=[.B422];[.B422]&lt;=[.E$7]);([.B422]-[.E$6])^2/(([.E$8]-[.E$6])*([.E$7]-[.E$6]));1-(([.E$8]-[.B422])^2/(([.E$8]-[.E$6])*([.E$8]-[.E$7]))))" office:value-type="float" office:value="0.406685457153249">
            <text:p>0,4066854572</text:p>
          </table:table-cell>
          <table:table-cell table:formula="of:=ABS([.D422]-[.C422])" office:value-type="float" office:value="0.00231454284675131">
            <text:p>0,0023145428</text:p>
          </table:table-cell>
          <table:table-cell table:formula="of:=ABS([.D422]-[.C421])" office:value-type="float" office:value="0.00131454284675131">
            <text:p>0,0013145428</text:p>
          </table:table-cell>
          <table:table-cell/>
        </table:table-row>
        <table:table-row table:style-name="ro1">
          <table:table-cell office:value-type="float" office:value="8.52821668056">
            <text:p>8,5282166806</text:p>
          </table:table-cell>
          <table:table-cell office:value-type="float" office:value="4.78224702655">
            <text:p>4,7822470266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E$6]&lt;=[.B423];[.B423]&lt;=[.E$7]);([.B423]-[.E$6])^2/(([.E$8]-[.E$6])*([.E$7]-[.E$6]));1-(([.E$8]-[.B423])^2/(([.E$8]-[.E$6])*([.E$8]-[.E$7]))))" office:value-type="float" office:value="0.40701866183179">
            <text:p>0,4070186618</text:p>
          </table:table-cell>
          <table:table-cell table:formula="of:=ABS([.D423]-[.C423])" office:value-type="float" office:value="0.00298133816821039">
            <text:p>0,0029813382</text:p>
          </table:table-cell>
          <table:table-cell table:formula="of:=ABS([.D423]-[.C422])" office:value-type="float" office:value="0.00198133816821039">
            <text:p>0,0019813382</text:p>
          </table:table-cell>
          <table:table-cell/>
        </table:table-row>
        <table:table-row table:style-name="ro1">
          <table:table-cell office:value-type="float" office:value="4.51301261601">
            <text:p>4,513012616</text:p>
          </table:table-cell>
          <table:table-cell office:value-type="float" office:value="4.78491109177">
            <text:p>4,7849110918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E$6]&lt;=[.B424];[.B424]&lt;=[.E$7]);([.B424]-[.E$6])^2/(([.E$8]-[.E$6])*([.E$7]-[.E$6]));1-(([.E$8]-[.B424])^2/(([.E$8]-[.E$6])*([.E$8]-[.E$7]))))" office:value-type="float" office:value="0.407767516523881">
            <text:p>0,4077675165</text:p>
          </table:table-cell>
          <table:table-cell table:formula="of:=ABS([.D424]-[.C424])" office:value-type="float" office:value="0.0032324834761191">
            <text:p>0,0032324835</text:p>
          </table:table-cell>
          <table:table-cell table:formula="of:=ABS([.D424]-[.C423])" office:value-type="float" office:value="0.0022324834761191">
            <text:p>0,0022324835</text:p>
          </table:table-cell>
          <table:table-cell/>
        </table:table-row>
        <table:table-row table:style-name="ro1">
          <table:table-cell office:value-type="float" office:value="4.82584444441">
            <text:p>4,8258444444</text:p>
          </table:table-cell>
          <table:table-cell office:value-type="float" office:value="4.79066626478">
            <text:p>4,7906662648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E$6]&lt;=[.B425];[.B425]&lt;=[.E$7]);([.B425]-[.E$6])^2/(([.E$8]-[.E$6])*([.E$7]-[.E$6]));1-(([.E$8]-[.B425])^2/(([.E$8]-[.E$6])*([.E$8]-[.E$7]))))" office:value-type="float" office:value="0.409383650184628">
            <text:p>0,4093836502</text:p>
          </table:table-cell>
          <table:table-cell table:formula="of:=ABS([.D425]-[.C425])" office:value-type="float" office:value="0.00261634981537201">
            <text:p>0,0026163498</text:p>
          </table:table-cell>
          <table:table-cell table:formula="of:=ABS([.D425]-[.C424])" office:value-type="float" office:value="0.00161634981537201">
            <text:p>0,0016163498</text:p>
          </table:table-cell>
          <table:table-cell/>
        </table:table-row>
        <table:table-row table:style-name="ro1">
          <table:table-cell office:value-type="float" office:value="4.85500510473">
            <text:p>4,8550051047</text:p>
          </table:table-cell>
          <table:table-cell office:value-type="float" office:value="4.79322036275">
            <text:p>4,7932203628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E$6]&lt;=[.B426];[.B426]&lt;=[.E$7]);([.B426]-[.E$6])^2/(([.E$8]-[.E$6])*([.E$7]-[.E$6]));1-(([.E$8]-[.B426])^2/(([.E$8]-[.E$6])*([.E$8]-[.E$7]))))" office:value-type="float" office:value="0.410100169453959">
            <text:p>0,4101001695</text:p>
          </table:table-cell>
          <table:table-cell table:formula="of:=ABS([.D426]-[.C426])" office:value-type="float" office:value="0.00289983054604143">
            <text:p>0,0028998305</text:p>
          </table:table-cell>
          <table:table-cell table:formula="of:=ABS([.D426]-[.C425])" office:value-type="float" office:value="0.00189983054604143">
            <text:p>0,0018998305</text:p>
          </table:table-cell>
          <table:table-cell/>
        </table:table-row>
        <table:table-row table:style-name="ro1">
          <table:table-cell office:value-type="float" office:value="4.35343037331">
            <text:p>4,3534303733</text:p>
          </table:table-cell>
          <table:table-cell office:value-type="float" office:value="4.80419478296">
            <text:p>4,80419478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E$6]&lt;=[.B427];[.B427]&lt;=[.E$7]);([.B427]-[.E$6])^2/(([.E$8]-[.E$6])*([.E$7]-[.E$6]));1-(([.E$8]-[.B427])^2/(([.E$8]-[.E$6])*([.E$8]-[.E$7]))))" office:value-type="float" office:value="0.413173952688664">
            <text:p>0,4131739527</text:p>
          </table:table-cell>
          <table:table-cell table:formula="of:=ABS([.D427]-[.C427])" office:value-type="float" office:value="0.000826047311336009">
            <text:p>0,0008260473</text:p>
          </table:table-cell>
          <table:table-cell table:formula="of:=ABS([.D427]-[.C426])" office:value-type="float" office:value="0.000173952688663992">
            <text:p>0,0001739527</text:p>
          </table:table-cell>
          <table:table-cell/>
        </table:table-row>
        <table:table-row table:style-name="ro1">
          <table:table-cell office:value-type="float" office:value="8.58370560429">
            <text:p>8,5837056043</text:p>
          </table:table-cell>
          <table:table-cell office:value-type="float" office:value="4.80421164965">
            <text:p>4,8042116497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E$6]&lt;=[.B428];[.B428]&lt;=[.E$7]);([.B428]-[.E$6])^2/(([.E$8]-[.E$6])*([.E$7]-[.E$6]));1-(([.E$8]-[.B428])^2/(([.E$8]-[.E$6])*([.E$8]-[.E$7]))))" office:value-type="float" office:value="0.413178670635574">
            <text:p>0,4131786706</text:p>
          </table:table-cell>
          <table:table-cell table:formula="of:=ABS([.D428]-[.C428])" office:value-type="float" office:value="0.00182132936442575">
            <text:p>0,0018213294</text:p>
          </table:table-cell>
          <table:table-cell table:formula="of:=ABS([.D428]-[.C427])" office:value-type="float" office:value="0.000821329364425749">
            <text:p>0,0008213294</text:p>
          </table:table-cell>
          <table:table-cell/>
        </table:table-row>
        <table:table-row table:style-name="ro1">
          <table:table-cell office:value-type="float" office:value="3.70276674202">
            <text:p>3,702766742</text:p>
          </table:table-cell>
          <table:table-cell office:value-type="float" office:value="4.8170429677">
            <text:p>4,81704296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E$6]&lt;=[.B429];[.B429]&lt;=[.E$7]);([.B429]-[.E$6])^2/(([.E$8]-[.E$6])*([.E$7]-[.E$6]));1-(([.E$8]-[.B429])^2/(([.E$8]-[.E$6])*([.E$8]-[.E$7]))))" office:value-type="float" office:value="0.416762348864399">
            <text:p>0,4167623489</text:p>
          </table:table-cell>
          <table:table-cell table:formula="of:=ABS([.D429]-[.C429])" office:value-type="float" office:value="0.000762348864399243">
            <text:p>0,0007623489</text:p>
          </table:table-cell>
          <table:table-cell table:formula="of:=ABS([.D429]-[.C428])" office:value-type="float" office:value="0.00176234886439924">
            <text:p>0,0017623489</text:p>
          </table:table-cell>
          <table:table-cell/>
        </table:table-row>
        <table:table-row table:style-name="ro1">
          <table:table-cell office:value-type="float" office:value="6.87611925602">
            <text:p>6,876119256</text:p>
          </table:table-cell>
          <table:table-cell office:value-type="float" office:value="4.81876177888">
            <text:p>4,8187617789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E$6]&lt;=[.B430];[.B430]&lt;=[.E$7]);([.B430]-[.E$6])^2/(([.E$8]-[.E$6])*([.E$7]-[.E$6]));1-(([.E$8]-[.B430])^2/(([.E$8]-[.E$6])*([.E$8]-[.E$7]))))" office:value-type="float" office:value="0.417241564608175">
            <text:p>0,4172415646</text:p>
          </table:table-cell>
          <table:table-cell table:formula="of:=ABS([.D430]-[.C430])" office:value-type="float" office:value="0.000241564608175315">
            <text:p>0,0002415646</text:p>
          </table:table-cell>
          <table:table-cell table:formula="of:=ABS([.D430]-[.C429])" office:value-type="float" office:value="0.00124156460817532">
            <text:p>0,0012415646</text:p>
          </table:table-cell>
          <table:table-cell/>
        </table:table-row>
        <table:table-row table:style-name="ro1">
          <table:table-cell office:value-type="float" office:value="5.49891124418">
            <text:p>5,4989112442</text:p>
          </table:table-cell>
          <table:table-cell office:value-type="float" office:value="4.81897092013">
            <text:p>4,8189709201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E$6]&lt;=[.B431];[.B431]&lt;=[.E$7]);([.B431]-[.E$6])^2/(([.E$8]-[.E$6])*([.E$7]-[.E$6]));1-(([.E$8]-[.B431])^2/(([.E$8]-[.E$6])*([.E$8]-[.E$7]))))" office:value-type="float" office:value="0.417299861109381">
            <text:p>0,4172998611</text:p>
          </table:table-cell>
          <table:table-cell table:formula="of:=ABS([.D431]-[.C431])" office:value-type="float" office:value="0.000700138890619317">
            <text:p>0,0007001389</text:p>
          </table:table-cell>
          <table:table-cell table:formula="of:=ABS([.D431]-[.C430])" office:value-type="float" office:value="0.000299861109380684">
            <text:p>0,0002998611</text:p>
          </table:table-cell>
          <table:table-cell/>
        </table:table-row>
        <table:table-row table:style-name="ro1">
          <table:table-cell office:value-type="float" office:value="6.70869574032">
            <text:p>6,7086957403</text:p>
          </table:table-cell>
          <table:table-cell office:value-type="float" office:value="4.81949099157">
            <text:p>4,8194909916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E$6]&lt;=[.B432];[.B432]&lt;=[.E$7]);([.B432]-[.E$6])^2/(([.E$8]-[.E$6])*([.E$7]-[.E$6]));1-(([.E$8]-[.B432])^2/(([.E$8]-[.E$6])*([.E$8]-[.E$7]))))" office:value-type="float" office:value="0.417444814347854">
            <text:p>0,4174448143</text:p>
          </table:table-cell>
          <table:table-cell table:formula="of:=ABS([.D432]-[.C432])" office:value-type="float" office:value="0.00155518565214613">
            <text:p>0,0015551857</text:p>
          </table:table-cell>
          <table:table-cell table:formula="of:=ABS([.D432]-[.C431])" office:value-type="float" office:value="0.000555185652146129">
            <text:p>0,0005551857</text:p>
          </table:table-cell>
          <table:table-cell/>
        </table:table-row>
        <table:table-row table:style-name="ro1">
          <table:table-cell office:value-type="float" office:value="5.63450891879">
            <text:p>5,6345089188</text:p>
          </table:table-cell>
          <table:table-cell office:value-type="float" office:value="4.81958597054">
            <text:p>4,8195859705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E$6]&lt;=[.B433];[.B433]&lt;=[.E$7]);([.B433]-[.E$6])^2/(([.E$8]-[.E$6])*([.E$7]-[.E$6]));1-(([.E$8]-[.B433])^2/(([.E$8]-[.E$6])*([.E$8]-[.E$7]))))" office:value-type="float" office:value="0.417471284743134">
            <text:p>0,4174712847</text:p>
          </table:table-cell>
          <table:table-cell table:formula="of:=ABS([.D433]-[.C433])" office:value-type="float" office:value="0.00252871525686643">
            <text:p>0,0025287153</text:p>
          </table:table-cell>
          <table:table-cell table:formula="of:=ABS([.D433]-[.C432])" office:value-type="float" office:value="0.00152871525686643">
            <text:p>0,0015287153</text:p>
          </table:table-cell>
          <table:table-cell/>
        </table:table-row>
        <table:table-row table:style-name="ro1">
          <table:table-cell office:value-type="float" office:value="3.88137210901">
            <text:p>3,881372109</text:p>
          </table:table-cell>
          <table:table-cell office:value-type="float" office:value="4.82144600853">
            <text:p>4,8214460085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E$6]&lt;=[.B434];[.B434]&lt;=[.E$7]);([.B434]-[.E$6])^2/(([.E$8]-[.E$6])*([.E$7]-[.E$6]));1-(([.E$8]-[.B434])^2/(([.E$8]-[.E$6])*([.E$8]-[.E$7]))))" office:value-type="float" office:value="0.417989551345671">
            <text:p>0,4179895513</text:p>
          </table:table-cell>
          <table:table-cell table:formula="of:=ABS([.D434]-[.C434])" office:value-type="float" office:value="0.00301044865432892">
            <text:p>0,0030104487</text:p>
          </table:table-cell>
          <table:table-cell table:formula="of:=ABS([.D434]-[.C433])" office:value-type="float" office:value="0.00201044865432892">
            <text:p>0,0020104487</text:p>
          </table:table-cell>
          <table:table-cell/>
        </table:table-row>
        <table:table-row table:style-name="ro1">
          <table:table-cell office:value-type="float" office:value="6.77977692852">
            <text:p>6,7797769285</text:p>
          </table:table-cell>
          <table:table-cell office:value-type="float" office:value="4.82454344092">
            <text:p>4,8245434409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E$6]&lt;=[.B435];[.B435]&lt;=[.E$7]);([.B435]-[.E$6])^2/(([.E$8]-[.E$6])*([.E$7]-[.E$6]));1-(([.E$8]-[.B435])^2/(([.E$8]-[.E$6])*([.E$8]-[.E$7]))))" office:value-type="float" office:value="0.41885208410786">
            <text:p>0,4188520841</text:p>
          </table:table-cell>
          <table:table-cell table:formula="of:=ABS([.D435]-[.C435])" office:value-type="float" office:value="0.00314791589213975">
            <text:p>0,0031479159</text:p>
          </table:table-cell>
          <table:table-cell table:formula="of:=ABS([.D435]-[.C434])" office:value-type="float" office:value="0.00214791589213975">
            <text:p>0,0021479159</text:p>
          </table:table-cell>
          <table:table-cell/>
        </table:table-row>
        <table:table-row table:style-name="ro1">
          <table:table-cell office:value-type="float" office:value="6.31854251404">
            <text:p>6,318542514</text:p>
          </table:table-cell>
          <table:table-cell office:value-type="float" office:value="4.82584444441">
            <text:p>4,8258444444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E$6]&lt;=[.B436];[.B436]&lt;=[.E$7]);([.B436]-[.E$6])^2/(([.E$8]-[.E$6])*([.E$7]-[.E$6]));1-(([.E$8]-[.B436])^2/(([.E$8]-[.E$6])*([.E$8]-[.E$7]))))" office:value-type="float" office:value="0.419214179924571">
            <text:p>0,4192141799</text:p>
          </table:table-cell>
          <table:table-cell table:formula="of:=ABS([.D436]-[.C436])" office:value-type="float" office:value="0.00378582007542855">
            <text:p>0,0037858201</text:p>
          </table:table-cell>
          <table:table-cell table:formula="of:=ABS([.D436]-[.C435])" office:value-type="float" office:value="0.00278582007542855">
            <text:p>0,0027858201</text:p>
          </table:table-cell>
          <table:table-cell/>
        </table:table-row>
        <table:table-row table:style-name="ro1">
          <table:table-cell office:value-type="float" office:value="5.11295831158">
            <text:p>5,1129583116</text:p>
          </table:table-cell>
          <table:table-cell office:value-type="float" office:value="4.83066270577">
            <text:p>4,830662705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E$6]&lt;=[.B437];[.B437]&lt;=[.E$7]);([.B437]-[.E$6])^2/(([.E$8]-[.E$6])*([.E$7]-[.E$6]));1-(([.E$8]-[.B437])^2/(([.E$8]-[.E$6])*([.E$8]-[.E$7]))))" office:value-type="float" office:value="0.420554217564762">
            <text:p>0,4205542176</text:p>
          </table:table-cell>
          <table:table-cell table:formula="of:=ABS([.D437]-[.C437])" office:value-type="float" office:value="0.00344578243523791">
            <text:p>0,0034457824</text:p>
          </table:table-cell>
          <table:table-cell table:formula="of:=ABS([.D437]-[.C436])" office:value-type="float" office:value="0.00244578243523791">
            <text:p>0,0024457824</text:p>
          </table:table-cell>
          <table:table-cell/>
        </table:table-row>
        <table:table-row table:style-name="ro1">
          <table:table-cell office:value-type="float" office:value="4.73952332596">
            <text:p>4,739523326</text:p>
          </table:table-cell>
          <table:table-cell office:value-type="float" office:value="4.83087841603">
            <text:p>4,830878416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E$6]&lt;=[.B438];[.B438]&lt;=[.E$7]);([.B438]-[.E$6])^2/(([.E$8]-[.E$6])*([.E$7]-[.E$6]));1-(([.E$8]-[.B438])^2/(([.E$8]-[.E$6])*([.E$8]-[.E$7]))))" office:value-type="float" office:value="0.420614173935849">
            <text:p>0,4206141739</text:p>
          </table:table-cell>
          <table:table-cell table:formula="of:=ABS([.D438]-[.C438])" office:value-type="float" office:value="0.00438582606415067">
            <text:p>0,0043858261</text:p>
          </table:table-cell>
          <table:table-cell table:formula="of:=ABS([.D438]-[.C437])" office:value-type="float" office:value="0.00338582606415067">
            <text:p>0,0033858261</text:p>
          </table:table-cell>
          <table:table-cell/>
        </table:table-row>
        <table:table-row table:style-name="ro1">
          <table:table-cell office:value-type="float" office:value="3.62389099847">
            <text:p>3,6238909985</text:p>
          </table:table-cell>
          <table:table-cell office:value-type="float" office:value="4.83736813578">
            <text:p>4,8373681358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E$6]&lt;=[.B439];[.B439]&lt;=[.E$7]);([.B439]-[.E$6])^2/(([.E$8]-[.E$6])*([.E$7]-[.E$6]));1-(([.E$8]-[.B439])^2/(([.E$8]-[.E$6])*([.E$8]-[.E$7]))))" office:value-type="float" office:value="0.422416532099344">
            <text:p>0,4224165321</text:p>
          </table:table-cell>
          <table:table-cell table:formula="of:=ABS([.D439]-[.C439])" office:value-type="float" office:value="0.00358346790065572">
            <text:p>0,0035834679</text:p>
          </table:table-cell>
          <table:table-cell table:formula="of:=ABS([.D439]-[.C438])" office:value-type="float" office:value="0.00258346790065572">
            <text:p>0,0025834679</text:p>
          </table:table-cell>
          <table:table-cell/>
        </table:table-row>
        <table:table-row table:style-name="ro1">
          <table:table-cell office:value-type="float" office:value="4.81897092013">
            <text:p>4,8189709201</text:p>
          </table:table-cell>
          <table:table-cell office:value-type="float" office:value="4.83782762878">
            <text:p>4,8378276288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E$6]&lt;=[.B440];[.B440]&lt;=[.E$7]);([.B440]-[.E$6])^2/(([.E$8]-[.E$6])*([.E$7]-[.E$6]));1-(([.E$8]-[.B440])^2/(([.E$8]-[.E$6])*([.E$8]-[.E$7]))))" office:value-type="float" office:value="0.422544038408429">
            <text:p>0,4225440384</text:p>
          </table:table-cell>
          <table:table-cell table:formula="of:=ABS([.D440]-[.C440])" office:value-type="float" office:value="0.00445596159157075">
            <text:p>0,0044559616</text:p>
          </table:table-cell>
          <table:table-cell table:formula="of:=ABS([.D440]-[.C439])" office:value-type="float" office:value="0.00345596159157074">
            <text:p>0,0034559616</text:p>
          </table:table-cell>
          <table:table-cell/>
        </table:table-row>
        <table:table-row table:style-name="ro1">
          <table:table-cell office:value-type="float" office:value="7.11449070378">
            <text:p>7,1144907038</text:p>
          </table:table-cell>
          <table:table-cell office:value-type="float" office:value="4.84896294889">
            <text:p>4,8489629489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E$6]&lt;=[.B441];[.B441]&lt;=[.E$7]);([.B441]-[.E$6])^2/(([.E$8]-[.E$6])*([.E$7]-[.E$6]));1-(([.E$8]-[.B441])^2/(([.E$8]-[.E$6])*([.E$8]-[.E$7]))))" office:value-type="float" office:value="0.425629713343733">
            <text:p>0,4256297133</text:p>
          </table:table-cell>
          <table:table-cell table:formula="of:=ABS([.D441]-[.C441])" office:value-type="float" office:value="0.00237028665626687">
            <text:p>0,0023702867</text:p>
          </table:table-cell>
          <table:table-cell table:formula="of:=ABS([.D441]-[.C440])" office:value-type="float" office:value="0.00137028665626687">
            <text:p>0,0013702867</text:p>
          </table:table-cell>
          <table:table-cell/>
        </table:table-row>
        <table:table-row table:style-name="ro1">
          <table:table-cell office:value-type="float" office:value="5.11183008246">
            <text:p>5,1118300825</text:p>
          </table:table-cell>
          <table:table-cell office:value-type="float" office:value="4.85307117778">
            <text:p>4,8530711778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E$6]&lt;=[.B442];[.B442]&lt;=[.E$7]);([.B442]-[.E$6])^2/(([.E$8]-[.E$6])*([.E$7]-[.E$6]));1-(([.E$8]-[.B442])^2/(([.E$8]-[.E$6])*([.E$8]-[.E$7]))))" office:value-type="float" office:value="0.426766044781368">
            <text:p>0,4267660448</text:p>
          </table:table-cell>
          <table:table-cell table:formula="of:=ABS([.D442]-[.C442])" office:value-type="float" office:value="0.00223395521863173">
            <text:p>0,0022339552</text:p>
          </table:table-cell>
          <table:table-cell table:formula="of:=ABS([.D442]-[.C441])" office:value-type="float" office:value="0.00123395521863173">
            <text:p>0,0012339552</text:p>
          </table:table-cell>
          <table:table-cell/>
        </table:table-row>
        <table:table-row table:style-name="ro1">
          <table:table-cell office:value-type="float" office:value="4.62872929521">
            <text:p>4,6287292952</text:p>
          </table:table-cell>
          <table:table-cell office:value-type="float" office:value="4.85500510473">
            <text:p>4,8550051047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E$6]&lt;=[.B443];[.B443]&lt;=[.E$7]);([.B443]-[.E$6])^2/(([.E$8]-[.E$6])*([.E$7]-[.E$6]));1-(([.E$8]-[.B443])^2/(([.E$8]-[.E$6])*([.E$8]-[.E$7]))))" office:value-type="float" office:value="0.427300577272855">
            <text:p>0,4273005773</text:p>
          </table:table-cell>
          <table:table-cell table:formula="of:=ABS([.D443]-[.C443])" office:value-type="float" office:value="0.00269942272714535">
            <text:p>0,0026994227</text:p>
          </table:table-cell>
          <table:table-cell table:formula="of:=ABS([.D443]-[.C442])" office:value-type="float" office:value="0.00169942272714535">
            <text:p>0,0016994227</text:p>
          </table:table-cell>
          <table:table-cell/>
        </table:table-row>
        <table:table-row table:style-name="ro1">
          <table:table-cell office:value-type="float" office:value="5.34320167443">
            <text:p>5,3432016744</text:p>
          </table:table-cell>
          <table:table-cell office:value-type="float" office:value="4.85920905694">
            <text:p>4,859209056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E$6]&lt;=[.B444];[.B444]&lt;=[.E$7]);([.B444]-[.E$6])^2/(([.E$8]-[.E$6])*([.E$7]-[.E$6]));1-(([.E$8]-[.B444])^2/(([.E$8]-[.E$6])*([.E$8]-[.E$7]))))" office:value-type="float" office:value="0.428461678862409">
            <text:p>0,4284616789</text:p>
          </table:table-cell>
          <table:table-cell table:formula="of:=ABS([.D444]-[.C444])" office:value-type="float" office:value="0.00253832113759084">
            <text:p>0,0025383211</text:p>
          </table:table-cell>
          <table:table-cell table:formula="of:=ABS([.D444]-[.C443])" office:value-type="float" office:value="0.00153832113759084">
            <text:p>0,0015383211</text:p>
          </table:table-cell>
          <table:table-cell/>
        </table:table-row>
        <table:table-row table:style-name="ro1">
          <table:table-cell office:value-type="float" office:value="6.34875836645">
            <text:p>6,3487583665</text:p>
          </table:table-cell>
          <table:table-cell office:value-type="float" office:value="4.85970162961">
            <text:p>4,8597016296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E$6]&lt;=[.B445];[.B445]&lt;=[.E$7]);([.B445]-[.E$6])^2/(([.E$8]-[.E$6])*([.E$7]-[.E$6]));1-(([.E$8]-[.B445])^2/(([.E$8]-[.E$6])*([.E$8]-[.E$7]))))" office:value-type="float" office:value="0.428597646804864">
            <text:p>0,4285976468</text:p>
          </table:table-cell>
          <table:table-cell table:formula="of:=ABS([.D445]-[.C445])" office:value-type="float" office:value="0.00340235319513632">
            <text:p>0,0034023532</text:p>
          </table:table-cell>
          <table:table-cell table:formula="of:=ABS([.D445]-[.C444])" office:value-type="float" office:value="0.00240235319513632">
            <text:p>0,0024023532</text:p>
          </table:table-cell>
          <table:table-cell/>
        </table:table-row>
        <table:table-row table:style-name="ro1">
          <table:table-cell office:value-type="float" office:value="3.18771220825">
            <text:p>3,1877122083</text:p>
          </table:table-cell>
          <table:table-cell office:value-type="float" office:value="4.86093604695">
            <text:p>4,860936047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E$6]&lt;=[.B446];[.B446]&lt;=[.E$7]);([.B446]-[.E$6])^2/(([.E$8]-[.E$6])*([.E$7]-[.E$6]));1-(([.E$8]-[.B446])^2/(([.E$8]-[.E$6])*([.E$8]-[.E$7]))))" office:value-type="float" office:value="0.42893831975207">
            <text:p>0,4289383198</text:p>
          </table:table-cell>
          <table:table-cell table:formula="of:=ABS([.D446]-[.C446])" office:value-type="float" office:value="0.00406168024792969">
            <text:p>0,0040616802</text:p>
          </table:table-cell>
          <table:table-cell table:formula="of:=ABS([.D446]-[.C445])" office:value-type="float" office:value="0.00306168024792969">
            <text:p>0,0030616802</text:p>
          </table:table-cell>
          <table:table-cell/>
        </table:table-row>
        <table:table-row table:style-name="ro1">
          <table:table-cell office:value-type="float" office:value="7.01008686467">
            <text:p>7,0100868647</text:p>
          </table:table-cell>
          <table:table-cell office:value-type="float" office:value="4.86151980475">
            <text:p>4,8615198048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E$6]&lt;=[.B447];[.B447]&lt;=[.E$7]);([.B447]-[.E$6])^2/(([.E$8]-[.E$6])*([.E$7]-[.E$6]));1-(([.E$8]-[.B447])^2/(([.E$8]-[.E$6])*([.E$8]-[.E$7]))))" office:value-type="float" office:value="0.429099389117451">
            <text:p>0,4290993891</text:p>
          </table:table-cell>
          <table:table-cell table:formula="of:=ABS([.D447]-[.C447])" office:value-type="float" office:value="0.00490061088254939">
            <text:p>0,0049006109</text:p>
          </table:table-cell>
          <table:table-cell table:formula="of:=ABS([.D447]-[.C446])" office:value-type="float" office:value="0.00390061088254939">
            <text:p>0,0039006109</text:p>
          </table:table-cell>
          <table:table-cell/>
        </table:table-row>
        <table:table-row table:style-name="ro1">
          <table:table-cell office:value-type="float" office:value="4.91104636094">
            <text:p>4,9110463609</text:p>
          </table:table-cell>
          <table:table-cell office:value-type="float" office:value="4.86539457176">
            <text:p>4,8653945718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E$6]&lt;=[.B448];[.B448]&lt;=[.E$7]);([.B448]-[.E$6])^2/(([.E$8]-[.E$6])*([.E$7]-[.E$6]));1-(([.E$8]-[.B448])^2/(([.E$8]-[.E$6])*([.E$8]-[.E$7]))))" office:value-type="float" office:value="0.430167931758944">
            <text:p>0,4301679318</text:p>
          </table:table-cell>
          <table:table-cell table:formula="of:=ABS([.D448]-[.C448])" office:value-type="float" office:value="0.00483206824105592">
            <text:p>0,0048320682</text:p>
          </table:table-cell>
          <table:table-cell table:formula="of:=ABS([.D448]-[.C447])" office:value-type="float" office:value="0.00383206824105592">
            <text:p>0,0038320682</text:p>
          </table:table-cell>
          <table:table-cell/>
        </table:table-row>
        <table:table-row table:style-name="ro1">
          <table:table-cell office:value-type="float" office:value="4.37739794096">
            <text:p>4,377397941</text:p>
          </table:table-cell>
          <table:table-cell office:value-type="float" office:value="4.86773338914">
            <text:p>4,8677333891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E$6]&lt;=[.B449];[.B449]&lt;=[.E$7]);([.B449]-[.E$6])^2/(([.E$8]-[.E$6])*([.E$7]-[.E$6]));1-(([.E$8]-[.B449])^2/(([.E$8]-[.E$6])*([.E$8]-[.E$7]))))" office:value-type="float" office:value="0.430812421892387">
            <text:p>0,4308124219</text:p>
          </table:table-cell>
          <table:table-cell table:formula="of:=ABS([.D449]-[.C449])" office:value-type="float" office:value="0.00518757810761311">
            <text:p>0,0051875781</text:p>
          </table:table-cell>
          <table:table-cell table:formula="of:=ABS([.D449]-[.C448])" office:value-type="float" office:value="0.00418757810761311">
            <text:p>0,0041875781</text:p>
          </table:table-cell>
          <table:table-cell/>
        </table:table-row>
        <table:table-row table:style-name="ro1">
          <table:table-cell office:value-type="float" office:value="6.06256678399">
            <text:p>6,062566784</text:p>
          </table:table-cell>
          <table:table-cell office:value-type="float" office:value="4.86818307937">
            <text:p>4,8681830794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E$6]&lt;=[.B450];[.B450]&lt;=[.E$7]);([.B450]-[.E$6])^2/(([.E$8]-[.E$6])*([.E$7]-[.E$6]));1-(([.E$8]-[.B450])^2/(([.E$8]-[.E$6])*([.E$8]-[.E$7]))))" office:value-type="float" office:value="0.430936297813187">
            <text:p>0,4309362978</text:p>
          </table:table-cell>
          <table:table-cell table:formula="of:=ABS([.D450]-[.C450])" office:value-type="float" office:value="0.00606370218681268">
            <text:p>0,0060637022</text:p>
          </table:table-cell>
          <table:table-cell table:formula="of:=ABS([.D450]-[.C449])" office:value-type="float" office:value="0.00506370218681268">
            <text:p>0,0050637022</text:p>
          </table:table-cell>
          <table:table-cell/>
        </table:table-row>
        <table:table-row table:style-name="ro1">
          <table:table-cell office:value-type="float" office:value="3.93427929941">
            <text:p>3,9342792994</text:p>
          </table:table-cell>
          <table:table-cell office:value-type="float" office:value="4.86852629154">
            <text:p>4,8685262915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E$6]&lt;=[.B451];[.B451]&lt;=[.E$7]);([.B451]-[.E$6])^2/(([.E$8]-[.E$6])*([.E$7]-[.E$6]));1-(([.E$8]-[.B451])^2/(([.E$8]-[.E$6])*([.E$8]-[.E$7]))))" office:value-type="float" office:value="0.431030833210126">
            <text:p>0,4310308332</text:p>
          </table:table-cell>
          <table:table-cell table:formula="of:=ABS([.D451]-[.C451])" office:value-type="float" office:value="0.00696916678987408">
            <text:p>0,0069691668</text:p>
          </table:table-cell>
          <table:table-cell table:formula="of:=ABS([.D451]-[.C450])" office:value-type="float" office:value="0.00596916678987408">
            <text:p>0,0059691668</text:p>
          </table:table-cell>
          <table:table-cell/>
        </table:table-row>
        <table:table-row table:style-name="ro1">
          <table:table-cell office:value-type="float" office:value="7.21259057335">
            <text:p>7,2125905734</text:p>
          </table:table-cell>
          <table:table-cell office:value-type="float" office:value="4.87775970655">
            <text:p>4,8777597066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E$6]&lt;=[.B452];[.B452]&lt;=[.E$7]);([.B452]-[.E$6])^2/(([.E$8]-[.E$6])*([.E$7]-[.E$6]));1-(([.E$8]-[.B452])^2/(([.E$8]-[.E$6])*([.E$8]-[.E$7]))))" office:value-type="float" office:value="0.433571165435242">
            <text:p>0,4335711654</text:p>
          </table:table-cell>
          <table:table-cell table:formula="of:=ABS([.D452]-[.C452])" office:value-type="float" office:value="0.00542883456475812">
            <text:p>0,0054288346</text:p>
          </table:table-cell>
          <table:table-cell table:formula="of:=ABS([.D452]-[.C451])" office:value-type="float" office:value="0.00442883456475812">
            <text:p>0,0044288346</text:p>
          </table:table-cell>
          <table:table-cell/>
        </table:table-row>
        <table:table-row table:style-name="ro1">
          <table:table-cell office:value-type="float" office:value="3.35926466412">
            <text:p>3,3592646641</text:p>
          </table:table-cell>
          <table:table-cell office:value-type="float" office:value="4.8789320257">
            <text:p>4,8789320257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E$6]&lt;=[.B453];[.B453]&lt;=[.E$7]);([.B453]-[.E$6])^2/(([.E$8]-[.E$6])*([.E$7]-[.E$6]));1-(([.E$8]-[.B453])^2/(([.E$8]-[.E$6])*([.E$8]-[.E$7]))))" office:value-type="float" office:value="0.43389329170663">
            <text:p>0,4338932917</text:p>
          </table:table-cell>
          <table:table-cell table:formula="of:=ABS([.D453]-[.C453])" office:value-type="float" office:value="0.00610670829337018">
            <text:p>0,0061067083</text:p>
          </table:table-cell>
          <table:table-cell table:formula="of:=ABS([.D453]-[.C452])" office:value-type="float" office:value="0.00510670829337018">
            <text:p>0,0051067083</text:p>
          </table:table-cell>
          <table:table-cell/>
        </table:table-row>
        <table:table-row table:style-name="ro1">
          <table:table-cell office:value-type="float" office:value="4.47039398051">
            <text:p>4,4703939805</text:p>
          </table:table-cell>
          <table:table-cell office:value-type="float" office:value="4.87935752686">
            <text:p>4,8793575269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E$6]&lt;=[.B454];[.B454]&lt;=[.E$7]);([.B454]-[.E$6])^2/(([.E$8]-[.E$6])*([.E$7]-[.E$6]));1-(([.E$8]-[.B454])^2/(([.E$8]-[.E$6])*([.E$8]-[.E$7]))))" office:value-type="float" office:value="0.434010186951822">
            <text:p>0,434010187</text:p>
          </table:table-cell>
          <table:table-cell table:formula="of:=ABS([.D454]-[.C454])" office:value-type="float" office:value="0.00698981304817797">
            <text:p>0,006989813</text:p>
          </table:table-cell>
          <table:table-cell table:formula="of:=ABS([.D454]-[.C453])" office:value-type="float" office:value="0.00598981304817797">
            <text:p>0,005989813</text:p>
          </table:table-cell>
          <table:table-cell/>
        </table:table-row>
        <table:table-row table:style-name="ro1">
          <table:table-cell office:value-type="float" office:value="4.3923386704">
            <text:p>4,3923386704</text:p>
          </table:table-cell>
          <table:table-cell office:value-type="float" office:value="4.88810318909">
            <text:p>4,8881031891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E$6]&lt;=[.B455];[.B455]&lt;=[.E$7]);([.B455]-[.E$6])^2/(([.E$8]-[.E$6])*([.E$7]-[.E$6]));1-(([.E$8]-[.B455])^2/(([.E$8]-[.E$6])*([.E$8]-[.E$7]))))" office:value-type="float" office:value="0.436410153880939">
            <text:p>0,4364101539</text:p>
          </table:table-cell>
          <table:table-cell table:formula="of:=ABS([.D455]-[.C455])" office:value-type="float" office:value="0.00558984611906105">
            <text:p>0,0055898461</text:p>
          </table:table-cell>
          <table:table-cell table:formula="of:=ABS([.D455]-[.C454])" office:value-type="float" office:value="0.00458984611906105">
            <text:p>0,0045898461</text:p>
          </table:table-cell>
          <table:table-cell/>
        </table:table-row>
        <table:table-row table:style-name="ro1">
          <table:table-cell office:value-type="float" office:value="4.45917028877">
            <text:p>4,4591702888</text:p>
          </table:table-cell>
          <table:table-cell office:value-type="float" office:value="4.88863170621">
            <text:p>4,8886317062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E$6]&lt;=[.B456];[.B456]&lt;=[.E$7]);([.B456]-[.E$6])^2/(([.E$8]-[.E$6])*([.E$7]-[.E$6]));1-(([.E$8]-[.B456])^2/(([.E$8]-[.E$6])*([.E$8]-[.E$7]))))" office:value-type="float" office:value="0.436555025093943">
            <text:p>0,4365550251</text:p>
          </table:table-cell>
          <table:table-cell table:formula="of:=ABS([.D456]-[.C456])" office:value-type="float" office:value="0.0064449749060565">
            <text:p>0,0064449749</text:p>
          </table:table-cell>
          <table:table-cell table:formula="of:=ABS([.D456]-[.C455])" office:value-type="float" office:value="0.0054449749060565">
            <text:p>0,0054449749</text:p>
          </table:table-cell>
          <table:table-cell/>
        </table:table-row>
        <table:table-row table:style-name="ro1">
          <table:table-cell office:value-type="float" office:value="3.54799713286">
            <text:p>3,5479971329</text:p>
          </table:table-cell>
          <table:table-cell office:value-type="float" office:value="4.90395513529">
            <text:p>4,9039551353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E$6]&lt;=[.B457];[.B457]&lt;=[.E$7]);([.B457]-[.E$6])^2/(([.E$8]-[.E$6])*([.E$7]-[.E$6]));1-(([.E$8]-[.B457])^2/(([.E$8]-[.E$6])*([.E$8]-[.E$7]))))" office:value-type="float" office:value="0.440747215542761">
            <text:p>0,4407472155</text:p>
          </table:table-cell>
          <table:table-cell table:formula="of:=ABS([.D457]-[.C457])" office:value-type="float" office:value="0.00325278445723892">
            <text:p>0,0032527845</text:p>
          </table:table-cell>
          <table:table-cell table:formula="of:=ABS([.D457]-[.C456])" office:value-type="float" office:value="0.00225278445723892">
            <text:p>0,0022527845</text:p>
          </table:table-cell>
          <table:table-cell/>
        </table:table-row>
        <table:table-row table:style-name="ro1">
          <table:table-cell office:value-type="float" office:value="5.51663654752">
            <text:p>5,5166365475</text:p>
          </table:table-cell>
          <table:table-cell office:value-type="float" office:value="4.90594583683">
            <text:p>4,9059458368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E$6]&lt;=[.B458];[.B458]&lt;=[.E$7]);([.B458]-[.E$6])^2/(([.E$8]-[.E$6])*([.E$7]-[.E$6]));1-(([.E$8]-[.B458])^2/(([.E$8]-[.E$6])*([.E$8]-[.E$7]))))" office:value-type="float" office:value="0.441290683634346">
            <text:p>0,4412906836</text:p>
          </table:table-cell>
          <table:table-cell table:formula="of:=ABS([.D458]-[.C458])" office:value-type="float" office:value="0.00370931636565369">
            <text:p>0,0037093164</text:p>
          </table:table-cell>
          <table:table-cell table:formula="of:=ABS([.D458]-[.C457])" office:value-type="float" office:value="0.00270931636565369">
            <text:p>0,0027093164</text:p>
          </table:table-cell>
          <table:table-cell/>
        </table:table-row>
        <table:table-row table:style-name="ro1">
          <table:table-cell office:value-type="float" office:value="3.87007244055">
            <text:p>3,8700724406</text:p>
          </table:table-cell>
          <table:table-cell office:value-type="float" office:value="4.90832535802">
            <text:p>4,908325358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E$6]&lt;=[.B459];[.B459]&lt;=[.E$7]);([.B459]-[.E$6])^2/(([.E$8]-[.E$6])*([.E$7]-[.E$6]));1-(([.E$8]-[.B459])^2/(([.E$8]-[.E$6])*([.E$8]-[.E$7]))))" office:value-type="float" office:value="0.441939954139261">
            <text:p>0,4419399541</text:p>
          </table:table-cell>
          <table:table-cell table:formula="of:=ABS([.D459]-[.C459])" office:value-type="float" office:value="0.00406004586073877">
            <text:p>0,0040600459</text:p>
          </table:table-cell>
          <table:table-cell table:formula="of:=ABS([.D459]-[.C458])" office:value-type="float" office:value="0.00306004586073877">
            <text:p>0,0030600459</text:p>
          </table:table-cell>
          <table:table-cell/>
        </table:table-row>
        <table:table-row table:style-name="ro1">
          <table:table-cell office:value-type="float" office:value="5.21116633708">
            <text:p>5,2111663371</text:p>
          </table:table-cell>
          <table:table-cell office:value-type="float" office:value="4.90905961143">
            <text:p>4,9090596114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E$6]&lt;=[.B460];[.B460]&lt;=[.E$7]);([.B460]-[.E$6])^2/(([.E$8]-[.E$6])*([.E$7]-[.E$6]));1-(([.E$8]-[.B460])^2/(([.E$8]-[.E$6])*([.E$8]-[.E$7]))))" office:value-type="float" office:value="0.442140224572225">
            <text:p>0,4421402246</text:p>
          </table:table-cell>
          <table:table-cell table:formula="of:=ABS([.D460]-[.C460])" office:value-type="float" office:value="0.00485977542777544">
            <text:p>0,0048597754</text:p>
          </table:table-cell>
          <table:table-cell table:formula="of:=ABS([.D460]-[.C459])" office:value-type="float" office:value="0.00385977542777544">
            <text:p>0,0038597754</text:p>
          </table:table-cell>
          <table:table-cell/>
        </table:table-row>
        <table:table-row table:style-name="ro1">
          <table:table-cell office:value-type="float" office:value="5.06319081404">
            <text:p>5,063190814</text:p>
          </table:table-cell>
          <table:table-cell office:value-type="float" office:value="4.91104636094">
            <text:p>4,911046360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E$6]&lt;=[.B461];[.B461]&lt;=[.E$7]);([.B461]-[.E$6])^2/(([.E$8]-[.E$6])*([.E$7]-[.E$6]));1-(([.E$8]-[.B461])^2/(([.E$8]-[.E$6])*([.E$8]-[.E$7]))))" office:value-type="float" office:value="0.4426819379206">
            <text:p>0,4426819379</text:p>
          </table:table-cell>
          <table:table-cell table:formula="of:=ABS([.D461]-[.C461])" office:value-type="float" office:value="0.00531806207940039">
            <text:p>0,0053180621</text:p>
          </table:table-cell>
          <table:table-cell table:formula="of:=ABS([.D461]-[.C460])" office:value-type="float" office:value="0.00431806207940039">
            <text:p>0,0043180621</text:p>
          </table:table-cell>
          <table:table-cell/>
        </table:table-row>
        <table:table-row table:style-name="ro1">
          <table:table-cell office:value-type="float" office:value="5.20679249731">
            <text:p>5,2067924973</text:p>
          </table:table-cell>
          <table:table-cell office:value-type="float" office:value="4.91639977234">
            <text:p>4,9163997723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E$6]&lt;=[.B462];[.B462]&lt;=[.E$7]);([.B462]-[.E$6])^2/(([.E$8]-[.E$6])*([.E$7]-[.E$6]));1-(([.E$8]-[.B462])^2/(([.E$8]-[.E$6])*([.E$8]-[.E$7]))))" office:value-type="float" office:value="0.44414030602184">
            <text:p>0,444140306</text:p>
          </table:table-cell>
          <table:table-cell table:formula="of:=ABS([.D462]-[.C462])" office:value-type="float" office:value="0.00485969397816005">
            <text:p>0,004859694</text:p>
          </table:table-cell>
          <table:table-cell table:formula="of:=ABS([.D462]-[.C461])" office:value-type="float" office:value="0.00385969397816005">
            <text:p>0,003859694</text:p>
          </table:table-cell>
          <table:table-cell/>
        </table:table-row>
        <table:table-row table:style-name="ro1">
          <table:table-cell office:value-type="float" office:value="5.04452054043">
            <text:p>5,0445205404</text:p>
          </table:table-cell>
          <table:table-cell office:value-type="float" office:value="4.91786115759">
            <text:p>4,9178611576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E$6]&lt;=[.B463];[.B463]&lt;=[.E$7]);([.B463]-[.E$6])^2/(([.E$8]-[.E$6])*([.E$7]-[.E$6]));1-(([.E$8]-[.B463])^2/(([.E$8]-[.E$6])*([.E$8]-[.E$7]))))" office:value-type="float" office:value="0.444538082376251">
            <text:p>0,4445380824</text:p>
          </table:table-cell>
          <table:table-cell table:formula="of:=ABS([.D463]-[.C463])" office:value-type="float" office:value="0.00546191762374854">
            <text:p>0,0054619176</text:p>
          </table:table-cell>
          <table:table-cell table:formula="of:=ABS([.D463]-[.C462])" office:value-type="float" office:value="0.00446191762374853">
            <text:p>0,0044619176</text:p>
          </table:table-cell>
          <table:table-cell/>
        </table:table-row>
        <table:table-row table:style-name="ro1">
          <table:table-cell office:value-type="float" office:value="5.66424590307">
            <text:p>5,6642459031</text:p>
          </table:table-cell>
          <table:table-cell office:value-type="float" office:value="4.92611206913">
            <text:p>4,9261120691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E$6]&lt;=[.B464];[.B464]&lt;=[.E$7]);([.B464]-[.E$6])^2/(([.E$8]-[.E$6])*([.E$7]-[.E$6]));1-(([.E$8]-[.B464])^2/(([.E$8]-[.E$6])*([.E$8]-[.E$7]))))" office:value-type="float" office:value="0.446781237557058">
            <text:p>0,4467812376</text:p>
          </table:table-cell>
          <table:table-cell table:formula="of:=ABS([.D464]-[.C464])" office:value-type="float" office:value="0.00421876244294167">
            <text:p>0,0042187624</text:p>
          </table:table-cell>
          <table:table-cell table:formula="of:=ABS([.D464]-[.C463])" office:value-type="float" office:value="0.00321876244294167">
            <text:p>0,0032187624</text:p>
          </table:table-cell>
          <table:table-cell/>
        </table:table-row>
        <table:table-row table:style-name="ro1">
          <table:table-cell office:value-type="float" office:value="3.66971794198">
            <text:p>3,669717942</text:p>
          </table:table-cell>
          <table:table-cell office:value-type="float" office:value="4.92648371075">
            <text:p>4,9264837108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E$6]&lt;=[.B465];[.B465]&lt;=[.E$7]);([.B465]-[.E$6])^2/(([.E$8]-[.E$6])*([.E$7]-[.E$6]));1-(([.E$8]-[.B465])^2/(([.E$8]-[.E$6])*([.E$8]-[.E$7]))))" office:value-type="float" office:value="0.446882168040497">
            <text:p>0,446882168</text:p>
          </table:table-cell>
          <table:table-cell table:formula="of:=ABS([.D465]-[.C465])" office:value-type="float" office:value="0.00511783195950283">
            <text:p>0,005117832</text:p>
          </table:table-cell>
          <table:table-cell table:formula="of:=ABS([.D465]-[.C464])" office:value-type="float" office:value="0.00411783195950283">
            <text:p>0,004117832</text:p>
          </table:table-cell>
          <table:table-cell/>
        </table:table-row>
        <table:table-row table:style-name="ro1">
          <table:table-cell office:value-type="float" office:value="5.81942306837">
            <text:p>5,8194230684</text:p>
          </table:table-cell>
          <table:table-cell office:value-type="float" office:value="4.93231917758">
            <text:p>4,9323191776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E$6]&lt;=[.B466];[.B466]&lt;=[.E$7]);([.B466]-[.E$6])^2/(([.E$8]-[.E$6])*([.E$7]-[.E$6]));1-(([.E$8]-[.B466])^2/(([.E$8]-[.E$6])*([.E$8]-[.E$7]))))" office:value-type="float" office:value="0.448465757563885">
            <text:p>0,4484657576</text:p>
          </table:table-cell>
          <table:table-cell table:formula="of:=ABS([.D466]-[.C466])" office:value-type="float" office:value="0.00453424243611483">
            <text:p>0,0045342424</text:p>
          </table:table-cell>
          <table:table-cell table:formula="of:=ABS([.D466]-[.C465])" office:value-type="float" office:value="0.00353424243611483">
            <text:p>0,0035342424</text:p>
          </table:table-cell>
          <table:table-cell/>
        </table:table-row>
        <table:table-row table:style-name="ro1">
          <table:table-cell office:value-type="float" office:value="4.60119352627">
            <text:p>4,6011935263</text:p>
          </table:table-cell>
          <table:table-cell office:value-type="float" office:value="4.93444978254">
            <text:p>4,9344497825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E$6]&lt;=[.B467];[.B467]&lt;=[.E$7]);([.B467]-[.E$6])^2/(([.E$8]-[.E$6])*([.E$7]-[.E$6]));1-(([.E$8]-[.B467])^2/(([.E$8]-[.E$6])*([.E$8]-[.E$7]))))" office:value-type="float" office:value="0.449043380977031">
            <text:p>0,449043381</text:p>
          </table:table-cell>
          <table:table-cell table:formula="of:=ABS([.D467]-[.C467])" office:value-type="float" office:value="0.00495661902296857">
            <text:p>0,004956619</text:p>
          </table:table-cell>
          <table:table-cell table:formula="of:=ABS([.D467]-[.C466])" office:value-type="float" office:value="0.00395661902296857">
            <text:p>0,003956619</text:p>
          </table:table-cell>
          <table:table-cell/>
        </table:table-row>
        <table:table-row table:style-name="ro1">
          <table:table-cell office:value-type="float" office:value="5.78863189404">
            <text:p>5,788631894</text:p>
          </table:table-cell>
          <table:table-cell office:value-type="float" office:value="4.93883798427">
            <text:p>4,938837984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E$6]&lt;=[.B468];[.B468]&lt;=[.E$7]);([.B468]-[.E$6])^2/(([.E$8]-[.E$6])*([.E$7]-[.E$6]));1-(([.E$8]-[.B468])^2/(([.E$8]-[.E$6])*([.E$8]-[.E$7]))))" office:value-type="float" office:value="0.450232102733061">
            <text:p>0,4502321027</text:p>
          </table:table-cell>
          <table:table-cell table:formula="of:=ABS([.D468]-[.C468])" office:value-type="float" office:value="0.00476789726693855">
            <text:p>0,0047678973</text:p>
          </table:table-cell>
          <table:table-cell table:formula="of:=ABS([.D468]-[.C467])" office:value-type="float" office:value="0.00376789726693855">
            <text:p>0,0037678973</text:p>
          </table:table-cell>
          <table:table-cell/>
        </table:table-row>
        <table:table-row table:style-name="ro1">
          <table:table-cell office:value-type="float" office:value="7.78696279006">
            <text:p>7,7869627901</text:p>
          </table:table-cell>
          <table:table-cell office:value-type="float" office:value="4.94006335959">
            <text:p>4,9400633596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E$6]&lt;=[.B469];[.B469]&lt;=[.E$7]);([.B469]-[.E$6])^2/(([.E$8]-[.E$6])*([.E$7]-[.E$6]));1-(([.E$8]-[.B469])^2/(([.E$8]-[.E$6])*([.E$8]-[.E$7]))))" office:value-type="float" office:value="0.450563815861879">
            <text:p>0,4505638159</text:p>
          </table:table-cell>
          <table:table-cell table:formula="of:=ABS([.D469]-[.C469])" office:value-type="float" office:value="0.00543618413812136">
            <text:p>0,0054361841</text:p>
          </table:table-cell>
          <table:table-cell table:formula="of:=ABS([.D469]-[.C468])" office:value-type="float" office:value="0.00443618413812136">
            <text:p>0,0044361841</text:p>
          </table:table-cell>
          <table:table-cell/>
        </table:table-row>
        <table:table-row table:style-name="ro1">
          <table:table-cell office:value-type="float" office:value="7.40862266836">
            <text:p>7,4086226684</text:p>
          </table:table-cell>
          <table:table-cell office:value-type="float" office:value="4.94579540825">
            <text:p>4,945795408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E$6]&lt;=[.B470];[.B470]&lt;=[.E$7]);([.B470]-[.E$6])^2/(([.E$8]-[.E$6])*([.E$7]-[.E$6]));1-(([.E$8]-[.B470])^2/(([.E$8]-[.E$6])*([.E$8]-[.E$7]))))" office:value-type="float" office:value="0.452114170941107">
            <text:p>0,4521141709</text:p>
          </table:table-cell>
          <table:table-cell table:formula="of:=ABS([.D470]-[.C470])" office:value-type="float" office:value="0.00488582905889295">
            <text:p>0,0048858291</text:p>
          </table:table-cell>
          <table:table-cell table:formula="of:=ABS([.D470]-[.C469])" office:value-type="float" office:value="0.00388582905889295">
            <text:p>0,0038858291</text:p>
          </table:table-cell>
          <table:table-cell/>
        </table:table-row>
        <table:table-row table:style-name="ro1">
          <table:table-cell office:value-type="float" office:value="5.76779638629">
            <text:p>5,7677963863</text:p>
          </table:table-cell>
          <table:table-cell office:value-type="float" office:value="4.94743357351">
            <text:p>4,9474335735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E$6]&lt;=[.B471];[.B471]&lt;=[.E$7]);([.B471]-[.E$6])^2/(([.E$8]-[.E$6])*([.E$7]-[.E$6]));1-(([.E$8]-[.B471])^2/(([.E$8]-[.E$6])*([.E$8]-[.E$7]))))" office:value-type="float" office:value="0.452556845296202">
            <text:p>0,4525568453</text:p>
          </table:table-cell>
          <table:table-cell table:formula="of:=ABS([.D471]-[.C471])" office:value-type="float" office:value="0.00544315470379769">
            <text:p>0,0054431547</text:p>
          </table:table-cell>
          <table:table-cell table:formula="of:=ABS([.D471]-[.C470])" office:value-type="float" office:value="0.00444315470379769">
            <text:p>0,0044431547</text:p>
          </table:table-cell>
          <table:table-cell/>
        </table:table-row>
        <table:table-row table:style-name="ro1">
          <table:table-cell office:value-type="float" office:value="6.09578587211">
            <text:p>6,0957858721</text:p>
          </table:table-cell>
          <table:table-cell office:value-type="float" office:value="4.94776386954">
            <text:p>4,9477638695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E$6]&lt;=[.B472];[.B472]&lt;=[.E$7]);([.B472]-[.E$6])^2/(([.E$8]-[.E$6])*([.E$7]-[.E$6]));1-(([.E$8]-[.B472])^2/(([.E$8]-[.E$6])*([.E$8]-[.E$7]))))" office:value-type="float" office:value="0.452646078099819">
            <text:p>0,4526460781</text:p>
          </table:table-cell>
          <table:table-cell table:formula="of:=ABS([.D472]-[.C472])" office:value-type="float" office:value="0.00635392190018108">
            <text:p>0,0063539219</text:p>
          </table:table-cell>
          <table:table-cell table:formula="of:=ABS([.D472]-[.C471])" office:value-type="float" office:value="0.00535392190018108">
            <text:p>0,0053539219</text:p>
          </table:table-cell>
          <table:table-cell/>
        </table:table-row>
        <table:table-row table:style-name="ro1">
          <table:table-cell office:value-type="float" office:value="5.83063381134">
            <text:p>5,8306338113</text:p>
          </table:table-cell>
          <table:table-cell office:value-type="float" office:value="4.95356338705">
            <text:p>4,9535633871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E$6]&lt;=[.B473];[.B473]&lt;=[.E$7]);([.B473]-[.E$6])^2/(([.E$8]-[.E$6])*([.E$7]-[.E$6]));1-(([.E$8]-[.B473])^2/(([.E$8]-[.E$6])*([.E$8]-[.E$7]))))" office:value-type="float" office:value="0.454211691245924">
            <text:p>0,4542116912</text:p>
          </table:table-cell>
          <table:table-cell table:formula="of:=ABS([.D473]-[.C473])" office:value-type="float" office:value="0.00578830875407571">
            <text:p>0,0057883088</text:p>
          </table:table-cell>
          <table:table-cell table:formula="of:=ABS([.D473]-[.C472])" office:value-type="float" office:value="0.00478830875407571">
            <text:p>0,0047883088</text:p>
          </table:table-cell>
          <table:table-cell/>
        </table:table-row>
        <table:table-row table:style-name="ro1">
          <table:table-cell office:value-type="float" office:value="4.38501399089">
            <text:p>4,3850139909</text:p>
          </table:table-cell>
          <table:table-cell office:value-type="float" office:value="4.95843433605">
            <text:p>4,9584343361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E$6]&lt;=[.B474];[.B474]&lt;=[.E$7]);([.B474]-[.E$6])^2/(([.E$8]-[.E$6])*([.E$7]-[.E$6]));1-(([.E$8]-[.B474])^2/(([.E$8]-[.E$6])*([.E$8]-[.E$7]))))" office:value-type="float" office:value="0.455524899466013">
            <text:p>0,4555248995</text:p>
          </table:table-cell>
          <table:table-cell table:formula="of:=ABS([.D474]-[.C474])" office:value-type="float" office:value="0.00547510053398687">
            <text:p>0,0054751005</text:p>
          </table:table-cell>
          <table:table-cell table:formula="of:=ABS([.D474]-[.C473])" office:value-type="float" office:value="0.00447510053398686">
            <text:p>0,0044751005</text:p>
          </table:table-cell>
          <table:table-cell/>
        </table:table-row>
        <table:table-row table:style-name="ro1">
          <table:table-cell office:value-type="float" office:value="4.61352524854">
            <text:p>4,6135252485</text:p>
          </table:table-cell>
          <table:table-cell office:value-type="float" office:value="4.95925024064">
            <text:p>4,9592502406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E$6]&lt;=[.B475];[.B475]&lt;=[.E$7]);([.B475]-[.E$6])^2/(([.E$8]-[.E$6])*([.E$7]-[.E$6]));1-(([.E$8]-[.B475])^2/(([.E$8]-[.E$6])*([.E$8]-[.E$7]))))" office:value-type="float" office:value="0.45574471274107">
            <text:p>0,4557447127</text:p>
          </table:table-cell>
          <table:table-cell table:formula="of:=ABS([.D475]-[.C475])" office:value-type="float" office:value="0.00625528725892982">
            <text:p>0,0062552873</text:p>
          </table:table-cell>
          <table:table-cell table:formula="of:=ABS([.D475]-[.C474])" office:value-type="float" office:value="0.00525528725892982">
            <text:p>0,0052552873</text:p>
          </table:table-cell>
          <table:table-cell/>
        </table:table-row>
        <table:table-row table:style-name="ro1">
          <table:table-cell office:value-type="float" office:value="4.05452669049">
            <text:p>4,0545266905</text:p>
          </table:table-cell>
          <table:table-cell office:value-type="float" office:value="4.95967927369">
            <text:p>4,9596792737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E$6]&lt;=[.B476];[.B476]&lt;=[.E$7]);([.B476]-[.E$6])^2/(([.E$8]-[.E$6])*([.E$7]-[.E$6]));1-(([.E$8]-[.B476])^2/(([.E$8]-[.E$6])*([.E$8]-[.E$7]))))" office:value-type="float" office:value="0.455860280951661">
            <text:p>0,455860281</text:p>
          </table:table-cell>
          <table:table-cell table:formula="of:=ABS([.D476]-[.C476])" office:value-type="float" office:value="0.00713971904833893">
            <text:p>0,007139719</text:p>
          </table:table-cell>
          <table:table-cell table:formula="of:=ABS([.D476]-[.C475])" office:value-type="float" office:value="0.00613971904833893">
            <text:p>0,006139719</text:p>
          </table:table-cell>
          <table:table-cell/>
        </table:table-row>
        <table:table-row table:style-name="ro1">
          <table:table-cell office:value-type="float" office:value="5.29004060337">
            <text:p>5,2900406034</text:p>
          </table:table-cell>
          <table:table-cell office:value-type="float" office:value="4.96265394198">
            <text:p>4,962653942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E$6]&lt;=[.B477];[.B477]&lt;=[.E$7]);([.B477]-[.E$6])^2/(([.E$8]-[.E$6])*([.E$7]-[.E$6]));1-(([.E$8]-[.B477])^2/(([.E$8]-[.E$6])*([.E$8]-[.E$7]))))" office:value-type="float" office:value="0.456661226926346">
            <text:p>0,4566612269</text:p>
          </table:table-cell>
          <table:table-cell table:formula="of:=ABS([.D477]-[.C477])" office:value-type="float" office:value="0.00733877307365444">
            <text:p>0,0073387731</text:p>
          </table:table-cell>
          <table:table-cell table:formula="of:=ABS([.D477]-[.C476])" office:value-type="float" office:value="0.00633877307365444">
            <text:p>0,0063387731</text:p>
          </table:table-cell>
          <table:table-cell/>
        </table:table-row>
        <table:table-row table:style-name="ro1">
          <table:table-cell office:value-type="float" office:value="4.24933487247">
            <text:p>4,2493348725</text:p>
          </table:table-cell>
          <table:table-cell office:value-type="float" office:value="4.9808178355">
            <text:p>4,980817835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E$6]&lt;=[.B478];[.B478]&lt;=[.E$7]);([.B478]-[.E$6])^2/(([.E$8]-[.E$6])*([.E$7]-[.E$6]));1-(([.E$8]-[.B478])^2/(([.E$8]-[.E$6])*([.E$8]-[.E$7]))))" office:value-type="float" office:value="0.461539157618837">
            <text:p>0,4615391576</text:p>
          </table:table-cell>
          <table:table-cell table:formula="of:=ABS([.D478]-[.C478])" office:value-type="float" office:value="0.00346084238116345">
            <text:p>0,0034608424</text:p>
          </table:table-cell>
          <table:table-cell table:formula="of:=ABS([.D478]-[.C477])" office:value-type="float" office:value="0.00246084238116345">
            <text:p>0,0024608424</text:p>
          </table:table-cell>
          <table:table-cell/>
        </table:table-row>
        <table:table-row table:style-name="ro1">
          <table:table-cell office:value-type="float" office:value="4.73396184772">
            <text:p>4,7339618477</text:p>
          </table:table-cell>
          <table:table-cell office:value-type="float" office:value="4.9810837788">
            <text:p>4,9810837788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E$6]&lt;=[.B479];[.B479]&lt;=[.E$7]);([.B479]-[.E$6])^2/(([.E$8]-[.E$6])*([.E$7]-[.E$6]));1-(([.E$8]-[.B479])^2/(([.E$8]-[.E$6])*([.E$8]-[.E$7]))))" office:value-type="float" office:value="0.461610413565851">
            <text:p>0,4616104136</text:p>
          </table:table-cell>
          <table:table-cell table:formula="of:=ABS([.D479]-[.C479])" office:value-type="float" office:value="0.00438958643414949">
            <text:p>0,0043895864</text:p>
          </table:table-cell>
          <table:table-cell table:formula="of:=ABS([.D479]-[.C478])" office:value-type="float" office:value="0.00338958643414949">
            <text:p>0,0033895864</text:p>
          </table:table-cell>
          <table:table-cell/>
        </table:table-row>
        <table:table-row table:style-name="ro1">
          <table:table-cell office:value-type="float" office:value="7.56800070843">
            <text:p>7,5680007084</text:p>
          </table:table-cell>
          <table:table-cell office:value-type="float" office:value="4.98670750003">
            <text:p>4,9867075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E$6]&lt;=[.B480];[.B480]&lt;=[.E$7]);([.B480]-[.E$6])^2/(([.E$8]-[.E$6])*([.E$7]-[.E$6]));1-(([.E$8]-[.B480])^2/(([.E$8]-[.E$6])*([.E$8]-[.E$7]))))" office:value-type="float" office:value="0.463116110322818">
            <text:p>0,4631161103</text:p>
          </table:table-cell>
          <table:table-cell table:formula="of:=ABS([.D480]-[.C480])" office:value-type="float" office:value="0.00388388967718184">
            <text:p>0,0038838897</text:p>
          </table:table-cell>
          <table:table-cell table:formula="of:=ABS([.D480]-[.C479])" office:value-type="float" office:value="0.00288388967718184">
            <text:p>0,0028838897</text:p>
          </table:table-cell>
          <table:table-cell/>
        </table:table-row>
        <table:table-row table:style-name="ro1">
          <table:table-cell office:value-type="float" office:value="3.50623409371">
            <text:p>3,5062340937</text:p>
          </table:table-cell>
          <table:table-cell office:value-type="float" office:value="4.98844551544">
            <text:p>4,9884455154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E$6]&lt;=[.B481];[.B481]&lt;=[.E$7]);([.B481]-[.E$6])^2/(([.E$8]-[.E$6])*([.E$7]-[.E$6]));1-(([.E$8]-[.B481])^2/(([.E$8]-[.E$6])*([.E$8]-[.E$7]))))" office:value-type="float" office:value="0.463581020580218">
            <text:p>0,4635810206</text:p>
          </table:table-cell>
          <table:table-cell table:formula="of:=ABS([.D481]-[.C481])" office:value-type="float" office:value="0.0044189794197817">
            <text:p>0,0044189794</text:p>
          </table:table-cell>
          <table:table-cell table:formula="of:=ABS([.D481]-[.C480])" office:value-type="float" office:value="0.0034189794197817">
            <text:p>0,0034189794</text:p>
          </table:table-cell>
          <table:table-cell/>
        </table:table-row>
        <table:table-row table:style-name="ro1">
          <table:table-cell office:value-type="float" office:value="5.63841911115">
            <text:p>5,6384191112</text:p>
          </table:table-cell>
          <table:table-cell office:value-type="float" office:value="4.99809626009">
            <text:p>4,9980962601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E$6]&lt;=[.B482];[.B482]&lt;=[.E$7]);([.B482]-[.E$6])^2/(([.E$8]-[.E$6])*([.E$7]-[.E$6]));1-(([.E$8]-[.B482])^2/(([.E$8]-[.E$6])*([.E$8]-[.E$7]))))" office:value-type="float" office:value="0.466158881883145">
            <text:p>0,4661588819</text:p>
          </table:table-cell>
          <table:table-cell table:formula="of:=ABS([.D482]-[.C482])" office:value-type="float" office:value="0.00284111811685495">
            <text:p>0,0028411181</text:p>
          </table:table-cell>
          <table:table-cell table:formula="of:=ABS([.D482]-[.C481])" office:value-type="float" office:value="0.001841118116855">
            <text:p>0,0018411181</text:p>
          </table:table-cell>
          <table:table-cell/>
        </table:table-row>
        <table:table-row table:style-name="ro1">
          <table:table-cell office:value-type="float" office:value="4.62472390088">
            <text:p>4,6247239009</text:p>
          </table:table-cell>
          <table:table-cell office:value-type="float" office:value="5.00172890498">
            <text:p>5,001728905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E$6]&lt;=[.B483];[.B483]&lt;=[.E$7]);([.B483]-[.E$6])^2/(([.E$8]-[.E$6])*([.E$7]-[.E$6]));1-(([.E$8]-[.B483])^2/(([.E$8]-[.E$6])*([.E$8]-[.E$7]))))" office:value-type="float" office:value="0.467127608357586">
            <text:p>0,4671276084</text:p>
          </table:table-cell>
          <table:table-cell table:formula="of:=ABS([.D483]-[.C483])" office:value-type="float" office:value="0.00287239164241426">
            <text:p>0,0028723916</text:p>
          </table:table-cell>
          <table:table-cell table:formula="of:=ABS([.D483]-[.C482])" office:value-type="float" office:value="0.00187239164241426">
            <text:p>0,0018723916</text:p>
          </table:table-cell>
          <table:table-cell/>
        </table:table-row>
        <table:table-row table:style-name="ro1">
          <table:table-cell office:value-type="float" office:value="6.90909307752">
            <text:p>6,9090930775</text:p>
          </table:table-cell>
          <table:table-cell office:value-type="float" office:value="5.01020219652">
            <text:p>5,0102021965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E$6]&lt;=[.B484];[.B484]&lt;=[.E$7]);([.B484]-[.E$6])^2/(([.E$8]-[.E$6])*([.E$7]-[.E$6]));1-(([.E$8]-[.B484])^2/(([.E$8]-[.E$6])*([.E$8]-[.E$7]))))" office:value-type="float" office:value="0.469383782911539">
            <text:p>0,4693837829</text:p>
          </table:table-cell>
          <table:table-cell table:formula="of:=ABS([.D484]-[.C484])" office:value-type="float" office:value="0.00161621708846105">
            <text:p>0,0016162171</text:p>
          </table:table-cell>
          <table:table-cell table:formula="of:=ABS([.D484]-[.C483])" office:value-type="float" office:value="0.000616217088461046">
            <text:p>0,0006162171</text:p>
          </table:table-cell>
          <table:table-cell/>
        </table:table-row>
        <table:table-row table:style-name="ro1">
          <table:table-cell office:value-type="float" office:value="7.35219055514">
            <text:p>7,3521905551</text:p>
          </table:table-cell>
          <table:table-cell office:value-type="float" office:value="5.01194090617">
            <text:p>5,011940906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E$6]&lt;=[.B485];[.B485]&lt;=[.E$7]);([.B485]-[.E$6])^2/(([.E$8]-[.E$6])*([.E$7]-[.E$6]));1-(([.E$8]-[.B485])^2/(([.E$8]-[.E$6])*([.E$8]-[.E$7]))))" office:value-type="float" office:value="0.469846155470661">
            <text:p>0,4698461555</text:p>
          </table:table-cell>
          <table:table-cell table:formula="of:=ABS([.D485]-[.C485])" office:value-type="float" office:value="0.00215384452933853">
            <text:p>0,0021538445</text:p>
          </table:table-cell>
          <table:table-cell table:formula="of:=ABS([.D485]-[.C484])" office:value-type="float" office:value="0.00115384452933853">
            <text:p>0,0011538445</text:p>
          </table:table-cell>
          <table:table-cell/>
        </table:table-row>
        <table:table-row table:style-name="ro1">
          <table:table-cell office:value-type="float" office:value="3.65753815314">
            <text:p>3,6575381531</text:p>
          </table:table-cell>
          <table:table-cell office:value-type="float" office:value="5.01493500438">
            <text:p>5,014935004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E$6]&lt;=[.B486];[.B486]&lt;=[.E$7]);([.B486]-[.E$6])^2/(([.E$8]-[.E$6])*([.E$7]-[.E$6]));1-(([.E$8]-[.B486])^2/(([.E$8]-[.E$6])*([.E$8]-[.E$7]))))" office:value-type="float" office:value="0.470641899356139">
            <text:p>0,4706418994</text:p>
          </table:table-cell>
          <table:table-cell table:formula="of:=ABS([.D486]-[.C486])" office:value-type="float" office:value="0.00235810064386099">
            <text:p>0,0023581006</text:p>
          </table:table-cell>
          <table:table-cell table:formula="of:=ABS([.D486]-[.C485])" office:value-type="float" office:value="0.00135810064386099">
            <text:p>0,0013581006</text:p>
          </table:table-cell>
          <table:table-cell/>
        </table:table-row>
        <table:table-row table:style-name="ro1">
          <table:table-cell office:value-type="float" office:value="3.56491678991">
            <text:p>3,5649167899</text:p>
          </table:table-cell>
          <table:table-cell office:value-type="float" office:value="5.01862075949">
            <text:p>5,0186207595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E$6]&lt;=[.B487];[.B487]&lt;=[.E$7]);([.B487]-[.E$6])^2/(([.E$8]-[.E$6])*([.E$7]-[.E$6]));1-(([.E$8]-[.B487])^2/(([.E$8]-[.E$6])*([.E$8]-[.E$7]))))" office:value-type="float" office:value="0.471620644774534">
            <text:p>0,4716206448</text:p>
          </table:table-cell>
          <table:table-cell table:formula="of:=ABS([.D487]-[.C487])" office:value-type="float" office:value="0.00237935522546617">
            <text:p>0,0023793552</text:p>
          </table:table-cell>
          <table:table-cell table:formula="of:=ABS([.D487]-[.C486])" office:value-type="float" office:value="0.00137935522546617">
            <text:p>0,0013793552</text:p>
          </table:table-cell>
          <table:table-cell/>
        </table:table-row>
        <table:table-row table:style-name="ro1">
          <table:table-cell office:value-type="float" office:value="4.40975666914">
            <text:p>4,4097566691</text:p>
          </table:table-cell>
          <table:table-cell office:value-type="float" office:value="5.03057631781">
            <text:p>5,0305763178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E$6]&lt;=[.B488];[.B488]&lt;=[.E$7]);([.B488]-[.E$6])^2/(([.E$8]-[.E$6])*([.E$7]-[.E$6]));1-(([.E$8]-[.B488])^2/(([.E$8]-[.E$6])*([.E$8]-[.E$7]))))" office:value-type="float" office:value="0.474789187708973">
            <text:p>0,4747891877</text:p>
          </table:table-cell>
          <table:table-cell table:formula="of:=ABS([.D488]-[.C488])" office:value-type="float" office:value="0.000210812291027374">
            <text:p>0,0002108123</text:p>
          </table:table-cell>
          <table:table-cell table:formula="of:=ABS([.D488]-[.C487])" office:value-type="float" office:value="0.000789187708972627">
            <text:p>0,0007891877</text:p>
          </table:table-cell>
          <table:table-cell/>
        </table:table-row>
        <table:table-row table:style-name="ro1">
          <table:table-cell office:value-type="float" office:value="4.26362869813">
            <text:p>4,2636286981</text:p>
          </table:table-cell>
          <table:table-cell office:value-type="float" office:value="5.03091896594">
            <text:p>5,0309189659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E$6]&lt;=[.B489];[.B489]&lt;=[.E$7]);([.B489]-[.E$6])^2/(([.E$8]-[.E$6])*([.E$7]-[.E$6]));1-(([.E$8]-[.B489])^2/(([.E$8]-[.E$6])*([.E$8]-[.E$7]))))" office:value-type="float" office:value="0.47487985816884">
            <text:p>0,4748798582</text:p>
          </table:table-cell>
          <table:table-cell table:formula="of:=ABS([.D489]-[.C489])" office:value-type="float" office:value="0.00112014183116005">
            <text:p>0,0011201418</text:p>
          </table:table-cell>
          <table:table-cell table:formula="of:=ABS([.D489]-[.C488])" office:value-type="float" office:value="0.000120141831160048">
            <text:p>0,0001201418</text:p>
          </table:table-cell>
          <table:table-cell/>
        </table:table-row>
        <table:table-row table:style-name="ro1">
          <table:table-cell office:value-type="float" office:value="3.44968777186">
            <text:p>3,4496877719</text:p>
          </table:table-cell>
          <table:table-cell office:value-type="float" office:value="5.03141863843">
            <text:p>5,0314186384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E$6]&lt;=[.B490];[.B490]&lt;=[.E$7]);([.B490]-[.E$6])^2/(([.E$8]-[.E$6])*([.E$7]-[.E$6]));1-(([.E$8]-[.B490])^2/(([.E$8]-[.E$6])*([.E$8]-[.E$7]))))" office:value-type="float" office:value="0.47501206588664">
            <text:p>0,4750120659</text:p>
          </table:table-cell>
          <table:table-cell table:formula="of:=ABS([.D490]-[.C490])" office:value-type="float" office:value="0.00198793411335985">
            <text:p>0,0019879341</text:p>
          </table:table-cell>
          <table:table-cell table:formula="of:=ABS([.D490]-[.C489])" office:value-type="float" office:value="0.000987934113359845">
            <text:p>0,0009879341</text:p>
          </table:table-cell>
          <table:table-cell/>
        </table:table-row>
        <table:table-row table:style-name="ro1">
          <table:table-cell office:value-type="float" office:value="5.33381142534">
            <text:p>5,3338114253</text:p>
          </table:table-cell>
          <table:table-cell office:value-type="float" office:value="5.03464330968">
            <text:p>5,0346433097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E$6]&lt;=[.B491];[.B491]&lt;=[.E$7]);([.B491]-[.E$6])^2/(([.E$8]-[.E$6])*([.E$7]-[.E$6]));1-(([.E$8]-[.B491])^2/(([.E$8]-[.E$6])*([.E$8]-[.E$7]))))" office:value-type="float" office:value="0.47586487728448">
            <text:p>0,4758648773</text:p>
          </table:table-cell>
          <table:table-cell table:formula="of:=ABS([.D491]-[.C491])" office:value-type="float" office:value="0.00213512271551952">
            <text:p>0,0021351227</text:p>
          </table:table-cell>
          <table:table-cell table:formula="of:=ABS([.D491]-[.C490])" office:value-type="float" office:value="0.00113512271551952">
            <text:p>0,0011351227</text:p>
          </table:table-cell>
          <table:table-cell/>
        </table:table-row>
        <table:table-row table:style-name="ro1">
          <table:table-cell office:value-type="float" office:value="6.91667010618">
            <text:p>6,9166701062</text:p>
          </table:table-cell>
          <table:table-cell office:value-type="float" office:value="5.03864596584">
            <text:p>5,0386459658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E$6]&lt;=[.B492];[.B492]&lt;=[.E$7]);([.B492]-[.E$6])^2/(([.E$8]-[.E$6])*([.E$7]-[.E$6]));1-(([.E$8]-[.B492])^2/(([.E$8]-[.E$6])*([.E$8]-[.E$7]))))" office:value-type="float" office:value="0.476922473868143">
            <text:p>0,4769224739</text:p>
          </table:table-cell>
          <table:table-cell table:formula="of:=ABS([.D492]-[.C492])" office:value-type="float" office:value="0.00207752613185685">
            <text:p>0,0020775261</text:p>
          </table:table-cell>
          <table:table-cell table:formula="of:=ABS([.D492]-[.C491])" office:value-type="float" office:value="0.00107752613185685">
            <text:p>0,0010775261</text:p>
          </table:table-cell>
          <table:table-cell/>
        </table:table-row>
        <table:table-row table:style-name="ro1">
          <table:table-cell office:value-type="float" office:value="6.7582239949">
            <text:p>6,7582239949</text:p>
          </table:table-cell>
          <table:table-cell office:value-type="float" office:value="5.04452054043">
            <text:p>5,044520540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E$6]&lt;=[.B493];[.B493]&lt;=[.E$7]);([.B493]-[.E$6])^2/(([.E$8]-[.E$6])*([.E$7]-[.E$6]));1-(([.E$8]-[.B493])^2/(([.E$8]-[.E$6])*([.E$8]-[.E$7]))))" office:value-type="float" office:value="0.478472741497327">
            <text:p>0,4784727415</text:p>
          </table:table-cell>
          <table:table-cell table:formula="of:=ABS([.D493]-[.C493])" office:value-type="float" office:value="0.00152725850267266">
            <text:p>0,0015272585</text:p>
          </table:table-cell>
          <table:table-cell table:formula="of:=ABS([.D493]-[.C492])" office:value-type="float" office:value="0.000527258502672656">
            <text:p>0,0005272585</text:p>
          </table:table-cell>
          <table:table-cell/>
        </table:table-row>
        <table:table-row table:style-name="ro1">
          <table:table-cell office:value-type="float" office:value="5.21489484524">
            <text:p>5,2148948452</text:p>
          </table:table-cell>
          <table:table-cell office:value-type="float" office:value="5.04594133401">
            <text:p>5,045941334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E$6]&lt;=[.B494];[.B494]&lt;=[.E$7]);([.B494]-[.E$6])^2/(([.E$8]-[.E$6])*([.E$7]-[.E$6]));1-(([.E$8]-[.B494])^2/(([.E$8]-[.E$6])*([.E$8]-[.E$7]))))" office:value-type="float" office:value="0.478847335530313">
            <text:p>0,4788473355</text:p>
          </table:table-cell>
          <table:table-cell table:formula="of:=ABS([.D494]-[.C494])" office:value-type="float" office:value="0.0021526644696872">
            <text:p>0,0021526645</text:p>
          </table:table-cell>
          <table:table-cell table:formula="of:=ABS([.D494]-[.C493])" office:value-type="float" office:value="0.0011526644696872">
            <text:p>0,0011526645</text:p>
          </table:table-cell>
          <table:table-cell/>
        </table:table-row>
        <table:table-row table:style-name="ro1">
          <table:table-cell office:value-type="float" office:value="3.92985873766">
            <text:p>3,9298587377</text:p>
          </table:table-cell>
          <table:table-cell office:value-type="float" office:value="5.04675866649">
            <text:p>5,0467586665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E$6]&lt;=[.B495];[.B495]&lt;=[.E$7]);([.B495]-[.E$6])^2/(([.E$8]-[.E$6])*([.E$7]-[.E$6]));1-(([.E$8]-[.B495])^2/(([.E$8]-[.E$6])*([.E$8]-[.E$7]))))" office:value-type="float" office:value="0.479062765300936">
            <text:p>0,4790627653</text:p>
          </table:table-cell>
          <table:table-cell table:formula="of:=ABS([.D495]-[.C495])" office:value-type="float" office:value="0.00293723469906415">
            <text:p>0,0029372347</text:p>
          </table:table-cell>
          <table:table-cell table:formula="of:=ABS([.D495]-[.C494])" office:value-type="float" office:value="0.00193723469906415">
            <text:p>0,0019372347</text:p>
          </table:table-cell>
          <table:table-cell/>
        </table:table-row>
        <table:table-row table:style-name="ro1">
          <table:table-cell office:value-type="float" office:value="4.62202338549">
            <text:p>4,6220233855</text:p>
          </table:table-cell>
          <table:table-cell office:value-type="float" office:value="5.04940177816">
            <text:p>5,0494017782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E$6]&lt;=[.B496];[.B496]&lt;=[.E$7]);([.B496]-[.E$6])^2/(([.E$8]-[.E$6])*([.E$7]-[.E$6]));1-(([.E$8]-[.B496])^2/(([.E$8]-[.E$6])*([.E$8]-[.E$7]))))" office:value-type="float" office:value="0.479759122986488">
            <text:p>0,479759123</text:p>
          </table:table-cell>
          <table:table-cell table:formula="of:=ABS([.D496]-[.C496])" office:value-type="float" office:value="0.00324087701351228">
            <text:p>0,003240877</text:p>
          </table:table-cell>
          <table:table-cell table:formula="of:=ABS([.D496]-[.C495])" office:value-type="float" office:value="0.00224087701351228">
            <text:p>0,002240877</text:p>
          </table:table-cell>
          <table:table-cell/>
        </table:table-row>
        <table:table-row table:style-name="ro1">
          <table:table-cell office:value-type="float" office:value="4.12380283011">
            <text:p>4,1238028301</text:p>
          </table:table-cell>
          <table:table-cell office:value-type="float" office:value="5.05946666078">
            <text:p>5,0594666608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E$6]&lt;=[.B497];[.B497]&lt;=[.E$7]);([.B497]-[.E$6])^2/(([.E$8]-[.E$6])*([.E$7]-[.E$6]));1-(([.E$8]-[.B497])^2/(([.E$8]-[.E$6])*([.E$8]-[.E$7]))))" office:value-type="float" office:value="0.482406566749856">
            <text:p>0,4824065667</text:p>
          </table:table-cell>
          <table:table-cell table:formula="of:=ABS([.D497]-[.C497])" office:value-type="float" office:value="0.00159343325014416">
            <text:p>0,0015934333</text:p>
          </table:table-cell>
          <table:table-cell table:formula="of:=ABS([.D497]-[.C496])" office:value-type="float" office:value="0.00059343325014416">
            <text:p>0,0005934333</text:p>
          </table:table-cell>
          <table:table-cell/>
        </table:table-row>
        <table:table-row table:style-name="ro1">
          <table:table-cell office:value-type="float" office:value="4.38319351263">
            <text:p>4,3831935126</text:p>
          </table:table-cell>
          <table:table-cell office:value-type="float" office:value="5.06319081404">
            <text:p>5,063190814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E$6]&lt;=[.B498];[.B498]&lt;=[.E$7]);([.B498]-[.E$6])^2/(([.E$8]-[.E$6])*([.E$7]-[.E$6]));1-(([.E$8]-[.B498])^2/(([.E$8]-[.E$6])*([.E$8]-[.E$7]))))" office:value-type="float" office:value="0.483384447778032">
            <text:p>0,4833844478</text:p>
          </table:table-cell>
          <table:table-cell table:formula="of:=ABS([.D498]-[.C498])" office:value-type="float" office:value="0.00161555222196785">
            <text:p>0,0016155522</text:p>
          </table:table-cell>
          <table:table-cell table:formula="of:=ABS([.D498]-[.C497])" office:value-type="float" office:value="0.000615552221967852">
            <text:p>0,0006155522</text:p>
          </table:table-cell>
          <table:table-cell/>
        </table:table-row>
        <table:table-row table:style-name="ro1">
          <table:table-cell office:value-type="float" office:value="6.2750636501">
            <text:p>6,2750636501</text:p>
          </table:table-cell>
          <table:table-cell office:value-type="float" office:value="5.07068892349">
            <text:p>5,0706889235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E$6]&lt;=[.B499];[.B499]&lt;=[.E$7]);([.B499]-[.E$6])^2/(([.E$8]-[.E$6])*([.E$7]-[.E$6]));1-(([.E$8]-[.B499])^2/(([.E$8]-[.E$6])*([.E$8]-[.E$7]))))" office:value-type="float" office:value="0.485350482133861">
            <text:p>0,4853504821</text:p>
          </table:table-cell>
          <table:table-cell table:formula="of:=ABS([.D499]-[.C499])" office:value-type="float" office:value="0.000649517866139204">
            <text:p>0,0006495179</text:p>
          </table:table-cell>
          <table:table-cell table:formula="of:=ABS([.D499]-[.C498])" office:value-type="float" office:value="0.000350482133860797">
            <text:p>0,0003504821</text:p>
          </table:table-cell>
          <table:table-cell/>
        </table:table-row>
        <table:table-row table:style-name="ro1">
          <table:table-cell office:value-type="float" office:value="3.50199321973">
            <text:p>3,5019932197</text:p>
          </table:table-cell>
          <table:table-cell office:value-type="float" office:value="5.07489598503">
            <text:p>5,07489598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E$6]&lt;=[.B500];[.B500]&lt;=[.E$7]);([.B500]-[.E$6])^2/(([.E$8]-[.E$6])*([.E$7]-[.E$6]));1-(([.E$8]-[.B500])^2/(([.E$8]-[.E$6])*([.E$8]-[.E$7]))))" office:value-type="float" office:value="0.486451949055546">
            <text:p>0,4864519491</text:p>
          </table:table-cell>
          <table:table-cell table:formula="of:=ABS([.D500]-[.C500])" office:value-type="float" office:value="0.000548050944453649">
            <text:p>0,0005480509</text:p>
          </table:table-cell>
          <table:table-cell table:formula="of:=ABS([.D500]-[.C499])" office:value-type="float" office:value="0.000451949055546352">
            <text:p>0,0004519491</text:p>
          </table:table-cell>
          <table:table-cell/>
        </table:table-row>
        <table:table-row table:style-name="ro1">
          <table:table-cell office:value-type="float" office:value="4.00449492692">
            <text:p>4,0044949269</text:p>
          </table:table-cell>
          <table:table-cell office:value-type="float" office:value="5.07536495121">
            <text:p>5,0753649512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E$6]&lt;=[.B501];[.B501]&lt;=[.E$7]);([.B501]-[.E$6])^2/(([.E$8]-[.E$6])*([.E$7]-[.E$6]));1-(([.E$8]-[.B501])^2/(([.E$8]-[.E$6])*([.E$8]-[.E$7]))))" office:value-type="float" office:value="0.486574657793637">
            <text:p>0,4865746578</text:p>
          </table:table-cell>
          <table:table-cell table:formula="of:=ABS([.D501]-[.C501])" office:value-type="float" office:value="0.00142534220636281">
            <text:p>0,0014253422</text:p>
          </table:table-cell>
          <table:table-cell table:formula="of:=ABS([.D501]-[.C500])" office:value-type="float" office:value="0.000425342206362811">
            <text:p>0,0004253422</text:p>
          </table:table-cell>
          <table:table-cell/>
        </table:table-row>
        <table:table-row table:style-name="ro1">
          <table:table-cell office:value-type="float" office:value="5.1079244724">
            <text:p>5,1079244724</text:p>
          </table:table-cell>
          <table:table-cell office:value-type="float" office:value="5.07652461174">
            <text:p>5,0765246117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E$6]&lt;=[.B502];[.B502]&lt;=[.E$7]);([.B502]-[.E$6])^2/(([.E$8]-[.E$6])*([.E$7]-[.E$6]));1-(([.E$8]-[.B502])^2/(([.E$8]-[.E$6])*([.E$8]-[.E$7]))))" office:value-type="float" office:value="0.486878029257268">
            <text:p>0,4868780293</text:p>
          </table:table-cell>
          <table:table-cell table:formula="of:=ABS([.D502]-[.C502])" office:value-type="float" office:value="0.0021219707427319">
            <text:p>0,0021219707</text:p>
          </table:table-cell>
          <table:table-cell table:formula="of:=ABS([.D502]-[.C501])" office:value-type="float" office:value="0.0011219707427319">
            <text:p>0,0011219707</text:p>
          </table:table-cell>
          <table:table-cell/>
        </table:table-row>
        <table:table-row table:style-name="ro1">
          <table:table-cell office:value-type="float" office:value="6.88179167296">
            <text:p>6,881791673</text:p>
          </table:table-cell>
          <table:table-cell office:value-type="float" office:value="5.07682970657">
            <text:p>5,0768297066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E$6]&lt;=[.B503];[.B503]&lt;=[.E$7]);([.B503]-[.E$6])^2/(([.E$8]-[.E$6])*([.E$7]-[.E$6]));1-(([.E$8]-[.B503])^2/(([.E$8]-[.E$6])*([.E$8]-[.E$7]))))" office:value-type="float" office:value="0.486957828291612">
            <text:p>0,4869578283</text:p>
          </table:table-cell>
          <table:table-cell table:formula="of:=ABS([.D503]-[.C503])" office:value-type="float" office:value="0.00304217170838783">
            <text:p>0,0030421717</text:p>
          </table:table-cell>
          <table:table-cell table:formula="of:=ABS([.D503]-[.C502])" office:value-type="float" office:value="0.00204217170838783">
            <text:p>0,0020421717</text:p>
          </table:table-cell>
          <table:table-cell/>
        </table:table-row>
        <table:table-row table:style-name="ro1">
          <table:table-cell office:value-type="float" office:value="3.69411922509">
            <text:p>3,6941192251</text:p>
          </table:table-cell>
          <table:table-cell office:value-type="float" office:value="5.08040981652">
            <text:p>5,0804098165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E$6]&lt;=[.B504];[.B504]&lt;=[.E$7]);([.B504]-[.E$6])^2/(([.E$8]-[.E$6])*([.E$7]-[.E$6]));1-(([.E$8]-[.B504])^2/(([.E$8]-[.E$6])*([.E$8]-[.E$7]))))" office:value-type="float" office:value="0.487893759785574">
            <text:p>0,4878937598</text:p>
          </table:table-cell>
          <table:table-cell table:formula="of:=ABS([.D504]-[.C504])" office:value-type="float" office:value="0.00310624021442607">
            <text:p>0,0031062402</text:p>
          </table:table-cell>
          <table:table-cell table:formula="of:=ABS([.D504]-[.C503])" office:value-type="float" office:value="0.00210624021442607">
            <text:p>0,0021062402</text:p>
          </table:table-cell>
          <table:table-cell/>
        </table:table-row>
        <table:table-row table:style-name="ro1">
          <table:table-cell office:value-type="float" office:value="4.92611206913">
            <text:p>4,9261120691</text:p>
          </table:table-cell>
          <table:table-cell office:value-type="float" office:value="5.08250368985">
            <text:p>5,0825036899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E$6]&lt;=[.B505];[.B505]&lt;=[.E$7]);([.B505]-[.E$6])^2/(([.E$8]-[.E$6])*([.E$7]-[.E$6]));1-(([.E$8]-[.B505])^2/(([.E$8]-[.E$6])*([.E$8]-[.E$7]))))" office:value-type="float" office:value="0.488440755332038">
            <text:p>0,4884407553</text:p>
          </table:table-cell>
          <table:table-cell table:formula="of:=ABS([.D505]-[.C505])" office:value-type="float" office:value="0.00355924466796209">
            <text:p>0,0035592447</text:p>
          </table:table-cell>
          <table:table-cell table:formula="of:=ABS([.D505]-[.C504])" office:value-type="float" office:value="0.00255924466796209">
            <text:p>0,0025592447</text:p>
          </table:table-cell>
          <table:table-cell/>
        </table:table-row>
        <table:table-row table:style-name="ro1">
          <table:table-cell office:value-type="float" office:value="3.59860789548">
            <text:p>3,5986078955</text:p>
          </table:table-cell>
          <table:table-cell office:value-type="float" office:value="5.08306265138">
            <text:p>5,0830626514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E$6]&lt;=[.B506];[.B506]&lt;=[.E$7]);([.B506]-[.E$6])^2/(([.E$8]-[.E$6])*([.E$7]-[.E$6]));1-(([.E$8]-[.B506])^2/(([.E$8]-[.E$6])*([.E$8]-[.E$7]))))" office:value-type="float" office:value="0.488586726899524">
            <text:p>0,4885867269</text:p>
          </table:table-cell>
          <table:table-cell table:formula="of:=ABS([.D506]-[.C506])" office:value-type="float" office:value="0.0044132731004759">
            <text:p>0,0044132731</text:p>
          </table:table-cell>
          <table:table-cell table:formula="of:=ABS([.D506]-[.C505])" office:value-type="float" office:value="0.0034132731004759">
            <text:p>0,0034132731</text:p>
          </table:table-cell>
          <table:table-cell/>
        </table:table-row>
        <table:table-row table:style-name="ro1">
          <table:table-cell office:value-type="float" office:value="7.38138727553">
            <text:p>7,3813872755</text:p>
          </table:table-cell>
          <table:table-cell office:value-type="float" office:value="5.08345247495">
            <text:p>5,083452475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E$6]&lt;=[.B507];[.B507]&lt;=[.E$7]);([.B507]-[.E$6])^2/(([.E$8]-[.E$6])*([.E$7]-[.E$6]));1-(([.E$8]-[.B507])^2/(([.E$8]-[.E$6])*([.E$8]-[.E$7]))))" office:value-type="float" office:value="0.488688516134157">
            <text:p>0,4886885161</text:p>
          </table:table-cell>
          <table:table-cell table:formula="of:=ABS([.D507]-[.C507])" office:value-type="float" office:value="0.00531148386584279">
            <text:p>0,0053114839</text:p>
          </table:table-cell>
          <table:table-cell table:formula="of:=ABS([.D507]-[.C506])" office:value-type="float" office:value="0.00431148386584279">
            <text:p>0,0043114839</text:p>
          </table:table-cell>
          <table:table-cell/>
        </table:table-row>
        <table:table-row table:style-name="ro1">
          <table:table-cell office:value-type="float" office:value="4.9810837788">
            <text:p>4,9810837788</text:p>
          </table:table-cell>
          <table:table-cell office:value-type="float" office:value="5.09072466034">
            <text:p>5,0907246603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E$6]&lt;=[.B508];[.B508]&lt;=[.E$7]);([.B508]-[.E$6])^2/(([.E$8]-[.E$6])*([.E$7]-[.E$6]));1-(([.E$8]-[.B508])^2/(([.E$8]-[.E$6])*([.E$8]-[.E$7]))))" office:value-type="float" office:value="0.49058554395754">
            <text:p>0,490585544</text:p>
          </table:table-cell>
          <table:table-cell table:formula="of:=ABS([.D508]-[.C508])" office:value-type="float" office:value="0.00441445604246016">
            <text:p>0,004414456</text:p>
          </table:table-cell>
          <table:table-cell table:formula="of:=ABS([.D508]-[.C507])" office:value-type="float" office:value="0.00341445604246016">
            <text:p>0,003414456</text:p>
          </table:table-cell>
          <table:table-cell/>
        </table:table-row>
        <table:table-row table:style-name="ro1">
          <table:table-cell office:value-type="float" office:value="5.40928204664">
            <text:p>5,4092820466</text:p>
          </table:table-cell>
          <table:table-cell office:value-type="float" office:value="5.09489275988">
            <text:p>5,0948927599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E$6]&lt;=[.B509];[.B509]&lt;=[.E$7]);([.B509]-[.E$6])^2/(([.E$8]-[.E$6])*([.E$7]-[.E$6]));1-(([.E$8]-[.B509])^2/(([.E$8]-[.E$6])*([.E$8]-[.E$7]))))" office:value-type="float" office:value="0.491671248105412">
            <text:p>0,4916712481</text:p>
          </table:table-cell>
          <table:table-cell table:formula="of:=ABS([.D509]-[.C509])" office:value-type="float" office:value="0.00432875189458826">
            <text:p>0,0043287519</text:p>
          </table:table-cell>
          <table:table-cell table:formula="of:=ABS([.D509]-[.C508])" office:value-type="float" office:value="0.00332875189458826">
            <text:p>0,0033287519</text:p>
          </table:table-cell>
          <table:table-cell/>
        </table:table-row>
        <table:table-row table:style-name="ro1">
          <table:table-cell office:value-type="float" office:value="3.80453223378">
            <text:p>3,8045322338</text:p>
          </table:table-cell>
          <table:table-cell office:value-type="float" office:value="5.09727991881">
            <text:p>5,0972799188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E$6]&lt;=[.B510];[.B510]&lt;=[.E$7]);([.B510]-[.E$6])^2/(([.E$8]-[.E$6])*([.E$7]-[.E$6]));1-(([.E$8]-[.B510])^2/(([.E$8]-[.E$6])*([.E$8]-[.E$7]))))" office:value-type="float" office:value="0.492292532262544">
            <text:p>0,4922925323</text:p>
          </table:table-cell>
          <table:table-cell table:formula="of:=ABS([.D510]-[.C510])" office:value-type="float" office:value="0.00470746773745601">
            <text:p>0,0047074677</text:p>
          </table:table-cell>
          <table:table-cell table:formula="of:=ABS([.D510]-[.C509])" office:value-type="float" office:value="0.003707467737456">
            <text:p>0,0037074677</text:p>
          </table:table-cell>
          <table:table-cell/>
        </table:table-row>
        <table:table-row table:style-name="ro1">
          <table:table-cell office:value-type="float" office:value="6.89272608121">
            <text:p>6,8927260812</text:p>
          </table:table-cell>
          <table:table-cell office:value-type="float" office:value="5.09859829775">
            <text:p>5,0985982978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E$6]&lt;=[.B511];[.B511]&lt;=[.E$7]);([.B511]-[.E$6])^2/(([.E$8]-[.E$6])*([.E$7]-[.E$6]));1-(([.E$8]-[.B511])^2/(([.E$8]-[.E$6])*([.E$8]-[.E$7]))))" office:value-type="float" office:value="0.492635491922693">
            <text:p>0,4926354919</text:p>
          </table:table-cell>
          <table:table-cell table:formula="of:=ABS([.D511]-[.C511])" office:value-type="float" office:value="0.00536450807730671">
            <text:p>0,0053645081</text:p>
          </table:table-cell>
          <table:table-cell table:formula="of:=ABS([.D511]-[.C510])" office:value-type="float" office:value="0.00436450807730671">
            <text:p>0,0043645081</text:p>
          </table:table-cell>
          <table:table-cell/>
        </table:table-row>
        <table:table-row table:style-name="ro1">
          <table:table-cell office:value-type="float" office:value="4.92648371075">
            <text:p>4,9264837108</text:p>
          </table:table-cell>
          <table:table-cell office:value-type="float" office:value="5.10363856378">
            <text:p>5,103638563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E$6]&lt;=[.B512];[.B512]&lt;=[.E$7]);([.B512]-[.E$6])^2/(([.E$8]-[.E$6])*([.E$7]-[.E$6]));1-(([.E$8]-[.B512])^2/(([.E$8]-[.E$6])*([.E$8]-[.E$7]))))" office:value-type="float" office:value="0.493945585277921">
            <text:p>0,4939455853</text:p>
          </table:table-cell>
          <table:table-cell table:formula="of:=ABS([.D512]-[.C512])" office:value-type="float" office:value="0.00505441472207946">
            <text:p>0,0050544147</text:p>
          </table:table-cell>
          <table:table-cell table:formula="of:=ABS([.D512]-[.C511])" office:value-type="float" office:value="0.00405441472207946">
            <text:p>0,0040544147</text:p>
          </table:table-cell>
          <table:table-cell/>
        </table:table-row>
        <table:table-row table:style-name="ro1">
          <table:table-cell office:value-type="float" office:value="3.29246847265">
            <text:p>3,2924684727</text:p>
          </table:table-cell>
          <table:table-cell office:value-type="float" office:value="5.10419425596">
            <text:p>5,104194256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E$6]&lt;=[.B513];[.B513]&lt;=[.E$7]);([.B513]-[.E$6])^2/(([.E$8]-[.E$6])*([.E$7]-[.E$6]));1-(([.E$8]-[.B513])^2/(([.E$8]-[.E$6])*([.E$8]-[.E$7]))))" office:value-type="float" office:value="0.494089920156832">
            <text:p>0,4940899202</text:p>
          </table:table-cell>
          <table:table-cell table:formula="of:=ABS([.D513]-[.C513])" office:value-type="float" office:value="0.00591007984316849">
            <text:p>0,0059100798</text:p>
          </table:table-cell>
          <table:table-cell table:formula="of:=ABS([.D513]-[.C512])" office:value-type="float" office:value="0.00491007984316849">
            <text:p>0,0049100798</text:p>
          </table:table-cell>
          <table:table-cell/>
        </table:table-row>
        <table:table-row table:style-name="ro1">
          <table:table-cell office:value-type="float" office:value="5.72602094527">
            <text:p>5,7260209453</text:p>
          </table:table-cell>
          <table:table-cell office:value-type="float" office:value="5.10744920769">
            <text:p>5,1074492077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E$6]&lt;=[.B514];[.B514]&lt;=[.E$7]);([.B514]-[.E$6])^2/(([.E$8]-[.E$6])*([.E$7]-[.E$6]));1-(([.E$8]-[.B514])^2/(([.E$8]-[.E$6])*([.E$8]-[.E$7]))))" office:value-type="float" office:value="0.49493494430956">
            <text:p>0,4949349443</text:p>
          </table:table-cell>
          <table:table-cell table:formula="of:=ABS([.D514]-[.C514])" office:value-type="float" office:value="0.00606505569044025">
            <text:p>0,0060650557</text:p>
          </table:table-cell>
          <table:table-cell table:formula="of:=ABS([.D514]-[.C513])" office:value-type="float" office:value="0.00506505569044025">
            <text:p>0,0050650557</text:p>
          </table:table-cell>
          <table:table-cell/>
        </table:table-row>
        <table:table-row table:style-name="ro1">
          <table:table-cell office:value-type="float" office:value="6.59643229357">
            <text:p>6,5964322936</text:p>
          </table:table-cell>
          <table:table-cell office:value-type="float" office:value="5.1079244724">
            <text:p>5,107924472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E$6]&lt;=[.B515];[.B515]&lt;=[.E$7]);([.B515]-[.E$6])^2/(([.E$8]-[.E$6])*([.E$7]-[.E$6]));1-(([.E$8]-[.B515])^2/(([.E$8]-[.E$6])*([.E$8]-[.E$7]))))" office:value-type="float" office:value="0.495058269581906">
            <text:p>0,4950582696</text:p>
          </table:table-cell>
          <table:table-cell table:formula="of:=ABS([.D515]-[.C515])" office:value-type="float" office:value="0.00694173041809398">
            <text:p>0,0069417304</text:p>
          </table:table-cell>
          <table:table-cell table:formula="of:=ABS([.D515]-[.C514])" office:value-type="float" office:value="0.00594173041809398">
            <text:p>0,0059417304</text:p>
          </table:table-cell>
          <table:table-cell/>
        </table:table-row>
        <table:table-row table:style-name="ro1">
          <table:table-cell office:value-type="float" office:value="5.19568188157">
            <text:p>5,1956818816</text:p>
          </table:table-cell>
          <table:table-cell office:value-type="float" office:value="5.11015172553">
            <text:p>5,1101517255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E$6]&lt;=[.B516];[.B516]&lt;=[.E$7]);([.B516]-[.E$6])^2/(([.E$8]-[.E$6])*([.E$7]-[.E$6]));1-(([.E$8]-[.B516])^2/(([.E$8]-[.E$6])*([.E$8]-[.E$7]))))" office:value-type="float" office:value="0.495636013386759">
            <text:p>0,4956360134</text:p>
          </table:table-cell>
          <table:table-cell table:formula="of:=ABS([.D516]-[.C516])" office:value-type="float" office:value="0.00736398661324122">
            <text:p>0,0073639866</text:p>
          </table:table-cell>
          <table:table-cell table:formula="of:=ABS([.D516]-[.C515])" office:value-type="float" office:value="0.00636398661324122">
            <text:p>0,0063639866</text:p>
          </table:table-cell>
          <table:table-cell/>
        </table:table-row>
        <table:table-row table:style-name="ro1">
          <table:table-cell office:value-type="float" office:value="4.12297655571">
            <text:p>4,1229765557</text:p>
          </table:table-cell>
          <table:table-cell office:value-type="float" office:value="5.11026215412">
            <text:p>5,1102621541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E$6]&lt;=[.B517];[.B517]&lt;=[.E$7]);([.B517]-[.E$6])^2/(([.E$8]-[.E$6])*([.E$7]-[.E$6]));1-(([.E$8]-[.B517])^2/(([.E$8]-[.E$6])*([.E$8]-[.E$7]))))" office:value-type="float" office:value="0.495664649677627">
            <text:p>0,4956646497</text:p>
          </table:table-cell>
          <table:table-cell table:formula="of:=ABS([.D517]-[.C517])" office:value-type="float" office:value="0.00833535032237276">
            <text:p>0,0083353503</text:p>
          </table:table-cell>
          <table:table-cell table:formula="of:=ABS([.D517]-[.C516])" office:value-type="float" office:value="0.00733535032237276">
            <text:p>0,0073353503</text:p>
          </table:table-cell>
          <table:table-cell/>
        </table:table-row>
        <table:table-row table:style-name="ro1">
          <table:table-cell office:value-type="float" office:value="5.22695821851">
            <text:p>5,2269582185</text:p>
          </table:table-cell>
          <table:table-cell office:value-type="float" office:value="5.11168394826">
            <text:p>5,1116839483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E$6]&lt;=[.B518];[.B518]&lt;=[.E$7]);([.B518]-[.E$6])^2/(([.E$8]-[.E$6])*([.E$7]-[.E$6]));1-(([.E$8]-[.B518])^2/(([.E$8]-[.E$6])*([.E$8]-[.E$7]))))" office:value-type="float" office:value="0.496033276059369">
            <text:p>0,4960332761</text:p>
          </table:table-cell>
          <table:table-cell table:formula="of:=ABS([.D518]-[.C518])" office:value-type="float" office:value="0.00896672394063147">
            <text:p>0,0089667239</text:p>
          </table:table-cell>
          <table:table-cell table:formula="of:=ABS([.D518]-[.C517])" office:value-type="float" office:value="0.00796672394063147">
            <text:p>0,0079667239</text:p>
          </table:table-cell>
          <table:table-cell/>
        </table:table-row>
        <table:table-row table:style-name="ro1">
          <table:table-cell office:value-type="float" office:value="6.16632600896">
            <text:p>6,166326009</text:p>
          </table:table-cell>
          <table:table-cell office:value-type="float" office:value="5.11183008246">
            <text:p>5,1118300825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E$6]&lt;=[.B519];[.B519]&lt;=[.E$7]);([.B519]-[.E$6])^2/(([.E$8]-[.E$6])*([.E$7]-[.E$6]));1-(([.E$8]-[.B519])^2/(([.E$8]-[.E$6])*([.E$8]-[.E$7]))))" office:value-type="float" office:value="0.496071156411233">
            <text:p>0,4960711564</text:p>
          </table:table-cell>
          <table:table-cell table:formula="of:=ABS([.D519]-[.C519])" office:value-type="float" office:value="0.009928843588767">
            <text:p>0,0099288436</text:p>
          </table:table-cell>
          <table:table-cell table:formula="of:=ABS([.D519]-[.C518])" office:value-type="float" office:value="0.008928843588767">
            <text:p>0,0089288436</text:p>
          </table:table-cell>
          <table:table-cell/>
        </table:table-row>
        <table:table-row table:style-name="ro1">
          <table:table-cell office:value-type="float" office:value="7.71475777611">
            <text:p>7,7147577761</text:p>
          </table:table-cell>
          <table:table-cell office:value-type="float" office:value="5.11223313735">
            <text:p>5,1122331374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E$6]&lt;=[.B520];[.B520]&lt;=[.E$7]);([.B520]-[.E$6])^2/(([.E$8]-[.E$6])*([.E$7]-[.E$6]));1-(([.E$8]-[.B520])^2/(([.E$8]-[.E$6])*([.E$8]-[.E$7]))))" office:value-type="float" office:value="0.496175627389352">
            <text:p>0,4961756274</text:p>
          </table:table-cell>
          <table:table-cell table:formula="of:=ABS([.D520]-[.C520])" office:value-type="float" office:value="0.0108243726106476">
            <text:p>0,0108243726</text:p>
          </table:table-cell>
          <table:table-cell table:formula="of:=ABS([.D520]-[.C519])" office:value-type="float" office:value="0.00982437261064761">
            <text:p>0,0098243726</text:p>
          </table:table-cell>
          <table:table-cell/>
        </table:table-row>
        <table:table-row table:style-name="ro1">
          <table:table-cell office:value-type="float" office:value="3.74750785651">
            <text:p>3,7475078565</text:p>
          </table:table-cell>
          <table:table-cell office:value-type="float" office:value="5.11292699744">
            <text:p>5,1129269974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E$6]&lt;=[.B521];[.B521]&lt;=[.E$7]);([.B521]-[.E$6])^2/(([.E$8]-[.E$6])*([.E$7]-[.E$6]));1-(([.E$8]-[.B521])^2/(([.E$8]-[.E$6])*([.E$8]-[.E$7]))))" office:value-type="float" office:value="0.496355449092306">
            <text:p>0,4963554491</text:p>
          </table:table-cell>
          <table:table-cell table:formula="of:=ABS([.D521]-[.C521])" office:value-type="float" office:value="0.0116445509076939">
            <text:p>0,0116445509</text:p>
          </table:table-cell>
          <table:table-cell table:formula="of:=ABS([.D521]-[.C520])" office:value-type="float" office:value="0.0106445509076939">
            <text:p>0,0106445509</text:p>
          </table:table-cell>
          <table:table-cell/>
        </table:table-row>
        <table:table-row table:style-name="ro1">
          <table:table-cell office:value-type="float" office:value="3.95358307281">
            <text:p>3,9535830728</text:p>
          </table:table-cell>
          <table:table-cell office:value-type="float" office:value="5.11295831158">
            <text:p>5,1129583116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E$6]&lt;=[.B522];[.B522]&lt;=[.E$7]);([.B522]-[.E$6])^2/(([.E$8]-[.E$6])*([.E$7]-[.E$6]));1-(([.E$8]-[.B522])^2/(([.E$8]-[.E$6])*([.E$8]-[.E$7]))))" office:value-type="float" office:value="0.4963635637495">
            <text:p>0,4963635637</text:p>
          </table:table-cell>
          <table:table-cell table:formula="of:=ABS([.D522]-[.C522])" office:value-type="float" office:value="0.0126364362505002">
            <text:p>0,0126364363</text:p>
          </table:table-cell>
          <table:table-cell table:formula="of:=ABS([.D522]-[.C521])" office:value-type="float" office:value="0.0116364362505001">
            <text:p>0,0116364363</text:p>
          </table:table-cell>
          <table:table-cell/>
        </table:table-row>
        <table:table-row table:style-name="ro1">
          <table:table-cell office:value-type="float" office:value="4.77740513937">
            <text:p>4,7774051394</text:p>
          </table:table-cell>
          <table:table-cell office:value-type="float" office:value="5.12486269395">
            <text:p>5,124862694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E$6]&lt;=[.B523];[.B523]&lt;=[.E$7]);([.B523]-[.E$6])^2/(([.E$8]-[.E$6])*([.E$7]-[.E$6]));1-(([.E$8]-[.B523])^2/(([.E$8]-[.E$6])*([.E$8]-[.E$7]))))" office:value-type="float" office:value="0.499443695308652">
            <text:p>0,4994436953</text:p>
          </table:table-cell>
          <table:table-cell table:formula="of:=ABS([.D523]-[.C523])" office:value-type="float" office:value="0.0105563046913484">
            <text:p>0,0105563047</text:p>
          </table:table-cell>
          <table:table-cell table:formula="of:=ABS([.D523]-[.C522])" office:value-type="float" office:value="0.00955630469134838">
            <text:p>0,0095563047</text:p>
          </table:table-cell>
          <table:table-cell/>
        </table:table-row>
        <table:table-row table:style-name="ro1">
          <table:table-cell office:value-type="float" office:value="3.54152842977">
            <text:p>3,5415284298</text:p>
          </table:table-cell>
          <table:table-cell office:value-type="float" office:value="5.12610236064">
            <text:p>5,1261023606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E$6]&lt;=[.B524];[.B524]&lt;=[.E$7]);([.B524]-[.E$6])^2/(([.E$8]-[.E$6])*([.E$7]-[.E$6]));1-(([.E$8]-[.B524])^2/(([.E$8]-[.E$6])*([.E$8]-[.E$7]))))" office:value-type="float" office:value="0.499763902658701">
            <text:p>0,4997639027</text:p>
          </table:table-cell>
          <table:table-cell table:formula="of:=ABS([.D524]-[.C524])" office:value-type="float" office:value="0.0112360973412994">
            <text:p>0,0112360973</text:p>
          </table:table-cell>
          <table:table-cell table:formula="of:=ABS([.D524]-[.C523])" office:value-type="float" office:value="0.0102360973412994">
            <text:p>0,0102360973</text:p>
          </table:table-cell>
          <table:table-cell/>
        </table:table-row>
        <table:table-row table:style-name="ro1">
          <table:table-cell office:value-type="float" office:value="4.61054504587">
            <text:p>4,6105450459</text:p>
          </table:table-cell>
          <table:table-cell office:value-type="float" office:value="5.12960371601">
            <text:p>5,129603716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E$6]&lt;=[.B525];[.B525]&lt;=[.E$7]);([.B525]-[.E$6])^2/(([.E$8]-[.E$6])*([.E$7]-[.E$6]));1-(([.E$8]-[.B525])^2/(([.E$8]-[.E$6])*([.E$8]-[.E$7]))))" office:value-type="float" office:value="0.50066775349588">
            <text:p>0,5006677535</text:p>
          </table:table-cell>
          <table:table-cell table:formula="of:=ABS([.D525]-[.C525])" office:value-type="float" office:value="0.01133224650412">
            <text:p>0,0113322465</text:p>
          </table:table-cell>
          <table:table-cell table:formula="of:=ABS([.D525]-[.C524])" office:value-type="float" office:value="0.01033224650412">
            <text:p>0,0103322465</text:p>
          </table:table-cell>
          <table:table-cell/>
        </table:table-row>
        <table:table-row table:style-name="ro1">
          <table:table-cell office:value-type="float" office:value="4.87775970655">
            <text:p>4,8777597066</text:p>
          </table:table-cell>
          <table:table-cell office:value-type="float" office:value="5.13564431112">
            <text:p>5,1356443111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E$6]&lt;=[.B526];[.B526]&lt;=[.E$7]);([.B526]-[.E$6])^2/(([.E$8]-[.E$6])*([.E$7]-[.E$6]));1-(([.E$8]-[.B526])^2/(([.E$8]-[.E$6])*([.E$8]-[.E$7]))))" office:value-type="float" office:value="0.502225170327359">
            <text:p>0,5022251703</text:p>
          </table:table-cell>
          <table:table-cell table:formula="of:=ABS([.D526]-[.C526])" office:value-type="float" office:value="0.0107748296726407">
            <text:p>0,0107748297</text:p>
          </table:table-cell>
          <table:table-cell table:formula="of:=ABS([.D526]-[.C525])" office:value-type="float" office:value="0.00977482967264065">
            <text:p>0,0097748297</text:p>
          </table:table-cell>
          <table:table-cell/>
        </table:table-row>
        <table:table-row table:style-name="ro1">
          <table:table-cell office:value-type="float" office:value="4.03975588515">
            <text:p>4,0397558852</text:p>
          </table:table-cell>
          <table:table-cell office:value-type="float" office:value="5.15455264547">
            <text:p>5,154552645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E$6]&lt;=[.B527];[.B527]&lt;=[.E$7]);([.B527]-[.E$6])^2/(([.E$8]-[.E$6])*([.E$7]-[.E$6]));1-(([.E$8]-[.B527])^2/(([.E$8]-[.E$6])*([.E$8]-[.E$7]))))" office:value-type="float" office:value="0.507084488117941">
            <text:p>0,5070844881</text:p>
          </table:table-cell>
          <table:table-cell table:formula="of:=ABS([.D527]-[.C527])" office:value-type="float" office:value="0.00691551188205919">
            <text:p>0,0069155119</text:p>
          </table:table-cell>
          <table:table-cell table:formula="of:=ABS([.D527]-[.C526])" office:value-type="float" office:value="0.00591551188205919">
            <text:p>0,0059155119</text:p>
          </table:table-cell>
          <table:table-cell/>
        </table:table-row>
        <table:table-row table:style-name="ro1">
          <table:table-cell office:value-type="float" office:value="3.71383593861">
            <text:p>3,7138359386</text:p>
          </table:table-cell>
          <table:table-cell office:value-type="float" office:value="5.15474484031">
            <text:p>5,1547448403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E$6]&lt;=[.B528];[.B528]&lt;=[.E$7]);([.B528]-[.E$6])^2/(([.E$8]-[.E$6])*([.E$7]-[.E$6]));1-(([.E$8]-[.B528])^2/(([.E$8]-[.E$6])*([.E$8]-[.E$7]))))" office:value-type="float" office:value="0.507133758562581">
            <text:p>0,5071337586</text:p>
          </table:table-cell>
          <table:table-cell table:formula="of:=ABS([.D528]-[.C528])" office:value-type="float" office:value="0.00786624143741888">
            <text:p>0,0078662414</text:p>
          </table:table-cell>
          <table:table-cell table:formula="of:=ABS([.D528]-[.C527])" office:value-type="float" office:value="0.00686624143741887">
            <text:p>0,0068662414</text:p>
          </table:table-cell>
          <table:table-cell/>
        </table:table-row>
        <table:table-row table:style-name="ro1">
          <table:table-cell office:value-type="float" office:value="4.24294551911">
            <text:p>4,2429455191</text:p>
          </table:table-cell>
          <table:table-cell office:value-type="float" office:value="5.15618004077">
            <text:p>5,1561800408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E$6]&lt;=[.B529];[.B529]&lt;=[.E$7]);([.B529]-[.E$6])^2/(([.E$8]-[.E$6])*([.E$7]-[.E$6]));1-(([.E$8]-[.B529])^2/(([.E$8]-[.E$6])*([.E$8]-[.E$7]))))" office:value-type="float" office:value="0.507501604034169">
            <text:p>0,507501604</text:p>
          </table:table-cell>
          <table:table-cell table:formula="of:=ABS([.D529]-[.C529])" office:value-type="float" office:value="0.00849839596583069">
            <text:p>0,008498396</text:p>
          </table:table-cell>
          <table:table-cell table:formula="of:=ABS([.D529]-[.C528])" office:value-type="float" office:value="0.00749839596583068">
            <text:p>0,007498396</text:p>
          </table:table-cell>
          <table:table-cell/>
        </table:table-row>
        <table:table-row table:style-name="ro1">
          <table:table-cell office:value-type="float" office:value="6.71546785332">
            <text:p>6,7154678533</text:p>
          </table:table-cell>
          <table:table-cell office:value-type="float" office:value="5.1674793774">
            <text:p>5,1674793774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E$6]&lt;=[.B530];[.B530]&lt;=[.E$7]);([.B530]-[.E$6])^2/(([.E$8]-[.E$6])*([.E$7]-[.E$6]));1-(([.E$8]-[.B530])^2/(([.E$8]-[.E$6])*([.E$8]-[.E$7]))))" office:value-type="float" office:value="0.510392855911524">
            <text:p>0,5103928559</text:p>
          </table:table-cell>
          <table:table-cell table:formula="of:=ABS([.D530]-[.C530])" office:value-type="float" office:value="0.0066071440884764">
            <text:p>0,0066071441</text:p>
          </table:table-cell>
          <table:table-cell table:formula="of:=ABS([.D530]-[.C529])" office:value-type="float" office:value="0.0056071440884764">
            <text:p>0,0056071441</text:p>
          </table:table-cell>
          <table:table-cell/>
        </table:table-row>
        <table:table-row table:style-name="ro1">
          <table:table-cell office:value-type="float" office:value="5.91609540962">
            <text:p>5,9160954096</text:p>
          </table:table-cell>
          <table:table-cell office:value-type="float" office:value="5.16750241606">
            <text:p>5,1675024161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E$6]&lt;=[.B531];[.B531]&lt;=[.E$7]);([.B531]-[.E$6])^2/(([.E$8]-[.E$6])*([.E$7]-[.E$6]));1-(([.E$8]-[.B531])^2/(([.E$8]-[.E$6])*([.E$8]-[.E$7]))))" office:value-type="float" office:value="0.510398742303135">
            <text:p>0,5103987423</text:p>
          </table:table-cell>
          <table:table-cell table:formula="of:=ABS([.D531]-[.C531])" office:value-type="float" office:value="0.00760125769686471">
            <text:p>0,0076012577</text:p>
          </table:table-cell>
          <table:table-cell table:formula="of:=ABS([.D531]-[.C530])" office:value-type="float" office:value="0.0066012576968647">
            <text:p>0,0066012577</text:p>
          </table:table-cell>
          <table:table-cell/>
        </table:table-row>
        <table:table-row table:style-name="ro1">
          <table:table-cell office:value-type="float" office:value="6.13636163471">
            <text:p>6,1363616347</text:p>
          </table:table-cell>
          <table:table-cell office:value-type="float" office:value="5.17813005113">
            <text:p>5,1781300511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E$6]&lt;=[.B532];[.B532]&lt;=[.E$7]);([.B532]-[.E$6])^2/(([.E$8]-[.E$6])*([.E$7]-[.E$6]));1-(([.E$8]-[.B532])^2/(([.E$8]-[.E$6])*([.E$8]-[.E$7]))))" office:value-type="float" office:value="0.513110336464148">
            <text:p>0,5131103365</text:p>
          </table:table-cell>
          <table:table-cell table:formula="of:=ABS([.D532]-[.C532])" office:value-type="float" office:value="0.00588966353585252">
            <text:p>0,0058896635</text:p>
          </table:table-cell>
          <table:table-cell table:formula="of:=ABS([.D532]-[.C531])" office:value-type="float" office:value="0.00488966353585252">
            <text:p>0,0048896635</text:p>
          </table:table-cell>
          <table:table-cell/>
        </table:table-row>
        <table:table-row table:style-name="ro1">
          <table:table-cell office:value-type="float" office:value="5.37849808771">
            <text:p>5,3784980877</text:p>
          </table:table-cell>
          <table:table-cell office:value-type="float" office:value="5.1844812162">
            <text:p>5,1844812162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E$6]&lt;=[.B533];[.B533]&lt;=[.E$7]);([.B533]-[.E$6])^2/(([.E$8]-[.E$6])*([.E$7]-[.E$6]));1-(([.E$8]-[.B533])^2/(([.E$8]-[.E$6])*([.E$8]-[.E$7]))))" office:value-type="float" office:value="0.514727213682312">
            <text:p>0,5147272137</text:p>
          </table:table-cell>
          <table:table-cell table:formula="of:=ABS([.D533]-[.C533])" office:value-type="float" office:value="0.00527278631768768">
            <text:p>0,0052727863</text:p>
          </table:table-cell>
          <table:table-cell table:formula="of:=ABS([.D533]-[.C532])" office:value-type="float" office:value="0.00427278631768768">
            <text:p>0,0042727863</text:p>
          </table:table-cell>
          <table:table-cell/>
        </table:table-row>
        <table:table-row table:style-name="ro1">
          <table:table-cell office:value-type="float" office:value="6.65730362184">
            <text:p>6,6573036218</text:p>
          </table:table-cell>
          <table:table-cell office:value-type="float" office:value="5.18586367225">
            <text:p>5,1858636723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E$6]&lt;=[.B534];[.B534]&lt;=[.E$7]);([.B534]-[.E$6])^2/(([.E$8]-[.E$6])*([.E$7]-[.E$6]));1-(([.E$8]-[.B534])^2/(([.E$8]-[.E$6])*([.E$8]-[.E$7]))))" office:value-type="float" office:value="0.515078802444591">
            <text:p>0,5150788024</text:p>
          </table:table-cell>
          <table:table-cell table:formula="of:=ABS([.D534]-[.C534])" office:value-type="float" office:value="0.00592119755540854">
            <text:p>0,0059211976</text:p>
          </table:table-cell>
          <table:table-cell table:formula="of:=ABS([.D534]-[.C533])" office:value-type="float" office:value="0.00492119755540854">
            <text:p>0,0049211976</text:p>
          </table:table-cell>
          <table:table-cell/>
        </table:table-row>
        <table:table-row table:style-name="ro1">
          <table:table-cell office:value-type="float" office:value="7.72117974094">
            <text:p>7,7211797409</text:p>
          </table:table-cell>
          <table:table-cell office:value-type="float" office:value="5.19022056408">
            <text:p>5,1902205641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E$6]&lt;=[.B535];[.B535]&lt;=[.E$7]);([.B535]-[.E$6])^2/(([.E$8]-[.E$6])*([.E$7]-[.E$6]));1-(([.E$8]-[.B535])^2/(([.E$8]-[.E$6])*([.E$8]-[.E$7]))))" office:value-type="float" office:value="0.516186021654703">
            <text:p>0,5161860217</text:p>
          </table:table-cell>
          <table:table-cell table:formula="of:=ABS([.D535]-[.C535])" office:value-type="float" office:value="0.00581397834529718">
            <text:p>0,0058139783</text:p>
          </table:table-cell>
          <table:table-cell table:formula="of:=ABS([.D535]-[.C534])" office:value-type="float" office:value="0.00481397834529718">
            <text:p>0,0048139783</text:p>
          </table:table-cell>
          <table:table-cell/>
        </table:table-row>
        <table:table-row table:style-name="ro1">
          <table:table-cell office:value-type="float" office:value="4.18953805993">
            <text:p>4,1895380599</text:p>
          </table:table-cell>
          <table:table-cell office:value-type="float" office:value="5.19514926523">
            <text:p>5,1951492652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E$6]&lt;=[.B536];[.B536]&lt;=[.E$7]);([.B536]-[.E$6])^2/(([.E$8]-[.E$6])*([.E$7]-[.E$6]));1-(([.E$8]-[.B536])^2/(([.E$8]-[.E$6])*([.E$8]-[.E$7]))))" office:value-type="float" office:value="0.51743702953734">
            <text:p>0,5174370295</text:p>
          </table:table-cell>
          <table:table-cell table:formula="of:=ABS([.D536]-[.C536])" office:value-type="float" office:value="0.00556297046266019">
            <text:p>0,0055629705</text:p>
          </table:table-cell>
          <table:table-cell table:formula="of:=ABS([.D536]-[.C535])" office:value-type="float" office:value="0.00456297046266019">
            <text:p>0,0045629705</text:p>
          </table:table-cell>
          <table:table-cell/>
        </table:table-row>
        <table:table-row table:style-name="ro1">
          <table:table-cell office:value-type="float" office:value="5.28937595194">
            <text:p>5,2893759519</text:p>
          </table:table-cell>
          <table:table-cell office:value-type="float" office:value="5.19568188157">
            <text:p>5,1956818816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E$6]&lt;=[.B537];[.B537]&lt;=[.E$7]);([.B537]-[.E$6])^2/(([.E$8]-[.E$6])*([.E$7]-[.E$6]));1-(([.E$8]-[.B537])^2/(([.E$8]-[.E$6])*([.E$8]-[.E$7]))))" office:value-type="float" office:value="0.517572121792841">
            <text:p>0,5175721218</text:p>
          </table:table-cell>
          <table:table-cell table:formula="of:=ABS([.D537]-[.C537])" office:value-type="float" office:value="0.00642787820715929">
            <text:p>0,0064278782</text:p>
          </table:table-cell>
          <table:table-cell table:formula="of:=ABS([.D537]-[.C536])" office:value-type="float" office:value="0.00542787820715929">
            <text:p>0,0054278782</text:p>
          </table:table-cell>
          <table:table-cell/>
        </table:table-row>
        <table:table-row table:style-name="ro1">
          <table:table-cell office:value-type="float" office:value="7.628803003">
            <text:p>7,628803003</text:p>
          </table:table-cell>
          <table:table-cell office:value-type="float" office:value="5.19620543467">
            <text:p>5,1962054347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E$6]&lt;=[.B538];[.B538]&lt;=[.E$7]);([.B538]-[.E$6])^2/(([.E$8]-[.E$6])*([.E$7]-[.E$6]));1-(([.E$8]-[.B538])^2/(([.E$8]-[.E$6])*([.E$8]-[.E$7]))))" office:value-type="float" office:value="0.517704896825532">
            <text:p>0,5177048968</text:p>
          </table:table-cell>
          <table:table-cell table:formula="of:=ABS([.D538]-[.C538])" office:value-type="float" office:value="0.00729510317446802">
            <text:p>0,0072951032</text:p>
          </table:table-cell>
          <table:table-cell table:formula="of:=ABS([.D538]-[.C537])" office:value-type="float" office:value="0.00629510317446802">
            <text:p>0,0062951032</text:p>
          </table:table-cell>
          <table:table-cell/>
        </table:table-row>
        <table:table-row table:style-name="ro1">
          <table:table-cell office:value-type="float" office:value="8.51566133432">
            <text:p>8,5156613343</text:p>
          </table:table-cell>
          <table:table-cell office:value-type="float" office:value="5.20442077998">
            <text:p>5,20442078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E$6]&lt;=[.B539];[.B539]&lt;=[.E$7]);([.B539]-[.E$6])^2/(([.E$8]-[.E$6])*([.E$7]-[.E$6]));1-(([.E$8]-[.B539])^2/(([.E$8]-[.E$6])*([.E$8]-[.E$7]))))" office:value-type="float" office:value="0.519785946151746">
            <text:p>0,5197859462</text:p>
          </table:table-cell>
          <table:table-cell table:formula="of:=ABS([.D539]-[.C539])" office:value-type="float" office:value="0.00621405384825424">
            <text:p>0,0062140538</text:p>
          </table:table-cell>
          <table:table-cell table:formula="of:=ABS([.D539]-[.C538])" office:value-type="float" office:value="0.00521405384825424">
            <text:p>0,0052140538</text:p>
          </table:table-cell>
          <table:table-cell/>
        </table:table-row>
        <table:table-row table:style-name="ro1">
          <table:table-cell office:value-type="float" office:value="3.99399484538">
            <text:p>3,9939948454</text:p>
          </table:table-cell>
          <table:table-cell office:value-type="float" office:value="5.20679249731">
            <text:p>5,2067924973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E$6]&lt;=[.B540];[.B540]&lt;=[.E$7]);([.B540]-[.E$6])^2/(([.E$8]-[.E$6])*([.E$7]-[.E$6]));1-(([.E$8]-[.B540])^2/(([.E$8]-[.E$6])*([.E$8]-[.E$7]))))" office:value-type="float" office:value="0.520385894717877">
            <text:p>0,5203858947</text:p>
          </table:table-cell>
          <table:table-cell table:formula="of:=ABS([.D540]-[.C540])" office:value-type="float" office:value="0.00661410528212347">
            <text:p>0,0066141053</text:p>
          </table:table-cell>
          <table:table-cell table:formula="of:=ABS([.D540]-[.C539])" office:value-type="float" office:value="0.00561410528212347">
            <text:p>0,0056141053</text:p>
          </table:table-cell>
          <table:table-cell/>
        </table:table-row>
        <table:table-row table:style-name="ro1">
          <table:table-cell office:value-type="float" office:value="5.75710748824">
            <text:p>5,7571074882</text:p>
          </table:table-cell>
          <table:table-cell office:value-type="float" office:value="5.20918981913">
            <text:p>5,209189819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E$6]&lt;=[.B541];[.B541]&lt;=[.E$7]);([.B541]-[.E$6])^2/(([.E$8]-[.E$6])*([.E$7]-[.E$6]));1-(([.E$8]-[.B541])^2/(([.E$8]-[.E$6])*([.E$8]-[.E$7]))))" office:value-type="float" office:value="0.520991939087079">
            <text:p>0,5209919391</text:p>
          </table:table-cell>
          <table:table-cell table:formula="of:=ABS([.D541]-[.C541])" office:value-type="float" office:value="0.0070080609129215">
            <text:p>0,0070080609</text:p>
          </table:table-cell>
          <table:table-cell table:formula="of:=ABS([.D541]-[.C540])" office:value-type="float" office:value="0.0060080609129215">
            <text:p>0,0060080609</text:p>
          </table:table-cell>
          <table:table-cell/>
        </table:table-row>
        <table:table-row table:style-name="ro1">
          <table:table-cell office:value-type="float" office:value="5.70507022518">
            <text:p>5,7050702252</text:p>
          </table:table-cell>
          <table:table-cell office:value-type="float" office:value="5.21116633708">
            <text:p>5,2111663371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E$6]&lt;=[.B542];[.B542]&lt;=[.E$7]);([.B542]-[.E$6])^2/(([.E$8]-[.E$6])*([.E$7]-[.E$6]));1-(([.E$8]-[.B542])^2/(([.E$8]-[.E$6])*([.E$8]-[.E$7]))))" office:value-type="float" office:value="0.521491315824141">
            <text:p>0,5214913158</text:p>
          </table:table-cell>
          <table:table-cell table:formula="of:=ABS([.D542]-[.C542])" office:value-type="float" office:value="0.00750868417585948">
            <text:p>0,0075086842</text:p>
          </table:table-cell>
          <table:table-cell table:formula="of:=ABS([.D542]-[.C541])" office:value-type="float" office:value="0.00650868417585948">
            <text:p>0,0065086842</text:p>
          </table:table-cell>
          <table:table-cell/>
        </table:table-row>
        <table:table-row table:style-name="ro1">
          <table:table-cell office:value-type="float" office:value="4.24462824104">
            <text:p>4,244628241</text:p>
          </table:table-cell>
          <table:table-cell office:value-type="float" office:value="5.21321259203">
            <text:p>5,213212592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E$6]&lt;=[.B543];[.B543]&lt;=[.E$7]);([.B543]-[.E$6])^2/(([.E$8]-[.E$6])*([.E$7]-[.E$6]));1-(([.E$8]-[.B543])^2/(([.E$8]-[.E$6])*([.E$8]-[.E$7]))))" office:value-type="float" office:value="0.522008037561328">
            <text:p>0,5220080376</text:p>
          </table:table-cell>
          <table:table-cell table:formula="of:=ABS([.D543]-[.C543])" office:value-type="float" office:value="0.00799196243867184">
            <text:p>0,0079919624</text:p>
          </table:table-cell>
          <table:table-cell table:formula="of:=ABS([.D543]-[.C542])" office:value-type="float" office:value="0.00699196243867184">
            <text:p>0,0069919624</text:p>
          </table:table-cell>
          <table:table-cell/>
        </table:table-row>
        <table:table-row table:style-name="ro1">
          <table:table-cell office:value-type="float" office:value="7.87261816816">
            <text:p>7,8726181682</text:p>
          </table:table-cell>
          <table:table-cell office:value-type="float" office:value="5.21340736041">
            <text:p>5,213407360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E$6]&lt;=[.B544];[.B544]&lt;=[.E$7]);([.B544]-[.E$6])^2/(([.E$8]-[.E$6])*([.E$7]-[.E$6]));1-(([.E$8]-[.B544])^2/(([.E$8]-[.E$6])*([.E$8]-[.E$7]))))" office:value-type="float" office:value="0.522057206060095">
            <text:p>0,5220572061</text:p>
          </table:table-cell>
          <table:table-cell table:formula="of:=ABS([.D544]-[.C544])" office:value-type="float" office:value="0.00894279393990549">
            <text:p>0,0089427939</text:p>
          </table:table-cell>
          <table:table-cell table:formula="of:=ABS([.D544]-[.C543])" office:value-type="float" office:value="0.00794279393990549">
            <text:p>0,0079427939</text:p>
          </table:table-cell>
          <table:table-cell/>
        </table:table-row>
        <table:table-row table:style-name="ro1">
          <table:table-cell office:value-type="float" office:value="6.37452213345">
            <text:p>6,3745221335</text:p>
          </table:table-cell>
          <table:table-cell office:value-type="float" office:value="5.21489484524">
            <text:p>5,2148948452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E$6]&lt;=[.B545];[.B545]&lt;=[.E$7]);([.B545]-[.E$6])^2/(([.E$8]-[.E$6])*([.E$7]-[.E$6]));1-(([.E$8]-[.B545])^2/(([.E$8]-[.E$6])*([.E$8]-[.E$7]))))" office:value-type="float" office:value="0.522432632246976">
            <text:p>0,5224326322</text:p>
          </table:table-cell>
          <table:table-cell table:formula="of:=ABS([.D545]-[.C545])" office:value-type="float" office:value="0.00956736775302414">
            <text:p>0,0095673678</text:p>
          </table:table-cell>
          <table:table-cell table:formula="of:=ABS([.D545]-[.C544])" office:value-type="float" office:value="0.00856736775302413">
            <text:p>0,0085673678</text:p>
          </table:table-cell>
          <table:table-cell/>
        </table:table-row>
        <table:table-row table:style-name="ro1">
          <table:table-cell office:value-type="float" office:value="3.92151422037">
            <text:p>3,9215142204</text:p>
          </table:table-cell>
          <table:table-cell office:value-type="float" office:value="5.21538017232">
            <text:p>5,2153801723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E$6]&lt;=[.B546];[.B546]&lt;=[.E$7]);([.B546]-[.E$6])^2/(([.E$8]-[.E$6])*([.E$7]-[.E$6]));1-(([.E$8]-[.B546])^2/(([.E$8]-[.E$6])*([.E$8]-[.E$7]))))" office:value-type="float" office:value="0.522555091997714">
            <text:p>0,522555092</text:p>
          </table:table-cell>
          <table:table-cell table:formula="of:=ABS([.D546]-[.C546])" office:value-type="float" office:value="0.0104449080022865">
            <text:p>0,010444908</text:p>
          </table:table-cell>
          <table:table-cell table:formula="of:=ABS([.D546]-[.C545])" office:value-type="float" office:value="0.00944490800228648">
            <text:p>0,009444908</text:p>
          </table:table-cell>
          <table:table-cell/>
        </table:table-row>
        <table:table-row table:style-name="ro1">
          <table:table-cell office:value-type="float" office:value="4.44506699556">
            <text:p>4,4450669956</text:p>
          </table:table-cell>
          <table:table-cell office:value-type="float" office:value="5.22087103809">
            <text:p>5,2208710381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E$6]&lt;=[.B547];[.B547]&lt;=[.E$7]);([.B547]-[.E$6])^2/(([.E$8]-[.E$6])*([.E$7]-[.E$6]));1-(([.E$8]-[.B547])^2/(([.E$8]-[.E$6])*([.E$8]-[.E$7]))))" office:value-type="float" office:value="0.523939476308435">
            <text:p>0,5239394763</text:p>
          </table:table-cell>
          <table:table-cell table:formula="of:=ABS([.D547]-[.C547])" office:value-type="float" office:value="0.0100605236915652">
            <text:p>0,0100605237</text:p>
          </table:table-cell>
          <table:table-cell table:formula="of:=ABS([.D547]-[.C546])" office:value-type="float" office:value="0.00906052369156518">
            <text:p>0,0090605237</text:p>
          </table:table-cell>
          <table:table-cell/>
        </table:table-row>
        <table:table-row table:style-name="ro1">
          <table:table-cell office:value-type="float" office:value="5.11026215412">
            <text:p>5,1102621541</text:p>
          </table:table-cell>
          <table:table-cell office:value-type="float" office:value="5.22111222844">
            <text:p>5,221112228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E$6]&lt;=[.B548];[.B548]&lt;=[.E$7]);([.B548]-[.E$6])^2/(([.E$8]-[.E$6])*([.E$7]-[.E$6]));1-(([.E$8]-[.B548])^2/(([.E$8]-[.E$6])*([.E$8]-[.E$7]))))" office:value-type="float" office:value="0.52400024033181">
            <text:p>0,5240002403</text:p>
          </table:table-cell>
          <table:table-cell table:formula="of:=ABS([.D548]-[.C548])" office:value-type="float" office:value="0.0109997596681902">
            <text:p>0,0109997597</text:p>
          </table:table-cell>
          <table:table-cell table:formula="of:=ABS([.D548]-[.C547])" office:value-type="float" office:value="0.00999975966819022">
            <text:p>0,0099997597</text:p>
          </table:table-cell>
          <table:table-cell/>
        </table:table-row>
        <table:table-row table:style-name="ro1">
          <table:table-cell office:value-type="float" office:value="4.17710713671">
            <text:p>4,1771071367</text:p>
          </table:table-cell>
          <table:table-cell office:value-type="float" office:value="5.22224664051">
            <text:p>5,222246640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E$6]&lt;=[.B549];[.B549]&lt;=[.E$7]);([.B549]-[.E$6])^2/(([.E$8]-[.E$6])*([.E$7]-[.E$6]));1-(([.E$8]-[.B549])^2/(([.E$8]-[.E$6])*([.E$8]-[.E$7]))))" office:value-type="float" office:value="0.524285985162067">
            <text:p>0,5242859852</text:p>
          </table:table-cell>
          <table:table-cell table:formula="of:=ABS([.D549]-[.C549])" office:value-type="float" office:value="0.0117140148379328">
            <text:p>0,0117140148</text:p>
          </table:table-cell>
          <table:table-cell table:formula="of:=ABS([.D549]-[.C548])" office:value-type="float" office:value="0.0107140148379328">
            <text:p>0,0107140148</text:p>
          </table:table-cell>
          <table:table-cell/>
        </table:table-row>
        <table:table-row table:style-name="ro1">
          <table:table-cell office:value-type="float" office:value="5.18586367225">
            <text:p>5,1858636723</text:p>
          </table:table-cell>
          <table:table-cell office:value-type="float" office:value="5.22695821851">
            <text:p>5,226958218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E$6]&lt;=[.B550];[.B550]&lt;=[.E$7]);([.B550]-[.E$6])^2/(([.E$8]-[.E$6])*([.E$7]-[.E$6]));1-(([.E$8]-[.B550])^2/(([.E$8]-[.E$6])*([.E$8]-[.E$7]))))" office:value-type="float" office:value="0.525471857171026">
            <text:p>0,5254718572</text:p>
          </table:table-cell>
          <table:table-cell table:formula="of:=ABS([.D550]-[.C550])" office:value-type="float" office:value="0.0115281428289745">
            <text:p>0,0115281428</text:p>
          </table:table-cell>
          <table:table-cell table:formula="of:=ABS([.D550]-[.C549])" office:value-type="float" office:value="0.0105281428289745">
            <text:p>0,0105281428</text:p>
          </table:table-cell>
          <table:table-cell/>
        </table:table-row>
        <table:table-row table:style-name="ro1">
          <table:table-cell office:value-type="float" office:value="4.30733479433">
            <text:p>4,3073347943</text:p>
          </table:table-cell>
          <table:table-cell office:value-type="float" office:value="5.22900887866">
            <text:p>5,2290088787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E$6]&lt;=[.B551];[.B551]&lt;=[.E$7]);([.B551]-[.E$6])^2/(([.E$8]-[.E$6])*([.E$7]-[.E$6]));1-(([.E$8]-[.B551])^2/(([.E$8]-[.E$6])*([.E$8]-[.E$7]))))" office:value-type="float" office:value="0.525987532092496">
            <text:p>0,5259875321</text:p>
          </table:table-cell>
          <table:table-cell table:formula="of:=ABS([.D551]-[.C551])" office:value-type="float" office:value="0.0120124679075038">
            <text:p>0,0120124679</text:p>
          </table:table-cell>
          <table:table-cell table:formula="of:=ABS([.D551]-[.C550])" office:value-type="float" office:value="0.0110124679075038">
            <text:p>0,0110124679</text:p>
          </table:table-cell>
          <table:table-cell/>
        </table:table-row>
        <table:table-row table:style-name="ro1">
          <table:table-cell office:value-type="float" office:value="4.19665555527">
            <text:p>4,1966555553</text:p>
          </table:table-cell>
          <table:table-cell office:value-type="float" office:value="5.237980633">
            <text:p>5,237980633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E$6]&lt;=[.B552];[.B552]&lt;=[.E$7]);([.B552]-[.E$6])^2/(([.E$8]-[.E$6])*([.E$7]-[.E$6]));1-(([.E$8]-[.B552])^2/(([.E$8]-[.E$6])*([.E$8]-[.E$7]))))" office:value-type="float" office:value="0.528240342743897">
            <text:p>0,5282403427</text:p>
          </table:table-cell>
          <table:table-cell table:formula="of:=ABS([.D552]-[.C552])" office:value-type="float" office:value="0.0107596572561027">
            <text:p>0,0107596573</text:p>
          </table:table-cell>
          <table:table-cell table:formula="of:=ABS([.D552]-[.C551])" office:value-type="float" office:value="0.00975965725610273">
            <text:p>0,0097596573</text:p>
          </table:table-cell>
          <table:table-cell/>
        </table:table-row>
        <table:table-row table:style-name="ro1">
          <table:table-cell office:value-type="float" office:value="4.41371177694">
            <text:p>4,4137117769</text:p>
          </table:table-cell>
          <table:table-cell office:value-type="float" office:value="5.24290552965">
            <text:p>5,2429055297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E$6]&lt;=[.B553];[.B553]&lt;=[.E$7]);([.B553]-[.E$6])^2/(([.E$8]-[.E$6])*([.E$7]-[.E$6]));1-(([.E$8]-[.B553])^2/(([.E$8]-[.E$6])*([.E$8]-[.E$7]))))" office:value-type="float" office:value="0.529474704695515">
            <text:p>0,5294747047</text:p>
          </table:table-cell>
          <table:table-cell table:formula="of:=ABS([.D553]-[.C553])" office:value-type="float" office:value="0.010525295304485">
            <text:p>0,0105252953</text:p>
          </table:table-cell>
          <table:table-cell table:formula="of:=ABS([.D553]-[.C552])" office:value-type="float" office:value="0.00952529530448498">
            <text:p>0,0095252953</text:p>
          </table:table-cell>
          <table:table-cell/>
        </table:table-row>
        <table:table-row table:style-name="ro1">
          <table:table-cell office:value-type="float" office:value="4.82144600853">
            <text:p>4,8214460085</text:p>
          </table:table-cell>
          <table:table-cell office:value-type="float" office:value="5.24357821757">
            <text:p>5,2435782176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E$6]&lt;=[.B554];[.B554]&lt;=[.E$7]);([.B554]-[.E$6])^2/(([.E$8]-[.E$6])*([.E$7]-[.E$6]));1-(([.E$8]-[.B554])^2/(([.E$8]-[.E$6])*([.E$8]-[.E$7]))))" office:value-type="float" office:value="0.529643179749514">
            <text:p>0,5296431797</text:p>
          </table:table-cell>
          <table:table-cell table:formula="of:=ABS([.D554]-[.C554])" office:value-type="float" office:value="0.011356820250486">
            <text:p>0,0113568203</text:p>
          </table:table-cell>
          <table:table-cell table:formula="of:=ABS([.D554]-[.C553])" office:value-type="float" office:value="0.010356820250486">
            <text:p>0,0103568203</text:p>
          </table:table-cell>
          <table:table-cell/>
        </table:table-row>
        <table:table-row table:style-name="ro1">
          <table:table-cell office:value-type="float" office:value="3.76494296534">
            <text:p>3,7649429653</text:p>
          </table:table-cell>
          <table:table-cell office:value-type="float" office:value="5.24600023908">
            <text:p>5,2460002391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E$6]&lt;=[.B555];[.B555]&lt;=[.E$7]);([.B555]-[.E$6])^2/(([.E$8]-[.E$6])*([.E$7]-[.E$6]));1-(([.E$8]-[.B555])^2/(([.E$8]-[.E$6])*([.E$8]-[.E$7]))))" office:value-type="float" office:value="0.530249526500419">
            <text:p>0,5302495265</text:p>
          </table:table-cell>
          <table:table-cell table:formula="of:=ABS([.D555]-[.C555])" office:value-type="float" office:value="0.0117504734995806">
            <text:p>0,0117504735</text:p>
          </table:table-cell>
          <table:table-cell table:formula="of:=ABS([.D555]-[.C554])" office:value-type="float" office:value="0.0107504734995806">
            <text:p>0,0107504735</text:p>
          </table:table-cell>
          <table:table-cell/>
        </table:table-row>
        <table:table-row table:style-name="ro1">
          <table:table-cell office:value-type="float" office:value="4.62037189685">
            <text:p>4,6203718969</text:p>
          </table:table-cell>
          <table:table-cell office:value-type="float" office:value="5.24659868848">
            <text:p>5,2465986885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E$6]&lt;=[.B556];[.B556]&lt;=[.E$7]);([.B556]-[.E$6])^2/(([.E$8]-[.E$6])*([.E$7]-[.E$6]));1-(([.E$8]-[.B556])^2/(([.E$8]-[.E$6])*([.E$8]-[.E$7]))))" office:value-type="float" office:value="0.530399286489331">
            <text:p>0,5303992865</text:p>
          </table:table-cell>
          <table:table-cell table:formula="of:=ABS([.D556]-[.C556])" office:value-type="float" office:value="0.0126007135106686">
            <text:p>0,0126007135</text:p>
          </table:table-cell>
          <table:table-cell table:formula="of:=ABS([.D556]-[.C555])" office:value-type="float" office:value="0.0116007135106686">
            <text:p>0,0116007135</text:p>
          </table:table-cell>
          <table:table-cell/>
        </table:table-row>
        <table:table-row table:style-name="ro1">
          <table:table-cell office:value-type="float" office:value="5.56191484405">
            <text:p>5,5619148441</text:p>
          </table:table-cell>
          <table:table-cell office:value-type="float" office:value="5.2586787481">
            <text:p>5,2586787481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E$6]&lt;=[.B557];[.B557]&lt;=[.E$7]);([.B557]-[.E$6])^2/(([.E$8]-[.E$6])*([.E$7]-[.E$6]));1-(([.E$8]-[.B557])^2/(([.E$8]-[.E$6])*([.E$8]-[.E$7]))))" office:value-type="float" office:value="0.533417176336047">
            <text:p>0,5334171763</text:p>
          </table:table-cell>
          <table:table-cell table:formula="of:=ABS([.D557]-[.C557])" office:value-type="float" office:value="0.0105828236639527">
            <text:p>0,0105828237</text:p>
          </table:table-cell>
          <table:table-cell table:formula="of:=ABS([.D557]-[.C556])" office:value-type="float" office:value="0.00958282366395269">
            <text:p>0,0095828237</text:p>
          </table:table-cell>
          <table:table-cell/>
        </table:table-row>
        <table:table-row table:style-name="ro1">
          <table:table-cell office:value-type="float" office:value="5.20442077998">
            <text:p>5,20442078</text:p>
          </table:table-cell>
          <table:table-cell office:value-type="float" office:value="5.26852708491">
            <text:p>5,2685270849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E$6]&lt;=[.B558];[.B558]&lt;=[.E$7]);([.B558]-[.E$6])^2/(([.E$8]-[.E$6])*([.E$7]-[.E$6]));1-(([.E$8]-[.B558])^2/(([.E$8]-[.E$6])*([.E$8]-[.E$7]))))" office:value-type="float" office:value="0.535870329464991">
            <text:p>0,5358703295</text:p>
          </table:table-cell>
          <table:table-cell table:formula="of:=ABS([.D558]-[.C558])" office:value-type="float" office:value="0.0091296705350089">
            <text:p>0,0091296705</text:p>
          </table:table-cell>
          <table:table-cell table:formula="of:=ABS([.D558]-[.C557])" office:value-type="float" office:value="0.0081296705350089">
            <text:p>0,0081296705</text:p>
          </table:table-cell>
          <table:table-cell/>
        </table:table-row>
        <table:table-row table:style-name="ro1">
          <table:table-cell office:value-type="float" office:value="4.79066626478">
            <text:p>4,7906662648</text:p>
          </table:table-cell>
          <table:table-cell office:value-type="float" office:value="5.27171817805">
            <text:p>5,271718178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E$6]&lt;=[.B559];[.B559]&lt;=[.E$7]);([.B559]-[.E$6])^2/(([.E$8]-[.E$6])*([.E$7]-[.E$6]));1-(([.E$8]-[.B559])^2/(([.E$8]-[.E$6])*([.E$8]-[.E$7]))))" office:value-type="float" office:value="0.536663821870573">
            <text:p>0,5366638219</text:p>
          </table:table-cell>
          <table:table-cell table:formula="of:=ABS([.D559]-[.C559])" office:value-type="float" office:value="0.00933617812942722">
            <text:p>0,0093361781</text:p>
          </table:table-cell>
          <table:table-cell table:formula="of:=ABS([.D559]-[.C558])" office:value-type="float" office:value="0.00833617812942722">
            <text:p>0,0083361781</text:p>
          </table:table-cell>
          <table:table-cell/>
        </table:table-row>
        <table:table-row table:style-name="ro1">
          <table:table-cell office:value-type="float" office:value="4.94776386954">
            <text:p>4,9477638695</text:p>
          </table:table-cell>
          <table:table-cell office:value-type="float" office:value="5.27270440303">
            <text:p>5,272704403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E$6]&lt;=[.B560];[.B560]&lt;=[.E$7]);([.B560]-[.E$6])^2/(([.E$8]-[.E$6])*([.E$7]-[.E$6]));1-(([.E$8]-[.B560])^2/(([.E$8]-[.E$6])*([.E$8]-[.E$7]))))" office:value-type="float" office:value="0.536908917760268">
            <text:p>0,5369089178</text:p>
          </table:table-cell>
          <table:table-cell table:formula="of:=ABS([.D560]-[.C560])" office:value-type="float" office:value="0.0100910822397318">
            <text:p>0,0100910822</text:p>
          </table:table-cell>
          <table:table-cell table:formula="of:=ABS([.D560]-[.C559])" office:value-type="float" office:value="0.00909108223973176">
            <text:p>0,0090910822</text:p>
          </table:table-cell>
          <table:table-cell/>
        </table:table-row>
        <table:table-row table:style-name="ro1">
          <table:table-cell office:value-type="float" office:value="5.89842446493">
            <text:p>5,8984244649</text:p>
          </table:table-cell>
          <table:table-cell office:value-type="float" office:value="5.27361500459">
            <text:p>5,2736150046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E$6]&lt;=[.B561];[.B561]&lt;=[.E$7]);([.B561]-[.E$6])^2/(([.E$8]-[.E$6])*([.E$7]-[.E$6]));1-(([.E$8]-[.B561])^2/(([.E$8]-[.E$6])*([.E$8]-[.E$7]))))" office:value-type="float" office:value="0.53713516219944">
            <text:p>0,5371351622</text:p>
          </table:table-cell>
          <table:table-cell table:formula="of:=ABS([.D561]-[.C561])" office:value-type="float" office:value="0.0108648378005596">
            <text:p>0,0108648378</text:p>
          </table:table-cell>
          <table:table-cell table:formula="of:=ABS([.D561]-[.C560])" office:value-type="float" office:value="0.00986483780055958">
            <text:p>0,0098648378</text:p>
          </table:table-cell>
          <table:table-cell/>
        </table:table-row>
        <table:table-row table:style-name="ro1">
          <table:table-cell office:value-type="float" office:value="3.86021025142">
            <text:p>3,8602102514</text:p>
          </table:table-cell>
          <table:table-cell office:value-type="float" office:value="5.27403705327">
            <text:p>5,274037053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E$6]&lt;=[.B562];[.B562]&lt;=[.E$7]);([.B562]-[.E$6])^2/(([.E$8]-[.E$6])*([.E$7]-[.E$6]));1-(([.E$8]-[.B562])^2/(([.E$8]-[.E$6])*([.E$8]-[.E$7]))))" office:value-type="float" office:value="0.537240003986503">
            <text:p>0,537240004</text:p>
          </table:table-cell>
          <table:table-cell table:formula="of:=ABS([.D562]-[.C562])" office:value-type="float" office:value="0.011759996013497">
            <text:p>0,011759996</text:p>
          </table:table-cell>
          <table:table-cell table:formula="of:=ABS([.D562]-[.C561])" office:value-type="float" office:value="0.010759996013497">
            <text:p>0,010759996</text:p>
          </table:table-cell>
          <table:table-cell/>
        </table:table-row>
        <table:table-row table:style-name="ro1">
          <table:table-cell office:value-type="float" office:value="5.58387984773">
            <text:p>5,5838798477</text:p>
          </table:table-cell>
          <table:table-cell office:value-type="float" office:value="5.28831912453">
            <text:p>5,2883191245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E$6]&lt;=[.B563];[.B563]&lt;=[.E$7]);([.B563]-[.E$6])^2/(([.E$8]-[.E$6])*([.E$7]-[.E$6]));1-(([.E$8]-[.B563])^2/(([.E$8]-[.E$6])*([.E$8]-[.E$7]))))" office:value-type="float" office:value="0.540780835955675">
            <text:p>0,540780836</text:p>
          </table:table-cell>
          <table:table-cell table:formula="of:=ABS([.D563]-[.C563])" office:value-type="float" office:value="0.00921916404432488">
            <text:p>0,009219164</text:p>
          </table:table-cell>
          <table:table-cell table:formula="of:=ABS([.D563]-[.C562])" office:value-type="float" office:value="0.00821916404432488">
            <text:p>0,008219164</text:p>
          </table:table-cell>
          <table:table-cell/>
        </table:table-row>
        <table:table-row table:style-name="ro1">
          <table:table-cell office:value-type="float" office:value="4.78106218517">
            <text:p>4,7810621852</text:p>
          </table:table-cell>
          <table:table-cell office:value-type="float" office:value="5.2887417884">
            <text:p>5,2887417884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E$6]&lt;=[.B564];[.B564]&lt;=[.E$7]);([.B564]-[.E$6])^2/(([.E$8]-[.E$6])*([.E$7]-[.E$6]));1-(([.E$8]-[.B564])^2/(([.E$8]-[.E$6])*([.E$8]-[.E$7]))))" office:value-type="float" office:value="0.540885416227719">
            <text:p>0,5408854162</text:p>
          </table:table-cell>
          <table:table-cell table:formula="of:=ABS([.D564]-[.C564])" office:value-type="float" office:value="0.010114583772281">
            <text:p>0,0101145838</text:p>
          </table:table-cell>
          <table:table-cell table:formula="of:=ABS([.D564]-[.C563])" office:value-type="float" office:value="0.00911458377228103">
            <text:p>0,0091145838</text:p>
          </table:table-cell>
          <table:table-cell/>
        </table:table-row>
        <table:table-row table:style-name="ro1">
          <table:table-cell office:value-type="float" office:value="7.03356896695">
            <text:p>7,033568967</text:p>
          </table:table-cell>
          <table:table-cell office:value-type="float" office:value="5.28937595194">
            <text:p>5,2893759519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E$6]&lt;=[.B565];[.B565]&lt;=[.E$7]);([.B565]-[.E$6])^2/(([.E$8]-[.E$6])*([.E$7]-[.E$6]));1-(([.E$8]-[.B565])^2/(([.E$8]-[.E$6])*([.E$8]-[.E$7]))))" office:value-type="float" office:value="0.541042305798627">
            <text:p>0,5410423058</text:p>
          </table:table-cell>
          <table:table-cell table:formula="of:=ABS([.D565]-[.C565])" office:value-type="float" office:value="0.0109576942013727">
            <text:p>0,0109576942</text:p>
          </table:table-cell>
          <table:table-cell table:formula="of:=ABS([.D565]-[.C564])" office:value-type="float" office:value="0.00995769420137271">
            <text:p>0,0099576942</text:p>
          </table:table-cell>
          <table:table-cell/>
        </table:table-row>
        <table:table-row table:style-name="ro1">
          <table:table-cell office:value-type="float" office:value="7.23773874086">
            <text:p>7,2377387409</text:p>
          </table:table-cell>
          <table:table-cell office:value-type="float" office:value="5.29004060337">
            <text:p>5,2900406034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E$6]&lt;=[.B566];[.B566]&lt;=[.E$7]);([.B566]-[.E$6])^2/(([.E$8]-[.E$6])*([.E$7]-[.E$6]));1-(([.E$8]-[.B566])^2/(([.E$8]-[.E$6])*([.E$8]-[.E$7]))))" office:value-type="float" office:value="0.541206709178559">
            <text:p>0,5412067092</text:p>
          </table:table-cell>
          <table:table-cell table:formula="of:=ABS([.D566]-[.C566])" office:value-type="float" office:value="0.0117932908214413">
            <text:p>0,0117932908</text:p>
          </table:table-cell>
          <table:table-cell table:formula="of:=ABS([.D566]-[.C565])" office:value-type="float" office:value="0.0107932908214413">
            <text:p>0,0107932908</text:p>
          </table:table-cell>
          <table:table-cell/>
        </table:table-row>
        <table:table-row table:style-name="ro1">
          <table:table-cell office:value-type="float" office:value="5.39979151599">
            <text:p>5,399791516</text:p>
          </table:table-cell>
          <table:table-cell office:value-type="float" office:value="5.29177443042">
            <text:p>5,2917744304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E$6]&lt;=[.B567];[.B567]&lt;=[.E$7]);([.B567]-[.E$6])^2/(([.E$8]-[.E$6])*([.E$7]-[.E$6]));1-(([.E$8]-[.B567])^2/(([.E$8]-[.E$6])*([.E$8]-[.E$7]))))" office:value-type="float" office:value="0.54163543750377">
            <text:p>0,5416354375</text:p>
          </table:table-cell>
          <table:table-cell table:formula="of:=ABS([.D567]-[.C567])" office:value-type="float" office:value="0.0123645624962305">
            <text:p>0,0123645625</text:p>
          </table:table-cell>
          <table:table-cell table:formula="of:=ABS([.D567]-[.C566])" office:value-type="float" office:value="0.0113645624962305">
            <text:p>0,0113645625</text:p>
          </table:table-cell>
          <table:table-cell/>
        </table:table-row>
        <table:table-row table:style-name="ro1">
          <table:table-cell office:value-type="float" office:value="6.36738807988">
            <text:p>6,3673880799</text:p>
          </table:table-cell>
          <table:table-cell office:value-type="float" office:value="5.29576469531">
            <text:p>5,2957646953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E$6]&lt;=[.B568];[.B568]&lt;=[.E$7]);([.B568]-[.E$6])^2/(([.E$8]-[.E$6])*([.E$7]-[.E$6]));1-(([.E$8]-[.B568])^2/(([.E$8]-[.E$6])*([.E$8]-[.E$7]))))" office:value-type="float" office:value="0.542621360249606">
            <text:p>0,5426213602</text:p>
          </table:table-cell>
          <table:table-cell table:formula="of:=ABS([.D568]-[.C568])" office:value-type="float" office:value="0.012378639750394">
            <text:p>0,0123786398</text:p>
          </table:table-cell>
          <table:table-cell table:formula="of:=ABS([.D568]-[.C567])" office:value-type="float" office:value="0.011378639750394">
            <text:p>0,0113786398</text:p>
          </table:table-cell>
          <table:table-cell/>
        </table:table-row>
        <table:table-row table:style-name="ro1">
          <table:table-cell office:value-type="float" office:value="6.00224870592">
            <text:p>6,0022487059</text:p>
          </table:table-cell>
          <table:table-cell office:value-type="float" office:value="5.29818220658">
            <text:p>5,298182206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E$6]&lt;=[.B569];[.B569]&lt;=[.E$7]);([.B569]-[.E$6])^2/(([.E$8]-[.E$6])*([.E$7]-[.E$6]));1-(([.E$8]-[.B569])^2/(([.E$8]-[.E$6])*([.E$8]-[.E$7]))))" office:value-type="float" office:value="0.543218167477303">
            <text:p>0,5432181675</text:p>
          </table:table-cell>
          <table:table-cell table:formula="of:=ABS([.D569]-[.C569])" office:value-type="float" office:value="0.0127818325226974">
            <text:p>0,0127818325</text:p>
          </table:table-cell>
          <table:table-cell table:formula="of:=ABS([.D569]-[.C568])" office:value-type="float" office:value="0.0117818325226974">
            <text:p>0,0117818325</text:p>
          </table:table-cell>
          <table:table-cell/>
        </table:table-row>
        <table:table-row table:style-name="ro1">
          <table:table-cell office:value-type="float" office:value="4.9808178355">
            <text:p>4,9808178355</text:p>
          </table:table-cell>
          <table:table-cell office:value-type="float" office:value="5.29967516838">
            <text:p>5,2996751684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E$6]&lt;=[.B570];[.B570]&lt;=[.E$7]);([.B570]-[.E$6])^2/(([.E$8]-[.E$6])*([.E$7]-[.E$6]));1-(([.E$8]-[.B570])^2/(([.E$8]-[.E$6])*([.E$8]-[.E$7]))))" office:value-type="float" office:value="0.543586538016547">
            <text:p>0,543586538</text:p>
          </table:table-cell>
          <table:table-cell table:formula="of:=ABS([.D570]-[.C570])" office:value-type="float" office:value="0.0134134619834527">
            <text:p>0,013413462</text:p>
          </table:table-cell>
          <table:table-cell table:formula="of:=ABS([.D570]-[.C569])" office:value-type="float" office:value="0.0124134619834527">
            <text:p>0,012413462</text:p>
          </table:table-cell>
          <table:table-cell/>
        </table:table-row>
        <table:table-row table:style-name="ro1">
          <table:table-cell office:value-type="float" office:value="3.47354655675">
            <text:p>3,4735465568</text:p>
          </table:table-cell>
          <table:table-cell office:value-type="float" office:value="5.30670785963">
            <text:p>5,30670785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E$6]&lt;=[.B571];[.B571]&lt;=[.E$7]);([.B571]-[.E$6])^2/(([.E$8]-[.E$6])*([.E$7]-[.E$6]));1-(([.E$8]-[.B571])^2/(([.E$8]-[.E$6])*([.E$8]-[.E$7]))))" office:value-type="float" office:value="0.54531977219604">
            <text:p>0,5453197722</text:p>
          </table:table-cell>
          <table:table-cell table:formula="of:=ABS([.D571]-[.C571])" office:value-type="float" office:value="0.0126802278039605">
            <text:p>0,0126802278</text:p>
          </table:table-cell>
          <table:table-cell table:formula="of:=ABS([.D571]-[.C570])" office:value-type="float" office:value="0.0116802278039605">
            <text:p>0,0116802278</text:p>
          </table:table-cell>
          <table:table-cell/>
        </table:table-row>
        <table:table-row table:style-name="ro1">
          <table:table-cell office:value-type="float" office:value="4.55940949564">
            <text:p>4,5594094956</text:p>
          </table:table-cell>
          <table:table-cell office:value-type="float" office:value="5.30859830475">
            <text:p>5,3085983048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E$6]&lt;=[.B572];[.B572]&lt;=[.E$7]);([.B572]-[.E$6])^2/(([.E$8]-[.E$6])*([.E$7]-[.E$6]));1-(([.E$8]-[.B572])^2/(([.E$8]-[.E$6])*([.E$8]-[.E$7]))))" office:value-type="float" office:value="0.545785117476848">
            <text:p>0,5457851175</text:p>
          </table:table-cell>
          <table:table-cell table:formula="of:=ABS([.D572]-[.C572])" office:value-type="float" office:value="0.0132148825231525">
            <text:p>0,0132148825</text:p>
          </table:table-cell>
          <table:table-cell table:formula="of:=ABS([.D572]-[.C571])" office:value-type="float" office:value="0.0122148825231525">
            <text:p>0,0122148825</text:p>
          </table:table-cell>
          <table:table-cell/>
        </table:table-row>
        <table:table-row table:style-name="ro1">
          <table:table-cell office:value-type="float" office:value="5.36762998697">
            <text:p>5,367629987</text:p>
          </table:table-cell>
          <table:table-cell office:value-type="float" office:value="5.3086339704">
            <text:p>5,3086339704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E$6]&lt;=[.B573];[.B573]&lt;=[.E$7]);([.B573]-[.E$6])^2/(([.E$8]-[.E$6])*([.E$7]-[.E$6]));1-(([.E$8]-[.B573])^2/(([.E$8]-[.E$6])*([.E$8]-[.E$7]))))" office:value-type="float" office:value="0.545793894517171">
            <text:p>0,5457938945</text:p>
          </table:table-cell>
          <table:table-cell table:formula="of:=ABS([.D573]-[.C573])" office:value-type="float" office:value="0.0142061054828291">
            <text:p>0,0142061055</text:p>
          </table:table-cell>
          <table:table-cell table:formula="of:=ABS([.D573]-[.C572])" office:value-type="float" office:value="0.0132061054828291">
            <text:p>0,0132061055</text:p>
          </table:table-cell>
          <table:table-cell/>
        </table:table-row>
        <table:table-row table:style-name="ro1">
          <table:table-cell office:value-type="float" office:value="4.47851708768">
            <text:p>4,4785170877</text:p>
          </table:table-cell>
          <table:table-cell office:value-type="float" office:value="5.31015980461">
            <text:p>5,310159804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E$6]&lt;=[.B574];[.B574]&lt;=[.E$7]);([.B574]-[.E$6])^2/(([.E$8]-[.E$6])*([.E$7]-[.E$6]));1-(([.E$8]-[.B574])^2/(([.E$8]-[.E$6])*([.E$8]-[.E$7]))))" office:value-type="float" office:value="0.546169311082809">
            <text:p>0,5461693111</text:p>
          </table:table-cell>
          <table:table-cell table:formula="of:=ABS([.D574]-[.C574])" office:value-type="float" office:value="0.0148306889171906">
            <text:p>0,0148306889</text:p>
          </table:table-cell>
          <table:table-cell table:formula="of:=ABS([.D574]-[.C573])" office:value-type="float" office:value="0.0138306889171906">
            <text:p>0,0138306889</text:p>
          </table:table-cell>
          <table:table-cell/>
        </table:table-row>
        <table:table-row table:style-name="ro1">
          <table:table-cell office:value-type="float" office:value="4.42851969123">
            <text:p>4,4285196912</text:p>
          </table:table-cell>
          <table:table-cell office:value-type="float" office:value="5.31568484118">
            <text:p>5,3156848412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E$6]&lt;=[.B575];[.B575]&lt;=[.E$7]);([.B575]-[.E$6])^2/(([.E$8]-[.E$6])*([.E$7]-[.E$6]));1-(([.E$8]-[.B575])^2/(([.E$8]-[.E$6])*([.E$8]-[.E$7]))))" office:value-type="float" office:value="0.547527393682972">
            <text:p>0,5475273937</text:p>
          </table:table-cell>
          <table:table-cell table:formula="of:=ABS([.D575]-[.C575])" office:value-type="float" office:value="0.0144726063170282">
            <text:p>0,0144726063</text:p>
          </table:table-cell>
          <table:table-cell table:formula="of:=ABS([.D575]-[.C574])" office:value-type="float" office:value="0.0134726063170282">
            <text:p>0,0134726063</text:p>
          </table:table-cell>
          <table:table-cell/>
        </table:table-row>
        <table:table-row table:style-name="ro1">
          <table:table-cell office:value-type="float" office:value="6.32131528243">
            <text:p>6,3213152824</text:p>
          </table:table-cell>
          <table:table-cell office:value-type="float" office:value="5.32310105639">
            <text:p>5,3231010564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E$6]&lt;=[.B576];[.B576]&lt;=[.E$7]);([.B576]-[.E$6])^2/(([.E$8]-[.E$6])*([.E$7]-[.E$6]));1-(([.E$8]-[.B576])^2/(([.E$8]-[.E$6])*([.E$8]-[.E$7]))))" office:value-type="float" office:value="0.549347138615989">
            <text:p>0,5493471386</text:p>
          </table:table-cell>
          <table:table-cell table:formula="of:=ABS([.D576]-[.C576])" office:value-type="float" office:value="0.0136528613840112">
            <text:p>0,0136528614</text:p>
          </table:table-cell>
          <table:table-cell table:formula="of:=ABS([.D576]-[.C575])" office:value-type="float" office:value="0.0126528613840113">
            <text:p>0,0126528614</text:p>
          </table:table-cell>
          <table:table-cell/>
        </table:table-row>
        <table:table-row table:style-name="ro1">
          <table:table-cell office:value-type="float" office:value="7.28901375698">
            <text:p>7,289013757</text:p>
          </table:table-cell>
          <table:table-cell office:value-type="float" office:value="5.32545293">
            <text:p>5,32545293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E$6]&lt;=[.B577];[.B577]&lt;=[.E$7]);([.B577]-[.E$6])^2/(([.E$8]-[.E$6])*([.E$7]-[.E$6]));1-(([.E$8]-[.B577])^2/(([.E$8]-[.E$6])*([.E$8]-[.E$7]))))" office:value-type="float" office:value="0.549923461011814">
            <text:p>0,549923461</text:p>
          </table:table-cell>
          <table:table-cell table:formula="of:=ABS([.D577]-[.C577])" office:value-type="float" office:value="0.0140765389881862">
            <text:p>0,014076539</text:p>
          </table:table-cell>
          <table:table-cell table:formula="of:=ABS([.D577]-[.C576])" office:value-type="float" office:value="0.0130765389881862">
            <text:p>0,013076539</text:p>
          </table:table-cell>
          <table:table-cell/>
        </table:table-row>
        <table:table-row table:style-name="ro1">
          <table:table-cell office:value-type="float" office:value="7.49828686166">
            <text:p>7,4982868617</text:p>
          </table:table-cell>
          <table:table-cell office:value-type="float" office:value="5.32973487225">
            <text:p>5,3297348723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E$6]&lt;=[.B578];[.B578]&lt;=[.E$7]);([.B578]-[.E$6])^2/(([.E$8]-[.E$6])*([.E$7]-[.E$6]));1-(([.E$8]-[.B578])^2/(([.E$8]-[.E$6])*([.E$8]-[.E$7]))))" office:value-type="float" office:value="0.550971796400743">
            <text:p>0,5509717964</text:p>
          </table:table-cell>
          <table:table-cell table:formula="of:=ABS([.D578]-[.C578])" office:value-type="float" office:value="0.0140282035992574">
            <text:p>0,0140282036</text:p>
          </table:table-cell>
          <table:table-cell table:formula="of:=ABS([.D578]-[.C577])" office:value-type="float" office:value="0.0130282035992574">
            <text:p>0,0130282036</text:p>
          </table:table-cell>
          <table:table-cell/>
        </table:table-row>
        <table:table-row table:style-name="ro1">
          <table:table-cell office:value-type="float" office:value="4.61832015995">
            <text:p>4,61832016</text:p>
          </table:table-cell>
          <table:table-cell office:value-type="float" office:value="5.33267401977">
            <text:p>5,3326740198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E$6]&lt;=[.B579];[.B579]&lt;=[.E$7]);([.B579]-[.E$6])^2/(([.E$8]-[.E$6])*([.E$7]-[.E$6]));1-(([.E$8]-[.B579])^2/(([.E$8]-[.E$6])*([.E$8]-[.E$7]))))" office:value-type="float" office:value="0.551690671824336">
            <text:p>0,5516906718</text:p>
          </table:table-cell>
          <table:table-cell table:formula="of:=ABS([.D579]-[.C579])" office:value-type="float" office:value="0.0143093281756643">
            <text:p>0,0143093282</text:p>
          </table:table-cell>
          <table:table-cell table:formula="of:=ABS([.D579]-[.C578])" office:value-type="float" office:value="0.0133093281756643">
            <text:p>0,0133093282</text:p>
          </table:table-cell>
          <table:table-cell/>
        </table:table-row>
        <table:table-row table:style-name="ro1">
          <table:table-cell office:value-type="float" office:value="7.67338774587">
            <text:p>7,6733877459</text:p>
          </table:table-cell>
          <table:table-cell office:value-type="float" office:value="5.33381142534">
            <text:p>5,3338114253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E$6]&lt;=[.B580];[.B580]&lt;=[.E$7]);([.B580]-[.E$6])^2/(([.E$8]-[.E$6])*([.E$7]-[.E$6]));1-(([.E$8]-[.B580])^2/(([.E$8]-[.E$6])*([.E$8]-[.E$7]))))" office:value-type="float" office:value="0.551968711167749">
            <text:p>0,5519687112</text:p>
          </table:table-cell>
          <table:table-cell table:formula="of:=ABS([.D580]-[.C580])" office:value-type="float" office:value="0.0150312888322506">
            <text:p>0,0150312888</text:p>
          </table:table-cell>
          <table:table-cell table:formula="of:=ABS([.D580]-[.C579])" office:value-type="float" office:value="0.0140312888322506">
            <text:p>0,0140312888</text:p>
          </table:table-cell>
          <table:table-cell/>
        </table:table-row>
        <table:table-row table:style-name="ro1">
          <table:table-cell office:value-type="float" office:value="5.39041786236">
            <text:p>5,3904178624</text:p>
          </table:table-cell>
          <table:table-cell office:value-type="float" office:value="5.33462492239">
            <text:p>5,3346249224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E$6]&lt;=[.B581];[.B581]&lt;=[.E$7]);([.B581]-[.E$6])^2/(([.E$8]-[.E$6])*([.E$7]-[.E$6]));1-(([.E$8]-[.B581])^2/(([.E$8]-[.E$6])*([.E$8]-[.E$7]))))" office:value-type="float" office:value="0.552167518014516">
            <text:p>0,552167518</text:p>
          </table:table-cell>
          <table:table-cell table:formula="of:=ABS([.D581]-[.C581])" office:value-type="float" office:value="0.0158324819854837">
            <text:p>0,015832482</text:p>
          </table:table-cell>
          <table:table-cell table:formula="of:=ABS([.D581]-[.C580])" office:value-type="float" office:value="0.0148324819854837">
            <text:p>0,014832482</text:p>
          </table:table-cell>
          <table:table-cell/>
        </table:table-row>
        <table:table-row table:style-name="ro1">
          <table:table-cell office:value-type="float" office:value="6.41448939367">
            <text:p>6,4144893937</text:p>
          </table:table-cell>
          <table:table-cell office:value-type="float" office:value="5.34320167443">
            <text:p>5,3432016744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E$6]&lt;=[.B582];[.B582]&lt;=[.E$7]);([.B582]-[.E$6])^2/(([.E$8]-[.E$6])*([.E$7]-[.E$6]));1-(([.E$8]-[.B582])^2/(([.E$8]-[.E$6])*([.E$8]-[.E$7]))))" office:value-type="float" office:value="0.554260866870282">
            <text:p>0,5542608669</text:p>
          </table:table-cell>
          <table:table-cell table:formula="of:=ABS([.D582]-[.C582])" office:value-type="float" office:value="0.0147391331297184">
            <text:p>0,0147391331</text:p>
          </table:table-cell>
          <table:table-cell table:formula="of:=ABS([.D582]-[.C581])" office:value-type="float" office:value="0.0137391331297184">
            <text:p>0,0137391331</text:p>
          </table:table-cell>
          <table:table-cell/>
        </table:table-row>
        <table:table-row table:style-name="ro1">
          <table:table-cell office:value-type="float" office:value="3.20975893119">
            <text:p>3,2097589312</text:p>
          </table:table-cell>
          <table:table-cell office:value-type="float" office:value="5.34970945282">
            <text:p>5,3497094528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E$6]&lt;=[.B583];[.B583]&lt;=[.E$7]);([.B583]-[.E$6])^2/(([.E$8]-[.E$6])*([.E$7]-[.E$6]));1-(([.E$8]-[.B583])^2/(([.E$8]-[.E$6])*([.E$8]-[.E$7]))))" office:value-type="float" office:value="0.555845964038945">
            <text:p>0,555845964</text:p>
          </table:table-cell>
          <table:table-cell table:formula="of:=ABS([.D583]-[.C583])" office:value-type="float" office:value="0.0141540359610554">
            <text:p>0,014154036</text:p>
          </table:table-cell>
          <table:table-cell table:formula="of:=ABS([.D583]-[.C582])" office:value-type="float" office:value="0.0131540359610554">
            <text:p>0,013154036</text:p>
          </table:table-cell>
          <table:table-cell/>
        </table:table-row>
        <table:table-row table:style-name="ro1">
          <table:table-cell office:value-type="float" office:value="7.71201086431">
            <text:p>7,7120108643</text:p>
          </table:table-cell>
          <table:table-cell office:value-type="float" office:value="5.35153293574">
            <text:p>5,3515329357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E$6]&lt;=[.B584];[.B584]&lt;=[.E$7]);([.B584]-[.E$6])^2/(([.E$8]-[.E$6])*([.E$7]-[.E$6]));1-(([.E$8]-[.B584])^2/(([.E$8]-[.E$6])*([.E$8]-[.E$7]))))" office:value-type="float" office:value="0.556289602700334">
            <text:p>0,5562896027</text:p>
          </table:table-cell>
          <table:table-cell table:formula="of:=ABS([.D584]-[.C584])" office:value-type="float" office:value="0.0147103972996661">
            <text:p>0,0147103973</text:p>
          </table:table-cell>
          <table:table-cell table:formula="of:=ABS([.D584]-[.C583])" office:value-type="float" office:value="0.0137103972996661">
            <text:p>0,0137103973</text:p>
          </table:table-cell>
          <table:table-cell/>
        </table:table-row>
        <table:table-row table:style-name="ro1">
          <table:table-cell office:value-type="float" office:value="7.09273922321">
            <text:p>7,0927392232</text:p>
          </table:table-cell>
          <table:table-cell office:value-type="float" office:value="5.35282169351">
            <text:p>5,3528216935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E$6]&lt;=[.B585];[.B585]&lt;=[.E$7]);([.B585]-[.E$6])^2/(([.E$8]-[.E$6])*([.E$7]-[.E$6]));1-(([.E$8]-[.B585])^2/(([.E$8]-[.E$6])*([.E$8]-[.E$7]))))" office:value-type="float" office:value="0.556603013355625">
            <text:p>0,5566030134</text:p>
          </table:table-cell>
          <table:table-cell table:formula="of:=ABS([.D585]-[.C585])" office:value-type="float" office:value="0.0153969866443754">
            <text:p>0,0153969866</text:p>
          </table:table-cell>
          <table:table-cell table:formula="of:=ABS([.D585]-[.C584])" office:value-type="float" office:value="0.0143969866443754">
            <text:p>0,0143969866</text:p>
          </table:table-cell>
          <table:table-cell/>
        </table:table-row>
        <table:table-row table:style-name="ro1">
          <table:table-cell office:value-type="float" office:value="5.00172890498">
            <text:p>5,001728905</text:p>
          </table:table-cell>
          <table:table-cell office:value-type="float" office:value="5.35762012579">
            <text:p>5,3576201258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E$6]&lt;=[.B586];[.B586]&lt;=[.E$7]);([.B586]-[.E$6])^2/(([.E$8]-[.E$6])*([.E$7]-[.E$6]));1-(([.E$8]-[.B586])^2/(([.E$8]-[.E$6])*([.E$8]-[.E$7]))))" office:value-type="float" office:value="0.557768961731665">
            <text:p>0,5577689617</text:p>
          </table:table-cell>
          <table:table-cell table:formula="of:=ABS([.D586]-[.C586])" office:value-type="float" office:value="0.0152310382683353">
            <text:p>0,0152310383</text:p>
          </table:table-cell>
          <table:table-cell table:formula="of:=ABS([.D586]-[.C585])" office:value-type="float" office:value="0.0142310382683353">
            <text:p>0,0142310383</text:p>
          </table:table-cell>
          <table:table-cell/>
        </table:table-row>
        <table:table-row table:style-name="ro1">
          <table:table-cell office:value-type="float" office:value="4.28331380449">
            <text:p>4,2833138045</text:p>
          </table:table-cell>
          <table:table-cell office:value-type="float" office:value="5.36762998697">
            <text:p>5,367629987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E$6]&lt;=[.B587];[.B587]&lt;=[.E$7]);([.B587]-[.E$6])^2/(([.E$8]-[.E$6])*([.E$7]-[.E$6]));1-(([.E$8]-[.B587])^2/(([.E$8]-[.E$6])*([.E$8]-[.E$7]))))" office:value-type="float" office:value="0.560196269614681">
            <text:p>0,5601962696</text:p>
          </table:table-cell>
          <table:table-cell table:formula="of:=ABS([.D587]-[.C587])" office:value-type="float" office:value="0.0138037303853188">
            <text:p>0,0138037304</text:p>
          </table:table-cell>
          <table:table-cell table:formula="of:=ABS([.D587]-[.C586])" office:value-type="float" office:value="0.0128037303853188">
            <text:p>0,0128037304</text:p>
          </table:table-cell>
          <table:table-cell/>
        </table:table-row>
        <table:table-row table:style-name="ro1">
          <table:table-cell office:value-type="float" office:value="8.46345023545">
            <text:p>8,4634502355</text:p>
          </table:table-cell>
          <table:table-cell office:value-type="float" office:value="5.37364050129">
            <text:p>5,3736405013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E$6]&lt;=[.B588];[.B588]&lt;=[.E$7]);([.B588]-[.E$6])^2/(([.E$8]-[.E$6])*([.E$7]-[.E$6]));1-(([.E$8]-[.B588])^2/(([.E$8]-[.E$6])*([.E$8]-[.E$7]))))" office:value-type="float" office:value="0.561650559537192">
            <text:p>0,5616505595</text:p>
          </table:table-cell>
          <table:table-cell table:formula="of:=ABS([.D588]-[.C588])" office:value-type="float" office:value="0.0133494404628081">
            <text:p>0,0133494405</text:p>
          </table:table-cell>
          <table:table-cell table:formula="of:=ABS([.D588]-[.C587])" office:value-type="float" office:value="0.0123494404628081">
            <text:p>0,0123494405</text:p>
          </table:table-cell>
          <table:table-cell/>
        </table:table-row>
        <table:table-row table:style-name="ro1">
          <table:table-cell office:value-type="float" office:value="3.38329562119">
            <text:p>3,3832956212</text:p>
          </table:table-cell>
          <table:table-cell office:value-type="float" office:value="5.3742560515">
            <text:p>5,3742560515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E$6]&lt;=[.B589];[.B589]&lt;=[.E$7]);([.B589]-[.E$6])^2/(([.E$8]-[.E$6])*([.E$7]-[.E$6]));1-(([.E$8]-[.B589])^2/(([.E$8]-[.E$6])*([.E$8]-[.E$7]))))" office:value-type="float" office:value="0.561799360663854">
            <text:p>0,5617993607</text:p>
          </table:table-cell>
          <table:table-cell table:formula="of:=ABS([.D589]-[.C589])" office:value-type="float" office:value="0.0142006393361457">
            <text:p>0,0142006393</text:p>
          </table:table-cell>
          <table:table-cell table:formula="of:=ABS([.D589]-[.C588])" office:value-type="float" office:value="0.0132006393361457">
            <text:p>0,0132006393</text:p>
          </table:table-cell>
          <table:table-cell/>
        </table:table-row>
        <table:table-row table:style-name="ro1">
          <table:table-cell office:value-type="float" office:value="6.62677741248">
            <text:p>6,6267774125</text:p>
          </table:table-cell>
          <table:table-cell office:value-type="float" office:value="5.37849808771">
            <text:p>5,3784980877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E$6]&lt;=[.B590];[.B590]&lt;=[.E$7]);([.B590]-[.E$6])^2/(([.E$8]-[.E$6])*([.E$7]-[.E$6]));1-(([.E$8]-[.B590])^2/(([.E$8]-[.E$6])*([.E$8]-[.E$7]))))" office:value-type="float" office:value="0.562824129975996">
            <text:p>0,56282413</text:p>
          </table:table-cell>
          <table:table-cell table:formula="of:=ABS([.D590]-[.C590])" office:value-type="float" office:value="0.0141758700240042">
            <text:p>0,01417587</text:p>
          </table:table-cell>
          <table:table-cell table:formula="of:=ABS([.D590]-[.C589])" office:value-type="float" office:value="0.0131758700240042">
            <text:p>0,01317587</text:p>
          </table:table-cell>
          <table:table-cell/>
        </table:table-row>
        <table:table-row table:style-name="ro1">
          <table:table-cell office:value-type="float" office:value="4.31356623178">
            <text:p>4,3135662318</text:p>
          </table:table-cell>
          <table:table-cell office:value-type="float" office:value="5.38234171508">
            <text:p>5,3823417151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E$6]&lt;=[.B591];[.B591]&lt;=[.E$7]);([.B591]-[.E$6])^2/(([.E$8]-[.E$6])*([.E$7]-[.E$6]));1-(([.E$8]-[.B591])^2/(([.E$8]-[.E$6])*([.E$8]-[.E$7]))))" office:value-type="float" office:value="0.563751617784989">
            <text:p>0,5637516178</text:p>
          </table:table-cell>
          <table:table-cell table:formula="of:=ABS([.D591]-[.C591])" office:value-type="float" office:value="0.0142483822150105">
            <text:p>0,0142483822</text:p>
          </table:table-cell>
          <table:table-cell table:formula="of:=ABS([.D591]-[.C590])" office:value-type="float" office:value="0.0132483822150105">
            <text:p>0,0132483822</text:p>
          </table:table-cell>
          <table:table-cell/>
        </table:table-row>
        <table:table-row table:style-name="ro1">
          <table:table-cell office:value-type="float" office:value="4.52373534925">
            <text:p>4,5237353493</text:p>
          </table:table-cell>
          <table:table-cell office:value-type="float" office:value="5.38730763369">
            <text:p>5,3873076337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E$6]&lt;=[.B592];[.B592]&lt;=[.E$7]);([.B592]-[.E$6])^2/(([.E$8]-[.E$6])*([.E$7]-[.E$6]));1-(([.E$8]-[.B592])^2/(([.E$8]-[.E$6])*([.E$8]-[.E$7]))))" office:value-type="float" office:value="0.564948462213515">
            <text:p>0,5649484622</text:p>
          </table:table-cell>
          <table:table-cell table:formula="of:=ABS([.D592]-[.C592])" office:value-type="float" office:value="0.0140515377864849">
            <text:p>0,0140515378</text:p>
          </table:table-cell>
          <table:table-cell table:formula="of:=ABS([.D592]-[.C591])" office:value-type="float" office:value="0.0130515377864849">
            <text:p>0,0130515378</text:p>
          </table:table-cell>
          <table:table-cell/>
        </table:table-row>
        <table:table-row table:style-name="ro1">
          <table:table-cell office:value-type="float" office:value="4.26299212762">
            <text:p>4,2629921276</text:p>
          </table:table-cell>
          <table:table-cell office:value-type="float" office:value="5.39041786236">
            <text:p>5,3904178624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E$6]&lt;=[.B593];[.B593]&lt;=[.E$7]);([.B593]-[.E$6])^2/(([.E$8]-[.E$6])*([.E$7]-[.E$6]));1-(([.E$8]-[.B593])^2/(([.E$8]-[.E$6])*([.E$8]-[.E$7]))))" office:value-type="float" office:value="0.565697226387675">
            <text:p>0,5656972264</text:p>
          </table:table-cell>
          <table:table-cell table:formula="of:=ABS([.D593]-[.C593])" office:value-type="float" office:value="0.0143027736123251">
            <text:p>0,0143027736</text:p>
          </table:table-cell>
          <table:table-cell table:formula="of:=ABS([.D593]-[.C592])" office:value-type="float" office:value="0.0133027736123251">
            <text:p>0,0133027736</text:p>
          </table:table-cell>
          <table:table-cell/>
        </table:table-row>
        <table:table-row table:style-name="ro1">
          <table:table-cell office:value-type="float" office:value="4.10140158617">
            <text:p>4,1014015862</text:p>
          </table:table-cell>
          <table:table-cell office:value-type="float" office:value="5.39657692032">
            <text:p>5,3965769203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E$6]&lt;=[.B594];[.B594]&lt;=[.E$7]);([.B594]-[.E$6])^2/(([.E$8]-[.E$6])*([.E$7]-[.E$6]));1-(([.E$8]-[.B594])^2/(([.E$8]-[.E$6])*([.E$8]-[.E$7]))))" office:value-type="float" office:value="0.567178070294317">
            <text:p>0,5671780703</text:p>
          </table:table-cell>
          <table:table-cell table:formula="of:=ABS([.D594]-[.C594])" office:value-type="float" office:value="0.0138219297056831">
            <text:p>0,0138219297</text:p>
          </table:table-cell>
          <table:table-cell table:formula="of:=ABS([.D594]-[.C593])" office:value-type="float" office:value="0.0128219297056831">
            <text:p>0,0128219297</text:p>
          </table:table-cell>
          <table:table-cell/>
        </table:table-row>
        <table:table-row table:style-name="ro1">
          <table:table-cell office:value-type="float" office:value="3.99855737881">
            <text:p>3,9985573788</text:p>
          </table:table-cell>
          <table:table-cell office:value-type="float" office:value="5.39969139665">
            <text:p>5,3996913967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E$6]&lt;=[.B595];[.B595]&lt;=[.E$7]);([.B595]-[.E$6])^2/(([.E$8]-[.E$6])*([.E$7]-[.E$6]));1-(([.E$8]-[.B595])^2/(([.E$8]-[.E$6])*([.E$8]-[.E$7]))))" office:value-type="float" office:value="0.567925932021466">
            <text:p>0,567925932</text:p>
          </table:table-cell>
          <table:table-cell table:formula="of:=ABS([.D595]-[.C595])" office:value-type="float" office:value="0.0140740679785343">
            <text:p>0,014074068</text:p>
          </table:table-cell>
          <table:table-cell table:formula="of:=ABS([.D595]-[.C594])" office:value-type="float" office:value="0.0130740679785343">
            <text:p>0,013074068</text:p>
          </table:table-cell>
          <table:table-cell/>
        </table:table-row>
        <table:table-row table:style-name="ro1">
          <table:table-cell office:value-type="float" office:value="6.71959704162">
            <text:p>6,7195970416</text:p>
          </table:table-cell>
          <table:table-cell office:value-type="float" office:value="5.39979151599">
            <text:p>5,399791516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E$6]&lt;=[.B596];[.B596]&lt;=[.E$7]);([.B596]-[.E$6])^2/(([.E$8]-[.E$6])*([.E$7]-[.E$6]));1-(([.E$8]-[.B596])^2/(([.E$8]-[.E$6])*([.E$8]-[.E$7]))))" office:value-type="float" office:value="0.567949962388747">
            <text:p>0,5679499624</text:p>
          </table:table-cell>
          <table:table-cell table:formula="of:=ABS([.D596]-[.C596])" office:value-type="float" office:value="0.0150500376112528">
            <text:p>0,0150500376</text:p>
          </table:table-cell>
          <table:table-cell table:formula="of:=ABS([.D596]-[.C595])" office:value-type="float" office:value="0.0140500376112528">
            <text:p>0,0140500376</text:p>
          </table:table-cell>
          <table:table-cell/>
        </table:table-row>
        <table:table-row table:style-name="ro1">
          <table:table-cell office:value-type="float" office:value="5.91257183613">
            <text:p>5,9125718361</text:p>
          </table:table-cell>
          <table:table-cell office:value-type="float" office:value="5.39998155483">
            <text:p>5,3999815548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E$6]&lt;=[.B597];[.B597]&lt;=[.E$7]);([.B597]-[.E$6])^2/(([.E$8]-[.E$6])*([.E$7]-[.E$6]));1-(([.E$8]-[.B597])^2/(([.E$8]-[.E$6])*([.E$8]-[.E$7]))))" office:value-type="float" office:value="0.567995573147859">
            <text:p>0,5679955731</text:p>
          </table:table-cell>
          <table:table-cell table:formula="of:=ABS([.D597]-[.C597])" office:value-type="float" office:value="0.0160044268521408">
            <text:p>0,0160044269</text:p>
          </table:table-cell>
          <table:table-cell table:formula="of:=ABS([.D597]-[.C596])" office:value-type="float" office:value="0.0150044268521408">
            <text:p>0,0150044269</text:p>
          </table:table-cell>
          <table:table-cell/>
        </table:table-row>
        <table:table-row table:style-name="ro1">
          <table:table-cell office:value-type="float" office:value="5.40406649795">
            <text:p>5,404066498</text:p>
          </table:table-cell>
          <table:table-cell office:value-type="float" office:value="5.40103620166">
            <text:p>5,4010362017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E$6]&lt;=[.B598];[.B598]&lt;=[.E$7]);([.B598]-[.E$6])^2/(([.E$8]-[.E$6])*([.E$7]-[.E$6]));1-(([.E$8]-[.B598])^2/(([.E$8]-[.E$6])*([.E$8]-[.E$7]))))" office:value-type="float" office:value="0.568248652607937">
            <text:p>0,5682486526</text:p>
          </table:table-cell>
          <table:table-cell table:formula="of:=ABS([.D598]-[.C598])" office:value-type="float" office:value="0.0167513473920626">
            <text:p>0,0167513474</text:p>
          </table:table-cell>
          <table:table-cell table:formula="of:=ABS([.D598]-[.C597])" office:value-type="float" office:value="0.0157513473920626">
            <text:p>0,0157513474</text:p>
          </table:table-cell>
          <table:table-cell/>
        </table:table-row>
        <table:table-row table:style-name="ro1">
          <table:table-cell office:value-type="float" office:value="4.0635724182">
            <text:p>4,0635724182</text:p>
          </table:table-cell>
          <table:table-cell office:value-type="float" office:value="5.40139482636">
            <text:p>5,4013948264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E$6]&lt;=[.B599];[.B599]&lt;=[.E$7]);([.B599]-[.E$6])^2/(([.E$8]-[.E$6])*([.E$7]-[.E$6]));1-(([.E$8]-[.B599])^2/(([.E$8]-[.E$6])*([.E$8]-[.E$7]))))" office:value-type="float" office:value="0.568334693475047">
            <text:p>0,5683346935</text:p>
          </table:table-cell>
          <table:table-cell table:formula="of:=ABS([.D599]-[.C599])" office:value-type="float" office:value="0.0176653065249525">
            <text:p>0,0176653065</text:p>
          </table:table-cell>
          <table:table-cell table:formula="of:=ABS([.D599]-[.C598])" office:value-type="float" office:value="0.0166653065249525">
            <text:p>0,0166653065</text:p>
          </table:table-cell>
          <table:table-cell/>
        </table:table-row>
        <table:table-row table:style-name="ro1">
          <table:table-cell office:value-type="float" office:value="4.32230611326">
            <text:p>4,3223061133</text:p>
          </table:table-cell>
          <table:table-cell office:value-type="float" office:value="5.40406649795">
            <text:p>5,404066498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E$6]&lt;=[.B600];[.B600]&lt;=[.E$7]);([.B600]-[.E$6])^2/(([.E$8]-[.E$6])*([.E$7]-[.E$6]));1-(([.E$8]-[.B600])^2/(([.E$8]-[.E$6])*([.E$8]-[.E$7]))))" office:value-type="float" office:value="0.568975408294481">
            <text:p>0,5689754083</text:p>
          </table:table-cell>
          <table:table-cell table:formula="of:=ABS([.D600]-[.C600])" office:value-type="float" office:value="0.0180245917055193">
            <text:p>0,0180245917</text:p>
          </table:table-cell>
          <table:table-cell table:formula="of:=ABS([.D600]-[.C599])" office:value-type="float" office:value="0.0170245917055193">
            <text:p>0,0170245917</text:p>
          </table:table-cell>
          <table:table-cell/>
        </table:table-row>
        <table:table-row table:style-name="ro1">
          <table:table-cell office:value-type="float" office:value="5.8119972654">
            <text:p>5,8119972654</text:p>
          </table:table-cell>
          <table:table-cell office:value-type="float" office:value="5.40928204664">
            <text:p>5,4092820466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E$6]&lt;=[.B601];[.B601]&lt;=[.E$7]);([.B601]-[.E$6])^2/(([.E$8]-[.E$6])*([.E$7]-[.E$6]));1-(([.E$8]-[.B601])^2/(([.E$8]-[.E$6])*([.E$8]-[.E$7]))))" office:value-type="float" office:value="0.570224819313939">
            <text:p>0,5702248193</text:p>
          </table:table-cell>
          <table:table-cell table:formula="of:=ABS([.D601]-[.C601])" office:value-type="float" office:value="0.017775180686061">
            <text:p>0,0177751807</text:p>
          </table:table-cell>
          <table:table-cell table:formula="of:=ABS([.D601]-[.C600])" office:value-type="float" office:value="0.016775180686061">
            <text:p>0,0167751807</text:p>
          </table:table-cell>
          <table:table-cell/>
        </table:table-row>
        <table:table-row table:style-name="ro1">
          <table:table-cell office:value-type="float" office:value="5.22087103809">
            <text:p>5,2208710381</text:p>
          </table:table-cell>
          <table:table-cell office:value-type="float" office:value="5.41318276559">
            <text:p>5,4131827656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E$6]&lt;=[.B602];[.B602]&lt;=[.E$7]);([.B602]-[.E$6])^2/(([.E$8]-[.E$6])*([.E$7]-[.E$6]));1-(([.E$8]-[.B602])^2/(([.E$8]-[.E$6])*([.E$8]-[.E$7]))))" office:value-type="float" office:value="0.57115807089798">
            <text:p>0,5711580709</text:p>
          </table:table-cell>
          <table:table-cell table:formula="of:=ABS([.D602]-[.C602])" office:value-type="float" office:value="0.01784192910202">
            <text:p>0,0178419291</text:p>
          </table:table-cell>
          <table:table-cell table:formula="of:=ABS([.D602]-[.C601])" office:value-type="float" office:value="0.01684192910202">
            <text:p>0,0168419291</text:p>
          </table:table-cell>
          <table:table-cell/>
        </table:table-row>
        <table:table-row table:style-name="ro1">
          <table:table-cell office:value-type="float" office:value="7.56763028982">
            <text:p>7,5676302898</text:p>
          </table:table-cell>
          <table:table-cell office:value-type="float" office:value="5.42355575791">
            <text:p>5,4235557579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E$6]&lt;=[.B603];[.B603]&lt;=[.E$7]);([.B603]-[.E$6])^2/(([.E$8]-[.E$6])*([.E$7]-[.E$6]));1-(([.E$8]-[.B603])^2/(([.E$8]-[.E$6])*([.E$8]-[.E$7]))))" office:value-type="float" office:value="0.573634886107376">
            <text:p>0,5736348861</text:p>
          </table:table-cell>
          <table:table-cell table:formula="of:=ABS([.D603]-[.C603])" office:value-type="float" office:value="0.0163651138926239">
            <text:p>0,0163651139</text:p>
          </table:table-cell>
          <table:table-cell table:formula="of:=ABS([.D603]-[.C602])" office:value-type="float" office:value="0.0153651138926239">
            <text:p>0,0153651139</text:p>
          </table:table-cell>
          <table:table-cell/>
        </table:table-row>
        <table:table-row table:style-name="ro1">
          <table:table-cell office:value-type="float" office:value="3.53321885403">
            <text:p>3,533218854</text:p>
          </table:table-cell>
          <table:table-cell office:value-type="float" office:value="5.43090370939">
            <text:p>5,4309037094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E$6]&lt;=[.B604];[.B604]&lt;=[.E$7]);([.B604]-[.E$6])^2/(([.E$8]-[.E$6])*([.E$7]-[.E$6]));1-(([.E$8]-[.B604])^2/(([.E$8]-[.E$6])*([.E$8]-[.E$7]))))" office:value-type="float" office:value="0.575385055611798">
            <text:p>0,5753850556</text:p>
          </table:table-cell>
          <table:table-cell table:formula="of:=ABS([.D604]-[.C604])" office:value-type="float" office:value="0.0156149443882021">
            <text:p>0,0156149444</text:p>
          </table:table-cell>
          <table:table-cell table:formula="of:=ABS([.D604]-[.C603])" office:value-type="float" office:value="0.0146149443882021">
            <text:p>0,0146149444</text:p>
          </table:table-cell>
          <table:table-cell/>
        </table:table-row>
        <table:table-row table:style-name="ro1">
          <table:table-cell office:value-type="float" office:value="4.49054813246">
            <text:p>4,4905481325</text:p>
          </table:table-cell>
          <table:table-cell office:value-type="float" office:value="5.43333898339">
            <text:p>5,4333389834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E$6]&lt;=[.B605];[.B605]&lt;=[.E$7]);([.B605]-[.E$6])^2/(([.E$8]-[.E$6])*([.E$7]-[.E$6]));1-(([.E$8]-[.B605])^2/(([.E$8]-[.E$6])*([.E$8]-[.E$7]))))" office:value-type="float" office:value="0.575964306419817">
            <text:p>0,5759643064</text:p>
          </table:table-cell>
          <table:table-cell table:formula="of:=ABS([.D605]-[.C605])" office:value-type="float" office:value="0.0160356935801826">
            <text:p>0,0160356936</text:p>
          </table:table-cell>
          <table:table-cell table:formula="of:=ABS([.D605]-[.C604])" office:value-type="float" office:value="0.0150356935801826">
            <text:p>0,0150356936</text:p>
          </table:table-cell>
          <table:table-cell/>
        </table:table-row>
        <table:table-row table:style-name="ro1">
          <table:table-cell office:value-type="float" office:value="5.69619349841">
            <text:p>5,6961934984</text:p>
          </table:table-cell>
          <table:table-cell office:value-type="float" office:value="5.43605329518">
            <text:p>5,4360532952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E$6]&lt;=[.B606];[.B606]&lt;=[.E$7]);([.B606]-[.E$6])^2/(([.E$8]-[.E$6])*([.E$7]-[.E$6]));1-(([.E$8]-[.B606])^2/(([.E$8]-[.E$6])*([.E$8]-[.E$7]))))" office:value-type="float" office:value="0.576609462840089">
            <text:p>0,5766094628</text:p>
          </table:table-cell>
          <table:table-cell table:formula="of:=ABS([.D606]-[.C606])" office:value-type="float" office:value="0.0163905371599112">
            <text:p>0,0163905372</text:p>
          </table:table-cell>
          <table:table-cell table:formula="of:=ABS([.D606]-[.C605])" office:value-type="float" office:value="0.0153905371599112">
            <text:p>0,0153905372</text:p>
          </table:table-cell>
          <table:table-cell/>
        </table:table-row>
        <table:table-row table:style-name="ro1">
          <table:table-cell office:value-type="float" office:value="5.86896977256">
            <text:p>5,8689697726</text:p>
          </table:table-cell>
          <table:table-cell office:value-type="float" office:value="5.44288230249">
            <text:p>5,4428823025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E$6]&lt;=[.B607];[.B607]&lt;=[.E$7]);([.B607]-[.E$6])^2/(([.E$8]-[.E$6])*([.E$7]-[.E$6]));1-(([.E$8]-[.B607])^2/(([.E$8]-[.E$6])*([.E$8]-[.E$7]))))" office:value-type="float" office:value="0.578230456202039">
            <text:p>0,5782304562</text:p>
          </table:table-cell>
          <table:table-cell table:formula="of:=ABS([.D607]-[.C607])" office:value-type="float" office:value="0.0157695437979614">
            <text:p>0,0157695438</text:p>
          </table:table-cell>
          <table:table-cell table:formula="of:=ABS([.D607]-[.C606])" office:value-type="float" office:value="0.0147695437979614">
            <text:p>0,0147695438</text:p>
          </table:table-cell>
          <table:table-cell/>
        </table:table-row>
        <table:table-row table:style-name="ro1">
          <table:table-cell office:value-type="float" office:value="7.24675860189">
            <text:p>7,2467586019</text:p>
          </table:table-cell>
          <table:table-cell office:value-type="float" office:value="5.44604410429">
            <text:p>5,4460441043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E$6]&lt;=[.B608];[.B608]&lt;=[.E$7]);([.B608]-[.E$6])^2/(([.E$8]-[.E$6])*([.E$7]-[.E$6]));1-(([.E$8]-[.B608])^2/(([.E$8]-[.E$6])*([.E$8]-[.E$7]))))" office:value-type="float" office:value="0.578979916378271">
            <text:p>0,5789799164</text:p>
          </table:table-cell>
          <table:table-cell table:formula="of:=ABS([.D608]-[.C608])" office:value-type="float" office:value="0.0160200836217288">
            <text:p>0,0160200836</text:p>
          </table:table-cell>
          <table:table-cell table:formula="of:=ABS([.D608]-[.C607])" office:value-type="float" office:value="0.0150200836217288">
            <text:p>0,0150200836</text:p>
          </table:table-cell>
          <table:table-cell/>
        </table:table-row>
        <table:table-row table:style-name="ro1">
          <table:table-cell office:value-type="float" office:value="5.10744920769">
            <text:p>5,1074492077</text:p>
          </table:table-cell>
          <table:table-cell office:value-type="float" office:value="5.45137302125">
            <text:p>5,4513730213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E$6]&lt;=[.B609];[.B609]&lt;=[.E$7]);([.B609]-[.E$6])^2/(([.E$8]-[.E$6])*([.E$7]-[.E$6]));1-(([.E$8]-[.B609])^2/(([.E$8]-[.E$6])*([.E$8]-[.E$7]))))" office:value-type="float" office:value="0.580241552189588">
            <text:p>0,5802415522</text:p>
          </table:table-cell>
          <table:table-cell table:formula="of:=ABS([.D609]-[.C609])" office:value-type="float" office:value="0.0157584478104117">
            <text:p>0,0157584478</text:p>
          </table:table-cell>
          <table:table-cell table:formula="of:=ABS([.D609]-[.C608])" office:value-type="float" office:value="0.0147584478104117">
            <text:p>0,0147584478</text:p>
          </table:table-cell>
          <table:table-cell/>
        </table:table-row>
        <table:table-row table:style-name="ro1">
          <table:table-cell office:value-type="float" office:value="3.88354926975">
            <text:p>3,8835492698</text:p>
          </table:table-cell>
          <table:table-cell office:value-type="float" office:value="5.45562184175">
            <text:p>5,4556218418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E$6]&lt;=[.B610];[.B610]&lt;=[.E$7]);([.B610]-[.E$6])^2/(([.E$8]-[.E$6])*([.E$7]-[.E$6]));1-(([.E$8]-[.B610])^2/(([.E$8]-[.E$6])*([.E$8]-[.E$7]))))" office:value-type="float" office:value="0.581246115710678">
            <text:p>0,5812461157</text:p>
          </table:table-cell>
          <table:table-cell table:formula="of:=ABS([.D610]-[.C610])" office:value-type="float" office:value="0.015753884289322">
            <text:p>0,0157538843</text:p>
          </table:table-cell>
          <table:table-cell table:formula="of:=ABS([.D610]-[.C609])" office:value-type="float" office:value="0.014753884289322">
            <text:p>0,0147538843</text:p>
          </table:table-cell>
          <table:table-cell/>
        </table:table-row>
        <table:table-row table:style-name="ro1">
          <table:table-cell office:value-type="float" office:value="5.01194090617">
            <text:p>5,0119409062</text:p>
          </table:table-cell>
          <table:table-cell office:value-type="float" office:value="5.45602366225">
            <text:p>5,4560236623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E$6]&lt;=[.B611];[.B611]&lt;=[.E$7]);([.B611]-[.E$6])^2/(([.E$8]-[.E$6])*([.E$7]-[.E$6]));1-(([.E$8]-[.B611])^2/(([.E$8]-[.E$6])*([.E$8]-[.E$7]))))" office:value-type="float" office:value="0.581341057248937">
            <text:p>0,5813410572</text:p>
          </table:table-cell>
          <table:table-cell table:formula="of:=ABS([.D611]-[.C611])" office:value-type="float" office:value="0.0166589427510634">
            <text:p>0,0166589428</text:p>
          </table:table-cell>
          <table:table-cell table:formula="of:=ABS([.D611]-[.C610])" office:value-type="float" office:value="0.0156589427510634">
            <text:p>0,0156589428</text:p>
          </table:table-cell>
          <table:table-cell/>
        </table:table-row>
        <table:table-row table:style-name="ro1">
          <table:table-cell office:value-type="float" office:value="4.46570051455">
            <text:p>4,4657005146</text:p>
          </table:table-cell>
          <table:table-cell office:value-type="float" office:value="5.46163597526">
            <text:p>5,4616359753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E$6]&lt;=[.B612];[.B612]&lt;=[.E$7]);([.B612]-[.E$6])^2/(([.E$8]-[.E$6])*([.E$7]-[.E$6]));1-(([.E$8]-[.B612])^2/(([.E$8]-[.E$6])*([.E$8]-[.E$7]))))" office:value-type="float" office:value="0.582666000947525">
            <text:p>0,5826660009</text:p>
          </table:table-cell>
          <table:table-cell table:formula="of:=ABS([.D612]-[.C612])" office:value-type="float" office:value="0.0163339990524749">
            <text:p>0,0163339991</text:p>
          </table:table-cell>
          <table:table-cell table:formula="of:=ABS([.D612]-[.C611])" office:value-type="float" office:value="0.0153339990524749">
            <text:p>0,0153339991</text:p>
          </table:table-cell>
          <table:table-cell/>
        </table:table-row>
        <table:table-row table:style-name="ro1">
          <table:table-cell office:value-type="float" office:value="4.51609813546">
            <text:p>4,5160981355</text:p>
          </table:table-cell>
          <table:table-cell office:value-type="float" office:value="5.46543059022">
            <text:p>5,4654305902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E$6]&lt;=[.B613];[.B613]&lt;=[.E$7]);([.B613]-[.E$6])^2/(([.E$8]-[.E$6])*([.E$7]-[.E$6]));1-(([.E$8]-[.B613])^2/(([.E$8]-[.E$6])*([.E$8]-[.E$7]))))" office:value-type="float" office:value="0.583560636248249">
            <text:p>0,5835606362</text:p>
          </table:table-cell>
          <table:table-cell table:formula="of:=ABS([.D613]-[.C613])" office:value-type="float" office:value="0.0164393637517511">
            <text:p>0,0164393638</text:p>
          </table:table-cell>
          <table:table-cell table:formula="of:=ABS([.D613]-[.C612])" office:value-type="float" office:value="0.0154393637517511">
            <text:p>0,0154393638</text:p>
          </table:table-cell>
          <table:table-cell/>
        </table:table-row>
        <table:table-row table:style-name="ro1">
          <table:table-cell office:value-type="float" office:value="6.04094366243">
            <text:p>6,0409436624</text:p>
          </table:table-cell>
          <table:table-cell office:value-type="float" office:value="5.46604293871">
            <text:p>5,4660429387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E$6]&lt;=[.B614];[.B614]&lt;=[.E$7]);([.B614]-[.E$6])^2/(([.E$8]-[.E$6])*([.E$7]-[.E$6]));1-(([.E$8]-[.B614])^2/(([.E$8]-[.E$6])*([.E$8]-[.E$7]))))" office:value-type="float" office:value="0.583704916298618">
            <text:p>0,5837049163</text:p>
          </table:table-cell>
          <table:table-cell table:formula="of:=ABS([.D614]-[.C614])" office:value-type="float" office:value="0.0172950837013817">
            <text:p>0,0172950837</text:p>
          </table:table-cell>
          <table:table-cell table:formula="of:=ABS([.D614]-[.C613])" office:value-type="float" office:value="0.0162950837013817">
            <text:p>0,0162950837</text:p>
          </table:table-cell>
          <table:table-cell/>
        </table:table-row>
        <table:table-row table:style-name="ro1">
          <table:table-cell office:value-type="float" office:value="7.68728814901">
            <text:p>7,687288149</text:p>
          </table:table-cell>
          <table:table-cell office:value-type="float" office:value="5.46983216724">
            <text:p>5,4698321672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E$6]&lt;=[.B615];[.B615]&lt;=[.E$7]);([.B615]-[.E$6])^2/(([.E$8]-[.E$6])*([.E$7]-[.E$6]));1-(([.E$8]-[.B615])^2/(([.E$8]-[.E$6])*([.E$8]-[.E$7]))))" office:value-type="float" office:value="0.584597169084885">
            <text:p>0,5845971691</text:p>
          </table:table-cell>
          <table:table-cell table:formula="of:=ABS([.D615]-[.C615])" office:value-type="float" office:value="0.0174028309151145">
            <text:p>0,0174028309</text:p>
          </table:table-cell>
          <table:table-cell table:formula="of:=ABS([.D615]-[.C614])" office:value-type="float" office:value="0.0164028309151145">
            <text:p>0,0164028309</text:p>
          </table:table-cell>
          <table:table-cell/>
        </table:table-row>
        <table:table-row table:style-name="ro1">
          <table:table-cell office:value-type="float" office:value="4.86093604695">
            <text:p>4,860936047</text:p>
          </table:table-cell>
          <table:table-cell office:value-type="float" office:value="5.47467408178">
            <text:p>5,4746740818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E$6]&lt;=[.B616];[.B616]&lt;=[.E$7]);([.B616]-[.E$6])^2/(([.E$8]-[.E$6])*([.E$7]-[.E$6]));1-(([.E$8]-[.B616])^2/(([.E$8]-[.E$6])*([.E$8]-[.E$7]))))" office:value-type="float" office:value="0.585735905677544">
            <text:p>0,5857359057</text:p>
          </table:table-cell>
          <table:table-cell table:formula="of:=ABS([.D616]-[.C616])" office:value-type="float" office:value="0.0172640943224562">
            <text:p>0,0172640943</text:p>
          </table:table-cell>
          <table:table-cell table:formula="of:=ABS([.D616]-[.C615])" office:value-type="float" office:value="0.0162640943224562">
            <text:p>0,0162640943</text:p>
          </table:table-cell>
          <table:table-cell/>
        </table:table-row>
        <table:table-row table:style-name="ro1">
          <table:table-cell office:value-type="float" office:value="4.162612979">
            <text:p>4,162612979</text:p>
          </table:table-cell>
          <table:table-cell office:value-type="float" office:value="5.47580612719">
            <text:p>5,4758061272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E$6]&lt;=[.B617];[.B617]&lt;=[.E$7]);([.B617]-[.E$6])^2/(([.E$8]-[.E$6])*([.E$7]-[.E$6]));1-(([.E$8]-[.B617])^2/(([.E$8]-[.E$6])*([.E$8]-[.E$7]))))" office:value-type="float" office:value="0.586001918228282">
            <text:p>0,5860019182</text:p>
          </table:table-cell>
          <table:table-cell table:formula="of:=ABS([.D617]-[.C617])" office:value-type="float" office:value="0.0179980817717181">
            <text:p>0,0179980818</text:p>
          </table:table-cell>
          <table:table-cell table:formula="of:=ABS([.D617]-[.C616])" office:value-type="float" office:value="0.0169980817717181">
            <text:p>0,0169980818</text:p>
          </table:table-cell>
          <table:table-cell/>
        </table:table-row>
        <table:table-row table:style-name="ro1">
          <table:table-cell office:value-type="float" office:value="4.18452220513">
            <text:p>4,1845222051</text:p>
          </table:table-cell>
          <table:table-cell office:value-type="float" office:value="5.47725085936">
            <text:p>5,4772508594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E$6]&lt;=[.B618];[.B618]&lt;=[.E$7]);([.B618]-[.E$6])^2/(([.E$8]-[.E$6])*([.E$7]-[.E$6]));1-(([.E$8]-[.B618])^2/(([.E$8]-[.E$6])*([.E$8]-[.E$7]))))" office:value-type="float" office:value="0.586341283070671">
            <text:p>0,5863412831</text:p>
          </table:table-cell>
          <table:table-cell table:formula="of:=ABS([.D618]-[.C618])" office:value-type="float" office:value="0.0186587169293286">
            <text:p>0,0186587169</text:p>
          </table:table-cell>
          <table:table-cell table:formula="of:=ABS([.D618]-[.C617])" office:value-type="float" office:value="0.0176587169293286">
            <text:p>0,0176587169</text:p>
          </table:table-cell>
          <table:table-cell/>
        </table:table-row>
        <table:table-row table:style-name="ro1">
          <table:table-cell office:value-type="float" office:value="4.70498058387">
            <text:p>4,7049805839</text:p>
          </table:table-cell>
          <table:table-cell office:value-type="float" office:value="5.49677067721">
            <text:p>5,4967706772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E$6]&lt;=[.B619];[.B619]&lt;=[.E$7]);([.B619]-[.E$6])^2/(([.E$8]-[.E$6])*([.E$7]-[.E$6]));1-(([.E$8]-[.B619])^2/(([.E$8]-[.E$6])*([.E$8]-[.E$7]))))" office:value-type="float" office:value="0.590912810398144">
            <text:p>0,5909128104</text:p>
          </table:table-cell>
          <table:table-cell table:formula="of:=ABS([.D619]-[.C619])" office:value-type="float" office:value="0.0150871896018562">
            <text:p>0,0150871896</text:p>
          </table:table-cell>
          <table:table-cell table:formula="of:=ABS([.D619]-[.C618])" office:value-type="float" office:value="0.0140871896018562">
            <text:p>0,0140871896</text:p>
          </table:table-cell>
          <table:table-cell/>
        </table:table-row>
        <table:table-row table:style-name="ro1">
          <table:table-cell office:value-type="float" office:value="3.78524741931">
            <text:p>3,7852474193</text:p>
          </table:table-cell>
          <table:table-cell office:value-type="float" office:value="5.49891124418">
            <text:p>5,4989112442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E$6]&lt;=[.B620];[.B620]&lt;=[.E$7]);([.B620]-[.E$6])^2/(([.E$8]-[.E$6])*([.E$7]-[.E$6]));1-(([.E$8]-[.B620])^2/(([.E$8]-[.E$6])*([.E$8]-[.E$7]))))" office:value-type="float" office:value="0.591412584129025">
            <text:p>0,5914125841</text:p>
          </table:table-cell>
          <table:table-cell table:formula="of:=ABS([.D620]-[.C620])" office:value-type="float" office:value="0.0155874158709745">
            <text:p>0,0155874159</text:p>
          </table:table-cell>
          <table:table-cell table:formula="of:=ABS([.D620]-[.C619])" office:value-type="float" office:value="0.0145874158709745">
            <text:p>0,0145874159</text:p>
          </table:table-cell>
          <table:table-cell/>
        </table:table-row>
        <table:table-row table:style-name="ro1">
          <table:table-cell office:value-type="float" office:value="4.67516708968">
            <text:p>4,6751670897</text:p>
          </table:table-cell>
          <table:table-cell office:value-type="float" office:value="5.50806272636">
            <text:p>5,5080627264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E$6]&lt;=[.B621];[.B621]&lt;=[.E$7]);([.B621]-[.E$6])^2/(([.E$8]-[.E$6])*([.E$7]-[.E$6]));1-(([.E$8]-[.B621])^2/(([.E$8]-[.E$6])*([.E$8]-[.E$7]))))" office:value-type="float" office:value="0.593545802565455">
            <text:p>0,5935458026</text:p>
          </table:table-cell>
          <table:table-cell table:formula="of:=ABS([.D621]-[.C621])" office:value-type="float" office:value="0.0144541974345451">
            <text:p>0,0144541974</text:p>
          </table:table-cell>
          <table:table-cell table:formula="of:=ABS([.D621]-[.C620])" office:value-type="float" office:value="0.0134541974345451">
            <text:p>0,0134541974</text:p>
          </table:table-cell>
          <table:table-cell/>
        </table:table-row>
        <table:table-row table:style-name="ro1">
          <table:table-cell office:value-type="float" office:value="5.22111222844">
            <text:p>5,2211122284</text:p>
          </table:table-cell>
          <table:table-cell office:value-type="float" office:value="5.50872474847">
            <text:p>5,5087247485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E$6]&lt;=[.B622];[.B622]&lt;=[.E$7]);([.B622]-[.E$6])^2/(([.E$8]-[.E$6])*([.E$7]-[.E$6]));1-(([.E$8]-[.B622])^2/(([.E$8]-[.E$6])*([.E$8]-[.E$7]))))" office:value-type="float" office:value="0.593699903935138">
            <text:p>0,5936999039</text:p>
          </table:table-cell>
          <table:table-cell table:formula="of:=ABS([.D622]-[.C622])" office:value-type="float" office:value="0.0153000960648622">
            <text:p>0,0153000961</text:p>
          </table:table-cell>
          <table:table-cell table:formula="of:=ABS([.D622]-[.C621])" office:value-type="float" office:value="0.0143000960648622">
            <text:p>0,0143000961</text:p>
          </table:table-cell>
          <table:table-cell/>
        </table:table-row>
        <table:table-row table:style-name="ro1">
          <table:table-cell office:value-type="float" office:value="5.84505072588">
            <text:p>5,8450507259</text:p>
          </table:table-cell>
          <table:table-cell office:value-type="float" office:value="5.51663654752">
            <text:p>5,5166365475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E$6]&lt;=[.B623];[.B623]&lt;=[.E$7]);([.B623]-[.E$6])^2/(([.E$8]-[.E$6])*([.E$7]-[.E$6]));1-(([.E$8]-[.B623])^2/(([.E$8]-[.E$6])*([.E$8]-[.E$7]))))" office:value-type="float" office:value="0.595539301930887">
            <text:p>0,5955393019</text:p>
          </table:table-cell>
          <table:table-cell table:formula="of:=ABS([.D623]-[.C623])" office:value-type="float" office:value="0.0144606980691128">
            <text:p>0,0144606981</text:p>
          </table:table-cell>
          <table:table-cell table:formula="of:=ABS([.D623]-[.C622])" office:value-type="float" office:value="0.0134606980691128">
            <text:p>0,0134606981</text:p>
          </table:table-cell>
          <table:table-cell/>
        </table:table-row>
        <table:table-row table:style-name="ro1">
          <table:table-cell office:value-type="float" office:value="5.11223313735">
            <text:p>5,1122331374</text:p>
          </table:table-cell>
          <table:table-cell office:value-type="float" office:value="5.52353741742">
            <text:p>5,523537417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E$6]&lt;=[.B624];[.B624]&lt;=[.E$7]);([.B624]-[.E$6])^2/(([.E$8]-[.E$6])*([.E$7]-[.E$6]));1-(([.E$8]-[.B624])^2/(([.E$8]-[.E$6])*([.E$8]-[.E$7]))))" office:value-type="float" office:value="0.597140263730707">
            <text:p>0,5971402637</text:p>
          </table:table-cell>
          <table:table-cell table:formula="of:=ABS([.D624]-[.C624])" office:value-type="float" office:value="0.0138597362692934">
            <text:p>0,0138597363</text:p>
          </table:table-cell>
          <table:table-cell table:formula="of:=ABS([.D624]-[.C623])" office:value-type="float" office:value="0.0128597362692934">
            <text:p>0,0128597363</text:p>
          </table:table-cell>
          <table:table-cell/>
        </table:table-row>
        <table:table-row table:style-name="ro1">
          <table:table-cell office:value-type="float" office:value="3.74083377601">
            <text:p>3,740833776</text:p>
          </table:table-cell>
          <table:table-cell office:value-type="float" office:value="5.53199264384">
            <text:p>5,5319926438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E$6]&lt;=[.B625];[.B625]&lt;=[.E$7]);([.B625]-[.E$6])^2/(([.E$8]-[.E$6])*([.E$7]-[.E$6]));1-(([.E$8]-[.B625])^2/(([.E$8]-[.E$6])*([.E$8]-[.E$7]))))" office:value-type="float" office:value="0.599097499254004">
            <text:p>0,5990974993</text:p>
          </table:table-cell>
          <table:table-cell table:formula="of:=ABS([.D625]-[.C625])" office:value-type="float" office:value="0.0129025007459959">
            <text:p>0,0129025007</text:p>
          </table:table-cell>
          <table:table-cell table:formula="of:=ABS([.D625]-[.C624])" office:value-type="float" office:value="0.0119025007459959">
            <text:p>0,0119025007</text:p>
          </table:table-cell>
          <table:table-cell/>
        </table:table-row>
        <table:table-row table:style-name="ro1">
          <table:table-cell office:value-type="float" office:value="3.8714209232">
            <text:p>3,8714209232</text:p>
          </table:table-cell>
          <table:table-cell office:value-type="float" office:value="5.54582901564">
            <text:p>5,5458290156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E$6]&lt;=[.B626];[.B626]&lt;=[.E$7]);([.B626]-[.E$6])^2/(([.E$8]-[.E$6])*([.E$7]-[.E$6]));1-(([.E$8]-[.B626])^2/(([.E$8]-[.E$6])*([.E$8]-[.E$7]))))" office:value-type="float" office:value="0.602290093693516">
            <text:p>0,6022900937</text:p>
          </table:table-cell>
          <table:table-cell table:formula="of:=ABS([.D626]-[.C626])" office:value-type="float" office:value="0.0107099063064844">
            <text:p>0,0107099063</text:p>
          </table:table-cell>
          <table:table-cell table:formula="of:=ABS([.D626]-[.C625])" office:value-type="float" office:value="0.00970990630648438">
            <text:p>0,0097099063</text:p>
          </table:table-cell>
          <table:table-cell/>
        </table:table-row>
        <table:table-row table:style-name="ro1">
          <table:table-cell office:value-type="float" office:value="4.87935752686">
            <text:p>4,8793575269</text:p>
          </table:table-cell>
          <table:table-cell office:value-type="float" office:value="5.54873001383">
            <text:p>5,5487300138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E$6]&lt;=[.B627];[.B627]&lt;=[.E$7]);([.B627]-[.E$6])^2/(([.E$8]-[.E$6])*([.E$7]-[.E$6]));1-(([.E$8]-[.B627])^2/(([.E$8]-[.E$6])*([.E$8]-[.E$7]))))" office:value-type="float" office:value="0.602957849418738">
            <text:p>0,6029578494</text:p>
          </table:table-cell>
          <table:table-cell table:formula="of:=ABS([.D627]-[.C627])" office:value-type="float" office:value="0.0110421505812623">
            <text:p>0,0110421506</text:p>
          </table:table-cell>
          <table:table-cell table:formula="of:=ABS([.D627]-[.C626])" office:value-type="float" office:value="0.0100421505812623">
            <text:p>0,0100421506</text:p>
          </table:table-cell>
          <table:table-cell/>
        </table:table-row>
        <table:table-row table:style-name="ro1">
          <table:table-cell office:value-type="float" office:value="3.90977484815">
            <text:p>3,9097748482</text:p>
          </table:table-cell>
          <table:table-cell office:value-type="float" office:value="5.55315207268">
            <text:p>5,5531520727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E$6]&lt;=[.B628];[.B628]&lt;=[.E$7]);([.B628]-[.E$6])^2/(([.E$8]-[.E$6])*([.E$7]-[.E$6]));1-(([.E$8]-[.B628])^2/(([.E$8]-[.E$6])*([.E$8]-[.E$7]))))" office:value-type="float" office:value="0.603974645530994">
            <text:p>0,6039746455</text:p>
          </table:table-cell>
          <table:table-cell table:formula="of:=ABS([.D628]-[.C628])" office:value-type="float" office:value="0.011025354469006">
            <text:p>0,0110253545</text:p>
          </table:table-cell>
          <table:table-cell table:formula="of:=ABS([.D628]-[.C627])" office:value-type="float" office:value="0.010025354469006">
            <text:p>0,0100253545</text:p>
          </table:table-cell>
          <table:table-cell/>
        </table:table-row>
        <table:table-row table:style-name="ro1">
          <table:table-cell office:value-type="float" office:value="5.77244532649">
            <text:p>5,7724453265</text:p>
          </table:table-cell>
          <table:table-cell office:value-type="float" office:value="5.55640998583">
            <text:p>5,556409985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E$6]&lt;=[.B629];[.B629]&lt;=[.E$7]);([.B629]-[.E$6])^2/(([.E$8]-[.E$6])*([.E$7]-[.E$6]));1-(([.E$8]-[.B629])^2/(([.E$8]-[.E$6])*([.E$8]-[.E$7]))))" office:value-type="float" office:value="0.604722927143622">
            <text:p>0,6047229271</text:p>
          </table:table-cell>
          <table:table-cell table:formula="of:=ABS([.D629]-[.C629])" office:value-type="float" office:value="0.0112770728563779">
            <text:p>0,0112770729</text:p>
          </table:table-cell>
          <table:table-cell table:formula="of:=ABS([.D629]-[.C628])" office:value-type="float" office:value="0.0102770728563779">
            <text:p>0,0102770729</text:p>
          </table:table-cell>
          <table:table-cell/>
        </table:table-row>
        <table:table-row table:style-name="ro1">
          <table:table-cell office:value-type="float" office:value="7.64288052942">
            <text:p>7,6428805294</text:p>
          </table:table-cell>
          <table:table-cell office:value-type="float" office:value="5.55653565714">
            <text:p>5,5565356571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E$6]&lt;=[.B630];[.B630]&lt;=[.E$7]);([.B630]-[.E$6])^2/(([.E$8]-[.E$6])*([.E$7]-[.E$6]));1-(([.E$8]-[.B630])^2/(([.E$8]-[.E$6])*([.E$8]-[.E$7]))))" office:value-type="float" office:value="0.604751777315058">
            <text:p>0,6047517773</text:p>
          </table:table-cell>
          <table:table-cell table:formula="of:=ABS([.D630]-[.C630])" office:value-type="float" office:value="0.0122482226849419">
            <text:p>0,0122482227</text:p>
          </table:table-cell>
          <table:table-cell table:formula="of:=ABS([.D630]-[.C629])" office:value-type="float" office:value="0.0112482226849419">
            <text:p>0,0112482227</text:p>
          </table:table-cell>
          <table:table-cell/>
        </table:table-row>
        <table:table-row table:style-name="ro1">
          <table:table-cell office:value-type="float" office:value="5.69266450229">
            <text:p>5,6926645023</text:p>
          </table:table-cell>
          <table:table-cell office:value-type="float" office:value="5.55809138907">
            <text:p>5,5580913891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E$6]&lt;=[.B631];[.B631]&lt;=[.E$7]);([.B631]-[.E$6])^2/(([.E$8]-[.E$6])*([.E$7]-[.E$6]));1-(([.E$8]-[.B631])^2/(([.E$8]-[.E$6])*([.E$8]-[.E$7]))))" office:value-type="float" office:value="0.605108837133531">
            <text:p>0,6051088371</text:p>
          </table:table-cell>
          <table:table-cell table:formula="of:=ABS([.D631]-[.C631])" office:value-type="float" office:value="0.0128911628664693">
            <text:p>0,0128911629</text:p>
          </table:table-cell>
          <table:table-cell table:formula="of:=ABS([.D631]-[.C630])" office:value-type="float" office:value="0.0118911628664693">
            <text:p>0,0118911629</text:p>
          </table:table-cell>
          <table:table-cell/>
        </table:table-row>
        <table:table-row table:style-name="ro1">
          <table:table-cell office:value-type="float" office:value="4.47191052163">
            <text:p>4,4719105216</text:p>
          </table:table-cell>
          <table:table-cell office:value-type="float" office:value="5.55880551701">
            <text:p>5,558805517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E$6]&lt;=[.B632];[.B632]&lt;=[.E$7]);([.B632]-[.E$6])^2/(([.E$8]-[.E$6])*([.E$7]-[.E$6]));1-(([.E$8]-[.B632])^2/(([.E$8]-[.E$6])*([.E$8]-[.E$7]))))" office:value-type="float" office:value="0.605272684341306">
            <text:p>0,6052726843</text:p>
          </table:table-cell>
          <table:table-cell table:formula="of:=ABS([.D632]-[.C632])" office:value-type="float" office:value="0.0137273156586939">
            <text:p>0,0137273157</text:p>
          </table:table-cell>
          <table:table-cell table:formula="of:=ABS([.D632]-[.C631])" office:value-type="float" office:value="0.0127273156586939">
            <text:p>0,0127273157</text:p>
          </table:table-cell>
          <table:table-cell/>
        </table:table-row>
        <table:table-row table:style-name="ro1">
          <table:table-cell office:value-type="float" office:value="6.7311184711">
            <text:p>6,7311184711</text:p>
          </table:table-cell>
          <table:table-cell office:value-type="float" office:value="5.56191484405">
            <text:p>5,5619148441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E$6]&lt;=[.B633];[.B633]&lt;=[.E$7]);([.B633]-[.E$6])^2/(([.E$8]-[.E$6])*([.E$7]-[.E$6]));1-(([.E$8]-[.B633])^2/(([.E$8]-[.E$6])*([.E$8]-[.E$7]))))" office:value-type="float" office:value="0.605985682014542">
            <text:p>0,605985682</text:p>
          </table:table-cell>
          <table:table-cell table:formula="of:=ABS([.D633]-[.C633])" office:value-type="float" office:value="0.014014317985458">
            <text:p>0,014014318</text:p>
          </table:table-cell>
          <table:table-cell table:formula="of:=ABS([.D633]-[.C632])" office:value-type="float" office:value="0.013014317985458">
            <text:p>0,013014318</text:p>
          </table:table-cell>
          <table:table-cell/>
        </table:table-row>
        <table:table-row table:style-name="ro1">
          <table:table-cell office:value-type="float" office:value="7.0720290226">
            <text:p>7,0720290226</text:p>
          </table:table-cell>
          <table:table-cell office:value-type="float" office:value="5.56534190024">
            <text:p>5,5653419002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E$6]&lt;=[.B634];[.B634]&lt;=[.E$7]);([.B634]-[.E$6])^2/(([.E$8]-[.E$6])*([.E$7]-[.E$6]));1-(([.E$8]-[.B634])^2/(([.E$8]-[.E$6])*([.E$8]-[.E$7]))))" office:value-type="float" office:value="0.606770791258434">
            <text:p>0,6067707913</text:p>
          </table:table-cell>
          <table:table-cell table:formula="of:=ABS([.D634]-[.C634])" office:value-type="float" office:value="0.0142292087415659">
            <text:p>0,0142292087</text:p>
          </table:table-cell>
          <table:table-cell table:formula="of:=ABS([.D634]-[.C633])" office:value-type="float" office:value="0.0132292087415659">
            <text:p>0,0132292087</text:p>
          </table:table-cell>
          <table:table-cell/>
        </table:table-row>
        <table:table-row table:style-name="ro1">
          <table:table-cell office:value-type="float" office:value="5.66780841882">
            <text:p>5,6678084188</text:p>
          </table:table-cell>
          <table:table-cell office:value-type="float" office:value="5.56766480421">
            <text:p>5,5676648042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E$6]&lt;=[.B635];[.B635]&lt;=[.E$7]);([.B635]-[.E$6])^2/(([.E$8]-[.E$6])*([.E$7]-[.E$6]));1-(([.E$8]-[.B635])^2/(([.E$8]-[.E$6])*([.E$8]-[.E$7]))))" office:value-type="float" office:value="0.607302503458041">
            <text:p>0,6073025035</text:p>
          </table:table-cell>
          <table:table-cell table:formula="of:=ABS([.D635]-[.C635])" office:value-type="float" office:value="0.0146974965419594">
            <text:p>0,0146974965</text:p>
          </table:table-cell>
          <table:table-cell table:formula="of:=ABS([.D635]-[.C634])" office:value-type="float" office:value="0.0136974965419594">
            <text:p>0,0136974965</text:p>
          </table:table-cell>
          <table:table-cell/>
        </table:table-row>
        <table:table-row table:style-name="ro1">
          <table:table-cell office:value-type="float" office:value="7.61260352051">
            <text:p>7,6126035205</text:p>
          </table:table-cell>
          <table:table-cell office:value-type="float" office:value="5.57483717242">
            <text:p>5,5748371724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E$6]&lt;=[.B636];[.B636]&lt;=[.E$7]);([.B636]-[.E$6])^2/(([.E$8]-[.E$6])*([.E$7]-[.E$6]));1-(([.E$8]-[.B636])^2/(([.E$8]-[.E$6])*([.E$8]-[.E$7]))))" office:value-type="float" office:value="0.608941986818806">
            <text:p>0,6089419868</text:p>
          </table:table-cell>
          <table:table-cell table:formula="of:=ABS([.D636]-[.C636])" office:value-type="float" office:value="0.014058013181194">
            <text:p>0,0140580132</text:p>
          </table:table-cell>
          <table:table-cell table:formula="of:=ABS([.D636]-[.C635])" office:value-type="float" office:value="0.013058013181194">
            <text:p>0,0130580132</text:p>
          </table:table-cell>
          <table:table-cell/>
        </table:table-row>
        <table:table-row table:style-name="ro1">
          <table:table-cell office:value-type="float" office:value="4.61440765593">
            <text:p>4,6144076559</text:p>
          </table:table-cell>
          <table:table-cell office:value-type="float" office:value="5.57728058752">
            <text:p>5,5772805875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E$6]&lt;=[.B637];[.B637]&lt;=[.E$7]);([.B637]-[.E$6])^2/(([.E$8]-[.E$6])*([.E$7]-[.E$6]));1-(([.E$8]-[.B637])^2/(([.E$8]-[.E$6])*([.E$8]-[.E$7]))))" office:value-type="float" office:value="0.609499727447752">
            <text:p>0,6094997274</text:p>
          </table:table-cell>
          <table:table-cell table:formula="of:=ABS([.D637]-[.C637])" office:value-type="float" office:value="0.014500272552248">
            <text:p>0,0145002726</text:p>
          </table:table-cell>
          <table:table-cell table:formula="of:=ABS([.D637]-[.C636])" office:value-type="float" office:value="0.013500272552248">
            <text:p>0,0135002726</text:p>
          </table:table-cell>
          <table:table-cell/>
        </table:table-row>
        <table:table-row table:style-name="ro1">
          <table:table-cell office:value-type="float" office:value="5.21340736041">
            <text:p>5,2134073604</text:p>
          </table:table-cell>
          <table:table-cell office:value-type="float" office:value="5.57932611604">
            <text:p>5,579326116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E$6]&lt;=[.B638];[.B638]&lt;=[.E$7]);([.B638]-[.E$6])^2/(([.E$8]-[.E$6])*([.E$7]-[.E$6]));1-(([.E$8]-[.B638])^2/(([.E$8]-[.E$6])*([.E$8]-[.E$7]))))" office:value-type="float" office:value="0.6099663393198">
            <text:p>0,6099663393</text:p>
          </table:table-cell>
          <table:table-cell table:formula="of:=ABS([.D638]-[.C638])" office:value-type="float" office:value="0.0150336606801997">
            <text:p>0,0150336607</text:p>
          </table:table-cell>
          <table:table-cell table:formula="of:=ABS([.D638]-[.C637])" office:value-type="float" office:value="0.0140336606801997">
            <text:p>0,0140336607</text:p>
          </table:table-cell>
          <table:table-cell/>
        </table:table-row>
        <table:table-row table:style-name="ro1">
          <table:table-cell office:value-type="float" office:value="7.03548483683">
            <text:p>7,0354848368</text:p>
          </table:table-cell>
          <table:table-cell office:value-type="float" office:value="5.58387984773">
            <text:p>5,5838798477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E$6]&lt;=[.B639];[.B639]&lt;=[.E$7]);([.B639]-[.E$6])^2/(([.E$8]-[.E$6])*([.E$7]-[.E$6]));1-(([.E$8]-[.B639])^2/(([.E$8]-[.E$6])*([.E$8]-[.E$7]))))" office:value-type="float" office:value="0.611004103508493">
            <text:p>0,6110041035</text:p>
          </table:table-cell>
          <table:table-cell table:formula="of:=ABS([.D639]-[.C639])" office:value-type="float" office:value="0.014995896491507">
            <text:p>0,0149958965</text:p>
          </table:table-cell>
          <table:table-cell table:formula="of:=ABS([.D639]-[.C638])" office:value-type="float" office:value="0.013995896491507">
            <text:p>0,0139958965</text:p>
          </table:table-cell>
          <table:table-cell/>
        </table:table-row>
        <table:table-row table:style-name="ro1">
          <table:table-cell office:value-type="float" office:value="4.90594583683">
            <text:p>4,9059458368</text:p>
          </table:table-cell>
          <table:table-cell office:value-type="float" office:value="5.58729048104">
            <text:p>5,587290481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E$6]&lt;=[.B640];[.B640]&lt;=[.E$7]);([.B640]-[.E$6])^2/(([.E$8]-[.E$6])*([.E$7]-[.E$6]));1-(([.E$8]-[.B640])^2/(([.E$8]-[.E$6])*([.E$8]-[.E$7]))))" office:value-type="float" office:value="0.611780457973327">
            <text:p>0,611780458</text:p>
          </table:table-cell>
          <table:table-cell table:formula="of:=ABS([.D640]-[.C640])" office:value-type="float" office:value="0.0152195420266731">
            <text:p>0,015219542</text:p>
          </table:table-cell>
          <table:table-cell table:formula="of:=ABS([.D640]-[.C639])" office:value-type="float" office:value="0.0142195420266731">
            <text:p>0,014219542</text:p>
          </table:table-cell>
          <table:table-cell/>
        </table:table-row>
        <table:table-row table:style-name="ro1">
          <table:table-cell office:value-type="float" office:value="7.22531204856">
            <text:p>7,2253120486</text:p>
          </table:table-cell>
          <table:table-cell office:value-type="float" office:value="5.59427043768">
            <text:p>5,5942704377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E$6]&lt;=[.B641];[.B641]&lt;=[.E$7]);([.B641]-[.E$6])^2/(([.E$8]-[.E$6])*([.E$7]-[.E$6]));1-(([.E$8]-[.B641])^2/(([.E$8]-[.E$6])*([.E$8]-[.E$7]))))" office:value-type="float" office:value="0.613366871611321">
            <text:p>0,6133668716</text:p>
          </table:table-cell>
          <table:table-cell table:formula="of:=ABS([.D641]-[.C641])" office:value-type="float" office:value="0.0146331283886794">
            <text:p>0,0146331284</text:p>
          </table:table-cell>
          <table:table-cell table:formula="of:=ABS([.D641]-[.C640])" office:value-type="float" office:value="0.0136331283886794">
            <text:p>0,0136331284</text:p>
          </table:table-cell>
          <table:table-cell/>
        </table:table-row>
        <table:table-row table:style-name="ro1">
          <table:table-cell office:value-type="float" office:value="7.58384322879">
            <text:p>7,5838432288</text:p>
          </table:table-cell>
          <table:table-cell office:value-type="float" office:value="5.59605757455">
            <text:p>5,5960575746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E$6]&lt;=[.B642];[.B642]&lt;=[.E$7]);([.B642]-[.E$6])^2/(([.E$8]-[.E$6])*([.E$7]-[.E$6]));1-(([.E$8]-[.B642])^2/(([.E$8]-[.E$6])*([.E$8]-[.E$7]))))" office:value-type="float" office:value="0.613772532140719">
            <text:p>0,6137725321</text:p>
          </table:table-cell>
          <table:table-cell table:formula="of:=ABS([.D642]-[.C642])" office:value-type="float" office:value="0.015227467859281">
            <text:p>0,0152274679</text:p>
          </table:table-cell>
          <table:table-cell table:formula="of:=ABS([.D642]-[.C641])" office:value-type="float" office:value="0.014227467859281">
            <text:p>0,0142274679</text:p>
          </table:table-cell>
          <table:table-cell/>
        </table:table-row>
        <table:table-row table:style-name="ro1">
          <table:table-cell office:value-type="float" office:value="6.71446305572">
            <text:p>6,7144630557</text:p>
          </table:table-cell>
          <table:table-cell office:value-type="float" office:value="5.59842734258">
            <text:p>5,5984273426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E$6]&lt;=[.B643];[.B643]&lt;=[.E$7]);([.B643]-[.E$6])^2/(([.E$8]-[.E$6])*([.E$7]-[.E$6]));1-(([.E$8]-[.B643])^2/(([.E$8]-[.E$6])*([.E$8]-[.E$7]))))" office:value-type="float" office:value="0.614310115209755">
            <text:p>0,6143101152</text:p>
          </table:table-cell>
          <table:table-cell table:formula="of:=ABS([.D643]-[.C643])" office:value-type="float" office:value="0.0156898847902455">
            <text:p>0,0156898848</text:p>
          </table:table-cell>
          <table:table-cell table:formula="of:=ABS([.D643]-[.C642])" office:value-type="float" office:value="0.0146898847902455">
            <text:p>0,0146898848</text:p>
          </table:table-cell>
          <table:table-cell/>
        </table:table-row>
        <table:table-row table:style-name="ro1">
          <table:table-cell office:value-type="float" office:value="3.5587604227">
            <text:p>3,5587604227</text:p>
          </table:table-cell>
          <table:table-cell office:value-type="float" office:value="5.60167252933">
            <text:p>5,6016725293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E$6]&lt;=[.B644];[.B644]&lt;=[.E$7]);([.B644]-[.E$6])^2/(([.E$8]-[.E$6])*([.E$7]-[.E$6]));1-(([.E$8]-[.B644])^2/(([.E$8]-[.E$6])*([.E$8]-[.E$7]))))" office:value-type="float" office:value="0.615045680069655">
            <text:p>0,6150456801</text:p>
          </table:table-cell>
          <table:table-cell table:formula="of:=ABS([.D644]-[.C644])" office:value-type="float" office:value="0.0159543199303454">
            <text:p>0,0159543199</text:p>
          </table:table-cell>
          <table:table-cell table:formula="of:=ABS([.D644]-[.C643])" office:value-type="float" office:value="0.0149543199303454">
            <text:p>0,0149543199</text:p>
          </table:table-cell>
          <table:table-cell/>
        </table:table-row>
        <table:table-row table:style-name="ro1">
          <table:table-cell office:value-type="float" office:value="4.27865800355">
            <text:p>4,2786580036</text:p>
          </table:table-cell>
          <table:table-cell office:value-type="float" office:value="5.60794790894">
            <text:p>5,6079479089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E$6]&lt;=[.B645];[.B645]&lt;=[.E$7]);([.B645]-[.E$6])^2/(([.E$8]-[.E$6])*([.E$7]-[.E$6]));1-(([.E$8]-[.B645])^2/(([.E$8]-[.E$6])*([.E$8]-[.E$7]))))" office:value-type="float" office:value="0.616466087051183">
            <text:p>0,6164660871</text:p>
          </table:table-cell>
          <table:table-cell table:formula="of:=ABS([.D645]-[.C645])" office:value-type="float" office:value="0.0155339129488173">
            <text:p>0,0155339129</text:p>
          </table:table-cell>
          <table:table-cell table:formula="of:=ABS([.D645]-[.C644])" office:value-type="float" office:value="0.0145339129488173">
            <text:p>0,0145339129</text:p>
          </table:table-cell>
          <table:table-cell/>
        </table:table-row>
        <table:table-row table:style-name="ro1">
          <table:table-cell office:value-type="float" office:value="4.99809626009">
            <text:p>4,9980962601</text:p>
          </table:table-cell>
          <table:table-cell office:value-type="float" office:value="5.61789439847">
            <text:p>5,6178943985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E$6]&lt;=[.B646];[.B646]&lt;=[.E$7]);([.B646]-[.E$6])^2/(([.E$8]-[.E$6])*([.E$7]-[.E$6]));1-(([.E$8]-[.B646])^2/(([.E$8]-[.E$6])*([.E$8]-[.E$7]))))" office:value-type="float" office:value="0.61871205666998">
            <text:p>0,6187120567</text:p>
          </table:table-cell>
          <table:table-cell table:formula="of:=ABS([.D646]-[.C646])" office:value-type="float" office:value="0.0142879433300201">
            <text:p>0,0142879433</text:p>
          </table:table-cell>
          <table:table-cell table:formula="of:=ABS([.D646]-[.C645])" office:value-type="float" office:value="0.0132879433300201">
            <text:p>0,0132879433</text:p>
          </table:table-cell>
          <table:table-cell/>
        </table:table-row>
        <table:table-row table:style-name="ro1">
          <table:table-cell office:value-type="float" office:value="8.1070229576">
            <text:p>8,1070229576</text:p>
          </table:table-cell>
          <table:table-cell office:value-type="float" office:value="5.61981960287">
            <text:p>5,6198196029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E$6]&lt;=[.B647];[.B647]&lt;=[.E$7]);([.B647]-[.E$6])^2/(([.E$8]-[.E$6])*([.E$7]-[.E$6]));1-(([.E$8]-[.B647])^2/(([.E$8]-[.E$6])*([.E$8]-[.E$7]))))" office:value-type="float" office:value="0.619146016095269">
            <text:p>0,6191460161</text:p>
          </table:table-cell>
          <table:table-cell table:formula="of:=ABS([.D647]-[.C647])" office:value-type="float" office:value="0.0148539839047309">
            <text:p>0,0148539839</text:p>
          </table:table-cell>
          <table:table-cell table:formula="of:=ABS([.D647]-[.C646])" office:value-type="float" office:value="0.0138539839047309">
            <text:p>0,0138539839</text:p>
          </table:table-cell>
          <table:table-cell/>
        </table:table-row>
        <table:table-row table:style-name="ro1">
          <table:table-cell office:value-type="float" office:value="6.40132691821">
            <text:p>6,4013269182</text:p>
          </table:table-cell>
          <table:table-cell office:value-type="float" office:value="5.62900875206">
            <text:p>5,6290087521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E$6]&lt;=[.B648];[.B648]&lt;=[.E$7]);([.B648]-[.E$6])^2/(([.E$8]-[.E$6])*([.E$7]-[.E$6]));1-(([.E$8]-[.B648])^2/(([.E$8]-[.E$6])*([.E$8]-[.E$7]))))" office:value-type="float" office:value="0.621213933543731">
            <text:p>0,6212139335</text:p>
          </table:table-cell>
          <table:table-cell table:formula="of:=ABS([.D648]-[.C648])" office:value-type="float" office:value="0.0137860664562693">
            <text:p>0,0137860665</text:p>
          </table:table-cell>
          <table:table-cell table:formula="of:=ABS([.D648]-[.C647])" office:value-type="float" office:value="0.0127860664562693">
            <text:p>0,0127860665</text:p>
          </table:table-cell>
          <table:table-cell/>
        </table:table-row>
        <table:table-row table:style-name="ro1">
          <table:table-cell office:value-type="float" office:value="5.19022056408">
            <text:p>5,1902205641</text:p>
          </table:table-cell>
          <table:table-cell office:value-type="float" office:value="5.6294775537">
            <text:p>5,629477553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E$6]&lt;=[.B649];[.B649]&lt;=[.E$7]);([.B649]-[.E$6])^2/(([.E$8]-[.E$6])*([.E$7]-[.E$6]));1-(([.E$8]-[.B649])^2/(([.E$8]-[.E$6])*([.E$8]-[.E$7]))))" office:value-type="float" office:value="0.621319281299596">
            <text:p>0,6213192813</text:p>
          </table:table-cell>
          <table:table-cell table:formula="of:=ABS([.D649]-[.C649])" office:value-type="float" office:value="0.0146807187004044">
            <text:p>0,0146807187</text:p>
          </table:table-cell>
          <table:table-cell table:formula="of:=ABS([.D649]-[.C648])" office:value-type="float" office:value="0.0136807187004044">
            <text:p>0,0136807187</text:p>
          </table:table-cell>
          <table:table-cell/>
        </table:table-row>
        <table:table-row table:style-name="ro1">
          <table:table-cell office:value-type="float" office:value="4.58559345091">
            <text:p>4,5855934509</text:p>
          </table:table-cell>
          <table:table-cell office:value-type="float" office:value="5.63017197144">
            <text:p>5,6301719714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E$6]&lt;=[.B650];[.B650]&lt;=[.E$7]);([.B650]-[.E$6])^2/(([.E$8]-[.E$6])*([.E$7]-[.E$6]));1-(([.E$8]-[.B650])^2/(([.E$8]-[.E$6])*([.E$8]-[.E$7]))))" office:value-type="float" office:value="0.621475301931048">
            <text:p>0,6214753019</text:p>
          </table:table-cell>
          <table:table-cell table:formula="of:=ABS([.D650]-[.C650])" office:value-type="float" office:value="0.0155246980689525">
            <text:p>0,0155246981</text:p>
          </table:table-cell>
          <table:table-cell table:formula="of:=ABS([.D650]-[.C649])" office:value-type="float" office:value="0.0145246980689525">
            <text:p>0,0145246981</text:p>
          </table:table-cell>
          <table:table-cell/>
        </table:table-row>
        <table:table-row table:style-name="ro1">
          <table:table-cell office:value-type="float" office:value="8.23193842727">
            <text:p>8,2319384273</text:p>
          </table:table-cell>
          <table:table-cell office:value-type="float" office:value="5.63127039569">
            <text:p>5,6312703957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E$6]&lt;=[.B651];[.B651]&lt;=[.E$7]);([.B651]-[.E$6])^2/(([.E$8]-[.E$6])*([.E$7]-[.E$6]));1-(([.E$8]-[.B651])^2/(([.E$8]-[.E$6])*([.E$8]-[.E$7]))))" office:value-type="float" office:value="0.621722028434846">
            <text:p>0,6217220284</text:p>
          </table:table-cell>
          <table:table-cell table:formula="of:=ABS([.D651]-[.C651])" office:value-type="float" office:value="0.0162779715651536">
            <text:p>0,0162779716</text:p>
          </table:table-cell>
          <table:table-cell table:formula="of:=ABS([.D651]-[.C650])" office:value-type="float" office:value="0.0152779715651536">
            <text:p>0,0152779716</text:p>
          </table:table-cell>
          <table:table-cell/>
        </table:table-row>
        <table:table-row table:style-name="ro1">
          <table:table-cell office:value-type="float" office:value="4.62218145145">
            <text:p>4,6221814515</text:p>
          </table:table-cell>
          <table:table-cell office:value-type="float" office:value="5.63259123653">
            <text:p>5,6325912365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E$6]&lt;=[.B652];[.B652]&lt;=[.E$7]);([.B652]-[.E$6])^2/(([.E$8]-[.E$6])*([.E$7]-[.E$6]));1-(([.E$8]-[.B652])^2/(([.E$8]-[.E$6])*([.E$8]-[.E$7]))))" office:value-type="float" office:value="0.622018607323515">
            <text:p>0,6220186073</text:p>
          </table:table-cell>
          <table:table-cell table:formula="of:=ABS([.D652]-[.C652])" office:value-type="float" office:value="0.0169813926764852">
            <text:p>0,0169813927</text:p>
          </table:table-cell>
          <table:table-cell table:formula="of:=ABS([.D652]-[.C651])" office:value-type="float" office:value="0.0159813926764852">
            <text:p>0,0159813927</text:p>
          </table:table-cell>
          <table:table-cell/>
        </table:table-row>
        <table:table-row table:style-name="ro1">
          <table:table-cell office:value-type="float" office:value="4.77998908936">
            <text:p>4,7799890894</text:p>
          </table:table-cell>
          <table:table-cell office:value-type="float" office:value="5.63288556819">
            <text:p>5,6328855682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E$6]&lt;=[.B653];[.B653]&lt;=[.E$7]);([.B653]-[.E$6])^2/(([.E$8]-[.E$6])*([.E$7]-[.E$6]));1-(([.E$8]-[.B653])^2/(([.E$8]-[.E$6])*([.E$8]-[.E$7]))))" office:value-type="float" office:value="0.622084680103227">
            <text:p>0,6220846801</text:p>
          </table:table-cell>
          <table:table-cell table:formula="of:=ABS([.D653]-[.C653])" office:value-type="float" office:value="0.0179153198967726">
            <text:p>0,0179153199</text:p>
          </table:table-cell>
          <table:table-cell table:formula="of:=ABS([.D653]-[.C652])" office:value-type="float" office:value="0.0169153198967726">
            <text:p>0,0169153199</text:p>
          </table:table-cell>
          <table:table-cell/>
        </table:table-row>
        <table:table-row table:style-name="ro1">
          <table:table-cell office:value-type="float" office:value="3.51483524582">
            <text:p>3,5148352458</text:p>
          </table:table-cell>
          <table:table-cell office:value-type="float" office:value="5.63450891879">
            <text:p>5,6345089188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E$6]&lt;=[.B654];[.B654]&lt;=[.E$7]);([.B654]-[.E$6])^2/(([.E$8]-[.E$6])*([.E$7]-[.E$6]));1-(([.E$8]-[.B654])^2/(([.E$8]-[.E$6])*([.E$8]-[.E$7]))))" office:value-type="float" office:value="0.622448992743198">
            <text:p>0,6224489927</text:p>
          </table:table-cell>
          <table:table-cell table:formula="of:=ABS([.D654]-[.C654])" office:value-type="float" office:value="0.0185510072568018">
            <text:p>0,0185510073</text:p>
          </table:table-cell>
          <table:table-cell table:formula="of:=ABS([.D654]-[.C653])" office:value-type="float" office:value="0.0175510072568018">
            <text:p>0,0175510073</text:p>
          </table:table-cell>
          <table:table-cell/>
        </table:table-row>
        <table:table-row table:style-name="ro1">
          <table:table-cell office:value-type="float" office:value="3.76102674339">
            <text:p>3,7610267434</text:p>
          </table:table-cell>
          <table:table-cell office:value-type="float" office:value="5.63767808331">
            <text:p>5,6376780833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E$6]&lt;=[.B655];[.B655]&lt;=[.E$7]);([.B655]-[.E$6])^2/(([.E$8]-[.E$6])*([.E$7]-[.E$6]));1-(([.E$8]-[.B655])^2/(([.E$8]-[.E$6])*([.E$8]-[.E$7]))))" office:value-type="float" office:value="0.623159710951536">
            <text:p>0,623159711</text:p>
          </table:table-cell>
          <table:table-cell table:formula="of:=ABS([.D655]-[.C655])" office:value-type="float" office:value="0.0188402890484639">
            <text:p>0,018840289</text:p>
          </table:table-cell>
          <table:table-cell table:formula="of:=ABS([.D655]-[.C654])" office:value-type="float" office:value="0.0178402890484639">
            <text:p>0,017840289</text:p>
          </table:table-cell>
          <table:table-cell/>
        </table:table-row>
        <table:table-row table:style-name="ro1">
          <table:table-cell office:value-type="float" office:value="7.90150892547">
            <text:p>7,9015089255</text:p>
          </table:table-cell>
          <table:table-cell office:value-type="float" office:value="5.63841911115">
            <text:p>5,6384191112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E$6]&lt;=[.B656];[.B656]&lt;=[.E$7]);([.B656]-[.E$6])^2/(([.E$8]-[.E$6])*([.E$7]-[.E$6]));1-(([.E$8]-[.B656])^2/(([.E$8]-[.E$6])*([.E$8]-[.E$7]))))" office:value-type="float" office:value="0.623325797590615">
            <text:p>0,6233257976</text:p>
          </table:table-cell>
          <table:table-cell table:formula="of:=ABS([.D656]-[.C656])" office:value-type="float" office:value="0.0196742024093852">
            <text:p>0,0196742024</text:p>
          </table:table-cell>
          <table:table-cell table:formula="of:=ABS([.D656]-[.C655])" office:value-type="float" office:value="0.0186742024093852">
            <text:p>0,0186742024</text:p>
          </table:table-cell>
          <table:table-cell/>
        </table:table-row>
        <table:table-row table:style-name="ro1">
          <table:table-cell office:value-type="float" office:value="5.46163597526">
            <text:p>5,4616359753</text:p>
          </table:table-cell>
          <table:table-cell office:value-type="float" office:value="5.64640516494">
            <text:p>5,6464051649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E$6]&lt;=[.B657];[.B657]&lt;=[.E$7]);([.B657]-[.E$6])^2/(([.E$8]-[.E$6])*([.E$7]-[.E$6]));1-(([.E$8]-[.B657])^2/(([.E$8]-[.E$6])*([.E$8]-[.E$7]))))" office:value-type="float" office:value="0.62511338940863">
            <text:p>0,6251133894</text:p>
          </table:table-cell>
          <table:table-cell table:formula="of:=ABS([.D657]-[.C657])" office:value-type="float" office:value="0.0188866105913703">
            <text:p>0,0188866106</text:p>
          </table:table-cell>
          <table:table-cell table:formula="of:=ABS([.D657]-[.C656])" office:value-type="float" office:value="0.0178866105913703">
            <text:p>0,0178866106</text:p>
          </table:table-cell>
          <table:table-cell/>
        </table:table-row>
        <table:table-row table:style-name="ro1">
          <table:table-cell office:value-type="float" office:value="4.51099688087">
            <text:p>4,5109968809</text:p>
          </table:table-cell>
          <table:table-cell office:value-type="float" office:value="5.64648780052">
            <text:p>5,6464878005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E$6]&lt;=[.B658];[.B658]&lt;=[.E$7]);([.B658]-[.E$6])^2/(([.E$8]-[.E$6])*([.E$7]-[.E$6]));1-(([.E$8]-[.B658])^2/(([.E$8]-[.E$6])*([.E$8]-[.E$7]))))" office:value-type="float" office:value="0.625131864264627">
            <text:p>0,6251318643</text:p>
          </table:table-cell>
          <table:table-cell table:formula="of:=ABS([.D658]-[.C658])" office:value-type="float" office:value="0.0198681357353729">
            <text:p>0,0198681357</text:p>
          </table:table-cell>
          <table:table-cell table:formula="of:=ABS([.D658]-[.C657])" office:value-type="float" office:value="0.0188681357353729">
            <text:p>0,0188681357</text:p>
          </table:table-cell>
          <table:table-cell/>
        </table:table-row>
        <table:table-row table:style-name="ro1">
          <table:table-cell office:value-type="float" office:value="4.49379216714">
            <text:p>4,4937921671</text:p>
          </table:table-cell>
          <table:table-cell office:value-type="float" office:value="5.65501338491">
            <text:p>5,6550133849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E$6]&lt;=[.B659];[.B659]&lt;=[.E$7]);([.B659]-[.E$6])^2/(([.E$8]-[.E$6])*([.E$7]-[.E$6]));1-(([.E$8]-[.B659])^2/(([.E$8]-[.E$6])*([.E$8]-[.E$7]))))" office:value-type="float" office:value="0.627035484828958">
            <text:p>0,6270354848</text:p>
          </table:table-cell>
          <table:table-cell table:formula="of:=ABS([.D659]-[.C659])" office:value-type="float" office:value="0.0189645151710418">
            <text:p>0,0189645152</text:p>
          </table:table-cell>
          <table:table-cell table:formula="of:=ABS([.D659]-[.C658])" office:value-type="float" office:value="0.0179645151710418">
            <text:p>0,0179645152</text:p>
          </table:table-cell>
          <table:table-cell/>
        </table:table-row>
        <table:table-row table:style-name="ro1">
          <table:table-cell office:value-type="float" office:value="3.9450794569">
            <text:p>3,9450794569</text:p>
          </table:table-cell>
          <table:table-cell office:value-type="float" office:value="5.65665960414">
            <text:p>5,6566596041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E$6]&lt;=[.B660];[.B660]&lt;=[.E$7]);([.B660]-[.E$6])^2/(([.E$8]-[.E$6])*([.E$7]-[.E$6]));1-(([.E$8]-[.B660])^2/(([.E$8]-[.E$6])*([.E$8]-[.E$7]))))" office:value-type="float" office:value="0.62740249991369">
            <text:p>0,6274024999</text:p>
          </table:table-cell>
          <table:table-cell table:formula="of:=ABS([.D660]-[.C660])" office:value-type="float" office:value="0.0195975000863101">
            <text:p>0,0195975001</text:p>
          </table:table-cell>
          <table:table-cell table:formula="of:=ABS([.D660]-[.C659])" office:value-type="float" office:value="0.0185975000863101">
            <text:p>0,0185975001</text:p>
          </table:table-cell>
          <table:table-cell/>
        </table:table-row>
        <table:table-row table:style-name="ro1">
          <table:table-cell office:value-type="float" office:value="5.11015172553">
            <text:p>5,1101517255</text:p>
          </table:table-cell>
          <table:table-cell office:value-type="float" office:value="5.66424590307">
            <text:p>5,6642459031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E$6]&lt;=[.B661];[.B661]&lt;=[.E$7]);([.B661]-[.E$6])^2/(([.E$8]-[.E$6])*([.E$7]-[.E$6]));1-(([.E$8]-[.B661])^2/(([.E$8]-[.E$6])*([.E$8]-[.E$7]))))" office:value-type="float" office:value="0.629091486827157">
            <text:p>0,6290914868</text:p>
          </table:table-cell>
          <table:table-cell table:formula="of:=ABS([.D661]-[.C661])" office:value-type="float" office:value="0.0189085131728427">
            <text:p>0,0189085132</text:p>
          </table:table-cell>
          <table:table-cell table:formula="of:=ABS([.D661]-[.C660])" office:value-type="float" office:value="0.0179085131728427">
            <text:p>0,0179085132</text:p>
          </table:table-cell>
          <table:table-cell/>
        </table:table-row>
        <table:table-row table:style-name="ro1">
          <table:table-cell office:value-type="float" office:value="5.15618004077">
            <text:p>5,1561800408</text:p>
          </table:table-cell>
          <table:table-cell office:value-type="float" office:value="5.66780841882">
            <text:p>5,6678084188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E$6]&lt;=[.B662];[.B662]&lt;=[.E$7]);([.B662]-[.E$6])^2/(([.E$8]-[.E$6])*([.E$7]-[.E$6]));1-(([.E$8]-[.B662])^2/(([.E$8]-[.E$6])*([.E$8]-[.E$7]))))" office:value-type="float" office:value="0.629883308877104">
            <text:p>0,6298833089</text:p>
          </table:table-cell>
          <table:table-cell table:formula="of:=ABS([.D662]-[.C662])" office:value-type="float" office:value="0.0191166911228956">
            <text:p>0,0191166911</text:p>
          </table:table-cell>
          <table:table-cell table:formula="of:=ABS([.D662]-[.C661])" office:value-type="float" office:value="0.0181166911228956">
            <text:p>0,0181166911</text:p>
          </table:table-cell>
          <table:table-cell/>
        </table:table-row>
        <table:table-row table:style-name="ro1">
          <table:table-cell office:value-type="float" office:value="6.98796469688">
            <text:p>6,9879646969</text:p>
          </table:table-cell>
          <table:table-cell office:value-type="float" office:value="5.67094431294">
            <text:p>5,6709443129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E$6]&lt;=[.B663];[.B663]&lt;=[.E$7]);([.B663]-[.E$6])^2/(([.E$8]-[.E$6])*([.E$7]-[.E$6]));1-(([.E$8]-[.B663])^2/(([.E$8]-[.E$6])*([.E$8]-[.E$7]))))" office:value-type="float" office:value="0.630579607748449">
            <text:p>0,6305796077</text:p>
          </table:table-cell>
          <table:table-cell table:formula="of:=ABS([.D663]-[.C663])" office:value-type="float" office:value="0.0194203922515511">
            <text:p>0,0194203923</text:p>
          </table:table-cell>
          <table:table-cell table:formula="of:=ABS([.D663]-[.C662])" office:value-type="float" office:value="0.0184203922515511">
            <text:p>0,0184203923</text:p>
          </table:table-cell>
          <table:table-cell/>
        </table:table-row>
        <table:table-row table:style-name="ro1">
          <table:table-cell office:value-type="float" office:value="4.72489111824">
            <text:p>4,7248911182</text:p>
          </table:table-cell>
          <table:table-cell office:value-type="float" office:value="5.67589957041">
            <text:p>5,675899570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E$6]&lt;=[.B664];[.B664]&lt;=[.E$7]);([.B664]-[.E$6])^2/(([.E$8]-[.E$6])*([.E$7]-[.E$6]));1-(([.E$8]-[.B664])^2/(([.E$8]-[.E$6])*([.E$8]-[.E$7]))))" office:value-type="float" office:value="0.631678544466652">
            <text:p>0,6316785445</text:p>
          </table:table-cell>
          <table:table-cell table:formula="of:=ABS([.D664]-[.C664])" office:value-type="float" office:value="0.0193214555333476">
            <text:p>0,0193214555</text:p>
          </table:table-cell>
          <table:table-cell table:formula="of:=ABS([.D664]-[.C663])" office:value-type="float" office:value="0.0183214555333476">
            <text:p>0,0183214555</text:p>
          </table:table-cell>
          <table:table-cell/>
        </table:table-row>
        <table:table-row table:style-name="ro1">
          <table:table-cell office:value-type="float" office:value="4.67429295192">
            <text:p>4,6742929519</text:p>
          </table:table-cell>
          <table:table-cell office:value-type="float" office:value="5.68316034868">
            <text:p>5,6831603487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E$6]&lt;=[.B665];[.B665]&lt;=[.E$7]);([.B665]-[.E$6])^2/(([.E$8]-[.E$6])*([.E$7]-[.E$6]));1-(([.E$8]-[.B665])^2/(([.E$8]-[.E$6])*([.E$8]-[.E$7]))))" office:value-type="float" office:value="0.633285824247714">
            <text:p>0,6332858242</text:p>
          </table:table-cell>
          <table:table-cell table:formula="of:=ABS([.D665]-[.C665])" office:value-type="float" office:value="0.0187141757522861">
            <text:p>0,0187141758</text:p>
          </table:table-cell>
          <table:table-cell table:formula="of:=ABS([.D665]-[.C664])" office:value-type="float" office:value="0.0177141757522861">
            <text:p>0,0177141758</text:p>
          </table:table-cell>
          <table:table-cell/>
        </table:table-row>
        <table:table-row table:style-name="ro1">
          <table:table-cell office:value-type="float" office:value="5.08345247495">
            <text:p>5,083452475</text:p>
          </table:table-cell>
          <table:table-cell office:value-type="float" office:value="5.68368361413">
            <text:p>5,6836836141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E$6]&lt;=[.B666];[.B666]&lt;=[.E$7]);([.B666]-[.E$6])^2/(([.E$8]-[.E$6])*([.E$7]-[.E$6]));1-(([.E$8]-[.B666])^2/(([.E$8]-[.E$6])*([.E$8]-[.E$7]))))" office:value-type="float" office:value="0.633401520960338">
            <text:p>0,633401521</text:p>
          </table:table-cell>
          <table:table-cell table:formula="of:=ABS([.D666]-[.C666])" office:value-type="float" office:value="0.0195984790396619">
            <text:p>0,019598479</text:p>
          </table:table-cell>
          <table:table-cell table:formula="of:=ABS([.D666]-[.C665])" office:value-type="float" office:value="0.0185984790396619">
            <text:p>0,018598479</text:p>
          </table:table-cell>
          <table:table-cell/>
        </table:table-row>
        <table:table-row table:style-name="ro1">
          <table:table-cell office:value-type="float" office:value="4.85920905694">
            <text:p>4,8592090569</text:p>
          </table:table-cell>
          <table:table-cell office:value-type="float" office:value="5.68639633824">
            <text:p>5,6863963382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E$6]&lt;=[.B667];[.B667]&lt;=[.E$7]);([.B667]-[.E$6])^2/(([.E$8]-[.E$6])*([.E$7]-[.E$6]));1-(([.E$8]-[.B667])^2/(([.E$8]-[.E$6])*([.E$8]-[.E$7]))))" office:value-type="float" office:value="0.634001025759024">
            <text:p>0,6340010258</text:p>
          </table:table-cell>
          <table:table-cell table:formula="of:=ABS([.D667]-[.C667])" office:value-type="float" office:value="0.0199989742409761">
            <text:p>0,0199989742</text:p>
          </table:table-cell>
          <table:table-cell table:formula="of:=ABS([.D667]-[.C666])" office:value-type="float" office:value="0.0189989742409761">
            <text:p>0,0189989742</text:p>
          </table:table-cell>
          <table:table-cell/>
        </table:table-row>
        <table:table-row table:style-name="ro1">
          <table:table-cell office:value-type="float" office:value="4.15036986139">
            <text:p>4,1503698614</text:p>
          </table:table-cell>
          <table:table-cell office:value-type="float" office:value="5.69075741346">
            <text:p>5,6907574135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E$6]&lt;=[.B668];[.B668]&lt;=[.E$7]);([.B668]-[.E$6])^2/(([.E$8]-[.E$6])*([.E$7]-[.E$6]));1-(([.E$8]-[.B668])^2/(([.E$8]-[.E$6])*([.E$8]-[.E$7]))))" office:value-type="float" office:value="0.634963783447668">
            <text:p>0,6349637834</text:p>
          </table:table-cell>
          <table:table-cell table:formula="of:=ABS([.D668]-[.C668])" office:value-type="float" office:value="0.0200362165523317">
            <text:p>0,0200362166</text:p>
          </table:table-cell>
          <table:table-cell table:formula="of:=ABS([.D668]-[.C667])" office:value-type="float" office:value="0.0190362165523317">
            <text:p>0,0190362166</text:p>
          </table:table-cell>
          <table:table-cell/>
        </table:table-row>
        <table:table-row table:style-name="ro1">
          <table:table-cell office:value-type="float" office:value="5.96366221091">
            <text:p>5,9636622109</text:p>
          </table:table-cell>
          <table:table-cell office:value-type="float" office:value="5.69266450229">
            <text:p>5,692664502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E$6]&lt;=[.B669];[.B669]&lt;=[.E$7]);([.B669]-[.E$6])^2/(([.E$8]-[.E$6])*([.E$7]-[.E$6]));1-(([.E$8]-[.B669])^2/(([.E$8]-[.E$6])*([.E$8]-[.E$7]))))" office:value-type="float" office:value="0.635384396852912">
            <text:p>0,6353843969</text:p>
          </table:table-cell>
          <table:table-cell table:formula="of:=ABS([.D669]-[.C669])" office:value-type="float" office:value="0.0206156031470884">
            <text:p>0,0206156031</text:p>
          </table:table-cell>
          <table:table-cell table:formula="of:=ABS([.D669]-[.C668])" office:value-type="float" office:value="0.0196156031470884">
            <text:p>0,0196156031</text:p>
          </table:table-cell>
          <table:table-cell/>
        </table:table-row>
        <table:table-row table:style-name="ro1">
          <table:table-cell office:value-type="float" office:value="4.91639977234">
            <text:p>4,9163997723</text:p>
          </table:table-cell>
          <table:table-cell office:value-type="float" office:value="5.69538923433">
            <text:p>5,6953892343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E$6]&lt;=[.B670];[.B670]&lt;=[.E$7]);([.B670]-[.E$6])^2/(([.E$8]-[.E$6])*([.E$7]-[.E$6]));1-(([.E$8]-[.B670])^2/(([.E$8]-[.E$6])*([.E$8]-[.E$7]))))" office:value-type="float" office:value="0.635984922913931">
            <text:p>0,6359849229</text:p>
          </table:table-cell>
          <table:table-cell table:formula="of:=ABS([.D670]-[.C670])" office:value-type="float" office:value="0.0210150770860686">
            <text:p>0,0210150771</text:p>
          </table:table-cell>
          <table:table-cell table:formula="of:=ABS([.D670]-[.C669])" office:value-type="float" office:value="0.0200150770860686">
            <text:p>0,0200150771</text:p>
          </table:table-cell>
          <table:table-cell/>
        </table:table-row>
        <table:table-row table:style-name="ro1">
          <table:table-cell office:value-type="float" office:value="6.02335605439">
            <text:p>6,0233560544</text:p>
          </table:table-cell>
          <table:table-cell office:value-type="float" office:value="5.69619349841">
            <text:p>5,6961934984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E$6]&lt;=[.B671];[.B671]&lt;=[.E$7]);([.B671]-[.E$6])^2/(([.E$8]-[.E$6])*([.E$7]-[.E$6]));1-(([.E$8]-[.B671])^2/(([.E$8]-[.E$6])*([.E$8]-[.E$7]))))" office:value-type="float" office:value="0.636162086668388">
            <text:p>0,6361620867</text:p>
          </table:table-cell>
          <table:table-cell table:formula="of:=ABS([.D671]-[.C671])" office:value-type="float" office:value="0.0218379133316117">
            <text:p>0,0218379133</text:p>
          </table:table-cell>
          <table:table-cell table:formula="of:=ABS([.D671]-[.C670])" office:value-type="float" office:value="0.0208379133316117">
            <text:p>0,0208379133</text:p>
          </table:table-cell>
          <table:table-cell/>
        </table:table-row>
        <table:table-row table:style-name="ro1">
          <table:table-cell office:value-type="float" office:value="4.90832535802">
            <text:p>4,908325358</text:p>
          </table:table-cell>
          <table:table-cell office:value-type="float" office:value="5.69929233627">
            <text:p>5,6992923363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E$6]&lt;=[.B672];[.B672]&lt;=[.E$7]);([.B672]-[.E$6])^2/(([.E$8]-[.E$6])*([.E$7]-[.E$6]));1-(([.E$8]-[.B672])^2/(([.E$8]-[.E$6])*([.E$8]-[.E$7]))))" office:value-type="float" office:value="0.636844297286468">
            <text:p>0,6368442973</text:p>
          </table:table-cell>
          <table:table-cell table:formula="of:=ABS([.D672]-[.C672])" office:value-type="float" office:value="0.0221557027135318">
            <text:p>0,0221557027</text:p>
          </table:table-cell>
          <table:table-cell table:formula="of:=ABS([.D672]-[.C671])" office:value-type="float" office:value="0.0211557027135318">
            <text:p>0,0211557027</text:p>
          </table:table-cell>
          <table:table-cell/>
        </table:table-row>
        <table:table-row table:style-name="ro1">
          <table:table-cell office:value-type="float" office:value="6.7941989468">
            <text:p>6,7941989468</text:p>
          </table:table-cell>
          <table:table-cell office:value-type="float" office:value="5.70507022518">
            <text:p>5,7050702252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E$6]&lt;=[.B673];[.B673]&lt;=[.E$7]);([.B673]-[.E$6])^2/(([.E$8]-[.E$6])*([.E$7]-[.E$6]));1-(([.E$8]-[.B673])^2/(([.E$8]-[.E$6])*([.E$8]-[.E$7]))))" office:value-type="float" office:value="0.638114592633487">
            <text:p>0,6381145926</text:p>
          </table:table-cell>
          <table:table-cell table:formula="of:=ABS([.D673]-[.C673])" office:value-type="float" office:value="0.0218854073665126">
            <text:p>0,0218854074</text:p>
          </table:table-cell>
          <table:table-cell table:formula="of:=ABS([.D673]-[.C672])" office:value-type="float" office:value="0.0208854073665126">
            <text:p>0,0208854074</text:p>
          </table:table-cell>
          <table:table-cell/>
        </table:table-row>
        <table:table-row table:style-name="ro1">
          <table:table-cell office:value-type="float" office:value="4.21550731404">
            <text:p>4,215507314</text:p>
          </table:table-cell>
          <table:table-cell office:value-type="float" office:value="5.70573341993">
            <text:p>5,7057334199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E$6]&lt;=[.B674];[.B674]&lt;=[.E$7]);([.B674]-[.E$6])^2/(([.E$8]-[.E$6])*([.E$7]-[.E$6]));1-(([.E$8]-[.B674])^2/(([.E$8]-[.E$6])*([.E$8]-[.E$7]))))" office:value-type="float" office:value="0.638260256647797">
            <text:p>0,6382602566</text:p>
          </table:table-cell>
          <table:table-cell table:formula="of:=ABS([.D674]-[.C674])" office:value-type="float" office:value="0.0227397433522032">
            <text:p>0,0227397434</text:p>
          </table:table-cell>
          <table:table-cell table:formula="of:=ABS([.D674]-[.C673])" office:value-type="float" office:value="0.0217397433522032">
            <text:p>0,0217397434</text:p>
          </table:table-cell>
          <table:table-cell/>
        </table:table-row>
        <table:table-row table:style-name="ro1">
          <table:table-cell office:value-type="float" office:value="7.3595869066">
            <text:p>7,3595869066</text:p>
          </table:table-cell>
          <table:table-cell office:value-type="float" office:value="5.71190757647">
            <text:p>5,7119075765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E$6]&lt;=[.B675];[.B675]&lt;=[.E$7]);([.B675]-[.E$6])^2/(([.E$8]-[.E$6])*([.E$7]-[.E$6]));1-(([.E$8]-[.B675])^2/(([.E$8]-[.E$6])*([.E$8]-[.E$7]))))" office:value-type="float" office:value="0.639614940477487">
            <text:p>0,6396149405</text:p>
          </table:table-cell>
          <table:table-cell table:formula="of:=ABS([.D675]-[.C675])" office:value-type="float" office:value="0.022385059522513">
            <text:p>0,0223850595</text:p>
          </table:table-cell>
          <table:table-cell table:formula="of:=ABS([.D675]-[.C674])" office:value-type="float" office:value="0.021385059522513">
            <text:p>0,0213850595</text:p>
          </table:table-cell>
          <table:table-cell/>
        </table:table-row>
        <table:table-row table:style-name="ro1">
          <table:table-cell office:value-type="float" office:value="4.68728882486">
            <text:p>4,6872888249</text:p>
          </table:table-cell>
          <table:table-cell office:value-type="float" office:value="5.72034214527">
            <text:p>5,7203421453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E$6]&lt;=[.B676];[.B676]&lt;=[.E$7]);([.B676]-[.E$6])^2/(([.E$8]-[.E$6])*([.E$7]-[.E$6]));1-(([.E$8]-[.B676])^2/(([.E$8]-[.E$6])*([.E$8]-[.E$7]))))" office:value-type="float" office:value="0.64146147853026">
            <text:p>0,6414614785</text:p>
          </table:table-cell>
          <table:table-cell table:formula="of:=ABS([.D676]-[.C676])" office:value-type="float" office:value="0.0215385214697396">
            <text:p>0,0215385215</text:p>
          </table:table-cell>
          <table:table-cell table:formula="of:=ABS([.D676]-[.C675])" office:value-type="float" office:value="0.0205385214697396">
            <text:p>0,0205385215</text:p>
          </table:table-cell>
          <table:table-cell/>
        </table:table-row>
        <table:table-row table:style-name="ro1">
          <table:table-cell office:value-type="float" office:value="6.05389279881">
            <text:p>6,0538927988</text:p>
          </table:table-cell>
          <table:table-cell office:value-type="float" office:value="5.7225610241">
            <text:p>5,722561024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E$6]&lt;=[.B677];[.B677]&lt;=[.E$7]);([.B677]-[.E$6])^2/(([.E$8]-[.E$6])*([.E$7]-[.E$6]));1-(([.E$8]-[.B677])^2/(([.E$8]-[.E$6])*([.E$8]-[.E$7]))))" office:value-type="float" office:value="0.641946458641719">
            <text:p>0,6419464586</text:p>
          </table:table-cell>
          <table:table-cell table:formula="of:=ABS([.D677]-[.C677])" office:value-type="float" office:value="0.0220535413582814">
            <text:p>0,0220535414</text:p>
          </table:table-cell>
          <table:table-cell table:formula="of:=ABS([.D677]-[.C676])" office:value-type="float" office:value="0.0210535413582814">
            <text:p>0,0210535414</text:p>
          </table:table-cell>
          <table:table-cell/>
        </table:table-row>
        <table:table-row table:style-name="ro1">
          <table:table-cell office:value-type="float" office:value="6.13178795434">
            <text:p>6,1317879543</text:p>
          </table:table-cell>
          <table:table-cell office:value-type="float" office:value="5.72602094527">
            <text:p>5,7260209453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E$6]&lt;=[.B678];[.B678]&lt;=[.E$7]);([.B678]-[.E$6])^2/(([.E$8]-[.E$6])*([.E$7]-[.E$6]));1-(([.E$8]-[.B678])^2/(([.E$8]-[.E$6])*([.E$8]-[.E$7]))))" office:value-type="float" office:value="0.642702038306308">
            <text:p>0,6427020383</text:p>
          </table:table-cell>
          <table:table-cell table:formula="of:=ABS([.D678]-[.C678])" office:value-type="float" office:value="0.0222979616936916">
            <text:p>0,0222979617</text:p>
          </table:table-cell>
          <table:table-cell table:formula="of:=ABS([.D678]-[.C677])" office:value-type="float" office:value="0.0212979616936916">
            <text:p>0,0212979617</text:p>
          </table:table-cell>
          <table:table-cell/>
        </table:table-row>
        <table:table-row table:style-name="ro1">
          <table:table-cell office:value-type="float" office:value="7.21712003353">
            <text:p>7,2171200335</text:p>
          </table:table-cell>
          <table:table-cell office:value-type="float" office:value="5.72998926065">
            <text:p>5,7299892607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E$6]&lt;=[.B679];[.B679]&lt;=[.E$7]);([.B679]-[.E$6])^2/(([.E$8]-[.E$6])*([.E$7]-[.E$6]));1-(([.E$8]-[.B679])^2/(([.E$8]-[.E$6])*([.E$8]-[.E$7]))))" office:value-type="float" office:value="0.643567658817856">
            <text:p>0,6435676588</text:p>
          </table:table-cell>
          <table:table-cell table:formula="of:=ABS([.D679]-[.C679])" office:value-type="float" office:value="0.0224323411821444">
            <text:p>0,0224323412</text:p>
          </table:table-cell>
          <table:table-cell table:formula="of:=ABS([.D679]-[.C678])" office:value-type="float" office:value="0.0214323411821444">
            <text:p>0,0214323412</text:p>
          </table:table-cell>
          <table:table-cell/>
        </table:table-row>
        <table:table-row table:style-name="ro1">
          <table:table-cell office:value-type="float" office:value="5.80411672575">
            <text:p>5,8041167258</text:p>
          </table:table-cell>
          <table:table-cell office:value-type="float" office:value="5.73356994603">
            <text:p>5,733569946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E$6]&lt;=[.B680];[.B680]&lt;=[.E$7]);([.B680]-[.E$6])^2/(([.E$8]-[.E$6])*([.E$7]-[.E$6]));1-(([.E$8]-[.B680])^2/(([.E$8]-[.E$6])*([.E$8]-[.E$7]))))" office:value-type="float" office:value="0.644347823417385">
            <text:p>0,6443478234</text:p>
          </table:table-cell>
          <table:table-cell table:formula="of:=ABS([.D680]-[.C680])" office:value-type="float" office:value="0.0226521765826152">
            <text:p>0,0226521766</text:p>
          </table:table-cell>
          <table:table-cell table:formula="of:=ABS([.D680]-[.C679])" office:value-type="float" office:value="0.0216521765826152">
            <text:p>0,0216521766</text:p>
          </table:table-cell>
          <table:table-cell/>
        </table:table-row>
        <table:table-row table:style-name="ro1">
          <table:table-cell office:value-type="float" office:value="4.12303497156">
            <text:p>4,1230349716</text:p>
          </table:table-cell>
          <table:table-cell office:value-type="float" office:value="5.73852519643">
            <text:p>5,7385251964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E$6]&lt;=[.B681];[.B681]&lt;=[.E$7]);([.B681]-[.E$6])^2/(([.E$8]-[.E$6])*([.E$7]-[.E$6]));1-(([.E$8]-[.B681])^2/(([.E$8]-[.E$6])*([.E$8]-[.E$7]))))" office:value-type="float" office:value="0.645426070189268">
            <text:p>0,6454260702</text:p>
          </table:table-cell>
          <table:table-cell table:formula="of:=ABS([.D681]-[.C681])" office:value-type="float" office:value="0.0225739298107323">
            <text:p>0,0225739298</text:p>
          </table:table-cell>
          <table:table-cell table:formula="of:=ABS([.D681]-[.C680])" office:value-type="float" office:value="0.0215739298107322">
            <text:p>0,0215739298</text:p>
          </table:table-cell>
          <table:table-cell/>
        </table:table-row>
        <table:table-row table:style-name="ro1">
          <table:table-cell office:value-type="float" office:value="3.51642795748">
            <text:p>3,5164279575</text:p>
          </table:table-cell>
          <table:table-cell office:value-type="float" office:value="5.73981201476">
            <text:p>5,739812014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E$6]&lt;=[.B682];[.B682]&lt;=[.E$7]);([.B682]-[.E$6])^2/(([.E$8]-[.E$6])*([.E$7]-[.E$6]));1-(([.E$8]-[.B682])^2/(([.E$8]-[.E$6])*([.E$8]-[.E$7]))))" office:value-type="float" office:value="0.645705810029892">
            <text:p>0,64570581</text:p>
          </table:table-cell>
          <table:table-cell table:formula="of:=ABS([.D682]-[.C682])" office:value-type="float" office:value="0.0232941899701085">
            <text:p>0,02329419</text:p>
          </table:table-cell>
          <table:table-cell table:formula="of:=ABS([.D682]-[.C681])" office:value-type="float" office:value="0.0222941899701085">
            <text:p>0,02229419</text:p>
          </table:table-cell>
          <table:table-cell/>
        </table:table-row>
        <table:table-row table:style-name="ro1">
          <table:table-cell office:value-type="float" office:value="6.69815710878">
            <text:p>6,6981571088</text:p>
          </table:table-cell>
          <table:table-cell office:value-type="float" office:value="5.75379645816">
            <text:p>5,7537964582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E$6]&lt;=[.B683];[.B683]&lt;=[.E$7]);([.B683]-[.E$6])^2/(([.E$8]-[.E$6])*([.E$7]-[.E$6]));1-(([.E$8]-[.B683])^2/(([.E$8]-[.E$6])*([.E$8]-[.E$7]))))" office:value-type="float" office:value="0.648738752164848">
            <text:p>0,6487387522</text:p>
          </table:table-cell>
          <table:table-cell table:formula="of:=ABS([.D683]-[.C683])" office:value-type="float" office:value="0.021261247835152">
            <text:p>0,0212612478</text:p>
          </table:table-cell>
          <table:table-cell table:formula="of:=ABS([.D683]-[.C682])" office:value-type="float" office:value="0.020261247835152">
            <text:p>0,0202612478</text:p>
          </table:table-cell>
          <table:table-cell/>
        </table:table-row>
        <table:table-row table:style-name="ro1">
          <table:table-cell office:value-type="float" office:value="4.12918905748">
            <text:p>4,1291890575</text:p>
          </table:table-cell>
          <table:table-cell office:value-type="float" office:value="5.75710748824">
            <text:p>5,757107488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E$6]&lt;=[.B684];[.B684]&lt;=[.E$7]);([.B684]-[.E$6])^2/(([.E$8]-[.E$6])*([.E$7]-[.E$6]));1-(([.E$8]-[.B684])^2/(([.E$8]-[.E$6])*([.E$8]-[.E$7]))))" office:value-type="float" office:value="0.649454938572364">
            <text:p>0,6494549386</text:p>
          </table:table-cell>
          <table:table-cell table:formula="of:=ABS([.D684]-[.C684])" office:value-type="float" office:value="0.021545061427636">
            <text:p>0,0215450614</text:p>
          </table:table-cell>
          <table:table-cell table:formula="of:=ABS([.D684]-[.C683])" office:value-type="float" office:value="0.020545061427636">
            <text:p>0,0205450614</text:p>
          </table:table-cell>
          <table:table-cell/>
        </table:table-row>
        <table:table-row table:style-name="ro1">
          <table:table-cell office:value-type="float" office:value="4.86852629154">
            <text:p>4,8685262915</text:p>
          </table:table-cell>
          <table:table-cell office:value-type="float" office:value="5.75897613181">
            <text:p>5,7589761318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E$6]&lt;=[.B685];[.B685]&lt;=[.E$7]);([.B685]-[.E$6])^2/(([.E$8]-[.E$6])*([.E$7]-[.E$6]));1-(([.E$8]-[.B685])^2/(([.E$8]-[.E$6])*([.E$8]-[.E$7]))))" office:value-type="float" office:value="0.649858809527424">
            <text:p>0,6498588095</text:p>
          </table:table-cell>
          <table:table-cell table:formula="of:=ABS([.D685]-[.C685])" office:value-type="float" office:value="0.0221411904725758">
            <text:p>0,0221411905</text:p>
          </table:table-cell>
          <table:table-cell table:formula="of:=ABS([.D685]-[.C684])" office:value-type="float" office:value="0.0211411904725758">
            <text:p>0,0211411905</text:p>
          </table:table-cell>
          <table:table-cell/>
        </table:table-row>
        <table:table-row table:style-name="ro1">
          <table:table-cell office:value-type="float" office:value="4.50730654676">
            <text:p>4,5073065468</text:p>
          </table:table-cell>
          <table:table-cell office:value-type="float" office:value="5.76012094022">
            <text:p>5,7601209402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E$6]&lt;=[.B686];[.B686]&lt;=[.E$7]);([.B686]-[.E$6])^2/(([.E$8]-[.E$6])*([.E$7]-[.E$6]));1-(([.E$8]-[.B686])^2/(([.E$8]-[.E$6])*([.E$8]-[.E$7]))))" office:value-type="float" office:value="0.650106122599969">
            <text:p>0,6501061226</text:p>
          </table:table-cell>
          <table:table-cell table:formula="of:=ABS([.D686]-[.C686])" office:value-type="float" office:value="0.0228938774000312">
            <text:p>0,0228938774</text:p>
          </table:table-cell>
          <table:table-cell table:formula="of:=ABS([.D686]-[.C685])" office:value-type="float" office:value="0.0218938774000312">
            <text:p>0,0218938774</text:p>
          </table:table-cell>
          <table:table-cell/>
        </table:table-row>
        <table:table-row table:style-name="ro1">
          <table:table-cell office:value-type="float" office:value="4.77227024863">
            <text:p>4,7722702486</text:p>
          </table:table-cell>
          <table:table-cell office:value-type="float" office:value="5.76270381086">
            <text:p>5,7627038109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E$6]&lt;=[.B687];[.B687]&lt;=[.E$7]);([.B687]-[.E$6])^2/(([.E$8]-[.E$6])*([.E$7]-[.E$6]));1-(([.E$8]-[.B687])^2/(([.E$8]-[.E$6])*([.E$8]-[.E$7]))))" office:value-type="float" office:value="0.650663779459321">
            <text:p>0,6506637795</text:p>
          </table:table-cell>
          <table:table-cell table:formula="of:=ABS([.D687]-[.C687])" office:value-type="float" office:value="0.023336220540679">
            <text:p>0,0233362205</text:p>
          </table:table-cell>
          <table:table-cell table:formula="of:=ABS([.D687]-[.C686])" office:value-type="float" office:value="0.022336220540679">
            <text:p>0,0223362205</text:p>
          </table:table-cell>
          <table:table-cell/>
        </table:table-row>
        <table:table-row table:style-name="ro1">
          <table:table-cell office:value-type="float" office:value="3.71322312615">
            <text:p>3,7132231262</text:p>
          </table:table-cell>
          <table:table-cell office:value-type="float" office:value="5.76332202444">
            <text:p>5,7633220244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E$6]&lt;=[.B688];[.B688]&lt;=[.E$7]);([.B688]-[.E$6])^2/(([.E$8]-[.E$6])*([.E$7]-[.E$6]));1-(([.E$8]-[.B688])^2/(([.E$8]-[.E$6])*([.E$8]-[.E$7]))))" office:value-type="float" office:value="0.650797189417494">
            <text:p>0,6507971894</text:p>
          </table:table-cell>
          <table:table-cell table:formula="of:=ABS([.D688]-[.C688])" office:value-type="float" office:value="0.0242028105825061">
            <text:p>0,0242028106</text:p>
          </table:table-cell>
          <table:table-cell table:formula="of:=ABS([.D688]-[.C687])" office:value-type="float" office:value="0.0232028105825061">
            <text:p>0,0232028106</text:p>
          </table:table-cell>
          <table:table-cell/>
        </table:table-row>
        <table:table-row table:style-name="ro1">
          <table:table-cell office:value-type="float" office:value="6.47358893589">
            <text:p>6,4735889359</text:p>
          </table:table-cell>
          <table:table-cell office:value-type="float" office:value="5.76482013263">
            <text:p>5,7648201326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E$6]&lt;=[.B689];[.B689]&lt;=[.E$7]);([.B689]-[.E$6])^2/(([.E$8]-[.E$6])*([.E$7]-[.E$6]));1-(([.E$8]-[.B689])^2/(([.E$8]-[.E$6])*([.E$8]-[.E$7]))))" office:value-type="float" office:value="0.651120374192128">
            <text:p>0,6511203742</text:p>
          </table:table-cell>
          <table:table-cell table:formula="of:=ABS([.D689]-[.C689])" office:value-type="float" office:value="0.0248796258078724">
            <text:p>0,0248796258</text:p>
          </table:table-cell>
          <table:table-cell table:formula="of:=ABS([.D689]-[.C688])" office:value-type="float" office:value="0.0238796258078724">
            <text:p>0,0238796258</text:p>
          </table:table-cell>
          <table:table-cell/>
        </table:table-row>
        <table:table-row table:style-name="ro1">
          <table:table-cell office:value-type="float" office:value="6.32666388711">
            <text:p>6,3266638871</text:p>
          </table:table-cell>
          <table:table-cell office:value-type="float" office:value="5.76779638629">
            <text:p>5,7677963863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E$6]&lt;=[.B690];[.B690]&lt;=[.E$7]);([.B690]-[.E$6])^2/(([.E$8]-[.E$6])*([.E$7]-[.E$6]));1-(([.E$8]-[.B690])^2/(([.E$8]-[.E$6])*([.E$8]-[.E$7]))))" office:value-type="float" office:value="0.651761993317334">
            <text:p>0,6517619933</text:p>
          </table:table-cell>
          <table:table-cell table:formula="of:=ABS([.D690]-[.C690])" office:value-type="float" office:value="0.0252380066826663">
            <text:p>0,0252380067</text:p>
          </table:table-cell>
          <table:table-cell table:formula="of:=ABS([.D690]-[.C689])" office:value-type="float" office:value="0.0242380066826663">
            <text:p>0,0242380067</text:p>
          </table:table-cell>
          <table:table-cell/>
        </table:table-row>
        <table:table-row table:style-name="ro1">
          <table:table-cell office:value-type="float" office:value="4.26645775246">
            <text:p>4,2664577525</text:p>
          </table:table-cell>
          <table:table-cell office:value-type="float" office:value="5.77244532649">
            <text:p>5,7724453265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E$6]&lt;=[.B691];[.B691]&lt;=[.E$7]);([.B691]-[.E$6])^2/(([.E$8]-[.E$6])*([.E$7]-[.E$6]));1-(([.E$8]-[.B691])^2/(([.E$8]-[.E$6])*([.E$8]-[.E$7]))))" office:value-type="float" office:value="0.652763027650125">
            <text:p>0,6527630277</text:p>
          </table:table-cell>
          <table:table-cell table:formula="of:=ABS([.D691]-[.C691])" office:value-type="float" office:value="0.0252369723498749">
            <text:p>0,0252369723</text:p>
          </table:table-cell>
          <table:table-cell table:formula="of:=ABS([.D691]-[.C690])" office:value-type="float" office:value="0.0242369723498749">
            <text:p>0,0242369723</text:p>
          </table:table-cell>
          <table:table-cell/>
        </table:table-row>
        <table:table-row table:style-name="ro1">
          <table:table-cell office:value-type="float" office:value="6.00074215913">
            <text:p>6,0007421591</text:p>
          </table:table-cell>
          <table:table-cell office:value-type="float" office:value="5.77650557641">
            <text:p>5,7765055764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E$6]&lt;=[.B692];[.B692]&lt;=[.E$7]);([.B692]-[.E$6])^2/(([.E$8]-[.E$6])*([.E$7]-[.E$6]));1-(([.E$8]-[.B692])^2/(([.E$8]-[.E$6])*([.E$8]-[.E$7]))))" office:value-type="float" office:value="0.653636123369473">
            <text:p>0,6536361234</text:p>
          </table:table-cell>
          <table:table-cell table:formula="of:=ABS([.D692]-[.C692])" office:value-type="float" office:value="0.0253638766305275">
            <text:p>0,0253638766</text:p>
          </table:table-cell>
          <table:table-cell table:formula="of:=ABS([.D692]-[.C691])" office:value-type="float" office:value="0.0243638766305275">
            <text:p>0,0243638766</text:p>
          </table:table-cell>
          <table:table-cell/>
        </table:table-row>
        <table:table-row table:style-name="ro1">
          <table:table-cell office:value-type="float" office:value="5.43090370939">
            <text:p>5,4309037094</text:p>
          </table:table-cell>
          <table:table-cell office:value-type="float" office:value="5.78653784827">
            <text:p>5,7865378483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E$6]&lt;=[.B693];[.B693]&lt;=[.E$7]);([.B693]-[.E$6])^2/(([.E$8]-[.E$6])*([.E$7]-[.E$6]));1-(([.E$8]-[.B693])^2/(([.E$8]-[.E$6])*([.E$8]-[.E$7]))))" office:value-type="float" office:value="0.65578869997996">
            <text:p>0,6557887</text:p>
          </table:table-cell>
          <table:table-cell table:formula="of:=ABS([.D693]-[.C693])" office:value-type="float" office:value="0.0242113000200401">
            <text:p>0,0242113</text:p>
          </table:table-cell>
          <table:table-cell table:formula="of:=ABS([.D693]-[.C692])" office:value-type="float" office:value="0.0232113000200401">
            <text:p>0,0232113</text:p>
          </table:table-cell>
          <table:table-cell/>
        </table:table-row>
        <table:table-row table:style-name="ro1">
          <table:table-cell office:value-type="float" office:value="3.45746499188">
            <text:p>3,4574649919</text:p>
          </table:table-cell>
          <table:table-cell office:value-type="float" office:value="5.78863189404">
            <text:p>5,788631894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E$6]&lt;=[.B694];[.B694]&lt;=[.E$7]);([.B694]-[.E$6])^2/(([.E$8]-[.E$6])*([.E$7]-[.E$6]));1-(([.E$8]-[.B694])^2/(([.E$8]-[.E$6])*([.E$8]-[.E$7]))))" office:value-type="float" office:value="0.656237162934096">
            <text:p>0,6562371629</text:p>
          </table:table-cell>
          <table:table-cell table:formula="of:=ABS([.D694]-[.C694])" office:value-type="float" office:value="0.024762837065904">
            <text:p>0,0247628371</text:p>
          </table:table-cell>
          <table:table-cell table:formula="of:=ABS([.D694]-[.C693])" office:value-type="float" office:value="0.023762837065904">
            <text:p>0,0237628371</text:p>
          </table:table-cell>
          <table:table-cell/>
        </table:table-row>
        <table:table-row table:style-name="ro1">
          <table:table-cell office:value-type="float" office:value="4.85307117778">
            <text:p>4,8530711778</text:p>
          </table:table-cell>
          <table:table-cell office:value-type="float" office:value="5.79458205647">
            <text:p>5,7945820565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E$6]&lt;=[.B695];[.B695]&lt;=[.E$7]);([.B695]-[.E$6])^2/(([.E$8]-[.E$6])*([.E$7]-[.E$6]));1-(([.E$8]-[.B695])^2/(([.E$8]-[.E$6])*([.E$8]-[.E$7]))))" office:value-type="float" office:value="0.657509860243197">
            <text:p>0,6575098602</text:p>
          </table:table-cell>
          <table:table-cell table:formula="of:=ABS([.D695]-[.C695])" office:value-type="float" office:value="0.0244901397568031">
            <text:p>0,0244901398</text:p>
          </table:table-cell>
          <table:table-cell table:formula="of:=ABS([.D695]-[.C694])" office:value-type="float" office:value="0.0234901397568031">
            <text:p>0,0234901398</text:p>
          </table:table-cell>
          <table:table-cell/>
        </table:table-row>
        <table:table-row table:style-name="ro1">
          <table:table-cell office:value-type="float" office:value="4.07184577951">
            <text:p>4,0718457795</text:p>
          </table:table-cell>
          <table:table-cell office:value-type="float" office:value="5.80093785433">
            <text:p>5,8009378543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E$6]&lt;=[.B696];[.B696]&lt;=[.E$7]);([.B696]-[.E$6])^2/(([.E$8]-[.E$6])*([.E$7]-[.E$6]));1-(([.E$8]-[.B696])^2/(([.E$8]-[.E$6])*([.E$8]-[.E$7]))))" office:value-type="float" office:value="0.658866712938042">
            <text:p>0,6588667129</text:p>
          </table:table-cell>
          <table:table-cell table:formula="of:=ABS([.D696]-[.C696])" office:value-type="float" office:value="0.0241332870619582">
            <text:p>0,0241332871</text:p>
          </table:table-cell>
          <table:table-cell table:formula="of:=ABS([.D696]-[.C695])" office:value-type="float" office:value="0.0231332870619582">
            <text:p>0,0231332871</text:p>
          </table:table-cell>
          <table:table-cell/>
        </table:table-row>
        <table:table-row table:style-name="ro1">
          <table:table-cell office:value-type="float" office:value="3.96787855197">
            <text:p>3,967878552</text:p>
          </table:table-cell>
          <table:table-cell office:value-type="float" office:value="5.80411672575">
            <text:p>5,8041167258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E$6]&lt;=[.B697];[.B697]&lt;=[.E$7]);([.B697]-[.E$6])^2/(([.E$8]-[.E$6])*([.E$7]-[.E$6]));1-(([.E$8]-[.B697])^2/(([.E$8]-[.E$6])*([.E$8]-[.E$7]))))" office:value-type="float" office:value="0.65954433657897">
            <text:p>0,6595443366</text:p>
          </table:table-cell>
          <table:table-cell table:formula="of:=ABS([.D697]-[.C697])" office:value-type="float" office:value="0.02445566342103">
            <text:p>0,0244556634</text:p>
          </table:table-cell>
          <table:table-cell table:formula="of:=ABS([.D697]-[.C696])" office:value-type="float" office:value="0.02345566342103">
            <text:p>0,0234556634</text:p>
          </table:table-cell>
          <table:table-cell/>
        </table:table-row>
        <table:table-row table:style-name="ro1">
          <table:table-cell office:value-type="float" office:value="6.16056887541">
            <text:p>6,1605688754</text:p>
          </table:table-cell>
          <table:table-cell office:value-type="float" office:value="5.80561922623">
            <text:p>5,8056192262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E$6]&lt;=[.B698];[.B698]&lt;=[.E$7]);([.B698]-[.E$6])^2/(([.E$8]-[.E$6])*([.E$7]-[.E$6]));1-(([.E$8]-[.B698])^2/(([.E$8]-[.E$6])*([.E$8]-[.E$7]))))" office:value-type="float" office:value="0.659864382405619">
            <text:p>0,6598643824</text:p>
          </table:table-cell>
          <table:table-cell table:formula="of:=ABS([.D698]-[.C698])" office:value-type="float" office:value="0.0251356175943809">
            <text:p>0,0251356176</text:p>
          </table:table-cell>
          <table:table-cell table:formula="of:=ABS([.D698]-[.C697])" office:value-type="float" office:value="0.0241356175943809">
            <text:p>0,0241356176</text:p>
          </table:table-cell>
          <table:table-cell/>
        </table:table-row>
        <table:table-row table:style-name="ro1">
          <table:table-cell office:value-type="float" office:value="3.69152581359">
            <text:p>3,6915258136</text:p>
          </table:table-cell>
          <table:table-cell office:value-type="float" office:value="5.80973202539">
            <text:p>5,8097320254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E$6]&lt;=[.B699];[.B699]&lt;=[.E$7]);([.B699]-[.E$6])^2/(([.E$8]-[.E$6])*([.E$7]-[.E$6]));1-(([.E$8]-[.B699])^2/(([.E$8]-[.E$6])*([.E$8]-[.E$7]))))" office:value-type="float" office:value="0.660739675005927">
            <text:p>0,660739675</text:p>
          </table:table-cell>
          <table:table-cell table:formula="of:=ABS([.D699]-[.C699])" office:value-type="float" office:value="0.0252603249940732">
            <text:p>0,025260325</text:p>
          </table:table-cell>
          <table:table-cell table:formula="of:=ABS([.D699]-[.C698])" office:value-type="float" office:value="0.0242603249940732">
            <text:p>0,024260325</text:p>
          </table:table-cell>
          <table:table-cell/>
        </table:table-row>
        <table:table-row table:style-name="ro1">
          <table:table-cell office:value-type="float" office:value="5.17813005113">
            <text:p>5,1781300511</text:p>
          </table:table-cell>
          <table:table-cell office:value-type="float" office:value="5.8119972654">
            <text:p>5,8119972654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E$6]&lt;=[.B700];[.B700]&lt;=[.E$7]);([.B700]-[.E$6])^2/(([.E$8]-[.E$6])*([.E$7]-[.E$6]));1-(([.E$8]-[.B700])^2/(([.E$8]-[.E$6])*([.E$8]-[.E$7]))))" office:value-type="float" office:value="0.661221285472764">
            <text:p>0,6612212855</text:p>
          </table:table-cell>
          <table:table-cell table:formula="of:=ABS([.D700]-[.C700])" office:value-type="float" office:value="0.0257787145272359">
            <text:p>0,0257787145</text:p>
          </table:table-cell>
          <table:table-cell table:formula="of:=ABS([.D700]-[.C699])" office:value-type="float" office:value="0.0247787145272359">
            <text:p>0,0247787145</text:p>
          </table:table-cell>
          <table:table-cell/>
        </table:table-row>
        <table:table-row table:style-name="ro1">
          <table:table-cell office:value-type="float" office:value="7.53562322993">
            <text:p>7,5356232299</text:p>
          </table:table-cell>
          <table:table-cell office:value-type="float" office:value="5.81942306837">
            <text:p>5,8194230684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E$6]&lt;=[.B701];[.B701]&lt;=[.E$7]);([.B701]-[.E$6])^2/(([.E$8]-[.E$6])*([.E$7]-[.E$6]));1-(([.E$8]-[.B701])^2/(([.E$8]-[.E$6])*([.E$8]-[.E$7]))))" office:value-type="float" office:value="0.662797679399436">
            <text:p>0,6627976794</text:p>
          </table:table-cell>
          <table:table-cell table:formula="of:=ABS([.D701]-[.C701])" office:value-type="float" office:value="0.0252023206005635">
            <text:p>0,0252023206</text:p>
          </table:table-cell>
          <table:table-cell table:formula="of:=ABS([.D701]-[.C700])" office:value-type="float" office:value="0.0242023206005636">
            <text:p>0,0242023206</text:p>
          </table:table-cell>
          <table:table-cell/>
        </table:table-row>
        <table:table-row table:style-name="ro1">
          <table:table-cell office:value-type="float" office:value="5.98545478205">
            <text:p>5,9854547821</text:p>
          </table:table-cell>
          <table:table-cell office:value-type="float" office:value="5.81991827346">
            <text:p>5,8199182735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E$6]&lt;=[.B702];[.B702]&lt;=[.E$7]);([.B702]-[.E$6])^2/(([.E$8]-[.E$6])*([.E$7]-[.E$6]));1-(([.E$8]-[.B702])^2/(([.E$8]-[.E$6])*([.E$8]-[.E$7]))))" office:value-type="float" office:value="0.662902673750879">
            <text:p>0,6629026738</text:p>
          </table:table-cell>
          <table:table-cell table:formula="of:=ABS([.D702]-[.C702])" office:value-type="float" office:value="0.0260973262491209">
            <text:p>0,0260973262</text:p>
          </table:table-cell>
          <table:table-cell table:formula="of:=ABS([.D702]-[.C701])" office:value-type="float" office:value="0.0250973262491209">
            <text:p>0,0250973262</text:p>
          </table:table-cell>
          <table:table-cell/>
        </table:table-row>
        <table:table-row table:style-name="ro1">
          <table:table-cell office:value-type="float" office:value="5.24290552965">
            <text:p>5,2429055297</text:p>
          </table:table-cell>
          <table:table-cell office:value-type="float" office:value="5.83063381134">
            <text:p>5,8306338113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E$6]&lt;=[.B703];[.B703]&lt;=[.E$7]);([.B703]-[.E$6])^2/(([.E$8]-[.E$6])*([.E$7]-[.E$6]));1-(([.E$8]-[.B703])^2/(([.E$8]-[.E$6])*([.E$8]-[.E$7]))))" office:value-type="float" office:value="0.665170598739293">
            <text:p>0,6651705987</text:p>
          </table:table-cell>
          <table:table-cell table:formula="of:=ABS([.D703]-[.C703])" office:value-type="float" office:value="0.0248294012607071">
            <text:p>0,0248294013</text:p>
          </table:table-cell>
          <table:table-cell table:formula="of:=ABS([.D703]-[.C702])" office:value-type="float" office:value="0.0238294012607071">
            <text:p>0,0238294013</text:p>
          </table:table-cell>
          <table:table-cell/>
        </table:table-row>
        <table:table-row table:style-name="ro1">
          <table:table-cell office:value-type="float" office:value="3.89190938597">
            <text:p>3,891909386</text:p>
          </table:table-cell>
          <table:table-cell office:value-type="float" office:value="5.84505072588">
            <text:p>5,8450507259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E$6]&lt;=[.B704];[.B704]&lt;=[.E$7]);([.B704]-[.E$6])^2/(([.E$8]-[.E$6])*([.E$7]-[.E$6]));1-(([.E$8]-[.B704])^2/(([.E$8]-[.E$6])*([.E$8]-[.E$7]))))" office:value-type="float" office:value="0.668209835924323">
            <text:p>0,6682098359</text:p>
          </table:table-cell>
          <table:table-cell table:formula="of:=ABS([.D704]-[.C704])" office:value-type="float" office:value="0.022790164075677">
            <text:p>0,0227901641</text:p>
          </table:table-cell>
          <table:table-cell table:formula="of:=ABS([.D704]-[.C703])" office:value-type="float" office:value="0.021790164075677">
            <text:p>0,0217901641</text:p>
          </table:table-cell>
          <table:table-cell/>
        </table:table-row>
        <table:table-row table:style-name="ro1">
          <table:table-cell office:value-type="float" office:value="5.80561922623">
            <text:p>5,8056192262</text:p>
          </table:table-cell>
          <table:table-cell office:value-type="float" office:value="5.8485353095">
            <text:p>5,8485353095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E$6]&lt;=[.B705];[.B705]&lt;=[.E$7]);([.B705]-[.E$6])^2/(([.E$8]-[.E$6])*([.E$7]-[.E$6]));1-(([.E$8]-[.B705])^2/(([.E$8]-[.E$6])*([.E$8]-[.E$7]))))" office:value-type="float" office:value="0.668942343484391">
            <text:p>0,6689423435</text:p>
          </table:table-cell>
          <table:table-cell table:formula="of:=ABS([.D705]-[.C705])" office:value-type="float" office:value="0.0230576565156086">
            <text:p>0,0230576565</text:p>
          </table:table-cell>
          <table:table-cell table:formula="of:=ABS([.D705]-[.C704])" office:value-type="float" office:value="0.0220576565156086">
            <text:p>0,0220576565</text:p>
          </table:table-cell>
          <table:table-cell/>
        </table:table-row>
        <table:table-row table:style-name="ro1">
          <table:table-cell office:value-type="float" office:value="4.53006612166">
            <text:p>4,5300661217</text:p>
          </table:table-cell>
          <table:table-cell office:value-type="float" office:value="5.85097023232">
            <text:p>5,8509702323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E$6]&lt;=[.B706];[.B706]&lt;=[.E$7]);([.B706]-[.E$6])^2/(([.E$8]-[.E$6])*([.E$7]-[.E$6]));1-(([.E$8]-[.B706])^2/(([.E$8]-[.E$6])*([.E$8]-[.E$7]))))" office:value-type="float" office:value="0.669453717408842">
            <text:p>0,6694537174</text:p>
          </table:table-cell>
          <table:table-cell table:formula="of:=ABS([.D706]-[.C706])" office:value-type="float" office:value="0.0235462825911584">
            <text:p>0,0235462826</text:p>
          </table:table-cell>
          <table:table-cell table:formula="of:=ABS([.D706]-[.C705])" office:value-type="float" office:value="0.0225462825911584">
            <text:p>0,0225462826</text:p>
          </table:table-cell>
          <table:table-cell/>
        </table:table-row>
        <table:table-row table:style-name="ro1">
          <table:table-cell office:value-type="float" office:value="5.73356994603">
            <text:p>5,733569946</text:p>
          </table:table-cell>
          <table:table-cell office:value-type="float" office:value="5.86383613348">
            <text:p>5,8638361335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E$6]&lt;=[.B707];[.B707]&lt;=[.E$7]);([.B707]-[.E$6])^2/(([.E$8]-[.E$6])*([.E$7]-[.E$6]));1-(([.E$8]-[.B707])^2/(([.E$8]-[.E$6])*([.E$8]-[.E$7]))))" office:value-type="float" office:value="0.672149206744477">
            <text:p>0,6721492067</text:p>
          </table:table-cell>
          <table:table-cell table:formula="of:=ABS([.D707]-[.C707])" office:value-type="float" office:value="0.0218507932555225">
            <text:p>0,0218507933</text:p>
          </table:table-cell>
          <table:table-cell table:formula="of:=ABS([.D707]-[.C706])" office:value-type="float" office:value="0.0208507932555225">
            <text:p>0,0208507933</text:p>
          </table:table-cell>
          <table:table-cell/>
        </table:table-row>
        <table:table-row table:style-name="ro1">
          <table:table-cell office:value-type="float" office:value="3.25109502609">
            <text:p>3,2510950261</text:p>
          </table:table-cell>
          <table:table-cell office:value-type="float" office:value="5.86864560634">
            <text:p>5,868645606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E$6]&lt;=[.B708];[.B708]&lt;=[.E$7]);([.B708]-[.E$6])^2/(([.E$8]-[.E$6])*([.E$7]-[.E$6]));1-(([.E$8]-[.B708])^2/(([.E$8]-[.E$6])*([.E$8]-[.E$7]))))" office:value-type="float" office:value="0.673153988710207">
            <text:p>0,6731539887</text:p>
          </table:table-cell>
          <table:table-cell table:formula="of:=ABS([.D708]-[.C708])" office:value-type="float" office:value="0.0218460112897928">
            <text:p>0,0218460113</text:p>
          </table:table-cell>
          <table:table-cell table:formula="of:=ABS([.D708]-[.C707])" office:value-type="float" office:value="0.0208460112897928">
            <text:p>0,0208460113</text:p>
          </table:table-cell>
          <table:table-cell/>
        </table:table-row>
        <table:table-row table:style-name="ro1">
          <table:table-cell office:value-type="float" office:value="3.99218910287">
            <text:p>3,9921891029</text:p>
          </table:table-cell>
          <table:table-cell office:value-type="float" office:value="5.86896977256">
            <text:p>5,868969772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E$6]&lt;=[.B709];[.B709]&lt;=[.E$7]);([.B709]-[.E$6])^2/(([.E$8]-[.E$6])*([.E$7]-[.E$6]));1-(([.E$8]-[.B709])^2/(([.E$8]-[.E$6])*([.E$8]-[.E$7]))))" office:value-type="float" office:value="0.673221657161901">
            <text:p>0,6732216572</text:p>
          </table:table-cell>
          <table:table-cell table:formula="of:=ABS([.D709]-[.C709])" office:value-type="float" office:value="0.0227783428380992">
            <text:p>0,0227783428</text:p>
          </table:table-cell>
          <table:table-cell table:formula="of:=ABS([.D709]-[.C708])" office:value-type="float" office:value="0.0217783428380992">
            <text:p>0,0217783428</text:p>
          </table:table-cell>
          <table:table-cell/>
        </table:table-row>
        <table:table-row table:style-name="ro1">
          <table:table-cell office:value-type="float" office:value="5.29177443042">
            <text:p>5,2917744304</text:p>
          </table:table-cell>
          <table:table-cell office:value-type="float" office:value="5.87202389503">
            <text:p>5,872023895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E$6]&lt;=[.B710];[.B710]&lt;=[.E$7]);([.B710]-[.E$6])^2/(([.E$8]-[.E$6])*([.E$7]-[.E$6]));1-(([.E$8]-[.B710])^2/(([.E$8]-[.E$6])*([.E$8]-[.E$7]))))" office:value-type="float" office:value="0.67385884955789">
            <text:p>0,6738588496</text:p>
          </table:table-cell>
          <table:table-cell table:formula="of:=ABS([.D710]-[.C710])" office:value-type="float" office:value="0.0231411504421097">
            <text:p>0,0231411504</text:p>
          </table:table-cell>
          <table:table-cell table:formula="of:=ABS([.D710]-[.C709])" office:value-type="float" office:value="0.0221411504421097">
            <text:p>0,0221411504</text:p>
          </table:table-cell>
          <table:table-cell/>
        </table:table-row>
        <table:table-row table:style-name="ro1">
          <table:table-cell office:value-type="float" office:value="8.29726355728">
            <text:p>8,2972635573</text:p>
          </table:table-cell>
          <table:table-cell office:value-type="float" office:value="5.87439742741">
            <text:p>5,8743974274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E$6]&lt;=[.B711];[.B711]&lt;=[.E$7]);([.B711]-[.E$6])^2/(([.E$8]-[.E$6])*([.E$7]-[.E$6]));1-(([.E$8]-[.B711])^2/(([.E$8]-[.E$6])*([.E$8]-[.E$7]))))" office:value-type="float" office:value="0.674353618607293">
            <text:p>0,6743536186</text:p>
          </table:table-cell>
          <table:table-cell table:formula="of:=ABS([.D711]-[.C711])" office:value-type="float" office:value="0.0236463813927075">
            <text:p>0,0236463814</text:p>
          </table:table-cell>
          <table:table-cell table:formula="of:=ABS([.D711]-[.C710])" office:value-type="float" office:value="0.0226463813927075">
            <text:p>0,0226463814</text:p>
          </table:table-cell>
          <table:table-cell/>
        </table:table-row>
        <table:table-row table:style-name="ro1">
          <table:table-cell office:value-type="float" office:value="4.21562085795">
            <text:p>4,215620858</text:p>
          </table:table-cell>
          <table:table-cell office:value-type="float" office:value="5.88012219524">
            <text:p>5,8801221952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E$6]&lt;=[.B712];[.B712]&lt;=[.E$7]);([.B712]-[.E$6])^2/(([.E$8]-[.E$6])*([.E$7]-[.E$6]));1-(([.E$8]-[.B712])^2/(([.E$8]-[.E$6])*([.E$8]-[.E$7]))))" office:value-type="float" office:value="0.675545416112197">
            <text:p>0,6755454161</text:p>
          </table:table-cell>
          <table:table-cell table:formula="of:=ABS([.D712]-[.C712])" office:value-type="float" office:value="0.0234545838878025">
            <text:p>0,0234545839</text:p>
          </table:table-cell>
          <table:table-cell table:formula="of:=ABS([.D712]-[.C711])" office:value-type="float" office:value="0.0224545838878025">
            <text:p>0,0224545839</text:p>
          </table:table-cell>
          <table:table-cell/>
        </table:table-row>
        <table:table-row table:style-name="ro1">
          <table:table-cell office:value-type="float" office:value="4.30656578423">
            <text:p>4,3065657842</text:p>
          </table:table-cell>
          <table:table-cell office:value-type="float" office:value="5.88524363415">
            <text:p>5,8852436342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E$6]&lt;=[.B713];[.B713]&lt;=[.E$7]);([.B713]-[.E$6])^2/(([.E$8]-[.E$6])*([.E$7]-[.E$6]));1-(([.E$8]-[.B713])^2/(([.E$8]-[.E$6])*([.E$8]-[.E$7]))))" office:value-type="float" office:value="0.676609759379897">
            <text:p>0,6766097594</text:p>
          </table:table-cell>
          <table:table-cell table:formula="of:=ABS([.D713]-[.C713])" office:value-type="float" office:value="0.0233902406201032">
            <text:p>0,0233902406</text:p>
          </table:table-cell>
          <table:table-cell table:formula="of:=ABS([.D713]-[.C712])" office:value-type="float" office:value="0.0223902406201032">
            <text:p>0,0223902406</text:p>
          </table:table-cell>
          <table:table-cell/>
        </table:table-row>
        <table:table-row table:style-name="ro1">
          <table:table-cell office:value-type="float" office:value="4.12380009862">
            <text:p>4,1238000986</text:p>
          </table:table-cell>
          <table:table-cell office:value-type="float" office:value="5.89842446493">
            <text:p>5,8984244649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E$6]&lt;=[.B714];[.B714]&lt;=[.E$7]);([.B714]-[.E$6])^2/(([.E$8]-[.E$6])*([.E$7]-[.E$6]));1-(([.E$8]-[.B714])^2/(([.E$8]-[.E$6])*([.E$8]-[.E$7]))))" office:value-type="float" office:value="0.679340973341841">
            <text:p>0,6793409733</text:p>
          </table:table-cell>
          <table:table-cell table:formula="of:=ABS([.D714]-[.C714])" office:value-type="float" office:value="0.0216590266581586">
            <text:p>0,0216590267</text:p>
          </table:table-cell>
          <table:table-cell table:formula="of:=ABS([.D714]-[.C713])" office:value-type="float" office:value="0.0206590266581586">
            <text:p>0,0206590267</text:p>
          </table:table-cell>
          <table:table-cell/>
        </table:table-row>
        <table:table-row table:style-name="ro1">
          <table:table-cell office:value-type="float" office:value="3.87865120632">
            <text:p>3,8786512063</text:p>
          </table:table-cell>
          <table:table-cell office:value-type="float" office:value="5.90230204522">
            <text:p>5,9023020452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E$6]&lt;=[.B715];[.B715]&lt;=[.E$7]);([.B715]-[.E$6])^2/(([.E$8]-[.E$6])*([.E$7]-[.E$6]));1-(([.E$8]-[.B715])^2/(([.E$8]-[.E$6])*([.E$8]-[.E$7]))))" office:value-type="float" office:value="0.680142246031727">
            <text:p>0,680142246</text:p>
          </table:table-cell>
          <table:table-cell table:formula="of:=ABS([.D715]-[.C715])" office:value-type="float" office:value="0.0218577539682732">
            <text:p>0,021857754</text:p>
          </table:table-cell>
          <table:table-cell table:formula="of:=ABS([.D715]-[.C714])" office:value-type="float" office:value="0.0208577539682732">
            <text:p>0,020857754</text:p>
          </table:table-cell>
          <table:table-cell/>
        </table:table-row>
        <table:table-row table:style-name="ro1">
          <table:table-cell office:value-type="float" office:value="3.77424306077">
            <text:p>3,7742430608</text:p>
          </table:table-cell>
          <table:table-cell office:value-type="float" office:value="5.90727449587">
            <text:p>5,9072744959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E$6]&lt;=[.B716];[.B716]&lt;=[.E$7]);([.B716]-[.E$6])^2/(([.E$8]-[.E$6])*([.E$7]-[.E$6]));1-(([.E$8]-[.B716])^2/(([.E$8]-[.E$6])*([.E$8]-[.E$7]))))" office:value-type="float" office:value="0.681168298536795">
            <text:p>0,6811682985</text:p>
          </table:table-cell>
          <table:table-cell table:formula="of:=ABS([.D716]-[.C716])" office:value-type="float" office:value="0.0218317014632053">
            <text:p>0,0218317015</text:p>
          </table:table-cell>
          <table:table-cell table:formula="of:=ABS([.D716]-[.C715])" office:value-type="float" office:value="0.0208317014632053">
            <text:p>0,0208317015</text:p>
          </table:table-cell>
          <table:table-cell/>
        </table:table-row>
        <table:table-row table:style-name="ro1">
          <table:table-cell office:value-type="float" office:value="3.83445807371">
            <text:p>3,8344580737</text:p>
          </table:table-cell>
          <table:table-cell office:value-type="float" office:value="5.91257183613">
            <text:p>5,9125718361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E$6]&lt;=[.B717];[.B717]&lt;=[.E$7]);([.B717]-[.E$6])^2/(([.E$8]-[.E$6])*([.E$7]-[.E$6]));1-(([.E$8]-[.B717])^2/(([.E$8]-[.E$6])*([.E$8]-[.E$7]))))" office:value-type="float" office:value="0.682259577764744">
            <text:p>0,6822595778</text:p>
          </table:table-cell>
          <table:table-cell table:formula="of:=ABS([.D717]-[.C717])" office:value-type="float" office:value="0.021740422235256">
            <text:p>0,0217404222</text:p>
          </table:table-cell>
          <table:table-cell table:formula="of:=ABS([.D717]-[.C716])" office:value-type="float" office:value="0.020740422235256">
            <text:p>0,0207404222</text:p>
          </table:table-cell>
          <table:table-cell/>
        </table:table-row>
        <table:table-row table:style-name="ro1">
          <table:table-cell office:value-type="float" office:value="4.44532167718">
            <text:p>4,4453216772</text:p>
          </table:table-cell>
          <table:table-cell office:value-type="float" office:value="5.91609540962">
            <text:p>5,9160954096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E$6]&lt;=[.B718];[.B718]&lt;=[.E$7]);([.B718]-[.E$6])^2/(([.E$8]-[.E$6])*([.E$7]-[.E$6]));1-(([.E$8]-[.B718])^2/(([.E$8]-[.E$6])*([.E$8]-[.E$7]))))" office:value-type="float" office:value="0.682984415914439">
            <text:p>0,6829844159</text:p>
          </table:table-cell>
          <table:table-cell table:formula="of:=ABS([.D718]-[.C718])" office:value-type="float" office:value="0.0220155840855613">
            <text:p>0,0220155841</text:p>
          </table:table-cell>
          <table:table-cell table:formula="of:=ABS([.D718]-[.C717])" office:value-type="float" office:value="0.0210155840855613">
            <text:p>0,0210155841</text:p>
          </table:table-cell>
          <table:table-cell/>
        </table:table-row>
        <table:table-row table:style-name="ro1">
          <table:table-cell office:value-type="float" office:value="7.29403549967">
            <text:p>7,2940354997</text:p>
          </table:table-cell>
          <table:table-cell office:value-type="float" office:value="5.92150310567">
            <text:p>5,9215031057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E$6]&lt;=[.B719];[.B719]&lt;=[.E$7]);([.B719]-[.E$6])^2/(([.E$8]-[.E$6])*([.E$7]-[.E$6]));1-(([.E$8]-[.B719])^2/(([.E$8]-[.E$6])*([.E$8]-[.E$7]))))" office:value-type="float" office:value="0.684095229053352">
            <text:p>0,6840952291</text:p>
          </table:table-cell>
          <table:table-cell table:formula="of:=ABS([.D719]-[.C719])" office:value-type="float" office:value="0.0219047709466484">
            <text:p>0,0219047709</text:p>
          </table:table-cell>
          <table:table-cell table:formula="of:=ABS([.D719]-[.C718])" office:value-type="float" office:value="0.0209047709466484">
            <text:p>0,0209047709</text:p>
          </table:table-cell>
          <table:table-cell/>
        </table:table-row>
        <table:table-row table:style-name="ro1">
          <table:table-cell office:value-type="float" office:value="3.70070003273">
            <text:p>3,7007000327</text:p>
          </table:table-cell>
          <table:table-cell office:value-type="float" office:value="5.92764423474">
            <text:p>5,9276442347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E$6]&lt;=[.B720];[.B720]&lt;=[.E$7]);([.B720]-[.E$6])^2/(([.E$8]-[.E$6])*([.E$7]-[.E$6]));1-(([.E$8]-[.B720])^2/(([.E$8]-[.E$6])*([.E$8]-[.E$7]))))" office:value-type="float" office:value="0.685354335055788">
            <text:p>0,6853543351</text:p>
          </table:table-cell>
          <table:table-cell table:formula="of:=ABS([.D720]-[.C720])" office:value-type="float" office:value="0.0216456649442119">
            <text:p>0,0216456649</text:p>
          </table:table-cell>
          <table:table-cell table:formula="of:=ABS([.D720]-[.C719])" office:value-type="float" office:value="0.0206456649442119">
            <text:p>0,0206456649</text:p>
          </table:table-cell>
          <table:table-cell/>
        </table:table-row>
        <table:table-row table:style-name="ro1">
          <table:table-cell office:value-type="float" office:value="6.21453107631">
            <text:p>6,2145310763</text:p>
          </table:table-cell>
          <table:table-cell office:value-type="float" office:value="5.9389594157">
            <text:p>5,9389594157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E$6]&lt;=[.B721];[.B721]&lt;=[.E$7]);([.B721]-[.E$6])^2/(([.E$8]-[.E$6])*([.E$7]-[.E$6]));1-(([.E$8]-[.B721])^2/(([.E$8]-[.E$6])*([.E$8]-[.E$7]))))" office:value-type="float" office:value="0.687667684708944">
            <text:p>0,6876676847</text:p>
          </table:table-cell>
          <table:table-cell table:formula="of:=ABS([.D721]-[.C721])" office:value-type="float" office:value="0.0203323152910561">
            <text:p>0,0203323153</text:p>
          </table:table-cell>
          <table:table-cell table:formula="of:=ABS([.D721]-[.C720])" office:value-type="float" office:value="0.0193323152910561">
            <text:p>0,0193323153</text:p>
          </table:table-cell>
          <table:table-cell/>
        </table:table-row>
        <table:table-row table:style-name="ro1">
          <table:table-cell office:value-type="float" office:value="7.26746446359">
            <text:p>7,2674644636</text:p>
          </table:table-cell>
          <table:table-cell office:value-type="float" office:value="5.94385733041">
            <text:p>5,9438573304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E$6]&lt;=[.B722];[.B722]&lt;=[.E$7]);([.B722]-[.E$6])^2/(([.E$8]-[.E$6])*([.E$7]-[.E$6]));1-(([.E$8]-[.B722])^2/(([.E$8]-[.E$6])*([.E$8]-[.E$7]))))" office:value-type="float" office:value="0.688666399437044">
            <text:p>0,6886663994</text:p>
          </table:table-cell>
          <table:table-cell table:formula="of:=ABS([.D722]-[.C722])" office:value-type="float" office:value="0.0203336005629563">
            <text:p>0,0203336006</text:p>
          </table:table-cell>
          <table:table-cell table:formula="of:=ABS([.D722]-[.C721])" office:value-type="float" office:value="0.0193336005629563">
            <text:p>0,0193336006</text:p>
          </table:table-cell>
          <table:table-cell/>
        </table:table-row>
        <table:table-row table:style-name="ro1">
          <table:table-cell office:value-type="float" office:value="5.3742560515">
            <text:p>5,3742560515</text:p>
          </table:table-cell>
          <table:table-cell office:value-type="float" office:value="5.94513334362">
            <text:p>5,9451333436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E$6]&lt;=[.B723];[.B723]&lt;=[.E$7]);([.B723]-[.E$6])^2/(([.E$8]-[.E$6])*([.E$7]-[.E$6]));1-(([.E$8]-[.B723])^2/(([.E$8]-[.E$6])*([.E$8]-[.E$7]))))" office:value-type="float" office:value="0.688926323724589">
            <text:p>0,6889263237</text:p>
          </table:table-cell>
          <table:table-cell table:formula="of:=ABS([.D723]-[.C723])" office:value-type="float" office:value="0.0210736762754106">
            <text:p>0,0210736763</text:p>
          </table:table-cell>
          <table:table-cell table:formula="of:=ABS([.D723]-[.C722])" office:value-type="float" office:value="0.0200736762754106">
            <text:p>0,0200736763</text:p>
          </table:table-cell>
          <table:table-cell/>
        </table:table-row>
        <table:table-row table:style-name="ro1">
          <table:table-cell office:value-type="float" office:value="5.86383613348">
            <text:p>5,8638361335</text:p>
          </table:table-cell>
          <table:table-cell office:value-type="float" office:value="5.95242640048">
            <text:p>5,9524264005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E$6]&lt;=[.B724];[.B724]&lt;=[.E$7]);([.B724]-[.E$6])^2/(([.E$8]-[.E$6])*([.E$7]-[.E$6]));1-(([.E$8]-[.B724])^2/(([.E$8]-[.E$6])*([.E$8]-[.E$7]))))" office:value-type="float" office:value="0.690409838516957">
            <text:p>0,6904098385</text:p>
          </table:table-cell>
          <table:table-cell table:formula="of:=ABS([.D724]-[.C724])" office:value-type="float" office:value="0.0205901614830429">
            <text:p>0,0205901615</text:p>
          </table:table-cell>
          <table:table-cell table:formula="of:=ABS([.D724]-[.C723])" office:value-type="float" office:value="0.0195901614830429">
            <text:p>0,0195901615</text:p>
          </table:table-cell>
          <table:table-cell/>
        </table:table-row>
        <table:table-row table:style-name="ro1">
          <table:table-cell office:value-type="float" office:value="5.29818220658">
            <text:p>5,2981822066</text:p>
          </table:table-cell>
          <table:table-cell office:value-type="float" office:value="5.96366221091">
            <text:p>5,9636622109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E$6]&lt;=[.B725];[.B725]&lt;=[.E$7]);([.B725]-[.E$6])^2/(([.E$8]-[.E$6])*([.E$7]-[.E$6]));1-(([.E$8]-[.B725])^2/(([.E$8]-[.E$6])*([.E$8]-[.E$7]))))" office:value-type="float" office:value="0.692688427684802">
            <text:p>0,6926884277</text:p>
          </table:table-cell>
          <table:table-cell table:formula="of:=ABS([.D725]-[.C725])" office:value-type="float" office:value="0.0193115723151983">
            <text:p>0,0193115723</text:p>
          </table:table-cell>
          <table:table-cell table:formula="of:=ABS([.D725]-[.C724])" office:value-type="float" office:value="0.0183115723151983">
            <text:p>0,0183115723</text:p>
          </table:table-cell>
          <table:table-cell/>
        </table:table-row>
        <table:table-row table:style-name="ro1">
          <table:table-cell office:value-type="float" office:value="6.46028353851">
            <text:p>6,4602835385</text:p>
          </table:table-cell>
          <table:table-cell office:value-type="float" office:value="5.96380914917">
            <text:p>5,9638091492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E$6]&lt;=[.B726];[.B726]&lt;=[.E$7]);([.B726]-[.E$6])^2/(([.E$8]-[.E$6])*([.E$7]-[.E$6]));1-(([.E$8]-[.B726])^2/(([.E$8]-[.E$6])*([.E$8]-[.E$7]))))" office:value-type="float" office:value="0.692718170577873">
            <text:p>0,6927181706</text:p>
          </table:table-cell>
          <table:table-cell table:formula="of:=ABS([.D726]-[.C726])" office:value-type="float" office:value="0.0202818294221265">
            <text:p>0,0202818294</text:p>
          </table:table-cell>
          <table:table-cell table:formula="of:=ABS([.D726]-[.C725])" office:value-type="float" office:value="0.0192818294221265">
            <text:p>0,0192818294</text:p>
          </table:table-cell>
          <table:table-cell/>
        </table:table-row>
        <table:table-row table:style-name="ro1">
          <table:table-cell office:value-type="float" office:value="4.45824131412">
            <text:p>4,4582413141</text:p>
          </table:table-cell>
          <table:table-cell office:value-type="float" office:value="5.96455092423">
            <text:p>5,9645509242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E$6]&lt;=[.B727];[.B727]&lt;=[.E$7]);([.B727]-[.E$6])^2/(([.E$8]-[.E$6])*([.E$7]-[.E$6]));1-(([.E$8]-[.B727])^2/(([.E$8]-[.E$6])*([.E$8]-[.E$7]))))" office:value-type="float" office:value="0.692868296946902">
            <text:p>0,6928682969</text:p>
          </table:table-cell>
          <table:table-cell table:formula="of:=ABS([.D727]-[.C727])" office:value-type="float" office:value="0.0211317030530982">
            <text:p>0,0211317031</text:p>
          </table:table-cell>
          <table:table-cell table:formula="of:=ABS([.D727]-[.C726])" office:value-type="float" office:value="0.0201317030530982">
            <text:p>0,0201317031</text:p>
          </table:table-cell>
          <table:table-cell/>
        </table:table-row>
        <table:table-row table:style-name="ro1">
          <table:table-cell office:value-type="float" office:value="6.57519909539">
            <text:p>6,5751990954</text:p>
          </table:table-cell>
          <table:table-cell office:value-type="float" office:value="5.9663862212">
            <text:p>5,9663862212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E$6]&lt;=[.B728];[.B728]&lt;=[.E$7]);([.B728]-[.E$6])^2/(([.E$8]-[.E$6])*([.E$7]-[.E$6]));1-(([.E$8]-[.B728])^2/(([.E$8]-[.E$6])*([.E$8]-[.E$7]))))" office:value-type="float" office:value="0.69323958136916">
            <text:p>0,6932395814</text:p>
          </table:table-cell>
          <table:table-cell table:formula="of:=ABS([.D728]-[.C728])" office:value-type="float" office:value="0.0217604186308403">
            <text:p>0,0217604186</text:p>
          </table:table-cell>
          <table:table-cell table:formula="of:=ABS([.D728]-[.C727])" office:value-type="float" office:value="0.0207604186308403">
            <text:p>0,0207604186</text:p>
          </table:table-cell>
          <table:table-cell/>
        </table:table-row>
        <table:table-row table:style-name="ro1">
          <table:table-cell office:value-type="float" office:value="6.00988080615">
            <text:p>6,0098808062</text:p>
          </table:table-cell>
          <table:table-cell office:value-type="float" office:value="5.97415073861">
            <text:p>5,9741507386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E$6]&lt;=[.B729];[.B729]&lt;=[.E$7]);([.B729]-[.E$6])^2/(([.E$8]-[.E$6])*([.E$7]-[.E$6]));1-(([.E$8]-[.B729])^2/(([.E$8]-[.E$6])*([.E$8]-[.E$7]))))" office:value-type="float" office:value="0.69480787491152">
            <text:p>0,6948078749</text:p>
          </table:table-cell>
          <table:table-cell table:formula="of:=ABS([.D729]-[.C729])" office:value-type="float" office:value="0.0211921250884803">
            <text:p>0,0211921251</text:p>
          </table:table-cell>
          <table:table-cell table:formula="of:=ABS([.D729]-[.C728])" office:value-type="float" office:value="0.0201921250884803">
            <text:p>0,0201921251</text:p>
          </table:table-cell>
          <table:table-cell/>
        </table:table-row>
        <table:table-row table:style-name="ro1">
          <table:table-cell office:value-type="float" office:value="3.25841972265">
            <text:p>3,2584197227</text:p>
          </table:table-cell>
          <table:table-cell office:value-type="float" office:value="5.97458312887">
            <text:p>5,9745831289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E$6]&lt;=[.B730];[.B730]&lt;=[.E$7]);([.B730]-[.E$6])^2/(([.E$8]-[.E$6])*([.E$7]-[.E$6]));1-(([.E$8]-[.B730])^2/(([.E$8]-[.E$6])*([.E$8]-[.E$7]))))" office:value-type="float" office:value="0.694895091862732">
            <text:p>0,6948950919</text:p>
          </table:table-cell>
          <table:table-cell table:formula="of:=ABS([.D730]-[.C730])" office:value-type="float" office:value="0.0221049081372678">
            <text:p>0,0221049081</text:p>
          </table:table-cell>
          <table:table-cell table:formula="of:=ABS([.D730]-[.C729])" office:value-type="float" office:value="0.0211049081372678">
            <text:p>0,0211049081</text:p>
          </table:table-cell>
          <table:table-cell/>
        </table:table-row>
        <table:table-row table:style-name="ro1">
          <table:table-cell office:value-type="float" office:value="5.24357821757">
            <text:p>5,2435782176</text:p>
          </table:table-cell>
          <table:table-cell office:value-type="float" office:value="5.97648124764">
            <text:p>5,9764812476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E$6]&lt;=[.B731];[.B731]&lt;=[.E$7]);([.B731]-[.E$6])^2/(([.E$8]-[.E$6])*([.E$7]-[.E$6]));1-(([.E$8]-[.B731])^2/(([.E$8]-[.E$6])*([.E$8]-[.E$7]))))" office:value-type="float" office:value="0.695277811804248">
            <text:p>0,6952778118</text:p>
          </table:table-cell>
          <table:table-cell table:formula="of:=ABS([.D731]-[.C731])" office:value-type="float" office:value="0.0227221881957524">
            <text:p>0,0227221882</text:p>
          </table:table-cell>
          <table:table-cell table:formula="of:=ABS([.D731]-[.C730])" office:value-type="float" office:value="0.0217221881957524">
            <text:p>0,0217221882</text:p>
          </table:table-cell>
          <table:table-cell/>
        </table:table-row>
        <table:table-row table:style-name="ro1">
          <table:table-cell office:value-type="float" office:value="5.9663862212">
            <text:p>5,9663862212</text:p>
          </table:table-cell>
          <table:table-cell office:value-type="float" office:value="5.97685469354">
            <text:p>5,9768546935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E$6]&lt;=[.B732];[.B732]&lt;=[.E$7]);([.B732]-[.E$6])^2/(([.E$8]-[.E$6])*([.E$7]-[.E$6]));1-(([.E$8]-[.B732])^2/(([.E$8]-[.E$6])*([.E$8]-[.E$7]))))" office:value-type="float" office:value="0.695353081867629">
            <text:p>0,6953530819</text:p>
          </table:table-cell>
          <table:table-cell table:formula="of:=ABS([.D732]-[.C732])" office:value-type="float" office:value="0.023646918132371">
            <text:p>0,0236469181</text:p>
          </table:table-cell>
          <table:table-cell table:formula="of:=ABS([.D732]-[.C731])" office:value-type="float" office:value="0.022646918132371">
            <text:p>0,0226469181</text:p>
          </table:table-cell>
          <table:table-cell/>
        </table:table-row>
        <table:table-row table:style-name="ro1">
          <table:table-cell office:value-type="float" office:value="4.65008407347">
            <text:p>4,6500840735</text:p>
          </table:table-cell>
          <table:table-cell office:value-type="float" office:value="5.98311722941">
            <text:p>5,9831172294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E$6]&lt;=[.B733];[.B733]&lt;=[.E$7]);([.B733]-[.E$6])^2/(([.E$8]-[.E$6])*([.E$7]-[.E$6]));1-(([.E$8]-[.B733])^2/(([.E$8]-[.E$6])*([.E$8]-[.E$7]))))" office:value-type="float" office:value="0.696613944950574">
            <text:p>0,696613945</text:p>
          </table:table-cell>
          <table:table-cell table:formula="of:=ABS([.D733]-[.C733])" office:value-type="float" office:value="0.0233860550494264">
            <text:p>0,023386055</text:p>
          </table:table-cell>
          <table:table-cell table:formula="of:=ABS([.D733]-[.C732])" office:value-type="float" office:value="0.0223860550494264">
            <text:p>0,022386055</text:p>
          </table:table-cell>
          <table:table-cell/>
        </table:table-row>
        <table:table-row table:style-name="ro1">
          <table:table-cell office:value-type="float" office:value="7.47945441128">
            <text:p>7,4794544113</text:p>
          </table:table-cell>
          <table:table-cell office:value-type="float" office:value="5.98431725498">
            <text:p>5,984317255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E$6]&lt;=[.B734];[.B734]&lt;=[.E$7]);([.B734]-[.E$6])^2/(([.E$8]-[.E$6])*([.E$7]-[.E$6]));1-(([.E$8]-[.B734])^2/(([.E$8]-[.E$6])*([.E$8]-[.E$7]))))" office:value-type="float" office:value="0.696855252712955">
            <text:p>0,6968552527</text:p>
          </table:table-cell>
          <table:table-cell table:formula="of:=ABS([.D734]-[.C734])" office:value-type="float" office:value="0.0241447472870454">
            <text:p>0,0241447473</text:p>
          </table:table-cell>
          <table:table-cell table:formula="of:=ABS([.D734]-[.C733])" office:value-type="float" office:value="0.0231447472870454">
            <text:p>0,0231447473</text:p>
          </table:table-cell>
          <table:table-cell/>
        </table:table-row>
        <table:table-row table:style-name="ro1">
          <table:table-cell office:value-type="float" office:value="3.98592520664">
            <text:p>3,9859252066</text:p>
          </table:table-cell>
          <table:table-cell office:value-type="float" office:value="5.98477090543">
            <text:p>5,9847709054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E$6]&lt;=[.B735];[.B735]&lt;=[.E$7]);([.B735]-[.E$6])^2/(([.E$8]-[.E$6])*([.E$7]-[.E$6]));1-(([.E$8]-[.B735])^2/(([.E$8]-[.E$6])*([.E$8]-[.E$7]))))" office:value-type="float" office:value="0.696946450241952">
            <text:p>0,6969464502</text:p>
          </table:table-cell>
          <table:table-cell table:formula="of:=ABS([.D735]-[.C735])" office:value-type="float" office:value="0.0250535497580475">
            <text:p>0,0250535498</text:p>
          </table:table-cell>
          <table:table-cell table:formula="of:=ABS([.D735]-[.C734])" office:value-type="float" office:value="0.0240535497580475">
            <text:p>0,0240535498</text:p>
          </table:table-cell>
          <table:table-cell/>
        </table:table-row>
        <table:table-row table:style-name="ro1">
          <table:table-cell office:value-type="float" office:value="5.38234171508">
            <text:p>5,3823417151</text:p>
          </table:table-cell>
          <table:table-cell office:value-type="float" office:value="5.98507619586">
            <text:p>5,985076195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E$6]&lt;=[.B736];[.B736]&lt;=[.E$7]);([.B736]-[.E$6])^2/(([.E$8]-[.E$6])*([.E$7]-[.E$6]));1-(([.E$8]-[.B736])^2/(([.E$8]-[.E$6])*([.E$8]-[.E$7]))))" office:value-type="float" office:value="0.697007815174333">
            <text:p>0,6970078152</text:p>
          </table:table-cell>
          <table:table-cell table:formula="of:=ABS([.D736]-[.C736])" office:value-type="float" office:value="0.0259921848256671">
            <text:p>0,0259921848</text:p>
          </table:table-cell>
          <table:table-cell table:formula="of:=ABS([.D736]-[.C735])" office:value-type="float" office:value="0.0249921848256671">
            <text:p>0,0249921848</text:p>
          </table:table-cell>
          <table:table-cell/>
        </table:table-row>
        <table:table-row table:style-name="ro1">
          <table:table-cell office:value-type="float" office:value="6.94944443988">
            <text:p>6,9494444399</text:p>
          </table:table-cell>
          <table:table-cell office:value-type="float" office:value="5.98545478205">
            <text:p>5,9854547821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E$6]&lt;=[.B737];[.B737]&lt;=[.E$7]);([.B737]-[.E$6])^2/(([.E$8]-[.E$6])*([.E$7]-[.E$6]));1-(([.E$8]-[.B737])^2/(([.E$8]-[.E$6])*([.E$8]-[.E$7]))))" office:value-type="float" office:value="0.697083904297826">
            <text:p>0,6970839043</text:p>
          </table:table-cell>
          <table:table-cell table:formula="of:=ABS([.D737]-[.C737])" office:value-type="float" office:value="0.0269160957021738">
            <text:p>0,0269160957</text:p>
          </table:table-cell>
          <table:table-cell table:formula="of:=ABS([.D737]-[.C736])" office:value-type="float" office:value="0.0259160957021738">
            <text:p>0,0259160957</text:p>
          </table:table-cell>
          <table:table-cell/>
        </table:table-row>
        <table:table-row table:style-name="ro1">
          <table:table-cell office:value-type="float" office:value="3.7260424581">
            <text:p>3,7260424581</text:p>
          </table:table-cell>
          <table:table-cell office:value-type="float" office:value="6.00074215913">
            <text:p>6,0007421591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E$6]&lt;=[.B738];[.B738]&lt;=[.E$7]);([.B738]-[.E$6])^2/(([.E$8]-[.E$6])*([.E$7]-[.E$6]));1-(([.E$8]-[.B738])^2/(([.E$8]-[.E$6])*([.E$8]-[.E$7]))))" office:value-type="float" office:value="0.700148413465994">
            <text:p>0,7001484135</text:p>
          </table:table-cell>
          <table:table-cell table:formula="of:=ABS([.D738]-[.C738])" office:value-type="float" office:value="0.0248515865340059">
            <text:p>0,0248515865</text:p>
          </table:table-cell>
          <table:table-cell table:formula="of:=ABS([.D738]-[.C737])" office:value-type="float" office:value="0.0238515865340059">
            <text:p>0,0238515865</text:p>
          </table:table-cell>
          <table:table-cell/>
        </table:table-row>
        <table:table-row table:style-name="ro1">
          <table:table-cell office:value-type="float" office:value="4.34260519063">
            <text:p>4,3426051906</text:p>
          </table:table-cell>
          <table:table-cell office:value-type="float" office:value="6.00224870592">
            <text:p>6,0022487059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E$6]&lt;=[.B739];[.B739]&lt;=[.E$7]);([.B739]-[.E$6])^2/(([.E$8]-[.E$6])*([.E$7]-[.E$6]));1-(([.E$8]-[.B739])^2/(([.E$8]-[.E$6])*([.E$8]-[.E$7]))))" office:value-type="float" office:value="0.700449572628056">
            <text:p>0,7004495726</text:p>
          </table:table-cell>
          <table:table-cell table:formula="of:=ABS([.D739]-[.C739])" office:value-type="float" office:value="0.0255504273719439">
            <text:p>0,0255504274</text:p>
          </table:table-cell>
          <table:table-cell table:formula="of:=ABS([.D739]-[.C738])" office:value-type="float" office:value="0.0245504273719439">
            <text:p>0,0245504274</text:p>
          </table:table-cell>
          <table:table-cell/>
        </table:table-row>
        <table:table-row table:style-name="ro1">
          <table:table-cell office:value-type="float" office:value="4.78491109177">
            <text:p>4,7849110918</text:p>
          </table:table-cell>
          <table:table-cell office:value-type="float" office:value="6.00309102636">
            <text:p>6,0030910264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E$6]&lt;=[.B740];[.B740]&lt;=[.E$7]);([.B740]-[.E$6])^2/(([.E$8]-[.E$6])*([.E$7]-[.E$6]));1-(([.E$8]-[.B740])^2/(([.E$8]-[.E$6])*([.E$8]-[.E$7]))))" office:value-type="float" office:value="0.700617886790535">
            <text:p>0,7006178868</text:p>
          </table:table-cell>
          <table:table-cell table:formula="of:=ABS([.D740]-[.C740])" office:value-type="float" office:value="0.0263821132094653">
            <text:p>0,0263821132</text:p>
          </table:table-cell>
          <table:table-cell table:formula="of:=ABS([.D740]-[.C739])" office:value-type="float" office:value="0.0253821132094653">
            <text:p>0,0253821132</text:p>
          </table:table-cell>
          <table:table-cell/>
        </table:table-row>
        <table:table-row table:style-name="ro1">
          <table:table-cell office:value-type="float" office:value="3.39776648809">
            <text:p>3,3977664881</text:p>
          </table:table-cell>
          <table:table-cell office:value-type="float" office:value="6.00988080615">
            <text:p>6,0098808062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E$6]&lt;=[.B741];[.B741]&lt;=[.E$7]);([.B741]-[.E$6])^2/(([.E$8]-[.E$6])*([.E$7]-[.E$6]));1-(([.E$8]-[.B741])^2/(([.E$8]-[.E$6])*([.E$8]-[.E$7]))))" office:value-type="float" office:value="0.701972906885661">
            <text:p>0,7019729069</text:p>
          </table:table-cell>
          <table:table-cell table:formula="of:=ABS([.D741]-[.C741])" office:value-type="float" office:value="0.0260270931143391">
            <text:p>0,0260270931</text:p>
          </table:table-cell>
          <table:table-cell table:formula="of:=ABS([.D741]-[.C740])" office:value-type="float" office:value="0.0250270931143391">
            <text:p>0,0250270931</text:p>
          </table:table-cell>
          <table:table-cell/>
        </table:table-row>
        <table:table-row table:style-name="ro1">
          <table:table-cell office:value-type="float" office:value="3.93050602055">
            <text:p>3,9305060206</text:p>
          </table:table-cell>
          <table:table-cell office:value-type="float" office:value="6.02008319849">
            <text:p>6,0200831985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E$6]&lt;=[.B742];[.B742]&lt;=[.E$7]);([.B742]-[.E$6])^2/(([.E$8]-[.E$6])*([.E$7]-[.E$6]));1-(([.E$8]-[.B742])^2/(([.E$8]-[.E$6])*([.E$8]-[.E$7]))))" office:value-type="float" office:value="0.704003195202614">
            <text:p>0,7040031952</text:p>
          </table:table-cell>
          <table:table-cell table:formula="of:=ABS([.D742]-[.C742])" office:value-type="float" office:value="0.0249968047973863">
            <text:p>0,0249968048</text:p>
          </table:table-cell>
          <table:table-cell table:formula="of:=ABS([.D742]-[.C741])" office:value-type="float" office:value="0.0239968047973863">
            <text:p>0,0239968048</text:p>
          </table:table-cell>
          <table:table-cell/>
        </table:table-row>
        <table:table-row table:style-name="ro1">
          <table:table-cell office:value-type="float" office:value="6.9774412756">
            <text:p>6,9774412756</text:p>
          </table:table-cell>
          <table:table-cell office:value-type="float" office:value="6.02335605439">
            <text:p>6,023356054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E$6]&lt;=[.B743];[.B743]&lt;=[.E$7]);([.B743]-[.E$6])^2/(([.E$8]-[.E$6])*([.E$7]-[.E$6]));1-(([.E$8]-[.B743])^2/(([.E$8]-[.E$6])*([.E$8]-[.E$7]))))" office:value-type="float" office:value="0.704653027368778">
            <text:p>0,7046530274</text:p>
          </table:table-cell>
          <table:table-cell table:formula="of:=ABS([.D743]-[.C743])" office:value-type="float" office:value="0.0253469726312223">
            <text:p>0,0253469726</text:p>
          </table:table-cell>
          <table:table-cell table:formula="of:=ABS([.D743]-[.C742])" office:value-type="float" office:value="0.0243469726312223">
            <text:p>0,0243469726</text:p>
          </table:table-cell>
          <table:table-cell/>
        </table:table-row>
        <table:table-row table:style-name="ro1">
          <table:table-cell office:value-type="float" office:value="5.87202389503">
            <text:p>5,872023895</text:p>
          </table:table-cell>
          <table:table-cell office:value-type="float" office:value="6.03723272338">
            <text:p>6,037232723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E$6]&lt;=[.B744];[.B744]&lt;=[.E$7]);([.B744]-[.E$6])^2/(([.E$8]-[.E$6])*([.E$7]-[.E$6]));1-(([.E$8]-[.B744])^2/(([.E$8]-[.E$6])*([.E$8]-[.E$7]))))" office:value-type="float" office:value="0.707400335486324">
            <text:p>0,7074003355</text:p>
          </table:table-cell>
          <table:table-cell table:formula="of:=ABS([.D744]-[.C744])" office:value-type="float" office:value="0.0235996645136763">
            <text:p>0,0235996645</text:p>
          </table:table-cell>
          <table:table-cell table:formula="of:=ABS([.D744]-[.C743])" office:value-type="float" office:value="0.0225996645136763">
            <text:p>0,0225996645</text:p>
          </table:table-cell>
          <table:table-cell/>
        </table:table-row>
        <table:table-row table:style-name="ro1">
          <table:table-cell office:value-type="float" office:value="6.18880997949">
            <text:p>6,1888099795</text:p>
          </table:table-cell>
          <table:table-cell office:value-type="float" office:value="6.04094366243">
            <text:p>6,0409436624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E$6]&lt;=[.B745];[.B745]&lt;=[.E$7]);([.B745]-[.E$6])^2/(([.E$8]-[.E$6])*([.E$7]-[.E$6]));1-(([.E$8]-[.B745])^2/(([.E$8]-[.E$6])*([.E$8]-[.E$7]))))" office:value-type="float" office:value="0.708132853036227">
            <text:p>0,708132853</text:p>
          </table:table-cell>
          <table:table-cell table:formula="of:=ABS([.D745]-[.C745])" office:value-type="float" office:value="0.0238671469637727">
            <text:p>0,023867147</text:p>
          </table:table-cell>
          <table:table-cell table:formula="of:=ABS([.D745]-[.C744])" office:value-type="float" office:value="0.0228671469637727">
            <text:p>0,022867147</text:p>
          </table:table-cell>
          <table:table-cell/>
        </table:table-row>
        <table:table-row table:style-name="ro1">
          <table:table-cell office:value-type="float" office:value="3.43800148245">
            <text:p>3,4380014825</text:p>
          </table:table-cell>
          <table:table-cell office:value-type="float" office:value="6.0493963273">
            <text:p>6,0493963273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E$6]&lt;=[.B746];[.B746]&lt;=[.E$7]);([.B746]-[.E$6])^2/(([.E$8]-[.E$6])*([.E$7]-[.E$6]));1-(([.E$8]-[.B746])^2/(([.E$8]-[.E$6])*([.E$8]-[.E$7]))))" office:value-type="float" office:value="0.709797932221642">
            <text:p>0,7097979322</text:p>
          </table:table-cell>
          <table:table-cell table:formula="of:=ABS([.D746]-[.C746])" office:value-type="float" office:value="0.0232020677783576">
            <text:p>0,0232020678</text:p>
          </table:table-cell>
          <table:table-cell table:formula="of:=ABS([.D746]-[.C745])" office:value-type="float" office:value="0.0222020677783576">
            <text:p>0,0222020678</text:p>
          </table:table-cell>
          <table:table-cell/>
        </table:table-row>
        <table:table-row table:style-name="ro1">
          <table:table-cell office:value-type="float" office:value="6.28573118664">
            <text:p>6,2857311866</text:p>
          </table:table-cell>
          <table:table-cell office:value-type="float" office:value="6.05389279881">
            <text:p>6,0538927988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E$6]&lt;=[.B747];[.B747]&lt;=[.E$7]);([.B747]-[.E$6])^2/(([.E$8]-[.E$6])*([.E$7]-[.E$6]));1-(([.E$8]-[.B747])^2/(([.E$8]-[.E$6])*([.E$8]-[.E$7]))))" office:value-type="float" office:value="0.710681745303214">
            <text:p>0,7106817453</text:p>
          </table:table-cell>
          <table:table-cell table:formula="of:=ABS([.D747]-[.C747])" office:value-type="float" office:value="0.0233182546967858">
            <text:p>0,0233182547</text:p>
          </table:table-cell>
          <table:table-cell table:formula="of:=ABS([.D747]-[.C746])" office:value-type="float" office:value="0.0223182546967858">
            <text:p>0,0223182547</text:p>
          </table:table-cell>
          <table:table-cell/>
        </table:table-row>
        <table:table-row table:style-name="ro1">
          <table:table-cell office:value-type="float" office:value="5.92764423474">
            <text:p>5,9276442347</text:p>
          </table:table-cell>
          <table:table-cell office:value-type="float" office:value="6.05767355074">
            <text:p>6,0576735507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E$6]&lt;=[.B748];[.B748]&lt;=[.E$7]);([.B748]-[.E$6])^2/(([.E$8]-[.E$6])*([.E$7]-[.E$6]));1-(([.E$8]-[.B748])^2/(([.E$8]-[.E$6])*([.E$8]-[.E$7]))))" office:value-type="float" office:value="0.711423835532835">
            <text:p>0,7114238355</text:p>
          </table:table-cell>
          <table:table-cell table:formula="of:=ABS([.D748]-[.C748])" office:value-type="float" office:value="0.0235761644671654">
            <text:p>0,0235761645</text:p>
          </table:table-cell>
          <table:table-cell table:formula="of:=ABS([.D748]-[.C747])" office:value-type="float" office:value="0.0225761644671654">
            <text:p>0,0225761645</text:p>
          </table:table-cell>
          <table:table-cell/>
        </table:table-row>
        <table:table-row table:style-name="ro1">
          <table:table-cell office:value-type="float" office:value="3.67711032716">
            <text:p>3,6771103272</text:p>
          </table:table-cell>
          <table:table-cell office:value-type="float" office:value="6.06256678399">
            <text:p>6,062566784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E$6]&lt;=[.B749];[.B749]&lt;=[.E$7]);([.B749]-[.E$6])^2/(([.E$8]-[.E$6])*([.E$7]-[.E$6]));1-(([.E$8]-[.B749])^2/(([.E$8]-[.E$6])*([.E$8]-[.E$7]))))" office:value-type="float" office:value="0.712382870049372">
            <text:p>0,71238287</text:p>
          </table:table-cell>
          <table:table-cell table:formula="of:=ABS([.D749]-[.C749])" office:value-type="float" office:value="0.0236171299506283">
            <text:p>0,02361713</text:p>
          </table:table-cell>
          <table:table-cell table:formula="of:=ABS([.D749]-[.C748])" office:value-type="float" office:value="0.0226171299506283">
            <text:p>0,02261713</text:p>
          </table:table-cell>
          <table:table-cell/>
        </table:table-row>
        <table:table-row table:style-name="ro1">
          <table:table-cell office:value-type="float" office:value="4.67014806353">
            <text:p>4,6701480635</text:p>
          </table:table-cell>
          <table:table-cell office:value-type="float" office:value="6.06757566056">
            <text:p>6,0675756606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E$6]&lt;=[.B750];[.B750]&lt;=[.E$7]);([.B750]-[.E$6])^2/(([.E$8]-[.E$6])*([.E$7]-[.E$6]));1-(([.E$8]-[.B750])^2/(([.E$8]-[.E$6])*([.E$8]-[.E$7]))))" office:value-type="float" office:value="0.713362916448663">
            <text:p>0,7133629164</text:p>
          </table:table-cell>
          <table:table-cell table:formula="of:=ABS([.D750]-[.C750])" office:value-type="float" office:value="0.0236370835513373">
            <text:p>0,0236370836</text:p>
          </table:table-cell>
          <table:table-cell table:formula="of:=ABS([.D750]-[.C749])" office:value-type="float" office:value="0.0226370835513373">
            <text:p>0,0226370836</text:p>
          </table:table-cell>
          <table:table-cell/>
        </table:table-row>
        <table:table-row table:style-name="ro1">
          <table:table-cell office:value-type="float" office:value="5.10419425596">
            <text:p>5,104194256</text:p>
          </table:table-cell>
          <table:table-cell office:value-type="float" office:value="6.09578587211">
            <text:p>6,0957858721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E$6]&lt;=[.B751];[.B751]&lt;=[.E$7]);([.B751]-[.E$6])^2/(([.E$8]-[.E$6])*([.E$7]-[.E$6]));1-(([.E$8]-[.B751])^2/(([.E$8]-[.E$6])*([.E$8]-[.E$7]))))" office:value-type="float" office:value="0.718851343312138">
            <text:p>0,7188513433</text:p>
          </table:table-cell>
          <table:table-cell table:formula="of:=ABS([.D751]-[.C751])" office:value-type="float" office:value="0.0191486566878625">
            <text:p>0,0191486567</text:p>
          </table:table-cell>
          <table:table-cell table:formula="of:=ABS([.D751]-[.C750])" office:value-type="float" office:value="0.0181486566878625">
            <text:p>0,0181486567</text:p>
          </table:table-cell>
          <table:table-cell/>
        </table:table-row>
        <table:table-row table:style-name="ro1">
          <table:table-cell office:value-type="float" office:value="5.68368361413">
            <text:p>5,6836836141</text:p>
          </table:table-cell>
          <table:table-cell office:value-type="float" office:value="6.10271754568">
            <text:p>6,1027175457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E$6]&lt;=[.B752];[.B752]&lt;=[.E$7]);([.B752]-[.E$6])^2/(([.E$8]-[.E$6])*([.E$7]-[.E$6]));1-(([.E$8]-[.B752])^2/(([.E$8]-[.E$6])*([.E$8]-[.E$7]))))" office:value-type="float" office:value="0.720191812662983">
            <text:p>0,7201918127</text:p>
          </table:table-cell>
          <table:table-cell table:formula="of:=ABS([.D752]-[.C752])" office:value-type="float" office:value="0.0188081873370174">
            <text:p>0,0188081873</text:p>
          </table:table-cell>
          <table:table-cell table:formula="of:=ABS([.D752]-[.C751])" office:value-type="float" office:value="0.0178081873370174">
            <text:p>0,0178081873</text:p>
          </table:table-cell>
          <table:table-cell/>
        </table:table-row>
        <table:table-row table:style-name="ro1">
          <table:table-cell office:value-type="float" office:value="7.81064503588">
            <text:p>7,8106450359</text:p>
          </table:table-cell>
          <table:table-cell office:value-type="float" office:value="6.11272117907">
            <text:p>6,1127211791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E$6]&lt;=[.B753];[.B753]&lt;=[.E$7]);([.B753]-[.E$6])^2/(([.E$8]-[.E$6])*([.E$7]-[.E$6]));1-(([.E$8]-[.B753])^2/(([.E$8]-[.E$6])*([.E$8]-[.E$7]))))" office:value-type="float" office:value="0.722120700340302">
            <text:p>0,7221207003</text:p>
          </table:table-cell>
          <table:table-cell table:formula="of:=ABS([.D753]-[.C753])" office:value-type="float" office:value="0.0178792996596977">
            <text:p>0,0178792997</text:p>
          </table:table-cell>
          <table:table-cell table:formula="of:=ABS([.D753]-[.C752])" office:value-type="float" office:value="0.0168792996596977">
            <text:p>0,0168792997</text:p>
          </table:table-cell>
          <table:table-cell/>
        </table:table-row>
        <table:table-row table:style-name="ro1">
          <table:table-cell office:value-type="float" office:value="8.6143314783">
            <text:p>8,6143314783</text:p>
          </table:table-cell>
          <table:table-cell office:value-type="float" office:value="6.11823184784">
            <text:p>6,1182318478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E$6]&lt;=[.B754];[.B754]&lt;=[.E$7]);([.B754]-[.E$6])^2/(([.E$8]-[.E$6])*([.E$7]-[.E$6]));1-(([.E$8]-[.B754])^2/(([.E$8]-[.E$6])*([.E$8]-[.E$7]))))" office:value-type="float" office:value="0.723180410573211">
            <text:p>0,7231804106</text:p>
          </table:table-cell>
          <table:table-cell table:formula="of:=ABS([.D754]-[.C754])" office:value-type="float" office:value="0.0178195894267887">
            <text:p>0,0178195894</text:p>
          </table:table-cell>
          <table:table-cell table:formula="of:=ABS([.D754]-[.C753])" office:value-type="float" office:value="0.0168195894267887">
            <text:p>0,0168195894</text:p>
          </table:table-cell>
          <table:table-cell/>
        </table:table-row>
        <table:table-row table:style-name="ro1">
          <table:table-cell office:value-type="float" office:value="4.35136035358">
            <text:p>4,3513603536</text:p>
          </table:table-cell>
          <table:table-cell office:value-type="float" office:value="6.11866943554">
            <text:p>6,1186694355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E$6]&lt;=[.B755];[.B755]&lt;=[.E$7]);([.B755]-[.E$6])^2/(([.E$8]-[.E$6])*([.E$7]-[.E$6]));1-(([.E$8]-[.B755])^2/(([.E$8]-[.E$6])*([.E$8]-[.E$7]))))" office:value-type="float" office:value="0.723264472610287">
            <text:p>0,7232644726</text:p>
          </table:table-cell>
          <table:table-cell table:formula="of:=ABS([.D755]-[.C755])" office:value-type="float" office:value="0.0187355273897127">
            <text:p>0,0187355274</text:p>
          </table:table-cell>
          <table:table-cell table:formula="of:=ABS([.D755]-[.C754])" office:value-type="float" office:value="0.0177355273897127">
            <text:p>0,0177355274</text:p>
          </table:table-cell>
          <table:table-cell/>
        </table:table-row>
        <table:table-row table:style-name="ro1">
          <table:table-cell office:value-type="float" office:value="5.75379645816">
            <text:p>5,7537964582</text:p>
          </table:table-cell>
          <table:table-cell office:value-type="float" office:value="6.12805373907">
            <text:p>6,1280537391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E$6]&lt;=[.B756];[.B756]&lt;=[.E$7]);([.B756]-[.E$6])^2/(([.E$8]-[.E$6])*([.E$7]-[.E$6]));1-(([.E$8]-[.B756])^2/(([.E$8]-[.E$6])*([.E$8]-[.E$7]))))" office:value-type="float" office:value="0.725064155811007">
            <text:p>0,7250641558</text:p>
          </table:table-cell>
          <table:table-cell table:formula="of:=ABS([.D756]-[.C756])" office:value-type="float" office:value="0.0179358441889935">
            <text:p>0,0179358442</text:p>
          </table:table-cell>
          <table:table-cell table:formula="of:=ABS([.D756]-[.C755])" office:value-type="float" office:value="0.0169358441889935">
            <text:p>0,0169358442</text:p>
          </table:table-cell>
          <table:table-cell/>
        </table:table-row>
        <table:table-row table:style-name="ro1">
          <table:table-cell office:value-type="float" office:value="6.13716406051">
            <text:p>6,1371640605</text:p>
          </table:table-cell>
          <table:table-cell office:value-type="float" office:value="6.13027791009">
            <text:p>6,1302779101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E$6]&lt;=[.B757];[.B757]&lt;=[.E$7]);([.B757]-[.E$6])^2/(([.E$8]-[.E$6])*([.E$7]-[.E$6]));1-(([.E$8]-[.B757])^2/(([.E$8]-[.E$6])*([.E$8]-[.E$7]))))" office:value-type="float" office:value="0.725489837556086">
            <text:p>0,7254898376</text:p>
          </table:table-cell>
          <table:table-cell table:formula="of:=ABS([.D757]-[.C757])" office:value-type="float" office:value="0.0185101624439139">
            <text:p>0,0185101624</text:p>
          </table:table-cell>
          <table:table-cell table:formula="of:=ABS([.D757]-[.C756])" office:value-type="float" office:value="0.0175101624439139">
            <text:p>0,0175101624</text:p>
          </table:table-cell>
          <table:table-cell/>
        </table:table-row>
        <table:table-row table:style-name="ro1">
          <table:table-cell office:value-type="float" office:value="5.78653784827">
            <text:p>5,7865378483</text:p>
          </table:table-cell>
          <table:table-cell office:value-type="float" office:value="6.13178795434">
            <text:p>6,1317879543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E$6]&lt;=[.B758];[.B758]&lt;=[.E$7]);([.B758]-[.E$6])^2/(([.E$8]-[.E$6])*([.E$7]-[.E$6]));1-(([.E$8]-[.B758])^2/(([.E$8]-[.E$6])*([.E$8]-[.E$7]))))" office:value-type="float" office:value="0.725778655371029">
            <text:p>0,7257786554</text:p>
          </table:table-cell>
          <table:table-cell table:formula="of:=ABS([.D758]-[.C758])" office:value-type="float" office:value="0.0192213446289707">
            <text:p>0,0192213446</text:p>
          </table:table-cell>
          <table:table-cell table:formula="of:=ABS([.D758]-[.C757])" office:value-type="float" office:value="0.0182213446289707">
            <text:p>0,0182213446</text:p>
          </table:table-cell>
          <table:table-cell/>
        </table:table-row>
        <table:table-row table:style-name="ro1">
          <table:table-cell office:value-type="float" office:value="4.38184278875">
            <text:p>4,3818427888</text:p>
          </table:table-cell>
          <table:table-cell office:value-type="float" office:value="6.13636163471">
            <text:p>6,1363616347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E$6]&lt;=[.B759];[.B759]&lt;=[.E$7]);([.B759]-[.E$6])^2/(([.E$8]-[.E$6])*([.E$7]-[.E$6]));1-(([.E$8]-[.B759])^2/(([.E$8]-[.E$6])*([.E$8]-[.E$7]))))" office:value-type="float" office:value="0.726652510427974">
            <text:p>0,7266525104</text:p>
          </table:table-cell>
          <table:table-cell table:formula="of:=ABS([.D759]-[.C759])" office:value-type="float" office:value="0.019347489572026">
            <text:p>0,0193474896</text:p>
          </table:table-cell>
          <table:table-cell table:formula="of:=ABS([.D759]-[.C758])" office:value-type="float" office:value="0.018347489572026">
            <text:p>0,0183474896</text:p>
          </table:table-cell>
          <table:table-cell/>
        </table:table-row>
        <table:table-row table:style-name="ro1">
          <table:table-cell office:value-type="float" office:value="3.37261971049">
            <text:p>3,3726197105</text:p>
          </table:table-cell>
          <table:table-cell office:value-type="float" office:value="6.13676145274">
            <text:p>6,1367614527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E$6]&lt;=[.B760];[.B760]&lt;=[.E$7]);([.B760]-[.E$6])^2/(([.E$8]-[.E$6])*([.E$7]-[.E$6]));1-(([.E$8]-[.B760])^2/(([.E$8]-[.E$6])*([.E$8]-[.E$7]))))" office:value-type="float" office:value="0.726728834049482">
            <text:p>0,726728834</text:p>
          </table:table-cell>
          <table:table-cell table:formula="of:=ABS([.D760]-[.C760])" office:value-type="float" office:value="0.0202711659505185">
            <text:p>0,020271166</text:p>
          </table:table-cell>
          <table:table-cell table:formula="of:=ABS([.D760]-[.C759])" office:value-type="float" office:value="0.0192711659505185">
            <text:p>0,019271166</text:p>
          </table:table-cell>
          <table:table-cell/>
        </table:table-row>
        <table:table-row table:style-name="ro1">
          <table:table-cell office:value-type="float" office:value="5.01862075949">
            <text:p>5,0186207595</text:p>
          </table:table-cell>
          <table:table-cell office:value-type="float" office:value="6.13716406051">
            <text:p>6,1371640605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E$6]&lt;=[.B761];[.B761]&lt;=[.E$7]);([.B761]-[.E$6])^2/(([.E$8]-[.E$6])*([.E$7]-[.E$6]));1-(([.E$8]-[.B761])^2/(([.E$8]-[.E$6])*([.E$8]-[.E$7]))))" office:value-type="float" office:value="0.726805679452147">
            <text:p>0,7268056795</text:p>
          </table:table-cell>
          <table:table-cell table:formula="of:=ABS([.D761]-[.C761])" office:value-type="float" office:value="0.0211943205478531">
            <text:p>0,0211943205</text:p>
          </table:table-cell>
          <table:table-cell table:formula="of:=ABS([.D761]-[.C760])" office:value-type="float" office:value="0.0201943205478531">
            <text:p>0,0201943205</text:p>
          </table:table-cell>
          <table:table-cell/>
        </table:table-row>
        <table:table-row table:style-name="ro1">
          <table:table-cell office:value-type="float" office:value="4.72172834975">
            <text:p>4,7217283498</text:p>
          </table:table-cell>
          <table:table-cell office:value-type="float" office:value="6.1566567485">
            <text:p>6,1566567485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E$6]&lt;=[.B762];[.B762]&lt;=[.E$7]);([.B762]-[.E$6])^2/(([.E$8]-[.E$6])*([.E$7]-[.E$6]));1-(([.E$8]-[.B762])^2/(([.E$8]-[.E$6])*([.E$8]-[.E$7]))))" office:value-type="float" office:value="0.730513305138314">
            <text:p>0,7305133051</text:p>
          </table:table-cell>
          <table:table-cell table:formula="of:=ABS([.D762]-[.C762])" office:value-type="float" office:value="0.0184866948616865">
            <text:p>0,0184866949</text:p>
          </table:table-cell>
          <table:table-cell table:formula="of:=ABS([.D762]-[.C761])" office:value-type="float" office:value="0.0174866948616865">
            <text:p>0,0174866949</text:p>
          </table:table-cell>
          <table:table-cell/>
        </table:table-row>
        <table:table-row table:style-name="ro1">
          <table:table-cell office:value-type="float" office:value="4.8170429677">
            <text:p>4,8170429677</text:p>
          </table:table-cell>
          <table:table-cell office:value-type="float" office:value="6.16056887541">
            <text:p>6,1605688754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E$6]&lt;=[.B763];[.B763]&lt;=[.E$7]);([.B763]-[.E$6])^2/(([.E$8]-[.E$6])*([.E$7]-[.E$6]));1-(([.E$8]-[.B763])^2/(([.E$8]-[.E$6])*([.E$8]-[.E$7]))))" office:value-type="float" office:value="0.731254362956986">
            <text:p>0,731254363</text:p>
          </table:table-cell>
          <table:table-cell table:formula="of:=ABS([.D763]-[.C763])" office:value-type="float" office:value="0.0187456370430144">
            <text:p>0,018745637</text:p>
          </table:table-cell>
          <table:table-cell table:formula="of:=ABS([.D763]-[.C762])" office:value-type="float" office:value="0.0177456370430144">
            <text:p>0,017745637</text:p>
          </table:table-cell>
          <table:table-cell/>
        </table:table-row>
        <table:table-row table:style-name="ro1">
          <table:table-cell office:value-type="float" office:value="5.09072466034">
            <text:p>5,0907246603</text:p>
          </table:table-cell>
          <table:table-cell office:value-type="float" office:value="6.16459361022">
            <text:p>6,1645936102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E$6]&lt;=[.B764];[.B764]&lt;=[.E$7]);([.B764]-[.E$6])^2/(([.E$8]-[.E$6])*([.E$7]-[.E$6]));1-(([.E$8]-[.B764])^2/(([.E$8]-[.E$6])*([.E$8]-[.E$7]))))" office:value-type="float" office:value="0.732015686826492">
            <text:p>0,7320156868</text:p>
          </table:table-cell>
          <table:table-cell table:formula="of:=ABS([.D764]-[.C764])" office:value-type="float" office:value="0.0189843131735085">
            <text:p>0,0189843132</text:p>
          </table:table-cell>
          <table:table-cell table:formula="of:=ABS([.D764]-[.C763])" office:value-type="float" office:value="0.0179843131735085">
            <text:p>0,0179843132</text:p>
          </table:table-cell>
          <table:table-cell/>
        </table:table-row>
        <table:table-row table:style-name="ro1">
          <table:table-cell office:value-type="float" office:value="5.09727991881">
            <text:p>5,0972799188</text:p>
          </table:table-cell>
          <table:table-cell office:value-type="float" office:value="6.16632600896">
            <text:p>6,166326009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E$6]&lt;=[.B765];[.B765]&lt;=[.E$7]);([.B765]-[.E$6])^2/(([.E$8]-[.E$6])*([.E$7]-[.E$6]));1-(([.E$8]-[.B765])^2/(([.E$8]-[.E$6])*([.E$8]-[.E$7]))))" office:value-type="float" office:value="0.732343057083448">
            <text:p>0,7323430571</text:p>
          </table:table-cell>
          <table:table-cell table:formula="of:=ABS([.D765]-[.C765])" office:value-type="float" office:value="0.0196569429165522">
            <text:p>0,0196569429</text:p>
          </table:table-cell>
          <table:table-cell table:formula="of:=ABS([.D765]-[.C764])" office:value-type="float" office:value="0.0186569429165522">
            <text:p>0,0186569429</text:p>
          </table:table-cell>
          <table:table-cell/>
        </table:table-row>
        <table:table-row table:style-name="ro1">
          <table:table-cell office:value-type="float" office:value="3.87087706637">
            <text:p>3,8708770664</text:p>
          </table:table-cell>
          <table:table-cell office:value-type="float" office:value="6.17112050844">
            <text:p>6,1711205084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E$6]&lt;=[.B766];[.B766]&lt;=[.E$7]);([.B766]-[.E$6])^2/(([.E$8]-[.E$6])*([.E$7]-[.E$6]));1-(([.E$8]-[.B766])^2/(([.E$8]-[.E$6])*([.E$8]-[.E$7]))))" office:value-type="float" office:value="0.733248027407708">
            <text:p>0,7332480274</text:p>
          </table:table-cell>
          <table:table-cell table:formula="of:=ABS([.D766]-[.C766])" office:value-type="float" office:value="0.0197519725922922">
            <text:p>0,0197519726</text:p>
          </table:table-cell>
          <table:table-cell table:formula="of:=ABS([.D766]-[.C765])" office:value-type="float" office:value="0.0187519725922922">
            <text:p>0,0187519726</text:p>
          </table:table-cell>
          <table:table-cell/>
        </table:table-row>
        <table:table-row table:style-name="ro1">
          <table:table-cell office:value-type="float" office:value="4.28848712535">
            <text:p>4,2884871254</text:p>
          </table:table-cell>
          <table:table-cell office:value-type="float" office:value="6.17260015812">
            <text:p>6,1726001581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E$6]&lt;=[.B767];[.B767]&lt;=[.E$7]);([.B767]-[.E$6])^2/(([.E$8]-[.E$6])*([.E$7]-[.E$6]));1-(([.E$8]-[.B767])^2/(([.E$8]-[.E$6])*([.E$8]-[.E$7]))))" office:value-type="float" office:value="0.733527004471232">
            <text:p>0,7335270045</text:p>
          </table:table-cell>
          <table:table-cell table:formula="of:=ABS([.D767]-[.C767])" office:value-type="float" office:value="0.0204729955287684">
            <text:p>0,0204729955</text:p>
          </table:table-cell>
          <table:table-cell table:formula="of:=ABS([.D767]-[.C766])" office:value-type="float" office:value="0.0194729955287684">
            <text:p>0,0194729955</text:p>
          </table:table-cell>
          <table:table-cell/>
        </table:table-row>
        <table:table-row table:style-name="ro1">
          <table:table-cell office:value-type="float" office:value="3.65810872417">
            <text:p>3,6581087242</text:p>
          </table:table-cell>
          <table:table-cell office:value-type="float" office:value="6.18315584717">
            <text:p>6,1831558472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E$6]&lt;=[.B768];[.B768]&lt;=[.E$7]);([.B768]-[.E$6])^2/(([.E$8]-[.E$6])*([.E$7]-[.E$6]));1-(([.E$8]-[.B768])^2/(([.E$8]-[.E$6])*([.E$8]-[.E$7]))))" office:value-type="float" office:value="0.735512967288915">
            <text:p>0,7355129673</text:p>
          </table:table-cell>
          <table:table-cell table:formula="of:=ABS([.D768]-[.C768])" office:value-type="float" office:value="0.0194870327110853">
            <text:p>0,0194870327</text:p>
          </table:table-cell>
          <table:table-cell table:formula="of:=ABS([.D768]-[.C767])" office:value-type="float" office:value="0.0184870327110853">
            <text:p>0,0184870327</text:p>
          </table:table-cell>
          <table:table-cell/>
        </table:table-row>
        <table:table-row table:style-name="ro1">
          <table:table-cell office:value-type="float" office:value="4.75289272317">
            <text:p>4,7528927232</text:p>
          </table:table-cell>
          <table:table-cell office:value-type="float" office:value="6.18687619135">
            <text:p>6,1868761914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E$6]&lt;=[.B769];[.B769]&lt;=[.E$7]);([.B769]-[.E$6])^2/(([.E$8]-[.E$6])*([.E$7]-[.E$6]));1-(([.E$8]-[.B769])^2/(([.E$8]-[.E$6])*([.E$8]-[.E$7]))))" office:value-type="float" office:value="0.736211147906884">
            <text:p>0,7362111479</text:p>
          </table:table-cell>
          <table:table-cell table:formula="of:=ABS([.D769]-[.C769])" office:value-type="float" office:value="0.0197888520931162">
            <text:p>0,0197888521</text:p>
          </table:table-cell>
          <table:table-cell table:formula="of:=ABS([.D769]-[.C768])" office:value-type="float" office:value="0.0187888520931162">
            <text:p>0,0187888521</text:p>
          </table:table-cell>
          <table:table-cell/>
        </table:table-row>
        <table:table-row table:style-name="ro1">
          <table:table-cell office:value-type="float" office:value="4.37639832688">
            <text:p>4,3763983269</text:p>
          </table:table-cell>
          <table:table-cell office:value-type="float" office:value="6.18880997949">
            <text:p>6,1888099795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E$6]&lt;=[.B770];[.B770]&lt;=[.E$7]);([.B770]-[.E$6])^2/(([.E$8]-[.E$6])*([.E$7]-[.E$6]));1-(([.E$8]-[.B770])^2/(([.E$8]-[.E$6])*([.E$8]-[.E$7]))))" office:value-type="float" office:value="0.736573688952833">
            <text:p>0,736573689</text:p>
          </table:table-cell>
          <table:table-cell table:formula="of:=ABS([.D770]-[.C770])" office:value-type="float" office:value="0.0204263110471671">
            <text:p>0,020426311</text:p>
          </table:table-cell>
          <table:table-cell table:formula="of:=ABS([.D770]-[.C769])" office:value-type="float" office:value="0.0194263110471671">
            <text:p>0,019426311</text:p>
          </table:table-cell>
          <table:table-cell/>
        </table:table-row>
        <table:table-row table:style-name="ro1">
          <table:table-cell office:value-type="float" office:value="6.31190792935">
            <text:p>6,3119079294</text:p>
          </table:table-cell>
          <table:table-cell office:value-type="float" office:value="6.19746005992">
            <text:p>6,1974600599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E$6]&lt;=[.B771];[.B771]&lt;=[.E$7]);([.B771]-[.E$6])^2/(([.E$8]-[.E$6])*([.E$7]-[.E$6]));1-(([.E$8]-[.B771])^2/(([.E$8]-[.E$6])*([.E$8]-[.E$7]))))" office:value-type="float" office:value="0.738192329475213">
            <text:p>0,7381923295</text:p>
          </table:table-cell>
          <table:table-cell table:formula="of:=ABS([.D771]-[.C771])" office:value-type="float" office:value="0.0198076705247869">
            <text:p>0,0198076705</text:p>
          </table:table-cell>
          <table:table-cell table:formula="of:=ABS([.D771]-[.C770])" office:value-type="float" office:value="0.0188076705247869">
            <text:p>0,0188076705</text:p>
          </table:table-cell>
          <table:table-cell/>
        </table:table-row>
        <table:table-row table:style-name="ro1">
          <table:table-cell office:value-type="float" office:value="4.46866704376">
            <text:p>4,4686670438</text:p>
          </table:table-cell>
          <table:table-cell office:value-type="float" office:value="6.21114224641">
            <text:p>6,2111422464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E$6]&lt;=[.B772];[.B772]&lt;=[.E$7]);([.B772]-[.E$6])^2/(([.E$8]-[.E$6])*([.E$7]-[.E$6]));1-(([.E$8]-[.B772])^2/(([.E$8]-[.E$6])*([.E$8]-[.E$7]))))" office:value-type="float" office:value="0.740742414341365">
            <text:p>0,7407424143</text:p>
          </table:table-cell>
          <table:table-cell table:formula="of:=ABS([.D772]-[.C772])" office:value-type="float" office:value="0.0182575856586354">
            <text:p>0,0182575857</text:p>
          </table:table-cell>
          <table:table-cell table:formula="of:=ABS([.D772]-[.C771])" office:value-type="float" office:value="0.0172575856586354">
            <text:p>0,0172575857</text:p>
          </table:table-cell>
          <table:table-cell/>
        </table:table-row>
        <table:table-row table:style-name="ro1">
          <table:table-cell office:value-type="float" office:value="7.57482534359">
            <text:p>7,5748253436</text:p>
          </table:table-cell>
          <table:table-cell office:value-type="float" office:value="6.21200036707">
            <text:p>6,2120003671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E$6]&lt;=[.B773];[.B773]&lt;=[.E$7]);([.B773]-[.E$6])^2/(([.E$8]-[.E$6])*([.E$7]-[.E$6]));1-(([.E$8]-[.B773])^2/(([.E$8]-[.E$6])*([.E$8]-[.E$7]))))" office:value-type="float" office:value="0.740901934892739">
            <text:p>0,7409019349</text:p>
          </table:table-cell>
          <table:table-cell table:formula="of:=ABS([.D773]-[.C773])" office:value-type="float" office:value="0.0190980651072605">
            <text:p>0,0190980651</text:p>
          </table:table-cell>
          <table:table-cell table:formula="of:=ABS([.D773]-[.C772])" office:value-type="float" office:value="0.0180980651072605">
            <text:p>0,0180980651</text:p>
          </table:table-cell>
          <table:table-cell/>
        </table:table-row>
        <table:table-row table:style-name="ro1">
          <table:table-cell office:value-type="float" office:value="7.69647501901">
            <text:p>7,696475019</text:p>
          </table:table-cell>
          <table:table-cell office:value-type="float" office:value="6.21453107631">
            <text:p>6,2145310763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E$6]&lt;=[.B774];[.B774]&lt;=[.E$7]);([.B774]-[.E$6])^2/(([.E$8]-[.E$6])*([.E$7]-[.E$6]));1-(([.E$8]-[.B774])^2/(([.E$8]-[.E$6])*([.E$8]-[.E$7]))))" office:value-type="float" office:value="0.741372095838576">
            <text:p>0,7413720958</text:p>
          </table:table-cell>
          <table:table-cell table:formula="of:=ABS([.D774]-[.C774])" office:value-type="float" office:value="0.0196279041614242">
            <text:p>0,0196279042</text:p>
          </table:table-cell>
          <table:table-cell table:formula="of:=ABS([.D774]-[.C773])" office:value-type="float" office:value="0.0186279041614242">
            <text:p>0,0186279042</text:p>
          </table:table-cell>
          <table:table-cell/>
        </table:table-row>
        <table:table-row table:style-name="ro1">
          <table:table-cell office:value-type="float" office:value="5.26852708491">
            <text:p>5,2685270849</text:p>
          </table:table-cell>
          <table:table-cell office:value-type="float" office:value="6.22166375462">
            <text:p>6,2216637546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E$6]&lt;=[.B775];[.B775]&lt;=[.E$7]);([.B775]-[.E$6])^2/(([.E$8]-[.E$6])*([.E$7]-[.E$6]));1-(([.E$8]-[.B775])^2/(([.E$8]-[.E$6])*([.E$8]-[.E$7]))))" office:value-type="float" office:value="0.742694923586925">
            <text:p>0,7426949236</text:p>
          </table:table-cell>
          <table:table-cell table:formula="of:=ABS([.D775]-[.C775])" office:value-type="float" office:value="0.0193050764130746">
            <text:p>0,0193050764</text:p>
          </table:table-cell>
          <table:table-cell table:formula="of:=ABS([.D775]-[.C774])" office:value-type="float" office:value="0.0183050764130746">
            <text:p>0,0183050764</text:p>
          </table:table-cell>
          <table:table-cell/>
        </table:table-row>
        <table:table-row table:style-name="ro1">
          <table:table-cell office:value-type="float" office:value="5.45137302125">
            <text:p>5,4513730213</text:p>
          </table:table-cell>
          <table:table-cell office:value-type="float" office:value="6.22601431276">
            <text:p>6,226014312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E$6]&lt;=[.B776];[.B776]&lt;=[.E$7]);([.B776]-[.E$6])^2/(([.E$8]-[.E$6])*([.E$7]-[.E$6]));1-(([.E$8]-[.B776])^2/(([.E$8]-[.E$6])*([.E$8]-[.E$7]))))" office:value-type="float" office:value="0.743500113566254">
            <text:p>0,7435001136</text:p>
          </table:table-cell>
          <table:table-cell table:formula="of:=ABS([.D776]-[.C776])" office:value-type="float" office:value="0.0194998864337458">
            <text:p>0,0194998864</text:p>
          </table:table-cell>
          <table:table-cell table:formula="of:=ABS([.D776]-[.C775])" office:value-type="float" office:value="0.0184998864337458">
            <text:p>0,0184998864</text:p>
          </table:table-cell>
          <table:table-cell/>
        </table:table-row>
        <table:table-row table:style-name="ro1">
          <table:table-cell office:value-type="float" office:value="4.22387953741">
            <text:p>4,2238795374</text:p>
          </table:table-cell>
          <table:table-cell office:value-type="float" office:value="6.23345632991">
            <text:p>6,2334563299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E$6]&lt;=[.B777];[.B777]&lt;=[.E$7]);([.B777]-[.E$6])^2/(([.E$8]-[.E$6])*([.E$7]-[.E$6]));1-(([.E$8]-[.B777])^2/(([.E$8]-[.E$6])*([.E$8]-[.E$7]))))" office:value-type="float" office:value="0.744874537382832">
            <text:p>0,7448745374</text:p>
          </table:table-cell>
          <table:table-cell table:formula="of:=ABS([.D777]-[.C777])" office:value-type="float" office:value="0.0191254626171682">
            <text:p>0,0191254626</text:p>
          </table:table-cell>
          <table:table-cell table:formula="of:=ABS([.D777]-[.C776])" office:value-type="float" office:value="0.0181254626171682">
            <text:p>0,0181254626</text:p>
          </table:table-cell>
          <table:table-cell/>
        </table:table-row>
        <table:table-row table:style-name="ro1">
          <table:table-cell office:value-type="float" office:value="5.04594133401">
            <text:p>5,045941334</text:p>
          </table:table-cell>
          <table:table-cell office:value-type="float" office:value="6.23540746773">
            <text:p>6,23540746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E$6]&lt;=[.B778];[.B778]&lt;=[.E$7]);([.B778]-[.E$6])^2/(([.E$8]-[.E$6])*([.E$7]-[.E$6]));1-(([.E$8]-[.B778])^2/(([.E$8]-[.E$6])*([.E$8]-[.E$7]))))" office:value-type="float" office:value="0.745234271017232">
            <text:p>0,745234271</text:p>
          </table:table-cell>
          <table:table-cell table:formula="of:=ABS([.D778]-[.C778])" office:value-type="float" office:value="0.0197657289827684">
            <text:p>0,019765729</text:p>
          </table:table-cell>
          <table:table-cell table:formula="of:=ABS([.D778]-[.C777])" office:value-type="float" office:value="0.0187657289827684">
            <text:p>0,018765729</text:p>
          </table:table-cell>
          <table:table-cell/>
        </table:table-row>
        <table:table-row table:style-name="ro1">
          <table:table-cell office:value-type="float" office:value="6.67185521499">
            <text:p>6,671855215</text:p>
          </table:table-cell>
          <table:table-cell office:value-type="float" office:value="6.26640111867">
            <text:p>6,2664011187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E$6]&lt;=[.B779];[.B779]&lt;=[.E$7]);([.B779]-[.E$6])^2/(([.E$8]-[.E$6])*([.E$7]-[.E$6]));1-(([.E$8]-[.B779])^2/(([.E$8]-[.E$6])*([.E$8]-[.E$7]))))" office:value-type="float" office:value="0.750914571866379">
            <text:p>0,7509145719</text:p>
          </table:table-cell>
          <table:table-cell table:formula="of:=ABS([.D779]-[.C779])" office:value-type="float" office:value="0.0150854281336209">
            <text:p>0,0150854281</text:p>
          </table:table-cell>
          <table:table-cell table:formula="of:=ABS([.D779]-[.C778])" office:value-type="float" office:value="0.0140854281336209">
            <text:p>0,0140854281</text:p>
          </table:table-cell>
          <table:table-cell/>
        </table:table-row>
        <table:table-row table:style-name="ro1">
          <table:table-cell office:value-type="float" office:value="5.27171817805">
            <text:p>5,2717181781</text:p>
          </table:table-cell>
          <table:table-cell office:value-type="float" office:value="6.26811315006">
            <text:p>6,2681131501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E$6]&lt;=[.B780];[.B780]&lt;=[.E$7]);([.B780]-[.E$6])^2/(([.E$8]-[.E$6])*([.E$7]-[.E$6]));1-(([.E$8]-[.B780])^2/(([.E$8]-[.E$6])*([.E$8]-[.E$7]))))" office:value-type="float" office:value="0.751226474637497">
            <text:p>0,7512264746</text:p>
          </table:table-cell>
          <table:table-cell table:formula="of:=ABS([.D780]-[.C780])" office:value-type="float" office:value="0.0157735253625033">
            <text:p>0,0157735254</text:p>
          </table:table-cell>
          <table:table-cell table:formula="of:=ABS([.D780]-[.C779])" office:value-type="float" office:value="0.0147735253625033">
            <text:p>0,0147735254</text:p>
          </table:table-cell>
          <table:table-cell/>
        </table:table-row>
        <table:table-row table:style-name="ro1">
          <table:table-cell office:value-type="float" office:value="6.492218499">
            <text:p>6,492218499</text:p>
          </table:table-cell>
          <table:table-cell office:value-type="float" office:value="6.2750636501">
            <text:p>6,2750636501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E$6]&lt;=[.B781];[.B781]&lt;=[.E$7]);([.B781]-[.E$6])^2/(([.E$8]-[.E$6])*([.E$7]-[.E$6]));1-(([.E$8]-[.B781])^2/(([.E$8]-[.E$6])*([.E$8]-[.E$7]))))" office:value-type="float" office:value="0.752490729633122">
            <text:p>0,7524907296</text:p>
          </table:table-cell>
          <table:table-cell table:formula="of:=ABS([.D781]-[.C781])" office:value-type="float" office:value="0.0155092703668779">
            <text:p>0,0155092704</text:p>
          </table:table-cell>
          <table:table-cell table:formula="of:=ABS([.D781]-[.C780])" office:value-type="float" office:value="0.0145092703668779">
            <text:p>0,0145092704</text:p>
          </table:table-cell>
          <table:table-cell/>
        </table:table-row>
        <table:table-row table:style-name="ro1">
          <table:table-cell office:value-type="float" office:value="5.44604410429">
            <text:p>5,4460441043</text:p>
          </table:table-cell>
          <table:table-cell office:value-type="float" office:value="6.28573118664">
            <text:p>6,2857311866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E$6]&lt;=[.B782];[.B782]&lt;=[.E$7]);([.B782]-[.E$6])^2/(([.E$8]-[.E$6])*([.E$7]-[.E$6]));1-(([.E$8]-[.B782])^2/(([.E$8]-[.E$6])*([.E$8]-[.E$7]))))" office:value-type="float" office:value="0.75442482696071">
            <text:p>0,754424827</text:p>
          </table:table-cell>
          <table:table-cell table:formula="of:=ABS([.D782]-[.C782])" office:value-type="float" office:value="0.0145751730392901">
            <text:p>0,014575173</text:p>
          </table:table-cell>
          <table:table-cell table:formula="of:=ABS([.D782]-[.C781])" office:value-type="float" office:value="0.0135751730392901">
            <text:p>0,013575173</text:p>
          </table:table-cell>
          <table:table-cell/>
        </table:table-row>
        <table:table-row table:style-name="ro1">
          <table:table-cell office:value-type="float" office:value="4.14976698136">
            <text:p>4,1497669814</text:p>
          </table:table-cell>
          <table:table-cell office:value-type="float" office:value="6.30492317964">
            <text:p>6,3049231796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E$6]&lt;=[.B783];[.B783]&lt;=[.E$7]);([.B783]-[.E$6])^2/(([.E$8]-[.E$6])*([.E$7]-[.E$6]));1-(([.E$8]-[.B783])^2/(([.E$8]-[.E$6])*([.E$8]-[.E$7]))))" office:value-type="float" office:value="0.757885364411941">
            <text:p>0,7578853644</text:p>
          </table:table-cell>
          <table:table-cell table:formula="of:=ABS([.D783]-[.C783])" office:value-type="float" office:value="0.0121146355880589">
            <text:p>0,0121146356</text:p>
          </table:table-cell>
          <table:table-cell table:formula="of:=ABS([.D783]-[.C782])" office:value-type="float" office:value="0.0111146355880589">
            <text:p>0,0111146356</text:p>
          </table:table-cell>
          <table:table-cell/>
        </table:table-row>
        <table:table-row table:style-name="ro1">
          <table:table-cell office:value-type="float" office:value="8.01570066716">
            <text:p>8,0157006672</text:p>
          </table:table-cell>
          <table:table-cell office:value-type="float" office:value="6.31190792935">
            <text:p>6,3119079294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E$6]&lt;=[.B784];[.B784]&lt;=[.E$7]);([.B784]-[.E$6])^2/(([.E$8]-[.E$6])*([.E$7]-[.E$6]));1-(([.E$8]-[.B784])^2/(([.E$8]-[.E$6])*([.E$8]-[.E$7]))))" office:value-type="float" office:value="0.759138700656953">
            <text:p>0,7591387007</text:p>
          </table:table-cell>
          <table:table-cell table:formula="of:=ABS([.D784]-[.C784])" office:value-type="float" office:value="0.0118612993430468">
            <text:p>0,0118612993</text:p>
          </table:table-cell>
          <table:table-cell table:formula="of:=ABS([.D784]-[.C783])" office:value-type="float" office:value="0.0108612993430468">
            <text:p>0,0108612993</text:p>
          </table:table-cell>
          <table:table-cell/>
        </table:table-row>
        <table:table-row table:style-name="ro1">
          <table:table-cell office:value-type="float" office:value="4.27359405004">
            <text:p>4,27359405</text:p>
          </table:table-cell>
          <table:table-cell office:value-type="float" office:value="6.31854251404">
            <text:p>6,318542514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E$6]&lt;=[.B785];[.B785]&lt;=[.E$7]);([.B785]-[.E$6])^2/(([.E$8]-[.E$6])*([.E$7]-[.E$6]));1-(([.E$8]-[.B785])^2/(([.E$8]-[.E$6])*([.E$8]-[.E$7]))))" office:value-type="float" office:value="0.760326191699636">
            <text:p>0,7603261917</text:p>
          </table:table-cell>
          <table:table-cell table:formula="of:=ABS([.D785]-[.C785])" office:value-type="float" office:value="0.0116738083003642">
            <text:p>0,0116738083</text:p>
          </table:table-cell>
          <table:table-cell table:formula="of:=ABS([.D785]-[.C784])" office:value-type="float" office:value="0.0106738083003642">
            <text:p>0,0106738083</text:p>
          </table:table-cell>
          <table:table-cell/>
        </table:table-row>
        <table:table-row table:style-name="ro1">
          <table:table-cell office:value-type="float" office:value="7.10271220334">
            <text:p>7,1027122033</text:p>
          </table:table-cell>
          <table:table-cell office:value-type="float" office:value="6.32131528243">
            <text:p>6,3213152824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E$6]&lt;=[.B786];[.B786]&lt;=[.E$7]);([.B786]-[.E$6])^2/(([.E$8]-[.E$6])*([.E$7]-[.E$6]));1-(([.E$8]-[.B786])^2/(([.E$8]-[.E$6])*([.E$8]-[.E$7]))))" office:value-type="float" office:value="0.760821606128564">
            <text:p>0,7608216061</text:p>
          </table:table-cell>
          <table:table-cell table:formula="of:=ABS([.D786]-[.C786])" office:value-type="float" office:value="0.0121783938714358">
            <text:p>0,0121783939</text:p>
          </table:table-cell>
          <table:table-cell table:formula="of:=ABS([.D786]-[.C785])" office:value-type="float" office:value="0.0111783938714358">
            <text:p>0,0111783939</text:p>
          </table:table-cell>
          <table:table-cell/>
        </table:table-row>
        <table:table-row table:style-name="ro1">
          <table:table-cell office:value-type="float" office:value="6.58411375037">
            <text:p>6,5841137504</text:p>
          </table:table-cell>
          <table:table-cell office:value-type="float" office:value="6.32212929505">
            <text:p>6,3221292951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E$6]&lt;=[.B787];[.B787]&lt;=[.E$7]);([.B787]-[.E$6])^2/(([.E$8]-[.E$6])*([.E$7]-[.E$6]));1-(([.E$8]-[.B787])^2/(([.E$8]-[.E$6])*([.E$8]-[.E$7]))))" office:value-type="float" office:value="0.760966949585686">
            <text:p>0,7609669496</text:p>
          </table:table-cell>
          <table:table-cell table:formula="of:=ABS([.D787]-[.C787])" office:value-type="float" office:value="0.0130330504143137">
            <text:p>0,0130330504</text:p>
          </table:table-cell>
          <table:table-cell table:formula="of:=ABS([.D787]-[.C786])" office:value-type="float" office:value="0.0120330504143137">
            <text:p>0,0120330504</text:p>
          </table:table-cell>
          <table:table-cell/>
        </table:table-row>
        <table:table-row table:style-name="ro1">
          <table:table-cell office:value-type="float" office:value="7.36791733472">
            <text:p>7,3679173347</text:p>
          </table:table-cell>
          <table:table-cell office:value-type="float" office:value="6.3260237149">
            <text:p>6,3260237149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E$6]&lt;=[.B788];[.B788]&lt;=[.E$7]);([.B788]-[.E$6])^2/(([.E$8]-[.E$6])*([.E$7]-[.E$6]));1-(([.E$8]-[.B788])^2/(([.E$8]-[.E$6])*([.E$8]-[.E$7]))))" office:value-type="float" office:value="0.761661694224093">
            <text:p>0,7616616942</text:p>
          </table:table-cell>
          <table:table-cell table:formula="of:=ABS([.D788]-[.C788])" office:value-type="float" office:value="0.0133383057759066">
            <text:p>0,0133383058</text:p>
          </table:table-cell>
          <table:table-cell table:formula="of:=ABS([.D788]-[.C787])" office:value-type="float" office:value="0.0123383057759066">
            <text:p>0,0123383058</text:p>
          </table:table-cell>
          <table:table-cell/>
        </table:table-row>
        <table:table-row table:style-name="ro1">
          <table:table-cell office:value-type="float" office:value="5.32310105639">
            <text:p>5,3231010564</text:p>
          </table:table-cell>
          <table:table-cell office:value-type="float" office:value="6.32666388711">
            <text:p>6,3266638871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E$6]&lt;=[.B789];[.B789]&lt;=[.E$7]);([.B789]-[.E$6])^2/(([.E$8]-[.E$6])*([.E$7]-[.E$6]));1-(([.E$8]-[.B789])^2/(([.E$8]-[.E$6])*([.E$8]-[.E$7]))))" office:value-type="float" office:value="0.761775800917273">
            <text:p>0,7617758009</text:p>
          </table:table-cell>
          <table:table-cell table:formula="of:=ABS([.D789]-[.C789])" office:value-type="float" office:value="0.0142241990827272">
            <text:p>0,0142241991</text:p>
          </table:table-cell>
          <table:table-cell table:formula="of:=ABS([.D789]-[.C788])" office:value-type="float" office:value="0.0132241990827272">
            <text:p>0,0132241991</text:p>
          </table:table-cell>
          <table:table-cell/>
        </table:table-row>
        <table:table-row table:style-name="ro1">
          <table:table-cell office:value-type="float" office:value="4.78045693507">
            <text:p>4,7804569351</text:p>
          </table:table-cell>
          <table:table-cell office:value-type="float" office:value="6.34875836645">
            <text:p>6,3487583665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E$6]&lt;=[.B790];[.B790]&lt;=[.E$7]);([.B790]-[.E$6])^2/(([.E$8]-[.E$6])*([.E$7]-[.E$6]));1-(([.E$8]-[.B790])^2/(([.E$8]-[.E$6])*([.E$8]-[.E$7]))))" office:value-type="float" office:value="0.765697260017704">
            <text:p>0,76569726</text:p>
          </table:table-cell>
          <table:table-cell table:formula="of:=ABS([.D790]-[.C790])" office:value-type="float" office:value="0.0113027399822957">
            <text:p>0,01130274</text:p>
          </table:table-cell>
          <table:table-cell table:formula="of:=ABS([.D790]-[.C789])" office:value-type="float" office:value="0.0103027399822957">
            <text:p>0,01030274</text:p>
          </table:table-cell>
          <table:table-cell/>
        </table:table-row>
        <table:table-row table:style-name="ro1">
          <table:table-cell office:value-type="float" office:value="5.33267401977">
            <text:p>5,3326740198</text:p>
          </table:table-cell>
          <table:table-cell office:value-type="float" office:value="6.35969512072">
            <text:p>6,3596951207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E$6]&lt;=[.B791];[.B791]&lt;=[.E$7]);([.B791]-[.E$6])^2/(([.E$8]-[.E$6])*([.E$7]-[.E$6]));1-(([.E$8]-[.B791])^2/(([.E$8]-[.E$6])*([.E$8]-[.E$7]))))" office:value-type="float" office:value="0.767626338148341">
            <text:p>0,7676263381</text:p>
          </table:table-cell>
          <table:table-cell table:formula="of:=ABS([.D791]-[.C791])" office:value-type="float" office:value="0.0103736618516592">
            <text:p>0,0103736619</text:p>
          </table:table-cell>
          <table:table-cell table:formula="of:=ABS([.D791]-[.C790])" office:value-type="float" office:value="0.00937366185165922">
            <text:p>0,0093736619</text:p>
          </table:table-cell>
          <table:table-cell/>
        </table:table-row>
        <table:table-row table:style-name="ro1">
          <table:table-cell office:value-type="float" office:value="3.64698251832">
            <text:p>3,6469825183</text:p>
          </table:table-cell>
          <table:table-cell office:value-type="float" office:value="6.36010171084">
            <text:p>6,3601017108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E$6]&lt;=[.B792];[.B792]&lt;=[.E$7]);([.B792]-[.E$6])^2/(([.E$8]-[.E$6])*([.E$7]-[.E$6]));1-(([.E$8]-[.B792])^2/(([.E$8]-[.E$6])*([.E$8]-[.E$7]))))" office:value-type="float" office:value="0.767697900763004">
            <text:p>0,7676979008</text:p>
          </table:table-cell>
          <table:table-cell table:formula="of:=ABS([.D792]-[.C792])" office:value-type="float" office:value="0.0113020992369964">
            <text:p>0,0113020992</text:p>
          </table:table-cell>
          <table:table-cell table:formula="of:=ABS([.D792]-[.C791])" office:value-type="float" office:value="0.0103020992369964">
            <text:p>0,0103020992</text:p>
          </table:table-cell>
          <table:table-cell/>
        </table:table-row>
        <table:table-row table:style-name="ro1">
          <table:table-cell office:value-type="float" office:value="7.21823189964">
            <text:p>7,2182318996</text:p>
          </table:table-cell>
          <table:table-cell office:value-type="float" office:value="6.36245899789">
            <text:p>6,362458997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E$6]&lt;=[.B793];[.B793]&lt;=[.E$7]);([.B793]-[.E$6])^2/(([.E$8]-[.E$6])*([.E$7]-[.E$6]));1-(([.E$8]-[.B793])^2/(([.E$8]-[.E$6])*([.E$8]-[.E$7]))))" office:value-type="float" office:value="0.768112582072953">
            <text:p>0,7681125821</text:p>
          </table:table-cell>
          <table:table-cell table:formula="of:=ABS([.D793]-[.C793])" office:value-type="float" office:value="0.0118874179270474">
            <text:p>0,0118874179</text:p>
          </table:table-cell>
          <table:table-cell table:formula="of:=ABS([.D793]-[.C792])" office:value-type="float" office:value="0.0108874179270474">
            <text:p>0,0108874179</text:p>
          </table:table-cell>
          <table:table-cell/>
        </table:table-row>
        <table:table-row table:style-name="ro1">
          <table:table-cell office:value-type="float" office:value="5.47580612719">
            <text:p>5,4758061272</text:p>
          </table:table-cell>
          <table:table-cell office:value-type="float" office:value="6.36738807988">
            <text:p>6,3673880799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E$6]&lt;=[.B794];[.B794]&lt;=[.E$7]);([.B794]-[.E$6])^2/(([.E$8]-[.E$6])*([.E$7]-[.E$6]));1-(([.E$8]-[.B794])^2/(([.E$8]-[.E$6])*([.E$8]-[.E$7]))))" office:value-type="float" office:value="0.768978482601403">
            <text:p>0,7689784826</text:p>
          </table:table-cell>
          <table:table-cell table:formula="of:=ABS([.D794]-[.C794])" office:value-type="float" office:value="0.0120215173985972">
            <text:p>0,0120215174</text:p>
          </table:table-cell>
          <table:table-cell table:formula="of:=ABS([.D794]-[.C793])" office:value-type="float" office:value="0.0110215173985972">
            <text:p>0,0110215174</text:p>
          </table:table-cell>
          <table:table-cell/>
        </table:table-row>
        <table:table-row table:style-name="ro1">
          <table:table-cell office:value-type="float" office:value="4.55194096426">
            <text:p>4,5519409643</text:p>
          </table:table-cell>
          <table:table-cell office:value-type="float" office:value="6.37452213345">
            <text:p>6,3745221335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E$6]&lt;=[.B795];[.B795]&lt;=[.E$7]);([.B795]-[.E$6])^2/(([.E$8]-[.E$6])*([.E$7]-[.E$6]));1-(([.E$8]-[.B795])^2/(([.E$8]-[.E$6])*([.E$8]-[.E$7]))))" office:value-type="float" office:value="0.770228865741869">
            <text:p>0,7702288657</text:p>
          </table:table-cell>
          <table:table-cell table:formula="of:=ABS([.D795]-[.C795])" office:value-type="float" office:value="0.0117711342581313">
            <text:p>0,0117711343</text:p>
          </table:table-cell>
          <table:table-cell table:formula="of:=ABS([.D795]-[.C794])" office:value-type="float" office:value="0.0107711342581313">
            <text:p>0,0107711343</text:p>
          </table:table-cell>
          <table:table-cell/>
        </table:table-row>
        <table:table-row table:style-name="ro1">
          <table:table-cell office:value-type="float" office:value="5.95242640048">
            <text:p>5,9524264005</text:p>
          </table:table-cell>
          <table:table-cell office:value-type="float" office:value="6.37599631062">
            <text:p>6,3759963106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E$6]&lt;=[.B796];[.B796]&lt;=[.E$7]);([.B796]-[.E$6])^2/(([.E$8]-[.E$6])*([.E$7]-[.E$6]));1-(([.E$8]-[.B796])^2/(([.E$8]-[.E$6])*([.E$8]-[.E$7]))))" office:value-type="float" office:value="0.770486821270672">
            <text:p>0,7704868213</text:p>
          </table:table-cell>
          <table:table-cell table:formula="of:=ABS([.D796]-[.C796])" office:value-type="float" office:value="0.0125131787293284">
            <text:p>0,0125131787</text:p>
          </table:table-cell>
          <table:table-cell table:formula="of:=ABS([.D796]-[.C795])" office:value-type="float" office:value="0.0115131787293284">
            <text:p>0,0115131787</text:p>
          </table:table-cell>
          <table:table-cell/>
        </table:table-row>
        <table:table-row table:style-name="ro1">
          <table:table-cell office:value-type="float" office:value="4.71865399395">
            <text:p>4,718653994</text:p>
          </table:table-cell>
          <table:table-cell office:value-type="float" office:value="6.40132691821">
            <text:p>6,401326918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E$6]&lt;=[.B797];[.B797]&lt;=[.E$7]);([.B797]-[.E$6])^2/(([.E$8]-[.E$6])*([.E$7]-[.E$6]));1-(([.E$8]-[.B797])^2/(([.E$8]-[.E$6])*([.E$8]-[.E$7]))))" office:value-type="float" office:value="0.774896607132669">
            <text:p>0,7748966071</text:p>
          </table:table-cell>
          <table:table-cell table:formula="of:=ABS([.D797]-[.C797])" office:value-type="float" office:value="0.00910339286733131">
            <text:p>0,0091033929</text:p>
          </table:table-cell>
          <table:table-cell table:formula="of:=ABS([.D797]-[.C796])" office:value-type="float" office:value="0.00810339286733131">
            <text:p>0,0081033929</text:p>
          </table:table-cell>
          <table:table-cell/>
        </table:table-row>
        <table:table-row table:style-name="ro1">
          <table:table-cell office:value-type="float" office:value="3.97782968271">
            <text:p>3,9778296827</text:p>
          </table:table-cell>
          <table:table-cell office:value-type="float" office:value="6.41038083356">
            <text:p>6,410380833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E$6]&lt;=[.B798];[.B798]&lt;=[.E$7]);([.B798]-[.E$6])^2/(([.E$8]-[.E$6])*([.E$7]-[.E$6]));1-(([.E$8]-[.B798])^2/(([.E$8]-[.E$6])*([.E$8]-[.E$7]))))" office:value-type="float" office:value="0.776462419093553">
            <text:p>0,7764624191</text:p>
          </table:table-cell>
          <table:table-cell table:formula="of:=ABS([.D798]-[.C798])" office:value-type="float" office:value="0.00853758090644674">
            <text:p>0,0085375809</text:p>
          </table:table-cell>
          <table:table-cell table:formula="of:=ABS([.D798]-[.C797])" office:value-type="float" office:value="0.00753758090644674">
            <text:p>0,0075375809</text:p>
          </table:table-cell>
          <table:table-cell/>
        </table:table-row>
        <table:table-row table:style-name="ro1">
          <table:table-cell office:value-type="float" office:value="6.00309102636">
            <text:p>6,0030910264</text:p>
          </table:table-cell>
          <table:table-cell office:value-type="float" office:value="6.4107601838">
            <text:p>6,4107601838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E$6]&lt;=[.B799];[.B799]&lt;=[.E$7]);([.B799]-[.E$6])^2/(([.E$8]-[.E$6])*([.E$7]-[.E$6]));1-(([.E$8]-[.B799])^2/(([.E$8]-[.E$6])*([.E$8]-[.E$7]))))" office:value-type="float" office:value="0.77652790580682">
            <text:p>0,7765279058</text:p>
          </table:table-cell>
          <table:table-cell table:formula="of:=ABS([.D799]-[.C799])" office:value-type="float" office:value="0.0094720941931804">
            <text:p>0,0094720942</text:p>
          </table:table-cell>
          <table:table-cell table:formula="of:=ABS([.D799]-[.C798])" office:value-type="float" office:value="0.0084720941931804">
            <text:p>0,0084720942</text:p>
          </table:table-cell>
          <table:table-cell/>
        </table:table-row>
        <table:table-row table:style-name="ro1">
          <table:table-cell office:value-type="float" office:value="5.20918981913">
            <text:p>5,2091898191</text:p>
          </table:table-cell>
          <table:table-cell office:value-type="float" office:value="6.4126193485">
            <text:p>6,4126193485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E$6]&lt;=[.B800];[.B800]&lt;=[.E$7]);([.B800]-[.E$6])^2/(([.E$8]-[.E$6])*([.E$7]-[.E$6]));1-(([.E$8]-[.B800])^2/(([.E$8]-[.E$6])*([.E$8]-[.E$7]))))" office:value-type="float" office:value="0.776848712141448">
            <text:p>0,7768487121</text:p>
          </table:table-cell>
          <table:table-cell table:formula="of:=ABS([.D800]-[.C800])" office:value-type="float" office:value="0.0101512878585522">
            <text:p>0,0101512879</text:p>
          </table:table-cell>
          <table:table-cell table:formula="of:=ABS([.D800]-[.C799])" office:value-type="float" office:value="0.00915128785855224">
            <text:p>0,0091512879</text:p>
          </table:table-cell>
          <table:table-cell/>
        </table:table-row>
        <table:table-row table:style-name="ro1">
          <table:table-cell office:value-type="float" office:value="5.31015980461">
            <text:p>5,3101598046</text:p>
          </table:table-cell>
          <table:table-cell office:value-type="float" office:value="6.41353421591">
            <text:p>6,4135342159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E$6]&lt;=[.B801];[.B801]&lt;=[.E$7]);([.B801]-[.E$6])^2/(([.E$8]-[.E$6])*([.E$7]-[.E$6]));1-(([.E$8]-[.B801])^2/(([.E$8]-[.E$6])*([.E$8]-[.E$7]))))" office:value-type="float" office:value="0.777006491591057">
            <text:p>0,7770064916</text:p>
          </table:table-cell>
          <table:table-cell table:formula="of:=ABS([.D801]-[.C801])" office:value-type="float" office:value="0.0109935084089432">
            <text:p>0,0109935084</text:p>
          </table:table-cell>
          <table:table-cell table:formula="of:=ABS([.D801]-[.C800])" office:value-type="float" office:value="0.0099935084089432">
            <text:p>0,0099935084</text:p>
          </table:table-cell>
          <table:table-cell/>
        </table:table-row>
        <table:table-row table:style-name="ro1">
          <table:table-cell office:value-type="float" office:value="5.92150310567">
            <text:p>5,9215031057</text:p>
          </table:table-cell>
          <table:table-cell office:value-type="float" office:value="6.41448939367">
            <text:p>6,4144893937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E$6]&lt;=[.B802];[.B802]&lt;=[.E$7]);([.B802]-[.E$6])^2/(([.E$8]-[.E$6])*([.E$7]-[.E$6]));1-(([.E$8]-[.B802])^2/(([.E$8]-[.E$6])*([.E$8]-[.E$7]))))" office:value-type="float" office:value="0.777171163485169">
            <text:p>0,7771711635</text:p>
          </table:table-cell>
          <table:table-cell table:formula="of:=ABS([.D802]-[.C802])" office:value-type="float" office:value="0.0118288365148308">
            <text:p>0,0118288365</text:p>
          </table:table-cell>
          <table:table-cell table:formula="of:=ABS([.D802]-[.C801])" office:value-type="float" office:value="0.0108288365148308">
            <text:p>0,0108288365</text:p>
          </table:table-cell>
          <table:table-cell/>
        </table:table-row>
        <table:table-row table:style-name="ro1">
          <table:table-cell office:value-type="float" office:value="6.73637453729">
            <text:p>6,7363745373</text:p>
          </table:table-cell>
          <table:table-cell office:value-type="float" office:value="6.42929626584">
            <text:p>6,4292962658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E$6]&lt;=[.B803];[.B803]&lt;=[.E$7]);([.B803]-[.E$6])^2/(([.E$8]-[.E$6])*([.E$7]-[.E$6]));1-(([.E$8]-[.B803])^2/(([.E$8]-[.E$6])*([.E$8]-[.E$7]))))" office:value-type="float" office:value="0.779716077039194">
            <text:p>0,779716077</text:p>
          </table:table-cell>
          <table:table-cell table:formula="of:=ABS([.D803]-[.C803])" office:value-type="float" office:value="0.0102839229608057">
            <text:p>0,010283923</text:p>
          </table:table-cell>
          <table:table-cell table:formula="of:=ABS([.D803]-[.C802])" office:value-type="float" office:value="0.00928392296080571">
            <text:p>0,009283923</text:p>
          </table:table-cell>
          <table:table-cell/>
        </table:table-row>
        <table:table-row table:style-name="ro1">
          <table:table-cell office:value-type="float" office:value="6.94246196839">
            <text:p>6,9424619684</text:p>
          </table:table-cell>
          <table:table-cell office:value-type="float" office:value="6.45718155147">
            <text:p>6,4571815515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E$6]&lt;=[.B804];[.B804]&lt;=[.E$7]);([.B804]-[.E$6])^2/(([.E$8]-[.E$6])*([.E$7]-[.E$6]));1-(([.E$8]-[.B804])^2/(([.E$8]-[.E$6])*([.E$8]-[.E$7]))))" office:value-type="float" office:value="0.784469144593849">
            <text:p>0,7844691446</text:p>
          </table:table-cell>
          <table:table-cell table:formula="of:=ABS([.D804]-[.C804])" office:value-type="float" office:value="0.00653085540615062">
            <text:p>0,0065308554</text:p>
          </table:table-cell>
          <table:table-cell table:formula="of:=ABS([.D804]-[.C803])" office:value-type="float" office:value="0.00553085540615061">
            <text:p>0,0055308554</text:p>
          </table:table-cell>
          <table:table-cell/>
        </table:table-row>
        <table:table-row table:style-name="ro1">
          <table:table-cell office:value-type="float" office:value="5.3086339704">
            <text:p>5,3086339704</text:p>
          </table:table-cell>
          <table:table-cell office:value-type="float" office:value="6.46028353851">
            <text:p>6,4602835385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E$6]&lt;=[.B805];[.B805]&lt;=[.E$7]);([.B805]-[.E$6])^2/(([.E$8]-[.E$6])*([.E$7]-[.E$6]));1-(([.E$8]-[.B805])^2/(([.E$8]-[.E$6])*([.E$8]-[.E$7]))))" office:value-type="float" office:value="0.78499467650789">
            <text:p>0,7849946765</text:p>
          </table:table-cell>
          <table:table-cell table:formula="of:=ABS([.D805]-[.C805])" office:value-type="float" office:value="0.00700532349210969">
            <text:p>0,0070053235</text:p>
          </table:table-cell>
          <table:table-cell table:formula="of:=ABS([.D805]-[.C804])" office:value-type="float" office:value="0.00600532349210969">
            <text:p>0,0060053235</text:p>
          </table:table-cell>
          <table:table-cell/>
        </table:table-row>
        <table:table-row table:style-name="ro1">
          <table:table-cell office:value-type="float" office:value="4.18352631455">
            <text:p>4,1835263146</text:p>
          </table:table-cell>
          <table:table-cell office:value-type="float" office:value="6.47358893589">
            <text:p>6,4735889359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E$6]&lt;=[.B806];[.B806]&lt;=[.E$7]);([.B806]-[.E$6])^2/(([.E$8]-[.E$6])*([.E$7]-[.E$6]));1-(([.E$8]-[.B806])^2/(([.E$8]-[.E$6])*([.E$8]-[.E$7]))))" office:value-type="float" office:value="0.787241571171419">
            <text:p>0,7872415712</text:p>
          </table:table-cell>
          <table:table-cell table:formula="of:=ABS([.D806]-[.C806])" office:value-type="float" office:value="0.00575842882858091">
            <text:p>0,0057584288</text:p>
          </table:table-cell>
          <table:table-cell table:formula="of:=ABS([.D806]-[.C805])" office:value-type="float" office:value="0.00475842882858091">
            <text:p>0,0047584288</text:p>
          </table:table-cell>
          <table:table-cell/>
        </table:table-row>
        <table:table-row table:style-name="ro1">
          <table:table-cell office:value-type="float" office:value="6.13676145274">
            <text:p>6,1367614527</text:p>
          </table:table-cell>
          <table:table-cell office:value-type="float" office:value="6.48835377193">
            <text:p>6,4883537719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E$6]&lt;=[.B807];[.B807]&lt;=[.E$7]);([.B807]-[.E$6])^2/(([.E$8]-[.E$6])*([.E$7]-[.E$6]));1-(([.E$8]-[.B807])^2/(([.E$8]-[.E$6])*([.E$8]-[.E$7]))))" office:value-type="float" office:value="0.789721107500725">
            <text:p>0,7897211075</text:p>
          </table:table-cell>
          <table:table-cell table:formula="of:=ABS([.D807]-[.C807])" office:value-type="float" office:value="0.00427889249927538">
            <text:p>0,0042788925</text:p>
          </table:table-cell>
          <table:table-cell table:formula="of:=ABS([.D807]-[.C806])" office:value-type="float" office:value="0.00327889249927538">
            <text:p>0,0032788925</text:p>
          </table:table-cell>
          <table:table-cell/>
        </table:table-row>
        <table:table-row table:style-name="ro1">
          <table:table-cell office:value-type="float" office:value="4.32626057705">
            <text:p>4,3262605771</text:p>
          </table:table-cell>
          <table:table-cell office:value-type="float" office:value="6.492218499">
            <text:p>6,492218499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E$6]&lt;=[.B808];[.B808]&lt;=[.E$7]);([.B808]-[.E$6])^2/(([.E$8]-[.E$6])*([.E$7]-[.E$6]));1-(([.E$8]-[.B808])^2/(([.E$8]-[.E$6])*([.E$8]-[.E$7]))))" office:value-type="float" office:value="0.790367731441406">
            <text:p>0,7903677314</text:p>
          </table:table-cell>
          <table:table-cell table:formula="of:=ABS([.D808]-[.C808])" office:value-type="float" office:value="0.00463226855859389">
            <text:p>0,0046322686</text:p>
          </table:table-cell>
          <table:table-cell table:formula="of:=ABS([.D808]-[.C807])" office:value-type="float" office:value="0.00363226855859389">
            <text:p>0,0036322686</text:p>
          </table:table-cell>
          <table:table-cell/>
        </table:table-row>
        <table:table-row table:style-name="ro1">
          <table:table-cell office:value-type="float" office:value="7.05698139761">
            <text:p>7,0569813976</text:p>
          </table:table-cell>
          <table:table-cell office:value-type="float" office:value="6.49282405849">
            <text:p>6,4928240585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E$6]&lt;=[.B809];[.B809]&lt;=[.E$7]);([.B809]-[.E$6])^2/(([.E$8]-[.E$6])*([.E$7]-[.E$6]));1-(([.E$8]-[.B809])^2/(([.E$8]-[.E$6])*([.E$8]-[.E$7]))))" office:value-type="float" office:value="0.790468959943782">
            <text:p>0,7904689599</text:p>
          </table:table-cell>
          <table:table-cell table:formula="of:=ABS([.D809]-[.C809])" office:value-type="float" office:value="0.00553104005621852">
            <text:p>0,0055310401</text:p>
          </table:table-cell>
          <table:table-cell table:formula="of:=ABS([.D809]-[.C808])" office:value-type="float" office:value="0.00453104005621852">
            <text:p>0,0045310401</text:p>
          </table:table-cell>
          <table:table-cell/>
        </table:table-row>
        <table:table-row table:style-name="ro1">
          <table:table-cell office:value-type="float" office:value="3.93009822971">
            <text:p>3,9300982297</text:p>
          </table:table-cell>
          <table:table-cell office:value-type="float" office:value="6.4951047751">
            <text:p>6,4951047751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E$6]&lt;=[.B810];[.B810]&lt;=[.E$7]);([.B810]-[.E$6])^2/(([.E$8]-[.E$6])*([.E$7]-[.E$6]));1-(([.E$8]-[.B810])^2/(([.E$8]-[.E$6])*([.E$8]-[.E$7]))))" office:value-type="float" office:value="0.790849997075773">
            <text:p>0,7908499971</text:p>
          </table:table-cell>
          <table:table-cell table:formula="of:=ABS([.D810]-[.C810])" office:value-type="float" office:value="0.00615000292422752">
            <text:p>0,0061500029</text:p>
          </table:table-cell>
          <table:table-cell table:formula="of:=ABS([.D810]-[.C809])" office:value-type="float" office:value="0.00515000292422752">
            <text:p>0,0051500029</text:p>
          </table:table-cell>
          <table:table-cell/>
        </table:table-row>
        <table:table-row table:style-name="ro1">
          <table:table-cell office:value-type="float" office:value="5.8485353095">
            <text:p>5,8485353095</text:p>
          </table:table-cell>
          <table:table-cell office:value-type="float" office:value="6.4953346825">
            <text:p>6,495334682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E$6]&lt;=[.B811];[.B811]&lt;=[.E$7]);([.B811]-[.E$6])^2/(([.E$8]-[.E$6])*([.E$7]-[.E$6]));1-(([.E$8]-[.B811])^2/(([.E$8]-[.E$6])*([.E$8]-[.E$7]))))" office:value-type="float" office:value="0.790888388243754">
            <text:p>0,7908883882</text:p>
          </table:table-cell>
          <table:table-cell table:formula="of:=ABS([.D811]-[.C811])" office:value-type="float" office:value="0.00711161175624586">
            <text:p>0,0071116118</text:p>
          </table:table-cell>
          <table:table-cell table:formula="of:=ABS([.D811]-[.C810])" office:value-type="float" office:value="0.00611161175624586">
            <text:p>0,0061116118</text:p>
          </table:table-cell>
          <table:table-cell/>
        </table:table-row>
        <table:table-row table:style-name="ro1">
          <table:table-cell office:value-type="float" office:value="3.24816658807">
            <text:p>3,2481665881</text:p>
          </table:table-cell>
          <table:table-cell office:value-type="float" office:value="6.49573925034">
            <text:p>6,4957392503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E$6]&lt;=[.B812];[.B812]&lt;=[.E$7]);([.B812]-[.E$6])^2/(([.E$8]-[.E$6])*([.E$7]-[.E$6]));1-(([.E$8]-[.B812])^2/(([.E$8]-[.E$6])*([.E$8]-[.E$7]))))" office:value-type="float" office:value="0.790955936590411">
            <text:p>0,7909559366</text:p>
          </table:table-cell>
          <table:table-cell table:formula="of:=ABS([.D812]-[.C812])" office:value-type="float" office:value="0.00804406340958896">
            <text:p>0,0080440634</text:p>
          </table:table-cell>
          <table:table-cell table:formula="of:=ABS([.D812]-[.C811])" office:value-type="float" office:value="0.00704406340958896">
            <text:p>0,0070440634</text:p>
          </table:table-cell>
          <table:table-cell/>
        </table:table-row>
        <table:table-row table:style-name="ro1">
          <table:table-cell office:value-type="float" office:value="3.85599996587">
            <text:p>3,8559999659</text:p>
          </table:table-cell>
          <table:table-cell office:value-type="float" office:value="6.49843805276">
            <text:p>6,498438052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E$6]&lt;=[.B813];[.B813]&lt;=[.E$7]);([.B813]-[.E$6])^2/(([.E$8]-[.E$6])*([.E$7]-[.E$6]));1-(([.E$8]-[.B813])^2/(([.E$8]-[.E$6])*([.E$8]-[.E$7]))))" office:value-type="float" office:value="0.791406260804027">
            <text:p>0,7914062608</text:p>
          </table:table-cell>
          <table:table-cell table:formula="of:=ABS([.D813]-[.C813])" office:value-type="float" office:value="0.00859373919597273">
            <text:p>0,0085937392</text:p>
          </table:table-cell>
          <table:table-cell table:formula="of:=ABS([.D813]-[.C812])" office:value-type="float" office:value="0.00759373919597273">
            <text:p>0,0075937392</text:p>
          </table:table-cell>
          <table:table-cell/>
        </table:table-row>
        <table:table-row table:style-name="ro1">
          <table:table-cell office:value-type="float" office:value="7.19071579151">
            <text:p>7,1907157915</text:p>
          </table:table-cell>
          <table:table-cell office:value-type="float" office:value="6.501766663">
            <text:p>6,501766663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E$6]&lt;=[.B814];[.B814]&lt;=[.E$7]);([.B814]-[.E$6])^2/(([.E$8]-[.E$6])*([.E$7]-[.E$6]));1-(([.E$8]-[.B814])^2/(([.E$8]-[.E$6])*([.E$8]-[.E$7]))))" office:value-type="float" office:value="0.791961006463395">
            <text:p>0,7919610065</text:p>
          </table:table-cell>
          <table:table-cell table:formula="of:=ABS([.D814]-[.C814])" office:value-type="float" office:value="0.00903899353660531">
            <text:p>0,0090389935</text:p>
          </table:table-cell>
          <table:table-cell table:formula="of:=ABS([.D814]-[.C813])" office:value-type="float" office:value="0.00803899353660531">
            <text:p>0,0080389935</text:p>
          </table:table-cell>
          <table:table-cell/>
        </table:table-row>
        <table:table-row table:style-name="ro1">
          <table:table-cell office:value-type="float" office:value="4.29350851593">
            <text:p>4,2935085159</text:p>
          </table:table-cell>
          <table:table-cell office:value-type="float" office:value="6.51744497498">
            <text:p>6,517444975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E$6]&lt;=[.B815];[.B815]&lt;=[.E$7]);([.B815]-[.E$6])^2/(([.E$8]-[.E$6])*([.E$7]-[.E$6]));1-(([.E$8]-[.B815])^2/(([.E$8]-[.E$6])*([.E$8]-[.E$7]))))" office:value-type="float" office:value="0.794564018258265">
            <text:p>0,7945640183</text:p>
          </table:table-cell>
          <table:table-cell table:formula="of:=ABS([.D815]-[.C815])" office:value-type="float" office:value="0.0074359817417351">
            <text:p>0,0074359817</text:p>
          </table:table-cell>
          <table:table-cell table:formula="of:=ABS([.D815]-[.C814])" office:value-type="float" office:value="0.0064359817417351">
            <text:p>0,0064359817</text:p>
          </table:table-cell>
          <table:table-cell/>
        </table:table-row>
        <table:table-row table:style-name="ro1">
          <table:table-cell office:value-type="float" office:value="4.74186840721">
            <text:p>4,7418684072</text:p>
          </table:table-cell>
          <table:table-cell office:value-type="float" office:value="6.52037367918">
            <text:p>6,5203736792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E$6]&lt;=[.B816];[.B816]&lt;=[.E$7]);([.B816]-[.E$6])^2/(([.E$8]-[.E$6])*([.E$7]-[.E$6]));1-(([.E$8]-[.B816])^2/(([.E$8]-[.E$6])*([.E$8]-[.E$7]))))" office:value-type="float" office:value="0.795048443636556">
            <text:p>0,7950484436</text:p>
          </table:table-cell>
          <table:table-cell table:formula="of:=ABS([.D816]-[.C816])" office:value-type="float" office:value="0.00795155636344425">
            <text:p>0,0079515564</text:p>
          </table:table-cell>
          <table:table-cell table:formula="of:=ABS([.D816]-[.C815])" office:value-type="float" office:value="0.00695155636344424">
            <text:p>0,0069515564</text:p>
          </table:table-cell>
          <table:table-cell/>
        </table:table-row>
        <table:table-row table:style-name="ro1">
          <table:table-cell office:value-type="float" office:value="5.50872474847">
            <text:p>5,5087247485</text:p>
          </table:table-cell>
          <table:table-cell office:value-type="float" office:value="6.53030419313">
            <text:p>6,5303041931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E$6]&lt;=[.B817];[.B817]&lt;=[.E$7]);([.B817]-[.E$6])^2/(([.E$8]-[.E$6])*([.E$7]-[.E$6]));1-(([.E$8]-[.B817])^2/(([.E$8]-[.E$6])*([.E$8]-[.E$7]))))" office:value-type="float" office:value="0.796686754050958">
            <text:p>0,7966867541</text:p>
          </table:table-cell>
          <table:table-cell table:formula="of:=ABS([.D817]-[.C817])" office:value-type="float" office:value="0.00731324594904204">
            <text:p>0,0073132459</text:p>
          </table:table-cell>
          <table:table-cell table:formula="of:=ABS([.D817]-[.C816])" office:value-type="float" office:value="0.00631324594904203">
            <text:p>0,0063132459</text:p>
          </table:table-cell>
          <table:table-cell/>
        </table:table-row>
        <table:table-row table:style-name="ro1">
          <table:table-cell office:value-type="float" office:value="7.63072657106">
            <text:p>7,6307265711</text:p>
          </table:table-cell>
          <table:table-cell office:value-type="float" office:value="6.54341766221">
            <text:p>6,5434176622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E$6]&lt;=[.B818];[.B818]&lt;=[.E$7]);([.B818]-[.E$6])^2/(([.E$8]-[.E$6])*([.E$7]-[.E$6]));1-(([.E$8]-[.B818])^2/(([.E$8]-[.E$6])*([.E$8]-[.E$7]))))" office:value-type="float" office:value="0.798840107255274">
            <text:p>0,7988401073</text:p>
          </table:table-cell>
          <table:table-cell table:formula="of:=ABS([.D818]-[.C818])" office:value-type="float" office:value="0.00615989274472606">
            <text:p>0,0061598927</text:p>
          </table:table-cell>
          <table:table-cell table:formula="of:=ABS([.D818]-[.C817])" office:value-type="float" office:value="0.00515989274472606">
            <text:p>0,0051598927</text:p>
          </table:table-cell>
          <table:table-cell/>
        </table:table-row>
        <table:table-row table:style-name="ro1">
          <table:table-cell office:value-type="float" office:value="6.83668224704">
            <text:p>6,836682247</text:p>
          </table:table-cell>
          <table:table-cell office:value-type="float" office:value="6.5468620163">
            <text:p>6,5468620163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E$6]&lt;=[.B819];[.B819]&lt;=[.E$7]);([.B819]-[.E$6])^2/(([.E$8]-[.E$6])*([.E$7]-[.E$6]));1-(([.E$8]-[.B819])^2/(([.E$8]-[.E$6])*([.E$8]-[.E$7]))))" office:value-type="float" office:value="0.79940380109761">
            <text:p>0,7994038011</text:p>
          </table:table-cell>
          <table:table-cell table:formula="of:=ABS([.D819]-[.C819])" office:value-type="float" office:value="0.00659619890239005">
            <text:p>0,0065961989</text:p>
          </table:table-cell>
          <table:table-cell table:formula="of:=ABS([.D819]-[.C818])" office:value-type="float" office:value="0.00559619890239005">
            <text:p>0,0055961989</text:p>
          </table:table-cell>
          <table:table-cell/>
        </table:table-row>
        <table:table-row table:style-name="ro1">
          <table:table-cell office:value-type="float" office:value="6.63114780864">
            <text:p>6,6311478086</text:p>
          </table:table-cell>
          <table:table-cell office:value-type="float" office:value="6.55110033406">
            <text:p>6,5511003341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E$6]&lt;=[.B820];[.B820]&lt;=[.E$7]);([.B820]-[.E$6])^2/(([.E$8]-[.E$6])*([.E$7]-[.E$6]));1-(([.E$8]-[.B820])^2/(([.E$8]-[.E$6])*([.E$8]-[.E$7]))))" office:value-type="float" office:value="0.800096347538632">
            <text:p>0,8000963475</text:p>
          </table:table-cell>
          <table:table-cell table:formula="of:=ABS([.D820]-[.C820])" office:value-type="float" office:value="0.00690365246136815">
            <text:p>0,0069036525</text:p>
          </table:table-cell>
          <table:table-cell table:formula="of:=ABS([.D820]-[.C819])" office:value-type="float" office:value="0.00590365246136815">
            <text:p>0,0059036525</text:p>
          </table:table-cell>
          <table:table-cell/>
        </table:table-row>
        <table:table-row table:style-name="ro1">
          <table:table-cell office:value-type="float" office:value="4.28425792465">
            <text:p>4,2842579247</text:p>
          </table:table-cell>
          <table:table-cell office:value-type="float" office:value="6.55886297224">
            <text:p>6,5588629722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E$6]&lt;=[.B821];[.B821]&lt;=[.E$7]);([.B821]-[.E$6])^2/(([.E$8]-[.E$6])*([.E$7]-[.E$6]));1-(([.E$8]-[.B821])^2/(([.E$8]-[.E$6])*([.E$8]-[.E$7]))))" office:value-type="float" office:value="0.801361667056636">
            <text:p>0,8013616671</text:p>
          </table:table-cell>
          <table:table-cell table:formula="of:=ABS([.D821]-[.C821])" office:value-type="float" office:value="0.00663833294336424">
            <text:p>0,0066383329</text:p>
          </table:table-cell>
          <table:table-cell table:formula="of:=ABS([.D821]-[.C820])" office:value-type="float" office:value="0.00563833294336424">
            <text:p>0,0056383329</text:p>
          </table:table-cell>
          <table:table-cell/>
        </table:table-row>
        <table:table-row table:style-name="ro1">
          <table:table-cell office:value-type="float" office:value="4.82454344092">
            <text:p>4,8245434409</text:p>
          </table:table-cell>
          <table:table-cell office:value-type="float" office:value="6.57484633703">
            <text:p>6,574846337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E$6]&lt;=[.B822];[.B822]&lt;=[.E$7]);([.B822]-[.E$6])^2/(([.E$8]-[.E$6])*([.E$7]-[.E$6]));1-(([.E$8]-[.B822])^2/(([.E$8]-[.E$6])*([.E$8]-[.E$7]))))" office:value-type="float" office:value="0.80395432369944">
            <text:p>0,8039543237</text:p>
          </table:table-cell>
          <table:table-cell table:formula="of:=ABS([.D822]-[.C822])" office:value-type="float" office:value="0.0050456763005603">
            <text:p>0,0050456763</text:p>
          </table:table-cell>
          <table:table-cell table:formula="of:=ABS([.D822]-[.C821])" office:value-type="float" office:value="0.0040456763005603">
            <text:p>0,0040456763</text:p>
          </table:table-cell>
          <table:table-cell/>
        </table:table-row>
        <table:table-row table:style-name="ro1">
          <table:table-cell office:value-type="float" office:value="4.70062750315">
            <text:p>4,7006275032</text:p>
          </table:table-cell>
          <table:table-cell office:value-type="float" office:value="6.57519909539">
            <text:p>6,5751990954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E$6]&lt;=[.B823];[.B823]&lt;=[.E$7]);([.B823]-[.E$6])^2/(([.E$8]-[.E$6])*([.E$7]-[.E$6]));1-(([.E$8]-[.B823])^2/(([.E$8]-[.E$6])*([.E$8]-[.E$7]))))" office:value-type="float" office:value="0.804011352433417">
            <text:p>0,8040113524</text:p>
          </table:table-cell>
          <table:table-cell table:formula="of:=ABS([.D823]-[.C823])" office:value-type="float" office:value="0.00598864756658257">
            <text:p>0,0059886476</text:p>
          </table:table-cell>
          <table:table-cell table:formula="of:=ABS([.D823]-[.C822])" office:value-type="float" office:value="0.00498864756658257">
            <text:p>0,0049886476</text:p>
          </table:table-cell>
          <table:table-cell/>
        </table:table-row>
        <table:table-row table:style-name="ro1">
          <table:table-cell office:value-type="float" office:value="4.93231917758">
            <text:p>4,9323191776</text:p>
          </table:table-cell>
          <table:table-cell office:value-type="float" office:value="6.5813621253">
            <text:p>6,5813621253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E$6]&lt;=[.B824];[.B824]&lt;=[.E$7]);([.B824]-[.E$6])^2/(([.E$8]-[.E$6])*([.E$7]-[.E$6]));1-(([.E$8]-[.B824])^2/(([.E$8]-[.E$6])*([.E$8]-[.E$7]))))" office:value-type="float" office:value="0.805006361035555">
            <text:p>0,805006361</text:p>
          </table:table-cell>
          <table:table-cell table:formula="of:=ABS([.D824]-[.C824])" office:value-type="float" office:value="0.00599363896444449">
            <text:p>0,005993639</text:p>
          </table:table-cell>
          <table:table-cell table:formula="of:=ABS([.D824]-[.C823])" office:value-type="float" office:value="0.00499363896444449">
            <text:p>0,004993639</text:p>
          </table:table-cell>
          <table:table-cell/>
        </table:table-row>
        <table:table-row table:style-name="ro1">
          <table:table-cell office:value-type="float" office:value="3.63740335313">
            <text:p>3,6374033531</text:p>
          </table:table-cell>
          <table:table-cell office:value-type="float" office:value="6.58365706233">
            <text:p>6,5836570623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E$6]&lt;=[.B825];[.B825]&lt;=[.E$7]);([.B825]-[.E$6])^2/(([.E$8]-[.E$6])*([.E$7]-[.E$6]));1-(([.E$8]-[.B825])^2/(([.E$8]-[.E$6])*([.E$8]-[.E$7]))))" office:value-type="float" office:value="0.805376226919077">
            <text:p>0,8053762269</text:p>
          </table:table-cell>
          <table:table-cell table:formula="of:=ABS([.D825]-[.C825])" office:value-type="float" office:value="0.00662377308092299">
            <text:p>0,0066237731</text:p>
          </table:table-cell>
          <table:table-cell table:formula="of:=ABS([.D825]-[.C824])" office:value-type="float" office:value="0.00562377308092299">
            <text:p>0,0056237731</text:p>
          </table:table-cell>
          <table:table-cell/>
        </table:table-row>
        <table:table-row table:style-name="ro1">
          <table:table-cell office:value-type="float" office:value="5.63127039569">
            <text:p>5,6312703957</text:p>
          </table:table-cell>
          <table:table-cell office:value-type="float" office:value="6.58411375037">
            <text:p>6,5841137504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E$6]&lt;=[.B826];[.B826]&lt;=[.E$7]);([.B826]-[.E$6])^2/(([.E$8]-[.E$6])*([.E$7]-[.E$6]));1-(([.E$8]-[.B826])^2/(([.E$8]-[.E$6])*([.E$8]-[.E$7]))))" office:value-type="float" office:value="0.80544978762829">
            <text:p>0,8054497876</text:p>
          </table:table-cell>
          <table:table-cell table:formula="of:=ABS([.D826]-[.C826])" office:value-type="float" office:value="0.00755021237171016">
            <text:p>0,0075502124</text:p>
          </table:table-cell>
          <table:table-cell table:formula="of:=ABS([.D826]-[.C825])" office:value-type="float" office:value="0.00655021237171027">
            <text:p>0,0065502124</text:p>
          </table:table-cell>
          <table:table-cell/>
        </table:table-row>
        <table:table-row table:style-name="ro1">
          <table:table-cell office:value-type="float" office:value="4.33594527558">
            <text:p>4,3359452756</text:p>
          </table:table-cell>
          <table:table-cell office:value-type="float" office:value="6.59643229357">
            <text:p>6,5964322936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E$6]&lt;=[.B827];[.B827]&lt;=[.E$7]);([.B827]-[.E$6])^2/(([.E$8]-[.E$6])*([.E$7]-[.E$6]));1-(([.E$8]-[.B827])^2/(([.E$8]-[.E$6])*([.E$8]-[.E$7]))))" office:value-type="float" office:value="0.807428742686894">
            <text:p>0,8074287427</text:p>
          </table:table-cell>
          <table:table-cell table:formula="of:=ABS([.D827]-[.C827])" office:value-type="float" office:value="0.00657125731310559">
            <text:p>0,0065712573</text:p>
          </table:table-cell>
          <table:table-cell table:formula="of:=ABS([.D827]-[.C826])" office:value-type="float" office:value="0.00557125731310559">
            <text:p>0,0055712573</text:p>
          </table:table-cell>
          <table:table-cell/>
        </table:table-row>
        <table:table-row table:style-name="ro1">
          <table:table-cell office:value-type="float" office:value="4.45672131195">
            <text:p>4,456721312</text:p>
          </table:table-cell>
          <table:table-cell office:value-type="float" office:value="6.6031146122">
            <text:p>6,6031146122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E$6]&lt;=[.B828];[.B828]&lt;=[.E$7]);([.B828]-[.E$6])^2/(([.E$8]-[.E$6])*([.E$7]-[.E$6]));1-(([.E$8]-[.B828])^2/(([.E$8]-[.E$6])*([.E$8]-[.E$7]))))" office:value-type="float" office:value="0.808498014591695">
            <text:p>0,8084980146</text:p>
          </table:table-cell>
          <table:table-cell table:formula="of:=ABS([.D828]-[.C828])" office:value-type="float" office:value="0.00650198540830527">
            <text:p>0,0065019854</text:p>
          </table:table-cell>
          <table:table-cell table:formula="of:=ABS([.D828]-[.C827])" office:value-type="float" office:value="0.00550198540830527">
            <text:p>0,0055019854</text:p>
          </table:table-cell>
          <table:table-cell/>
        </table:table-row>
        <table:table-row table:style-name="ro1">
          <table:table-cell office:value-type="float" office:value="4.59763039148">
            <text:p>4,5976303915</text:p>
          </table:table-cell>
          <table:table-cell office:value-type="float" office:value="6.62677741248">
            <text:p>6,6267774125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E$6]&lt;=[.B829];[.B829]&lt;=[.E$7]);([.B829]-[.E$6])^2/(([.E$8]-[.E$6])*([.E$7]-[.E$6]));1-(([.E$8]-[.B829])^2/(([.E$8]-[.E$6])*([.E$8]-[.E$7]))))" office:value-type="float" office:value="0.812260485002829">
            <text:p>0,812260485</text:p>
          </table:table-cell>
          <table:table-cell table:formula="of:=ABS([.D829]-[.C829])" office:value-type="float" office:value="0.00373951499717073">
            <text:p>0,003739515</text:p>
          </table:table-cell>
          <table:table-cell table:formula="of:=ABS([.D829]-[.C828])" office:value-type="float" office:value="0.00273951499717073">
            <text:p>0,002739515</text:p>
          </table:table-cell>
          <table:table-cell/>
        </table:table-row>
        <table:table-row table:style-name="ro1">
          <table:table-cell office:value-type="float" office:value="3.43304930592">
            <text:p>3,4330493059</text:p>
          </table:table-cell>
          <table:table-cell office:value-type="float" office:value="6.63114780864">
            <text:p>6,631147808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E$6]&lt;=[.B830];[.B830]&lt;=[.E$7]);([.B830]-[.E$6])^2/(([.E$8]-[.E$6])*([.E$7]-[.E$6]));1-(([.E$8]-[.B830])^2/(([.E$8]-[.E$6])*([.E$8]-[.E$7]))))" office:value-type="float" office:value="0.812951309849631">
            <text:p>0,8129513098</text:p>
          </table:table-cell>
          <table:table-cell table:formula="of:=ABS([.D830]-[.C830])" office:value-type="float" office:value="0.00404869015036913">
            <text:p>0,0040486902</text:p>
          </table:table-cell>
          <table:table-cell table:formula="of:=ABS([.D830]-[.C829])" office:value-type="float" office:value="0.00304869015036913">
            <text:p>0,0030486902</text:p>
          </table:table-cell>
          <table:table-cell/>
        </table:table-row>
        <table:table-row table:style-name="ro1">
          <table:table-cell office:value-type="float" office:value="3.61233738589">
            <text:p>3,6123373859</text:p>
          </table:table-cell>
          <table:table-cell office:value-type="float" office:value="6.63326317109">
            <text:p>6,6332631711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E$6]&lt;=[.B831];[.B831]&lt;=[.E$7]);([.B831]-[.E$6])^2/(([.E$8]-[.E$6])*([.E$7]-[.E$6]));1-(([.E$8]-[.B831])^2/(([.E$8]-[.E$6])*([.E$8]-[.E$7]))))" office:value-type="float" office:value="0.813285226089368">
            <text:p>0,8132852261</text:p>
          </table:table-cell>
          <table:table-cell table:formula="of:=ABS([.D831]-[.C831])" office:value-type="float" office:value="0.00471477391063202">
            <text:p>0,0047147739</text:p>
          </table:table-cell>
          <table:table-cell table:formula="of:=ABS([.D831]-[.C830])" office:value-type="float" office:value="0.00371477391063202">
            <text:p>0,0037147739</text:p>
          </table:table-cell>
          <table:table-cell/>
        </table:table-row>
        <table:table-row table:style-name="ro1">
          <table:table-cell office:value-type="float" office:value="5.71190757647">
            <text:p>5,7119075765</text:p>
          </table:table-cell>
          <table:table-cell office:value-type="float" office:value="6.63877909409">
            <text:p>6,6387790941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E$6]&lt;=[.B832];[.B832]&lt;=[.E$7]);([.B832]-[.E$6])^2/(([.E$8]-[.E$6])*([.E$7]-[.E$6]));1-(([.E$8]-[.B832])^2/(([.E$8]-[.E$6])*([.E$8]-[.E$7]))))" office:value-type="float" office:value="0.814154527783119">
            <text:p>0,8141545278</text:p>
          </table:table-cell>
          <table:table-cell table:formula="of:=ABS([.D832]-[.C832])" office:value-type="float" office:value="0.00484547221688125">
            <text:p>0,0048454722</text:p>
          </table:table-cell>
          <table:table-cell table:formula="of:=ABS([.D832]-[.C831])" office:value-type="float" office:value="0.00384547221688125">
            <text:p>0,0038454722</text:p>
          </table:table-cell>
          <table:table-cell/>
        </table:table-row>
        <table:table-row table:style-name="ro1">
          <table:table-cell office:value-type="float" office:value="4.81949099157">
            <text:p>4,8194909916</text:p>
          </table:table-cell>
          <table:table-cell office:value-type="float" office:value="6.65730362184">
            <text:p>6,6573036218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E$6]&lt;=[.B833];[.B833]&lt;=[.E$7]);([.B833]-[.E$6])^2/(([.E$8]-[.E$6])*([.E$7]-[.E$6]));1-(([.E$8]-[.B833])^2/(([.E$8]-[.E$6])*([.E$8]-[.E$7]))))" office:value-type="float" office:value="0.817059122658534">
            <text:p>0,8170591227</text:p>
          </table:table-cell>
          <table:table-cell table:formula="of:=ABS([.D833]-[.C833])" office:value-type="float" office:value="0.00294087734146609">
            <text:p>0,0029408773</text:p>
          </table:table-cell>
          <table:table-cell table:formula="of:=ABS([.D833]-[.C832])" office:value-type="float" office:value="0.00194087734146609">
            <text:p>0,0019408773</text:p>
          </table:table-cell>
          <table:table-cell/>
        </table:table-row>
        <table:table-row table:style-name="ro1">
          <table:table-cell office:value-type="float" office:value="4.31962995511">
            <text:p>4,3196299551</text:p>
          </table:table-cell>
          <table:table-cell office:value-type="float" office:value="6.6708560942">
            <text:p>6,670856094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E$6]&lt;=[.B834];[.B834]&lt;=[.E$7]);([.B834]-[.E$6])^2/(([.E$8]-[.E$6])*([.E$7]-[.E$6]));1-(([.E$8]-[.B834])^2/(([.E$8]-[.E$6])*([.E$8]-[.E$7]))))" office:value-type="float" office:value="0.819169622202491">
            <text:p>0,8191696222</text:p>
          </table:table-cell>
          <table:table-cell table:formula="of:=ABS([.D834]-[.C834])" office:value-type="float" office:value="0.00183037779750916">
            <text:p>0,0018303778</text:p>
          </table:table-cell>
          <table:table-cell table:formula="of:=ABS([.D834]-[.C833])" office:value-type="float" office:value="0.000830377797509163">
            <text:p>0,0008303778</text:p>
          </table:table-cell>
          <table:table-cell/>
        </table:table-row>
        <table:table-row table:style-name="ro1">
          <table:table-cell office:value-type="float" office:value="4.85970162961">
            <text:p>4,8597016296</text:p>
          </table:table-cell>
          <table:table-cell office:value-type="float" office:value="6.67158241708">
            <text:p>6,6715824171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E$6]&lt;=[.B835];[.B835]&lt;=[.E$7]);([.B835]-[.E$6])^2/(([.E$8]-[.E$6])*([.E$7]-[.E$6]));1-(([.E$8]-[.B835])^2/(([.E$8]-[.E$6])*([.E$8]-[.E$7]))))" office:value-type="float" office:value="0.819282385318299">
            <text:p>0,8192823853</text:p>
          </table:table-cell>
          <table:table-cell table:formula="of:=ABS([.D835]-[.C835])" office:value-type="float" office:value="0.00271761468170051">
            <text:p>0,0027176147</text:p>
          </table:table-cell>
          <table:table-cell table:formula="of:=ABS([.D835]-[.C834])" office:value-type="float" office:value="0.00171761468170051">
            <text:p>0,0017176147</text:p>
          </table:table-cell>
          <table:table-cell/>
        </table:table-row>
        <table:table-row table:style-name="ro1">
          <table:table-cell office:value-type="float" office:value="4.15143614153">
            <text:p>4,1514361415</text:p>
          </table:table-cell>
          <table:table-cell office:value-type="float" office:value="6.67185521499">
            <text:p>6,671855215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E$6]&lt;=[.B836];[.B836]&lt;=[.E$7]);([.B836]-[.E$6])^2/(([.E$8]-[.E$6])*([.E$7]-[.E$6]));1-(([.E$8]-[.B836])^2/(([.E$8]-[.E$6])*([.E$8]-[.E$7]))))" office:value-type="float" office:value="0.819324728667691">
            <text:p>0,8193247287</text:p>
          </table:table-cell>
          <table:table-cell table:formula="of:=ABS([.D836]-[.C836])" office:value-type="float" office:value="0.0036752713323086">
            <text:p>0,0036752713</text:p>
          </table:table-cell>
          <table:table-cell table:formula="of:=ABS([.D836]-[.C835])" office:value-type="float" office:value="0.0026752713323086">
            <text:p>0,0026752713</text:p>
          </table:table-cell>
          <table:table-cell/>
        </table:table-row>
        <table:table-row table:style-name="ro1">
          <table:table-cell office:value-type="float" office:value="3.76630726333">
            <text:p>3,7663072633</text:p>
          </table:table-cell>
          <table:table-cell office:value-type="float" office:value="6.67562035095">
            <text:p>6,675620351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E$6]&lt;=[.B837];[.B837]&lt;=[.E$7]);([.B837]-[.E$6])^2/(([.E$8]-[.E$6])*([.E$7]-[.E$6]));1-(([.E$8]-[.B837])^2/(([.E$8]-[.E$6])*([.E$8]-[.E$7]))))" office:value-type="float" office:value="0.819908641569407">
            <text:p>0,8199086416</text:p>
          </table:table-cell>
          <table:table-cell table:formula="of:=ABS([.D837]-[.C837])" office:value-type="float" office:value="0.00409135843059327">
            <text:p>0,0040913584</text:p>
          </table:table-cell>
          <table:table-cell table:formula="of:=ABS([.D837]-[.C836])" office:value-type="float" office:value="0.00309135843059327">
            <text:p>0,0030913584</text:p>
          </table:table-cell>
          <table:table-cell/>
        </table:table-row>
        <table:table-row table:style-name="ro1">
          <table:table-cell office:value-type="float" office:value="5.07489598503">
            <text:p>5,074895985</text:p>
          </table:table-cell>
          <table:table-cell office:value-type="float" office:value="6.69815710878">
            <text:p>6,6981571088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E$6]&lt;=[.B838];[.B838]&lt;=[.E$7]);([.B838]-[.E$6])^2/(([.E$8]-[.E$6])*([.E$7]-[.E$6]));1-(([.E$8]-[.B838])^2/(([.E$8]-[.E$6])*([.E$8]-[.E$7]))))" office:value-type="float" office:value="0.823383976804665">
            <text:p>0,8233839768</text:p>
          </table:table-cell>
          <table:table-cell table:formula="of:=ABS([.D838]-[.C838])" office:value-type="float" office:value="0.00161602319533483">
            <text:p>0,0016160232</text:p>
          </table:table-cell>
          <table:table-cell table:formula="of:=ABS([.D838]-[.C837])" office:value-type="float" office:value="0.000616023195334825">
            <text:p>0,0006160232</text:p>
          </table:table-cell>
          <table:table-cell/>
        </table:table-row>
        <table:table-row table:style-name="ro1">
          <table:table-cell office:value-type="float" office:value="5.22900887866">
            <text:p>5,2290088787</text:p>
          </table:table-cell>
          <table:table-cell office:value-type="float" office:value="6.70709664419">
            <text:p>6,7070966442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E$6]&lt;=[.B839];[.B839]&lt;=[.E$7]);([.B839]-[.E$6])^2/(([.E$8]-[.E$6])*([.E$7]-[.E$6]));1-(([.E$8]-[.B839])^2/(([.E$8]-[.E$6])*([.E$8]-[.E$7]))))" office:value-type="float" office:value="0.824753140030508">
            <text:p>0,82475314</text:p>
          </table:table-cell>
          <table:table-cell table:formula="of:=ABS([.D839]-[.C839])" office:value-type="float" office:value="0.00124685996949192">
            <text:p>0,00124686</text:p>
          </table:table-cell>
          <table:table-cell table:formula="of:=ABS([.D839]-[.C838])" office:value-type="float" office:value="0.000246859969491919">
            <text:p>0,00024686</text:p>
          </table:table-cell>
          <table:table-cell/>
        </table:table-row>
        <table:table-row table:style-name="ro1">
          <table:table-cell office:value-type="float" office:value="5.76012094022">
            <text:p>5,7601209402</text:p>
          </table:table-cell>
          <table:table-cell office:value-type="float" office:value="6.70869574032">
            <text:p>6,7086957403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E$6]&lt;=[.B840];[.B840]&lt;=[.E$7]);([.B840]-[.E$6])^2/(([.E$8]-[.E$6])*([.E$7]-[.E$6]));1-(([.E$8]-[.B840])^2/(([.E$8]-[.E$6])*([.E$8]-[.E$7]))))" office:value-type="float" office:value="0.824997492985743">
            <text:p>0,824997493</text:p>
          </table:table-cell>
          <table:table-cell table:formula="of:=ABS([.D840]-[.C840])" office:value-type="float" office:value="0.00200250701425708">
            <text:p>0,002002507</text:p>
          </table:table-cell>
          <table:table-cell table:formula="of:=ABS([.D840]-[.C839])" office:value-type="float" office:value="0.00100250701425708">
            <text:p>0,001002507</text:p>
          </table:table-cell>
          <table:table-cell/>
        </table:table-row>
        <table:table-row table:style-name="ro1">
          <table:table-cell office:value-type="float" office:value="4.53238998572">
            <text:p>4,5323899857</text:p>
          </table:table-cell>
          <table:table-cell office:value-type="float" office:value="6.71446305572">
            <text:p>6,7144630557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E$6]&lt;=[.B841];[.B841]&lt;=[.E$7]);([.B841]-[.E$6])^2/(([.E$8]-[.E$6])*([.E$7]-[.E$6]));1-(([.E$8]-[.B841])^2/(([.E$8]-[.E$6])*([.E$8]-[.E$7]))))" office:value-type="float" office:value="0.825877362544375">
            <text:p>0,8258773625</text:p>
          </table:table-cell>
          <table:table-cell table:formula="of:=ABS([.D841]-[.C841])" office:value-type="float" office:value="0.00212263745562535">
            <text:p>0,0021226375</text:p>
          </table:table-cell>
          <table:table-cell table:formula="of:=ABS([.D841]-[.C840])" office:value-type="float" office:value="0.00112263745562535">
            <text:p>0,0011226375</text:p>
          </table:table-cell>
          <table:table-cell/>
        </table:table-row>
        <table:table-row table:style-name="ro1">
          <table:table-cell office:value-type="float" office:value="4.98844551544">
            <text:p>4,9884455154</text:p>
          </table:table-cell>
          <table:table-cell office:value-type="float" office:value="6.71546785332">
            <text:p>6,7154678533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E$6]&lt;=[.B842];[.B842]&lt;=[.E$7]);([.B842]-[.E$6])^2/(([.E$8]-[.E$6])*([.E$7]-[.E$6]));1-(([.E$8]-[.B842])^2/(([.E$8]-[.E$6])*([.E$8]-[.E$7]))))" office:value-type="float" office:value="0.826030429026189">
            <text:p>0,826030429</text:p>
          </table:table-cell>
          <table:table-cell table:formula="of:=ABS([.D842]-[.C842])" office:value-type="float" office:value="0.0029695709738109">
            <text:p>0,002969571</text:p>
          </table:table-cell>
          <table:table-cell table:formula="of:=ABS([.D842]-[.C841])" office:value-type="float" office:value="0.0019695709738109">
            <text:p>0,001969571</text:p>
          </table:table-cell>
          <table:table-cell/>
        </table:table-row>
        <table:table-row table:style-name="ro1">
          <table:table-cell office:value-type="float" office:value="5.29576469531">
            <text:p>5,2957646953</text:p>
          </table:table-cell>
          <table:table-cell office:value-type="float" office:value="6.71959704162">
            <text:p>6,7195970416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E$6]&lt;=[.B843];[.B843]&lt;=[.E$7]);([.B843]-[.E$6])^2/(([.E$8]-[.E$6])*([.E$7]-[.E$6]));1-(([.E$8]-[.B843])^2/(([.E$8]-[.E$6])*([.E$8]-[.E$7]))))" office:value-type="float" office:value="0.826658744913725">
            <text:p>0,8266587449</text:p>
          </table:table-cell>
          <table:table-cell table:formula="of:=ABS([.D843]-[.C843])" office:value-type="float" office:value="0.00334125508627514">
            <text:p>0,0033412551</text:p>
          </table:table-cell>
          <table:table-cell table:formula="of:=ABS([.D843]-[.C842])" office:value-type="float" office:value="0.00234125508627514">
            <text:p>0,0023412551</text:p>
          </table:table-cell>
          <table:table-cell/>
        </table:table-row>
        <table:table-row table:style-name="ro1">
          <table:table-cell office:value-type="float" office:value="6.48835377193">
            <text:p>6,4883537719</text:p>
          </table:table-cell>
          <table:table-cell office:value-type="float" office:value="6.72184451499">
            <text:p>6,721844515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E$6]&lt;=[.B844];[.B844]&lt;=[.E$7]);([.B844]-[.E$6])^2/(([.E$8]-[.E$6])*([.E$7]-[.E$6]));1-(([.E$8]-[.B844])^2/(([.E$8]-[.E$6])*([.E$8]-[.E$7]))))" office:value-type="float" office:value="0.827000252870628">
            <text:p>0,8270002529</text:p>
          </table:table-cell>
          <table:table-cell table:formula="of:=ABS([.D844]-[.C844])" office:value-type="float" office:value="0.00399974712937157">
            <text:p>0,0039997471</text:p>
          </table:table-cell>
          <table:table-cell table:formula="of:=ABS([.D844]-[.C843])" office:value-type="float" office:value="0.00299974712937157">
            <text:p>0,0029997471</text:p>
          </table:table-cell>
          <table:table-cell/>
        </table:table-row>
        <table:table-row table:style-name="ro1">
          <table:table-cell office:value-type="float" office:value="6.18315584717">
            <text:p>6,1831558472</text:p>
          </table:table-cell>
          <table:table-cell office:value-type="float" office:value="6.72664709444">
            <text:p>6,7266470944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E$6]&lt;=[.B845];[.B845]&lt;=[.E$7]);([.B845]-[.E$6])^2/(([.E$8]-[.E$6])*([.E$7]-[.E$6]));1-(([.E$8]-[.B845])^2/(([.E$8]-[.E$6])*([.E$8]-[.E$7]))))" office:value-type="float" office:value="0.827728885559397">
            <text:p>0,8277288856</text:p>
          </table:table-cell>
          <table:table-cell table:formula="of:=ABS([.D845]-[.C845])" office:value-type="float" office:value="0.00427111444060313">
            <text:p>0,0042711144</text:p>
          </table:table-cell>
          <table:table-cell table:formula="of:=ABS([.D845]-[.C844])" office:value-type="float" office:value="0.00327111444060313">
            <text:p>0,0032711144</text:p>
          </table:table-cell>
          <table:table-cell/>
        </table:table-row>
        <table:table-row table:style-name="ro1">
          <table:table-cell office:value-type="float" office:value="4.95843433605">
            <text:p>4,9584343361</text:p>
          </table:table-cell>
          <table:table-cell office:value-type="float" office:value="6.7311184711">
            <text:p>6,7311184711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E$6]&lt;=[.B846];[.B846]&lt;=[.E$7]);([.B846]-[.E$6])^2/(([.E$8]-[.E$6])*([.E$7]-[.E$6]));1-(([.E$8]-[.B846])^2/(([.E$8]-[.E$6])*([.E$8]-[.E$7]))))" office:value-type="float" office:value="0.828405886927213">
            <text:p>0,8284058869</text:p>
          </table:table-cell>
          <table:table-cell table:formula="of:=ABS([.D846]-[.C846])" office:value-type="float" office:value="0.00459411307278668">
            <text:p>0,0045941131</text:p>
          </table:table-cell>
          <table:table-cell table:formula="of:=ABS([.D846]-[.C845])" office:value-type="float" office:value="0.00359411307278668">
            <text:p>0,0035941131</text:p>
          </table:table-cell>
          <table:table-cell/>
        </table:table-row>
        <table:table-row table:style-name="ro1">
          <table:table-cell office:value-type="float" office:value="6.77686500529">
            <text:p>6,7768650053</text:p>
          </table:table-cell>
          <table:table-cell office:value-type="float" office:value="6.73637453729">
            <text:p>6,7363745373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E$6]&lt;=[.B847];[.B847]&lt;=[.E$7]);([.B847]-[.E$6])^2/(([.E$8]-[.E$6])*([.E$7]-[.E$6]));1-(([.E$8]-[.B847])^2/(([.E$8]-[.E$6])*([.E$8]-[.E$7]))))" office:value-type="float" office:value="0.829199992152365">
            <text:p>0,8291999922</text:p>
          </table:table-cell>
          <table:table-cell table:formula="of:=ABS([.D847]-[.C847])" office:value-type="float" office:value="0.00480000784763535">
            <text:p>0,0048000078</text:p>
          </table:table-cell>
          <table:table-cell table:formula="of:=ABS([.D847]-[.C846])" office:value-type="float" office:value="0.00380000784763534">
            <text:p>0,0038000078</text:p>
          </table:table-cell>
          <table:table-cell/>
        </table:table-row>
        <table:table-row table:style-name="ro1">
          <table:table-cell office:value-type="float" office:value="3.53740914191">
            <text:p>3,5374091419</text:p>
          </table:table-cell>
          <table:table-cell office:value-type="float" office:value="6.73684699339">
            <text:p>6,7368469934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E$6]&lt;=[.B848];[.B848]&lt;=[.E$7]);([.B848]-[.E$6])^2/(([.E$8]-[.E$6])*([.E$7]-[.E$6]));1-(([.E$8]-[.B848])^2/(([.E$8]-[.E$6])*([.E$8]-[.E$7]))))" office:value-type="float" office:value="0.829271282289071">
            <text:p>0,8292712823</text:p>
          </table:table-cell>
          <table:table-cell table:formula="of:=ABS([.D848]-[.C848])" office:value-type="float" office:value="0.00572871771092942">
            <text:p>0,0057287177</text:p>
          </table:table-cell>
          <table:table-cell table:formula="of:=ABS([.D848]-[.C847])" office:value-type="float" office:value="0.00472871771092942">
            <text:p>0,0047287177</text:p>
          </table:table-cell>
          <table:table-cell/>
        </table:table-row>
        <table:table-row table:style-name="ro1">
          <table:table-cell office:value-type="float" office:value="5.04940177816">
            <text:p>5,0494017782</text:p>
          </table:table-cell>
          <table:table-cell office:value-type="float" office:value="6.73905798765">
            <text:p>6,739057987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E$6]&lt;=[.B849];[.B849]&lt;=[.E$7]);([.B849]-[.E$6])^2/(([.E$8]-[.E$6])*([.E$7]-[.E$6]));1-(([.E$8]-[.B849])^2/(([.E$8]-[.E$6])*([.E$8]-[.E$7]))))" office:value-type="float" office:value="0.829604707226358">
            <text:p>0,8296047072</text:p>
          </table:table-cell>
          <table:table-cell table:formula="of:=ABS([.D849]-[.C849])" office:value-type="float" office:value="0.00639529277364226">
            <text:p>0,0063952928</text:p>
          </table:table-cell>
          <table:table-cell table:formula="of:=ABS([.D849]-[.C848])" office:value-type="float" office:value="0.00539529277364226">
            <text:p>0,0053952928</text:p>
          </table:table-cell>
          <table:table-cell/>
        </table:table-row>
        <table:table-row table:style-name="ro1">
          <table:table-cell office:value-type="float" office:value="3.45883682575">
            <text:p>3,4588368258</text:p>
          </table:table-cell>
          <table:table-cell office:value-type="float" office:value="6.74140076444">
            <text:p>6,7414007644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E$6]&lt;=[.B850];[.B850]&lt;=[.E$7]);([.B850]-[.E$6])^2/(([.E$8]-[.E$6])*([.E$7]-[.E$6]));1-(([.E$8]-[.B850])^2/(([.E$8]-[.E$6])*([.E$8]-[.E$7]))))" office:value-type="float" office:value="0.829957649770926">
            <text:p>0,8299576498</text:p>
          </table:table-cell>
          <table:table-cell table:formula="of:=ABS([.D850]-[.C850])" office:value-type="float" office:value="0.00704235022907385">
            <text:p>0,0070423502</text:p>
          </table:table-cell>
          <table:table-cell table:formula="of:=ABS([.D850]-[.C849])" office:value-type="float" office:value="0.00604235022907385">
            <text:p>0,0060423502</text:p>
          </table:table-cell>
          <table:table-cell/>
        </table:table-row>
        <table:table-row table:style-name="ro1">
          <table:table-cell office:value-type="float" office:value="6.82682165627">
            <text:p>6,8268216563</text:p>
          </table:table-cell>
          <table:table-cell office:value-type="float" office:value="6.7453604596">
            <text:p>6,7453604596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E$6]&lt;=[.B851];[.B851]&lt;=[.E$7]);([.B851]-[.E$6])^2/(([.E$8]-[.E$6])*([.E$7]-[.E$6]));1-(([.E$8]-[.B851])^2/(([.E$8]-[.E$6])*([.E$8]-[.E$7]))))" office:value-type="float" office:value="0.830553351428829">
            <text:p>0,8305533514</text:p>
          </table:table-cell>
          <table:table-cell table:formula="of:=ABS([.D851]-[.C851])" office:value-type="float" office:value="0.00744664857117072">
            <text:p>0,0074466486</text:p>
          </table:table-cell>
          <table:table-cell table:formula="of:=ABS([.D851]-[.C850])" office:value-type="float" office:value="0.00644664857117072">
            <text:p>0,0064466486</text:p>
          </table:table-cell>
          <table:table-cell/>
        </table:table-row>
        <table:table-row table:style-name="ro1">
          <table:table-cell office:value-type="float" office:value="6.53030419313">
            <text:p>6,5303041931</text:p>
          </table:table-cell>
          <table:table-cell office:value-type="float" office:value="6.75365997447">
            <text:p>6,7536599745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E$6]&lt;=[.B852];[.B852]&lt;=[.E$7]);([.B852]-[.E$6])^2/(([.E$8]-[.E$6])*([.E$7]-[.E$6]));1-(([.E$8]-[.B852])^2/(([.E$8]-[.E$6])*([.E$8]-[.E$7]))))" office:value-type="float" office:value="0.831798549656729">
            <text:p>0,8317985497</text:p>
          </table:table-cell>
          <table:table-cell table:formula="of:=ABS([.D852]-[.C852])" office:value-type="float" office:value="0.00720145034327069">
            <text:p>0,0072014503</text:p>
          </table:table-cell>
          <table:table-cell table:formula="of:=ABS([.D852]-[.C851])" office:value-type="float" office:value="0.00620145034327069">
            <text:p>0,0062014503</text:p>
          </table:table-cell>
          <table:table-cell/>
        </table:table-row>
        <table:table-row table:style-name="ro1">
          <table:table-cell office:value-type="float" office:value="4.73918447426">
            <text:p>4,7391844743</text:p>
          </table:table-cell>
          <table:table-cell office:value-type="float" office:value="6.7582239949">
            <text:p>6,7582239949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E$6]&lt;=[.B853];[.B853]&lt;=[.E$7]);([.B853]-[.E$6])^2/(([.E$8]-[.E$6])*([.E$7]-[.E$6]));1-(([.E$8]-[.B853])^2/(([.E$8]-[.E$6])*([.E$8]-[.E$7]))))" office:value-type="float" office:value="0.832481344765263">
            <text:p>0,8324813448</text:p>
          </table:table-cell>
          <table:table-cell table:formula="of:=ABS([.D853]-[.C853])" office:value-type="float" office:value="0.00751865523473716">
            <text:p>0,0075186552</text:p>
          </table:table-cell>
          <table:table-cell table:formula="of:=ABS([.D853]-[.C852])" office:value-type="float" office:value="0.00651865523473716">
            <text:p>0,0065186552</text:p>
          </table:table-cell>
          <table:table-cell/>
        </table:table-row>
        <table:table-row table:style-name="ro1">
          <table:table-cell office:value-type="float" office:value="7.54058332293">
            <text:p>7,5405833229</text:p>
          </table:table-cell>
          <table:table-cell office:value-type="float" office:value="6.77203862878">
            <text:p>6,7720386288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E$6]&lt;=[.B854];[.B854]&lt;=[.E$7]);([.B854]-[.E$6])^2/(([.E$8]-[.E$6])*([.E$7]-[.E$6]));1-(([.E$8]-[.B854])^2/(([.E$8]-[.E$6])*([.E$8]-[.E$7]))))" office:value-type="float" office:value="0.834539604278383">
            <text:p>0,8345396043</text:p>
          </table:table-cell>
          <table:table-cell table:formula="of:=ABS([.D854]-[.C854])" office:value-type="float" office:value="0.00646039572161672">
            <text:p>0,0064603957</text:p>
          </table:table-cell>
          <table:table-cell table:formula="of:=ABS([.D854]-[.C853])" office:value-type="float" office:value="0.00546039572161672">
            <text:p>0,0054603957</text:p>
          </table:table-cell>
          <table:table-cell/>
        </table:table-row>
        <table:table-row table:style-name="ro1">
          <table:table-cell office:value-type="float" office:value="3.85251962884">
            <text:p>3,8525196288</text:p>
          </table:table-cell>
          <table:table-cell office:value-type="float" office:value="6.77686500529">
            <text:p>6,776865005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E$6]&lt;=[.B855];[.B855]&lt;=[.E$7]);([.B855]-[.E$6])^2/(([.E$8]-[.E$6])*([.E$7]-[.E$6]));1-(([.E$8]-[.B855])^2/(([.E$8]-[.E$6])*([.E$8]-[.E$7]))))" office:value-type="float" office:value="0.835255693176526">
            <text:p>0,8352556932</text:p>
          </table:table-cell>
          <table:table-cell table:formula="of:=ABS([.D855]-[.C855])" office:value-type="float" office:value="0.00674430682347438">
            <text:p>0,0067443068</text:p>
          </table:table-cell>
          <table:table-cell table:formula="of:=ABS([.D855]-[.C854])" office:value-type="float" office:value="0.00574430682347438">
            <text:p>0,0057443068</text:p>
          </table:table-cell>
          <table:table-cell/>
        </table:table-row>
        <table:table-row table:style-name="ro1">
          <table:table-cell office:value-type="float" office:value="3.8022537306">
            <text:p>3,8022537306</text:p>
          </table:table-cell>
          <table:table-cell office:value-type="float" office:value="6.77977692852">
            <text:p>6,7797769285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E$6]&lt;=[.B856];[.B856]&lt;=[.E$7]);([.B856]-[.E$6])^2/(([.E$8]-[.E$6])*([.E$7]-[.E$6]));1-(([.E$8]-[.B856])^2/(([.E$8]-[.E$6])*([.E$8]-[.E$7]))))" office:value-type="float" office:value="0.835686983762264">
            <text:p>0,8356869838</text:p>
          </table:table-cell>
          <table:table-cell table:formula="of:=ABS([.D856]-[.C856])" office:value-type="float" office:value="0.00731301623773617">
            <text:p>0,0073130162</text:p>
          </table:table-cell>
          <table:table-cell table:formula="of:=ABS([.D856]-[.C855])" office:value-type="float" office:value="0.00631301623773617">
            <text:p>0,0063130162</text:p>
          </table:table-cell>
          <table:table-cell/>
        </table:table-row>
        <table:table-row table:style-name="ro1">
          <table:table-cell office:value-type="float" office:value="5.98507619586">
            <text:p>5,9850761959</text:p>
          </table:table-cell>
          <table:table-cell office:value-type="float" office:value="6.78335540358">
            <text:p>6,7833554036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E$6]&lt;=[.B857];[.B857]&lt;=[.E$7]);([.B857]-[.E$6])^2/(([.E$8]-[.E$6])*([.E$7]-[.E$6]));1-(([.E$8]-[.B857])^2/(([.E$8]-[.E$6])*([.E$8]-[.E$7]))))" office:value-type="float" office:value="0.836216224438734">
            <text:p>0,8362162244</text:p>
          </table:table-cell>
          <table:table-cell table:formula="of:=ABS([.D857]-[.C857])" office:value-type="float" office:value="0.00778377556126619">
            <text:p>0,0077837756</text:p>
          </table:table-cell>
          <table:table-cell table:formula="of:=ABS([.D857]-[.C856])" office:value-type="float" office:value="0.00678377556126619">
            <text:p>0,0067837756</text:p>
          </table:table-cell>
          <table:table-cell/>
        </table:table-row>
        <table:table-row table:style-name="ro1">
          <table:table-cell office:value-type="float" office:value="3.89227414822">
            <text:p>3,8922741482</text:p>
          </table:table-cell>
          <table:table-cell office:value-type="float" office:value="6.7941989468">
            <text:p>6,7941989468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E$6]&lt;=[.B858];[.B858]&lt;=[.E$7]);([.B858]-[.E$6])^2/(([.E$8]-[.E$6])*([.E$7]-[.E$6]));1-(([.E$8]-[.B858])^2/(([.E$8]-[.E$6])*([.E$8]-[.E$7]))))" office:value-type="float" office:value="0.837814723790059">
            <text:p>0,8378147238</text:p>
          </table:table-cell>
          <table:table-cell table:formula="of:=ABS([.D858]-[.C858])" office:value-type="float" office:value="0.00718527620994092">
            <text:p>0,0071852762</text:p>
          </table:table-cell>
          <table:table-cell table:formula="of:=ABS([.D858]-[.C857])" office:value-type="float" office:value="0.00618527620994092">
            <text:p>0,0061852762</text:p>
          </table:table-cell>
          <table:table-cell/>
        </table:table-row>
        <table:table-row table:style-name="ro1">
          <table:table-cell office:value-type="float" office:value="5.35153293574">
            <text:p>5,3515329357</text:p>
          </table:table-cell>
          <table:table-cell office:value-type="float" office:value="6.79747160295">
            <text:p>6,797471603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E$6]&lt;=[.B859];[.B859]&lt;=[.E$7]);([.B859]-[.E$6])^2/(([.E$8]-[.E$6])*([.E$7]-[.E$6]));1-(([.E$8]-[.B859])^2/(([.E$8]-[.E$6])*([.E$8]-[.E$7]))))" office:value-type="float" office:value="0.838295622006279">
            <text:p>0,838295622</text:p>
          </table:table-cell>
          <table:table-cell table:formula="of:=ABS([.D859]-[.C859])" office:value-type="float" office:value="0.00770437799372137">
            <text:p>0,007704378</text:p>
          </table:table-cell>
          <table:table-cell table:formula="of:=ABS([.D859]-[.C858])" office:value-type="float" office:value="0.00670437799372137">
            <text:p>0,006704378</text:p>
          </table:table-cell>
          <table:table-cell/>
        </table:table-row>
        <table:table-row table:style-name="ro1">
          <table:table-cell office:value-type="float" office:value="3.4737358969">
            <text:p>3,4737358969</text:p>
          </table:table-cell>
          <table:table-cell office:value-type="float" office:value="6.80068903335">
            <text:p>6,8006890334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E$6]&lt;=[.B860];[.B860]&lt;=[.E$7]);([.B860]-[.E$6])^2/(([.E$8]-[.E$6])*([.E$7]-[.E$6]));1-(([.E$8]-[.B860])^2/(([.E$8]-[.E$6])*([.E$8]-[.E$7]))))" office:value-type="float" office:value="0.838767709065768">
            <text:p>0,8387677091</text:p>
          </table:table-cell>
          <table:table-cell table:formula="of:=ABS([.D860]-[.C860])" office:value-type="float" office:value="0.00823229093423183">
            <text:p>0,0082322909</text:p>
          </table:table-cell>
          <table:table-cell table:formula="of:=ABS([.D860]-[.C859])" office:value-type="float" office:value="0.00723229093423183">
            <text:p>0,0072322909</text:p>
          </table:table-cell>
          <table:table-cell/>
        </table:table-row>
        <table:table-row table:style-name="ro1">
          <table:table-cell office:value-type="float" office:value="6.92303381607">
            <text:p>6,9230338161</text:p>
          </table:table-cell>
          <table:table-cell office:value-type="float" office:value="6.80749386693">
            <text:p>6,807493866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E$6]&lt;=[.B861];[.B861]&lt;=[.E$7]);([.B861]-[.E$6])^2/(([.E$8]-[.E$6])*([.E$7]-[.E$6]));1-(([.E$8]-[.B861])^2/(([.E$8]-[.E$6])*([.E$8]-[.E$7]))))" office:value-type="float" office:value="0.839763895215014">
            <text:p>0,8397638952</text:p>
          </table:table-cell>
          <table:table-cell table:formula="of:=ABS([.D861]-[.C861])" office:value-type="float" office:value="0.00823610478498549">
            <text:p>0,0082361048</text:p>
          </table:table-cell>
          <table:table-cell table:formula="of:=ABS([.D861]-[.C860])" office:value-type="float" office:value="0.00723610478498549">
            <text:p>0,0072361048</text:p>
          </table:table-cell>
          <table:table-cell/>
        </table:table-row>
        <table:table-row table:style-name="ro1">
          <table:table-cell office:value-type="float" office:value="6.98789804036">
            <text:p>6,9878980404</text:p>
          </table:table-cell>
          <table:table-cell office:value-type="float" office:value="6.81423675035">
            <text:p>6,8142367504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E$6]&lt;=[.B862];[.B862]&lt;=[.E$7]);([.B862]-[.E$6])^2/(([.E$8]-[.E$6])*([.E$7]-[.E$6]));1-(([.E$8]-[.B862])^2/(([.E$8]-[.E$6])*([.E$8]-[.E$7]))))" office:value-type="float" office:value="0.840747967215982">
            <text:p>0,8407479672</text:p>
          </table:table-cell>
          <table:table-cell table:formula="of:=ABS([.D862]-[.C862])" office:value-type="float" office:value="0.00825203278401754">
            <text:p>0,0082520328</text:p>
          </table:table-cell>
          <table:table-cell table:formula="of:=ABS([.D862]-[.C861])" office:value-type="float" office:value="0.00725203278401754">
            <text:p>0,0072520328</text:p>
          </table:table-cell>
          <table:table-cell/>
        </table:table-row>
        <table:table-row table:style-name="ro1">
          <table:table-cell office:value-type="float" office:value="5.57932611604">
            <text:p>5,579326116</text:p>
          </table:table-cell>
          <table:table-cell office:value-type="float" office:value="6.82682165627">
            <text:p>6,8268216563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E$6]&lt;=[.B863];[.B863]&lt;=[.E$7]);([.B863]-[.E$6])^2/(([.E$8]-[.E$6])*([.E$7]-[.E$6]));1-(([.E$8]-[.B863])^2/(([.E$8]-[.E$6])*([.E$8]-[.E$7]))))" office:value-type="float" office:value="0.842576529544764">
            <text:p>0,8425765295</text:p>
          </table:table-cell>
          <table:table-cell table:formula="of:=ABS([.D863]-[.C863])" office:value-type="float" office:value="0.0074234704552355">
            <text:p>0,0074234705</text:p>
          </table:table-cell>
          <table:table-cell table:formula="of:=ABS([.D863]-[.C862])" office:value-type="float" office:value="0.0064234704552355">
            <text:p>0,0064234705</text:p>
          </table:table-cell>
          <table:table-cell/>
        </table:table-row>
        <table:table-row table:style-name="ro1">
          <table:table-cell office:value-type="float" office:value="5.2887417884">
            <text:p>5,2887417884</text:p>
          </table:table-cell>
          <table:table-cell office:value-type="float" office:value="6.83668224704">
            <text:p>6,836682247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E$6]&lt;=[.B864];[.B864]&lt;=[.E$7]);([.B864]-[.E$6])^2/(([.E$8]-[.E$6])*([.E$7]-[.E$6]));1-(([.E$8]-[.B864])^2/(([.E$8]-[.E$6])*([.E$8]-[.E$7]))))" office:value-type="float" office:value="0.844001876657603">
            <text:p>0,8440018767</text:p>
          </table:table-cell>
          <table:table-cell table:formula="of:=ABS([.D864]-[.C864])" office:value-type="float" office:value="0.0069981233423968">
            <text:p>0,0069981233</text:p>
          </table:table-cell>
          <table:table-cell table:formula="of:=ABS([.D864]-[.C863])" office:value-type="float" office:value="0.0059981233423968">
            <text:p>0,0059981233</text:p>
          </table:table-cell>
          <table:table-cell/>
        </table:table-row>
        <table:table-row table:style-name="ro1">
          <table:table-cell office:value-type="float" office:value="7.69336535455">
            <text:p>7,6933653546</text:p>
          </table:table-cell>
          <table:table-cell office:value-type="float" office:value="6.8392667148">
            <text:p>6,8392667148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E$6]&lt;=[.B865];[.B865]&lt;=[.E$7]);([.B865]-[.E$6])^2/(([.E$8]-[.E$6])*([.E$7]-[.E$6]));1-(([.E$8]-[.B865])^2/(([.E$8]-[.E$6])*([.E$8]-[.E$7]))))" office:value-type="float" office:value="0.844374389007627">
            <text:p>0,844374389</text:p>
          </table:table-cell>
          <table:table-cell table:formula="of:=ABS([.D865]-[.C865])" office:value-type="float" office:value="0.0076256109923728">
            <text:p>0,007625611</text:p>
          </table:table-cell>
          <table:table-cell table:formula="of:=ABS([.D865]-[.C864])" office:value-type="float" office:value="0.0066256109923728">
            <text:p>0,006625611</text:p>
          </table:table-cell>
          <table:table-cell/>
        </table:table-row>
        <table:table-row table:style-name="ro1">
          <table:table-cell office:value-type="float" office:value="4.48912838959">
            <text:p>4,4891283896</text:p>
          </table:table-cell>
          <table:table-cell office:value-type="float" office:value="6.84178855253">
            <text:p>6,8417885525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E$6]&lt;=[.B866];[.B866]&lt;=[.E$7]);([.B866]-[.E$6])^2/(([.E$8]-[.E$6])*([.E$7]-[.E$6]));1-(([.E$8]-[.B866])^2/(([.E$8]-[.E$6])*([.E$8]-[.E$7]))))" office:value-type="float" office:value="0.844737444933648">
            <text:p>0,8447374449</text:p>
          </table:table-cell>
          <table:table-cell table:formula="of:=ABS([.D866]-[.C866])" office:value-type="float" office:value="0.00826255506635176">
            <text:p>0,0082625551</text:p>
          </table:table-cell>
          <table:table-cell table:formula="of:=ABS([.D866]-[.C865])" office:value-type="float" office:value="0.00726255506635176">
            <text:p>0,0072625551</text:p>
          </table:table-cell>
          <table:table-cell/>
        </table:table-row>
        <table:table-row table:style-name="ro1">
          <table:table-cell office:value-type="float" office:value="7.16576692674">
            <text:p>7,1657669267</text:p>
          </table:table-cell>
          <table:table-cell office:value-type="float" office:value="6.84732296278">
            <text:p>6,8473229628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E$6]&lt;=[.B867];[.B867]&lt;=[.E$7]);([.B867]-[.E$6])^2/(([.E$8]-[.E$6])*([.E$7]-[.E$6]));1-(([.E$8]-[.B867])^2/(([.E$8]-[.E$6])*([.E$8]-[.E$7]))))" office:value-type="float" office:value="0.845532719114191">
            <text:p>0,8455327191</text:p>
          </table:table-cell>
          <table:table-cell table:formula="of:=ABS([.D867]-[.C867])" office:value-type="float" office:value="0.00846728088580928">
            <text:p>0,0084672809</text:p>
          </table:table-cell>
          <table:table-cell table:formula="of:=ABS([.D867]-[.C866])" office:value-type="float" office:value="0.00746728088580928">
            <text:p>0,0074672809</text:p>
          </table:table-cell>
          <table:table-cell/>
        </table:table-row>
        <table:table-row table:style-name="ro1">
          <table:table-cell office:value-type="float" office:value="6.86140871383">
            <text:p>6,8614087138</text:p>
          </table:table-cell>
          <table:table-cell office:value-type="float" office:value="6.85426593592">
            <text:p>6,8542659359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E$6]&lt;=[.B868];[.B868]&lt;=[.E$7]);([.B868]-[.E$6])^2/(([.E$8]-[.E$6])*([.E$7]-[.E$6]));1-(([.E$8]-[.B868])^2/(([.E$8]-[.E$6])*([.E$8]-[.E$7]))))" office:value-type="float" office:value="0.846527510874891">
            <text:p>0,8465275109</text:p>
          </table:table-cell>
          <table:table-cell table:formula="of:=ABS([.D868]-[.C868])" office:value-type="float" office:value="0.00847248912510912">
            <text:p>0,0084724891</text:p>
          </table:table-cell>
          <table:table-cell table:formula="of:=ABS([.D868]-[.C867])" office:value-type="float" office:value="0.00747248912510912">
            <text:p>0,0074724891</text:p>
          </table:table-cell>
          <table:table-cell/>
        </table:table-row>
        <table:table-row table:style-name="ro1">
          <table:table-cell office:value-type="float" office:value="3.51629110846">
            <text:p>3,5162911085</text:p>
          </table:table-cell>
          <table:table-cell office:value-type="float" office:value="6.86140871383">
            <text:p>6,8614087138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E$6]&lt;=[.B869];[.B869]&lt;=[.E$7]);([.B869]-[.E$6])^2/(([.E$8]-[.E$6])*([.E$7]-[.E$6]));1-(([.E$8]-[.B869])^2/(([.E$8]-[.E$6])*([.E$8]-[.E$7]))))" office:value-type="float" office:value="0.847547577023925">
            <text:p>0,847547577</text:p>
          </table:table-cell>
          <table:table-cell table:formula="of:=ABS([.D869]-[.C869])" office:value-type="float" office:value="0.00845242297607507">
            <text:p>0,008452423</text:p>
          </table:table-cell>
          <table:table-cell table:formula="of:=ABS([.D869]-[.C868])" office:value-type="float" office:value="0.00745242297607507">
            <text:p>0,007452423</text:p>
          </table:table-cell>
          <table:table-cell/>
        </table:table-row>
        <table:table-row table:style-name="ro1">
          <table:table-cell office:value-type="float" office:value="4.51412663422">
            <text:p>4,5141266342</text:p>
          </table:table-cell>
          <table:table-cell office:value-type="float" office:value="6.86803749348">
            <text:p>6,8680374935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E$6]&lt;=[.B870];[.B870]&lt;=[.E$7]);([.B870]-[.E$6])^2/(([.E$8]-[.E$6])*([.E$7]-[.E$6]));1-(([.E$8]-[.B870])^2/(([.E$8]-[.E$6])*([.E$8]-[.E$7]))))" office:value-type="float" office:value="0.848491195693099">
            <text:p>0,8484911957</text:p>
          </table:table-cell>
          <table:table-cell table:formula="of:=ABS([.D870]-[.C870])" office:value-type="float" office:value="0.00850880430690126">
            <text:p>0,0085088043</text:p>
          </table:table-cell>
          <table:table-cell table:formula="of:=ABS([.D870]-[.C869])" office:value-type="float" office:value="0.00750880430690126">
            <text:p>0,0075088043</text:p>
          </table:table-cell>
          <table:table-cell/>
        </table:table-row>
        <table:table-row table:style-name="ro1">
          <table:table-cell office:value-type="float" office:value="7.6459231703">
            <text:p>7,6459231703</text:p>
          </table:table-cell>
          <table:table-cell office:value-type="float" office:value="6.87611925602">
            <text:p>6,876119256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E$6]&lt;=[.B871];[.B871]&lt;=[.E$7]);([.B871]-[.E$6])^2/(([.E$8]-[.E$6])*([.E$7]-[.E$6]));1-(([.E$8]-[.B871])^2/(([.E$8]-[.E$6])*([.E$8]-[.E$7]))))" office:value-type="float" office:value="0.849637686178365">
            <text:p>0,8496376862</text:p>
          </table:table-cell>
          <table:table-cell table:formula="of:=ABS([.D871]-[.C871])" office:value-type="float" office:value="0.00836231382163455">
            <text:p>0,0083623138</text:p>
          </table:table-cell>
          <table:table-cell table:formula="of:=ABS([.D871]-[.C870])" office:value-type="float" office:value="0.00736231382163455">
            <text:p>0,0073623138</text:p>
          </table:table-cell>
          <table:table-cell/>
        </table:table-row>
        <table:table-row table:style-name="ro1">
          <table:table-cell office:value-type="float" office:value="5.90230204522">
            <text:p>5,9023020452</text:p>
          </table:table-cell>
          <table:table-cell office:value-type="float" office:value="6.88179167296">
            <text:p>6,881791673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E$6]&lt;=[.B872];[.B872]&lt;=[.E$7]);([.B872]-[.E$6])^2/(([.E$8]-[.E$6])*([.E$7]-[.E$6]));1-(([.E$8]-[.B872])^2/(([.E$8]-[.E$6])*([.E$8]-[.E$7]))))" office:value-type="float" office:value="0.85043978277528">
            <text:p>0,8504397828</text:p>
          </table:table-cell>
          <table:table-cell table:formula="of:=ABS([.D872]-[.C872])" office:value-type="float" office:value="0.00856021722471978">
            <text:p>0,0085602172</text:p>
          </table:table-cell>
          <table:table-cell table:formula="of:=ABS([.D872]-[.C871])" office:value-type="float" office:value="0.00756021722471978">
            <text:p>0,0075602172</text:p>
          </table:table-cell>
          <table:table-cell/>
        </table:table-row>
        <table:table-row table:style-name="ro1">
          <table:table-cell office:value-type="float" office:value="4.69893595363">
            <text:p>4,6989359536</text:p>
          </table:table-cell>
          <table:table-cell office:value-type="float" office:value="6.89272608121">
            <text:p>6,8927260812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E$6]&lt;=[.B873];[.B873]&lt;=[.E$7]);([.B873]-[.E$6])^2/(([.E$8]-[.E$6])*([.E$7]-[.E$6]));1-(([.E$8]-[.B873])^2/(([.E$8]-[.E$6])*([.E$8]-[.E$7]))))" office:value-type="float" office:value="0.851979887706248">
            <text:p>0,8519798877</text:p>
          </table:table-cell>
          <table:table-cell table:formula="of:=ABS([.D873]-[.C873])" office:value-type="float" office:value="0.0080201122937521">
            <text:p>0,0080201123</text:p>
          </table:table-cell>
          <table:table-cell table:formula="of:=ABS([.D873]-[.C872])" office:value-type="float" office:value="0.0070201122937521">
            <text:p>0,0070201123</text:p>
          </table:table-cell>
          <table:table-cell/>
        </table:table-row>
        <table:table-row table:style-name="ro1">
          <table:table-cell office:value-type="float" office:value="4.90905961143">
            <text:p>4,9090596114</text:p>
          </table:table-cell>
          <table:table-cell office:value-type="float" office:value="6.90909307752">
            <text:p>6,9090930775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E$6]&lt;=[.B874];[.B874]&lt;=[.E$7]);([.B874]-[.E$6])^2/(([.E$8]-[.E$6])*([.E$7]-[.E$6]));1-(([.E$8]-[.B874])^2/(([.E$8]-[.E$6])*([.E$8]-[.E$7]))))" office:value-type="float" office:value="0.854270274717507">
            <text:p>0,8542702747</text:p>
          </table:table-cell>
          <table:table-cell table:formula="of:=ABS([.D874]-[.C874])" office:value-type="float" office:value="0.00672972528249283">
            <text:p>0,0067297253</text:p>
          </table:table-cell>
          <table:table-cell table:formula="of:=ABS([.D874]-[.C873])" office:value-type="float" office:value="0.00572972528249283">
            <text:p>0,0057297253</text:p>
          </table:table-cell>
          <table:table-cell/>
        </table:table-row>
        <table:table-row table:style-name="ro1">
          <table:table-cell office:value-type="float" office:value="5.07536495121">
            <text:p>5,0753649512</text:p>
          </table:table-cell>
          <table:table-cell office:value-type="float" office:value="6.91383537257">
            <text:p>6,9138353726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E$6]&lt;=[.B875];[.B875]&lt;=[.E$7]);([.B875]-[.E$6])^2/(([.E$8]-[.E$6])*([.E$7]-[.E$6]));1-(([.E$8]-[.B875])^2/(([.E$8]-[.E$6])*([.E$8]-[.E$7]))))" office:value-type="float" office:value="0.854930571575328">
            <text:p>0,8549305716</text:p>
          </table:table-cell>
          <table:table-cell table:formula="of:=ABS([.D875]-[.C875])" office:value-type="float" office:value="0.00706942842467162">
            <text:p>0,0070694284</text:p>
          </table:table-cell>
          <table:table-cell table:formula="of:=ABS([.D875]-[.C874])" office:value-type="float" office:value="0.00606942842467162">
            <text:p>0,0060694284</text:p>
          </table:table-cell>
          <table:table-cell/>
        </table:table-row>
        <table:table-row table:style-name="ro1">
          <table:table-cell office:value-type="float" office:value="7.54590912252">
            <text:p>7,5459091225</text:p>
          </table:table-cell>
          <table:table-cell office:value-type="float" office:value="6.91667010618">
            <text:p>6,916670106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E$6]&lt;=[.B876];[.B876]&lt;=[.E$7]);([.B876]-[.E$6])^2/(([.E$8]-[.E$6])*([.E$7]-[.E$6]));1-(([.E$8]-[.B876])^2/(([.E$8]-[.E$6])*([.E$8]-[.E$7]))))" office:value-type="float" office:value="0.855324551783865">
            <text:p>0,8553245518</text:p>
          </table:table-cell>
          <table:table-cell table:formula="of:=ABS([.D876]-[.C876])" office:value-type="float" office:value="0.00767544821613508">
            <text:p>0,0076754482</text:p>
          </table:table-cell>
          <table:table-cell table:formula="of:=ABS([.D876]-[.C875])" office:value-type="float" office:value="0.00667544821613508">
            <text:p>0,0066754482</text:p>
          </table:table-cell>
          <table:table-cell/>
        </table:table-row>
        <table:table-row table:style-name="ro1">
          <table:table-cell office:value-type="float" office:value="4.90395513529">
            <text:p>4,9039551353</text:p>
          </table:table-cell>
          <table:table-cell office:value-type="float" office:value="6.92303381607">
            <text:p>6,9230338161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E$6]&lt;=[.B877];[.B877]&lt;=[.E$7]);([.B877]-[.E$6])^2/(([.E$8]-[.E$6])*([.E$7]-[.E$6]));1-(([.E$8]-[.B877])^2/(([.E$8]-[.E$6])*([.E$8]-[.E$7]))))" office:value-type="float" office:value="0.856207049027042">
            <text:p>0,856207049</text:p>
          </table:table-cell>
          <table:table-cell table:formula="of:=ABS([.D877]-[.C877])" office:value-type="float" office:value="0.00779295097295818">
            <text:p>0,007792951</text:p>
          </table:table-cell>
          <table:table-cell table:formula="of:=ABS([.D877]-[.C876])" office:value-type="float" office:value="0.00679295097295818">
            <text:p>0,006792951</text:p>
          </table:table-cell>
          <table:table-cell/>
        </table:table-row>
        <table:table-row table:style-name="ro1">
          <table:table-cell office:value-type="float" office:value="6.5813621253">
            <text:p>6,5813621253</text:p>
          </table:table-cell>
          <table:table-cell office:value-type="float" office:value="6.92556576295">
            <text:p>6,925565763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E$6]&lt;=[.B878];[.B878]&lt;=[.E$7]);([.B878]-[.E$6])^2/(([.E$8]-[.E$6])*([.E$7]-[.E$6]));1-(([.E$8]-[.B878])^2/(([.E$8]-[.E$6])*([.E$8]-[.E$7]))))" office:value-type="float" office:value="0.856557419871826">
            <text:p>0,8565574199</text:p>
          </table:table-cell>
          <table:table-cell table:formula="of:=ABS([.D878]-[.C878])" office:value-type="float" office:value="0.00844258012817389">
            <text:p>0,0084425801</text:p>
          </table:table-cell>
          <table:table-cell table:formula="of:=ABS([.D878]-[.C877])" office:value-type="float" office:value="0.00744258012817389">
            <text:p>0,0074425801</text:p>
          </table:table-cell>
          <table:table-cell/>
        </table:table-row>
        <table:table-row table:style-name="ro1">
          <table:table-cell office:value-type="float" office:value="3.50901210091">
            <text:p>3,5090121009</text:p>
          </table:table-cell>
          <table:table-cell office:value-type="float" office:value="6.93616422603">
            <text:p>6,936164226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E$6]&lt;=[.B879];[.B879]&lt;=[.E$7]);([.B879]-[.E$6])^2/(([.E$8]-[.E$6])*([.E$7]-[.E$6]));1-(([.E$8]-[.B879])^2/(([.E$8]-[.E$6])*([.E$8]-[.E$7]))))" office:value-type="float" office:value="0.858019396602722">
            <text:p>0,8580193966</text:p>
          </table:table-cell>
          <table:table-cell table:formula="of:=ABS([.D879]-[.C879])" office:value-type="float" office:value="0.00798060339727835">
            <text:p>0,0079806034</text:p>
          </table:table-cell>
          <table:table-cell table:formula="of:=ABS([.D879]-[.C878])" office:value-type="float" office:value="0.00698060339727835">
            <text:p>0,0069806034</text:p>
          </table:table-cell>
          <table:table-cell/>
        </table:table-row>
        <table:table-row table:style-name="ro1">
          <table:table-cell office:value-type="float" office:value="5.90727449587">
            <text:p>5,9072744959</text:p>
          </table:table-cell>
          <table:table-cell office:value-type="float" office:value="6.94246196839">
            <text:p>6,9424619684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E$6]&lt;=[.B880];[.B880]&lt;=[.E$7]);([.B880]-[.E$6])^2/(([.E$8]-[.E$6])*([.E$7]-[.E$6]));1-(([.E$8]-[.B880])^2/(([.E$8]-[.E$6])*([.E$8]-[.E$7]))))" office:value-type="float" office:value="0.858884574949281">
            <text:p>0,8588845749</text:p>
          </table:table-cell>
          <table:table-cell table:formula="of:=ABS([.D880]-[.C880])" office:value-type="float" office:value="0.00811542505071849">
            <text:p>0,0081154251</text:p>
          </table:table-cell>
          <table:table-cell table:formula="of:=ABS([.D880]-[.C879])" office:value-type="float" office:value="0.00711542505071849">
            <text:p>0,0071154251</text:p>
          </table:table-cell>
          <table:table-cell/>
        </table:table-row>
        <table:table-row table:style-name="ro1">
          <table:table-cell office:value-type="float" office:value="5.59605757455">
            <text:p>5,5960575746</text:p>
          </table:table-cell>
          <table:table-cell office:value-type="float" office:value="6.94944443988">
            <text:p>6,9494444399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E$6]&lt;=[.B881];[.B881]&lt;=[.E$7]);([.B881]-[.E$6])^2/(([.E$8]-[.E$6])*([.E$7]-[.E$6]));1-(([.E$8]-[.B881])^2/(([.E$8]-[.E$6])*([.E$8]-[.E$7]))))" office:value-type="float" office:value="0.859840729828698">
            <text:p>0,8598407298</text:p>
          </table:table-cell>
          <table:table-cell table:formula="of:=ABS([.D881]-[.C881])" office:value-type="float" office:value="0.00815927017130158">
            <text:p>0,0081592702</text:p>
          </table:table-cell>
          <table:table-cell table:formula="of:=ABS([.D881]-[.C880])" office:value-type="float" office:value="0.00715927017130158">
            <text:p>0,0071592702</text:p>
          </table:table-cell>
          <table:table-cell/>
        </table:table-row>
        <table:table-row table:style-name="ro1">
          <table:table-cell office:value-type="float" office:value="5.62900875206">
            <text:p>5,6290087521</text:p>
          </table:table-cell>
          <table:table-cell office:value-type="float" office:value="6.97241099536">
            <text:p>6,9724109954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E$6]&lt;=[.B882];[.B882]&lt;=[.E$7]);([.B882]-[.E$6])^2/(([.E$8]-[.E$6])*([.E$7]-[.E$6]));1-(([.E$8]-[.B882])^2/(([.E$8]-[.E$6])*([.E$8]-[.E$7]))))" office:value-type="float" office:value="0.862962760942099">
            <text:p>0,8629627609</text:p>
          </table:table-cell>
          <table:table-cell table:formula="of:=ABS([.D882]-[.C882])" office:value-type="float" office:value="0.00603723905790088">
            <text:p>0,0060372391</text:p>
          </table:table-cell>
          <table:table-cell table:formula="of:=ABS([.D882]-[.C881])" office:value-type="float" office:value="0.00503723905790088">
            <text:p>0,0050372391</text:p>
          </table:table-cell>
          <table:table-cell/>
        </table:table-row>
        <table:table-row table:style-name="ro1">
          <table:table-cell office:value-type="float" office:value="4.68833099727">
            <text:p>4,6883309973</text:p>
          </table:table-cell>
          <table:table-cell office:value-type="float" office:value="6.9774412756">
            <text:p>6,9774412756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E$6]&lt;=[.B883];[.B883]&lt;=[.E$7]);([.B883]-[.E$6])^2/(([.E$8]-[.E$6])*([.E$7]-[.E$6]));1-(([.E$8]-[.B883])^2/(([.E$8]-[.E$6])*([.E$8]-[.E$7]))))" office:value-type="float" office:value="0.863641873545115">
            <text:p>0,8636418735</text:p>
          </table:table-cell>
          <table:table-cell table:formula="of:=ABS([.D883]-[.C883])" office:value-type="float" office:value="0.00635812645488509">
            <text:p>0,0063581265</text:p>
          </table:table-cell>
          <table:table-cell table:formula="of:=ABS([.D883]-[.C882])" office:value-type="float" office:value="0.00535812645488509">
            <text:p>0,0053581265</text:p>
          </table:table-cell>
          <table:table-cell/>
        </table:table-row>
        <table:table-row table:style-name="ro1">
          <table:table-cell office:value-type="float" office:value="6.49282405849">
            <text:p>6,4928240585</text:p>
          </table:table-cell>
          <table:table-cell office:value-type="float" office:value="6.98171672832">
            <text:p>6,9817167283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E$6]&lt;=[.B884];[.B884]&lt;=[.E$7]);([.B884]-[.E$6])^2/(([.E$8]-[.E$6])*([.E$7]-[.E$6]));1-(([.E$8]-[.B884])^2/(([.E$8]-[.E$6])*([.E$8]-[.E$7]))))" office:value-type="float" office:value="0.864217754508556">
            <text:p>0,8642177545</text:p>
          </table:table-cell>
          <table:table-cell table:formula="of:=ABS([.D884]-[.C884])" office:value-type="float" office:value="0.00678224549144413">
            <text:p>0,0067822455</text:p>
          </table:table-cell>
          <table:table-cell table:formula="of:=ABS([.D884]-[.C883])" office:value-type="float" office:value="0.00578224549144413">
            <text:p>0,0057822455</text:p>
          </table:table-cell>
          <table:table-cell/>
        </table:table-row>
        <table:table-row table:style-name="ro1">
          <table:table-cell office:value-type="float" office:value="7.14808047981">
            <text:p>7,1480804798</text:p>
          </table:table-cell>
          <table:table-cell office:value-type="float" office:value="6.98671634294">
            <text:p>6,9867163429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E$6]&lt;=[.B885];[.B885]&lt;=[.E$7]);([.B885]-[.E$6])^2/(([.E$8]-[.E$6])*([.E$7]-[.E$6]));1-(([.E$8]-[.B885])^2/(([.E$8]-[.E$6])*([.E$8]-[.E$7]))))" office:value-type="float" office:value="0.864889630540504">
            <text:p>0,8648896305</text:p>
          </table:table-cell>
          <table:table-cell table:formula="of:=ABS([.D885]-[.C885])" office:value-type="float" office:value="0.00711036945949617">
            <text:p>0,0071103695</text:p>
          </table:table-cell>
          <table:table-cell table:formula="of:=ABS([.D885]-[.C884])" office:value-type="float" office:value="0.00611036945949617">
            <text:p>0,0061103695</text:p>
          </table:table-cell>
          <table:table-cell/>
        </table:table-row>
        <table:table-row table:style-name="ro1">
          <table:table-cell office:value-type="float" office:value="8.36755972565">
            <text:p>8,3675597257</text:p>
          </table:table-cell>
          <table:table-cell office:value-type="float" office:value="6.98789804036">
            <text:p>6,9878980404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E$6]&lt;=[.B886];[.B886]&lt;=[.E$7]);([.B886]-[.E$6])^2/(([.E$8]-[.E$6])*([.E$7]-[.E$6]));1-(([.E$8]-[.B886])^2/(([.E$8]-[.E$6])*([.E$8]-[.E$7]))))" office:value-type="float" office:value="0.865048190133762">
            <text:p>0,8650481901</text:p>
          </table:table-cell>
          <table:table-cell table:formula="of:=ABS([.D886]-[.C886])" office:value-type="float" office:value="0.00795180986623756">
            <text:p>0,0079518099</text:p>
          </table:table-cell>
          <table:table-cell table:formula="of:=ABS([.D886]-[.C885])" office:value-type="float" office:value="0.00695180986623756">
            <text:p>0,0069518099</text:p>
          </table:table-cell>
          <table:table-cell/>
        </table:table-row>
        <table:table-row table:style-name="ro1">
          <table:table-cell office:value-type="float" office:value="5.237980633">
            <text:p>5,237980633</text:p>
          </table:table-cell>
          <table:table-cell office:value-type="float" office:value="6.98796469688">
            <text:p>6,9879646969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E$6]&lt;=[.B887];[.B887]&lt;=[.E$7]);([.B887]-[.E$6])^2/(([.E$8]-[.E$6])*([.E$7]-[.E$6]));1-(([.E$8]-[.B887])^2/(([.E$8]-[.E$6])*([.E$8]-[.E$7]))))" office:value-type="float" office:value="0.86505713129996">
            <text:p>0,8650571313</text:p>
          </table:table-cell>
          <table:table-cell table:formula="of:=ABS([.D887]-[.C887])" office:value-type="float" office:value="0.00894286870003969">
            <text:p>0,0089428687</text:p>
          </table:table-cell>
          <table:table-cell table:formula="of:=ABS([.D887]-[.C886])" office:value-type="float" office:value="0.00794286870003969">
            <text:p>0,0079428687</text:p>
          </table:table-cell>
          <table:table-cell/>
        </table:table-row>
        <table:table-row table:style-name="ro1">
          <table:table-cell office:value-type="float" office:value="4.96265394198">
            <text:p>4,962653942</text:p>
          </table:table-cell>
          <table:table-cell office:value-type="float" office:value="7.01008686467">
            <text:p>7,0100868647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E$6]&lt;=[.B888];[.B888]&lt;=[.E$7]);([.B888]-[.E$6])^2/(([.E$8]-[.E$6])*([.E$7]-[.E$6]));1-(([.E$8]-[.B888])^2/(([.E$8]-[.E$6])*([.E$8]-[.E$7]))))" office:value-type="float" office:value="0.868008190461371">
            <text:p>0,8680081905</text:p>
          </table:table-cell>
          <table:table-cell table:formula="of:=ABS([.D888]-[.C888])" office:value-type="float" office:value="0.00699180953862899">
            <text:p>0,0069918095</text:p>
          </table:table-cell>
          <table:table-cell table:formula="of:=ABS([.D888]-[.C887])" office:value-type="float" office:value="0.00599180953862899">
            <text:p>0,0059918095</text:p>
          </table:table-cell>
          <table:table-cell/>
        </table:table-row>
        <table:table-row table:style-name="ro1">
          <table:table-cell office:value-type="float" office:value="7.79745359738">
            <text:p>7,7974535974</text:p>
          </table:table-cell>
          <table:table-cell office:value-type="float" office:value="7.02766527213">
            <text:p>7,0276652721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E$6]&lt;=[.B889];[.B889]&lt;=[.E$7]);([.B889]-[.E$6])^2/(([.E$8]-[.E$6])*([.E$7]-[.E$6]));1-(([.E$8]-[.B889])^2/(([.E$8]-[.E$6])*([.E$8]-[.E$7]))))" office:value-type="float" office:value="0.870329857374599">
            <text:p>0,8703298574</text:p>
          </table:table-cell>
          <table:table-cell table:formula="of:=ABS([.D889]-[.C889])" office:value-type="float" office:value="0.00567014262540089">
            <text:p>0,0056701426</text:p>
          </table:table-cell>
          <table:table-cell table:formula="of:=ABS([.D889]-[.C888])" office:value-type="float" office:value="0.00467014262540089">
            <text:p>0,0046701426</text:p>
          </table:table-cell>
          <table:table-cell/>
        </table:table-row>
        <table:table-row table:style-name="ro1">
          <table:table-cell office:value-type="float" office:value="4.12762378466">
            <text:p>4,1276237847</text:p>
          </table:table-cell>
          <table:table-cell office:value-type="float" office:value="7.03356896695">
            <text:p>7,033568967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E$6]&lt;=[.B890];[.B890]&lt;=[.E$7]);([.B890]-[.E$6])^2/(([.E$8]-[.E$6])*([.E$7]-[.E$6]));1-(([.E$8]-[.B890])^2/(([.E$8]-[.E$6])*([.E$8]-[.E$7]))))" office:value-type="float" office:value="0.871104966408597">
            <text:p>0,8711049664</text:p>
          </table:table-cell>
          <table:table-cell table:formula="of:=ABS([.D890]-[.C890])" office:value-type="float" office:value="0.00589503359140298">
            <text:p>0,0058950336</text:p>
          </table:table-cell>
          <table:table-cell table:formula="of:=ABS([.D890]-[.C889])" office:value-type="float" office:value="0.00489503359140298">
            <text:p>0,0048950336</text:p>
          </table:table-cell>
          <table:table-cell/>
        </table:table-row>
        <table:table-row table:style-name="ro1">
          <table:table-cell office:value-type="float" office:value="5.79458205647">
            <text:p>5,7945820565</text:p>
          </table:table-cell>
          <table:table-cell office:value-type="float" office:value="7.03379843389">
            <text:p>7,0337984339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E$6]&lt;=[.B891];[.B891]&lt;=[.E$7]);([.B891]-[.E$6])^2/(([.E$8]-[.E$6])*([.E$7]-[.E$6]));1-(([.E$8]-[.B891])^2/(([.E$8]-[.E$6])*([.E$8]-[.E$7]))))" office:value-type="float" office:value="0.871135046714219">
            <text:p>0,8711350467</text:p>
          </table:table-cell>
          <table:table-cell table:formula="of:=ABS([.D891]-[.C891])" office:value-type="float" office:value="0.00686495328578052">
            <text:p>0,0068649533</text:p>
          </table:table-cell>
          <table:table-cell table:formula="of:=ABS([.D891]-[.C890])" office:value-type="float" office:value="0.00586495328578052">
            <text:p>0,0058649533</text:p>
          </table:table-cell>
          <table:table-cell/>
        </table:table-row>
        <table:table-row table:style-name="ro1">
          <table:table-cell office:value-type="float" office:value="4.91786115759">
            <text:p>4,9178611576</text:p>
          </table:table-cell>
          <table:table-cell office:value-type="float" office:value="7.03548483683">
            <text:p>7,0354848368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E$6]&lt;=[.B892];[.B892]&lt;=[.E$7]);([.B892]-[.E$6])^2/(([.E$8]-[.E$6])*([.E$7]-[.E$6]));1-(([.E$8]-[.B892])^2/(([.E$8]-[.E$6])*([.E$8]-[.E$7]))))" office:value-type="float" office:value="0.871356005789172">
            <text:p>0,8713560058</text:p>
          </table:table-cell>
          <table:table-cell table:formula="of:=ABS([.D892]-[.C892])" office:value-type="float" office:value="0.0076439942108284">
            <text:p>0,0076439942</text:p>
          </table:table-cell>
          <table:table-cell table:formula="of:=ABS([.D892]-[.C891])" office:value-type="float" office:value="0.0066439942108284">
            <text:p>0,0066439942</text:p>
          </table:table-cell>
          <table:table-cell/>
        </table:table-row>
        <table:table-row table:style-name="ro1">
          <table:table-cell office:value-type="float" office:value="5.19514926523">
            <text:p>5,1951492652</text:p>
          </table:table-cell>
          <table:table-cell office:value-type="float" office:value="7.04638953176">
            <text:p>7,0463895318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E$6]&lt;=[.B893];[.B893]&lt;=[.E$7]);([.B893]-[.E$6])^2/(([.E$8]-[.E$6])*([.E$7]-[.E$6]));1-(([.E$8]-[.B893])^2/(([.E$8]-[.E$6])*([.E$8]-[.E$7]))))" office:value-type="float" office:value="0.87278020461277">
            <text:p>0,8727802046</text:p>
          </table:table-cell>
          <table:table-cell table:formula="of:=ABS([.D893]-[.C893])" office:value-type="float" office:value="0.00721979538723039">
            <text:p>0,0072197954</text:p>
          </table:table-cell>
          <table:table-cell table:formula="of:=ABS([.D893]-[.C892])" office:value-type="float" office:value="0.00621979538723039">
            <text:p>0,0062197954</text:p>
          </table:table-cell>
          <table:table-cell/>
        </table:table-row>
        <table:table-row table:style-name="ro1">
          <table:table-cell office:value-type="float" office:value="3.6794803285">
            <text:p>3,6794803285</text:p>
          </table:table-cell>
          <table:table-cell office:value-type="float" office:value="7.0485376972">
            <text:p>7,048537697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E$6]&lt;=[.B894];[.B894]&lt;=[.E$7]);([.B894]-[.E$6])^2/(([.E$8]-[.E$6])*([.E$7]-[.E$6]));1-(([.E$8]-[.B894])^2/(([.E$8]-[.E$6])*([.E$8]-[.E$7]))))" office:value-type="float" office:value="0.873059829358351">
            <text:p>0,8730598294</text:p>
          </table:table-cell>
          <table:table-cell table:formula="of:=ABS([.D894]-[.C894])" office:value-type="float" office:value="0.00794017064164931">
            <text:p>0,0079401706</text:p>
          </table:table-cell>
          <table:table-cell table:formula="of:=ABS([.D894]-[.C893])" office:value-type="float" office:value="0.00694017064164931">
            <text:p>0,0069401706</text:p>
          </table:table-cell>
          <table:table-cell/>
        </table:table-row>
        <table:table-row table:style-name="ro1">
          <table:table-cell office:value-type="float" office:value="4.11693292744">
            <text:p>4,1169329274</text:p>
          </table:table-cell>
          <table:table-cell office:value-type="float" office:value="7.05698139761">
            <text:p>7,0569813976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E$6]&lt;=[.B895];[.B895]&lt;=[.E$7]);([.B895]-[.E$6])^2/(([.E$8]-[.E$6])*([.E$7]-[.E$6]));1-(([.E$8]-[.B895])^2/(([.E$8]-[.E$6])*([.E$8]-[.E$7]))))" office:value-type="float" office:value="0.874155957025547">
            <text:p>0,874155957</text:p>
          </table:table-cell>
          <table:table-cell table:formula="of:=ABS([.D895]-[.C895])" office:value-type="float" office:value="0.00784404297445296">
            <text:p>0,007844043</text:p>
          </table:table-cell>
          <table:table-cell table:formula="of:=ABS([.D895]-[.C894])" office:value-type="float" office:value="0.00684404297445296">
            <text:p>0,006844043</text:p>
          </table:table-cell>
          <table:table-cell/>
        </table:table-row>
        <table:table-row table:style-name="ro1">
          <table:table-cell office:value-type="float" office:value="3.81734845947">
            <text:p>3,8173484595</text:p>
          </table:table-cell>
          <table:table-cell office:value-type="float" office:value="7.0720290226">
            <text:p>7,0720290226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E$6]&lt;=[.B896];[.B896]&lt;=[.E$7]);([.B896]-[.E$6])^2/(([.E$8]-[.E$6])*([.E$7]-[.E$6]));1-(([.E$8]-[.B896])^2/(([.E$8]-[.E$6])*([.E$8]-[.E$7]))))" office:value-type="float" office:value="0.87609759701011">
            <text:p>0,876097597</text:p>
          </table:table-cell>
          <table:table-cell table:formula="of:=ABS([.D896]-[.C896])" office:value-type="float" office:value="0.00690240298989042">
            <text:p>0,006902403</text:p>
          </table:table-cell>
          <table:table-cell table:formula="of:=ABS([.D896]-[.C895])" office:value-type="float" office:value="0.00590240298989042">
            <text:p>0,005902403</text:p>
          </table:table-cell>
          <table:table-cell/>
        </table:table-row>
        <table:table-row table:style-name="ro1">
          <table:table-cell office:value-type="float" office:value="4.74025115954">
            <text:p>4,7402511595</text:p>
          </table:table-cell>
          <table:table-cell office:value-type="float" office:value="7.09273922321">
            <text:p>7,0927392232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E$6]&lt;=[.B897];[.B897]&lt;=[.E$7]);([.B897]-[.E$6])^2/(([.E$8]-[.E$6])*([.E$7]-[.E$6]));1-(([.E$8]-[.B897])^2/(([.E$8]-[.E$6])*([.E$8]-[.E$7]))))" office:value-type="float" office:value="0.87874521097728">
            <text:p>0,878745211</text:p>
          </table:table-cell>
          <table:table-cell table:formula="of:=ABS([.D897]-[.C897])" office:value-type="float" office:value="0.00525478902271981">
            <text:p>0,005254789</text:p>
          </table:table-cell>
          <table:table-cell table:formula="of:=ABS([.D897]-[.C896])" office:value-type="float" office:value="0.00425478902271981">
            <text:p>0,004254789</text:p>
          </table:table-cell>
          <table:table-cell/>
        </table:table-row>
        <table:table-row table:style-name="ro1">
          <table:table-cell office:value-type="float" office:value="4.38303227369">
            <text:p>4,3830322737</text:p>
          </table:table-cell>
          <table:table-cell office:value-type="float" office:value="7.10271220334">
            <text:p>7,1027122033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E$6]&lt;=[.B898];[.B898]&lt;=[.E$7]);([.B898]-[.E$6])^2/(([.E$8]-[.E$6])*([.E$7]-[.E$6]));1-(([.E$8]-[.B898])^2/(([.E$8]-[.E$6])*([.E$8]-[.E$7]))))" office:value-type="float" office:value="0.880009967221501">
            <text:p>0,8800099672</text:p>
          </table:table-cell>
          <table:table-cell table:formula="of:=ABS([.D898]-[.C898])" office:value-type="float" office:value="0.00499003277849852">
            <text:p>0,0049900328</text:p>
          </table:table-cell>
          <table:table-cell table:formula="of:=ABS([.D898]-[.C897])" office:value-type="float" office:value="0.00399003277849852">
            <text:p>0,0039900328</text:p>
          </table:table-cell>
          <table:table-cell/>
        </table:table-row>
        <table:table-row table:style-name="ro1">
          <table:table-cell office:value-type="float" office:value="4.78083617028">
            <text:p>4,7808361703</text:p>
          </table:table-cell>
          <table:table-cell office:value-type="float" office:value="7.11449070378">
            <text:p>7,1144907038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E$6]&lt;=[.B899];[.B899]&lt;=[.E$7]);([.B899]-[.E$6])^2/(([.E$8]-[.E$6])*([.E$7]-[.E$6]));1-(([.E$8]-[.B899])^2/(([.E$8]-[.E$6])*([.E$8]-[.E$7]))))" office:value-type="float" office:value="0.881495156462265">
            <text:p>0,8814951565</text:p>
          </table:table-cell>
          <table:table-cell table:formula="of:=ABS([.D899]-[.C899])" office:value-type="float" office:value="0.00450484353773473">
            <text:p>0,0045048435</text:p>
          </table:table-cell>
          <table:table-cell table:formula="of:=ABS([.D899]-[.C898])" office:value-type="float" office:value="0.00350484353773473">
            <text:p>0,0035048435</text:p>
          </table:table-cell>
          <table:table-cell/>
        </table:table-row>
        <table:table-row table:style-name="ro1">
          <table:table-cell office:value-type="float" office:value="5.97458312887">
            <text:p>5,9745831289</text:p>
          </table:table-cell>
          <table:table-cell office:value-type="float" office:value="7.11975172024">
            <text:p>7,1197517202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E$6]&lt;=[.B900];[.B900]&lt;=[.E$7]);([.B900]-[.E$6])^2/(([.E$8]-[.E$6])*([.E$7]-[.E$6]));1-(([.E$8]-[.B900])^2/(([.E$8]-[.E$6])*([.E$8]-[.E$7]))))" office:value-type="float" office:value="0.882155546881985">
            <text:p>0,8821555469</text:p>
          </table:table-cell>
          <table:table-cell table:formula="of:=ABS([.D900]-[.C900])" office:value-type="float" office:value="0.00484445311801462">
            <text:p>0,0048444531</text:p>
          </table:table-cell>
          <table:table-cell table:formula="of:=ABS([.D900]-[.C899])" office:value-type="float" office:value="0.00384445311801462">
            <text:p>0,0038444531</text:p>
          </table:table-cell>
          <table:table-cell/>
        </table:table-row>
        <table:table-row table:style-name="ro1">
          <table:table-cell office:value-type="float" office:value="6.73905798765">
            <text:p>6,7390579877</text:p>
          </table:table-cell>
          <table:table-cell office:value-type="float" office:value="7.12068278776">
            <text:p>7,1206827878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E$6]&lt;=[.B901];[.B901]&lt;=[.E$7]);([.B901]-[.E$6])^2/(([.E$8]-[.E$6])*([.E$7]-[.E$6]));1-(([.E$8]-[.B901])^2/(([.E$8]-[.E$6])*([.E$8]-[.E$7]))))" office:value-type="float" office:value="0.882272227192616">
            <text:p>0,8822722272</text:p>
          </table:table-cell>
          <table:table-cell table:formula="of:=ABS([.D901]-[.C901])" office:value-type="float" office:value="0.00572777280738424">
            <text:p>0,0057277728</text:p>
          </table:table-cell>
          <table:table-cell table:formula="of:=ABS([.D901]-[.C900])" office:value-type="float" office:value="0.00472777280738423">
            <text:p>0,0047277728</text:p>
          </table:table-cell>
          <table:table-cell/>
        </table:table-row>
        <table:table-row table:style-name="ro1">
          <table:table-cell office:value-type="float" office:value="4.83087841603">
            <text:p>4,830878416</text:p>
          </table:table-cell>
          <table:table-cell office:value-type="float" office:value="7.14808047981">
            <text:p>7,148080479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E$6]&lt;=[.B902];[.B902]&lt;=[.E$7]);([.B902]-[.E$6])^2/(([.E$8]-[.E$6])*([.E$7]-[.E$6]));1-(([.E$8]-[.B902])^2/(([.E$8]-[.E$6])*([.E$8]-[.E$7]))))" office:value-type="float" office:value="0.885679803024641">
            <text:p>0,885679803</text:p>
          </table:table-cell>
          <table:table-cell table:formula="of:=ABS([.D902]-[.C902])" office:value-type="float" office:value="0.00332019697535868">
            <text:p>0,003320197</text:p>
          </table:table-cell>
          <table:table-cell table:formula="of:=ABS([.D902]-[.C901])" office:value-type="float" office:value="0.00232019697535868">
            <text:p>0,002320197</text:p>
          </table:table-cell>
          <table:table-cell/>
        </table:table-row>
        <table:table-row table:style-name="ro1">
          <table:table-cell office:value-type="float" office:value="4.4406718824">
            <text:p>4,4406718824</text:p>
          </table:table-cell>
          <table:table-cell office:value-type="float" office:value="7.16576692674">
            <text:p>7,1657669267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E$6]&lt;=[.B903];[.B903]&lt;=[.E$7]);([.B903]-[.E$6])^2/(([.E$8]-[.E$6])*([.E$7]-[.E$6]));1-(([.E$8]-[.B903])^2/(([.E$8]-[.E$6])*([.E$8]-[.E$7]))))" office:value-type="float" office:value="0.887852967765306">
            <text:p>0,8878529678</text:p>
          </table:table-cell>
          <table:table-cell table:formula="of:=ABS([.D903]-[.C903])" office:value-type="float" office:value="0.00214703223469415">
            <text:p>0,0021470322</text:p>
          </table:table-cell>
          <table:table-cell table:formula="of:=ABS([.D903]-[.C902])" office:value-type="float" office:value="0.00114703223469415">
            <text:p>0,0011470322</text:p>
          </table:table-cell>
          <table:table-cell/>
        </table:table-row>
        <table:table-row table:style-name="ro1">
          <table:table-cell office:value-type="float" office:value="5.13564431112">
            <text:p>5,1356443111</text:p>
          </table:table-cell>
          <table:table-cell office:value-type="float" office:value="7.17834826156">
            <text:p>7,1783482616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E$6]&lt;=[.B904];[.B904]&lt;=[.E$7]);([.B904]-[.E$6])^2/(([.E$8]-[.E$6])*([.E$7]-[.E$6]));1-(([.E$8]-[.B904])^2/(([.E$8]-[.E$6])*([.E$8]-[.E$7]))))" office:value-type="float" office:value="0.889386164794617">
            <text:p>0,8893861648</text:p>
          </table:table-cell>
          <table:table-cell table:formula="of:=ABS([.D904]-[.C904])" office:value-type="float" office:value="0.0016138352053825">
            <text:p>0,0016138352</text:p>
          </table:table-cell>
          <table:table-cell table:formula="of:=ABS([.D904]-[.C903])" office:value-type="float" office:value="0.000613835205382496">
            <text:p>0,0006138352</text:p>
          </table:table-cell>
          <table:table-cell/>
        </table:table-row>
        <table:table-row table:style-name="ro1">
          <table:table-cell office:value-type="float" office:value="5.54873001383">
            <text:p>5,5487300138</text:p>
          </table:table-cell>
          <table:table-cell office:value-type="float" office:value="7.19071579151">
            <text:p>7,190715791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E$6]&lt;=[.B905];[.B905]&lt;=[.E$7]);([.B905]-[.E$6])^2/(([.E$8]-[.E$6])*([.E$7]-[.E$6]));1-(([.E$8]-[.B905])^2/(([.E$8]-[.E$6])*([.E$8]-[.E$7]))))" office:value-type="float" office:value="0.890883021763624">
            <text:p>0,8908830218</text:p>
          </table:table-cell>
          <table:table-cell table:formula="of:=ABS([.D905]-[.C905])" office:value-type="float" office:value="0.00111697823637624">
            <text:p>0,0011169782</text:p>
          </table:table-cell>
          <table:table-cell table:formula="of:=ABS([.D905]-[.C904])" office:value-type="float" office:value="0.000116978236376242">
            <text:p>0,0001169782</text:p>
          </table:table-cell>
          <table:table-cell/>
        </table:table-row>
        <table:table-row table:style-name="ro1">
          <table:table-cell office:value-type="float" office:value="3.84921896163">
            <text:p>3,8492189616</text:p>
          </table:table-cell>
          <table:table-cell office:value-type="float" office:value="7.21259057335">
            <text:p>7,2125905734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E$6]&lt;=[.B906];[.B906]&lt;=[.E$7]);([.B906]-[.E$6])^2/(([.E$8]-[.E$6])*([.E$7]-[.E$6]));1-(([.E$8]-[.B906])^2/(([.E$8]-[.E$6])*([.E$8]-[.E$7]))))" office:value-type="float" office:value="0.893505584717424">
            <text:p>0,8935055847</text:p>
          </table:table-cell>
          <table:table-cell table:formula="of:=ABS([.D906]-[.C906])" office:value-type="float" office:value="0.000505584717423901">
            <text:p>0,0005055847</text:p>
          </table:table-cell>
          <table:table-cell table:formula="of:=ABS([.D906]-[.C905])" office:value-type="float" office:value="0.0015055847174239">
            <text:p>0,0015055847</text:p>
          </table:table-cell>
          <table:table-cell/>
        </table:table-row>
        <table:table-row table:style-name="ro1">
          <table:table-cell office:value-type="float" office:value="6.78335540358">
            <text:p>6,7833554036</text:p>
          </table:table-cell>
          <table:table-cell office:value-type="float" office:value="7.21712003353">
            <text:p>7,2171200335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E$6]&lt;=[.B907];[.B907]&lt;=[.E$7]);([.B907]-[.E$6])^2/(([.E$8]-[.E$6])*([.E$7]-[.E$6]));1-(([.E$8]-[.B907])^2/(([.E$8]-[.E$6])*([.E$8]-[.E$7]))))" office:value-type="float" office:value="0.894044634171998">
            <text:p>0,8940446342</text:p>
          </table:table-cell>
          <table:table-cell table:formula="of:=ABS([.D907]-[.C907])" office:value-type="float" office:value="0.0000446341719976262">
            <text:p>4,46341719976262E-005</text:p>
          </table:table-cell>
          <table:table-cell table:formula="of:=ABS([.D907]-[.C906])" office:value-type="float" office:value="0.00104463417199763">
            <text:p>0,0010446342</text:p>
          </table:table-cell>
          <table:table-cell/>
        </table:table-row>
        <table:table-row table:style-name="ro1">
          <table:table-cell office:value-type="float" office:value="5.10363856378">
            <text:p>5,1036385638</text:p>
          </table:table-cell>
          <table:table-cell office:value-type="float" office:value="7.21823189964">
            <text:p>7,2182318996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E$6]&lt;=[.B908];[.B908]&lt;=[.E$7]);([.B908]-[.E$6])^2/(([.E$8]-[.E$6])*([.E$7]-[.E$6]));1-(([.E$8]-[.B908])^2/(([.E$8]-[.E$6])*([.E$8]-[.E$7]))))" office:value-type="float" office:value="0.89417674788465">
            <text:p>0,8941767479</text:p>
          </table:table-cell>
          <table:table-cell table:formula="of:=ABS([.D908]-[.C908])" office:value-type="float" office:value="0.000823252115349504">
            <text:p>0,0008232521</text:p>
          </table:table-cell>
          <table:table-cell table:formula="of:=ABS([.D908]-[.C907])" office:value-type="float" office:value="0.000176747884650497">
            <text:p>0,0001767479</text:p>
          </table:table-cell>
          <table:table-cell/>
        </table:table-row>
        <table:table-row table:style-name="ro1">
          <table:table-cell office:value-type="float" office:value="7.62936346592">
            <text:p>7,6293634659</text:p>
          </table:table-cell>
          <table:table-cell office:value-type="float" office:value="7.22531204856">
            <text:p>7,2253120486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E$6]&lt;=[.B909];[.B909]&lt;=[.E$7]);([.B909]-[.E$6])^2/(([.E$8]-[.E$6])*([.E$7]-[.E$6]));1-(([.E$8]-[.B909])^2/(([.E$8]-[.E$6])*([.E$8]-[.E$7]))))" office:value-type="float" office:value="0.895016089167123">
            <text:p>0,8950160892</text:p>
          </table:table-cell>
          <table:table-cell table:formula="of:=ABS([.D909]-[.C909])" office:value-type="float" office:value="0.000983910832876744">
            <text:p>0,0009839108</text:p>
          </table:table-cell>
          <table:table-cell table:formula="of:=ABS([.D909]-[.C908])" office:value-type="float" office:value="0.0000160891671232566">
            <text:p>1,60891671232566E-005</text:p>
          </table:table-cell>
          <table:table-cell/>
        </table:table-row>
        <table:table-row table:style-name="ro1">
          <table:table-cell office:value-type="float" office:value="3.84673394743">
            <text:p>3,8467339474</text:p>
          </table:table-cell>
          <table:table-cell office:value-type="float" office:value="7.22745367219">
            <text:p>7,2274536722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E$6]&lt;=[.B910];[.B910]&lt;=[.E$7]);([.B910]-[.E$6])^2/(([.E$8]-[.E$6])*([.E$7]-[.E$6]));1-(([.E$8]-[.B910])^2/(([.E$8]-[.E$6])*([.E$8]-[.E$7]))))" office:value-type="float" office:value="0.895269317192243">
            <text:p>0,8952693172</text:p>
          </table:table-cell>
          <table:table-cell table:formula="of:=ABS([.D910]-[.C910])" office:value-type="float" office:value="0.00173068280775723">
            <text:p>0,0017306828</text:p>
          </table:table-cell>
          <table:table-cell table:formula="of:=ABS([.D910]-[.C909])" office:value-type="float" office:value="0.000730682807757233">
            <text:p>0,0007306828</text:p>
          </table:table-cell>
          <table:table-cell/>
        </table:table-row>
        <table:table-row table:style-name="ro1">
          <table:table-cell office:value-type="float" office:value="7.84215839577">
            <text:p>7,8421583958</text:p>
          </table:table-cell>
          <table:table-cell office:value-type="float" office:value="7.23773874086">
            <text:p>7,2377387409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E$6]&lt;=[.B911];[.B911]&lt;=[.E$7]);([.B911]-[.E$6])^2/(([.E$8]-[.E$6])*([.E$7]-[.E$6]));1-(([.E$8]-[.B911])^2/(([.E$8]-[.E$6])*([.E$8]-[.E$7]))))" office:value-type="float" office:value="0.896481175151143">
            <text:p>0,8964811752</text:p>
          </table:table-cell>
          <table:table-cell table:formula="of:=ABS([.D911]-[.C911])" office:value-type="float" office:value="0.00151882484885657">
            <text:p>0,0015188248</text:p>
          </table:table-cell>
          <table:table-cell table:formula="of:=ABS([.D911]-[.C910])" office:value-type="float" office:value="0.000518824848856569">
            <text:p>0,0005188248</text:p>
          </table:table-cell>
          <table:table-cell/>
        </table:table-row>
        <table:table-row table:style-name="ro1">
          <table:table-cell office:value-type="float" office:value="4.61090759725">
            <text:p>4,6109075973</text:p>
          </table:table-cell>
          <table:table-cell office:value-type="float" office:value="7.24675860189">
            <text:p>7,2467586019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E$6]&lt;=[.B912];[.B912]&lt;=[.E$7]);([.B912]-[.E$6])^2/(([.E$8]-[.E$6])*([.E$7]-[.E$6]));1-(([.E$8]-[.B912])^2/(([.E$8]-[.E$6])*([.E$8]-[.E$7]))))" office:value-type="float" office:value="0.897538153331776">
            <text:p>0,8975381533</text:p>
          </table:table-cell>
          <table:table-cell table:formula="of:=ABS([.D912]-[.C912])" office:value-type="float" office:value="0.00146184666822358">
            <text:p>0,0014618467</text:p>
          </table:table-cell>
          <table:table-cell table:formula="of:=ABS([.D912]-[.C911])" office:value-type="float" office:value="0.000461846668223576">
            <text:p>0,0004618467</text:p>
          </table:table-cell>
          <table:table-cell/>
        </table:table-row>
        <table:table-row table:style-name="ro1">
          <table:table-cell office:value-type="float" office:value="7.65182479138">
            <text:p>7,6518247914</text:p>
          </table:table-cell>
          <table:table-cell office:value-type="float" office:value="7.26390339471">
            <text:p>7,2639033947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E$6]&lt;=[.B913];[.B913]&lt;=[.E$7]);([.B913]-[.E$6])^2/(([.E$8]-[.E$6])*([.E$7]-[.E$6]));1-(([.E$8]-[.B913])^2/(([.E$8]-[.E$6])*([.E$8]-[.E$7]))))" office:value-type="float" office:value="0.899532285903351">
            <text:p>0,8995322859</text:p>
          </table:table-cell>
          <table:table-cell table:formula="of:=ABS([.D913]-[.C913])" office:value-type="float" office:value="0.000467714096648808">
            <text:p>0,0004677141</text:p>
          </table:table-cell>
          <table:table-cell table:formula="of:=ABS([.D913]-[.C912])" office:value-type="float" office:value="0.000532285903351193">
            <text:p>0,0005322859</text:p>
          </table:table-cell>
          <table:table-cell/>
        </table:table-row>
        <table:table-row table:style-name="ro1">
          <table:table-cell office:value-type="float" office:value="6.11823184784">
            <text:p>6,1182318478</text:p>
          </table:table-cell>
          <table:table-cell office:value-type="float" office:value="7.26716951503">
            <text:p>7,267169515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E$6]&lt;=[.B914];[.B914]&lt;=[.E$7]);([.B914]-[.E$6])^2/(([.E$8]-[.E$6])*([.E$7]-[.E$6]));1-(([.E$8]-[.B914])^2/(([.E$8]-[.E$6])*([.E$8]-[.E$7]))))" office:value-type="float" office:value="0.899909950345288">
            <text:p>0,8999099503</text:p>
          </table:table-cell>
          <table:table-cell table:formula="of:=ABS([.D914]-[.C914])" office:value-type="float" office:value="0.00109004965471216">
            <text:p>0,0010900497</text:p>
          </table:table-cell>
          <table:table-cell table:formula="of:=ABS([.D914]-[.C913])" office:value-type="float" office:value="0.0000900496547121543">
            <text:p>9,00496547121543E-005</text:p>
          </table:table-cell>
          <table:table-cell/>
        </table:table-row>
        <table:table-row table:style-name="ro1">
          <table:table-cell office:value-type="float" office:value="8.19228224725">
            <text:p>8,1922822473</text:p>
          </table:table-cell>
          <table:table-cell office:value-type="float" office:value="7.26746446359">
            <text:p>7,2674644636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E$6]&lt;=[.B915];[.B915]&lt;=[.E$7]);([.B915]-[.E$6])^2/(([.E$8]-[.E$6])*([.E$7]-[.E$6]));1-(([.E$8]-[.B915])^2/(([.E$8]-[.E$6])*([.E$8]-[.E$7]))))" office:value-type="float" office:value="0.89994402050255">
            <text:p>0,8999440205</text:p>
          </table:table-cell>
          <table:table-cell table:formula="of:=ABS([.D915]-[.C915])" office:value-type="float" office:value="0.00205597949744962">
            <text:p>0,0020559795</text:p>
          </table:table-cell>
          <table:table-cell table:formula="of:=ABS([.D915]-[.C914])" office:value-type="float" office:value="0.00105597949744962">
            <text:p>0,0010559795</text:p>
          </table:table-cell>
          <table:table-cell/>
        </table:table-row>
        <table:table-row table:style-name="ro1">
          <table:table-cell office:value-type="float" office:value="4.79322036275">
            <text:p>4,7932203628</text:p>
          </table:table-cell>
          <table:table-cell office:value-type="float" office:value="7.27316879012">
            <text:p>7,2731687901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E$6]&lt;=[.B916];[.B916]&lt;=[.E$7]);([.B916]-[.E$6])^2/(([.E$8]-[.E$6])*([.E$7]-[.E$6]));1-(([.E$8]-[.B916])^2/(([.E$8]-[.E$6])*([.E$8]-[.E$7]))))" office:value-type="float" office:value="0.900601799086146">
            <text:p>0,9006017991</text:p>
          </table:table-cell>
          <table:table-cell table:formula="of:=ABS([.D916]-[.C916])" office:value-type="float" office:value="0.00239820091385423">
            <text:p>0,0023982009</text:p>
          </table:table-cell>
          <table:table-cell table:formula="of:=ABS([.D916]-[.C915])" office:value-type="float" office:value="0.00139820091385423">
            <text:p>0,0013982009</text:p>
          </table:table-cell>
          <table:table-cell/>
        </table:table-row>
        <table:table-row table:style-name="ro1">
          <table:table-cell office:value-type="float" office:value="6.4953346825">
            <text:p>6,4953346825</text:p>
          </table:table-cell>
          <table:table-cell office:value-type="float" office:value="7.27478296701">
            <text:p>7,274782967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E$6]&lt;=[.B917];[.B917]&lt;=[.E$7]);([.B917]-[.E$6])^2/(([.E$8]-[.E$6])*([.E$7]-[.E$6]));1-(([.E$8]-[.B917])^2/(([.E$8]-[.E$6])*([.E$8]-[.E$7]))))" office:value-type="float" office:value="0.900787539636039">
            <text:p>0,9007875396</text:p>
          </table:table-cell>
          <table:table-cell table:formula="of:=ABS([.D917]-[.C917])" office:value-type="float" office:value="0.00321246036396061">
            <text:p>0,0032124604</text:p>
          </table:table-cell>
          <table:table-cell table:formula="of:=ABS([.D917]-[.C916])" office:value-type="float" office:value="0.00221246036396061">
            <text:p>0,0022124604</text:p>
          </table:table-cell>
          <table:table-cell/>
        </table:table-row>
        <table:table-row table:style-name="ro1">
          <table:table-cell office:value-type="float" office:value="6.13027791009">
            <text:p>6,1302779101</text:p>
          </table:table-cell>
          <table:table-cell office:value-type="float" office:value="7.28901375698">
            <text:p>7,289013757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E$6]&lt;=[.B918];[.B918]&lt;=[.E$7]);([.B918]-[.E$6])^2/(([.E$8]-[.E$6])*([.E$7]-[.E$6]));1-(([.E$8]-[.B918])^2/(([.E$8]-[.E$6])*([.E$8]-[.E$7]))))" office:value-type="float" office:value="0.90241753587321">
            <text:p>0,9024175359</text:p>
          </table:table-cell>
          <table:table-cell table:formula="of:=ABS([.D918]-[.C918])" office:value-type="float" office:value="0.00258246412678986">
            <text:p>0,0025824641</text:p>
          </table:table-cell>
          <table:table-cell table:formula="of:=ABS([.D918]-[.C917])" office:value-type="float" office:value="0.00158246412678986">
            <text:p>0,0015824641</text:p>
          </table:table-cell>
          <table:table-cell/>
        </table:table-row>
        <table:table-row table:style-name="ro1">
          <table:table-cell office:value-type="float" office:value="3.55569101285">
            <text:p>3,5556910129</text:p>
          </table:table-cell>
          <table:table-cell office:value-type="float" office:value="7.29403549967">
            <text:p>7,2940354997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E$6]&lt;=[.B919];[.B919]&lt;=[.E$7]);([.B919]-[.E$6])^2/(([.E$8]-[.E$6])*([.E$7]-[.E$6]));1-(([.E$8]-[.B919])^2/(([.E$8]-[.E$6])*([.E$8]-[.E$7]))))" office:value-type="float" office:value="0.90298950412046">
            <text:p>0,9029895041</text:p>
          </table:table-cell>
          <table:table-cell table:formula="of:=ABS([.D919]-[.C919])" office:value-type="float" office:value="0.00301049587953961">
            <text:p>0,0030104959</text:p>
          </table:table-cell>
          <table:table-cell table:formula="of:=ABS([.D919]-[.C918])" office:value-type="float" office:value="0.00201049587953961">
            <text:p>0,0020104959</text:p>
          </table:table-cell>
          <table:table-cell/>
        </table:table-row>
        <table:table-row table:style-name="ro1">
          <table:table-cell office:value-type="float" office:value="5.94385733041">
            <text:p>5,9438573304</text:p>
          </table:table-cell>
          <table:table-cell office:value-type="float" office:value="7.3177150362">
            <text:p>7,3177150362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E$6]&lt;=[.B920];[.B920]&lt;=[.E$7]);([.B920]-[.E$6])^2/(([.E$8]-[.E$6])*([.E$7]-[.E$6]));1-(([.E$8]-[.B920])^2/(([.E$8]-[.E$6])*([.E$8]-[.E$7]))))" office:value-type="float" office:value="0.905663910019081">
            <text:p>0,90566391</text:p>
          </table:table-cell>
          <table:table-cell table:formula="of:=ABS([.D920]-[.C920])" office:value-type="float" office:value="0.00133608998091894">
            <text:p>0,00133609</text:p>
          </table:table-cell>
          <table:table-cell table:formula="of:=ABS([.D920]-[.C919])" office:value-type="float" office:value="0.000336089980918941">
            <text:p>0,00033609</text:p>
          </table:table-cell>
          <table:table-cell/>
        </table:table-row>
        <table:table-row table:style-name="ro1">
          <table:table-cell office:value-type="float" office:value="8.02462153872">
            <text:p>8,0246215387</text:p>
          </table:table-cell>
          <table:table-cell office:value-type="float" office:value="7.35219055514">
            <text:p>7,3521905551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E$6]&lt;=[.B921];[.B921]&lt;=[.E$7]);([.B921]-[.E$6])^2/(([.E$8]-[.E$6])*([.E$7]-[.E$6]));1-(([.E$8]-[.B921])^2/(([.E$8]-[.E$6])*([.E$8]-[.E$7]))))" office:value-type="float" office:value="0.909490801114339">
            <text:p>0,9094908011</text:p>
          </table:table-cell>
          <table:table-cell table:formula="of:=ABS([.D921]-[.C921])" office:value-type="float" office:value="0.00149080111433919">
            <text:p>0,0014908011</text:p>
          </table:table-cell>
          <table:table-cell table:formula="of:=ABS([.D921]-[.C920])" office:value-type="float" office:value="0.00249080111433919">
            <text:p>0,0024908011</text:p>
          </table:table-cell>
          <table:table-cell/>
        </table:table-row>
        <table:table-row table:style-name="ro1">
          <table:table-cell office:value-type="float" office:value="4.7549701795">
            <text:p>4,7549701795</text:p>
          </table:table-cell>
          <table:table-cell office:value-type="float" office:value="7.3595869066">
            <text:p>7,3595869066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E$6]&lt;=[.B922];[.B922]&lt;=[.E$7]);([.B922]-[.E$6])^2/(([.E$8]-[.E$6])*([.E$7]-[.E$6]));1-(([.E$8]-[.B922])^2/(([.E$8]-[.E$6])*([.E$8]-[.E$7]))))" office:value-type="float" office:value="0.910301496100061">
            <text:p>0,9103014961</text:p>
          </table:table-cell>
          <table:table-cell table:formula="of:=ABS([.D922]-[.C922])" office:value-type="float" office:value="0.00130149610006136">
            <text:p>0,0013014961</text:p>
          </table:table-cell>
          <table:table-cell table:formula="of:=ABS([.D922]-[.C921])" office:value-type="float" office:value="0.00230149610006136">
            <text:p>0,0023014961</text:p>
          </table:table-cell>
          <table:table-cell/>
        </table:table-row>
        <table:table-row table:style-name="ro1">
          <table:table-cell office:value-type="float" office:value="6.23540746773">
            <text:p>6,2354074677</text:p>
          </table:table-cell>
          <table:table-cell office:value-type="float" office:value="7.36791733472">
            <text:p>7,3679173347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E$6]&lt;=[.B923];[.B923]&lt;=[.E$7]);([.B923]-[.E$6])^2/(([.E$8]-[.E$6])*([.E$7]-[.E$6]));1-(([.E$8]-[.B923])^2/(([.E$8]-[.E$6])*([.E$8]-[.E$7]))))" office:value-type="float" office:value="0.911210205789751">
            <text:p>0,9112102058</text:p>
          </table:table-cell>
          <table:table-cell table:formula="of:=ABS([.D923]-[.C923])" office:value-type="float" office:value="0.00121020578975095">
            <text:p>0,0012102058</text:p>
          </table:table-cell>
          <table:table-cell table:formula="of:=ABS([.D923]-[.C922])" office:value-type="float" office:value="0.00221020578975095">
            <text:p>0,0022102058</text:p>
          </table:table-cell>
          <table:table-cell/>
        </table:table-row>
        <table:table-row table:style-name="ro1">
          <table:table-cell office:value-type="float" office:value="5.03091896594">
            <text:p>5,0309189659</text:p>
          </table:table-cell>
          <table:table-cell office:value-type="float" office:value="7.37810253782">
            <text:p>7,3781025378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E$6]&lt;=[.B924];[.B924]&lt;=[.E$7]);([.B924]-[.E$6])^2/(([.E$8]-[.E$6])*([.E$7]-[.E$6]));1-(([.E$8]-[.B924])^2/(([.E$8]-[.E$6])*([.E$8]-[.E$7]))))" office:value-type="float" office:value="0.912314954072469">
            <text:p>0,9123149541</text:p>
          </table:table-cell>
          <table:table-cell table:formula="of:=ABS([.D924]-[.C924])" office:value-type="float" office:value="0.00131495407246918">
            <text:p>0,0013149541</text:p>
          </table:table-cell>
          <table:table-cell table:formula="of:=ABS([.D924]-[.C923])" office:value-type="float" office:value="0.00231495407246918">
            <text:p>0,0023149541</text:p>
          </table:table-cell>
          <table:table-cell/>
        </table:table-row>
        <table:table-row table:style-name="ro1">
          <table:table-cell office:value-type="float" office:value="7.37810253782">
            <text:p>7,3781025378</text:p>
          </table:table-cell>
          <table:table-cell office:value-type="float" office:value="7.37932858239">
            <text:p>7,3793285824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E$6]&lt;=[.B925];[.B925]&lt;=[.E$7]);([.B925]-[.E$6])^2/(([.E$8]-[.E$6])*([.E$7]-[.E$6]));1-(([.E$8]-[.B925])^2/(([.E$8]-[.E$6])*([.E$8]-[.E$7]))))" office:value-type="float" office:value="0.9124474718714">
            <text:p>0,9124474719</text:p>
          </table:table-cell>
          <table:table-cell table:formula="of:=ABS([.D925]-[.C925])" office:value-type="float" office:value="0.000447471871399707">
            <text:p>0,0004474719</text:p>
          </table:table-cell>
          <table:table-cell table:formula="of:=ABS([.D925]-[.C924])" office:value-type="float" office:value="0.00144747187139971">
            <text:p>0,0014474719</text:p>
          </table:table-cell>
          <table:table-cell/>
        </table:table-row>
        <table:table-row table:style-name="ro1">
          <table:table-cell office:value-type="float" office:value="3.55582537743">
            <text:p>3,5558253774</text:p>
          </table:table-cell>
          <table:table-cell office:value-type="float" office:value="7.38057359902">
            <text:p>7,38057359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E$6]&lt;=[.B926];[.B926]&lt;=[.E$7]);([.B926]-[.E$6])^2/(([.E$8]-[.E$6])*([.E$7]-[.E$6]));1-(([.E$8]-[.B926])^2/(([.E$8]-[.E$6])*([.E$8]-[.E$7]))))" office:value-type="float" office:value="0.912581937726965">
            <text:p>0,9125819377</text:p>
          </table:table-cell>
          <table:table-cell table:formula="of:=ABS([.D926]-[.C926])" office:value-type="float" office:value="0.000418062273034536">
            <text:p>0,0004180623</text:p>
          </table:table-cell>
          <table:table-cell table:formula="of:=ABS([.D926]-[.C925])" office:value-type="float" office:value="0.000581937726965465">
            <text:p>0,0005819377</text:p>
          </table:table-cell>
          <table:table-cell/>
        </table:table-row>
        <table:table-row table:style-name="ro1">
          <table:table-cell office:value-type="float" office:value="5.7225610241">
            <text:p>5,7225610241</text:p>
          </table:table-cell>
          <table:table-cell office:value-type="float" office:value="7.38138727553">
            <text:p>7,3813872755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E$6]&lt;=[.B927];[.B927]&lt;=[.E$7]);([.B927]-[.E$6])^2/(([.E$8]-[.E$6])*([.E$7]-[.E$6]));1-(([.E$8]-[.B927])^2/(([.E$8]-[.E$6])*([.E$8]-[.E$7]))))" office:value-type="float" office:value="0.912669761606127">
            <text:p>0,9126697616</text:p>
          </table:table-cell>
          <table:table-cell table:formula="of:=ABS([.D927]-[.C927])" office:value-type="float" office:value="0.00133023839387325">
            <text:p>0,0013302384</text:p>
          </table:table-cell>
          <table:table-cell table:formula="of:=ABS([.D927]-[.C926])" office:value-type="float" office:value="0.00033023839387325">
            <text:p>0,0003302384</text:p>
          </table:table-cell>
          <table:table-cell/>
        </table:table-row>
        <table:table-row table:style-name="ro1">
          <table:table-cell office:value-type="float" office:value="7.90123965051">
            <text:p>7,9012396505</text:p>
          </table:table-cell>
          <table:table-cell office:value-type="float" office:value="7.40862266836">
            <text:p>7,4086226684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E$6]&lt;=[.B928];[.B928]&lt;=[.E$7]);([.B928]-[.E$6])^2/(([.E$8]-[.E$6])*([.E$7]-[.E$6]));1-(([.E$8]-[.B928])^2/(([.E$8]-[.E$6])*([.E$8]-[.E$7]))))" office:value-type="float" office:value="0.915583939611412">
            <text:p>0,9155839396</text:p>
          </table:table-cell>
          <table:table-cell table:formula="of:=ABS([.D928]-[.C928])" office:value-type="float" office:value="0.000583939611411677">
            <text:p>0,0005839396</text:p>
          </table:table-cell>
          <table:table-cell table:formula="of:=ABS([.D928]-[.C927])" office:value-type="float" office:value="0.00158393961141168">
            <text:p>0,0015839396</text:p>
          </table:table-cell>
          <table:table-cell/>
        </table:table-row>
        <table:table-row table:style-name="ro1">
          <table:table-cell office:value-type="float" office:value="4.0774026659">
            <text:p>4,0774026659</text:p>
          </table:table-cell>
          <table:table-cell office:value-type="float" office:value="7.41254205223">
            <text:p>7,4125420522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E$6]&lt;=[.B929];[.B929]&lt;=[.E$7]);([.B929]-[.E$6])^2/(([.E$8]-[.E$6])*([.E$7]-[.E$6]));1-(([.E$8]-[.B929])^2/(([.E$8]-[.E$6])*([.E$8]-[.E$7]))))" office:value-type="float" office:value="0.915999242135395">
            <text:p>0,9159992421</text:p>
          </table:table-cell>
          <table:table-cell table:formula="of:=ABS([.D929]-[.C929])" office:value-type="float" office:value="0.000000757864604739034">
            <text:p>7,57864604739034E-007</text:p>
          </table:table-cell>
          <table:table-cell table:formula="of:=ABS([.D929]-[.C928])" office:value-type="float" office:value="0.000999242135395262">
            <text:p>0,0009992421</text:p>
          </table:table-cell>
          <table:table-cell/>
        </table:table-row>
        <table:table-row table:style-name="ro1">
          <table:table-cell office:value-type="float" office:value="6.72184451499">
            <text:p>6,721844515</text:p>
          </table:table-cell>
          <table:table-cell office:value-type="float" office:value="7.43059750577">
            <text:p>7,4305975058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E$6]&lt;=[.B930];[.B930]&lt;=[.E$7]);([.B930]-[.E$6])^2/(([.E$8]-[.E$6])*([.E$7]-[.E$6]));1-(([.E$8]-[.B930])^2/(([.E$8]-[.E$6])*([.E$8]-[.E$7]))))" office:value-type="float" office:value="0.917899193703489">
            <text:p>0,9178991937</text:p>
          </table:table-cell>
          <table:table-cell table:formula="of:=ABS([.D930]-[.C930])" office:value-type="float" office:value="0.000899193703488455">
            <text:p>0,0008991937</text:p>
          </table:table-cell>
          <table:table-cell table:formula="of:=ABS([.D930]-[.C929])" office:value-type="float" office:value="0.00189919370348846">
            <text:p>0,0018991937</text:p>
          </table:table-cell>
          <table:table-cell/>
        </table:table-row>
        <table:table-row table:style-name="ro1">
          <table:table-cell office:value-type="float" office:value="4.37969371191">
            <text:p>4,3796937119</text:p>
          </table:table-cell>
          <table:table-cell office:value-type="float" office:value="7.45204143318">
            <text:p>7,4520414332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E$6]&lt;=[.B931];[.B931]&lt;=[.E$7]);([.B931]-[.E$6])^2/(([.E$8]-[.E$6])*([.E$7]-[.E$6]));1-(([.E$8]-[.B931])^2/(([.E$8]-[.E$6])*([.E$8]-[.E$7]))))" office:value-type="float" office:value="0.920127475846952">
            <text:p>0,9201274758</text:p>
          </table:table-cell>
          <table:table-cell table:formula="of:=ABS([.D931]-[.C931])" office:value-type="float" office:value="0.00212747584695239">
            <text:p>0,0021274758</text:p>
          </table:table-cell>
          <table:table-cell table:formula="of:=ABS([.D931]-[.C930])" office:value-type="float" office:value="0.00312747584695239">
            <text:p>0,0031274758</text:p>
          </table:table-cell>
          <table:table-cell/>
        </table:table-row>
        <table:table-row table:style-name="ro1">
          <table:table-cell office:value-type="float" office:value="5.50806272636">
            <text:p>5,5080627264</text:p>
          </table:table-cell>
          <table:table-cell office:value-type="float" office:value="7.45675992381">
            <text:p>7,4567599238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E$6]&lt;=[.B932];[.B932]&lt;=[.E$7]);([.B932]-[.E$6])^2/(([.E$8]-[.E$6])*([.E$7]-[.E$6]));1-(([.E$8]-[.B932])^2/(([.E$8]-[.E$6])*([.E$8]-[.E$7]))))" office:value-type="float" office:value="0.920613668908036">
            <text:p>0,9206136689</text:p>
          </table:table-cell>
          <table:table-cell table:formula="of:=ABS([.D932]-[.C932])" office:value-type="float" office:value="0.00161366890803605">
            <text:p>0,0016136689</text:p>
          </table:table-cell>
          <table:table-cell table:formula="of:=ABS([.D932]-[.C931])" office:value-type="float" office:value="0.00261366890803605">
            <text:p>0,0026136689</text:p>
          </table:table-cell>
          <table:table-cell/>
        </table:table-row>
        <table:table-row table:style-name="ro1">
          <table:table-cell office:value-type="float" office:value="3.96834250089">
            <text:p>3,9683425009</text:p>
          </table:table-cell>
          <table:table-cell office:value-type="float" office:value="7.46156592977">
            <text:p>7,4615659298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E$6]&lt;=[.B933];[.B933]&lt;=[.E$7]);([.B933]-[.E$6])^2/(([.E$8]-[.E$6])*([.E$7]-[.E$6]));1-(([.E$8]-[.B933])^2/(([.E$8]-[.E$6])*([.E$8]-[.E$7]))))" office:value-type="float" office:value="0.921107353718518">
            <text:p>0,9211073537</text:p>
          </table:table-cell>
          <table:table-cell table:formula="of:=ABS([.D933]-[.C933])" office:value-type="float" office:value="0.00110735371851844">
            <text:p>0,0011073537</text:p>
          </table:table-cell>
          <table:table-cell table:formula="of:=ABS([.D933]-[.C932])" office:value-type="float" office:value="0.00210735371851845">
            <text:p>0,0021073537</text:p>
          </table:table-cell>
          <table:table-cell/>
        </table:table-row>
        <table:table-row table:style-name="ro1">
          <table:table-cell office:value-type="float" office:value="5.31568484118">
            <text:p>5,3156848412</text:p>
          </table:table-cell>
          <table:table-cell office:value-type="float" office:value="7.47945441128">
            <text:p>7,4794544113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E$6]&lt;=[.B934];[.B934]&lt;=[.E$7]);([.B934]-[.E$6])^2/(([.E$8]-[.E$6])*([.E$7]-[.E$6]));1-(([.E$8]-[.B934])^2/(([.E$8]-[.E$6])*([.E$8]-[.E$7]))))" office:value-type="float" office:value="0.922931370420805">
            <text:p>0,9229313704</text:p>
          </table:table-cell>
          <table:table-cell table:formula="of:=ABS([.D934]-[.C934])" office:value-type="float" office:value="0.00193137042080493">
            <text:p>0,0019313704</text:p>
          </table:table-cell>
          <table:table-cell table:formula="of:=ABS([.D934]-[.C933])" office:value-type="float" office:value="0.00293137042080494">
            <text:p>0,0029313704</text:p>
          </table:table-cell>
          <table:table-cell/>
        </table:table-row>
        <table:table-row table:style-name="ro1">
          <table:table-cell office:value-type="float" office:value="5.39657692032">
            <text:p>5,3965769203</text:p>
          </table:table-cell>
          <table:table-cell office:value-type="float" office:value="7.48503437719">
            <text:p>7,4850343772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E$6]&lt;=[.B935];[.B935]&lt;=[.E$7]);([.B935]-[.E$6])^2/(([.E$8]-[.E$6])*([.E$7]-[.E$6]));1-(([.E$8]-[.B935])^2/(([.E$8]-[.E$6])*([.E$8]-[.E$7]))))" office:value-type="float" office:value="0.923495972056797">
            <text:p>0,9234959721</text:p>
          </table:table-cell>
          <table:table-cell table:formula="of:=ABS([.D935]-[.C935])" office:value-type="float" office:value="0.00149597205679697">
            <text:p>0,0014959721</text:p>
          </table:table-cell>
          <table:table-cell table:formula="of:=ABS([.D935]-[.C934])" office:value-type="float" office:value="0.00249597205679697">
            <text:p>0,0024959721</text:p>
          </table:table-cell>
          <table:table-cell/>
        </table:table-row>
        <table:table-row table:style-name="ro1">
          <table:table-cell office:value-type="float" office:value="6.03723272338">
            <text:p>6,0372327234</text:p>
          </table:table-cell>
          <table:table-cell office:value-type="float" office:value="7.49615250626">
            <text:p>7,4961525063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E$6]&lt;=[.B936];[.B936]&lt;=[.E$7]);([.B936]-[.E$6])^2/(([.E$8]-[.E$6])*([.E$7]-[.E$6]));1-(([.E$8]-[.B936])^2/(([.E$8]-[.E$6])*([.E$8]-[.E$7]))))" office:value-type="float" office:value="0.924614757185731">
            <text:p>0,9246147572</text:p>
          </table:table-cell>
          <table:table-cell table:formula="of:=ABS([.D936]-[.C936])" office:value-type="float" office:value="0.00161475718573056">
            <text:p>0,0016147572</text:p>
          </table:table-cell>
          <table:table-cell table:formula="of:=ABS([.D936]-[.C935])" office:value-type="float" office:value="0.00261475718573057">
            <text:p>0,0026147572</text:p>
          </table:table-cell>
          <table:table-cell/>
        </table:table-row>
        <table:table-row table:style-name="ro1">
          <table:table-cell office:value-type="float" office:value="6.7453604596">
            <text:p>6,7453604596</text:p>
          </table:table-cell>
          <table:table-cell office:value-type="float" office:value="7.49828686166">
            <text:p>7,4982868617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E$6]&lt;=[.B937];[.B937]&lt;=[.E$7]);([.B937]-[.E$6])^2/(([.E$8]-[.E$6])*([.E$7]-[.E$6]));1-(([.E$8]-[.B937])^2/(([.E$8]-[.E$6])*([.E$8]-[.E$7]))))" office:value-type="float" office:value="0.924828588337901">
            <text:p>0,9248285883</text:p>
          </table:table-cell>
          <table:table-cell table:formula="of:=ABS([.D937]-[.C937])" office:value-type="float" office:value="0.000828588337900893">
            <text:p>0,0008285883</text:p>
          </table:table-cell>
          <table:table-cell table:formula="of:=ABS([.D937]-[.C936])" office:value-type="float" office:value="0.00182858833790089">
            <text:p>0,0018285883</text:p>
          </table:table-cell>
          <table:table-cell/>
        </table:table-row>
        <table:table-row table:style-name="ro1">
          <table:table-cell office:value-type="float" office:value="6.21200036707">
            <text:p>6,2120003671</text:p>
          </table:table-cell>
          <table:table-cell office:value-type="float" office:value="7.53562322993">
            <text:p>7,5356232299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E$6]&lt;=[.B938];[.B938]&lt;=[.E$7]);([.B938]-[.E$6])^2/(([.E$8]-[.E$6])*([.E$7]-[.E$6]));1-(([.E$8]-[.B938])^2/(([.E$8]-[.E$6])*([.E$8]-[.E$7]))))" office:value-type="float" office:value="0.928520022509312">
            <text:p>0,9285200225</text:p>
          </table:table-cell>
          <table:table-cell table:formula="of:=ABS([.D938]-[.C938])" office:value-type="float" office:value="0.00352002250931172">
            <text:p>0,0035200225</text:p>
          </table:table-cell>
          <table:table-cell table:formula="of:=ABS([.D938]-[.C937])" office:value-type="float" office:value="0.00452002250931172">
            <text:p>0,0045200225</text:p>
          </table:table-cell>
          <table:table-cell/>
        </table:table-row>
        <table:table-row table:style-name="ro1">
          <table:table-cell office:value-type="float" office:value="5.07068892349">
            <text:p>5,0706889235</text:p>
          </table:table-cell>
          <table:table-cell office:value-type="float" office:value="7.54058332293">
            <text:p>7,5405833229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E$6]&lt;=[.B939];[.B939]&lt;=[.E$7]);([.B939]-[.E$6])^2/(([.E$8]-[.E$6])*([.E$7]-[.E$6]));1-(([.E$8]-[.B939])^2/(([.E$8]-[.E$6])*([.E$8]-[.E$7]))))" office:value-type="float" office:value="0.929003432089665">
            <text:p>0,9290034321</text:p>
          </table:table-cell>
          <table:table-cell table:formula="of:=ABS([.D939]-[.C939])" office:value-type="float" office:value="0.00300343208966525">
            <text:p>0,0030034321</text:p>
          </table:table-cell>
          <table:table-cell table:formula="of:=ABS([.D939]-[.C938])" office:value-type="float" office:value="0.00400343208966525">
            <text:p>0,0040034321</text:p>
          </table:table-cell>
          <table:table-cell/>
        </table:table-row>
        <table:table-row table:style-name="ro1">
          <table:table-cell office:value-type="float" office:value="7.38057359902">
            <text:p>7,380573599</text:p>
          </table:table-cell>
          <table:table-cell office:value-type="float" office:value="7.54590912252">
            <text:p>7,5459091225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E$6]&lt;=[.B940];[.B940]&lt;=[.E$7]);([.B940]-[.E$6])^2/(([.E$8]-[.E$6])*([.E$7]-[.E$6]));1-(([.E$8]-[.B940])^2/(([.E$8]-[.E$6])*([.E$8]-[.E$7]))))" office:value-type="float" office:value="0.929520657334315">
            <text:p>0,9295206573</text:p>
          </table:table-cell>
          <table:table-cell table:formula="of:=ABS([.D940]-[.C940])" office:value-type="float" office:value="0.00252065733431484">
            <text:p>0,0025206573</text:p>
          </table:table-cell>
          <table:table-cell table:formula="of:=ABS([.D940]-[.C939])" office:value-type="float" office:value="0.00352065733431484">
            <text:p>0,0035206573</text:p>
          </table:table-cell>
          <table:table-cell/>
        </table:table-row>
        <table:table-row table:style-name="ro1">
          <table:table-cell office:value-type="float" office:value="5.35282169351">
            <text:p>5,3528216935</text:p>
          </table:table-cell>
          <table:table-cell office:value-type="float" office:value="7.55716842232">
            <text:p>7,5571684223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E$6]&lt;=[.B941];[.B941]&lt;=[.E$7]);([.B941]-[.E$6])^2/(([.E$8]-[.E$6])*([.E$7]-[.E$6]));1-(([.E$8]-[.B941])^2/(([.E$8]-[.E$6])*([.E$8]-[.E$7]))))" office:value-type="float" office:value="0.930607901281648">
            <text:p>0,9306079013</text:p>
          </table:table-cell>
          <table:table-cell table:formula="of:=ABS([.D941]-[.C941])" office:value-type="float" office:value="0.00260790128164801">
            <text:p>0,0026079013</text:p>
          </table:table-cell>
          <table:table-cell table:formula="of:=ABS([.D941]-[.C940])" office:value-type="float" office:value="0.00360790128164801">
            <text:p>0,0036079013</text:p>
          </table:table-cell>
          <table:table-cell/>
        </table:table-row>
        <table:table-row table:style-name="ro1">
          <table:table-cell office:value-type="float" office:value="7.11975172024">
            <text:p>7,1197517202</text:p>
          </table:table-cell>
          <table:table-cell office:value-type="float" office:value="7.56399080074">
            <text:p>7,5639908007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E$6]&lt;=[.B942];[.B942]&lt;=[.E$7]);([.B942]-[.E$6])^2/(([.E$8]-[.E$6])*([.E$7]-[.E$6]));1-(([.E$8]-[.B942])^2/(([.E$8]-[.E$6])*([.E$8]-[.E$7]))))" office:value-type="float" office:value="0.931262585988022">
            <text:p>0,931262586</text:p>
          </table:table-cell>
          <table:table-cell table:formula="of:=ABS([.D942]-[.C942])" office:value-type="float" office:value="0.00226258598802176">
            <text:p>0,002262586</text:p>
          </table:table-cell>
          <table:table-cell table:formula="of:=ABS([.D942]-[.C941])" office:value-type="float" office:value="0.00326258598802176">
            <text:p>0,003262586</text:p>
          </table:table-cell>
          <table:table-cell/>
        </table:table-row>
        <table:table-row table:style-name="ro1">
          <table:table-cell office:value-type="float" office:value="6.93616422603">
            <text:p>6,936164226</text:p>
          </table:table-cell>
          <table:table-cell office:value-type="float" office:value="7.56763028982">
            <text:p>7,5676302898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E$6]&lt;=[.B943];[.B943]&lt;=[.E$7]);([.B943]-[.E$6])^2/(([.E$8]-[.E$6])*([.E$7]-[.E$6]));1-(([.E$8]-[.B943])^2/(([.E$8]-[.E$6])*([.E$8]-[.E$7]))))" office:value-type="float" office:value="0.931610567111962">
            <text:p>0,9316105671</text:p>
          </table:table-cell>
          <table:table-cell table:formula="of:=ABS([.D943]-[.C943])" office:value-type="float" office:value="0.00161056711196206">
            <text:p>0,0016105671</text:p>
          </table:table-cell>
          <table:table-cell table:formula="of:=ABS([.D943]-[.C942])" office:value-type="float" office:value="0.00261056711196206">
            <text:p>0,0026105671</text:p>
          </table:table-cell>
          <table:table-cell/>
        </table:table-row>
        <table:table-row table:style-name="ro1">
          <table:table-cell office:value-type="float" office:value="4.38887592898">
            <text:p>4,388875929</text:p>
          </table:table-cell>
          <table:table-cell office:value-type="float" office:value="7.56800070843">
            <text:p>7,5680007084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E$6]&lt;=[.B944];[.B944]&lt;=[.E$7]);([.B944]-[.E$6])^2/(([.E$8]-[.E$6])*([.E$7]-[.E$6]));1-(([.E$8]-[.B944])^2/(([.E$8]-[.E$6])*([.E$8]-[.E$7]))))" office:value-type="float" office:value="0.931645934298101">
            <text:p>0,9316459343</text:p>
          </table:table-cell>
          <table:table-cell table:formula="of:=ABS([.D944]-[.C944])" office:value-type="float" office:value="0.000645934298100559">
            <text:p>0,0006459343</text:p>
          </table:table-cell>
          <table:table-cell table:formula="of:=ABS([.D944]-[.C943])" office:value-type="float" office:value="0.00164593429810056">
            <text:p>0,0016459343</text:p>
          </table:table-cell>
          <table:table-cell/>
        </table:table-row>
        <table:table-row table:style-name="ro1">
          <table:table-cell office:value-type="float" office:value="5.76482013263">
            <text:p>5,7648201326</text:p>
          </table:table-cell>
          <table:table-cell office:value-type="float" office:value="7.57482534359">
            <text:p>7,5748253436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E$6]&lt;=[.B945];[.B945]&lt;=[.E$7]);([.B945]-[.E$6])^2/(([.E$8]-[.E$6])*([.E$7]-[.E$6]));1-(([.E$8]-[.B945])^2/(([.E$8]-[.E$6])*([.E$8]-[.E$7]))))" office:value-type="float" office:value="0.932295906624221">
            <text:p>0,9322959066</text:p>
          </table:table-cell>
          <table:table-cell table:formula="of:=ABS([.D945]-[.C945])" office:value-type="float" office:value="0.000295906624221187">
            <text:p>0,0002959066</text:p>
          </table:table-cell>
          <table:table-cell table:formula="of:=ABS([.D945]-[.C944])" office:value-type="float" office:value="0.00129590662422119">
            <text:p>0,0012959066</text:p>
          </table:table-cell>
          <table:table-cell/>
        </table:table-row>
        <table:table-row table:style-name="ro1">
          <table:table-cell office:value-type="float" office:value="5.15455264547">
            <text:p>5,1545526455</text:p>
          </table:table-cell>
          <table:table-cell office:value-type="float" office:value="7.58384322879">
            <text:p>7,583843228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E$6]&lt;=[.B946];[.B946]&lt;=[.E$7]);([.B946]-[.E$6])^2/(([.E$8]-[.E$6])*([.E$7]-[.E$6]));1-(([.E$8]-[.B946])^2/(([.E$8]-[.E$6])*([.E$8]-[.E$7]))))" office:value-type="float" office:value="0.933149999978536">
            <text:p>0,93315</text:p>
          </table:table-cell>
          <table:table-cell table:formula="of:=ABS([.D946]-[.C946])" office:value-type="float" office:value="0.000149999978535598">
            <text:p>0,00015</text:p>
          </table:table-cell>
          <table:table-cell table:formula="of:=ABS([.D946]-[.C945])" office:value-type="float" office:value="0.0011499999785356">
            <text:p>0,00115</text:p>
          </table:table-cell>
          <table:table-cell/>
        </table:table-row>
        <table:table-row table:style-name="ro1">
          <table:table-cell office:value-type="float" office:value="7.60913988285">
            <text:p>7,6091398829</text:p>
          </table:table-cell>
          <table:table-cell office:value-type="float" office:value="7.5938880766">
            <text:p>7,5938880766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E$6]&lt;=[.B947];[.B947]&lt;=[.E$7]);([.B947]-[.E$6])^2/(([.E$8]-[.E$6])*([.E$7]-[.E$6]));1-(([.E$8]-[.B947])^2/(([.E$8]-[.E$6])*([.E$8]-[.E$7]))))" office:value-type="float" office:value="0.934094975295745">
            <text:p>0,9340949753</text:p>
          </table:table-cell>
          <table:table-cell table:formula="of:=ABS([.D947]-[.C947])" office:value-type="float" office:value="0.0000949752957449812">
            <text:p>9,49752957449812E-005</text:p>
          </table:table-cell>
          <table:table-cell table:formula="of:=ABS([.D947]-[.C946])" office:value-type="float" office:value="0.00109497529574498">
            <text:p>0,0010949753</text:p>
          </table:table-cell>
          <table:table-cell/>
        </table:table-row>
        <table:table-row table:style-name="ro1">
          <table:table-cell office:value-type="float" office:value="5.94513334362">
            <text:p>5,9451333436</text:p>
          </table:table-cell>
          <table:table-cell office:value-type="float" office:value="7.60913988285">
            <text:p>7,6091398829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E$6]&lt;=[.B948];[.B948]&lt;=[.E$7]);([.B948]-[.E$6])^2/(([.E$8]-[.E$6])*([.E$7]-[.E$6]));1-(([.E$8]-[.B948])^2/(([.E$8]-[.E$6])*([.E$8]-[.E$7]))))" office:value-type="float" office:value="0.935516937817383">
            <text:p>0,9355169378</text:p>
          </table:table-cell>
          <table:table-cell table:formula="of:=ABS([.D948]-[.C948])" office:value-type="float" office:value="0.000516937817382934">
            <text:p>0,0005169378</text:p>
          </table:table-cell>
          <table:table-cell table:formula="of:=ABS([.D948]-[.C947])" office:value-type="float" office:value="0.00151693781738294">
            <text:p>0,0015169378</text:p>
          </table:table-cell>
          <table:table-cell/>
        </table:table-row>
        <table:table-row table:style-name="ro1">
          <table:table-cell office:value-type="float" office:value="3.95288853512">
            <text:p>3,9528885351</text:p>
          </table:table-cell>
          <table:table-cell office:value-type="float" office:value="7.61260352051">
            <text:p>7,6126035205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E$6]&lt;=[.B949];[.B949]&lt;=[.E$7]);([.B949]-[.E$6])^2/(([.E$8]-[.E$6])*([.E$7]-[.E$6]));1-(([.E$8]-[.B949])^2/(([.E$8]-[.E$6])*([.E$8]-[.E$7]))))" office:value-type="float" office:value="0.935837700289958">
            <text:p>0,9358377003</text:p>
          </table:table-cell>
          <table:table-cell table:formula="of:=ABS([.D949]-[.C949])" office:value-type="float" office:value="0.000162299710041669">
            <text:p>0,0001622997</text:p>
          </table:table-cell>
          <table:table-cell table:formula="of:=ABS([.D949]-[.C948])" office:value-type="float" office:value="0.000837700289958332">
            <text:p>0,0008377003</text:p>
          </table:table-cell>
          <table:table-cell/>
        </table:table-row>
        <table:table-row table:style-name="ro1">
          <table:table-cell office:value-type="float" office:value="3.96081927671">
            <text:p>3,9608192767</text:p>
          </table:table-cell>
          <table:table-cell office:value-type="float" office:value="7.61894287873">
            <text:p>7,618942878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E$6]&lt;=[.B950];[.B950]&lt;=[.E$7]);([.B950]-[.E$6])^2/(([.E$8]-[.E$6])*([.E$7]-[.E$6]));1-(([.E$8]-[.B950])^2/(([.E$8]-[.E$6])*([.E$8]-[.E$7]))))" office:value-type="float" office:value="0.936422707592981">
            <text:p>0,9364227076</text:p>
          </table:table-cell>
          <table:table-cell table:formula="of:=ABS([.D950]-[.C950])" office:value-type="float" office:value="0.000577292407019425">
            <text:p>0,0005772924</text:p>
          </table:table-cell>
          <table:table-cell table:formula="of:=ABS([.D950]-[.C949])" office:value-type="float" office:value="0.000422707592980576">
            <text:p>0,0004227076</text:p>
          </table:table-cell>
          <table:table-cell/>
        </table:table-row>
        <table:table-row table:style-name="ro1">
          <table:table-cell office:value-type="float" office:value="5.03464330968">
            <text:p>5,0346433097</text:p>
          </table:table-cell>
          <table:table-cell office:value-type="float" office:value="7.628803003">
            <text:p>7,628803003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E$6]&lt;=[.B951];[.B951]&lt;=[.E$7]);([.B951]-[.E$6])^2/(([.E$8]-[.E$6])*([.E$7]-[.E$6]));1-(([.E$8]-[.B951])^2/(([.E$8]-[.E$6])*([.E$8]-[.E$7]))))" office:value-type="float" office:value="0.937327293180606">
            <text:p>0,9373272932</text:p>
          </table:table-cell>
          <table:table-cell table:formula="of:=ABS([.D951]-[.C951])" office:value-type="float" office:value="0.000672706819393909">
            <text:p>0,0006727068</text:p>
          </table:table-cell>
          <table:table-cell table:formula="of:=ABS([.D951]-[.C950])" office:value-type="float" office:value="0.000327293180605981">
            <text:p>0,0003272932</text:p>
          </table:table-cell>
          <table:table-cell/>
        </table:table-row>
        <table:table-row table:style-name="ro1">
          <table:table-cell office:value-type="float" office:value="5.63017197144">
            <text:p>5,6301719714</text:p>
          </table:table-cell>
          <table:table-cell office:value-type="float" office:value="7.62936346592">
            <text:p>7,6293634659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E$6]&lt;=[.B952];[.B952]&lt;=[.E$7]);([.B952]-[.E$6])^2/(([.E$8]-[.E$6])*([.E$7]-[.E$6]));1-(([.E$8]-[.B952])^2/(([.E$8]-[.E$6])*([.E$8]-[.E$7]))))" office:value-type="float" office:value="0.937378516381505">
            <text:p>0,9373785164</text:p>
          </table:table-cell>
          <table:table-cell table:formula="of:=ABS([.D952]-[.C952])" office:value-type="float" office:value="0.00162148361849446">
            <text:p>0,0016214836</text:p>
          </table:table-cell>
          <table:table-cell table:formula="of:=ABS([.D952]-[.C951])" office:value-type="float" office:value="0.000621483618494456">
            <text:p>0,0006214836</text:p>
          </table:table-cell>
          <table:table-cell/>
        </table:table-row>
        <table:table-row table:style-name="ro1">
          <table:table-cell office:value-type="float" office:value="4.22958146634">
            <text:p>4,2295814663</text:p>
          </table:table-cell>
          <table:table-cell office:value-type="float" office:value="7.62937980673">
            <text:p>7,6293798067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E$6]&lt;=[.B953];[.B953]&lt;=[.E$7]);([.B953]-[.E$6])^2/(([.E$8]-[.E$6])*([.E$7]-[.E$6]));1-(([.E$8]-[.B953])^2/(([.E$8]-[.E$6])*([.E$8]-[.E$7]))))" office:value-type="float" office:value="0.937380009526684">
            <text:p>0,9373800095</text:p>
          </table:table-cell>
          <table:table-cell table:formula="of:=ABS([.D953]-[.C953])" office:value-type="float" office:value="0.00261999047331629">
            <text:p>0,0026199905</text:p>
          </table:table-cell>
          <table:table-cell table:formula="of:=ABS([.D953]-[.C952])" office:value-type="float" office:value="0.00161999047331629">
            <text:p>0,0016199905</text:p>
          </table:table-cell>
          <table:table-cell/>
        </table:table-row>
        <table:table-row table:style-name="ro1">
          <table:table-cell office:value-type="float" office:value="5.16750241606">
            <text:p>5,1675024161</text:p>
          </table:table-cell>
          <table:table-cell office:value-type="float" office:value="7.63072657106">
            <text:p>7,6307265711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E$6]&lt;=[.B954];[.B954]&lt;=[.E$7]);([.B954]-[.E$6])^2/(([.E$8]-[.E$6])*([.E$7]-[.E$6]));1-(([.E$8]-[.B954])^2/(([.E$8]-[.E$6])*([.E$8]-[.E$7]))))" office:value-type="float" office:value="0.93750300922663">
            <text:p>0,9375030092</text:p>
          </table:table-cell>
          <table:table-cell table:formula="of:=ABS([.D954]-[.C954])" office:value-type="float" office:value="0.00349699077337007">
            <text:p>0,0034969908</text:p>
          </table:table-cell>
          <table:table-cell table:formula="of:=ABS([.D954]-[.C953])" office:value-type="float" office:value="0.00249699077337007">
            <text:p>0,0024969908</text:p>
          </table:table-cell>
          <table:table-cell/>
        </table:table-row>
        <table:table-row table:style-name="ro1">
          <table:table-cell office:value-type="float" office:value="5.77650557641">
            <text:p>5,7765055764</text:p>
          </table:table-cell>
          <table:table-cell office:value-type="float" office:value="7.64288052942">
            <text:p>7,6428805294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E$6]&lt;=[.B955];[.B955]&lt;=[.E$7]);([.B955]-[.E$6])^2/(([.E$8]-[.E$6])*([.E$7]-[.E$6]));1-(([.E$8]-[.B955])^2/(([.E$8]-[.E$6])*([.E$8]-[.E$7]))))" office:value-type="float" office:value="0.938607558085755">
            <text:p>0,9386075581</text:p>
          </table:table-cell>
          <table:table-cell table:formula="of:=ABS([.D955]-[.C955])" office:value-type="float" office:value="0.00339244191424459">
            <text:p>0,0033924419</text:p>
          </table:table-cell>
          <table:table-cell table:formula="of:=ABS([.D955]-[.C954])" office:value-type="float" office:value="0.00239244191424459">
            <text:p>0,0023924419</text:p>
          </table:table-cell>
          <table:table-cell/>
        </table:table-row>
        <table:table-row table:style-name="ro1">
          <table:table-cell office:value-type="float" office:value="4.26823502927">
            <text:p>4,2682350293</text:p>
          </table:table-cell>
          <table:table-cell office:value-type="float" office:value="7.6459231703">
            <text:p>7,6459231703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E$6]&lt;=[.B956];[.B956]&lt;=[.E$7]);([.B956]-[.E$6])^2/(([.E$8]-[.E$6])*([.E$7]-[.E$6]));1-(([.E$8]-[.B956])^2/(([.E$8]-[.E$6])*([.E$8]-[.E$7]))))" office:value-type="float" office:value="0.938882531308987">
            <text:p>0,9388825313</text:p>
          </table:table-cell>
          <table:table-cell table:formula="of:=ABS([.D956]-[.C956])" office:value-type="float" office:value="0.00411746869101337">
            <text:p>0,0041174687</text:p>
          </table:table-cell>
          <table:table-cell table:formula="of:=ABS([.D956]-[.C955])" office:value-type="float" office:value="0.00311746869101337">
            <text:p>0,0031174687</text:p>
          </table:table-cell>
          <table:table-cell/>
        </table:table-row>
        <table:table-row table:style-name="ro1">
          <table:table-cell office:value-type="float" office:value="4.20411571207">
            <text:p>4,2041157121</text:p>
          </table:table-cell>
          <table:table-cell office:value-type="float" office:value="7.65182479138">
            <text:p>7,6518247914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E$6]&lt;=[.B957];[.B957]&lt;=[.E$7]);([.B957]-[.E$6])^2/(([.E$8]-[.E$6])*([.E$7]-[.E$6]));1-(([.E$8]-[.B957])^2/(([.E$8]-[.E$6])*([.E$8]-[.E$7]))))" office:value-type="float" office:value="0.939414120228747">
            <text:p>0,9394141202</text:p>
          </table:table-cell>
          <table:table-cell table:formula="of:=ABS([.D957]-[.C957])" office:value-type="float" office:value="0.00458587977125258">
            <text:p>0,0045858798</text:p>
          </table:table-cell>
          <table:table-cell table:formula="of:=ABS([.D957]-[.C956])" office:value-type="float" office:value="0.00358587977125258">
            <text:p>0,0035858798</text:p>
          </table:table-cell>
          <table:table-cell/>
        </table:table-row>
        <table:table-row table:style-name="ro1">
          <table:table-cell office:value-type="float" office:value="4.35966171973">
            <text:p>4,3596617197</text:p>
          </table:table-cell>
          <table:table-cell office:value-type="float" office:value="7.67338774587">
            <text:p>7,6733877459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E$6]&lt;=[.B958];[.B958]&lt;=[.E$7]);([.B958]-[.E$6])^2/(([.E$8]-[.E$6])*([.E$7]-[.E$6]));1-(([.E$8]-[.B958])^2/(([.E$8]-[.E$6])*([.E$8]-[.E$7]))))" office:value-type="float" office:value="0.941336664239737">
            <text:p>0,9413366642</text:p>
          </table:table-cell>
          <table:table-cell table:formula="of:=ABS([.D958]-[.C958])" office:value-type="float" office:value="0.00366333576026256">
            <text:p>0,0036633358</text:p>
          </table:table-cell>
          <table:table-cell table:formula="of:=ABS([.D958]-[.C957])" office:value-type="float" office:value="0.00266333576026256">
            <text:p>0,0026633358</text:p>
          </table:table-cell>
          <table:table-cell/>
        </table:table-row>
        <table:table-row table:style-name="ro1">
          <table:table-cell office:value-type="float" office:value="7.03379843389">
            <text:p>7,0337984339</text:p>
          </table:table-cell>
          <table:table-cell office:value-type="float" office:value="7.67597413049">
            <text:p>7,6759741305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E$6]&lt;=[.B959];[.B959]&lt;=[.E$7]);([.B959]-[.E$6])^2/(([.E$8]-[.E$6])*([.E$7]-[.E$6]));1-(([.E$8]-[.B959])^2/(([.E$8]-[.E$6])*([.E$8]-[.E$7]))))" office:value-type="float" office:value="0.941565183228943">
            <text:p>0,9415651832</text:p>
          </table:table-cell>
          <table:table-cell table:formula="of:=ABS([.D959]-[.C959])" office:value-type="float" office:value="0.00443481677105695">
            <text:p>0,0044348168</text:p>
          </table:table-cell>
          <table:table-cell table:formula="of:=ABS([.D959]-[.C958])" office:value-type="float" office:value="0.00343481677105695">
            <text:p>0,0034348168</text:p>
          </table:table-cell>
          <table:table-cell/>
        </table:table-row>
        <table:table-row table:style-name="ro1">
          <table:table-cell office:value-type="float" office:value="6.12805373907">
            <text:p>6,1280537391</text:p>
          </table:table-cell>
          <table:table-cell office:value-type="float" office:value="7.68728814901">
            <text:p>7,687288149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E$6]&lt;=[.B960];[.B960]&lt;=[.E$7]);([.B960]-[.E$6])^2/(([.E$8]-[.E$6])*([.E$7]-[.E$6]));1-(([.E$8]-[.B960])^2/(([.E$8]-[.E$6])*([.E$8]-[.E$7]))))" office:value-type="float" office:value="0.942559586542347">
            <text:p>0,9425595865</text:p>
          </table:table-cell>
          <table:table-cell table:formula="of:=ABS([.D960]-[.C960])" office:value-type="float" office:value="0.004440413457653">
            <text:p>0,0044404135</text:p>
          </table:table-cell>
          <table:table-cell table:formula="of:=ABS([.D960]-[.C959])" office:value-type="float" office:value="0.003440413457653">
            <text:p>0,0034404135</text:p>
          </table:table-cell>
          <table:table-cell/>
        </table:table-row>
        <table:table-row table:style-name="ro1">
          <table:table-cell office:value-type="float" office:value="7.70451137537">
            <text:p>7,7045113754</text:p>
          </table:table-cell>
          <table:table-cell office:value-type="float" office:value="7.68835423317">
            <text:p>7,6883542332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E$6]&lt;=[.B961];[.B961]&lt;=[.E$7]);([.B961]-[.E$6])^2/(([.E$8]-[.E$6])*([.E$7]-[.E$6]));1-(([.E$8]-[.B961])^2/(([.E$8]-[.E$6])*([.E$8]-[.E$7]))))" office:value-type="float" office:value="0.942652846078565">
            <text:p>0,9426528461</text:p>
          </table:table-cell>
          <table:table-cell table:formula="of:=ABS([.D961]-[.C961])" office:value-type="float" office:value="0.00534715392143526">
            <text:p>0,0053471539</text:p>
          </table:table-cell>
          <table:table-cell table:formula="of:=ABS([.D961]-[.C960])" office:value-type="float" office:value="0.00434715392143525">
            <text:p>0,0043471539</text:p>
          </table:table-cell>
          <table:table-cell/>
        </table:table-row>
        <table:table-row table:style-name="ro1">
          <table:table-cell office:value-type="float" office:value="6.1566567485">
            <text:p>6,1566567485</text:p>
          </table:table-cell>
          <table:table-cell office:value-type="float" office:value="7.69336535455">
            <text:p>7,6933653546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E$6]&lt;=[.B962];[.B962]&lt;=[.E$7]);([.B962]-[.E$6])^2/(([.E$8]-[.E$6])*([.E$7]-[.E$6]));1-(([.E$8]-[.B962])^2/(([.E$8]-[.E$6])*([.E$8]-[.E$7]))))" office:value-type="float" office:value="0.943090196776992">
            <text:p>0,9430901968</text:p>
          </table:table-cell>
          <table:table-cell table:formula="of:=ABS([.D962]-[.C962])" office:value-type="float" office:value="0.00590980322300816">
            <text:p>0,0059098032</text:p>
          </table:table-cell>
          <table:table-cell table:formula="of:=ABS([.D962]-[.C961])" office:value-type="float" office:value="0.00490980322300816">
            <text:p>0,0049098032</text:p>
          </table:table-cell>
          <table:table-cell/>
        </table:table-row>
        <table:table-row table:style-name="ro1">
          <table:table-cell office:value-type="float" office:value="7.73337524049">
            <text:p>7,7333752405</text:p>
          </table:table-cell>
          <table:table-cell office:value-type="float" office:value="7.69647501901">
            <text:p>7,696475019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E$6]&lt;=[.B963];[.B963]&lt;=[.E$7]);([.B963]-[.E$6])^2/(([.E$8]-[.E$6])*([.E$7]-[.E$6]));1-(([.E$8]-[.B963])^2/(([.E$8]-[.E$6])*([.E$8]-[.E$7]))))" office:value-type="float" office:value="0.943360754131167">
            <text:p>0,9433607541</text:p>
          </table:table-cell>
          <table:table-cell table:formula="of:=ABS([.D963]-[.C963])" office:value-type="float" office:value="0.00663924586883258">
            <text:p>0,0066392459</text:p>
          </table:table-cell>
          <table:table-cell table:formula="of:=ABS([.D963]-[.C962])" office:value-type="float" office:value="0.00563924586883258">
            <text:p>0,0056392459</text:p>
          </table:table-cell>
          <table:table-cell/>
        </table:table-row>
        <table:table-row table:style-name="ro1">
          <table:table-cell office:value-type="float" office:value="5.58729048104">
            <text:p>5,587290481</text:p>
          </table:table-cell>
          <table:table-cell office:value-type="float" office:value="7.70451137537">
            <text:p>7,7045113754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E$6]&lt;=[.B964];[.B964]&lt;=[.E$7]);([.B964]-[.E$6])^2/(([.E$8]-[.E$6])*([.E$7]-[.E$6]));1-(([.E$8]-[.B964])^2/(([.E$8]-[.E$6])*([.E$8]-[.E$7]))))" office:value-type="float" office:value="0.944056974115142">
            <text:p>0,9440569741</text:p>
          </table:table-cell>
          <table:table-cell table:formula="of:=ABS([.D964]-[.C964])" office:value-type="float" office:value="0.00694302588485762">
            <text:p>0,0069430259</text:p>
          </table:table-cell>
          <table:table-cell table:formula="of:=ABS([.D964]-[.C963])" office:value-type="float" office:value="0.00594302588485762">
            <text:p>0,0059430259</text:p>
          </table:table-cell>
          <table:table-cell/>
        </table:table-row>
        <table:table-row table:style-name="ro1">
          <table:table-cell office:value-type="float" office:value="4.13181057272">
            <text:p>4,1318105727</text:p>
          </table:table-cell>
          <table:table-cell office:value-type="float" office:value="7.71201086431">
            <text:p>7,712010864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E$6]&lt;=[.B965];[.B965]&lt;=[.E$7]);([.B965]-[.E$6])^2/(([.E$8]-[.E$6])*([.E$7]-[.E$6]));1-(([.E$8]-[.B965])^2/(([.E$8]-[.E$6])*([.E$8]-[.E$7]))))" office:value-type="float" office:value="0.944702799544817">
            <text:p>0,9447027995</text:p>
          </table:table-cell>
          <table:table-cell table:formula="of:=ABS([.D965]-[.C965])" office:value-type="float" office:value="0.00729720045518245">
            <text:p>0,0072972005</text:p>
          </table:table-cell>
          <table:table-cell table:formula="of:=ABS([.D965]-[.C964])" office:value-type="float" office:value="0.00629720045518245">
            <text:p>0,0062972005</text:p>
          </table:table-cell>
          <table:table-cell/>
        </table:table-row>
        <table:table-row table:style-name="ro1">
          <table:table-cell office:value-type="float" office:value="5.52353741742">
            <text:p>5,5235374174</text:p>
          </table:table-cell>
          <table:table-cell office:value-type="float" office:value="7.71475777611">
            <text:p>7,7147577761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E$6]&lt;=[.B966];[.B966]&lt;=[.E$7]);([.B966]-[.E$6])^2/(([.E$8]-[.E$6])*([.E$7]-[.E$6]));1-(([.E$8]-[.B966])^2/(([.E$8]-[.E$6])*([.E$8]-[.E$7]))))" office:value-type="float" office:value="0.944938414197676">
            <text:p>0,9449384142</text:p>
          </table:table-cell>
          <table:table-cell table:formula="of:=ABS([.D966]-[.C966])" office:value-type="float" office:value="0.00806158580232374">
            <text:p>0,0080615858</text:p>
          </table:table-cell>
          <table:table-cell table:formula="of:=ABS([.D966]-[.C965])" office:value-type="float" office:value="0.00706158580232374">
            <text:p>0,0070615858</text:p>
          </table:table-cell>
          <table:table-cell/>
        </table:table-row>
        <table:table-row table:style-name="ro1">
          <table:table-cell office:value-type="float" office:value="4.00724991936">
            <text:p>4,0072499194</text:p>
          </table:table-cell>
          <table:table-cell office:value-type="float" office:value="7.72117974094">
            <text:p>7,7211797409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E$6]&lt;=[.B967];[.B967]&lt;=[.E$7]);([.B967]-[.E$6])^2/(([.E$8]-[.E$6])*([.E$7]-[.E$6]));1-(([.E$8]-[.B967])^2/(([.E$8]-[.E$6])*([.E$8]-[.E$7]))))" office:value-type="float" office:value="0.94548729150059">
            <text:p>0,9454872915</text:p>
          </table:table-cell>
          <table:table-cell table:formula="of:=ABS([.D967]-[.C967])" office:value-type="float" office:value="0.00851270849940944">
            <text:p>0,0085127085</text:p>
          </table:table-cell>
          <table:table-cell table:formula="of:=ABS([.D967]-[.C966])" office:value-type="float" office:value="0.00751270849940944">
            <text:p>0,0075127085</text:p>
          </table:table-cell>
          <table:table-cell/>
        </table:table-row>
        <table:table-row table:style-name="ro1">
          <table:table-cell office:value-type="float" office:value="5.47725085936">
            <text:p>5,4772508594</text:p>
          </table:table-cell>
          <table:table-cell office:value-type="float" office:value="7.73337524049">
            <text:p>7,7333752405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E$6]&lt;=[.B968];[.B968]&lt;=[.E$7]);([.B968]-[.E$6])^2/(([.E$8]-[.E$6])*([.E$7]-[.E$6]));1-(([.E$8]-[.B968])^2/(([.E$8]-[.E$6])*([.E$8]-[.E$7]))))" office:value-type="float" office:value="0.946522057286541">
            <text:p>0,9465220573</text:p>
          </table:table-cell>
          <table:table-cell table:formula="of:=ABS([.D968]-[.C968])" office:value-type="float" office:value="0.00847794271345881">
            <text:p>0,0084779427</text:p>
          </table:table-cell>
          <table:table-cell table:formula="of:=ABS([.D968]-[.C967])" office:value-type="float" office:value="0.00747794271345881">
            <text:p>0,0074779427</text:p>
          </table:table-cell>
          <table:table-cell/>
        </table:table-row>
        <table:table-row table:style-name="ro1">
          <table:table-cell office:value-type="float" office:value="4.12355341161">
            <text:p>4,1235534116</text:p>
          </table:table-cell>
          <table:table-cell office:value-type="float" office:value="7.78399894355">
            <text:p>7,7839989436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E$6]&lt;=[.B969];[.B969]&lt;=[.E$7]);([.B969]-[.E$6])^2/(([.E$8]-[.E$6])*([.E$7]-[.E$6]));1-(([.E$8]-[.B969])^2/(([.E$8]-[.E$6])*([.E$8]-[.E$7]))))" office:value-type="float" office:value="0.95071138102375">
            <text:p>0,950711381</text:p>
          </table:table-cell>
          <table:table-cell table:formula="of:=ABS([.D969]-[.C969])" office:value-type="float" office:value="0.00528861897625044">
            <text:p>0,005288619</text:p>
          </table:table-cell>
          <table:table-cell table:formula="of:=ABS([.D969]-[.C968])" office:value-type="float" office:value="0.00428861897625044">
            <text:p>0,004288619</text:p>
          </table:table-cell>
          <table:table-cell/>
        </table:table-row>
        <table:table-row table:style-name="ro1">
          <table:table-cell office:value-type="float" office:value="6.3260237149">
            <text:p>6,3260237149</text:p>
          </table:table-cell>
          <table:table-cell office:value-type="float" office:value="7.78696279006">
            <text:p>7,7869627901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E$6]&lt;=[.B970];[.B970]&lt;=[.E$7]);([.B970]-[.E$6])^2/(([.E$8]-[.E$6])*([.E$7]-[.E$6]));1-(([.E$8]-[.B970])^2/(([.E$8]-[.E$6])*([.E$8]-[.E$7]))))" office:value-type="float" office:value="0.950951357576699">
            <text:p>0,9509513576</text:p>
          </table:table-cell>
          <table:table-cell table:formula="of:=ABS([.D970]-[.C970])" office:value-type="float" office:value="0.00604864242330061">
            <text:p>0,0060486424</text:p>
          </table:table-cell>
          <table:table-cell table:formula="of:=ABS([.D970]-[.C969])" office:value-type="float" office:value="0.00504864242330061">
            <text:p>0,0050486424</text:p>
          </table:table-cell>
          <table:table-cell/>
        </table:table-row>
        <table:table-row table:style-name="ro1">
          <table:table-cell office:value-type="float" office:value="4.4935894328">
            <text:p>4,4935894328</text:p>
          </table:table-cell>
          <table:table-cell office:value-type="float" office:value="7.79745359738">
            <text:p>7,7974535974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E$6]&lt;=[.B971];[.B971]&lt;=[.E$7]);([.B971]-[.E$6])^2/(([.E$8]-[.E$6])*([.E$7]-[.E$6]));1-(([.E$8]-[.B971])^2/(([.E$8]-[.E$6])*([.E$8]-[.E$7]))))" office:value-type="float" office:value="0.951796071651523">
            <text:p>0,9517960717</text:p>
          </table:table-cell>
          <table:table-cell table:formula="of:=ABS([.D971]-[.C971])" office:value-type="float" office:value="0.00620392834847672">
            <text:p>0,0062039283</text:p>
          </table:table-cell>
          <table:table-cell table:formula="of:=ABS([.D971]-[.C970])" office:value-type="float" office:value="0.00520392834847672">
            <text:p>0,0052039283</text:p>
          </table:table-cell>
          <table:table-cell/>
        </table:table-row>
        <table:table-row table:style-name="ro1">
          <table:table-cell office:value-type="float" office:value="5.97415073861">
            <text:p>5,9741507386</text:p>
          </table:table-cell>
          <table:table-cell office:value-type="float" office:value="7.80332704173">
            <text:p>7,8033270417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E$6]&lt;=[.B972];[.B972]&lt;=[.E$7]);([.B972]-[.E$6])^2/(([.E$8]-[.E$6])*([.E$7]-[.E$6]));1-(([.E$8]-[.B972])^2/(([.E$8]-[.E$6])*([.E$8]-[.E$7]))))" office:value-type="float" office:value="0.952265794364844">
            <text:p>0,9522657944</text:p>
          </table:table-cell>
          <table:table-cell table:formula="of:=ABS([.D972]-[.C972])" office:value-type="float" office:value="0.0067342056351557">
            <text:p>0,0067342056</text:p>
          </table:table-cell>
          <table:table-cell table:formula="of:=ABS([.D972]-[.C971])" office:value-type="float" office:value="0.0057342056351557">
            <text:p>0,0057342056</text:p>
          </table:table-cell>
          <table:table-cell/>
        </table:table-row>
        <table:table-row table:style-name="ro1">
          <table:table-cell office:value-type="float" office:value="4.10984842847">
            <text:p>4,1098484285</text:p>
          </table:table-cell>
          <table:table-cell office:value-type="float" office:value="7.81064503588">
            <text:p>7,8106450359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E$6]&lt;=[.B973];[.B973]&lt;=[.E$7]);([.B973]-[.E$6])^2/(([.E$8]-[.E$6])*([.E$7]-[.E$6]));1-(([.E$8]-[.B973])^2/(([.E$8]-[.E$6])*([.E$8]-[.E$7]))))" office:value-type="float" office:value="0.952847825644104">
            <text:p>0,9528478256</text:p>
          </table:table-cell>
          <table:table-cell table:formula="of:=ABS([.D973]-[.C973])" office:value-type="float" office:value="0.0071521743558961">
            <text:p>0,0071521744</text:p>
          </table:table-cell>
          <table:table-cell table:formula="of:=ABS([.D973]-[.C972])" office:value-type="float" office:value="0.0061521743558961">
            <text:p>0,0061521744</text:p>
          </table:table-cell>
          <table:table-cell/>
        </table:table-row>
        <table:table-row table:style-name="ro1">
          <table:table-cell office:value-type="float" office:value="5.11292699744">
            <text:p>5,1129269974</text:p>
          </table:table-cell>
          <table:table-cell office:value-type="float" office:value="7.81329021747">
            <text:p>7,8132902175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E$6]&lt;=[.B974];[.B974]&lt;=[.E$7]);([.B974]-[.E$6])^2/(([.E$8]-[.E$6])*([.E$7]-[.E$6]));1-(([.E$8]-[.B974])^2/(([.E$8]-[.E$6])*([.E$8]-[.E$7]))))" office:value-type="float" office:value="0.95305732973492">
            <text:p>0,9530573297</text:p>
          </table:table-cell>
          <table:table-cell table:formula="of:=ABS([.D974]-[.C974])" office:value-type="float" office:value="0.00794267026508">
            <text:p>0,0079426703</text:p>
          </table:table-cell>
          <table:table-cell table:formula="of:=ABS([.D974]-[.C973])" office:value-type="float" office:value="0.00694267026508">
            <text:p>0,0069426703</text:p>
          </table:table-cell>
          <table:table-cell/>
        </table:table-row>
        <table:table-row table:style-name="ro1">
          <table:table-cell office:value-type="float" office:value="7.88282675645">
            <text:p>7,8828267565</text:p>
          </table:table-cell>
          <table:table-cell office:value-type="float" office:value="7.84215839577">
            <text:p>7,8421583958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E$6]&lt;=[.B975];[.B975]&lt;=[.E$7]);([.B975]-[.E$6])^2/(([.E$8]-[.E$6])*([.E$7]-[.E$6]));1-(([.E$8]-[.B975])^2/(([.E$8]-[.E$6])*([.E$8]-[.E$7]))))" office:value-type="float" office:value="0.955313427317137">
            <text:p>0,9553134273</text:p>
          </table:table-cell>
          <table:table-cell table:formula="of:=ABS([.D975]-[.C975])" office:value-type="float" office:value="0.00668657268286332">
            <text:p>0,0066865727</text:p>
          </table:table-cell>
          <table:table-cell table:formula="of:=ABS([.D975]-[.C974])" office:value-type="float" office:value="0.00568657268286332">
            <text:p>0,0056865727</text:p>
          </table:table-cell>
          <table:table-cell/>
        </table:table-row>
        <table:table-row table:style-name="ro1">
          <table:table-cell office:value-type="float" office:value="4.36002838423">
            <text:p>4,3600283842</text:p>
          </table:table-cell>
          <table:table-cell office:value-type="float" office:value="7.87261816816">
            <text:p>7,8726181682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E$6]&lt;=[.B976];[.B976]&lt;=[.E$7]);([.B976]-[.E$6])^2/(([.E$8]-[.E$6])*([.E$7]-[.E$6]));1-(([.E$8]-[.B976])^2/(([.E$8]-[.E$6])*([.E$8]-[.E$7]))))" office:value-type="float" office:value="0.957633673507903">
            <text:p>0,9576336735</text:p>
          </table:table-cell>
          <table:table-cell table:formula="of:=ABS([.D976]-[.C976])" office:value-type="float" office:value="0.00536632649209712">
            <text:p>0,0053663265</text:p>
          </table:table-cell>
          <table:table-cell table:formula="of:=ABS([.D976]-[.C975])" office:value-type="float" office:value="0.00436632649209712">
            <text:p>0,0043663265</text:p>
          </table:table-cell>
          <table:table-cell/>
        </table:table-row>
        <table:table-row table:style-name="ro1">
          <table:table-cell office:value-type="float" office:value="3.90355375701">
            <text:p>3,903553757</text:p>
          </table:table-cell>
          <table:table-cell office:value-type="float" office:value="7.88282675645">
            <text:p>7,8828267565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E$6]&lt;=[.B977];[.B977]&lt;=[.E$7]);([.B977]-[.E$6])^2/(([.E$8]-[.E$6])*([.E$7]-[.E$6]));1-(([.E$8]-[.B977])^2/(([.E$8]-[.E$6])*([.E$8]-[.E$7]))))" office:value-type="float" office:value="0.958397464796532">
            <text:p>0,9583974648</text:p>
          </table:table-cell>
          <table:table-cell table:formula="of:=ABS([.D977]-[.C977])" office:value-type="float" office:value="0.00560253520346754">
            <text:p>0,0056025352</text:p>
          </table:table-cell>
          <table:table-cell table:formula="of:=ABS([.D977]-[.C976])" office:value-type="float" office:value="0.00460253520346754">
            <text:p>0,0046025352</text:p>
          </table:table-cell>
          <table:table-cell/>
        </table:table-row>
        <table:table-row table:style-name="ro1">
          <table:table-cell office:value-type="float" office:value="4.40616573898">
            <text:p>4,406165739</text:p>
          </table:table-cell>
          <table:table-cell office:value-type="float" office:value="7.88946865708">
            <text:p>7,8894686571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E$6]&lt;=[.B978];[.B978]&lt;=[.E$7]);([.B978]-[.E$6])^2/(([.E$8]-[.E$6])*([.E$7]-[.E$6]));1-(([.E$8]-[.B978])^2/(([.E$8]-[.E$6])*([.E$8]-[.E$7]))))" office:value-type="float" office:value="0.958890671213077">
            <text:p>0,9588906712</text:p>
          </table:table-cell>
          <table:table-cell table:formula="of:=ABS([.D978]-[.C978])" office:value-type="float" office:value="0.00610932878692327">
            <text:p>0,0061093288</text:p>
          </table:table-cell>
          <table:table-cell table:formula="of:=ABS([.D978]-[.C977])" office:value-type="float" office:value="0.00510932878692327">
            <text:p>0,0051093288</text:p>
          </table:table-cell>
          <table:table-cell/>
        </table:table-row>
        <table:table-row table:style-name="ro1">
          <table:table-cell office:value-type="float" office:value="5.32973487225">
            <text:p>5,3297348723</text:p>
          </table:table-cell>
          <table:table-cell office:value-type="float" office:value="7.90123965051">
            <text:p>7,9012396505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E$6]&lt;=[.B979];[.B979]&lt;=[.E$7]);([.B979]-[.E$6])^2/(([.E$8]-[.E$6])*([.E$7]-[.E$6]));1-(([.E$8]-[.B979])^2/(([.E$8]-[.E$6])*([.E$8]-[.E$7]))))" office:value-type="float" office:value="0.959757523146287">
            <text:p>0,9597575231</text:p>
          </table:table-cell>
          <table:table-cell table:formula="of:=ABS([.D979]-[.C979])" office:value-type="float" office:value="0.00624247685371282">
            <text:p>0,0062424769</text:p>
          </table:table-cell>
          <table:table-cell table:formula="of:=ABS([.D979]-[.C978])" office:value-type="float" office:value="0.00524247685371282">
            <text:p>0,0052424769</text:p>
          </table:table-cell>
          <table:table-cell/>
        </table:table-row>
        <table:table-row table:style-name="ro1">
          <table:table-cell office:value-type="float" office:value="6.54341766221">
            <text:p>6,5434176622</text:p>
          </table:table-cell>
          <table:table-cell office:value-type="float" office:value="7.90150892547">
            <text:p>7,90150892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E$6]&lt;=[.B980];[.B980]&lt;=[.E$7]);([.B980]-[.E$6])^2/(([.E$8]-[.E$6])*([.E$7]-[.E$6]));1-(([.E$8]-[.B980])^2/(([.E$8]-[.E$6])*([.E$8]-[.E$7]))))" office:value-type="float" office:value="0.959777245305931">
            <text:p>0,9597772453</text:p>
          </table:table-cell>
          <table:table-cell table:formula="of:=ABS([.D980]-[.C980])" office:value-type="float" office:value="0.00722275469406908">
            <text:p>0,0072227547</text:p>
          </table:table-cell>
          <table:table-cell table:formula="of:=ABS([.D980]-[.C979])" office:value-type="float" office:value="0.00622275469406908">
            <text:p>0,0062227547</text:p>
          </table:table-cell>
          <table:table-cell/>
        </table:table-row>
        <table:table-row table:style-name="ro1">
          <table:table-cell office:value-type="float" office:value="4.08371816507">
            <text:p>4,0837181651</text:p>
          </table:table-cell>
          <table:table-cell office:value-type="float" office:value="7.91033340554">
            <text:p>7,9103334055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E$6]&lt;=[.B981];[.B981]&lt;=[.E$7]);([.B981]-[.E$6])^2/(([.E$8]-[.E$6])*([.E$7]-[.E$6]));1-(([.E$8]-[.B981])^2/(([.E$8]-[.E$6])*([.E$8]-[.E$7]))))" office:value-type="float" office:value="0.960420890430598">
            <text:p>0,9604208904</text:p>
          </table:table-cell>
          <table:table-cell table:formula="of:=ABS([.D981]-[.C981])" office:value-type="float" office:value="0.00757910956940178">
            <text:p>0,0075791096</text:p>
          </table:table-cell>
          <table:table-cell table:formula="of:=ABS([.D981]-[.C980])" office:value-type="float" office:value="0.00657910956940178">
            <text:p>0,0065791096</text:p>
          </table:table-cell>
          <table:table-cell/>
        </table:table-row>
        <table:table-row table:style-name="ro1">
          <table:table-cell office:value-type="float" office:value="5.29967516838">
            <text:p>5,2996751684</text:p>
          </table:table-cell>
          <table:table-cell office:value-type="float" office:value="7.96507475671">
            <text:p>7,9650747567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E$6]&lt;=[.B982];[.B982]&lt;=[.E$7]);([.B982]-[.E$6])^2/(([.E$8]-[.E$6])*([.E$7]-[.E$6]));1-(([.E$8]-[.B982])^2/(([.E$8]-[.E$6])*([.E$8]-[.E$7]))))" office:value-type="float" office:value="0.964297658026704">
            <text:p>0,964297658</text:p>
          </table:table-cell>
          <table:table-cell table:formula="of:=ABS([.D982]-[.C982])" office:value-type="float" office:value="0.00470234197329544">
            <text:p>0,004702342</text:p>
          </table:table-cell>
          <table:table-cell table:formula="of:=ABS([.D982]-[.C981])" office:value-type="float" office:value="0.00370234197329544">
            <text:p>0,003702342</text:p>
          </table:table-cell>
          <table:table-cell/>
        </table:table-row>
        <table:table-row table:style-name="ro1">
          <table:table-cell office:value-type="float" office:value="4.45778877897">
            <text:p>4,457788779</text:p>
          </table:table-cell>
          <table:table-cell office:value-type="float" office:value="7.96894715776">
            <text:p>7,9689471578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E$6]&lt;=[.B983];[.B983]&lt;=[.E$7]);([.B983]-[.E$6])^2/(([.E$8]-[.E$6])*([.E$7]-[.E$6]));1-(([.E$8]-[.B983])^2/(([.E$8]-[.E$6])*([.E$8]-[.E$7]))))" office:value-type="float" office:value="0.964564334550294">
            <text:p>0,9645643346</text:p>
          </table:table-cell>
          <table:table-cell table:formula="of:=ABS([.D983]-[.C983])" office:value-type="float" office:value="0.00543566544970608">
            <text:p>0,0054356654</text:p>
          </table:table-cell>
          <table:table-cell table:formula="of:=ABS([.D983]-[.C982])" office:value-type="float" office:value="0.00443566544970608">
            <text:p>0,0044356654</text:p>
          </table:table-cell>
          <table:table-cell/>
        </table:table-row>
        <table:table-row table:style-name="ro1">
          <table:table-cell office:value-type="float" office:value="4.17907428235">
            <text:p>4,1790742824</text:p>
          </table:table-cell>
          <table:table-cell office:value-type="float" office:value="7.96933129674">
            <text:p>7,9693312967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E$6]&lt;=[.B984];[.B984]&lt;=[.E$7]);([.B984]-[.E$6])^2/(([.E$8]-[.E$6])*([.E$7]-[.E$6]));1-(([.E$8]-[.B984])^2/(([.E$8]-[.E$6])*([.E$8]-[.E$7]))))" office:value-type="float" office:value="0.964590734137345">
            <text:p>0,9645907341</text:p>
          </table:table-cell>
          <table:table-cell table:formula="of:=ABS([.D984]-[.C984])" office:value-type="float" office:value="0.006409265862655">
            <text:p>0,0064092659</text:p>
          </table:table-cell>
          <table:table-cell table:formula="of:=ABS([.D984]-[.C983])" office:value-type="float" office:value="0.005409265862655">
            <text:p>0,0054092659</text:p>
          </table:table-cell>
          <table:table-cell/>
        </table:table-row>
        <table:table-row table:style-name="ro1">
          <table:table-cell office:value-type="float" office:value="4.81958597054">
            <text:p>4,8195859705</text:p>
          </table:table-cell>
          <table:table-cell office:value-type="float" office:value="7.99272153482">
            <text:p>7,9927215348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E$6]&lt;=[.B985];[.B985]&lt;=[.E$7]);([.B985]-[.E$6])^2/(([.E$8]-[.E$6])*([.E$7]-[.E$6]));1-(([.E$8]-[.B985])^2/(([.E$8]-[.E$6])*([.E$8]-[.E$7]))))" office:value-type="float" office:value="0.966179669786154">
            <text:p>0,9661796698</text:p>
          </table:table-cell>
          <table:table-cell table:formula="of:=ABS([.D985]-[.C985])" office:value-type="float" office:value="0.00582033021384587">
            <text:p>0,0058203302</text:p>
          </table:table-cell>
          <table:table-cell table:formula="of:=ABS([.D985]-[.C984])" office:value-type="float" office:value="0.00482033021384587">
            <text:p>0,0048203302</text:p>
          </table:table-cell>
          <table:table-cell/>
        </table:table-row>
        <table:table-row table:style-name="ro1">
          <table:table-cell office:value-type="float" office:value="6.17260015812">
            <text:p>6,1726001581</text:p>
          </table:table-cell>
          <table:table-cell office:value-type="float" office:value="8.01570066716">
            <text:p>8,0157006672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E$6]&lt;=[.B986];[.B986]&lt;=[.E$7]);([.B986]-[.E$6])^2/(([.E$8]-[.E$6])*([.E$7]-[.E$6]));1-(([.E$8]-[.B986])^2/(([.E$8]-[.E$6])*([.E$8]-[.E$7]))))" office:value-type="float" office:value="0.967705160779024">
            <text:p>0,9677051608</text:p>
          </table:table-cell>
          <table:table-cell table:formula="of:=ABS([.D986]-[.C986])" office:value-type="float" office:value="0.00529483922097551">
            <text:p>0,0052948392</text:p>
          </table:table-cell>
          <table:table-cell table:formula="of:=ABS([.D986]-[.C985])" office:value-type="float" office:value="0.00429483922097551">
            <text:p>0,0042948392</text:p>
          </table:table-cell>
          <table:table-cell/>
        </table:table-row>
        <table:table-row table:style-name="ro1">
          <table:table-cell office:value-type="float" office:value="3.96859452821">
            <text:p>3,9685945282</text:p>
          </table:table-cell>
          <table:table-cell office:value-type="float" office:value="8.02462153872">
            <text:p>8,024621538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E$6]&lt;=[.B987];[.B987]&lt;=[.E$7]);([.B987]-[.E$6])^2/(([.E$8]-[.E$6])*([.E$7]-[.E$6]));1-(([.E$8]-[.B987])^2/(([.E$8]-[.E$6])*([.E$8]-[.E$7]))))" office:value-type="float" office:value="0.968287895242369">
            <text:p>0,9682878952</text:p>
          </table:table-cell>
          <table:table-cell table:formula="of:=ABS([.D987]-[.C987])" office:value-type="float" office:value="0.00571210475763129">
            <text:p>0,0057121048</text:p>
          </table:table-cell>
          <table:table-cell table:formula="of:=ABS([.D987]-[.C986])" office:value-type="float" office:value="0.00471210475763129">
            <text:p>0,0047121048</text:p>
          </table:table-cell>
          <table:table-cell/>
        </table:table-row>
        <table:table-row table:style-name="ro1">
          <table:table-cell office:value-type="float" office:value="4.73903436117">
            <text:p>4,7390343612</text:p>
          </table:table-cell>
          <table:table-cell office:value-type="float" office:value="8.08190075153">
            <text:p>8,0819007515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E$6]&lt;=[.B988];[.B988]&lt;=[.E$7]);([.B988]-[.E$6])^2/(([.E$8]-[.E$6])*([.E$7]-[.E$6]));1-(([.E$8]-[.B988])^2/(([.E$8]-[.E$6])*([.E$8]-[.E$7]))))" office:value-type="float" office:value="0.971903125665294">
            <text:p>0,9719031257</text:p>
          </table:table-cell>
          <table:table-cell table:formula="of:=ABS([.D988]-[.C988])" office:value-type="float" office:value="0.00309687433470596">
            <text:p>0,0030968743</text:p>
          </table:table-cell>
          <table:table-cell table:formula="of:=ABS([.D988]-[.C987])" office:value-type="float" office:value="0.00209687433470596">
            <text:p>0,0020968743</text:p>
          </table:table-cell>
          <table:table-cell/>
        </table:table-row>
        <table:table-row table:style-name="ro1">
          <table:table-cell office:value-type="float" office:value="5.54582901564">
            <text:p>5,5458290156</text:p>
          </table:table-cell>
          <table:table-cell office:value-type="float" office:value="8.1070229576">
            <text:p>8,1070229576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E$6]&lt;=[.B989];[.B989]&lt;=[.E$7]);([.B989]-[.E$6])^2/(([.E$8]-[.E$6])*([.E$7]-[.E$6]));1-(([.E$8]-[.B989])^2/(([.E$8]-[.E$6])*([.E$8]-[.E$7]))))" office:value-type="float" office:value="0.973419733391552">
            <text:p>0,9734197334</text:p>
          </table:table-cell>
          <table:table-cell table:formula="of:=ABS([.D989]-[.C989])" office:value-type="float" office:value="0.00258026660844834">
            <text:p>0,0025802666</text:p>
          </table:table-cell>
          <table:table-cell table:formula="of:=ABS([.D989]-[.C988])" office:value-type="float" office:value="0.00158026660844834">
            <text:p>0,0015802666</text:p>
          </table:table-cell>
          <table:table-cell/>
        </table:table-row>
        <table:table-row table:style-name="ro1">
          <table:table-cell office:value-type="float" office:value="6.57484633703">
            <text:p>6,574846337</text:p>
          </table:table-cell>
          <table:table-cell office:value-type="float" office:value="8.14540541384">
            <text:p>8,1454054138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E$6]&lt;=[.B990];[.B990]&lt;=[.E$7]);([.B990]-[.E$6])^2/(([.E$8]-[.E$6])*([.E$7]-[.E$6]));1-(([.E$8]-[.B990])^2/(([.E$8]-[.E$6])*([.E$8]-[.E$7]))))" office:value-type="float" office:value="0.975655603110201">
            <text:p>0,9756556031</text:p>
          </table:table-cell>
          <table:table-cell table:formula="of:=ABS([.D990]-[.C990])" office:value-type="float" office:value="0.00134439688979937">
            <text:p>0,0013443969</text:p>
          </table:table-cell>
          <table:table-cell table:formula="of:=ABS([.D990]-[.C989])" office:value-type="float" office:value="0.00034439688979937">
            <text:p>0,0003443969</text:p>
          </table:table-cell>
          <table:table-cell/>
        </table:table-row>
        <table:table-row table:style-name="ro1">
          <table:table-cell office:value-type="float" office:value="3.33009448027">
            <text:p>3,3300944803</text:p>
          </table:table-cell>
          <table:table-cell office:value-type="float" office:value="8.19228224725">
            <text:p>8,192282247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E$6]&lt;=[.B991];[.B991]&lt;=[.E$7]);([.B991]-[.E$6])^2/(([.E$8]-[.E$6])*([.E$7]-[.E$6]));1-(([.E$8]-[.B991])^2/(([.E$8]-[.E$6])*([.E$8]-[.E$7]))))" office:value-type="float" office:value="0.97825306772975">
            <text:p>0,9782530677</text:p>
          </table:table-cell>
          <table:table-cell table:formula="of:=ABS([.D991]-[.C991])" office:value-type="float" office:value="0.000253067729749756">
            <text:p>0,0002530677</text:p>
          </table:table-cell>
          <table:table-cell table:formula="of:=ABS([.D991]-[.C990])" office:value-type="float" office:value="0.00125306772974976">
            <text:p>0,0012530677</text:p>
          </table:table-cell>
          <table:table-cell/>
        </table:table-row>
        <table:table-row table:style-name="ro1">
          <table:table-cell office:value-type="float" office:value="4.30297355161">
            <text:p>4,3029735516</text:p>
          </table:table-cell>
          <table:table-cell office:value-type="float" office:value="8.1937962229">
            <text:p>8,1937962229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E$6]&lt;=[.B992];[.B992]&lt;=[.E$7]);([.B992]-[.E$6])^2/(([.E$8]-[.E$6])*([.E$7]-[.E$6]));1-(([.E$8]-[.B992])^2/(([.E$8]-[.E$6])*([.E$8]-[.E$7]))))" office:value-type="float" office:value="0.978334515659656">
            <text:p>0,9783345157</text:p>
          </table:table-cell>
          <table:table-cell table:formula="of:=ABS([.D992]-[.C992])" office:value-type="float" office:value="0.000665484340343525">
            <text:p>0,0006654843</text:p>
          </table:table-cell>
          <table:table-cell table:formula="of:=ABS([.D992]-[.C991])" office:value-type="float" office:value="0.000334515659656476">
            <text:p>0,0003345157</text:p>
          </table:table-cell>
          <table:table-cell/>
        </table:table-row>
        <table:table-row table:style-name="ro1">
          <table:table-cell office:value-type="float" office:value="4.026893487">
            <text:p>4,026893487</text:p>
          </table:table-cell>
          <table:table-cell office:value-type="float" office:value="8.20853817518">
            <text:p>8,2085381752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E$6]&lt;=[.B993];[.B993]&lt;=[.E$7]);([.B993]-[.E$6])^2/(([.E$8]-[.E$6])*([.E$7]-[.E$6]));1-(([.E$8]-[.B993])^2/(([.E$8]-[.E$6])*([.E$8]-[.E$7]))))" office:value-type="float" office:value="0.979119605995087">
            <text:p>0,979119606</text:p>
          </table:table-cell>
          <table:table-cell table:formula="of:=ABS([.D993]-[.C993])" office:value-type="float" office:value="0.000880394004913465">
            <text:p>0,000880394</text:p>
          </table:table-cell>
          <table:table-cell table:formula="of:=ABS([.D993]-[.C992])" office:value-type="float" office:value="0.000119605995086536">
            <text:p>0,000119606</text:p>
          </table:table-cell>
          <table:table-cell/>
        </table:table-row>
        <table:table-row table:style-name="ro1">
          <table:table-cell office:value-type="float" office:value="5.46604293871">
            <text:p>5,4660429387</text:p>
          </table:table-cell>
          <table:table-cell office:value-type="float" office:value="8.21450476363">
            <text:p>8,2145047636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E$6]&lt;=[.B994];[.B994]&lt;=[.E$7]);([.B994]-[.E$6])^2/(([.E$8]-[.E$6])*([.E$7]-[.E$6]));1-(([.E$8]-[.B994])^2/(([.E$8]-[.E$6])*([.E$8]-[.E$7]))))" office:value-type="float" office:value="0.979433241121335">
            <text:p>0,9794332411</text:p>
          </table:table-cell>
          <table:table-cell table:formula="of:=ABS([.D994]-[.C994])" office:value-type="float" office:value="0.00156675887866542">
            <text:p>0,0015667589</text:p>
          </table:table-cell>
          <table:table-cell table:formula="of:=ABS([.D994]-[.C993])" office:value-type="float" office:value="0.000566758878665419">
            <text:p>0,0005667589</text:p>
          </table:table-cell>
          <table:table-cell/>
        </table:table-row>
        <table:table-row table:style-name="ro1">
          <table:table-cell office:value-type="float" office:value="4.24743277003">
            <text:p>4,24743277</text:p>
          </table:table-cell>
          <table:table-cell office:value-type="float" office:value="8.23193842727">
            <text:p>8,2319384273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E$6]&lt;=[.B995];[.B995]&lt;=[.E$7]);([.B995]-[.E$6])^2/(([.E$8]-[.E$6])*([.E$7]-[.E$6]));1-(([.E$8]-[.B995])^2/(([.E$8]-[.E$6])*([.E$8]-[.E$7]))))" office:value-type="float" office:value="0.980336047349851">
            <text:p>0,9803360473</text:p>
          </table:table-cell>
          <table:table-cell table:formula="of:=ABS([.D995]-[.C995])" office:value-type="float" office:value="0.00166395265014929">
            <text:p>0,0016639527</text:p>
          </table:table-cell>
          <table:table-cell table:formula="of:=ABS([.D995]-[.C994])" office:value-type="float" office:value="0.000663952650149291">
            <text:p>0,0006639527</text:p>
          </table:table-cell>
          <table:table-cell/>
        </table:table-row>
        <table:table-row table:style-name="ro1">
          <table:table-cell office:value-type="float" office:value="6.97241099536">
            <text:p>6,9724109954</text:p>
          </table:table-cell>
          <table:table-cell office:value-type="float" office:value="8.27281325276">
            <text:p>8,2728132528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E$6]&lt;=[.B996];[.B996]&lt;=[.E$7]);([.B996]-[.E$6])^2/(([.E$8]-[.E$6])*([.E$7]-[.E$6]));1-(([.E$8]-[.B996])^2/(([.E$8]-[.E$6])*([.E$8]-[.E$7]))))" office:value-type="float" office:value="0.98237331448795">
            <text:p>0,9823733145</text:p>
          </table:table-cell>
          <table:table-cell table:formula="of:=ABS([.D996]-[.C996])" office:value-type="float" office:value="0.000626685512049696">
            <text:p>0,0006266855</text:p>
          </table:table-cell>
          <table:table-cell table:formula="of:=ABS([.D996]-[.C995])" office:value-type="float" office:value="0.000373314487950305">
            <text:p>0,0003733145</text:p>
          </table:table-cell>
          <table:table-cell/>
        </table:table-row>
        <table:table-row table:style-name="ro1">
          <table:table-cell office:value-type="float" office:value="5.27270440303">
            <text:p>5,272704403</text:p>
          </table:table-cell>
          <table:table-cell office:value-type="float" office:value="8.29308484416">
            <text:p>8,2930848442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E$6]&lt;=[.B997];[.B997]&lt;=[.E$7]);([.B997]-[.E$6])^2/(([.E$8]-[.E$6])*([.E$7]-[.E$6]));1-(([.E$8]-[.B997])^2/(([.E$8]-[.E$6])*([.E$8]-[.E$7]))))" office:value-type="float" office:value="0.98334236541479">
            <text:p>0,9833423654</text:p>
          </table:table-cell>
          <table:table-cell table:formula="of:=ABS([.D997]-[.C997])" office:value-type="float" office:value="0.000657634585209732">
            <text:p>0,0006576346</text:p>
          </table:table-cell>
          <table:table-cell table:formula="of:=ABS([.D997]-[.C996])" office:value-type="float" office:value="0.000342365414790269">
            <text:p>0,0003423654</text:p>
          </table:table-cell>
          <table:table-cell/>
        </table:table-row>
        <table:table-row table:style-name="ro1">
          <table:table-cell office:value-type="float" office:value="3.42693315419">
            <text:p>3,4269331542</text:p>
          </table:table-cell>
          <table:table-cell office:value-type="float" office:value="8.29726355728">
            <text:p>8,2972635573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E$6]&lt;=[.B998];[.B998]&lt;=[.E$7]);([.B998]-[.E$6])^2/(([.E$8]-[.E$6])*([.E$7]-[.E$6]));1-(([.E$8]-[.B998])^2/(([.E$8]-[.E$6])*([.E$8]-[.E$7]))))" office:value-type="float" office:value="0.983538716402441">
            <text:p>0,9835387164</text:p>
          </table:table-cell>
          <table:table-cell table:formula="of:=ABS([.D998]-[.C998])" office:value-type="float" office:value="0.00146128359755859">
            <text:p>0,0014612836</text:p>
          </table:table-cell>
          <table:table-cell table:formula="of:=ABS([.D998]-[.C997])" office:value-type="float" office:value="0.000461283597558593">
            <text:p>0,0004612836</text:p>
          </table:table-cell>
          <table:table-cell/>
        </table:table-row>
        <table:table-row table:style-name="ro1">
          <table:table-cell office:value-type="float" office:value="6.4107601838">
            <text:p>6,4107601838</text:p>
          </table:table-cell>
          <table:table-cell office:value-type="float" office:value="8.31093703859">
            <text:p>8,3109370386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E$6]&lt;=[.B999];[.B999]&lt;=[.E$7]);([.B999]-[.E$6])^2/(([.E$8]-[.E$6])*([.E$7]-[.E$6]));1-(([.E$8]-[.B999])^2/(([.E$8]-[.E$6])*([.E$8]-[.E$7]))))" office:value-type="float" office:value="0.984173074507096">
            <text:p>0,9841730745</text:p>
          </table:table-cell>
          <table:table-cell table:formula="of:=ABS([.D999]-[.C999])" office:value-type="float" office:value="0.00182692549290397">
            <text:p>0,0018269255</text:p>
          </table:table-cell>
          <table:table-cell table:formula="of:=ABS([.D999]-[.C998])" office:value-type="float" office:value="0.000826925492903974">
            <text:p>0,0008269255</text:p>
          </table:table-cell>
          <table:table-cell/>
        </table:table-row>
        <table:table-row table:style-name="ro1">
          <table:table-cell office:value-type="float" office:value="4.36991336441">
            <text:p>4,3699133644</text:p>
          </table:table-cell>
          <table:table-cell office:value-type="float" office:value="8.36755972565">
            <text:p>8,3675597257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E$6]&lt;=[.B1000];[.B1000]&lt;=[.E$7]);([.B1000]-[.E$6])^2/(([.E$8]-[.E$6])*([.E$7]-[.E$6]));1-(([.E$8]-[.B1000])^2/(([.E$8]-[.E$6])*([.E$8]-[.E$7]))))" office:value-type="float" office:value="0.986667309979337">
            <text:p>0,98666731</text:p>
          </table:table-cell>
          <table:table-cell table:formula="of:=ABS([.D1000]-[.C1000])" office:value-type="float" office:value="0.000332690020663384">
            <text:p>0,00033269</text:p>
          </table:table-cell>
          <table:table-cell table:formula="of:=ABS([.D1000]-[.C999])" office:value-type="float" office:value="0.000667309979336617">
            <text:p>0,00066731</text:p>
          </table:table-cell>
          <table:table-cell/>
        </table:table-row>
        <table:table-row table:style-name="ro1">
          <table:table-cell office:value-type="float" office:value="6.80749386693">
            <text:p>6,8074938669</text:p>
          </table:table-cell>
          <table:table-cell office:value-type="float" office:value="8.43007898811">
            <text:p>8,4300789881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E$6]&lt;=[.B1001];[.B1001]&lt;=[.E$7]);([.B1001]-[.E$6])^2/(([.E$8]-[.E$6])*([.E$7]-[.E$6]));1-(([.E$8]-[.B1001])^2/(([.E$8]-[.E$6])*([.E$8]-[.E$7]))))" office:value-type="float" office:value="0.989173001340209">
            <text:p>0,9891730013</text:p>
          </table:table-cell>
          <table:table-cell table:formula="of:=ABS([.D1001]-[.C1001])" office:value-type="float" office:value="0.00117300134020926">
            <text:p>0,0011730013</text:p>
          </table:table-cell>
          <table:table-cell table:formula="of:=ABS([.D1001]-[.C1000])" office:value-type="float" office:value="0.00217300134020926">
            <text:p>0,0021730013</text:p>
          </table:table-cell>
          <table:table-cell/>
        </table:table-row>
        <table:table-row table:style-name="ro1">
          <table:table-cell office:value-type="float" office:value="4.38578672476">
            <text:p>4,3857867248</text:p>
          </table:table-cell>
          <table:table-cell office:value-type="float" office:value="8.46345023545">
            <text:p>8,4634502355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E$6]&lt;=[.B1002];[.B1002]&lt;=[.E$7]);([.B1002]-[.E$6])^2/(([.E$8]-[.E$6])*([.E$7]-[.E$6]));1-(([.E$8]-[.B1002])^2/(([.E$8]-[.E$6])*([.E$8]-[.E$7]))))" office:value-type="float" office:value="0.990403811672045">
            <text:p>0,9904038117</text:p>
          </table:table-cell>
          <table:table-cell table:formula="of:=ABS([.D1002]-[.C1002])" office:value-type="float" office:value="0.00140381167204473">
            <text:p>0,0014038117</text:p>
          </table:table-cell>
          <table:table-cell table:formula="of:=ABS([.D1002]-[.C1001])" office:value-type="float" office:value="0.00240381167204473">
            <text:p>0,0024038117</text:p>
          </table:table-cell>
          <table:table-cell/>
        </table:table-row>
        <table:table-row table:style-name="ro1">
          <table:table-cell office:value-type="float" office:value="5.37364050129">
            <text:p>5,3736405013</text:p>
          </table:table-cell>
          <table:table-cell office:value-type="float" office:value="8.51566133432">
            <text:p>8,5156613343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E$6]&lt;=[.B1003];[.B1003]&lt;=[.E$7]);([.B1003]-[.E$6])^2/(([.E$8]-[.E$6])*([.E$7]-[.E$6]));1-(([.E$8]-[.B1003])^2/(([.E$8]-[.E$6])*([.E$8]-[.E$7]))))" office:value-type="float" office:value="0.992180535230911">
            <text:p>0,9921805352</text:p>
          </table:table-cell>
          <table:table-cell table:formula="of:=ABS([.D1003]-[.C1003])" office:value-type="float" office:value="0.00218053523091055">
            <text:p>0,0021805352</text:p>
          </table:table-cell>
          <table:table-cell table:formula="of:=ABS([.D1003]-[.C1002])" office:value-type="float" office:value="0.00318053523091055">
            <text:p>0,0031805352</text:p>
          </table:table-cell>
          <table:table-cell/>
        </table:table-row>
        <table:table-row table:style-name="ro1">
          <table:table-cell office:value-type="float" office:value="8.27281325276">
            <text:p>8,2728132528</text:p>
          </table:table-cell>
          <table:table-cell office:value-type="float" office:value="8.52821668056">
            <text:p>8,5282166806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E$6]&lt;=[.B1004];[.B1004]&lt;=[.E$7]);([.B1004]-[.E$6])^2/(([.E$8]-[.E$6])*([.E$7]-[.E$6]));1-(([.E$8]-[.B1004])^2/(([.E$8]-[.E$6])*([.E$8]-[.E$7]))))" office:value-type="float" office:value="0.992580683316606">
            <text:p>0,9925806833</text:p>
          </table:table-cell>
          <table:table-cell table:formula="of:=ABS([.D1004]-[.C1004])" office:value-type="float" office:value="0.00158068331660588">
            <text:p>0,0015806833</text:p>
          </table:table-cell>
          <table:table-cell table:formula="of:=ABS([.D1004]-[.C1003])" office:value-type="float" office:value="0.00258068331660588">
            <text:p>0,0025806833</text:p>
          </table:table-cell>
          <table:table-cell/>
        </table:table-row>
        <table:table-row table:style-name="ro1">
          <table:table-cell office:value-type="float" office:value="5.08306265138">
            <text:p>5,0830626514</text:p>
          </table:table-cell>
          <table:table-cell office:value-type="float" office:value="8.58370560429">
            <text:p>8,5837056043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E$6]&lt;=[.B1005];[.B1005]&lt;=[.E$7]);([.B1005]-[.E$6])^2/(([.E$8]-[.E$6])*([.E$7]-[.E$6]));1-(([.E$8]-[.B1005])^2/(([.E$8]-[.E$6])*([.E$8]-[.E$7]))))" office:value-type="float" office:value="0.994223299203348">
            <text:p>0,9942232992</text:p>
          </table:table-cell>
          <table:table-cell table:formula="of:=ABS([.D1005]-[.C1005])" office:value-type="float" office:value="0.00222329920334818">
            <text:p>0,0022232992</text:p>
          </table:table-cell>
          <table:table-cell table:formula="of:=ABS([.D1005]-[.C1004])" office:value-type="float" office:value="0.00322329920334818">
            <text:p>0,0032232992</text:p>
          </table:table-cell>
          <table:table-cell/>
        </table:table-row>
        <table:table-row table:style-name="ro1">
          <table:table-cell office:value-type="float" office:value="5.57483717242">
            <text:p>5,5748371724</text:p>
          </table:table-cell>
          <table:table-cell office:value-type="float" office:value="8.6143314783">
            <text:p>8,61433147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E$6]&lt;=[.B1006];[.B1006]&lt;=[.E$7]);([.B1006]-[.E$6])^2/(([.E$8]-[.E$6])*([.E$7]-[.E$6]));1-(([.E$8]-[.B1006])^2/(([.E$8]-[.E$6])*([.E$8]-[.E$7]))))" office:value-type="float" office:value="0.995041993045658">
            <text:p>0,995041993</text:p>
          </table:table-cell>
          <table:table-cell table:formula="of:=ABS([.D1006]-[.C1006])" office:value-type="float" office:value="0.00204199304565789">
            <text:p>0,002041993</text:p>
          </table:table-cell>
          <table:table-cell table:formula="of:=ABS([.D1006]-[.C1005])" office:value-type="float" office:value="0.00304199304565789">
            <text:p>0,003041993</text:p>
          </table:table-cell>
          <table:table-cell/>
        </table:table-row>
        <table:table-row table:style-name="ro1">
          <table:table-cell office:value-type="float" office:value="5.34970945282">
            <text:p>5,3497094528</text:p>
          </table:table-cell>
          <table:table-cell office:value-type="float" office:value="8.6359164942">
            <text:p>8,6359164942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E$6]&lt;=[.B1007];[.B1007]&lt;=[.E$7]);([.B1007]-[.E$6])^2/(([.E$8]-[.E$6])*([.E$7]-[.E$6]));1-(([.E$8]-[.B1007])^2/(([.E$8]-[.E$6])*([.E$8]-[.E$7]))))" office:value-type="float" office:value="0.995581440026813">
            <text:p>0,99558144</text:p>
          </table:table-cell>
          <table:table-cell table:formula="of:=ABS([.D1007]-[.C1007])" office:value-type="float" office:value="0.00158144002681271">
            <text:p>0,00158144</text:p>
          </table:table-cell>
          <table:table-cell table:formula="of:=ABS([.D1007]-[.C1006])" office:value-type="float" office:value="0.00258144002681271">
            <text:p>0,00258144</text:p>
          </table:table-cell>
          <table:table-cell/>
        </table:table-row>
        <table:table-row table:style-name="ro1">
          <table:table-cell office:value-type="float" office:value="7.81329021747">
            <text:p>7,8132902175</text:p>
          </table:table-cell>
          <table:table-cell office:value-type="float" office:value="8.63955756854">
            <text:p>8,6395575685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E$6]&lt;=[.B1008];[.B1008]&lt;=[.E$7]);([.B1008]-[.E$6])^2/(([.E$8]-[.E$6])*([.E$7]-[.E$6]));1-(([.E$8]-[.B1008])^2/(([.E$8]-[.E$6])*([.E$8]-[.E$7]))))" office:value-type="float" office:value="0.995669375120107">
            <text:p>0,9956693751</text:p>
          </table:table-cell>
          <table:table-cell table:formula="of:=ABS([.D1008]-[.C1008])" office:value-type="float" office:value="0.000669375120106785">
            <text:p>0,0006693751</text:p>
          </table:table-cell>
          <table:table-cell table:formula="of:=ABS([.D1008]-[.C1007])" office:value-type="float" office:value="0.00166937512010679">
            <text:p>0,0016693751</text:p>
          </table:table-cell>
          <table:table-cell/>
        </table:table-row>
        <table:table-row table:style-name="ro1">
          <table:table-cell office:value-type="float" office:value="3.48168323037">
            <text:p>3,4816832304</text:p>
          </table:table-cell>
          <table:table-cell office:value-type="float" office:value="8.66831577504">
            <text:p>8,668315775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E$6]&lt;=[.B1009];[.B1009]&lt;=[.E$7]);([.B1009]-[.E$6])^2/(([.E$8]-[.E$6])*([.E$7]-[.E$6]));1-(([.E$8]-[.B1009])^2/(([.E$8]-[.E$6])*([.E$8]-[.E$7]))))" office:value-type="float" office:value="0.996332852497089">
            <text:p>0,9963328525</text:p>
          </table:table-cell>
          <table:table-cell table:formula="of:=ABS([.D1009]-[.C1009])" office:value-type="float" office:value="0.000332852497089475">
            <text:p>0,0003328525</text:p>
          </table:table-cell>
          <table:table-cell table:formula="of:=ABS([.D1009]-[.C1008])" office:value-type="float" office:value="0.00133285249708948">
            <text:p>0,0013328525</text:p>
          </table:table-cell>
          <table:table-cell/>
        </table:table-row>
        <table:table-row table:style-name="ro1">
          <table:table-cell office:value-type="float" office:value="7.96894715776">
            <text:p>7,9689471578</text:p>
          </table:table-cell>
          <table:table-cell office:value-type="float" office:value="8.6708491745">
            <text:p>8,6708491745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E$6]&lt;=[.B1010];[.B1010]&lt;=[.E$7]);([.B1010]-[.E$6])^2/(([.E$8]-[.E$6])*([.E$7]-[.E$6]));1-(([.E$8]-[.B1010])^2/(([.E$8]-[.E$6])*([.E$8]-[.E$7]))))" office:value-type="float" office:value="0.996388657802422">
            <text:p>0,9963886578</text:p>
          </table:table-cell>
          <table:table-cell table:formula="of:=ABS([.D1010]-[.C1010])" office:value-type="float" office:value="0.000611342197577747">
            <text:p>0,0006113422</text:p>
          </table:table-cell>
          <table:table-cell table:formula="of:=ABS([.D1010]-[.C1009])" office:value-type="float" office:value="0.000388657802422254">
            <text:p>0,0003886578</text:p>
          </table:table-cell>
          <table:table-cell/>
        </table:table-row>
        <table:table-row table:style-name="ro1">
          <table:table-cell office:value-type="float" office:value="5.45602366225">
            <text:p>5,4560236623</text:p>
          </table:table-cell>
          <table:table-cell office:value-type="float" office:value="8.71665698634">
            <text:p>8,7166569863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E$6]&lt;=[.B1011];[.B1011]&lt;=[.E$7]);([.B1011]-[.E$6])^2/(([.E$8]-[.E$6])*([.E$7]-[.E$6]));1-(([.E$8]-[.B1011])^2/(([.E$8]-[.E$6])*([.E$8]-[.E$7]))))" office:value-type="float" office:value="0.997323891220336">
            <text:p>0,9973238912</text:p>
          </table:table-cell>
          <table:table-cell table:formula="of:=ABS([.D1011]-[.C1011])" office:value-type="float" office:value="0.000676108779664397">
            <text:p>0,0006761088</text:p>
          </table:table-cell>
          <table:table-cell table:formula="of:=ABS([.D1011]-[.C1010])" office:value-type="float" office:value="0.000323891220335604">
            <text:p>0,0003238912</text:p>
          </table:table-cell>
          <table:table-cell/>
        </table:table-row>
        <table:table-row table:style-name="ro1">
          <table:table-cell office:value-type="float" office:value="5.19620543467">
            <text:p>5,1962054347</text:p>
          </table:table-cell>
          <table:table-cell office:value-type="float" office:value="8.71841672729">
            <text:p>8,7184167273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E$6]&lt;=[.B1012];[.B1012]&lt;=[.E$7]);([.B1012]-[.E$6])^2/(([.E$8]-[.E$6])*([.E$7]-[.E$6]));1-(([.E$8]-[.B1012])^2/(([.E$8]-[.E$6])*([.E$8]-[.E$7]))))" office:value-type="float" office:value="0.997357028684331">
            <text:p>0,9973570287</text:p>
          </table:table-cell>
          <table:table-cell table:formula="of:=ABS([.D1012]-[.C1012])" office:value-type="float" office:value="0.00164297131566915">
            <text:p>0,0016429713</text:p>
          </table:table-cell>
          <table:table-cell table:formula="of:=ABS([.D1012]-[.C1011])" office:value-type="float" office:value="0.00064297131566915">
            <text:p>0,0006429713</text:p>
          </table:table-cell>
          <table:table-cell/>
        </table:table-row>
        <table:table-row table:style-name="ro1">
          <table:table-cell office:value-type="float" office:value="6.63326317109">
            <text:p>6,6332631711</text:p>
          </table:table-cell>
          <table:table-cell office:value-type="float" office:value="8.7535820704">
            <text:p>8,7535820704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E$6]&lt;=[.B1013];[.B1013]&lt;=[.E$7]);([.B1013]-[.E$6])^2/(([.E$8]-[.E$6])*([.E$7]-[.E$6]));1-(([.E$8]-[.B1013])^2/(([.E$8]-[.E$6])*([.E$8]-[.E$7]))))" office:value-type="float" office:value="0.997975940132388">
            <text:p>0,9979759401</text:p>
          </table:table-cell>
          <table:table-cell table:formula="of:=ABS([.D1013]-[.C1013])" office:value-type="float" office:value="0.00202405986761167">
            <text:p>0,0020240599</text:p>
          </table:table-cell>
          <table:table-cell table:formula="of:=ABS([.D1013]-[.C1012])" office:value-type="float" office:value="0.00102405986761167">
            <text:p>0,0010240599</text:p>
          </table:table-cell>
          <table:table-cell/>
        </table:table-row>
        <table:table-row table:style-name="ro1">
          <table:table-cell table:number-columns-repeated="4"/>
          <table:table-cell table:formula="of:=MAX([.E14:.E1013])" office:value-type="float" office:value="0.0269160957021738">
            <text:p>0,0269160957</text:p>
          </table:table-cell>
          <table:table-cell table:formula="of:=MAX([.F14:.F1013])" office:value-type="float" office:value="0.0259160957021738">
            <text:p>0,0259160957</text:p>
          </table:table-cell>
          <table:table-cell/>
        </table:table-row>
        <table:table-row table:style-name="ro1">
          <table:table-cell table:number-columns-repeated="4"/>
          <table:table-cell table:formula="of:=MAX([.E1014:.F1014])" office:value-type="float" office:value="0.0269160957021738">
            <text:p>0,02691609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nivel de significancia</text:p>
          </table:table-cell>
          <table:table-cell/>
          <table:table-cell table:formula="of:=-LN(0.05/2)/SQRT(2*1000)" office:value-type="float" office:value="0.0824858522020108">
            <text:p>0,0824858522</text:p>
          </table:table-cell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9T18:07:23</dc:date>
    <dc:creator>Maria </dc:creator>
    <meta:generator>LibreOffice/3.5$Linux_X86_64 LibreOffice_project/350m1$Build-202</meta:generator>
    <meta:editing-duration>PT48M47S</meta:editing-duration>
    <meta:editing-cycles>11</meta:editing-cycles>
    <meta:document-statistic meta:table-count="1" meta:cell-count="6029" meta:object-count="0"/>
  </office:meta>
</office:document-meta>
</file>